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06cm"/>
    </style:style>
    <style:style style:name="co2" style:family="table-column">
      <style:table-column-properties fo:break-before="auto" style:column-width="3.806cm"/>
    </style:style>
    <style:style style:name="co3" style:family="table-column">
      <style:table-column-properties fo:break-before="auto" style:column-width="3.417cm"/>
    </style:style>
    <style:style style:name="co4" style:family="table-column">
      <style:table-column-properties fo:break-before="auto" style:column-width="3.112cm"/>
    </style:style>
    <style:style style:name="co5" style:family="table-column">
      <style:table-column-properties fo:break-before="auto" style:column-width="3.168cm"/>
    </style:style>
    <style:style style:name="co6" style:family="table-column">
      <style:table-column-properties fo:break-before="auto" style:column-width="3.223cm"/>
    </style:style>
    <style:style style:name="co7" style:family="table-column">
      <style:table-column-properties fo:break-before="auto" style:column-width="2.558cm"/>
    </style:style>
    <style:style style:name="co8" style:family="table-column">
      <style:table-column-properties fo:break-before="auto" style:column-width="2.612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3" table:default-cell-style-name="Default"/>
        <table:table-column table:style-name="co8" table:default-cell-style-name="Default"/>
        <table:table-row table:style-name="ro1">
          <table:table-cell office:value-type="string">
            <text:p>n°de generation</text:p>
          </table:table-cell>
          <table:table-cell office:value-type="string">
            <text:p><text:s/>% de viabilite individu</text:p>
          </table:table-cell>
          <table:table-cell office:value-type="string">
            <text:p><text:s/>vitesse moy viabili </text:p>
          </table:table-cell>
          <table:table-cell office:value-type="string">
            <text:p><text:s/>nb individu mute </text:p>
          </table:table-cell>
          <table:table-cell office:value-type="string">
            <text:p><text:s/>nb gene uniques </text:p>
          </table:table-cell>
          <table:table-cell office:value-type="string">
            <text:p><text:s/>nb lignes uniques</text:p>
          </table:table-cell>
          <table:table-cell office:value-type="string">
            <text:p><text:s/>KO0 prvia </text:p>
          </table:table-cell>
          <table:table-cell office:value-type="string">
            <text:p><text:s/>KO0 moysp </text:p>
          </table:table-cell>
          <table:table-cell office:value-type="string">
            <text:p><text:s text:c="2"/>KO1 prvia </text:p>
          </table:table-cell>
          <table:table-cell office:value-type="string">
            <text:p><text:s/>KO1 moysp </text:p>
          </table:table-cell>
          <table:table-cell office:value-type="string">
            <text:p><text:s/>KO2 prvia </text:p>
          </table:table-cell>
          <table:table-cell office:value-type="string">
            <text:p><text:s/>KO2 moysp </text:p>
          </table:table-cell>
          <table:table-cell office:value-type="string">
            <text:p><text:s/>KO3 prvia </text:p>
          </table:table-cell>
          <table:table-cell office:value-type="string">
            <text:p><text:s/>KO3 moysp </text:p>
          </table:table-cell>
          <table:table-cell office:value-type="string">
            <text:p><text:s text:c="2"/>KO4 prvia </text:p>
          </table:table-cell>
          <table:table-cell office:value-type="string">
            <text:p><text:s/>KO4 moysp </text:p>
          </table:table-cell>
          <table:table-cell office:value-type="string">
            <text:p><text:s/>KO5 prvia </text:p>
          </table:table-cell>
          <table:table-cell office:value-type="string">
            <text:p><text:s/>KO5 moysp </text:p>
          </table:table-cell>
          <table:table-cell office:value-type="string">
            <text:p><text:s/>KOTO prvia </text:p>
          </table:table-cell>
          <table:table-cell office:value-type="string">
            <text:p><text:s/>KOTO moysp</text:p>
          </table:table-cell>
        </table:table-row>
        <table:table-row table:style-name="ro1">
          <table:table-cell office:value-type="string">
            <text:p><text:s/>0</text:p>
          </table:table-cell>
          <table:table-cell office:value-type="float" office:value="0.116504854368932">
            <text:p>0,1165048544</text:p>
          </table:table-cell>
          <table:table-cell office:value-type="float" office:value="15.0966666666667">
            <text:p>15,0966666667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2730">
            <text:p>2730</text:p>
          </table:table-cell>
          <table:table-cell office:value-type="float" office:value="0.353333333333333">
            <text:p>0,3533333333</text:p>
          </table:table-cell>
          <table:table-cell office:value-type="float" office:value="4.23666666666667">
            <text:p>4,2366666667</text:p>
          </table:table-cell>
          <table:table-cell office:value-type="float" office:value="0.426666666666667">
            <text:p>0,4266666667</text:p>
          </table:table-cell>
          <table:table-cell office:value-type="float" office:value="5.21">
            <text:p>5,21</text:p>
          </table:table-cell>
          <table:table-cell office:value-type="float" office:value="0.36">
            <text:p>0,36</text:p>
          </table:table-cell>
          <table:table-cell office:value-type="float" office:value="4.82666666666667">
            <text:p>4,8266666667</text:p>
          </table:table-cell>
          <table:table-cell office:value-type="float" office:value="0.363333333333333">
            <text:p>0,3633333333</text:p>
          </table:table-cell>
          <table:table-cell office:value-type="float" office:value="3.68666666666667">
            <text:p>3,6866666667</text:p>
          </table:table-cell>
          <table:table-cell office:value-type="float" office:value="0.39">
            <text:p>0,39</text:p>
          </table:table-cell>
          <table:table-cell office:value-type="float" office:value="5.29">
            <text:p>5,29</text:p>
          </table:table-cell>
          <table:table-cell office:value-type="float" office:value="0.4">
            <text:p>0,4</text:p>
          </table:table-cell>
          <table:table-cell office:value-type="float" office:value="3.97666666666667">
            <text:p>3,97666666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1778304682869">
            <text:p>0,1778304683</text:p>
          </table:table-cell>
          <table:table-cell office:value-type="float" office:value="13.36">
            <text:p>13,36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2013">
            <text:p>2013</text:p>
          </table:table-cell>
          <table:table-cell office:value-type="float" office:value="0.44">
            <text:p>0,44</text:p>
          </table:table-cell>
          <table:table-cell office:value-type="float" office:value="5.01333333333333">
            <text:p>5,0133333333</text:p>
          </table:table-cell>
          <table:table-cell office:value-type="float" office:value="0.446666666666667">
            <text:p>0,4466666667</text:p>
          </table:table-cell>
          <table:table-cell office:value-type="float" office:value="5.02666666666667">
            <text:p>5,0266666667</text:p>
          </table:table-cell>
          <table:table-cell office:value-type="float" office:value="0.42">
            <text:p>0,42</text:p>
          </table:table-cell>
          <table:table-cell office:value-type="float" office:value="4.56">
            <text:p>4,56</text:p>
          </table:table-cell>
          <table:table-cell office:value-type="float" office:value="0.436666666666667">
            <text:p>0,4366666667</text:p>
          </table:table-cell>
          <table:table-cell office:value-type="float" office:value="4.17666666666667">
            <text:p>4,1766666667</text:p>
          </table:table-cell>
          <table:table-cell office:value-type="float" office:value="0.403333333333333">
            <text:p>0,4033333333</text:p>
          </table:table-cell>
          <table:table-cell office:value-type="float" office:value="4.47666666666667">
            <text:p>4,4766666667</text:p>
          </table:table-cell>
          <table:table-cell office:value-type="float" office:value="0.41">
            <text:p>0,41</text:p>
          </table:table-cell>
          <table:table-cell office:value-type="float" office:value="4.02333333333333">
            <text:p>4,02333333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44498777506112">
            <text:p>0,2444987775</text:p>
          </table:table-cell>
          <table:table-cell office:value-type="float" office:value="14.9933333333333">
            <text:p>14,9933333333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1557">
            <text:p>1557</text:p>
          </table:table-cell>
          <table:table-cell office:value-type="float" office:value="0.48">
            <text:p>0,48</text:p>
          </table:table-cell>
          <table:table-cell office:value-type="float" office:value="4.79666666666667">
            <text:p>4,7966666667</text:p>
          </table:table-cell>
          <table:table-cell office:value-type="float" office:value="0.446666666666667">
            <text:p>0,4466666667</text:p>
          </table:table-cell>
          <table:table-cell office:value-type="float" office:value="4.66">
            <text:p>4,66</text:p>
          </table:table-cell>
          <table:table-cell office:value-type="float" office:value="0.42">
            <text:p>0,42</text:p>
          </table:table-cell>
          <table:table-cell office:value-type="float" office:value="4.35">
            <text:p>4,35</text:p>
          </table:table-cell>
          <table:table-cell office:value-type="float" office:value="0.49">
            <text:p>0,49</text:p>
          </table:table-cell>
          <table:table-cell office:value-type="float" office:value="5.32">
            <text:p>5,32</text:p>
          </table:table-cell>
          <table:table-cell office:value-type="float" office:value="0.456666666666667">
            <text:p>0,4566666667</text:p>
          </table:table-cell>
          <table:table-cell office:value-type="float" office:value="5.1">
            <text:p>5,1</text:p>
          </table:table-cell>
          <table:table-cell office:value-type="float" office:value="0.476666666666667">
            <text:p>0,4766666667</text:p>
          </table:table-cell>
          <table:table-cell office:value-type="float" office:value="5.05666666666667">
            <text:p>5,05666666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28328611898017">
            <text:p>0,283286119</text:p>
          </table:table-cell>
          <table:table-cell office:value-type="float" office:value="13.99">
            <text:p>13,99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1297">
            <text:p>1297</text:p>
          </table:table-cell>
          <table:table-cell office:value-type="float" office:value="0.463333333333333">
            <text:p>0,4633333333</text:p>
          </table:table-cell>
          <table:table-cell office:value-type="float" office:value="4.74333333333333">
            <text:p>4,7433333333</text:p>
          </table:table-cell>
          <table:table-cell office:value-type="float" office:value="0.44">
            <text:p>0,44</text:p>
          </table:table-cell>
          <table:table-cell office:value-type="float" office:value="4.54333333333333">
            <text:p>4,5433333333</text:p>
          </table:table-cell>
          <table:table-cell office:value-type="float" office:value="0.453333333333333">
            <text:p>0,4533333333</text:p>
          </table:table-cell>
          <table:table-cell office:value-type="float" office:value="4.87666666666667">
            <text:p>4,8766666667</text:p>
          </table:table-cell>
          <table:table-cell office:value-type="float" office:value="0.543333333333333">
            <text:p>0,5433333333</text:p>
          </table:table-cell>
          <table:table-cell office:value-type="float" office:value="5.09333333333333">
            <text:p>5,0933333333</text:p>
          </table:table-cell>
          <table:table-cell office:value-type="float" office:value="0.506666666666667">
            <text:p>0,5066666667</text:p>
          </table:table-cell>
          <table:table-cell office:value-type="float" office:value="5.87666666666667">
            <text:p>5,8766666667</text:p>
          </table:table-cell>
          <table:table-cell office:value-type="float" office:value="0.51">
            <text:p>0,51</text:p>
          </table:table-cell>
          <table:table-cell office:value-type="float" office:value="5.34">
            <text:p>5,3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  <draw:frame table:end-cell-address="Feuille1.E25" table:end-x="2.996cm" table:end-y="0.449cm" draw:z-index="3" draw:style-name="gr1" draw:text-style-name="P1" svg:width="15.999cm" svg:height="8.999cm" svg:x="0.088cm" svg:y="0.031cm">
              <draw:object draw:notify-on-update-of-ranges="Feuille1.B1:Feuille1.B1 Feuille1.B2:Feuille1.B401 Feuille1.C1:Feuille1.C1 Feuille1.C2:Feuille1.C401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office:value-type="float" office:value="0.345622119815668">
            <text:p>0,3456221198</text:p>
          </table:table-cell>
          <table:table-cell office:value-type="float" office:value="13.3266666666667">
            <text:p>13,3266666667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  <draw:frame table:end-cell-address="Feuille1.K26" table:end-x="2.191cm" table:end-y="0.206cm" draw:z-index="1" draw:style-name="gr1" draw:text-style-name="P1" svg:width="15.999cm" svg:height="8.999cm" svg:x="2.751cm" svg:y="0.239cm">
              <draw:object draw:notify-on-update-of-ranges="Feuille1.H1:Feuille1.H1 Feuille1.H2:Feuille1.H401 Feuille1.J1:Feuille1.J1 Feuille1.J2:Feuille1.J401 Feuille1.L1:Feuille1.L1 Feuille1.L2:Feuille1.L401 Feuille1.N1:Feuille1.N1 Feuille1.N2:Feuille1.N401 Feuille1.P1:Feuille1.P1 Feuille1.P2:Feuille1.P401 Feuille1.R1:Feuille1.R1 Feuille1.R2:Feuille1.R40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office:value-type="float" office:value="1110">
            <text:p>1110</text:p>
          </table:table-cell>
          <table:table-cell office:value-type="float" office:value="0.543333333333333">
            <text:p>0,5433333333</text:p>
          </table:table-cell>
          <table:table-cell office:value-type="float" office:value="5.59666666666667">
            <text:p>5,5966666667</text:p>
          </table:table-cell>
          <table:table-cell office:value-type="float" office:value="0.476666666666667">
            <text:p>0,4766666667</text:p>
          </table:table-cell>
          <table:table-cell office:value-type="float" office:value="5.22333333333333">
            <text:p>5,2233333333</text:p>
          </table:table-cell>
          <table:table-cell office:value-type="float" office:value="0.536666666666667">
            <text:p>0,5366666667</text:p>
          </table:table-cell>
          <table:table-cell office:value-type="float" office:value="5.99666666666667">
            <text:p>5,9966666667</text:p>
          </table:table-cell>
          <table:table-cell office:value-type="float" office:value="0.593333333333333">
            <text:p>0,5933333333</text:p>
          </table:table-cell>
          <table:table-cell office:value-type="float" office:value="6.1">
            <text:p>6,1</text:p>
          </table:table-cell>
          <table:table-cell office:value-type="float" office:value="0.503333333333333">
            <text:p>0,5033333333</text:p>
          </table:table-cell>
          <table:table-cell office:value-type="float" office:value="5.84666666666667">
            <text:p>5,8466666667</text:p>
          </table:table-cell>
          <table:table-cell office:value-type="float" office:value="0.54">
            <text:p>0,54</text:p>
          </table:table-cell>
          <table:table-cell office:value-type="float" office:value="5.17333333333333">
            <text:p>5,17333333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360576923076923">
            <text:p>0,3605769231</text:p>
          </table:table-cell>
          <table:table-cell office:value-type="float" office:value="12.33">
            <text:p>12,33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966">
            <text:p>966</text:p>
          </table:table-cell>
          <table:table-cell office:value-type="float" office:value="0.53">
            <text:p>0,53</text:p>
          </table:table-cell>
          <table:table-cell office:value-type="float" office:value="5.09">
            <text:p>5,09</text:p>
          </table:table-cell>
          <table:table-cell office:value-type="float" office:value="0.513333333333333">
            <text:p>0,5133333333</text:p>
          </table:table-cell>
          <table:table-cell office:value-type="float" office:value="5.32333333333333">
            <text:p>5,3233333333</text:p>
          </table:table-cell>
          <table:table-cell office:value-type="float" office:value="0.553333333333333">
            <text:p>0,5533333333</text:p>
          </table:table-cell>
          <table:table-cell office:value-type="float" office:value="5.62">
            <text:p>5,62</text:p>
          </table:table-cell>
          <table:table-cell office:value-type="float" office:value="0.59">
            <text:p>0,59</text:p>
          </table:table-cell>
          <table:table-cell office:value-type="float" office:value="5.73333333333333">
            <text:p>5,7333333333</text:p>
          </table:table-cell>
          <table:table-cell office:value-type="float" office:value="0.536666666666667">
            <text:p>0,5366666667</text:p>
          </table:table-cell>
          <table:table-cell office:value-type="float" office:value="5.49333333333333">
            <text:p>5,4933333333</text:p>
          </table:table-cell>
          <table:table-cell office:value-type="float" office:value="0.57">
            <text:p>0,57</text:p>
          </table:table-cell>
          <table:table-cell office:value-type="float" office:value="5.34666666666667">
            <text:p>5,34666666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463678516228748">
            <text:p>0,4636785162</text:p>
          </table:table-cell>
          <table:table-cell office:value-type="float" office:value="11.43">
            <text:p>11,43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850">
            <text:p>850</text:p>
          </table:table-cell>
          <table:table-cell office:value-type="float" office:value="0.613333333333333">
            <text:p>0,6133333333</text:p>
          </table:table-cell>
          <table:table-cell office:value-type="float" office:value="5.73666666666667">
            <text:p>5,7366666667</text:p>
          </table:table-cell>
          <table:table-cell office:value-type="float" office:value="0.59">
            <text:p>0,59</text:p>
          </table:table-cell>
          <table:table-cell office:value-type="float" office:value="5.87666666666667">
            <text:p>5,8766666667</text:p>
          </table:table-cell>
          <table:table-cell office:value-type="float" office:value="0.563333333333333">
            <text:p>0,5633333333</text:p>
          </table:table-cell>
          <table:table-cell office:value-type="float" office:value="5.68">
            <text:p>5,68</text:p>
          </table:table-cell>
          <table:table-cell office:value-type="float" office:value="0.71">
            <text:p>0,71</text:p>
          </table:table-cell>
          <table:table-cell office:value-type="float" office:value="6.41666666666667">
            <text:p>6,4166666667</text:p>
          </table:table-cell>
          <table:table-cell office:value-type="float" office:value="0.636666666666667">
            <text:p>0,6366666667</text:p>
          </table:table-cell>
          <table:table-cell office:value-type="float" office:value="6.34666666666667">
            <text:p>6,3466666667</text:p>
          </table:table-cell>
          <table:table-cell office:value-type="float" office:value="0.653333333333333">
            <text:p>0,6533333333</text:p>
          </table:table-cell>
          <table:table-cell office:value-type="float" office:value="5.81666666666667">
            <text:p>5,81666666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469483568075117">
            <text:p>0,4694835681</text:p>
          </table:table-cell>
          <table:table-cell office:value-type="float" office:value="12.4733333333333">
            <text:p>12,4733333333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775">
            <text:p>775</text:p>
          </table:table-cell>
          <table:table-cell office:value-type="float" office:value="0.586666666666667">
            <text:p>0,5866666667</text:p>
          </table:table-cell>
          <table:table-cell office:value-type="float" office:value="6.18666666666667">
            <text:p>6,1866666667</text:p>
          </table:table-cell>
          <table:table-cell office:value-type="float" office:value="0.593333333333333">
            <text:p>0,5933333333</text:p>
          </table:table-cell>
          <table:table-cell office:value-type="float" office:value="6.21333333333333">
            <text:p>6,2133333333</text:p>
          </table:table-cell>
          <table:table-cell office:value-type="float" office:value="0.656666666666667">
            <text:p>0,6566666667</text:p>
          </table:table-cell>
          <table:table-cell office:value-type="float" office:value="6.73333333333333">
            <text:p>6,7333333333</text:p>
          </table:table-cell>
          <table:table-cell office:value-type="float" office:value="0.633333333333333">
            <text:p>0,6333333333</text:p>
          </table:table-cell>
          <table:table-cell office:value-type="float" office:value="5.76">
            <text:p>5,76</text:p>
          </table:table-cell>
          <table:table-cell office:value-type="float" office:value="0.61">
            <text:p>0,61</text:p>
          </table:table-cell>
          <table:table-cell office:value-type="float" office:value="6.33333333333333">
            <text:p>6,3333333333</text:p>
          </table:table-cell>
          <table:table-cell office:value-type="float" office:value="0.58">
            <text:p>0,58</text:p>
          </table:table-cell>
          <table:table-cell office:value-type="float" office:value="4.88666666666667">
            <text:p>4,88666666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495867768595041">
            <text:p>0,4958677686</text:p>
          </table:table-cell>
          <table:table-cell office:value-type="float" office:value="12.1466666666667">
            <text:p>12,1466666667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692">
            <text:p>692</text:p>
          </table:table-cell>
          <table:table-cell office:value-type="float" office:value="0.636666666666667">
            <text:p>0,6366666667</text:p>
          </table:table-cell>
          <table:table-cell office:value-type="float" office:value="5.87666666666667">
            <text:p>5,8766666667</text:p>
          </table:table-cell>
          <table:table-cell office:value-type="float" office:value="0.693333333333333">
            <text:p>0,6933333333</text:p>
          </table:table-cell>
          <table:table-cell office:value-type="float" office:value="6.76">
            <text:p>6,76</text:p>
          </table:table-cell>
          <table:table-cell office:value-type="float" office:value="0.663333333333333">
            <text:p>0,6633333333</text:p>
          </table:table-cell>
          <table:table-cell office:value-type="float" office:value="6.43666666666667">
            <text:p>6,4366666667</text:p>
          </table:table-cell>
          <table:table-cell office:value-type="float" office:value="0.703333333333333">
            <text:p>0,7033333333</text:p>
          </table:table-cell>
          <table:table-cell office:value-type="float" office:value="6.37333333333333">
            <text:p>6,3733333333</text:p>
          </table:table-cell>
          <table:table-cell office:value-type="float" office:value="0.64">
            <text:p>0,64</text:p>
          </table:table-cell>
          <table:table-cell office:value-type="float" office:value="6.17">
            <text:p>6,17</text:p>
          </table:table-cell>
          <table:table-cell office:value-type="float" office:value="0.733333333333333">
            <text:p>0,7333333333</text:p>
          </table:table-cell>
          <table:table-cell office:value-type="float" office:value="6.43666666666667">
            <text:p>6,43666666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543478260869565">
            <text:p>0,5434782609</text:p>
          </table:table-cell>
          <table:table-cell office:value-type="float" office:value="12.4533333333333">
            <text:p>12,4533333333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636">
            <text:p>636</text:p>
          </table:table-cell>
          <table:table-cell office:value-type="float" office:value="0.69">
            <text:p>0,69</text:p>
          </table:table-cell>
          <table:table-cell office:value-type="float" office:value="6.38">
            <text:p>6,38</text:p>
          </table:table-cell>
          <table:table-cell office:value-type="float" office:value="0.64">
            <text:p>0,64</text:p>
          </table:table-cell>
          <table:table-cell office:value-type="float" office:value="6.64333333333333">
            <text:p>6,6433333333</text:p>
          </table:table-cell>
          <table:table-cell office:value-type="float" office:value="0.73">
            <text:p>0,73</text:p>
          </table:table-cell>
          <table:table-cell office:value-type="float" office:value="7.4">
            <text:p>7,4</text:p>
          </table:table-cell>
          <table:table-cell office:value-type="float" office:value="0.64">
            <text:p>0,64</text:p>
          </table:table-cell>
          <table:table-cell office:value-type="float" office:value="5.76333333333333">
            <text:p>5,7633333333</text:p>
          </table:table-cell>
          <table:table-cell office:value-type="float" office:value="0.623333333333333">
            <text:p>0,6233333333</text:p>
          </table:table-cell>
          <table:table-cell office:value-type="float" office:value="6.03666666666667">
            <text:p>6,0366666667</text:p>
          </table:table-cell>
          <table:table-cell office:value-type="float" office:value="0.713333333333333">
            <text:p>0,7133333333</text:p>
          </table:table-cell>
          <table:table-cell office:value-type="float" office:value="6.22">
            <text:p>6,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596421471172962">
            <text:p>0,5964214712</text:p>
          </table:table-cell>
          <table:table-cell office:value-type="float" office:value="10.9633333333333">
            <text:p>10,9633333333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583">
            <text:p>583</text:p>
          </table:table-cell>
          <table:table-cell office:value-type="float" office:value="0.663333333333333">
            <text:p>0,6633333333</text:p>
          </table:table-cell>
          <table:table-cell office:value-type="float" office:value="5.71666666666667">
            <text:p>5,7166666667</text:p>
          </table:table-cell>
          <table:table-cell office:value-type="float" office:value="0.69">
            <text:p>0,69</text:p>
          </table:table-cell>
          <table:table-cell office:value-type="float" office:value="5.91666666666667">
            <text:p>5,9166666667</text:p>
          </table:table-cell>
          <table:table-cell office:value-type="float" office:value="0.736666666666667">
            <text:p>0,7366666667</text:p>
          </table:table-cell>
          <table:table-cell office:value-type="float" office:value="6.75333333333333">
            <text:p>6,7533333333</text:p>
          </table:table-cell>
          <table:table-cell office:value-type="float" office:value="0.7">
            <text:p>0,7</text:p>
          </table:table-cell>
          <table:table-cell office:value-type="float" office:value="5.96666666666667">
            <text:p>5,9666666667</text:p>
          </table:table-cell>
          <table:table-cell office:value-type="float" office:value="0.633333333333333">
            <text:p>0,6333333333</text:p>
          </table:table-cell>
          <table:table-cell office:value-type="float" office:value="6.82">
            <text:p>6,82</text:p>
          </table:table-cell>
          <table:table-cell office:value-type="float" office:value="0.746666666666667">
            <text:p>0,7466666667</text:p>
          </table:table-cell>
          <table:table-cell office:value-type="float" office:value="6.59666666666667">
            <text:p>6,59666666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639658848614072">
            <text:p>0,6396588486</text:p>
          </table:table-cell>
          <table:table-cell office:value-type="float" office:value="9.75333333333333">
            <text:p>9,7533333333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542">
            <text:p>542</text:p>
          </table:table-cell>
          <table:table-cell office:value-type="float" office:value="0.723333333333333">
            <text:p>0,7233333333</text:p>
          </table:table-cell>
          <table:table-cell office:value-type="float" office:value="6.57666666666667">
            <text:p>6,5766666667</text:p>
          </table:table-cell>
          <table:table-cell office:value-type="float" office:value="0.783333333333333">
            <text:p>0,7833333333</text:p>
          </table:table-cell>
          <table:table-cell office:value-type="float" office:value="6.93666666666667">
            <text:p>6,9366666667</text:p>
          </table:table-cell>
          <table:table-cell office:value-type="float" office:value="0.763333333333333">
            <text:p>0,7633333333</text:p>
          </table:table-cell>
          <table:table-cell office:value-type="float" office:value="6.75">
            <text:p>6,75</text:p>
          </table:table-cell>
          <table:table-cell office:value-type="float" office:value="0.786666666666667">
            <text:p>0,7866666667</text:p>
          </table:table-cell>
          <table:table-cell office:value-type="float" office:value="6.24">
            <text:p>6,24</text:p>
          </table:table-cell>
          <table:table-cell office:value-type="float" office:value="0.716666666666667">
            <text:p>0,7166666667</text:p>
          </table:table-cell>
          <table:table-cell office:value-type="float" office:value="6.89">
            <text:p>6,89</text:p>
          </table:table-cell>
          <table:table-cell office:value-type="float" office:value="0.77">
            <text:p>0,77</text:p>
          </table:table-cell>
          <table:table-cell office:value-type="float" office:value="5.76333333333333">
            <text:p>5,76333333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642398286937901">
            <text:p>0,6423982869</text:p>
          </table:table-cell>
          <table:table-cell office:value-type="float" office:value="10.2066666666667">
            <text:p>10,2066666667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496">
            <text:p>496</text:p>
          </table:table-cell>
          <table:table-cell office:value-type="float" office:value="0.756666666666667">
            <text:p>0,7566666667</text:p>
          </table:table-cell>
          <table:table-cell office:value-type="float" office:value="5.99333333333333">
            <text:p>5,9933333333</text:p>
          </table:table-cell>
          <table:table-cell office:value-type="float" office:value="0.746666666666667">
            <text:p>0,7466666667</text:p>
          </table:table-cell>
          <table:table-cell office:value-type="float" office:value="6.45666666666667">
            <text:p>6,4566666667</text:p>
          </table:table-cell>
          <table:table-cell office:value-type="float" office:value="0.753333333333333">
            <text:p>0,7533333333</text:p>
          </table:table-cell>
          <table:table-cell office:value-type="float" office:value="6.36333333333333">
            <text:p>6,3633333333</text:p>
          </table:table-cell>
          <table:table-cell office:value-type="float" office:value="0.79">
            <text:p>0,79</text:p>
          </table:table-cell>
          <table:table-cell office:value-type="float" office:value="5.95">
            <text:p>5,95</text:p>
          </table:table-cell>
          <table:table-cell office:value-type="float" office:value="0.733333333333333">
            <text:p>0,7333333333</text:p>
          </table:table-cell>
          <table:table-cell office:value-type="float" office:value="7.24666666666667">
            <text:p>7,2466666667</text:p>
          </table:table-cell>
          <table:table-cell office:value-type="float" office:value="0.753333333333333">
            <text:p>0,7533333333</text:p>
          </table:table-cell>
          <table:table-cell office:value-type="float" office:value="6.22666666666667">
            <text:p>6,22666666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652173913043478">
            <text:p>0,652173913</text:p>
          </table:table-cell>
          <table:table-cell office:value-type="float" office:value="10.57">
            <text:p>10,57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470">
            <text:p>470</text:p>
          </table:table-cell>
          <table:table-cell office:value-type="float" office:value="0.77">
            <text:p>0,77</text:p>
          </table:table-cell>
          <table:table-cell office:value-type="float" office:value="6.61666666666667">
            <text:p>6,6166666667</text:p>
          </table:table-cell>
          <table:table-cell office:value-type="float" office:value="0.79">
            <text:p>0,79</text:p>
          </table:table-cell>
          <table:table-cell office:value-type="float" office:value="6.67333333333333">
            <text:p>6,6733333333</text:p>
          </table:table-cell>
          <table:table-cell office:value-type="float" office:value="0.833333333333333">
            <text:p>0,8333333333</text:p>
          </table:table-cell>
          <table:table-cell office:value-type="float" office:value="7.39333333333333">
            <text:p>7,3933333333</text:p>
          </table:table-cell>
          <table:table-cell office:value-type="float" office:value="0.823333333333333">
            <text:p>0,8233333333</text:p>
          </table:table-cell>
          <table:table-cell office:value-type="float" office:value="6.32666666666667">
            <text:p>6,3266666667</text:p>
          </table:table-cell>
          <table:table-cell office:value-type="float" office:value="0.72">
            <text:p>0,72</text:p>
          </table:table-cell>
          <table:table-cell office:value-type="float" office:value="6.44">
            <text:p>6,44</text:p>
          </table:table-cell>
          <table:table-cell office:value-type="float" office:value="0.82">
            <text:p>0,82</text:p>
          </table:table-cell>
          <table:table-cell office:value-type="float" office:value="6.78333333333333">
            <text:p>6,7833333333</text:p>
          </table:table-cell>
          <table:table-cell office:value-type="float" office:value="0.00333333333333333">
            <text:p>0,00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659340659340659">
            <text:p>0,6593406593</text:p>
          </table:table-cell>
          <table:table-cell office:value-type="float" office:value="10.2433333333333">
            <text:p>10,2433333333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431">
            <text:p>431</text:p>
          </table:table-cell>
          <table:table-cell office:value-type="float" office:value="0.786666666666667">
            <text:p>0,7866666667</text:p>
          </table:table-cell>
          <table:table-cell office:value-type="float" office:value="6.19333333333333">
            <text:p>6,1933333333</text:p>
          </table:table-cell>
          <table:table-cell office:value-type="float" office:value="0.743333333333333">
            <text:p>0,7433333333</text:p>
          </table:table-cell>
          <table:table-cell office:value-type="float" office:value="6.02666666666667">
            <text:p>6,0266666667</text:p>
          </table:table-cell>
          <table:table-cell office:value-type="float" office:value="0.803333333333333">
            <text:p>0,8033333333</text:p>
          </table:table-cell>
          <table:table-cell office:value-type="float" office:value="6.99333333333333">
            <text:p>6,9933333333</text:p>
          </table:table-cell>
          <table:table-cell office:value-type="float" office:value="0.796666666666667">
            <text:p>0,7966666667</text:p>
          </table:table-cell>
          <table:table-cell office:value-type="float" office:value="5.48666666666667">
            <text:p>5,4866666667</text:p>
          </table:table-cell>
          <table:table-cell office:value-type="float" office:value="0.76">
            <text:p>0,76</text:p>
          </table:table-cell>
          <table:table-cell office:value-type="float" office:value="6.4">
            <text:p>6,4</text:p>
          </table:table-cell>
          <table:table-cell office:value-type="float" office:value="0.79">
            <text:p>0,79</text:p>
          </table:table-cell>
          <table:table-cell office:value-type="float" office:value="5.66666666666667">
            <text:p>5,66666666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746268656716418">
            <text:p>0,7462686567</text:p>
          </table:table-cell>
          <table:table-cell office:value-type="float" office:value="9.41666666666667">
            <text:p>9,4166666667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408">
            <text:p>408</text:p>
          </table:table-cell>
          <table:table-cell office:value-type="float" office:value="0.8">
            <text:p>0,8</text:p>
          </table:table-cell>
          <table:table-cell office:value-type="float" office:value="6.24666666666667">
            <text:p>6,2466666667</text:p>
          </table:table-cell>
          <table:table-cell office:value-type="float" office:value="0.803333333333333">
            <text:p>0,8033333333</text:p>
          </table:table-cell>
          <table:table-cell office:value-type="float" office:value="6.3">
            <text:p>6,3</text:p>
          </table:table-cell>
          <table:table-cell office:value-type="float" office:value="0.823333333333333">
            <text:p>0,8233333333</text:p>
          </table:table-cell>
          <table:table-cell office:value-type="float" office:value="6.17333333333333">
            <text:p>6,1733333333</text:p>
          </table:table-cell>
          <table:table-cell office:value-type="float" office:value="0.856666666666667">
            <text:p>0,8566666667</text:p>
          </table:table-cell>
          <table:table-cell office:value-type="float" office:value="6.38333333333333">
            <text:p>6,3833333333</text:p>
          </table:table-cell>
          <table:table-cell office:value-type="float" office:value="0.82">
            <text:p>0,82</text:p>
          </table:table-cell>
          <table:table-cell office:value-type="float" office:value="6.5">
            <text:p>6,5</text:p>
          </table:table-cell>
          <table:table-cell office:value-type="float" office:value="0.846666666666667">
            <text:p>0,8466666667</text:p>
          </table:table-cell>
          <table:table-cell office:value-type="float" office:value="5.55">
            <text:p>5,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735294117647059">
            <text:p>0,7352941176</text:p>
          </table:table-cell>
          <table:table-cell office:value-type="float" office:value="8.39666666666667">
            <text:p>8,3966666667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382">
            <text:p>382</text:p>
          </table:table-cell>
          <table:table-cell office:value-type="float" office:value="0.806666666666666">
            <text:p>0,8066666667</text:p>
          </table:table-cell>
          <table:table-cell office:value-type="float" office:value="5.91666666666667">
            <text:p>5,9166666667</text:p>
          </table:table-cell>
          <table:table-cell office:value-type="float" office:value="0.873333333333333">
            <text:p>0,8733333333</text:p>
          </table:table-cell>
          <table:table-cell office:value-type="float" office:value="6.58666666666667">
            <text:p>6,5866666667</text:p>
          </table:table-cell>
          <table:table-cell office:value-type="float" office:value="0.85">
            <text:p>0,85</text:p>
          </table:table-cell>
          <table:table-cell office:value-type="float" office:value="6.59666666666667">
            <text:p>6,5966666667</text:p>
          </table:table-cell>
          <table:table-cell office:value-type="float" office:value="0.86">
            <text:p>0,86</text:p>
          </table:table-cell>
          <table:table-cell office:value-type="float" office:value="5.85333333333333">
            <text:p>5,8533333333</text:p>
          </table:table-cell>
          <table:table-cell office:value-type="float" office:value="0.773333333333333">
            <text:p>0,7733333333</text:p>
          </table:table-cell>
          <table:table-cell office:value-type="float" office:value="6.2">
            <text:p>6,2</text:p>
          </table:table-cell>
          <table:table-cell office:value-type="float" office:value="0.866666666666667">
            <text:p>0,8666666667</text:p>
          </table:table-cell>
          <table:table-cell office:value-type="float" office:value="6.37666666666667">
            <text:p>6,37666666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77720207253886">
            <text:p>0,7772020725</text:p>
          </table:table-cell>
          <table:table-cell office:value-type="float" office:value="8.79666666666667">
            <text:p>8,7966666667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360">
            <text:p>360</text:p>
          </table:table-cell>
          <table:table-cell office:value-type="float" office:value="0.813333333333333">
            <text:p>0,8133333333</text:p>
          </table:table-cell>
          <table:table-cell office:value-type="float" office:value="5.86">
            <text:p>5,86</text:p>
          </table:table-cell>
          <table:table-cell office:value-type="float" office:value="0.82">
            <text:p>0,82</text:p>
          </table:table-cell>
          <table:table-cell office:value-type="float" office:value="6.18333333333333">
            <text:p>6,1833333333</text:p>
          </table:table-cell>
          <table:table-cell office:value-type="float" office:value="0.856666666666667">
            <text:p>0,8566666667</text:p>
          </table:table-cell>
          <table:table-cell office:value-type="float" office:value="6.68">
            <text:p>6,68</text:p>
          </table:table-cell>
          <table:table-cell office:value-type="float" office:value="0.85">
            <text:p>0,85</text:p>
          </table:table-cell>
          <table:table-cell office:value-type="float" office:value="5.69">
            <text:p>5,69</text:p>
          </table:table-cell>
          <table:table-cell office:value-type="float" office:value="0.826666666666667">
            <text:p>0,8266666667</text:p>
          </table:table-cell>
          <table:table-cell office:value-type="float" office:value="6.84">
            <text:p>6,84</text:p>
          </table:table-cell>
          <table:table-cell office:value-type="float" office:value="0.846666666666667">
            <text:p>0,8466666667</text:p>
          </table:table-cell>
          <table:table-cell office:value-type="float" office:value="6.40333333333333">
            <text:p>6,40333333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789473684210526">
            <text:p>0,7894736842</text:p>
          </table:table-cell>
          <table:table-cell office:value-type="float" office:value="8.20666666666667">
            <text:p>8,2066666667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343">
            <text:p>343</text:p>
          </table:table-cell>
          <table:table-cell office:value-type="float" office:value="0.853333333333333">
            <text:p>0,8533333333</text:p>
          </table:table-cell>
          <table:table-cell office:value-type="float" office:value="5.95666666666667">
            <text:p>5,9566666667</text:p>
          </table:table-cell>
          <table:table-cell office:value-type="float" office:value="0.853333333333333">
            <text:p>0,8533333333</text:p>
          </table:table-cell>
          <table:table-cell office:value-type="float" office:value="6.04666666666667">
            <text:p>6,0466666667</text:p>
          </table:table-cell>
          <table:table-cell office:value-type="float" office:value="0.873333333333333">
            <text:p>0,8733333333</text:p>
          </table:table-cell>
          <table:table-cell office:value-type="float" office:value="6.25">
            <text:p>6,25</text:p>
          </table:table-cell>
          <table:table-cell office:value-type="float" office:value="0.856666666666667">
            <text:p>0,8566666667</text:p>
          </table:table-cell>
          <table:table-cell office:value-type="float" office:value="5.32333333333333">
            <text:p>5,3233333333</text:p>
          </table:table-cell>
          <table:table-cell office:value-type="float" office:value="0.856666666666667">
            <text:p>0,8566666667</text:p>
          </table:table-cell>
          <table:table-cell office:value-type="float" office:value="6.52333333333333">
            <text:p>6,5233333333</text:p>
          </table:table-cell>
          <table:table-cell office:value-type="float" office:value="0.87">
            <text:p>0,87</text:p>
          </table:table-cell>
          <table:table-cell office:value-type="float" office:value="5.44">
            <text:p>5,4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806451612903226">
            <text:p>0,8064516129</text:p>
          </table:table-cell>
          <table:table-cell office:value-type="float" office:value="8.46333333333333">
            <text:p>8,4633333333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326">
            <text:p>326</text:p>
          </table:table-cell>
          <table:table-cell office:value-type="float" office:value="0.866666666666667">
            <text:p>0,8666666667</text:p>
          </table:table-cell>
          <table:table-cell office:value-type="float" office:value="6.19333333333333">
            <text:p>6,1933333333</text:p>
          </table:table-cell>
          <table:table-cell office:value-type="float" office:value="0.843333333333333">
            <text:p>0,8433333333</text:p>
          </table:table-cell>
          <table:table-cell office:value-type="float" office:value="5.92333333333333">
            <text:p>5,9233333333</text:p>
          </table:table-cell>
          <table:table-cell office:value-type="float" office:value="0.876666666666667">
            <text:p>0,8766666667</text:p>
          </table:table-cell>
          <table:table-cell office:value-type="float" office:value="6.19333333333333">
            <text:p>6,1933333333</text:p>
          </table:table-cell>
          <table:table-cell office:value-type="float" office:value="0.873333333333333">
            <text:p>0,8733333333</text:p>
          </table:table-cell>
          <table:table-cell office:value-type="float" office:value="5.73333333333333">
            <text:p>5,7333333333</text:p>
          </table:table-cell>
          <table:table-cell office:value-type="float" office:value="0.803333333333333">
            <text:p>0,8033333333</text:p>
          </table:table-cell>
          <table:table-cell office:value-type="float" office:value="5.72">
            <text:p>5,72</text:p>
          </table:table-cell>
          <table:table-cell office:value-type="float" office:value="0.896666666666667">
            <text:p>0,8966666667</text:p>
          </table:table-cell>
          <table:table-cell office:value-type="float" office:value="6.15333333333333">
            <text:p>6,15333333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17438692098093">
            <text:p>0,8174386921</text:p>
          </table:table-cell>
          <table:table-cell office:value-type="float" office:value="7.76">
            <text:p>7,76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312">
            <text:p>312</text:p>
          </table:table-cell>
          <table:table-cell office:value-type="float" office:value="0.86">
            <text:p>0,86</text:p>
          </table:table-cell>
          <table:table-cell office:value-type="float" office:value="6.35333333333333">
            <text:p>6,3533333333</text:p>
          </table:table-cell>
          <table:table-cell office:value-type="float" office:value="0.89">
            <text:p>0,89</text:p>
          </table:table-cell>
          <table:table-cell office:value-type="float" office:value="5.95">
            <text:p>5,95</text:p>
          </table:table-cell>
          <table:table-cell office:value-type="float" office:value="0.883333333333333">
            <text:p>0,8833333333</text:p>
          </table:table-cell>
          <table:table-cell office:value-type="float" office:value="6.43">
            <text:p>6,43</text:p>
          </table:table-cell>
          <table:table-cell office:value-type="float" office:value="0.863333333333333">
            <text:p>0,8633333333</text:p>
          </table:table-cell>
          <table:table-cell office:value-type="float" office:value="5.81333333333333">
            <text:p>5,8133333333</text:p>
          </table:table-cell>
          <table:table-cell office:value-type="float" office:value="0.846666666666667">
            <text:p>0,8466666667</text:p>
          </table:table-cell>
          <table:table-cell office:value-type="float" office:value="6.44666666666667">
            <text:p>6,4466666667</text:p>
          </table:table-cell>
          <table:table-cell office:value-type="float" office:value="0.87">
            <text:p>0,87</text:p>
          </table:table-cell>
          <table:table-cell office:value-type="float" office:value="5.30333333333333">
            <text:p>5,3033333333</text:p>
          </table:table-cell>
          <table:table-cell office:value-type="float" office:value="0.00666666666666667">
            <text:p>0,006666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837988826815642">
            <text:p>0,8379888268</text:p>
          </table:table-cell>
          <table:table-cell office:value-type="float" office:value="7.82333333333333">
            <text:p>7,8233333333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291">
            <text:p>291</text:p>
          </table:table-cell>
          <table:table-cell office:value-type="float" office:value="0.903333333333333">
            <text:p>0,9033333333</text:p>
          </table:table-cell>
          <table:table-cell office:value-type="float" office:value="6.54">
            <text:p>6,54</text:p>
          </table:table-cell>
          <table:table-cell office:value-type="float" office:value="0.866666666666667">
            <text:p>0,8666666667</text:p>
          </table:table-cell>
          <table:table-cell office:value-type="float" office:value="5.78">
            <text:p>5,78</text:p>
          </table:table-cell>
          <table:table-cell office:value-type="float" office:value="0.916666666666667">
            <text:p>0,9166666667</text:p>
          </table:table-cell>
          <table:table-cell office:value-type="float" office:value="6.38">
            <text:p>6,38</text:p>
          </table:table-cell>
          <table:table-cell office:value-type="float" office:value="0.88">
            <text:p>0,88</text:p>
          </table:table-cell>
          <table:table-cell office:value-type="float" office:value="5.81">
            <text:p>5,81</text:p>
          </table:table-cell>
          <table:table-cell office:value-type="float" office:value="0.856666666666667">
            <text:p>0,8566666667</text:p>
          </table:table-cell>
          <table:table-cell office:value-type="float" office:value="6.25333333333333">
            <text:p>6,2533333333</text:p>
          </table:table-cell>
          <table:table-cell office:value-type="float" office:value="0.876666666666667">
            <text:p>0,8766666667</text:p>
          </table:table-cell>
          <table:table-cell office:value-type="float" office:value="5.46666666666667">
            <text:p>5,46666666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824175824175824">
            <text:p>0,8241758242</text:p>
          </table:table-cell>
          <table:table-cell office:value-type="float" office:value="7.14">
            <text:p>7,14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277">
            <text:p>277</text:p>
          </table:table-cell>
          <table:table-cell office:value-type="float" office:value="0.876666666666667">
            <text:p>0,8766666667</text:p>
          </table:table-cell>
          <table:table-cell office:value-type="float" office:value="5.81333333333333">
            <text:p>5,8133333333</text:p>
          </table:table-cell>
          <table:table-cell office:value-type="float" office:value="0.896666666666667">
            <text:p>0,8966666667</text:p>
          </table:table-cell>
          <table:table-cell office:value-type="float" office:value="5.25">
            <text:p>5,25</text:p>
          </table:table-cell>
          <table:table-cell office:value-type="float" office:value="0.88">
            <text:p>0,88</text:p>
          </table:table-cell>
          <table:table-cell office:value-type="float" office:value="6.08333333333333">
            <text:p>6,0833333333</text:p>
          </table:table-cell>
          <table:table-cell office:value-type="float" office:value="0.9">
            <text:p>0,9</text:p>
          </table:table-cell>
          <table:table-cell office:value-type="float" office:value="5.87333333333333">
            <text:p>5,8733333333</text:p>
          </table:table-cell>
          <table:table-cell office:value-type="float" office:value="0.876666666666667">
            <text:p>0,8766666667</text:p>
          </table:table-cell>
          <table:table-cell office:value-type="float" office:value="5.97333333333333">
            <text:p>5,9733333333</text:p>
          </table:table-cell>
          <table:table-cell office:value-type="float" office:value="0.89">
            <text:p>0,89</text:p>
          </table:table-cell>
          <table:table-cell office:value-type="float" office:value="5.78333333333333">
            <text:p>5,7833333333</text:p>
          </table:table-cell>
          <table:table-cell office:value-type="float" office:value="0.00666666666666667">
            <text:p>0,006666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847457627118644">
            <text:p>0,8474576271</text:p>
          </table:table-cell>
          <table:table-cell office:value-type="float" office:value="7.44333333333333">
            <text:p>7,4433333333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267">
            <text:p>267</text:p>
          </table:table-cell>
          <table:table-cell office:value-type="float" office:value="0.866666666666667">
            <text:p>0,8666666667</text:p>
          </table:table-cell>
          <table:table-cell office:value-type="float" office:value="5.98">
            <text:p>5,98</text:p>
          </table:table-cell>
          <table:table-cell office:value-type="float" office:value="0.886666666666667">
            <text:p>0,8866666667</text:p>
          </table:table-cell>
          <table:table-cell office:value-type="float" office:value="6.01666666666667">
            <text:p>6,0166666667</text:p>
          </table:table-cell>
          <table:table-cell office:value-type="float" office:value="0.9">
            <text:p>0,9</text:p>
          </table:table-cell>
          <table:table-cell office:value-type="float" office:value="5.79">
            <text:p>5,79</text:p>
          </table:table-cell>
          <table:table-cell office:value-type="float" office:value="0.883333333333333">
            <text:p>0,8833333333</text:p>
          </table:table-cell>
          <table:table-cell office:value-type="float" office:value="5.69666666666667">
            <text:p>5,6966666667</text:p>
          </table:table-cell>
          <table:table-cell office:value-type="float" office:value="0.883333333333333">
            <text:p>0,8833333333</text:p>
          </table:table-cell>
          <table:table-cell office:value-type="float" office:value="6.41333333333333">
            <text:p>6,4133333333</text:p>
          </table:table-cell>
          <table:table-cell office:value-type="float" office:value="0.876666666666667">
            <text:p>0,8766666667</text:p>
          </table:table-cell>
          <table:table-cell office:value-type="float" office:value="5.68666666666667">
            <text:p>5,68666666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  <draw:frame table:end-cell-address="Feuille1.E46" table:end-x="2.908cm" table:end-y="0.275cm" draw:z-index="2" draw:style-name="gr1" draw:text-style-name="P1" svg:width="15.999cm" svg:height="8.999cm" svg:x="0cm" svg:y="0.309cm">
              <draw:object draw:notify-on-update-of-ranges="Feuille1.E1:Feuille1.E1 Feuille1.E2:Feuille1.E401 Feuille1.F1:Feuille1.F1 Feuille1.F2:Feuille1.F401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office:value-type="float" office:value="0.833333333333333">
            <text:p>0,8333333333</text:p>
          </table:table-cell>
          <table:table-cell office:value-type="float" office:value="7.27">
            <text:p>7,27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  <draw:frame table:end-cell-address="Feuille1.K46" table:end-x="2.397cm" table:end-y="0.345cm" draw:z-index="0" draw:style-name="gr1" draw:text-style-name="P1" svg:width="15.999cm" svg:height="8.999cm" svg:x="2.957cm" svg:y="0.379cm">
              <draw:object draw:notify-on-update-of-ranges="Feuille1.G1:Feuille1.G1 Feuille1.G2:Feuille1.G401 Feuille1.I1:Feuille1.I1 Feuille1.I2:Feuille1.I401 Feuille1.K1:Feuille1.K1 Feuille1.K2:Feuille1.K401 Feuille1.M1:Feuille1.M1 Feuille1.M2:Feuille1.M401 Feuille1.O1:Feuille1.O1 Feuille1.O2:Feuille1.O401 Feuille1.Q1:Feuille1.Q1 Feuille1.Q2:Feuille1.Q401 Feuille1.S1:Feuille1.S1 Feuille1.S2:Feuille1.S40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office:value-type="float" office:value="252">
            <text:p>252</text:p>
          </table:table-cell>
          <table:table-cell office:value-type="float" office:value="0.93">
            <text:p>0,93</text:p>
          </table:table-cell>
          <table:table-cell office:value-type="float" office:value="5.79">
            <text:p>5,79</text:p>
          </table:table-cell>
          <table:table-cell office:value-type="float" office:value="0.89">
            <text:p>0,89</text:p>
          </table:table-cell>
          <table:table-cell office:value-type="float" office:value="6.13333333333333">
            <text:p>6,1333333333</text:p>
          </table:table-cell>
          <table:table-cell office:value-type="float" office:value="0.896666666666667">
            <text:p>0,8966666667</text:p>
          </table:table-cell>
          <table:table-cell office:value-type="float" office:value="5.71666666666667">
            <text:p>5,7166666667</text:p>
          </table:table-cell>
          <table:table-cell office:value-type="float" office:value="0.91">
            <text:p>0,91</text:p>
          </table:table-cell>
          <table:table-cell office:value-type="float" office:value="5.71333333333333">
            <text:p>5,7133333333</text:p>
          </table:table-cell>
          <table:table-cell office:value-type="float" office:value="0.87">
            <text:p>0,87</text:p>
          </table:table-cell>
          <table:table-cell office:value-type="float" office:value="5.7">
            <text:p>5,7</text:p>
          </table:table-cell>
          <table:table-cell office:value-type="float" office:value="0.923333333333333">
            <text:p>0,9233333333</text:p>
          </table:table-cell>
          <table:table-cell office:value-type="float" office:value="5.58666666666667">
            <text:p>5,58666666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854700854700855">
            <text:p>0,8547008547</text:p>
          </table:table-cell>
          <table:table-cell office:value-type="float" office:value="6.55666666666667">
            <text:p>6,5566666667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247">
            <text:p>247</text:p>
          </table:table-cell>
          <table:table-cell office:value-type="float" office:value="0.886666666666667">
            <text:p>0,8866666667</text:p>
          </table:table-cell>
          <table:table-cell office:value-type="float" office:value="5.58">
            <text:p>5,58</text:p>
          </table:table-cell>
          <table:table-cell office:value-type="float" office:value="0.916666666666667">
            <text:p>0,9166666667</text:p>
          </table:table-cell>
          <table:table-cell office:value-type="float" office:value="6.08">
            <text:p>6,08</text:p>
          </table:table-cell>
          <table:table-cell office:value-type="float" office:value="0.89">
            <text:p>0,89</text:p>
          </table:table-cell>
          <table:table-cell office:value-type="float" office:value="5.87">
            <text:p>5,87</text:p>
          </table:table-cell>
          <table:table-cell office:value-type="float" office:value="0.913333333333333">
            <text:p>0,9133333333</text:p>
          </table:table-cell>
          <table:table-cell office:value-type="float" office:value="5.76666666666667">
            <text:p>5,7666666667</text:p>
          </table:table-cell>
          <table:table-cell office:value-type="float" office:value="0.886666666666667">
            <text:p>0,8866666667</text:p>
          </table:table-cell>
          <table:table-cell office:value-type="float" office:value="5.95666666666667">
            <text:p>5,9566666667</text:p>
          </table:table-cell>
          <table:table-cell office:value-type="float" office:value="0.88">
            <text:p>0,88</text:p>
          </table:table-cell>
          <table:table-cell office:value-type="float" office:value="5.06333333333333">
            <text:p>5,0633333333</text:p>
          </table:table-cell>
          <table:table-cell office:value-type="float" office:value="0.00333333333333333">
            <text:p>0,00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890207715133531">
            <text:p>0,8902077151</text:p>
          </table:table-cell>
          <table:table-cell office:value-type="float" office:value="7.07666666666667">
            <text:p>7,0766666667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240">
            <text:p>240</text:p>
          </table:table-cell>
          <table:table-cell office:value-type="float" office:value="0.916666666666667">
            <text:p>0,9166666667</text:p>
          </table:table-cell>
          <table:table-cell office:value-type="float" office:value="6.32666666666667">
            <text:p>6,3266666667</text:p>
          </table:table-cell>
          <table:table-cell office:value-type="float" office:value="0.916666666666667">
            <text:p>0,9166666667</text:p>
          </table:table-cell>
          <table:table-cell office:value-type="float" office:value="5.86333333333333">
            <text:p>5,8633333333</text:p>
          </table:table-cell>
          <table:table-cell office:value-type="float" office:value="0.913333333333333">
            <text:p>0,9133333333</text:p>
          </table:table-cell>
          <table:table-cell office:value-type="float" office:value="5.74">
            <text:p>5,74</text:p>
          </table:table-cell>
          <table:table-cell office:value-type="float" office:value="0.93">
            <text:p>0,93</text:p>
          </table:table-cell>
          <table:table-cell office:value-type="float" office:value="5.58333333333333">
            <text:p>5,5833333333</text:p>
          </table:table-cell>
          <table:table-cell office:value-type="float" office:value="0.89">
            <text:p>0,89</text:p>
          </table:table-cell>
          <table:table-cell office:value-type="float" office:value="6.28">
            <text:p>6,28</text:p>
          </table:table-cell>
          <table:table-cell office:value-type="float" office:value="0.926666666666666">
            <text:p>0,9266666667</text:p>
          </table:table-cell>
          <table:table-cell office:value-type="float" office:value="5.55333333333333">
            <text:p>5,55333333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857142857142857">
            <text:p>0,8571428571</text:p>
          </table:table-cell>
          <table:table-cell office:value-type="float" office:value="8.19">
            <text:p>8,19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233">
            <text:p>233</text:p>
          </table:table-cell>
          <table:table-cell office:value-type="float" office:value="0.886666666666667">
            <text:p>0,8866666667</text:p>
          </table:table-cell>
          <table:table-cell office:value-type="float" office:value="5.84666666666667">
            <text:p>5,8466666667</text:p>
          </table:table-cell>
          <table:table-cell office:value-type="float" office:value="0.913333333333333">
            <text:p>0,9133333333</text:p>
          </table:table-cell>
          <table:table-cell office:value-type="float" office:value="5.65">
            <text:p>5,65</text:p>
          </table:table-cell>
          <table:table-cell office:value-type="float" office:value="0.88">
            <text:p>0,88</text:p>
          </table:table-cell>
          <table:table-cell office:value-type="float" office:value="6.11333333333333">
            <text:p>6,1133333333</text:p>
          </table:table-cell>
          <table:table-cell office:value-type="float" office:value="0.926666666666666">
            <text:p>0,9266666667</text:p>
          </table:table-cell>
          <table:table-cell office:value-type="float" office:value="6.31666666666667">
            <text:p>6,3166666667</text:p>
          </table:table-cell>
          <table:table-cell office:value-type="float" office:value="0.883333333333333">
            <text:p>0,8833333333</text:p>
          </table:table-cell>
          <table:table-cell office:value-type="float" office:value="6.05666666666667">
            <text:p>6,0566666667</text:p>
          </table:table-cell>
          <table:table-cell office:value-type="float" office:value="0.9">
            <text:p>0,9</text:p>
          </table:table-cell>
          <table:table-cell office:value-type="float" office:value="5.79666666666667">
            <text:p>5,79666666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862068965517241">
            <text:p>0,8620689655</text:p>
          </table:table-cell>
          <table:table-cell office:value-type="float" office:value="7.29">
            <text:p>7,29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224">
            <text:p>224</text:p>
          </table:table-cell>
          <table:table-cell office:value-type="float" office:value="0.89">
            <text:p>0,89</text:p>
          </table:table-cell>
          <table:table-cell office:value-type="float" office:value="4.97333333333333">
            <text:p>4,9733333333</text:p>
          </table:table-cell>
          <table:table-cell office:value-type="float" office:value="0.91">
            <text:p>0,91</text:p>
          </table:table-cell>
          <table:table-cell office:value-type="float" office:value="5.37333333333333">
            <text:p>5,3733333333</text:p>
          </table:table-cell>
          <table:table-cell office:value-type="float" office:value="0.906666666666667">
            <text:p>0,9066666667</text:p>
          </table:table-cell>
          <table:table-cell office:value-type="float" office:value="5.94">
            <text:p>5,94</text:p>
          </table:table-cell>
          <table:table-cell office:value-type="float" office:value="0.923333333333333">
            <text:p>0,9233333333</text:p>
          </table:table-cell>
          <table:table-cell office:value-type="float" office:value="5.60666666666667">
            <text:p>5,6066666667</text:p>
          </table:table-cell>
          <table:table-cell office:value-type="float" office:value="0.88">
            <text:p>0,88</text:p>
          </table:table-cell>
          <table:table-cell office:value-type="float" office:value="5.99333333333333">
            <text:p>5,9933333333</text:p>
          </table:table-cell>
          <table:table-cell office:value-type="float" office:value="0.916666666666667">
            <text:p>0,9166666667</text:p>
          </table:table-cell>
          <table:table-cell office:value-type="float" office:value="4.81666666666667">
            <text:p>4,8166666667</text:p>
          </table:table-cell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906344410876133">
            <text:p>0,9063444109</text:p>
          </table:table-cell>
          <table:table-cell office:value-type="float" office:value="7.33">
            <text:p>7,33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216">
            <text:p>216</text:p>
          </table:table-cell>
          <table:table-cell office:value-type="float" office:value="0.903333333333333">
            <text:p>0,9033333333</text:p>
          </table:table-cell>
          <table:table-cell office:value-type="float" office:value="5.54666666666667">
            <text:p>5,5466666667</text:p>
          </table:table-cell>
          <table:table-cell office:value-type="float" office:value="0.923333333333333">
            <text:p>0,9233333333</text:p>
          </table:table-cell>
          <table:table-cell office:value-type="float" office:value="5.62">
            <text:p>5,62</text:p>
          </table:table-cell>
          <table:table-cell office:value-type="float" office:value="0.91">
            <text:p>0,91</text:p>
          </table:table-cell>
          <table:table-cell office:value-type="float" office:value="6.22333333333333">
            <text:p>6,2233333333</text:p>
          </table:table-cell>
          <table:table-cell office:value-type="float" office:value="0.923333333333333">
            <text:p>0,9233333333</text:p>
          </table:table-cell>
          <table:table-cell office:value-type="float" office:value="5.65333333333333">
            <text:p>5,6533333333</text:p>
          </table:table-cell>
          <table:table-cell office:value-type="float" office:value="0.86">
            <text:p>0,86</text:p>
          </table:table-cell>
          <table:table-cell office:value-type="float" office:value="5.83333333333333">
            <text:p>5,8333333333</text:p>
          </table:table-cell>
          <table:table-cell office:value-type="float" office:value="0.92">
            <text:p>0,92</text:p>
          </table:table-cell>
          <table:table-cell office:value-type="float" office:value="4.85">
            <text:p>4,85</text:p>
          </table:table-cell>
          <table:table-cell office:value-type="float" office:value="0.00333333333333333">
            <text:p>0,00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920245398773006">
            <text:p>0,9202453988</text:p>
          </table:table-cell>
          <table:table-cell office:value-type="float" office:value="7.13333333333333">
            <text:p>7,1333333333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212">
            <text:p>212</text:p>
          </table:table-cell>
          <table:table-cell office:value-type="float" office:value="0.893333333333333">
            <text:p>0,8933333333</text:p>
          </table:table-cell>
          <table:table-cell office:value-type="float" office:value="5.10666666666667">
            <text:p>5,1066666667</text:p>
          </table:table-cell>
          <table:table-cell office:value-type="float" office:value="0.896666666666667">
            <text:p>0,8966666667</text:p>
          </table:table-cell>
          <table:table-cell office:value-type="float" office:value="5.42">
            <text:p>5,42</text:p>
          </table:table-cell>
          <table:table-cell office:value-type="float" office:value="0.93">
            <text:p>0,93</text:p>
          </table:table-cell>
          <table:table-cell office:value-type="float" office:value="5.82666666666667">
            <text:p>5,8266666667</text:p>
          </table:table-cell>
          <table:table-cell office:value-type="float" office:value="0.906666666666667">
            <text:p>0,9066666667</text:p>
          </table:table-cell>
          <table:table-cell office:value-type="float" office:value="5.25666666666667">
            <text:p>5,2566666667</text:p>
          </table:table-cell>
          <table:table-cell office:value-type="float" office:value="0.91">
            <text:p>0,91</text:p>
          </table:table-cell>
          <table:table-cell office:value-type="float" office:value="6.34">
            <text:p>6,34</text:p>
          </table:table-cell>
          <table:table-cell office:value-type="float" office:value="0.936666666666667">
            <text:p>0,9366666667</text:p>
          </table:table-cell>
          <table:table-cell office:value-type="float" office:value="5.34666666666667">
            <text:p>5,34666666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879765395894428">
            <text:p>0,8797653959</text:p>
          </table:table-cell>
          <table:table-cell office:value-type="float" office:value="7.18">
            <text:p>7,18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211">
            <text:p>211</text:p>
          </table:table-cell>
          <table:table-cell office:value-type="float" office:value="0.896666666666667">
            <text:p>0,8966666667</text:p>
          </table:table-cell>
          <table:table-cell office:value-type="float" office:value="5.35333333333333">
            <text:p>5,3533333333</text:p>
          </table:table-cell>
          <table:table-cell office:value-type="float" office:value="0.896666666666667">
            <text:p>0,8966666667</text:p>
          </table:table-cell>
          <table:table-cell office:value-type="float" office:value="5.45666666666667">
            <text:p>5,4566666667</text:p>
          </table:table-cell>
          <table:table-cell office:value-type="float" office:value="0.923333333333333">
            <text:p>0,9233333333</text:p>
          </table:table-cell>
          <table:table-cell office:value-type="float" office:value="6.25333333333333">
            <text:p>6,2533333333</text:p>
          </table:table-cell>
          <table:table-cell office:value-type="float" office:value="0.913333333333333">
            <text:p>0,9133333333</text:p>
          </table:table-cell>
          <table:table-cell office:value-type="float" office:value="5.26333333333333">
            <text:p>5,2633333333</text:p>
          </table:table-cell>
          <table:table-cell office:value-type="float" office:value="0.903333333333333">
            <text:p>0,9033333333</text:p>
          </table:table-cell>
          <table:table-cell office:value-type="float" office:value="6.24666666666667">
            <text:p>6,2466666667</text:p>
          </table:table-cell>
          <table:table-cell office:value-type="float" office:value="0.926666666666666">
            <text:p>0,9266666667</text:p>
          </table:table-cell>
          <table:table-cell office:value-type="float" office:value="5.05">
            <text:p>5,0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934579439252336">
            <text:p>0,9345794393</text:p>
          </table:table-cell>
          <table:table-cell office:value-type="float" office:value="7.31">
            <text:p>7,31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201">
            <text:p>201</text:p>
          </table:table-cell>
          <table:table-cell office:value-type="float" office:value="0.89">
            <text:p>0,89</text:p>
          </table:table-cell>
          <table:table-cell office:value-type="float" office:value="5.37">
            <text:p>5,37</text:p>
          </table:table-cell>
          <table:table-cell office:value-type="float" office:value="0.916666666666667">
            <text:p>0,9166666667</text:p>
          </table:table-cell>
          <table:table-cell office:value-type="float" office:value="5.65333333333333">
            <text:p>5,6533333333</text:p>
          </table:table-cell>
          <table:table-cell office:value-type="float" office:value="0.92">
            <text:p>0,92</text:p>
          </table:table-cell>
          <table:table-cell office:value-type="float" office:value="6.07666666666667">
            <text:p>6,0766666667</text:p>
          </table:table-cell>
          <table:table-cell office:value-type="float" office:value="0.916666666666667">
            <text:p>0,9166666667</text:p>
          </table:table-cell>
          <table:table-cell office:value-type="float" office:value="5.17666666666667">
            <text:p>5,1766666667</text:p>
          </table:table-cell>
          <table:table-cell office:value-type="float" office:value="0.886666666666667">
            <text:p>0,8866666667</text:p>
          </table:table-cell>
          <table:table-cell office:value-type="float" office:value="5.93666666666667">
            <text:p>5,9366666667</text:p>
          </table:table-cell>
          <table:table-cell office:value-type="float" office:value="0.933333333333333">
            <text:p>0,9333333333</text:p>
          </table:table-cell>
          <table:table-cell office:value-type="float" office:value="5.79666666666667">
            <text:p>5,79666666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890207715133531">
            <text:p>0,8902077151</text:p>
          </table:table-cell>
          <table:table-cell office:value-type="float" office:value="6.62666666666667">
            <text:p>6,6266666667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193">
            <text:p>193</text:p>
          </table:table-cell>
          <table:table-cell office:value-type="float" office:value="0.893333333333333">
            <text:p>0,8933333333</text:p>
          </table:table-cell>
          <table:table-cell office:value-type="float" office:value="5.55666666666667">
            <text:p>5,5566666667</text:p>
          </table:table-cell>
          <table:table-cell office:value-type="float" office:value="0.93">
            <text:p>0,93</text:p>
          </table:table-cell>
          <table:table-cell office:value-type="float" office:value="5.98">
            <text:p>5,98</text:p>
          </table:table-cell>
          <table:table-cell office:value-type="float" office:value="0.933333333333333">
            <text:p>0,9333333333</text:p>
          </table:table-cell>
          <table:table-cell office:value-type="float" office:value="6.13666666666667">
            <text:p>6,1366666667</text:p>
          </table:table-cell>
          <table:table-cell office:value-type="float" office:value="0.936666666666667">
            <text:p>0,9366666667</text:p>
          </table:table-cell>
          <table:table-cell office:value-type="float" office:value="5.3">
            <text:p>5,3</text:p>
          </table:table-cell>
          <table:table-cell office:value-type="float" office:value="0.913333333333333">
            <text:p>0,9133333333</text:p>
          </table:table-cell>
          <table:table-cell office:value-type="float" office:value="5.89333333333333">
            <text:p>5,8933333333</text:p>
          </table:table-cell>
          <table:table-cell office:value-type="float" office:value="0.923333333333333">
            <text:p>0,9233333333</text:p>
          </table:table-cell>
          <table:table-cell office:value-type="float" office:value="5.04333333333333">
            <text:p>5,04333333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925925925925926">
            <text:p>0,9259259259</text:p>
          </table:table-cell>
          <table:table-cell office:value-type="float" office:value="7.30666666666667">
            <text:p>7,3066666667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188">
            <text:p>188</text:p>
          </table:table-cell>
          <table:table-cell office:value-type="float" office:value="0.94">
            <text:p>0,94</text:p>
          </table:table-cell>
          <table:table-cell office:value-type="float" office:value="6.02333333333333">
            <text:p>6,0233333333</text:p>
          </table:table-cell>
          <table:table-cell office:value-type="float" office:value="0.926666666666666">
            <text:p>0,9266666667</text:p>
          </table:table-cell>
          <table:table-cell office:value-type="float" office:value="5.36666666666667">
            <text:p>5,3666666667</text:p>
          </table:table-cell>
          <table:table-cell office:value-type="float" office:value="0.913333333333333">
            <text:p>0,9133333333</text:p>
          </table:table-cell>
          <table:table-cell office:value-type="float" office:value="5.81666666666667">
            <text:p>5,8166666667</text:p>
          </table:table-cell>
          <table:table-cell office:value-type="float" office:value="0.976666666666667">
            <text:p>0,9766666667</text:p>
          </table:table-cell>
          <table:table-cell office:value-type="float" office:value="5.59333333333333">
            <text:p>5,5933333333</text:p>
          </table:table-cell>
          <table:table-cell office:value-type="float" office:value="0.926666666666666">
            <text:p>0,9266666667</text:p>
          </table:table-cell>
          <table:table-cell office:value-type="float" office:value="6.56666666666667">
            <text:p>6,5666666667</text:p>
          </table:table-cell>
          <table:table-cell office:value-type="float" office:value="0.96">
            <text:p>0,96</text:p>
          </table:table-cell>
          <table:table-cell office:value-type="float" office:value="5.34333333333333">
            <text:p>5,3433333333</text:p>
          </table:table-cell>
          <table:table-cell office:value-type="float" office:value="0.00333333333333333">
            <text:p>0,00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914634146341463">
            <text:p>0,9146341463</text:p>
          </table:table-cell>
          <table:table-cell office:value-type="float" office:value="6.83333333333333">
            <text:p>6,8333333333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184">
            <text:p>184</text:p>
          </table:table-cell>
          <table:table-cell office:value-type="float" office:value="0.92">
            <text:p>0,92</text:p>
          </table:table-cell>
          <table:table-cell office:value-type="float" office:value="5.71333333333333">
            <text:p>5,7133333333</text:p>
          </table:table-cell>
          <table:table-cell office:value-type="float" office:value="0.936666666666667">
            <text:p>0,9366666667</text:p>
          </table:table-cell>
          <table:table-cell office:value-type="float" office:value="5.67">
            <text:p>5,67</text:p>
          </table:table-cell>
          <table:table-cell office:value-type="float" office:value="0.956666666666667">
            <text:p>0,9566666667</text:p>
          </table:table-cell>
          <table:table-cell office:value-type="float" office:value="5.89666666666667">
            <text:p>5,8966666667</text:p>
          </table:table-cell>
          <table:table-cell office:value-type="float" office:value="0.946666666666667">
            <text:p>0,9466666667</text:p>
          </table:table-cell>
          <table:table-cell office:value-type="float" office:value="5.44666666666667">
            <text:p>5,4466666667</text:p>
          </table:table-cell>
          <table:table-cell office:value-type="float" office:value="0.916666666666667">
            <text:p>0,9166666667</text:p>
          </table:table-cell>
          <table:table-cell office:value-type="float" office:value="5.34666666666667">
            <text:p>5,3466666667</text:p>
          </table:table-cell>
          <table:table-cell office:value-type="float" office:value="0.95">
            <text:p>0,95</text:p>
          </table:table-cell>
          <table:table-cell office:value-type="float" office:value="5.47">
            <text:p>5,47</text:p>
          </table:table-cell>
          <table:table-cell office:value-type="float" office:value="0.00666666666666667">
            <text:p>0,006666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911854103343465">
            <text:p>0,9118541033</text:p>
          </table:table-cell>
          <table:table-cell office:value-type="float" office:value="7.38">
            <text:p>7,38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181">
            <text:p>181</text:p>
          </table:table-cell>
          <table:table-cell office:value-type="float" office:value="0.936666666666667">
            <text:p>0,9366666667</text:p>
          </table:table-cell>
          <table:table-cell office:value-type="float" office:value="5.72">
            <text:p>5,72</text:p>
          </table:table-cell>
          <table:table-cell office:value-type="float" office:value="0.923333333333333">
            <text:p>0,9233333333</text:p>
          </table:table-cell>
          <table:table-cell office:value-type="float" office:value="5.65">
            <text:p>5,65</text:p>
          </table:table-cell>
          <table:table-cell office:value-type="float" office:value="0.943333333333333">
            <text:p>0,9433333333</text:p>
          </table:table-cell>
          <table:table-cell office:value-type="float" office:value="6.37">
            <text:p>6,37</text:p>
          </table:table-cell>
          <table:table-cell office:value-type="float" office:value="0.933333333333333">
            <text:p>0,9333333333</text:p>
          </table:table-cell>
          <table:table-cell office:value-type="float" office:value="4.90666666666667">
            <text:p>4,9066666667</text:p>
          </table:table-cell>
          <table:table-cell office:value-type="float" office:value="0.873333333333333">
            <text:p>0,8733333333</text:p>
          </table:table-cell>
          <table:table-cell office:value-type="float" office:value="5.41">
            <text:p>5,41</text:p>
          </table:table-cell>
          <table:table-cell office:value-type="float" office:value="0.943333333333333">
            <text:p>0,9433333333</text:p>
          </table:table-cell>
          <table:table-cell office:value-type="float" office:value="5.59666666666667">
            <text:p>5,5966666667</text:p>
          </table:table-cell>
          <table:table-cell office:value-type="float" office:value="0.00666666666666667">
            <text:p>0,006666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906344410876133">
            <text:p>0,9063444109</text:p>
          </table:table-cell>
          <table:table-cell office:value-type="float" office:value="6.44333333333333">
            <text:p>6,4433333333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178">
            <text:p>178</text:p>
          </table:table-cell>
          <table:table-cell office:value-type="float" office:value="0.95">
            <text:p>0,95</text:p>
          </table:table-cell>
          <table:table-cell office:value-type="float" office:value="5.93">
            <text:p>5,93</text:p>
          </table:table-cell>
          <table:table-cell office:value-type="float" office:value="0.933333333333333">
            <text:p>0,9333333333</text:p>
          </table:table-cell>
          <table:table-cell office:value-type="float" office:value="5.48666666666667">
            <text:p>5,4866666667</text:p>
          </table:table-cell>
          <table:table-cell office:value-type="float" office:value="0.953333333333333">
            <text:p>0,9533333333</text:p>
          </table:table-cell>
          <table:table-cell office:value-type="float" office:value="5.46">
            <text:p>5,46</text:p>
          </table:table-cell>
          <table:table-cell office:value-type="float" office:value="0.946666666666667">
            <text:p>0,9466666667</text:p>
          </table:table-cell>
          <table:table-cell office:value-type="float" office:value="5.56">
            <text:p>5,56</text:p>
          </table:table-cell>
          <table:table-cell office:value-type="float" office:value="0.886666666666667">
            <text:p>0,8866666667</text:p>
          </table:table-cell>
          <table:table-cell office:value-type="float" office:value="6.15333333333333">
            <text:p>6,1533333333</text:p>
          </table:table-cell>
          <table:table-cell office:value-type="float" office:value="0.936666666666667">
            <text:p>0,9366666667</text:p>
          </table:table-cell>
          <table:table-cell office:value-type="float" office:value="5.96">
            <text:p>5,9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934579439252336">
            <text:p>0,9345794393</text:p>
          </table:table-cell>
          <table:table-cell office:value-type="float" office:value="7.08666666666667">
            <text:p>7,0866666667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173">
            <text:p>173</text:p>
          </table:table-cell>
          <table:table-cell office:value-type="float" office:value="0.946666666666667">
            <text:p>0,9466666667</text:p>
          </table:table-cell>
          <table:table-cell office:value-type="float" office:value="5.63">
            <text:p>5,63</text:p>
          </table:table-cell>
          <table:table-cell office:value-type="float" office:value="0.94">
            <text:p>0,94</text:p>
          </table:table-cell>
          <table:table-cell office:value-type="float" office:value="5.24333333333333">
            <text:p>5,2433333333</text:p>
          </table:table-cell>
          <table:table-cell office:value-type="float" office:value="0.966666666666667">
            <text:p>0,9666666667</text:p>
          </table:table-cell>
          <table:table-cell office:value-type="float" office:value="6.09666666666667">
            <text:p>6,0966666667</text:p>
          </table:table-cell>
          <table:table-cell office:value-type="float" office:value="0.94">
            <text:p>0,94</text:p>
          </table:table-cell>
          <table:table-cell office:value-type="float" office:value="5.31333333333333">
            <text:p>5,3133333333</text:p>
          </table:table-cell>
          <table:table-cell office:value-type="float" office:value="0.93">
            <text:p>0,93</text:p>
          </table:table-cell>
          <table:table-cell office:value-type="float" office:value="6.05666666666667">
            <text:p>6,0566666667</text:p>
          </table:table-cell>
          <table:table-cell office:value-type="float" office:value="0.94">
            <text:p>0,94</text:p>
          </table:table-cell>
          <table:table-cell office:value-type="float" office:value="5.47">
            <text:p>5,47</text:p>
          </table:table-cell>
          <table:table-cell office:value-type="float" office:value="0.00333333333333333">
            <text:p>0,00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91743119266055">
            <text:p>0,9174311927</text:p>
          </table:table-cell>
          <table:table-cell office:value-type="float" office:value="6.52333333333333">
            <text:p>6,5233333333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169">
            <text:p>169</text:p>
          </table:table-cell>
          <table:table-cell office:value-type="float" office:value="0.953333333333333">
            <text:p>0,9533333333</text:p>
          </table:table-cell>
          <table:table-cell office:value-type="float" office:value="5.73333333333333">
            <text:p>5,7333333333</text:p>
          </table:table-cell>
          <table:table-cell office:value-type="float" office:value="0.936666666666667">
            <text:p>0,9366666667</text:p>
          </table:table-cell>
          <table:table-cell office:value-type="float" office:value="5.82">
            <text:p>5,82</text:p>
          </table:table-cell>
          <table:table-cell office:value-type="float" office:value="0.94">
            <text:p>0,94</text:p>
          </table:table-cell>
          <table:table-cell office:value-type="float" office:value="5.80666666666667">
            <text:p>5,8066666667</text:p>
          </table:table-cell>
          <table:table-cell office:value-type="float" office:value="0.943333333333333">
            <text:p>0,9433333333</text:p>
          </table:table-cell>
          <table:table-cell office:value-type="float" office:value="5.48">
            <text:p>5,48</text:p>
          </table:table-cell>
          <table:table-cell office:value-type="float" office:value="0.9">
            <text:p>0,9</text:p>
          </table:table-cell>
          <table:table-cell office:value-type="float" office:value="6.24333333333333">
            <text:p>6,2433333333</text:p>
          </table:table-cell>
          <table:table-cell office:value-type="float" office:value="0.95">
            <text:p>0,95</text:p>
          </table:table-cell>
          <table:table-cell office:value-type="float" office:value="5.82333333333333">
            <text:p>5,82333333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898203592814371">
            <text:p>0,8982035928</text:p>
          </table:table-cell>
          <table:table-cell office:value-type="float" office:value="6.89">
            <text:p>6,89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167">
            <text:p>167</text:p>
          </table:table-cell>
          <table:table-cell office:value-type="float" office:value="0.926666666666666">
            <text:p>0,9266666667</text:p>
          </table:table-cell>
          <table:table-cell office:value-type="float" office:value="5.57666666666667">
            <text:p>5,5766666667</text:p>
          </table:table-cell>
          <table:table-cell office:value-type="float" office:value="0.933333333333333">
            <text:p>0,9333333333</text:p>
          </table:table-cell>
          <table:table-cell office:value-type="float" office:value="5.48333333333333">
            <text:p>5,4833333333</text:p>
          </table:table-cell>
          <table:table-cell office:value-type="float" office:value="0.946666666666667">
            <text:p>0,9466666667</text:p>
          </table:table-cell>
          <table:table-cell office:value-type="float" office:value="5.75">
            <text:p>5,75</text:p>
          </table:table-cell>
          <table:table-cell office:value-type="float" office:value="0.933333333333333">
            <text:p>0,9333333333</text:p>
          </table:table-cell>
          <table:table-cell office:value-type="float" office:value="5.57333333333333">
            <text:p>5,5733333333</text:p>
          </table:table-cell>
          <table:table-cell office:value-type="float" office:value="0.91">
            <text:p>0,91</text:p>
          </table:table-cell>
          <table:table-cell office:value-type="float" office:value="6.23666666666667">
            <text:p>6,2366666667</text:p>
          </table:table-cell>
          <table:table-cell office:value-type="float" office:value="0.926666666666666">
            <text:p>0,9266666667</text:p>
          </table:table-cell>
          <table:table-cell office:value-type="float" office:value="5.55333333333333">
            <text:p>5,5533333333</text:p>
          </table:table-cell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914634146341463">
            <text:p>0,9146341463</text:p>
          </table:table-cell>
          <table:table-cell office:value-type="float" office:value="7.07">
            <text:p>7,07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164">
            <text:p>164</text:p>
          </table:table-cell>
          <table:table-cell office:value-type="float" office:value="0.936666666666667">
            <text:p>0,9366666667</text:p>
          </table:table-cell>
          <table:table-cell office:value-type="float" office:value="5.80666666666667">
            <text:p>5,8066666667</text:p>
          </table:table-cell>
          <table:table-cell office:value-type="float" office:value="0.936666666666667">
            <text:p>0,9366666667</text:p>
          </table:table-cell>
          <table:table-cell office:value-type="float" office:value="5.5">
            <text:p>5,5</text:p>
          </table:table-cell>
          <table:table-cell office:value-type="float" office:value="0.966666666666667">
            <text:p>0,9666666667</text:p>
          </table:table-cell>
          <table:table-cell office:value-type="float" office:value="5.78666666666667">
            <text:p>5,7866666667</text:p>
          </table:table-cell>
          <table:table-cell office:value-type="float" office:value="0.956666666666667">
            <text:p>0,9566666667</text:p>
          </table:table-cell>
          <table:table-cell office:value-type="float" office:value="5.19666666666667">
            <text:p>5,1966666667</text:p>
          </table:table-cell>
          <table:table-cell office:value-type="float" office:value="0.913333333333333">
            <text:p>0,9133333333</text:p>
          </table:table-cell>
          <table:table-cell office:value-type="float" office:value="6.12">
            <text:p>6,12</text:p>
          </table:table-cell>
          <table:table-cell office:value-type="float" office:value="0.94">
            <text:p>0,94</text:p>
          </table:table-cell>
          <table:table-cell office:value-type="float" office:value="5.40333333333333">
            <text:p>5,4033333333</text:p>
          </table:table-cell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952380952380952">
            <text:p>0,9523809524</text:p>
          </table:table-cell>
          <table:table-cell office:value-type="float" office:value="6.66">
            <text:p>6,66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162">
            <text:p>162</text:p>
          </table:table-cell>
          <table:table-cell office:value-type="float" office:value="0.916666666666667">
            <text:p>0,9166666667</text:p>
          </table:table-cell>
          <table:table-cell office:value-type="float" office:value="5.16666666666667">
            <text:p>5,1666666667</text:p>
          </table:table-cell>
          <table:table-cell office:value-type="float" office:value="0.93">
            <text:p>0,93</text:p>
          </table:table-cell>
          <table:table-cell office:value-type="float" office:value="5.54">
            <text:p>5,54</text:p>
          </table:table-cell>
          <table:table-cell office:value-type="float" office:value="0.943333333333333">
            <text:p>0,9433333333</text:p>
          </table:table-cell>
          <table:table-cell office:value-type="float" office:value="5.37">
            <text:p>5,37</text:p>
          </table:table-cell>
          <table:table-cell office:value-type="float" office:value="0.95">
            <text:p>0,95</text:p>
          </table:table-cell>
          <table:table-cell office:value-type="float" office:value="4.88333333333333">
            <text:p>4,8833333333</text:p>
          </table:table-cell>
          <table:table-cell office:value-type="float" office:value="0.946666666666667">
            <text:p>0,9466666667</text:p>
          </table:table-cell>
          <table:table-cell office:value-type="float" office:value="6.14666666666667">
            <text:p>6,1466666667</text:p>
          </table:table-cell>
          <table:table-cell office:value-type="float" office:value="0.956666666666667">
            <text:p>0,9566666667</text:p>
          </table:table-cell>
          <table:table-cell office:value-type="float" office:value="5.14">
            <text:p>5,1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914634146341463">
            <text:p>0,9146341463</text:p>
          </table:table-cell>
          <table:table-cell office:value-type="float" office:value="6.01333333333333">
            <text:p>6,0133333333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158">
            <text:p>158</text:p>
          </table:table-cell>
          <table:table-cell office:value-type="float" office:value="0.953333333333333">
            <text:p>0,9533333333</text:p>
          </table:table-cell>
          <table:table-cell office:value-type="float" office:value="5.73">
            <text:p>5,73</text:p>
          </table:table-cell>
          <table:table-cell office:value-type="float" office:value="0.96">
            <text:p>0,96</text:p>
          </table:table-cell>
          <table:table-cell office:value-type="float" office:value="5.73666666666667">
            <text:p>5,7366666667</text:p>
          </table:table-cell>
          <table:table-cell office:value-type="float" office:value="0.946666666666667">
            <text:p>0,9466666667</text:p>
          </table:table-cell>
          <table:table-cell office:value-type="float" office:value="6.10333333333333">
            <text:p>6,1033333333</text:p>
          </table:table-cell>
          <table:table-cell office:value-type="float" office:value="0.95">
            <text:p>0,95</text:p>
          </table:table-cell>
          <table:table-cell office:value-type="float" office:value="5.18666666666667">
            <text:p>5,1866666667</text:p>
          </table:table-cell>
          <table:table-cell office:value-type="float" office:value="0.91">
            <text:p>0,91</text:p>
          </table:table-cell>
          <table:table-cell office:value-type="float" office:value="6.58">
            <text:p>6,58</text:p>
          </table:table-cell>
          <table:table-cell office:value-type="float" office:value="0.943333333333333">
            <text:p>0,9433333333</text:p>
          </table:table-cell>
          <table:table-cell office:value-type="float" office:value="5.39">
            <text:p>5,3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940438871473354">
            <text:p>0,9404388715</text:p>
          </table:table-cell>
          <table:table-cell office:value-type="float" office:value="6.6">
            <text:p>6,6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155">
            <text:p>155</text:p>
          </table:table-cell>
          <table:table-cell office:value-type="float" office:value="0.933333333333333">
            <text:p>0,9333333333</text:p>
          </table:table-cell>
          <table:table-cell office:value-type="float" office:value="5.32333333333333">
            <text:p>5,3233333333</text:p>
          </table:table-cell>
          <table:table-cell office:value-type="float" office:value="0.95">
            <text:p>0,95</text:p>
          </table:table-cell>
          <table:table-cell office:value-type="float" office:value="5.28">
            <text:p>5,28</text:p>
          </table:table-cell>
          <table:table-cell office:value-type="float" office:value="0.943333333333333">
            <text:p>0,9433333333</text:p>
          </table:table-cell>
          <table:table-cell office:value-type="float" office:value="5.67">
            <text:p>5,67</text:p>
          </table:table-cell>
          <table:table-cell office:value-type="float" office:value="0.946666666666667">
            <text:p>0,9466666667</text:p>
          </table:table-cell>
          <table:table-cell office:value-type="float" office:value="5.14666666666667">
            <text:p>5,1466666667</text:p>
          </table:table-cell>
          <table:table-cell office:value-type="float" office:value="0.926666666666666">
            <text:p>0,9266666667</text:p>
          </table:table-cell>
          <table:table-cell office:value-type="float" office:value="6.65333333333333">
            <text:p>6,6533333333</text:p>
          </table:table-cell>
          <table:table-cell office:value-type="float" office:value="0.926666666666666">
            <text:p>0,9266666667</text:p>
          </table:table-cell>
          <table:table-cell office:value-type="float" office:value="4.94333333333333">
            <text:p>4,9433333333</text:p>
          </table:table-cell>
          <table:table-cell office:value-type="float" office:value="0.00666666666666667">
            <text:p>0,006666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961538461538462">
            <text:p>0,9615384615</text:p>
          </table:table-cell>
          <table:table-cell office:value-type="float" office:value="6.12666666666667">
            <text:p>6,1266666667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152">
            <text:p>152</text:p>
          </table:table-cell>
          <table:table-cell office:value-type="float" office:value="0.94">
            <text:p>0,94</text:p>
          </table:table-cell>
          <table:table-cell office:value-type="float" office:value="5.40333333333333">
            <text:p>5,4033333333</text:p>
          </table:table-cell>
          <table:table-cell office:value-type="float" office:value="0.95">
            <text:p>0,95</text:p>
          </table:table-cell>
          <table:table-cell office:value-type="float" office:value="5.14333333333333">
            <text:p>5,1433333333</text:p>
          </table:table-cell>
          <table:table-cell office:value-type="float" office:value="0.946666666666667">
            <text:p>0,9466666667</text:p>
          </table:table-cell>
          <table:table-cell office:value-type="float" office:value="4.84666666666667">
            <text:p>4,8466666667</text:p>
          </table:table-cell>
          <table:table-cell office:value-type="float" office:value="0.96">
            <text:p>0,96</text:p>
          </table:table-cell>
          <table:table-cell office:value-type="float" office:value="5.22666666666667">
            <text:p>5,2266666667</text:p>
          </table:table-cell>
          <table:table-cell office:value-type="float" office:value="0.933333333333333">
            <text:p>0,9333333333</text:p>
          </table:table-cell>
          <table:table-cell office:value-type="float" office:value="5.94">
            <text:p>5,94</text:p>
          </table:table-cell>
          <table:table-cell office:value-type="float" office:value="0.92">
            <text:p>0,92</text:p>
          </table:table-cell>
          <table:table-cell office:value-type="float" office:value="4.60666666666667">
            <text:p>4,6066666667</text:p>
          </table:table-cell>
          <table:table-cell office:value-type="float" office:value="0.00333333333333333">
            <text:p>0,00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91743119266055">
            <text:p>0,9174311927</text:p>
          </table:table-cell>
          <table:table-cell office:value-type="float" office:value="6.40333333333333">
            <text:p>6,4033333333</text:p>
          </table:table-cell>
          <table:table-cell office:value-type="float" office:value="0">
            <text:p>0</text:p>
          </table:table-cell>
          <table:table-cell office:value-type="float" office:value="4499">
            <text:p>4499</text:p>
          </table:table-cell>
          <table:table-cell office:value-type="float" office:value="150">
            <text:p>150</text:p>
          </table:table-cell>
          <table:table-cell office:value-type="float" office:value="0.966666666666667">
            <text:p>0,9666666667</text:p>
          </table:table-cell>
          <table:table-cell office:value-type="float" office:value="5.45666666666667">
            <text:p>5,4566666667</text:p>
          </table:table-cell>
          <table:table-cell office:value-type="float" office:value="0.953333333333333">
            <text:p>0,9533333333</text:p>
          </table:table-cell>
          <table:table-cell office:value-type="float" office:value="5.35666666666667">
            <text:p>5,3566666667</text:p>
          </table:table-cell>
          <table:table-cell office:value-type="float" office:value="0.96">
            <text:p>0,96</text:p>
          </table:table-cell>
          <table:table-cell office:value-type="float" office:value="5.55666666666667">
            <text:p>5,5566666667</text:p>
          </table:table-cell>
          <table:table-cell office:value-type="float" office:value="0.956666666666667">
            <text:p>0,9566666667</text:p>
          </table:table-cell>
          <table:table-cell office:value-type="float" office:value="5.22666666666667">
            <text:p>5,2266666667</text:p>
          </table:table-cell>
          <table:table-cell office:value-type="float" office:value="0.913333333333333">
            <text:p>0,9133333333</text:p>
          </table:table-cell>
          <table:table-cell office:value-type="float" office:value="6">
            <text:p>6</text:p>
          </table:table-cell>
          <table:table-cell office:value-type="float" office:value="0.976666666666667">
            <text:p>0,9766666667</text:p>
          </table:table-cell>
          <table:table-cell office:value-type="float" office:value="5.51333333333333">
            <text:p>5,51333333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925925925925926">
            <text:p>0,9259259259</text:p>
          </table:table-cell>
          <table:table-cell office:value-type="float" office:value="6.27333333333333">
            <text:p>6,2733333333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148">
            <text:p>148</text:p>
          </table:table-cell>
          <table:table-cell office:value-type="float" office:value="0.933333333333333">
            <text:p>0,9333333333</text:p>
          </table:table-cell>
          <table:table-cell office:value-type="float" office:value="5.21333333333333">
            <text:p>5,2133333333</text:p>
          </table:table-cell>
          <table:table-cell office:value-type="float" office:value="0.966666666666667">
            <text:p>0,9666666667</text:p>
          </table:table-cell>
          <table:table-cell office:value-type="float" office:value="5.33">
            <text:p>5,33</text:p>
          </table:table-cell>
          <table:table-cell office:value-type="float" office:value="0.963333333333333">
            <text:p>0,9633333333</text:p>
          </table:table-cell>
          <table:table-cell office:value-type="float" office:value="5.56333333333333">
            <text:p>5,5633333333</text:p>
          </table:table-cell>
          <table:table-cell office:value-type="float" office:value="0.97">
            <text:p>0,97</text:p>
          </table:table-cell>
          <table:table-cell office:value-type="float" office:value="5.14333333333333">
            <text:p>5,1433333333</text:p>
          </table:table-cell>
          <table:table-cell office:value-type="float" office:value="0.943333333333333">
            <text:p>0,9433333333</text:p>
          </table:table-cell>
          <table:table-cell office:value-type="float" office:value="5.87333333333333">
            <text:p>5,8733333333</text:p>
          </table:table-cell>
          <table:table-cell office:value-type="float" office:value="0.976666666666667">
            <text:p>0,9766666667</text:p>
          </table:table-cell>
          <table:table-cell office:value-type="float" office:value="5.03333333333333">
            <text:p>5,0333333333</text:p>
          </table:table-cell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9375">
            <text:p>0,9375</text:p>
          </table:table-cell>
          <table:table-cell office:value-type="float" office:value="6.59666666666667">
            <text:p>6,5966666667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144">
            <text:p>144</text:p>
          </table:table-cell>
          <table:table-cell office:value-type="float" office:value="0.953333333333333">
            <text:p>0,9533333333</text:p>
          </table:table-cell>
          <table:table-cell office:value-type="float" office:value="5.71">
            <text:p>5,71</text:p>
          </table:table-cell>
          <table:table-cell office:value-type="float" office:value="0.943333333333333">
            <text:p>0,9433333333</text:p>
          </table:table-cell>
          <table:table-cell office:value-type="float" office:value="5.33">
            <text:p>5,33</text:p>
          </table:table-cell>
          <table:table-cell office:value-type="float" office:value="0.933333333333333">
            <text:p>0,9333333333</text:p>
          </table:table-cell>
          <table:table-cell office:value-type="float" office:value="5.49666666666667">
            <text:p>5,4966666667</text:p>
          </table:table-cell>
          <table:table-cell office:value-type="float" office:value="0.973333333333333">
            <text:p>0,9733333333</text:p>
          </table:table-cell>
          <table:table-cell office:value-type="float" office:value="5.26">
            <text:p>5,26</text:p>
          </table:table-cell>
          <table:table-cell office:value-type="float" office:value="0.94">
            <text:p>0,94</text:p>
          </table:table-cell>
          <table:table-cell office:value-type="float" office:value="5.99">
            <text:p>5,99</text:p>
          </table:table-cell>
          <table:table-cell office:value-type="float" office:value="0.97">
            <text:p>0,97</text:p>
          </table:table-cell>
          <table:table-cell office:value-type="float" office:value="4.78">
            <text:p>4,78</text:p>
          </table:table-cell>
          <table:table-cell office:value-type="float" office:value="0.00333333333333333">
            <text:p>0,00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923076923076923">
            <text:p>0,9230769231</text:p>
          </table:table-cell>
          <table:table-cell office:value-type="float" office:value="6.57666666666667">
            <text:p>6,5766666667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141">
            <text:p>141</text:p>
          </table:table-cell>
          <table:table-cell office:value-type="float" office:value="0.95">
            <text:p>0,95</text:p>
          </table:table-cell>
          <table:table-cell office:value-type="float" office:value="5.86666666666667">
            <text:p>5,8666666667</text:p>
          </table:table-cell>
          <table:table-cell office:value-type="float" office:value="0.95">
            <text:p>0,95</text:p>
          </table:table-cell>
          <table:table-cell office:value-type="float" office:value="5.28">
            <text:p>5,28</text:p>
          </table:table-cell>
          <table:table-cell office:value-type="float" office:value="0.956666666666667">
            <text:p>0,9566666667</text:p>
          </table:table-cell>
          <table:table-cell office:value-type="float" office:value="5.01666666666667">
            <text:p>5,0166666667</text:p>
          </table:table-cell>
          <table:table-cell office:value-type="float" office:value="0.963333333333333">
            <text:p>0,9633333333</text:p>
          </table:table-cell>
          <table:table-cell office:value-type="float" office:value="5.05333333333333">
            <text:p>5,0533333333</text:p>
          </table:table-cell>
          <table:table-cell office:value-type="float" office:value="0.95">
            <text:p>0,95</text:p>
          </table:table-cell>
          <table:table-cell office:value-type="float" office:value="6.05">
            <text:p>6,05</text:p>
          </table:table-cell>
          <table:table-cell office:value-type="float" office:value="0.946666666666667">
            <text:p>0,9466666667</text:p>
          </table:table-cell>
          <table:table-cell office:value-type="float" office:value="4.91">
            <text:p>4,9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925925925925926">
            <text:p>0,9259259259</text:p>
          </table:table-cell>
          <table:table-cell office:value-type="float" office:value="6.21333333333333">
            <text:p>6,2133333333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137">
            <text:p>137</text:p>
          </table:table-cell>
          <table:table-cell office:value-type="float" office:value="0.933333333333333">
            <text:p>0,9333333333</text:p>
          </table:table-cell>
          <table:table-cell office:value-type="float" office:value="5.12333333333333">
            <text:p>5,1233333333</text:p>
          </table:table-cell>
          <table:table-cell office:value-type="float" office:value="0.96">
            <text:p>0,96</text:p>
          </table:table-cell>
          <table:table-cell office:value-type="float" office:value="5.34666666666667">
            <text:p>5,3466666667</text:p>
          </table:table-cell>
          <table:table-cell office:value-type="float" office:value="0.953333333333333">
            <text:p>0,9533333333</text:p>
          </table:table-cell>
          <table:table-cell office:value-type="float" office:value="5.3">
            <text:p>5,3</text:p>
          </table:table-cell>
          <table:table-cell office:value-type="float" office:value="0.97">
            <text:p>0,97</text:p>
          </table:table-cell>
          <table:table-cell office:value-type="float" office:value="5.40666666666667">
            <text:p>5,4066666667</text:p>
          </table:table-cell>
          <table:table-cell office:value-type="float" office:value="0.946666666666667">
            <text:p>0,9466666667</text:p>
          </table:table-cell>
          <table:table-cell office:value-type="float" office:value="6.32333333333333">
            <text:p>6,3233333333</text:p>
          </table:table-cell>
          <table:table-cell office:value-type="float" office:value="0.94">
            <text:p>0,94</text:p>
          </table:table-cell>
          <table:table-cell office:value-type="float" office:value="5.31333333333333">
            <text:p>5,3133333333</text:p>
          </table:table-cell>
          <table:table-cell office:value-type="float" office:value="0.00333333333333333">
            <text:p>0,00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925925925925926">
            <text:p>0,9259259259</text:p>
          </table:table-cell>
          <table:table-cell office:value-type="float" office:value="6.36333333333333">
            <text:p>6,3633333333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133">
            <text:p>133</text:p>
          </table:table-cell>
          <table:table-cell office:value-type="float" office:value="0.953333333333333">
            <text:p>0,9533333333</text:p>
          </table:table-cell>
          <table:table-cell office:value-type="float" office:value="5.58333333333333">
            <text:p>5,5833333333</text:p>
          </table:table-cell>
          <table:table-cell office:value-type="float" office:value="0.96">
            <text:p>0,96</text:p>
          </table:table-cell>
          <table:table-cell office:value-type="float" office:value="5.89">
            <text:p>5,89</text:p>
          </table:table-cell>
          <table:table-cell office:value-type="float" office:value="0.96">
            <text:p>0,96</text:p>
          </table:table-cell>
          <table:table-cell office:value-type="float" office:value="6.04666666666667">
            <text:p>6,0466666667</text:p>
          </table:table-cell>
          <table:table-cell office:value-type="float" office:value="0.966666666666667">
            <text:p>0,9666666667</text:p>
          </table:table-cell>
          <table:table-cell office:value-type="float" office:value="5.43333333333333">
            <text:p>5,4333333333</text:p>
          </table:table-cell>
          <table:table-cell office:value-type="float" office:value="0.94">
            <text:p>0,94</text:p>
          </table:table-cell>
          <table:table-cell office:value-type="float" office:value="6.54">
            <text:p>6,54</text:p>
          </table:table-cell>
          <table:table-cell office:value-type="float" office:value="0.96">
            <text:p>0,96</text:p>
          </table:table-cell>
          <table:table-cell office:value-type="float" office:value="5.02">
            <text:p>5,02</text:p>
          </table:table-cell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946372239747634">
            <text:p>0,9463722397</text:p>
          </table:table-cell>
          <table:table-cell office:value-type="float" office:value="6.14666666666667">
            <text:p>6,1466666667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131">
            <text:p>131</text:p>
          </table:table-cell>
          <table:table-cell office:value-type="float" office:value="0.966666666666667">
            <text:p>0,9666666667</text:p>
          </table:table-cell>
          <table:table-cell office:value-type="float" office:value="5.38666666666667">
            <text:p>5,3866666667</text:p>
          </table:table-cell>
          <table:table-cell office:value-type="float" office:value="0.95">
            <text:p>0,95</text:p>
          </table:table-cell>
          <table:table-cell office:value-type="float" office:value="5.63666666666667">
            <text:p>5,6366666667</text:p>
          </table:table-cell>
          <table:table-cell office:value-type="float" office:value="0.98">
            <text:p>0,98</text:p>
          </table:table-cell>
          <table:table-cell office:value-type="float" office:value="5.77">
            <text:p>5,77</text:p>
          </table:table-cell>
          <table:table-cell office:value-type="float" office:value="0.956666666666667">
            <text:p>0,9566666667</text:p>
          </table:table-cell>
          <table:table-cell office:value-type="float" office:value="5.44">
            <text:p>5,44</text:p>
          </table:table-cell>
          <table:table-cell office:value-type="float" office:value="0.94">
            <text:p>0,94</text:p>
          </table:table-cell>
          <table:table-cell office:value-type="float" office:value="5.48666666666667">
            <text:p>5,4866666667</text:p>
          </table:table-cell>
          <table:table-cell office:value-type="float" office:value="0.973333333333333">
            <text:p>0,9733333333</text:p>
          </table:table-cell>
          <table:table-cell office:value-type="float" office:value="5.04">
            <text:p>5,0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946372239747634">
            <text:p>0,9463722397</text:p>
          </table:table-cell>
          <table:table-cell office:value-type="float" office:value="6.24">
            <text:p>6,24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130">
            <text:p>130</text:p>
          </table:table-cell>
          <table:table-cell office:value-type="float" office:value="0.976666666666667">
            <text:p>0,9766666667</text:p>
          </table:table-cell>
          <table:table-cell office:value-type="float" office:value="5.57333333333333">
            <text:p>5,5733333333</text:p>
          </table:table-cell>
          <table:table-cell office:value-type="float" office:value="0.963333333333333">
            <text:p>0,9633333333</text:p>
          </table:table-cell>
          <table:table-cell office:value-type="float" office:value="5.68">
            <text:p>5,68</text:p>
          </table:table-cell>
          <table:table-cell office:value-type="float" office:value="0.963333333333333">
            <text:p>0,9633333333</text:p>
          </table:table-cell>
          <table:table-cell office:value-type="float" office:value="5.44666666666667">
            <text:p>5,4466666667</text:p>
          </table:table-cell>
          <table:table-cell office:value-type="float" office:value="0.97">
            <text:p>0,97</text:p>
          </table:table-cell>
          <table:table-cell office:value-type="float" office:value="5.43333333333333">
            <text:p>5,4333333333</text:p>
          </table:table-cell>
          <table:table-cell office:value-type="float" office:value="0.956666666666667">
            <text:p>0,9566666667</text:p>
          </table:table-cell>
          <table:table-cell office:value-type="float" office:value="6.11">
            <text:p>6,11</text:p>
          </table:table-cell>
          <table:table-cell office:value-type="float" office:value="0.963333333333333">
            <text:p>0,9633333333</text:p>
          </table:table-cell>
          <table:table-cell office:value-type="float" office:value="5.10666666666667">
            <text:p>5,10666666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940438871473354">
            <text:p>0,9404388715</text:p>
          </table:table-cell>
          <table:table-cell office:value-type="float" office:value="6.42">
            <text:p>6,42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125">
            <text:p>125</text:p>
          </table:table-cell>
          <table:table-cell office:value-type="float" office:value="0.96">
            <text:p>0,96</text:p>
          </table:table-cell>
          <table:table-cell office:value-type="float" office:value="5.12666666666667">
            <text:p>5,1266666667</text:p>
          </table:table-cell>
          <table:table-cell office:value-type="float" office:value="0.976666666666667">
            <text:p>0,9766666667</text:p>
          </table:table-cell>
          <table:table-cell office:value-type="float" office:value="5.49333333333333">
            <text:p>5,4933333333</text:p>
          </table:table-cell>
          <table:table-cell office:value-type="float" office:value="0.96">
            <text:p>0,96</text:p>
          </table:table-cell>
          <table:table-cell office:value-type="float" office:value="5.33333333333333">
            <text:p>5,3333333333</text:p>
          </table:table-cell>
          <table:table-cell office:value-type="float" office:value="0.966666666666667">
            <text:p>0,9666666667</text:p>
          </table:table-cell>
          <table:table-cell office:value-type="float" office:value="5.38666666666667">
            <text:p>5,3866666667</text:p>
          </table:table-cell>
          <table:table-cell office:value-type="float" office:value="0.933333333333333">
            <text:p>0,9333333333</text:p>
          </table:table-cell>
          <table:table-cell office:value-type="float" office:value="5.39666666666667">
            <text:p>5,3966666667</text:p>
          </table:table-cell>
          <table:table-cell office:value-type="float" office:value="0.98">
            <text:p>0,98</text:p>
          </table:table-cell>
          <table:table-cell office:value-type="float" office:value="5.21333333333333">
            <text:p>5,21333333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9375">
            <text:p>0,9375</text:p>
          </table:table-cell>
          <table:table-cell office:value-type="float" office:value="6.24333333333333">
            <text:p>6,2433333333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120">
            <text:p>120</text:p>
          </table:table-cell>
          <table:table-cell office:value-type="float" office:value="0.966666666666667">
            <text:p>0,9666666667</text:p>
          </table:table-cell>
          <table:table-cell office:value-type="float" office:value="5.13333333333333">
            <text:p>5,1333333333</text:p>
          </table:table-cell>
          <table:table-cell office:value-type="float" office:value="0.936666666666667">
            <text:p>0,9366666667</text:p>
          </table:table-cell>
          <table:table-cell office:value-type="float" office:value="5.09">
            <text:p>5,09</text:p>
          </table:table-cell>
          <table:table-cell office:value-type="float" office:value="0.96">
            <text:p>0,96</text:p>
          </table:table-cell>
          <table:table-cell office:value-type="float" office:value="5.36">
            <text:p>5,36</text:p>
          </table:table-cell>
          <table:table-cell office:value-type="float" office:value="0.96">
            <text:p>0,96</text:p>
          </table:table-cell>
          <table:table-cell office:value-type="float" office:value="5.44333333333333">
            <text:p>5,4433333333</text:p>
          </table:table-cell>
          <table:table-cell office:value-type="float" office:value="0.953333333333333">
            <text:p>0,9533333333</text:p>
          </table:table-cell>
          <table:table-cell office:value-type="float" office:value="5.70666666666667">
            <text:p>5,7066666667</text:p>
          </table:table-cell>
          <table:table-cell office:value-type="float" office:value="0.97">
            <text:p>0,97</text:p>
          </table:table-cell>
          <table:table-cell office:value-type="float" office:value="5.45">
            <text:p>5,45</text:p>
          </table:table-cell>
          <table:table-cell office:value-type="float" office:value="0.00666666666666667">
            <text:p>0,006666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958466453674121">
            <text:p>0,9584664537</text:p>
          </table:table-cell>
          <table:table-cell office:value-type="float" office:value="6.18">
            <text:p>6,18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115">
            <text:p>115</text:p>
          </table:table-cell>
          <table:table-cell office:value-type="float" office:value="0.98">
            <text:p>0,98</text:p>
          </table:table-cell>
          <table:table-cell office:value-type="float" office:value="5.48">
            <text:p>5,48</text:p>
          </table:table-cell>
          <table:table-cell office:value-type="float" office:value="0.976666666666667">
            <text:p>0,9766666667</text:p>
          </table:table-cell>
          <table:table-cell office:value-type="float" office:value="5.61">
            <text:p>5,61</text:p>
          </table:table-cell>
          <table:table-cell office:value-type="float" office:value="0.956666666666667">
            <text:p>0,9566666667</text:p>
          </table:table-cell>
          <table:table-cell office:value-type="float" office:value="5.3">
            <text:p>5,3</text:p>
          </table:table-cell>
          <table:table-cell office:value-type="float" office:value="0.976666666666667">
            <text:p>0,9766666667</text:p>
          </table:table-cell>
          <table:table-cell office:value-type="float" office:value="5.17333333333333">
            <text:p>5,1733333333</text:p>
          </table:table-cell>
          <table:table-cell office:value-type="float" office:value="0.936666666666667">
            <text:p>0,9366666667</text:p>
          </table:table-cell>
          <table:table-cell office:value-type="float" office:value="5.00333333333333">
            <text:p>5,0033333333</text:p>
          </table:table-cell>
          <table:table-cell office:value-type="float" office:value="0.97">
            <text:p>0,97</text:p>
          </table:table-cell>
          <table:table-cell office:value-type="float" office:value="4.86666666666667">
            <text:p>4,8666666667</text:p>
          </table:table-cell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940438871473354">
            <text:p>0,9404388715</text:p>
          </table:table-cell>
          <table:table-cell office:value-type="float" office:value="6.37666666666667">
            <text:p>6,3766666667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111">
            <text:p>111</text:p>
          </table:table-cell>
          <table:table-cell office:value-type="float" office:value="0.963333333333333">
            <text:p>0,9633333333</text:p>
          </table:table-cell>
          <table:table-cell office:value-type="float" office:value="5.33">
            <text:p>5,33</text:p>
          </table:table-cell>
          <table:table-cell office:value-type="float" office:value="0.97">
            <text:p>0,97</text:p>
          </table:table-cell>
          <table:table-cell office:value-type="float" office:value="5.23333333333333">
            <text:p>5,2333333333</text:p>
          </table:table-cell>
          <table:table-cell office:value-type="float" office:value="0.963333333333333">
            <text:p>0,9633333333</text:p>
          </table:table-cell>
          <table:table-cell office:value-type="float" office:value="5.49">
            <text:p>5,49</text:p>
          </table:table-cell>
          <table:table-cell office:value-type="float" office:value="0.97">
            <text:p>0,97</text:p>
          </table:table-cell>
          <table:table-cell office:value-type="float" office:value="4.98666666666667">
            <text:p>4,9866666667</text:p>
          </table:table-cell>
          <table:table-cell office:value-type="float" office:value="0.946666666666667">
            <text:p>0,9466666667</text:p>
          </table:table-cell>
          <table:table-cell office:value-type="float" office:value="5.55">
            <text:p>5,55</text:p>
          </table:table-cell>
          <table:table-cell office:value-type="float" office:value="0.96">
            <text:p>0,96</text:p>
          </table:table-cell>
          <table:table-cell office:value-type="float" office:value="4.61666666666667">
            <text:p>4,6166666667</text:p>
          </table:table-cell>
          <table:table-cell office:value-type="float" office:value="0.00333333333333333">
            <text:p>0,00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961538461538462">
            <text:p>0,9615384615</text:p>
          </table:table-cell>
          <table:table-cell office:value-type="float" office:value="6.39333333333333">
            <text:p>6,3933333333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108">
            <text:p>108</text:p>
          </table:table-cell>
          <table:table-cell office:value-type="float" office:value="0.973333333333333">
            <text:p>0,9733333333</text:p>
          </table:table-cell>
          <table:table-cell office:value-type="float" office:value="5.32">
            <text:p>5,32</text:p>
          </table:table-cell>
          <table:table-cell office:value-type="float" office:value="0.966666666666667">
            <text:p>0,9666666667</text:p>
          </table:table-cell>
          <table:table-cell office:value-type="float" office:value="5.11333333333333">
            <text:p>5,1133333333</text:p>
          </table:table-cell>
          <table:table-cell office:value-type="float" office:value="0.946666666666667">
            <text:p>0,9466666667</text:p>
          </table:table-cell>
          <table:table-cell office:value-type="float" office:value="5.17">
            <text:p>5,17</text:p>
          </table:table-cell>
          <table:table-cell office:value-type="float" office:value="0.95">
            <text:p>0,95</text:p>
          </table:table-cell>
          <table:table-cell office:value-type="float" office:value="5.22333333333333">
            <text:p>5,2233333333</text:p>
          </table:table-cell>
          <table:table-cell office:value-type="float" office:value="0.946666666666667">
            <text:p>0,9466666667</text:p>
          </table:table-cell>
          <table:table-cell office:value-type="float" office:value="5.59666666666667">
            <text:p>5,5966666667</text:p>
          </table:table-cell>
          <table:table-cell office:value-type="float" office:value="0.97">
            <text:p>0,97</text:p>
          </table:table-cell>
          <table:table-cell office:value-type="float" office:value="4.76333333333333">
            <text:p>4,7633333333</text:p>
          </table:table-cell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946372239747634">
            <text:p>0,9463722397</text:p>
          </table:table-cell>
          <table:table-cell office:value-type="float" office:value="5.68666666666667">
            <text:p>5,6866666667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107">
            <text:p>107</text:p>
          </table:table-cell>
          <table:table-cell office:value-type="float" office:value="0.963333333333333">
            <text:p>0,9633333333</text:p>
          </table:table-cell>
          <table:table-cell office:value-type="float" office:value="5.47666666666667">
            <text:p>5,4766666667</text:p>
          </table:table-cell>
          <table:table-cell office:value-type="float" office:value="0.94">
            <text:p>0,94</text:p>
          </table:table-cell>
          <table:table-cell office:value-type="float" office:value="4.73333333333333">
            <text:p>4,7333333333</text:p>
          </table:table-cell>
          <table:table-cell office:value-type="float" office:value="0.963333333333333">
            <text:p>0,9633333333</text:p>
          </table:table-cell>
          <table:table-cell office:value-type="float" office:value="5.52">
            <text:p>5,52</text:p>
          </table:table-cell>
          <table:table-cell office:value-type="float" office:value="0.956666666666667">
            <text:p>0,9566666667</text:p>
          </table:table-cell>
          <table:table-cell office:value-type="float" office:value="4.74">
            <text:p>4,74</text:p>
          </table:table-cell>
          <table:table-cell office:value-type="float" office:value="0.95">
            <text:p>0,95</text:p>
          </table:table-cell>
          <table:table-cell office:value-type="float" office:value="6.08">
            <text:p>6,08</text:p>
          </table:table-cell>
          <table:table-cell office:value-type="float" office:value="0.956666666666667">
            <text:p>0,9566666667</text:p>
          </table:table-cell>
          <table:table-cell office:value-type="float" office:value="4.66">
            <text:p>4,6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964630225080386">
            <text:p>0,9646302251</text:p>
          </table:table-cell>
          <table:table-cell office:value-type="float" office:value="5.98666666666667">
            <text:p>5,9866666667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105">
            <text:p>105</text:p>
          </table:table-cell>
          <table:table-cell office:value-type="float" office:value="0.983333333333333">
            <text:p>0,9833333333</text:p>
          </table:table-cell>
          <table:table-cell office:value-type="float" office:value="5.40333333333333">
            <text:p>5,4033333333</text:p>
          </table:table-cell>
          <table:table-cell office:value-type="float" office:value="0.973333333333333">
            <text:p>0,9733333333</text:p>
          </table:table-cell>
          <table:table-cell office:value-type="float" office:value="4.73666666666667">
            <text:p>4,7366666667</text:p>
          </table:table-cell>
          <table:table-cell office:value-type="float" office:value="0.973333333333333">
            <text:p>0,9733333333</text:p>
          </table:table-cell>
          <table:table-cell office:value-type="float" office:value="5.11">
            <text:p>5,11</text:p>
          </table:table-cell>
          <table:table-cell office:value-type="float" office:value="0.96">
            <text:p>0,96</text:p>
          </table:table-cell>
          <table:table-cell office:value-type="float" office:value="4.93666666666667">
            <text:p>4,9366666667</text:p>
          </table:table-cell>
          <table:table-cell office:value-type="float" office:value="0.96">
            <text:p>0,96</text:p>
          </table:table-cell>
          <table:table-cell office:value-type="float" office:value="5.48333333333333">
            <text:p>5,4833333333</text:p>
          </table:table-cell>
          <table:table-cell office:value-type="float" office:value="0.966666666666667">
            <text:p>0,9666666667</text:p>
          </table:table-cell>
          <table:table-cell office:value-type="float" office:value="4.54666666666667">
            <text:p>4,5466666667</text:p>
          </table:table-cell>
          <table:table-cell office:value-type="float" office:value="0.0266666666666667">
            <text:p>0,026666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949367088607595">
            <text:p>0,9493670886</text:p>
          </table:table-cell>
          <table:table-cell office:value-type="float" office:value="5.7">
            <text:p>5,7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104">
            <text:p>104</text:p>
          </table:table-cell>
          <table:table-cell office:value-type="float" office:value="0.98">
            <text:p>0,98</text:p>
          </table:table-cell>
          <table:table-cell office:value-type="float" office:value="4.97">
            <text:p>4,97</text:p>
          </table:table-cell>
          <table:table-cell office:value-type="float" office:value="0.98">
            <text:p>0,98</text:p>
          </table:table-cell>
          <table:table-cell office:value-type="float" office:value="5.26">
            <text:p>5,26</text:p>
          </table:table-cell>
          <table:table-cell office:value-type="float" office:value="0.983333333333333">
            <text:p>0,9833333333</text:p>
          </table:table-cell>
          <table:table-cell office:value-type="float" office:value="5.08">
            <text:p>5,08</text:p>
          </table:table-cell>
          <table:table-cell office:value-type="float" office:value="0.98">
            <text:p>0,98</text:p>
          </table:table-cell>
          <table:table-cell office:value-type="float" office:value="4.94666666666667">
            <text:p>4,9466666667</text:p>
          </table:table-cell>
          <table:table-cell office:value-type="float" office:value="0.97">
            <text:p>0,97</text:p>
          </table:table-cell>
          <table:table-cell office:value-type="float" office:value="5.7">
            <text:p>5,7</text:p>
          </table:table-cell>
          <table:table-cell office:value-type="float" office:value="0.98">
            <text:p>0,98</text:p>
          </table:table-cell>
          <table:table-cell office:value-type="float" office:value="4.42333333333333">
            <text:p>4,42333333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967741935483871">
            <text:p>0,9677419355</text:p>
          </table:table-cell>
          <table:table-cell office:value-type="float" office:value="5.40333333333333">
            <text:p>5,4033333333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102">
            <text:p>102</text:p>
          </table:table-cell>
          <table:table-cell office:value-type="float" office:value="0.943333333333333">
            <text:p>0,9433333333</text:p>
          </table:table-cell>
          <table:table-cell office:value-type="float" office:value="4.77333333333333">
            <text:p>4,7733333333</text:p>
          </table:table-cell>
          <table:table-cell office:value-type="float" office:value="0.966666666666667">
            <text:p>0,9666666667</text:p>
          </table:table-cell>
          <table:table-cell office:value-type="float" office:value="5.10333333333333">
            <text:p>5,1033333333</text:p>
          </table:table-cell>
          <table:table-cell office:value-type="float" office:value="0.966666666666667">
            <text:p>0,9666666667</text:p>
          </table:table-cell>
          <table:table-cell office:value-type="float" office:value="5.25333333333333">
            <text:p>5,2533333333</text:p>
          </table:table-cell>
          <table:table-cell office:value-type="float" office:value="0.96">
            <text:p>0,96</text:p>
          </table:table-cell>
          <table:table-cell office:value-type="float" office:value="4.73333333333333">
            <text:p>4,7333333333</text:p>
          </table:table-cell>
          <table:table-cell office:value-type="float" office:value="0.946666666666667">
            <text:p>0,9466666667</text:p>
          </table:table-cell>
          <table:table-cell office:value-type="float" office:value="5.66333333333333">
            <text:p>5,6633333333</text:p>
          </table:table-cell>
          <table:table-cell office:value-type="float" office:value="0.97">
            <text:p>0,97</text:p>
          </table:table-cell>
          <table:table-cell office:value-type="float" office:value="4.54">
            <text:p>4,54</text:p>
          </table:table-cell>
          <table:table-cell office:value-type="float" office:value="0.0133333333333333">
            <text:p>0,01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993377483443708">
            <text:p>0,9933774834</text:p>
          </table:table-cell>
          <table:table-cell office:value-type="float" office:value="5.86333333333333">
            <text:p>5,8633333333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101">
            <text:p>101</text:p>
          </table:table-cell>
          <table:table-cell office:value-type="float" office:value="0.976666666666667">
            <text:p>0,9766666667</text:p>
          </table:table-cell>
          <table:table-cell office:value-type="float" office:value="4.82">
            <text:p>4,82</text:p>
          </table:table-cell>
          <table:table-cell office:value-type="float" office:value="0.983333333333333">
            <text:p>0,9833333333</text:p>
          </table:table-cell>
          <table:table-cell office:value-type="float" office:value="5.29">
            <text:p>5,29</text:p>
          </table:table-cell>
          <table:table-cell office:value-type="float" office:value="0.976666666666667">
            <text:p>0,9766666667</text:p>
          </table:table-cell>
          <table:table-cell office:value-type="float" office:value="5.34666666666667">
            <text:p>5,3466666667</text:p>
          </table:table-cell>
          <table:table-cell office:value-type="float" office:value="0.97">
            <text:p>0,97</text:p>
          </table:table-cell>
          <table:table-cell office:value-type="float" office:value="4.83666666666667">
            <text:p>4,8366666667</text:p>
          </table:table-cell>
          <table:table-cell office:value-type="float" office:value="0.956666666666667">
            <text:p>0,9566666667</text:p>
          </table:table-cell>
          <table:table-cell office:value-type="float" office:value="5.48333333333333">
            <text:p>5,4833333333</text:p>
          </table:table-cell>
          <table:table-cell office:value-type="float" office:value="0.956666666666667">
            <text:p>0,9566666667</text:p>
          </table:table-cell>
          <table:table-cell office:value-type="float" office:value="4.4">
            <text:p>4,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964630225080386">
            <text:p>0,9646302251</text:p>
          </table:table-cell>
          <table:table-cell office:value-type="float" office:value="5.69666666666667">
            <text:p>5,6966666667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98">
            <text:p>98</text:p>
          </table:table-cell>
          <table:table-cell office:value-type="float" office:value="0.966666666666667">
            <text:p>0,9666666667</text:p>
          </table:table-cell>
          <table:table-cell office:value-type="float" office:value="4.88666666666667">
            <text:p>4,8866666667</text:p>
          </table:table-cell>
          <table:table-cell office:value-type="float" office:value="0.97">
            <text:p>0,97</text:p>
          </table:table-cell>
          <table:table-cell office:value-type="float" office:value="5.14666666666667">
            <text:p>5,1466666667</text:p>
          </table:table-cell>
          <table:table-cell office:value-type="float" office:value="0.98">
            <text:p>0,98</text:p>
          </table:table-cell>
          <table:table-cell office:value-type="float" office:value="5.84666666666667">
            <text:p>5,8466666667</text:p>
          </table:table-cell>
          <table:table-cell office:value-type="float" office:value="0.96">
            <text:p>0,96</text:p>
          </table:table-cell>
          <table:table-cell office:value-type="float" office:value="4.69">
            <text:p>4,69</text:p>
          </table:table-cell>
          <table:table-cell office:value-type="float" office:value="0.98">
            <text:p>0,98</text:p>
          </table:table-cell>
          <table:table-cell office:value-type="float" office:value="6.35">
            <text:p>6,35</text:p>
          </table:table-cell>
          <table:table-cell office:value-type="float" office:value="0.98">
            <text:p>0,98</text:p>
          </table:table-cell>
          <table:table-cell office:value-type="float" office:value="4.72">
            <text:p>4,72</text:p>
          </table:table-cell>
          <table:table-cell office:value-type="float" office:value="0.00333333333333333">
            <text:p>0,00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958466453674121">
            <text:p>0,9584664537</text:p>
          </table:table-cell>
          <table:table-cell office:value-type="float" office:value="5.99333333333333">
            <text:p>5,9933333333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97">
            <text:p>97</text:p>
          </table:table-cell>
          <table:table-cell office:value-type="float" office:value="0.97">
            <text:p>0,97</text:p>
          </table:table-cell>
          <table:table-cell office:value-type="float" office:value="5.07333333333333">
            <text:p>5,0733333333</text:p>
          </table:table-cell>
          <table:table-cell office:value-type="float" office:value="0.99">
            <text:p>0,99</text:p>
          </table:table-cell>
          <table:table-cell office:value-type="float" office:value="5.05333333333333">
            <text:p>5,0533333333</text:p>
          </table:table-cell>
          <table:table-cell office:value-type="float" office:value="0.963333333333333">
            <text:p>0,9633333333</text:p>
          </table:table-cell>
          <table:table-cell office:value-type="float" office:value="5.3">
            <text:p>5,3</text:p>
          </table:table-cell>
          <table:table-cell office:value-type="float" office:value="0.97">
            <text:p>0,97</text:p>
          </table:table-cell>
          <table:table-cell office:value-type="float" office:value="4.82666666666667">
            <text:p>4,8266666667</text:p>
          </table:table-cell>
          <table:table-cell office:value-type="float" office:value="0.963333333333333">
            <text:p>0,9633333333</text:p>
          </table:table-cell>
          <table:table-cell office:value-type="float" office:value="5.62666666666667">
            <text:p>5,6266666667</text:p>
          </table:table-cell>
          <table:table-cell office:value-type="float" office:value="0.976666666666667">
            <text:p>0,9766666667</text:p>
          </table:table-cell>
          <table:table-cell office:value-type="float" office:value="4.73333333333333">
            <text:p>4,7333333333</text:p>
          </table:table-cell>
          <table:table-cell office:value-type="float" office:value="0.0166666666666667">
            <text:p>0,016666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949367088607595">
            <text:p>0,9493670886</text:p>
          </table:table-cell>
          <table:table-cell office:value-type="float" office:value="6.38666666666667">
            <text:p>6,3866666667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94">
            <text:p>94</text:p>
          </table:table-cell>
          <table:table-cell office:value-type="float" office:value="0.946666666666667">
            <text:p>0,9466666667</text:p>
          </table:table-cell>
          <table:table-cell office:value-type="float" office:value="5.18666666666667">
            <text:p>5,1866666667</text:p>
          </table:table-cell>
          <table:table-cell office:value-type="float" office:value="0.97">
            <text:p>0,97</text:p>
          </table:table-cell>
          <table:table-cell office:value-type="float" office:value="5.25666666666667">
            <text:p>5,2566666667</text:p>
          </table:table-cell>
          <table:table-cell office:value-type="float" office:value="0.96">
            <text:p>0,96</text:p>
          </table:table-cell>
          <table:table-cell office:value-type="float" office:value="5.45666666666667">
            <text:p>5,4566666667</text:p>
          </table:table-cell>
          <table:table-cell office:value-type="float" office:value="0.98">
            <text:p>0,98</text:p>
          </table:table-cell>
          <table:table-cell office:value-type="float" office:value="5.16666666666667">
            <text:p>5,1666666667</text:p>
          </table:table-cell>
          <table:table-cell office:value-type="float" office:value="0.946666666666667">
            <text:p>0,9466666667</text:p>
          </table:table-cell>
          <table:table-cell office:value-type="float" office:value="5.64">
            <text:p>5,64</text:p>
          </table:table-cell>
          <table:table-cell office:value-type="float" office:value="0.966666666666667">
            <text:p>0,9666666667</text:p>
          </table:table-cell>
          <table:table-cell office:value-type="float" office:value="4.30666666666667">
            <text:p>4,3066666667</text:p>
          </table:table-cell>
          <table:table-cell office:value-type="float" office:value="0.00666666666666667">
            <text:p>0,006666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955414012738854">
            <text:p>0,9554140127</text:p>
          </table:table-cell>
          <table:table-cell office:value-type="float" office:value="5.71333333333333">
            <text:p>5,7133333333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93">
            <text:p>93</text:p>
          </table:table-cell>
          <table:table-cell office:value-type="float" office:value="0.963333333333333">
            <text:p>0,9633333333</text:p>
          </table:table-cell>
          <table:table-cell office:value-type="float" office:value="5.66666666666667">
            <text:p>5,6666666667</text:p>
          </table:table-cell>
          <table:table-cell office:value-type="float" office:value="0.966666666666667">
            <text:p>0,9666666667</text:p>
          </table:table-cell>
          <table:table-cell office:value-type="float" office:value="5.06666666666667">
            <text:p>5,0666666667</text:p>
          </table:table-cell>
          <table:table-cell office:value-type="float" office:value="0.976666666666667">
            <text:p>0,9766666667</text:p>
          </table:table-cell>
          <table:table-cell office:value-type="float" office:value="5.51">
            <text:p>5,51</text:p>
          </table:table-cell>
          <table:table-cell office:value-type="float" office:value="0.99">
            <text:p>0,99</text:p>
          </table:table-cell>
          <table:table-cell office:value-type="float" office:value="5.01666666666667">
            <text:p>5,0166666667</text:p>
          </table:table-cell>
          <table:table-cell office:value-type="float" office:value="0.953333333333333">
            <text:p>0,9533333333</text:p>
          </table:table-cell>
          <table:table-cell office:value-type="float" office:value="5.46">
            <text:p>5,46</text:p>
          </table:table-cell>
          <table:table-cell office:value-type="float" office:value="0.946666666666667">
            <text:p>0,9466666667</text:p>
          </table:table-cell>
          <table:table-cell office:value-type="float" office:value="4.91666666666667">
            <text:p>4,91666666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958466453674121">
            <text:p>0,9584664537</text:p>
          </table:table-cell>
          <table:table-cell office:value-type="float" office:value="6.02">
            <text:p>6,02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90">
            <text:p>90</text:p>
          </table:table-cell>
          <table:table-cell office:value-type="float" office:value="0.953333333333333">
            <text:p>0,9533333333</text:p>
          </table:table-cell>
          <table:table-cell office:value-type="float" office:value="4.87333333333333">
            <text:p>4,8733333333</text:p>
          </table:table-cell>
          <table:table-cell office:value-type="float" office:value="0.98">
            <text:p>0,98</text:p>
          </table:table-cell>
          <table:table-cell office:value-type="float" office:value="5.28333333333333">
            <text:p>5,2833333333</text:p>
          </table:table-cell>
          <table:table-cell office:value-type="float" office:value="0.943333333333333">
            <text:p>0,9433333333</text:p>
          </table:table-cell>
          <table:table-cell office:value-type="float" office:value="5.25666666666667">
            <text:p>5,2566666667</text:p>
          </table:table-cell>
          <table:table-cell office:value-type="float" office:value="0.97">
            <text:p>0,97</text:p>
          </table:table-cell>
          <table:table-cell office:value-type="float" office:value="5.08333333333333">
            <text:p>5,0833333333</text:p>
          </table:table-cell>
          <table:table-cell office:value-type="float" office:value="0.943333333333333">
            <text:p>0,9433333333</text:p>
          </table:table-cell>
          <table:table-cell office:value-type="float" office:value="5.28333333333333">
            <text:p>5,2833333333</text:p>
          </table:table-cell>
          <table:table-cell office:value-type="float" office:value="0.966666666666667">
            <text:p>0,9666666667</text:p>
          </table:table-cell>
          <table:table-cell office:value-type="float" office:value="4.72666666666667">
            <text:p>4,7266666667</text:p>
          </table:table-cell>
          <table:table-cell office:value-type="float" office:value="0.00333333333333333">
            <text:p>0,00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977198697068404">
            <text:p>0,9771986971</text:p>
          </table:table-cell>
          <table:table-cell office:value-type="float" office:value="5.82">
            <text:p>5,82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89">
            <text:p>89</text:p>
          </table:table-cell>
          <table:table-cell office:value-type="float" office:value="0.94">
            <text:p>0,94</text:p>
          </table:table-cell>
          <table:table-cell office:value-type="float" office:value="4.98666666666667">
            <text:p>4,9866666667</text:p>
          </table:table-cell>
          <table:table-cell office:value-type="float" office:value="0.963333333333333">
            <text:p>0,9633333333</text:p>
          </table:table-cell>
          <table:table-cell office:value-type="float" office:value="5.27333333333333">
            <text:p>5,2733333333</text:p>
          </table:table-cell>
          <table:table-cell office:value-type="float" office:value="0.963333333333333">
            <text:p>0,9633333333</text:p>
          </table:table-cell>
          <table:table-cell office:value-type="float" office:value="5.51333333333333">
            <text:p>5,5133333333</text:p>
          </table:table-cell>
          <table:table-cell office:value-type="float" office:value="0.973333333333333">
            <text:p>0,9733333333</text:p>
          </table:table-cell>
          <table:table-cell office:value-type="float" office:value="4.80333333333333">
            <text:p>4,8033333333</text:p>
          </table:table-cell>
          <table:table-cell office:value-type="float" office:value="0.946666666666667">
            <text:p>0,9466666667</text:p>
          </table:table-cell>
          <table:table-cell office:value-type="float" office:value="5.57666666666667">
            <text:p>5,5766666667</text:p>
          </table:table-cell>
          <table:table-cell office:value-type="float" office:value="0.966666666666667">
            <text:p>0,9666666667</text:p>
          </table:table-cell>
          <table:table-cell office:value-type="float" office:value="4.67333333333333">
            <text:p>4,6733333333</text:p>
          </table:table-cell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961538461538462">
            <text:p>0,9615384615</text:p>
          </table:table-cell>
          <table:table-cell office:value-type="float" office:value="5.83666666666667">
            <text:p>5,8366666667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89">
            <text:p>89</text:p>
          </table:table-cell>
          <table:table-cell office:value-type="float" office:value="0.963333333333333">
            <text:p>0,9633333333</text:p>
          </table:table-cell>
          <table:table-cell office:value-type="float" office:value="5.16666666666667">
            <text:p>5,1666666667</text:p>
          </table:table-cell>
          <table:table-cell office:value-type="float" office:value="0.98">
            <text:p>0,98</text:p>
          </table:table-cell>
          <table:table-cell office:value-type="float" office:value="4.92">
            <text:p>4,92</text:p>
          </table:table-cell>
          <table:table-cell office:value-type="float" office:value="0.99">
            <text:p>0,99</text:p>
          </table:table-cell>
          <table:table-cell office:value-type="float" office:value="5.31333333333333">
            <text:p>5,3133333333</text:p>
          </table:table-cell>
          <table:table-cell office:value-type="float" office:value="0.973333333333333">
            <text:p>0,9733333333</text:p>
          </table:table-cell>
          <table:table-cell office:value-type="float" office:value="4.72666666666667">
            <text:p>4,7266666667</text:p>
          </table:table-cell>
          <table:table-cell office:value-type="float" office:value="0.973333333333333">
            <text:p>0,9733333333</text:p>
          </table:table-cell>
          <table:table-cell office:value-type="float" office:value="5.72666666666667">
            <text:p>5,7266666667</text:p>
          </table:table-cell>
          <table:table-cell office:value-type="float" office:value="0.99">
            <text:p>0,99</text:p>
          </table:table-cell>
          <table:table-cell office:value-type="float" office:value="4.65333333333333">
            <text:p>4,6533333333</text:p>
          </table:table-cell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958466453674121">
            <text:p>0,9584664537</text:p>
          </table:table-cell>
          <table:table-cell office:value-type="float" office:value="5.46">
            <text:p>5,46</text:p>
          </table:table-cell>
          <table:table-cell office:value-type="float" office:value="0">
            <text:p>0</text:p>
          </table:table-cell>
          <table:table-cell office:value-type="float" office:value="4485">
            <text:p>4485</text:p>
          </table:table-cell>
          <table:table-cell office:value-type="float" office:value="88">
            <text:p>88</text:p>
          </table:table-cell>
          <table:table-cell office:value-type="float" office:value="0.996666666666667">
            <text:p>0,9966666667</text:p>
          </table:table-cell>
          <table:table-cell office:value-type="float" office:value="4.93666666666667">
            <text:p>4,9366666667</text:p>
          </table:table-cell>
          <table:table-cell office:value-type="float" office:value="0.973333333333333">
            <text:p>0,9733333333</text:p>
          </table:table-cell>
          <table:table-cell office:value-type="float" office:value="4.82">
            <text:p>4,82</text:p>
          </table:table-cell>
          <table:table-cell office:value-type="float" office:value="0.973333333333333">
            <text:p>0,9733333333</text:p>
          </table:table-cell>
          <table:table-cell office:value-type="float" office:value="5.08">
            <text:p>5,08</text:p>
          </table:table-cell>
          <table:table-cell office:value-type="float" office:value="0.97">
            <text:p>0,97</text:p>
          </table:table-cell>
          <table:table-cell office:value-type="float" office:value="4.79666666666667">
            <text:p>4,7966666667</text:p>
          </table:table-cell>
          <table:table-cell office:value-type="float" office:value="0.963333333333333">
            <text:p>0,9633333333</text:p>
          </table:table-cell>
          <table:table-cell office:value-type="float" office:value="5.25">
            <text:p>5,25</text:p>
          </table:table-cell>
          <table:table-cell office:value-type="float" office:value="0.966666666666667">
            <text:p>0,9666666667</text:p>
          </table:table-cell>
          <table:table-cell office:value-type="float" office:value="4.51666666666667">
            <text:p>4,5166666667</text:p>
          </table:table-cell>
          <table:table-cell office:value-type="float" office:value="0.00333333333333333">
            <text:p>0,00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970873786407767">
            <text:p>0,9708737864</text:p>
          </table:table-cell>
          <table:table-cell office:value-type="float" office:value="5.83">
            <text:p>5,83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85">
            <text:p>85</text:p>
          </table:table-cell>
          <table:table-cell office:value-type="float" office:value="0.953333333333333">
            <text:p>0,9533333333</text:p>
          </table:table-cell>
          <table:table-cell office:value-type="float" office:value="4.76666666666667">
            <text:p>4,7666666667</text:p>
          </table:table-cell>
          <table:table-cell office:value-type="float" office:value="0.963333333333333">
            <text:p>0,9633333333</text:p>
          </table:table-cell>
          <table:table-cell office:value-type="float" office:value="5.16">
            <text:p>5,16</text:p>
          </table:table-cell>
          <table:table-cell office:value-type="float" office:value="0.973333333333333">
            <text:p>0,9733333333</text:p>
          </table:table-cell>
          <table:table-cell office:value-type="float" office:value="5.25666666666667">
            <text:p>5,2566666667</text:p>
          </table:table-cell>
          <table:table-cell office:value-type="float" office:value="0.976666666666667">
            <text:p>0,9766666667</text:p>
          </table:table-cell>
          <table:table-cell office:value-type="float" office:value="5.30333333333333">
            <text:p>5,3033333333</text:p>
          </table:table-cell>
          <table:table-cell office:value-type="float" office:value="0.93">
            <text:p>0,93</text:p>
          </table:table-cell>
          <table:table-cell office:value-type="float" office:value="5.15333333333333">
            <text:p>5,1533333333</text:p>
          </table:table-cell>
          <table:table-cell office:value-type="float" office:value="0.98">
            <text:p>0,98</text:p>
          </table:table-cell>
          <table:table-cell office:value-type="float" office:value="5.02666666666667">
            <text:p>5,02666666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961538461538462">
            <text:p>0,9615384615</text:p>
          </table:table-cell>
          <table:table-cell office:value-type="float" office:value="6.06333333333333">
            <text:p>6,0633333333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85">
            <text:p>85</text:p>
          </table:table-cell>
          <table:table-cell office:value-type="float" office:value="0.963333333333333">
            <text:p>0,9633333333</text:p>
          </table:table-cell>
          <table:table-cell office:value-type="float" office:value="5.22333333333333">
            <text:p>5,2233333333</text:p>
          </table:table-cell>
          <table:table-cell office:value-type="float" office:value="0.97">
            <text:p>0,97</text:p>
          </table:table-cell>
          <table:table-cell office:value-type="float" office:value="4.93">
            <text:p>4,93</text:p>
          </table:table-cell>
          <table:table-cell office:value-type="float" office:value="0.973333333333333">
            <text:p>0,9733333333</text:p>
          </table:table-cell>
          <table:table-cell office:value-type="float" office:value="5.17">
            <text:p>5,17</text:p>
          </table:table-cell>
          <table:table-cell office:value-type="float" office:value="0.963333333333333">
            <text:p>0,9633333333</text:p>
          </table:table-cell>
          <table:table-cell office:value-type="float" office:value="4.88666666666667">
            <text:p>4,8866666667</text:p>
          </table:table-cell>
          <table:table-cell office:value-type="float" office:value="0.933333333333333">
            <text:p>0,9333333333</text:p>
          </table:table-cell>
          <table:table-cell office:value-type="float" office:value="5.30666666666667">
            <text:p>5,3066666667</text:p>
          </table:table-cell>
          <table:table-cell office:value-type="float" office:value="0.956666666666667">
            <text:p>0,9566666667</text:p>
          </table:table-cell>
          <table:table-cell office:value-type="float" office:value="4.44">
            <text:p>4,44</text:p>
          </table:table-cell>
          <table:table-cell office:value-type="float" office:value="0.00666666666666667">
            <text:p>0,006666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961538461538462">
            <text:p>0,9615384615</text:p>
          </table:table-cell>
          <table:table-cell office:value-type="float" office:value="5.49333333333333">
            <text:p>5,4933333333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85">
            <text:p>85</text:p>
          </table:table-cell>
          <table:table-cell office:value-type="float" office:value="0.966666666666667">
            <text:p>0,9666666667</text:p>
          </table:table-cell>
          <table:table-cell office:value-type="float" office:value="5.02333333333333">
            <text:p>5,0233333333</text:p>
          </table:table-cell>
          <table:table-cell office:value-type="float" office:value="0.976666666666667">
            <text:p>0,9766666667</text:p>
          </table:table-cell>
          <table:table-cell office:value-type="float" office:value="5.01">
            <text:p>5,01</text:p>
          </table:table-cell>
          <table:table-cell office:value-type="float" office:value="0.966666666666667">
            <text:p>0,9666666667</text:p>
          </table:table-cell>
          <table:table-cell office:value-type="float" office:value="5.19">
            <text:p>5,19</text:p>
          </table:table-cell>
          <table:table-cell office:value-type="float" office:value="0.96">
            <text:p>0,96</text:p>
          </table:table-cell>
          <table:table-cell office:value-type="float" office:value="4.60333333333333">
            <text:p>4,6033333333</text:p>
          </table:table-cell>
          <table:table-cell office:value-type="float" office:value="0.94">
            <text:p>0,94</text:p>
          </table:table-cell>
          <table:table-cell office:value-type="float" office:value="5.34333333333333">
            <text:p>5,3433333333</text:p>
          </table:table-cell>
          <table:table-cell office:value-type="float" office:value="0.97">
            <text:p>0,97</text:p>
          </table:table-cell>
          <table:table-cell office:value-type="float" office:value="4.65333333333333">
            <text:p>4,6533333333</text:p>
          </table:table-cell>
          <table:table-cell office:value-type="float" office:value="0.0133333333333333">
            <text:p>0,01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974025974025974">
            <text:p>0,974025974</text:p>
          </table:table-cell>
          <table:table-cell office:value-type="float" office:value="5.59333333333333">
            <text:p>5,5933333333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85">
            <text:p>85</text:p>
          </table:table-cell>
          <table:table-cell office:value-type="float" office:value="0.97">
            <text:p>0,97</text:p>
          </table:table-cell>
          <table:table-cell office:value-type="float" office:value="4.71666666666667">
            <text:p>4,7166666667</text:p>
          </table:table-cell>
          <table:table-cell office:value-type="float" office:value="0.976666666666667">
            <text:p>0,9766666667</text:p>
          </table:table-cell>
          <table:table-cell office:value-type="float" office:value="4.91333333333333">
            <text:p>4,9133333333</text:p>
          </table:table-cell>
          <table:table-cell office:value-type="float" office:value="0.973333333333333">
            <text:p>0,9733333333</text:p>
          </table:table-cell>
          <table:table-cell office:value-type="float" office:value="4.97333333333333">
            <text:p>4,9733333333</text:p>
          </table:table-cell>
          <table:table-cell office:value-type="float" office:value="0.97">
            <text:p>0,97</text:p>
          </table:table-cell>
          <table:table-cell office:value-type="float" office:value="4.72666666666667">
            <text:p>4,7266666667</text:p>
          </table:table-cell>
          <table:table-cell office:value-type="float" office:value="0.956666666666667">
            <text:p>0,9566666667</text:p>
          </table:table-cell>
          <table:table-cell office:value-type="float" office:value="5.39666666666667">
            <text:p>5,3966666667</text:p>
          </table:table-cell>
          <table:table-cell office:value-type="float" office:value="0.96">
            <text:p>0,96</text:p>
          </table:table-cell>
          <table:table-cell office:value-type="float" office:value="4.32666666666667">
            <text:p>4,3266666667</text:p>
          </table:table-cell>
          <table:table-cell office:value-type="float" office:value="0.00666666666666667">
            <text:p>0,006666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970873786407767">
            <text:p>0,9708737864</text:p>
          </table:table-cell>
          <table:table-cell office:value-type="float" office:value="5.74333333333333">
            <text:p>5,7433333333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84">
            <text:p>84</text:p>
          </table:table-cell>
          <table:table-cell office:value-type="float" office:value="0.98">
            <text:p>0,98</text:p>
          </table:table-cell>
          <table:table-cell office:value-type="float" office:value="4.76666666666667">
            <text:p>4,7666666667</text:p>
          </table:table-cell>
          <table:table-cell office:value-type="float" office:value="0.96">
            <text:p>0,96</text:p>
          </table:table-cell>
          <table:table-cell office:value-type="float" office:value="5.21666666666667">
            <text:p>5,2166666667</text:p>
          </table:table-cell>
          <table:table-cell office:value-type="float" office:value="0.96">
            <text:p>0,96</text:p>
          </table:table-cell>
          <table:table-cell office:value-type="float" office:value="5.25666666666667">
            <text:p>5,2566666667</text:p>
          </table:table-cell>
          <table:table-cell office:value-type="float" office:value="0.97">
            <text:p>0,97</text:p>
          </table:table-cell>
          <table:table-cell office:value-type="float" office:value="4.96">
            <text:p>4,96</text:p>
          </table:table-cell>
          <table:table-cell office:value-type="float" office:value="0.943333333333333">
            <text:p>0,9433333333</text:p>
          </table:table-cell>
          <table:table-cell office:value-type="float" office:value="5.72333333333333">
            <text:p>5,7233333333</text:p>
          </table:table-cell>
          <table:table-cell office:value-type="float" office:value="0.973333333333333">
            <text:p>0,9733333333</text:p>
          </table:table-cell>
          <table:table-cell office:value-type="float" office:value="4.32666666666667">
            <text:p>4,3266666667</text:p>
          </table:table-cell>
          <table:table-cell office:value-type="float" office:value="0.00666666666666667">
            <text:p>0,006666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958466453674121">
            <text:p>0,9584664537</text:p>
          </table:table-cell>
          <table:table-cell office:value-type="float" office:value="5.83666666666667">
            <text:p>5,8366666667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83">
            <text:p>83</text:p>
          </table:table-cell>
          <table:table-cell office:value-type="float" office:value="0.953333333333333">
            <text:p>0,9533333333</text:p>
          </table:table-cell>
          <table:table-cell office:value-type="float" office:value="4.62333333333333">
            <text:p>4,6233333333</text:p>
          </table:table-cell>
          <table:table-cell office:value-type="float" office:value="0.976666666666667">
            <text:p>0,9766666667</text:p>
          </table:table-cell>
          <table:table-cell office:value-type="float" office:value="4.88">
            <text:p>4,88</text:p>
          </table:table-cell>
          <table:table-cell office:value-type="float" office:value="0.97">
            <text:p>0,97</text:p>
          </table:table-cell>
          <table:table-cell office:value-type="float" office:value="4.75666666666667">
            <text:p>4,7566666667</text:p>
          </table:table-cell>
          <table:table-cell office:value-type="float" office:value="0.963333333333333">
            <text:p>0,9633333333</text:p>
          </table:table-cell>
          <table:table-cell office:value-type="float" office:value="4.58333333333333">
            <text:p>4,5833333333</text:p>
          </table:table-cell>
          <table:table-cell office:value-type="float" office:value="0.95">
            <text:p>0,95</text:p>
          </table:table-cell>
          <table:table-cell office:value-type="float" office:value="5.63666666666667">
            <text:p>5,6366666667</text:p>
          </table:table-cell>
          <table:table-cell office:value-type="float" office:value="0.973333333333333">
            <text:p>0,9733333333</text:p>
          </table:table-cell>
          <table:table-cell office:value-type="float" office:value="4.02">
            <text:p>4,02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961538461538462">
            <text:p>0,9615384615</text:p>
          </table:table-cell>
          <table:table-cell office:value-type="float" office:value="5.36">
            <text:p>5,36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82">
            <text:p>82</text:p>
          </table:table-cell>
          <table:table-cell office:value-type="float" office:value="0.97">
            <text:p>0,97</text:p>
          </table:table-cell>
          <table:table-cell office:value-type="float" office:value="4.38333333333333">
            <text:p>4,3833333333</text:p>
          </table:table-cell>
          <table:table-cell office:value-type="float" office:value="0.976666666666667">
            <text:p>0,9766666667</text:p>
          </table:table-cell>
          <table:table-cell office:value-type="float" office:value="4.75333333333333">
            <text:p>4,7533333333</text:p>
          </table:table-cell>
          <table:table-cell office:value-type="float" office:value="0.966666666666667">
            <text:p>0,9666666667</text:p>
          </table:table-cell>
          <table:table-cell office:value-type="float" office:value="5.43333333333333">
            <text:p>5,4333333333</text:p>
          </table:table-cell>
          <table:table-cell office:value-type="float" office:value="0.953333333333333">
            <text:p>0,9533333333</text:p>
          </table:table-cell>
          <table:table-cell office:value-type="float" office:value="4.71333333333333">
            <text:p>4,7133333333</text:p>
          </table:table-cell>
          <table:table-cell office:value-type="float" office:value="0.956666666666667">
            <text:p>0,9566666667</text:p>
          </table:table-cell>
          <table:table-cell office:value-type="float" office:value="5.64666666666667">
            <text:p>5,6466666667</text:p>
          </table:table-cell>
          <table:table-cell office:value-type="float" office:value="0.96">
            <text:p>0,96</text:p>
          </table:table-cell>
          <table:table-cell office:value-type="float" office:value="4.27666666666667">
            <text:p>4,27666666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977198697068404">
            <text:p>0,9771986971</text:p>
          </table:table-cell>
          <table:table-cell office:value-type="float" office:value="5.29">
            <text:p>5,29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82">
            <text:p>82</text:p>
          </table:table-cell>
          <table:table-cell office:value-type="float" office:value="0.966666666666667">
            <text:p>0,9666666667</text:p>
          </table:table-cell>
          <table:table-cell office:value-type="float" office:value="4.76666666666667">
            <text:p>4,7666666667</text:p>
          </table:table-cell>
          <table:table-cell office:value-type="float" office:value="0.966666666666667">
            <text:p>0,9666666667</text:p>
          </table:table-cell>
          <table:table-cell office:value-type="float" office:value="4.76333333333333">
            <text:p>4,7633333333</text:p>
          </table:table-cell>
          <table:table-cell office:value-type="float" office:value="0.963333333333333">
            <text:p>0,9633333333</text:p>
          </table:table-cell>
          <table:table-cell office:value-type="float" office:value="4.46">
            <text:p>4,46</text:p>
          </table:table-cell>
          <table:table-cell office:value-type="float" office:value="0.97">
            <text:p>0,97</text:p>
          </table:table-cell>
          <table:table-cell office:value-type="float" office:value="4.36333333333333">
            <text:p>4,3633333333</text:p>
          </table:table-cell>
          <table:table-cell office:value-type="float" office:value="0.96">
            <text:p>0,96</text:p>
          </table:table-cell>
          <table:table-cell office:value-type="float" office:value="5.31333333333333">
            <text:p>5,3133333333</text:p>
          </table:table-cell>
          <table:table-cell office:value-type="float" office:value="0.983333333333333">
            <text:p>0,9833333333</text:p>
          </table:table-cell>
          <table:table-cell office:value-type="float" office:value="4.16">
            <text:p>4,16</text:p>
          </table:table-cell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955414012738854">
            <text:p>0,9554140127</text:p>
          </table:table-cell>
          <table:table-cell office:value-type="float" office:value="5.53666666666667">
            <text:p>5,5366666667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80">
            <text:p>80</text:p>
          </table:table-cell>
          <table:table-cell office:value-type="float" office:value="0.966666666666667">
            <text:p>0,9666666667</text:p>
          </table:table-cell>
          <table:table-cell office:value-type="float" office:value="4.71666666666667">
            <text:p>4,7166666667</text:p>
          </table:table-cell>
          <table:table-cell office:value-type="float" office:value="0.96">
            <text:p>0,96</text:p>
          </table:table-cell>
          <table:table-cell office:value-type="float" office:value="5.21666666666667">
            <text:p>5,2166666667</text:p>
          </table:table-cell>
          <table:table-cell office:value-type="float" office:value="0.973333333333333">
            <text:p>0,9733333333</text:p>
          </table:table-cell>
          <table:table-cell office:value-type="float" office:value="4.9">
            <text:p>4,9</text:p>
          </table:table-cell>
          <table:table-cell office:value-type="float" office:value="0.98">
            <text:p>0,98</text:p>
          </table:table-cell>
          <table:table-cell office:value-type="float" office:value="4.62">
            <text:p>4,62</text:p>
          </table:table-cell>
          <table:table-cell office:value-type="float" office:value="0.946666666666667">
            <text:p>0,9466666667</text:p>
          </table:table-cell>
          <table:table-cell office:value-type="float" office:value="5.42">
            <text:p>5,42</text:p>
          </table:table-cell>
          <table:table-cell office:value-type="float" office:value="0.973333333333333">
            <text:p>0,9733333333</text:p>
          </table:table-cell>
          <table:table-cell office:value-type="float" office:value="4.12666666666667">
            <text:p>4,1266666667</text:p>
          </table:table-cell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974025974025974">
            <text:p>0,974025974</text:p>
          </table:table-cell>
          <table:table-cell office:value-type="float" office:value="5.40333333333333">
            <text:p>5,4033333333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79">
            <text:p>79</text:p>
          </table:table-cell>
          <table:table-cell office:value-type="float" office:value="0.98">
            <text:p>0,98</text:p>
          </table:table-cell>
          <table:table-cell office:value-type="float" office:value="4.88">
            <text:p>4,88</text:p>
          </table:table-cell>
          <table:table-cell office:value-type="float" office:value="0.973333333333333">
            <text:p>0,9733333333</text:p>
          </table:table-cell>
          <table:table-cell office:value-type="float" office:value="4.72">
            <text:p>4,72</text:p>
          </table:table-cell>
          <table:table-cell office:value-type="float" office:value="0.97">
            <text:p>0,97</text:p>
          </table:table-cell>
          <table:table-cell office:value-type="float" office:value="4.73333333333333">
            <text:p>4,7333333333</text:p>
          </table:table-cell>
          <table:table-cell office:value-type="float" office:value="0.986666666666667">
            <text:p>0,9866666667</text:p>
          </table:table-cell>
          <table:table-cell office:value-type="float" office:value="4.72">
            <text:p>4,72</text:p>
          </table:table-cell>
          <table:table-cell office:value-type="float" office:value="0.966666666666667">
            <text:p>0,9666666667</text:p>
          </table:table-cell>
          <table:table-cell office:value-type="float" office:value="5.23333333333333">
            <text:p>5,2333333333</text:p>
          </table:table-cell>
          <table:table-cell office:value-type="float" office:value="0.976666666666667">
            <text:p>0,9766666667</text:p>
          </table:table-cell>
          <table:table-cell office:value-type="float" office:value="4.43">
            <text:p>4,43</text:p>
          </table:table-cell>
          <table:table-cell office:value-type="float" office:value="0.00333333333333333">
            <text:p>0,00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983606557377049">
            <text:p>0,9836065574</text:p>
          </table:table-cell>
          <table:table-cell office:value-type="float" office:value="4.89666666666667">
            <text:p>4,8966666667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77">
            <text:p>77</text:p>
          </table:table-cell>
          <table:table-cell office:value-type="float" office:value="0.993333333333333">
            <text:p>0,9933333333</text:p>
          </table:table-cell>
          <table:table-cell office:value-type="float" office:value="4.64666666666667">
            <text:p>4,6466666667</text:p>
          </table:table-cell>
          <table:table-cell office:value-type="float" office:value="0.98">
            <text:p>0,98</text:p>
          </table:table-cell>
          <table:table-cell office:value-type="float" office:value="4.79666666666667">
            <text:p>4,7966666667</text:p>
          </table:table-cell>
          <table:table-cell office:value-type="float" office:value="0.976666666666667">
            <text:p>0,9766666667</text:p>
          </table:table-cell>
          <table:table-cell office:value-type="float" office:value="4.61">
            <text:p>4,61</text:p>
          </table:table-cell>
          <table:table-cell office:value-type="float" office:value="0.98">
            <text:p>0,98</text:p>
          </table:table-cell>
          <table:table-cell office:value-type="float" office:value="4.14333333333333">
            <text:p>4,1433333333</text:p>
          </table:table-cell>
          <table:table-cell office:value-type="float" office:value="0.98">
            <text:p>0,98</text:p>
          </table:table-cell>
          <table:table-cell office:value-type="float" office:value="4.86333333333333">
            <text:p>4,8633333333</text:p>
          </table:table-cell>
          <table:table-cell office:value-type="float" office:value="0.983333333333333">
            <text:p>0,9833333333</text:p>
          </table:table-cell>
          <table:table-cell office:value-type="float" office:value="3.73">
            <text:p>3,73</text:p>
          </table:table-cell>
          <table:table-cell office:value-type="float" office:value="0.0133333333333333">
            <text:p>0,01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977198697068404">
            <text:p>0,9771986971</text:p>
          </table:table-cell>
          <table:table-cell office:value-type="float" office:value="5.21">
            <text:p>5,21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76">
            <text:p>76</text:p>
          </table:table-cell>
          <table:table-cell office:value-type="float" office:value="0.97">
            <text:p>0,97</text:p>
          </table:table-cell>
          <table:table-cell office:value-type="float" office:value="4.34666666666667">
            <text:p>4,3466666667</text:p>
          </table:table-cell>
          <table:table-cell office:value-type="float" office:value="0.963333333333333">
            <text:p>0,9633333333</text:p>
          </table:table-cell>
          <table:table-cell office:value-type="float" office:value="4.35666666666667">
            <text:p>4,3566666667</text:p>
          </table:table-cell>
          <table:table-cell office:value-type="float" office:value="0.99">
            <text:p>0,99</text:p>
          </table:table-cell>
          <table:table-cell office:value-type="float" office:value="4.54666666666667">
            <text:p>4,5466666667</text:p>
          </table:table-cell>
          <table:table-cell office:value-type="float" office:value="0.976666666666667">
            <text:p>0,9766666667</text:p>
          </table:table-cell>
          <table:table-cell office:value-type="float" office:value="4.83">
            <text:p>4,83</text:p>
          </table:table-cell>
          <table:table-cell office:value-type="float" office:value="0.966666666666667">
            <text:p>0,9666666667</text:p>
          </table:table-cell>
          <table:table-cell office:value-type="float" office:value="4.85666666666667">
            <text:p>4,8566666667</text:p>
          </table:table-cell>
          <table:table-cell office:value-type="float" office:value="0.983333333333333">
            <text:p>0,9833333333</text:p>
          </table:table-cell>
          <table:table-cell office:value-type="float" office:value="4.15333333333333">
            <text:p>4,1533333333</text:p>
          </table:table-cell>
          <table:table-cell office:value-type="float" office:value="0.00333333333333333">
            <text:p>0,00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993377483443708">
            <text:p>0,9933774834</text:p>
          </table:table-cell>
          <table:table-cell office:value-type="float" office:value="4.98">
            <text:p>4,98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75">
            <text:p>75</text:p>
          </table:table-cell>
          <table:table-cell office:value-type="float" office:value="0.976666666666667">
            <text:p>0,9766666667</text:p>
          </table:table-cell>
          <table:table-cell office:value-type="float" office:value="4.60333333333333">
            <text:p>4,6033333333</text:p>
          </table:table-cell>
          <table:table-cell office:value-type="float" office:value="0.976666666666667">
            <text:p>0,9766666667</text:p>
          </table:table-cell>
          <table:table-cell office:value-type="float" office:value="4.64666666666667">
            <text:p>4,6466666667</text:p>
          </table:table-cell>
          <table:table-cell office:value-type="float" office:value="0.976666666666667">
            <text:p>0,9766666667</text:p>
          </table:table-cell>
          <table:table-cell office:value-type="float" office:value="4.85">
            <text:p>4,85</text:p>
          </table:table-cell>
          <table:table-cell office:value-type="float" office:value="0.986666666666667">
            <text:p>0,9866666667</text:p>
          </table:table-cell>
          <table:table-cell office:value-type="float" office:value="4.13">
            <text:p>4,13</text:p>
          </table:table-cell>
          <table:table-cell office:value-type="float" office:value="0.976666666666667">
            <text:p>0,9766666667</text:p>
          </table:table-cell>
          <table:table-cell office:value-type="float" office:value="4.82333333333333">
            <text:p>4,8233333333</text:p>
          </table:table-cell>
          <table:table-cell office:value-type="float" office:value="0.983333333333333">
            <text:p>0,9833333333</text:p>
          </table:table-cell>
          <table:table-cell office:value-type="float" office:value="3.91666666666667">
            <text:p>3,9166666667</text:p>
          </table:table-cell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970873786407767">
            <text:p>0,9708737864</text:p>
          </table:table-cell>
          <table:table-cell office:value-type="float" office:value="4.88">
            <text:p>4,88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75">
            <text:p>75</text:p>
          </table:table-cell>
          <table:table-cell office:value-type="float" office:value="0.983333333333333">
            <text:p>0,9833333333</text:p>
          </table:table-cell>
          <table:table-cell office:value-type="float" office:value="4.51666666666667">
            <text:p>4,5166666667</text:p>
          </table:table-cell>
          <table:table-cell office:value-type="float" office:value="0.993333333333333">
            <text:p>0,9933333333</text:p>
          </table:table-cell>
          <table:table-cell office:value-type="float" office:value="4.54333333333333">
            <text:p>4,5433333333</text:p>
          </table:table-cell>
          <table:table-cell office:value-type="float" office:value="0.983333333333333">
            <text:p>0,9833333333</text:p>
          </table:table-cell>
          <table:table-cell office:value-type="float" office:value="4.54333333333333">
            <text:p>4,5433333333</text:p>
          </table:table-cell>
          <table:table-cell office:value-type="float" office:value="0.983333333333333">
            <text:p>0,9833333333</text:p>
          </table:table-cell>
          <table:table-cell office:value-type="float" office:value="4.60333333333333">
            <text:p>4,6033333333</text:p>
          </table:table-cell>
          <table:table-cell office:value-type="float" office:value="0.966666666666667">
            <text:p>0,9666666667</text:p>
          </table:table-cell>
          <table:table-cell office:value-type="float" office:value="5.09333333333333">
            <text:p>5,0933333333</text:p>
          </table:table-cell>
          <table:table-cell office:value-type="float" office:value="0.963333333333333">
            <text:p>0,9633333333</text:p>
          </table:table-cell>
          <table:table-cell office:value-type="float" office:value="4.03333333333333">
            <text:p>4,0333333333</text:p>
          </table:table-cell>
          <table:table-cell office:value-type="float" office:value="0.0166666666666667">
            <text:p>0,016666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974025974025974">
            <text:p>0,974025974</text:p>
          </table:table-cell>
          <table:table-cell office:value-type="float" office:value="5.12666666666667">
            <text:p>5,1266666667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75">
            <text:p>75</text:p>
          </table:table-cell>
          <table:table-cell office:value-type="float" office:value="0.983333333333333">
            <text:p>0,9833333333</text:p>
          </table:table-cell>
          <table:table-cell office:value-type="float" office:value="4.68333333333333">
            <text:p>4,6833333333</text:p>
          </table:table-cell>
          <table:table-cell office:value-type="float" office:value="0.986666666666667">
            <text:p>0,9866666667</text:p>
          </table:table-cell>
          <table:table-cell office:value-type="float" office:value="4.45666666666667">
            <text:p>4,4566666667</text:p>
          </table:table-cell>
          <table:table-cell office:value-type="float" office:value="0.98">
            <text:p>0,98</text:p>
          </table:table-cell>
          <table:table-cell office:value-type="float" office:value="4.77">
            <text:p>4,77</text:p>
          </table:table-cell>
          <table:table-cell office:value-type="float" office:value="0.986666666666667">
            <text:p>0,9866666667</text:p>
          </table:table-cell>
          <table:table-cell office:value-type="float" office:value="4.25333333333333">
            <text:p>4,2533333333</text:p>
          </table:table-cell>
          <table:table-cell office:value-type="float" office:value="0.98">
            <text:p>0,98</text:p>
          </table:table-cell>
          <table:table-cell office:value-type="float" office:value="4.83333333333333">
            <text:p>4,8333333333</text:p>
          </table:table-cell>
          <table:table-cell office:value-type="float" office:value="0.986666666666667">
            <text:p>0,9866666667</text:p>
          </table:table-cell>
          <table:table-cell office:value-type="float" office:value="4.28">
            <text:p>4,28</text:p>
          </table:table-cell>
          <table:table-cell office:value-type="float" office:value="0.0333333333333333">
            <text:p>0,03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.980392156862745">
            <text:p>0,9803921569</text:p>
          </table:table-cell>
          <table:table-cell office:value-type="float" office:value="5.26333333333333">
            <text:p>5,2633333333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75">
            <text:p>75</text:p>
          </table:table-cell>
          <table:table-cell office:value-type="float" office:value="0.986666666666667">
            <text:p>0,9866666667</text:p>
          </table:table-cell>
          <table:table-cell office:value-type="float" office:value="4.78333333333333">
            <text:p>4,7833333333</text:p>
          </table:table-cell>
          <table:table-cell office:value-type="float" office:value="0.976666666666667">
            <text:p>0,9766666667</text:p>
          </table:table-cell>
          <table:table-cell office:value-type="float" office:value="4.38333333333333">
            <text:p>4,3833333333</text:p>
          </table:table-cell>
          <table:table-cell office:value-type="float" office:value="0.993333333333333">
            <text:p>0,9933333333</text:p>
          </table:table-cell>
          <table:table-cell office:value-type="float" office:value="4.83666666666667">
            <text:p>4,8366666667</text:p>
          </table:table-cell>
          <table:table-cell office:value-type="float" office:value="0.956666666666667">
            <text:p>0,9566666667</text:p>
          </table:table-cell>
          <table:table-cell office:value-type="float" office:value="4.54">
            <text:p>4,54</text:p>
          </table:table-cell>
          <table:table-cell office:value-type="float" office:value="0.95">
            <text:p>0,95</text:p>
          </table:table-cell>
          <table:table-cell office:value-type="float" office:value="5.04333333333333">
            <text:p>5,0433333333</text:p>
          </table:table-cell>
          <table:table-cell office:value-type="float" office:value="0.973333333333333">
            <text:p>0,9733333333</text:p>
          </table:table-cell>
          <table:table-cell office:value-type="float" office:value="4.36333333333333">
            <text:p>4,36333333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970873786407767">
            <text:p>0,9708737864</text:p>
          </table:table-cell>
          <table:table-cell office:value-type="float" office:value="5.59">
            <text:p>5,59</text:p>
          </table:table-cell>
          <table:table-cell office:value-type="float" office:value="0">
            <text:p>0</text:p>
          </table:table-cell>
          <table:table-cell office:value-type="float" office:value="4485">
            <text:p>4485</text:p>
          </table:table-cell>
          <table:table-cell office:value-type="float" office:value="75">
            <text:p>75</text:p>
          </table:table-cell>
          <table:table-cell office:value-type="float" office:value="0.973333333333333">
            <text:p>0,9733333333</text:p>
          </table:table-cell>
          <table:table-cell office:value-type="float" office:value="4.62">
            <text:p>4,62</text:p>
          </table:table-cell>
          <table:table-cell office:value-type="float" office:value="0.983333333333333">
            <text:p>0,9833333333</text:p>
          </table:table-cell>
          <table:table-cell office:value-type="float" office:value="4.48333333333333">
            <text:p>4,4833333333</text:p>
          </table:table-cell>
          <table:table-cell office:value-type="float" office:value="0.983333333333333">
            <text:p>0,9833333333</text:p>
          </table:table-cell>
          <table:table-cell office:value-type="float" office:value="4.75">
            <text:p>4,75</text:p>
          </table:table-cell>
          <table:table-cell office:value-type="float" office:value="0.983333333333333">
            <text:p>0,9833333333</text:p>
          </table:table-cell>
          <table:table-cell office:value-type="float" office:value="4.30666666666667">
            <text:p>4,3066666667</text:p>
          </table:table-cell>
          <table:table-cell office:value-type="float" office:value="0.97">
            <text:p>0,97</text:p>
          </table:table-cell>
          <table:table-cell office:value-type="float" office:value="4.80666666666667">
            <text:p>4,8066666667</text:p>
          </table:table-cell>
          <table:table-cell office:value-type="float" office:value="0.986666666666667">
            <text:p>0,9866666667</text:p>
          </table:table-cell>
          <table:table-cell office:value-type="float" office:value="4.27">
            <text:p>4,27</text:p>
          </table:table-cell>
          <table:table-cell office:value-type="float" office:value="0.00666666666666667">
            <text:p>0,006666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970873786407767">
            <text:p>0,9708737864</text:p>
          </table:table-cell>
          <table:table-cell office:value-type="float" office:value="5.50333333333333">
            <text:p>5,5033333333</text:p>
          </table:table-cell>
          <table:table-cell office:value-type="float" office:value="0">
            <text:p>0</text:p>
          </table:table-cell>
          <table:table-cell office:value-type="float" office:value="4485">
            <text:p>4485</text:p>
          </table:table-cell>
          <table:table-cell office:value-type="float" office:value="74">
            <text:p>74</text:p>
          </table:table-cell>
          <table:table-cell office:value-type="float" office:value="0.97">
            <text:p>0,97</text:p>
          </table:table-cell>
          <table:table-cell office:value-type="float" office:value="4.71333333333333">
            <text:p>4,7133333333</text:p>
          </table:table-cell>
          <table:table-cell office:value-type="float" office:value="0.98">
            <text:p>0,98</text:p>
          </table:table-cell>
          <table:table-cell office:value-type="float" office:value="4.21333333333333">
            <text:p>4,2133333333</text:p>
          </table:table-cell>
          <table:table-cell office:value-type="float" office:value="0.976666666666667">
            <text:p>0,9766666667</text:p>
          </table:table-cell>
          <table:table-cell office:value-type="float" office:value="4.91333333333333">
            <text:p>4,9133333333</text:p>
          </table:table-cell>
          <table:table-cell office:value-type="float" office:value="0.976666666666667">
            <text:p>0,9766666667</text:p>
          </table:table-cell>
          <table:table-cell office:value-type="float" office:value="4.22666666666667">
            <text:p>4,2266666667</text:p>
          </table:table-cell>
          <table:table-cell office:value-type="float" office:value="0.976666666666667">
            <text:p>0,9766666667</text:p>
          </table:table-cell>
          <table:table-cell office:value-type="float" office:value="5.08666666666667">
            <text:p>5,0866666667</text:p>
          </table:table-cell>
          <table:table-cell office:value-type="float" office:value="0.983333333333333">
            <text:p>0,9833333333</text:p>
          </table:table-cell>
          <table:table-cell office:value-type="float" office:value="4.05">
            <text:p>4,0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974025974025974">
            <text:p>0,974025974</text:p>
          </table:table-cell>
          <table:table-cell office:value-type="float" office:value="4.93333333333333">
            <text:p>4,9333333333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73">
            <text:p>73</text:p>
          </table:table-cell>
          <table:table-cell office:value-type="float" office:value="0.983333333333333">
            <text:p>0,9833333333</text:p>
          </table:table-cell>
          <table:table-cell office:value-type="float" office:value="4.62">
            <text:p>4,62</text:p>
          </table:table-cell>
          <table:table-cell office:value-type="float" office:value="0.973333333333333">
            <text:p>0,9733333333</text:p>
          </table:table-cell>
          <table:table-cell office:value-type="float" office:value="4.16333333333333">
            <text:p>4,1633333333</text:p>
          </table:table-cell>
          <table:table-cell office:value-type="float" office:value="0.966666666666667">
            <text:p>0,9666666667</text:p>
          </table:table-cell>
          <table:table-cell office:value-type="float" office:value="4.50666666666667">
            <text:p>4,5066666667</text:p>
          </table:table-cell>
          <table:table-cell office:value-type="float" office:value="0.983333333333333">
            <text:p>0,9833333333</text:p>
          </table:table-cell>
          <table:table-cell office:value-type="float" office:value="4.27">
            <text:p>4,27</text:p>
          </table:table-cell>
          <table:table-cell office:value-type="float" office:value="0.95">
            <text:p>0,95</text:p>
          </table:table-cell>
          <table:table-cell office:value-type="float" office:value="4.67666666666667">
            <text:p>4,6766666667</text:p>
          </table:table-cell>
          <table:table-cell office:value-type="float" office:value="0.986666666666667">
            <text:p>0,9866666667</text:p>
          </table:table-cell>
          <table:table-cell office:value-type="float" office:value="4.00666666666667">
            <text:p>4,0066666667</text:p>
          </table:table-cell>
          <table:table-cell office:value-type="float" office:value="0.0166666666666667">
            <text:p>0,016666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.986842105263158">
            <text:p>0,9868421053</text:p>
          </table:table-cell>
          <table:table-cell office:value-type="float" office:value="4.65">
            <text:p>4,65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72">
            <text:p>72</text:p>
          </table:table-cell>
          <table:table-cell office:value-type="float" office:value="0.983333333333333">
            <text:p>0,9833333333</text:p>
          </table:table-cell>
          <table:table-cell office:value-type="float" office:value="4.3">
            <text:p>4,3</text:p>
          </table:table-cell>
          <table:table-cell office:value-type="float" office:value="0.99">
            <text:p>0,99</text:p>
          </table:table-cell>
          <table:table-cell office:value-type="float" office:value="4.24666666666667">
            <text:p>4,2466666667</text:p>
          </table:table-cell>
          <table:table-cell office:value-type="float" office:value="0.99">
            <text:p>0,99</text:p>
          </table:table-cell>
          <table:table-cell office:value-type="float" office:value="4.48333333333333">
            <text:p>4,4833333333</text:p>
          </table:table-cell>
          <table:table-cell office:value-type="float" office:value="0.983333333333333">
            <text:p>0,9833333333</text:p>
          </table:table-cell>
          <table:table-cell office:value-type="float" office:value="4.04333333333333">
            <text:p>4,0433333333</text:p>
          </table:table-cell>
          <table:table-cell office:value-type="float" office:value="0.97">
            <text:p>0,97</text:p>
          </table:table-cell>
          <table:table-cell office:value-type="float" office:value="4.65666666666667">
            <text:p>4,6566666667</text:p>
          </table:table-cell>
          <table:table-cell office:value-type="float" office:value="0.98">
            <text:p>0,98</text:p>
          </table:table-cell>
          <table:table-cell office:value-type="float" office:value="3.98">
            <text:p>3,98</text:p>
          </table:table-cell>
          <table:table-cell office:value-type="float" office:value="0.00666666666666667">
            <text:p>0,006666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.980392156862745">
            <text:p>0,9803921569</text:p>
          </table:table-cell>
          <table:table-cell office:value-type="float" office:value="4.48333333333333">
            <text:p>4,4833333333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70">
            <text:p>70</text:p>
          </table:table-cell>
          <table:table-cell office:value-type="float" office:value="0.983333333333333">
            <text:p>0,9833333333</text:p>
          </table:table-cell>
          <table:table-cell office:value-type="float" office:value="4.12333333333333">
            <text:p>4,1233333333</text:p>
          </table:table-cell>
          <table:table-cell office:value-type="float" office:value="0.966666666666667">
            <text:p>0,9666666667</text:p>
          </table:table-cell>
          <table:table-cell office:value-type="float" office:value="4.05333333333333">
            <text:p>4,0533333333</text:p>
          </table:table-cell>
          <table:table-cell office:value-type="float" office:value="0.983333333333333">
            <text:p>0,9833333333</text:p>
          </table:table-cell>
          <table:table-cell office:value-type="float" office:value="4.60333333333333">
            <text:p>4,6033333333</text:p>
          </table:table-cell>
          <table:table-cell office:value-type="float" office:value="0.986666666666667">
            <text:p>0,9866666667</text:p>
          </table:table-cell>
          <table:table-cell office:value-type="float" office:value="4.02">
            <text:p>4,02</text:p>
          </table:table-cell>
          <table:table-cell office:value-type="float" office:value="0.966666666666667">
            <text:p>0,9666666667</text:p>
          </table:table-cell>
          <table:table-cell office:value-type="float" office:value="4.50333333333333">
            <text:p>4,5033333333</text:p>
          </table:table-cell>
          <table:table-cell office:value-type="float" office:value="0.983333333333333">
            <text:p>0,9833333333</text:p>
          </table:table-cell>
          <table:table-cell office:value-type="float" office:value="3.98666666666667">
            <text:p>3,9866666667</text:p>
          </table:table-cell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.970873786407767">
            <text:p>0,9708737864</text:p>
          </table:table-cell>
          <table:table-cell office:value-type="float" office:value="4.87">
            <text:p>4,87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69">
            <text:p>69</text:p>
          </table:table-cell>
          <table:table-cell office:value-type="float" office:value="0.99">
            <text:p>0,99</text:p>
          </table:table-cell>
          <table:table-cell office:value-type="float" office:value="4.34">
            <text:p>4,34</text:p>
          </table:table-cell>
          <table:table-cell office:value-type="float" office:value="0.993333333333333">
            <text:p>0,9933333333</text:p>
          </table:table-cell>
          <table:table-cell office:value-type="float" office:value="4.57666666666667">
            <text:p>4,5766666667</text:p>
          </table:table-cell>
          <table:table-cell office:value-type="float" office:value="0.98">
            <text:p>0,98</text:p>
          </table:table-cell>
          <table:table-cell office:value-type="float" office:value="4.27666666666667">
            <text:p>4,2766666667</text:p>
          </table:table-cell>
          <table:table-cell office:value-type="float" office:value="0.976666666666667">
            <text:p>0,9766666667</text:p>
          </table:table-cell>
          <table:table-cell office:value-type="float" office:value="4.32666666666667">
            <text:p>4,3266666667</text:p>
          </table:table-cell>
          <table:table-cell office:value-type="float" office:value="0.96">
            <text:p>0,96</text:p>
          </table:table-cell>
          <table:table-cell office:value-type="float" office:value="4.73666666666667">
            <text:p>4,7366666667</text:p>
          </table:table-cell>
          <table:table-cell office:value-type="float" office:value="0.986666666666667">
            <text:p>0,9866666667</text:p>
          </table:table-cell>
          <table:table-cell office:value-type="float" office:value="4.26">
            <text:p>4,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.983606557377049">
            <text:p>0,9836065574</text:p>
          </table:table-cell>
          <table:table-cell office:value-type="float" office:value="5.03666666666667">
            <text:p>5,0366666667</text:p>
          </table:table-cell>
          <table:table-cell office:value-type="float" office:value="0">
            <text:p>0</text:p>
          </table:table-cell>
          <table:table-cell office:value-type="float" office:value="4485">
            <text:p>4485</text:p>
          </table:table-cell>
          <table:table-cell office:value-type="float" office:value="69">
            <text:p>69</text:p>
          </table:table-cell>
          <table:table-cell office:value-type="float" office:value="0.976666666666667">
            <text:p>0,9766666667</text:p>
          </table:table-cell>
          <table:table-cell office:value-type="float" office:value="4.21">
            <text:p>4,21</text:p>
          </table:table-cell>
          <table:table-cell office:value-type="float" office:value="0.976666666666667">
            <text:p>0,9766666667</text:p>
          </table:table-cell>
          <table:table-cell office:value-type="float" office:value="4.43333333333333">
            <text:p>4,4333333333</text:p>
          </table:table-cell>
          <table:table-cell office:value-type="float" office:value="0.976666666666667">
            <text:p>0,9766666667</text:p>
          </table:table-cell>
          <table:table-cell office:value-type="float" office:value="4.57333333333333">
            <text:p>4,5733333333</text:p>
          </table:table-cell>
          <table:table-cell office:value-type="float" office:value="0.99">
            <text:p>0,99</text:p>
          </table:table-cell>
          <table:table-cell office:value-type="float" office:value="3.95666666666667">
            <text:p>3,9566666667</text:p>
          </table:table-cell>
          <table:table-cell office:value-type="float" office:value="0.976666666666667">
            <text:p>0,9766666667</text:p>
          </table:table-cell>
          <table:table-cell office:value-type="float" office:value="4.89333333333333">
            <text:p>4,8933333333</text:p>
          </table:table-cell>
          <table:table-cell office:value-type="float" office:value="0.98">
            <text:p>0,98</text:p>
          </table:table-cell>
          <table:table-cell office:value-type="float" office:value="4.01">
            <text:p>4,01</text:p>
          </table:table-cell>
          <table:table-cell office:value-type="float" office:value="0.0266666666666667">
            <text:p>0,026666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974025974025974">
            <text:p>0,974025974</text:p>
          </table:table-cell>
          <table:table-cell office:value-type="float" office:value="4.49">
            <text:p>4,49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68">
            <text:p>68</text:p>
          </table:table-cell>
          <table:table-cell office:value-type="float" office:value="0.976666666666667">
            <text:p>0,9766666667</text:p>
          </table:table-cell>
          <table:table-cell office:value-type="float" office:value="4.44333333333333">
            <text:p>4,4433333333</text:p>
          </table:table-cell>
          <table:table-cell office:value-type="float" office:value="0.98">
            <text:p>0,98</text:p>
          </table:table-cell>
          <table:table-cell office:value-type="float" office:value="4.43">
            <text:p>4,43</text:p>
          </table:table-cell>
          <table:table-cell office:value-type="float" office:value="0.973333333333333">
            <text:p>0,9733333333</text:p>
          </table:table-cell>
          <table:table-cell office:value-type="float" office:value="4.43333333333333">
            <text:p>4,4333333333</text:p>
          </table:table-cell>
          <table:table-cell office:value-type="float" office:value="0.986666666666667">
            <text:p>0,9866666667</text:p>
          </table:table-cell>
          <table:table-cell office:value-type="float" office:value="4.07333333333333">
            <text:p>4,0733333333</text:p>
          </table:table-cell>
          <table:table-cell office:value-type="float" office:value="0.98">
            <text:p>0,98</text:p>
          </table:table-cell>
          <table:table-cell office:value-type="float" office:value="4.75">
            <text:p>4,75</text:p>
          </table:table-cell>
          <table:table-cell office:value-type="float" office:value="0.983333333333333">
            <text:p>0,9833333333</text:p>
          </table:table-cell>
          <table:table-cell office:value-type="float" office:value="4.3">
            <text:p>4,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.980392156862745">
            <text:p>0,9803921569</text:p>
          </table:table-cell>
          <table:table-cell office:value-type="float" office:value="4.66">
            <text:p>4,66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67">
            <text:p>67</text:p>
          </table:table-cell>
          <table:table-cell office:value-type="float" office:value="0.986666666666667">
            <text:p>0,9866666667</text:p>
          </table:table-cell>
          <table:table-cell office:value-type="float" office:value="4.49333333333333">
            <text:p>4,4933333333</text:p>
          </table:table-cell>
          <table:table-cell office:value-type="float" office:value="0.99">
            <text:p>0,99</text:p>
          </table:table-cell>
          <table:table-cell office:value-type="float" office:value="4.62666666666667">
            <text:p>4,6266666667</text:p>
          </table:table-cell>
          <table:table-cell office:value-type="float" office:value="0.973333333333333">
            <text:p>0,9733333333</text:p>
          </table:table-cell>
          <table:table-cell office:value-type="float" office:value="4.59333333333333">
            <text:p>4,5933333333</text:p>
          </table:table-cell>
          <table:table-cell office:value-type="float" office:value="0.98">
            <text:p>0,98</text:p>
          </table:table-cell>
          <table:table-cell office:value-type="float" office:value="4.00666666666667">
            <text:p>4,0066666667</text:p>
          </table:table-cell>
          <table:table-cell office:value-type="float" office:value="0.966666666666667">
            <text:p>0,9666666667</text:p>
          </table:table-cell>
          <table:table-cell office:value-type="float" office:value="4.67333333333333">
            <text:p>4,6733333333</text:p>
          </table:table-cell>
          <table:table-cell office:value-type="float" office:value="0.986666666666667">
            <text:p>0,9866666667</text:p>
          </table:table-cell>
          <table:table-cell office:value-type="float" office:value="4.09666666666667">
            <text:p>4,09666666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.986842105263158">
            <text:p>0,9868421053</text:p>
          </table:table-cell>
          <table:table-cell office:value-type="float" office:value="4.96">
            <text:p>4,96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67">
            <text:p>67</text:p>
          </table:table-cell>
          <table:table-cell office:value-type="float" office:value="0.976666666666667">
            <text:p>0,9766666667</text:p>
          </table:table-cell>
          <table:table-cell office:value-type="float" office:value="4.29">
            <text:p>4,29</text:p>
          </table:table-cell>
          <table:table-cell office:value-type="float" office:value="0.993333333333333">
            <text:p>0,9933333333</text:p>
          </table:table-cell>
          <table:table-cell office:value-type="float" office:value="4.38333333333333">
            <text:p>4,3833333333</text:p>
          </table:table-cell>
          <table:table-cell office:value-type="float" office:value="0.98">
            <text:p>0,98</text:p>
          </table:table-cell>
          <table:table-cell office:value-type="float" office:value="4.78666666666667">
            <text:p>4,7866666667</text:p>
          </table:table-cell>
          <table:table-cell office:value-type="float" office:value="0.983333333333333">
            <text:p>0,9833333333</text:p>
          </table:table-cell>
          <table:table-cell office:value-type="float" office:value="3.81666666666667">
            <text:p>3,8166666667</text:p>
          </table:table-cell>
          <table:table-cell office:value-type="float" office:value="0.973333333333333">
            <text:p>0,9733333333</text:p>
          </table:table-cell>
          <table:table-cell office:value-type="float" office:value="4.86666666666667">
            <text:p>4,8666666667</text:p>
          </table:table-cell>
          <table:table-cell office:value-type="float" office:value="0.973333333333333">
            <text:p>0,9733333333</text:p>
          </table:table-cell>
          <table:table-cell office:value-type="float" office:value="3.76333333333333">
            <text:p>3,7633333333</text:p>
          </table:table-cell>
          <table:table-cell office:value-type="float" office:value="0.0266666666666667">
            <text:p>0,026666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.986842105263158">
            <text:p>0,9868421053</text:p>
          </table:table-cell>
          <table:table-cell office:value-type="float" office:value="4.72666666666667">
            <text:p>4,7266666667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66">
            <text:p>66</text:p>
          </table:table-cell>
          <table:table-cell office:value-type="float" office:value="0.973333333333333">
            <text:p>0,9733333333</text:p>
          </table:table-cell>
          <table:table-cell office:value-type="float" office:value="4.26333333333333">
            <text:p>4,2633333333</text:p>
          </table:table-cell>
          <table:table-cell office:value-type="float" office:value="0.963333333333333">
            <text:p>0,9633333333</text:p>
          </table:table-cell>
          <table:table-cell office:value-type="float" office:value="4.37">
            <text:p>4,37</text:p>
          </table:table-cell>
          <table:table-cell office:value-type="float" office:value="0.966666666666667">
            <text:p>0,9666666667</text:p>
          </table:table-cell>
          <table:table-cell office:value-type="float" office:value="4.56">
            <text:p>4,56</text:p>
          </table:table-cell>
          <table:table-cell office:value-type="float" office:value="0.976666666666667">
            <text:p>0,9766666667</text:p>
          </table:table-cell>
          <table:table-cell office:value-type="float" office:value="3.98333333333333">
            <text:p>3,9833333333</text:p>
          </table:table-cell>
          <table:table-cell office:value-type="float" office:value="0.966666666666667">
            <text:p>0,9666666667</text:p>
          </table:table-cell>
          <table:table-cell office:value-type="float" office:value="4.63666666666667">
            <text:p>4,6366666667</text:p>
          </table:table-cell>
          <table:table-cell office:value-type="float" office:value="0.996666666666667">
            <text:p>0,9966666667</text:p>
          </table:table-cell>
          <table:table-cell office:value-type="float" office:value="4.02">
            <text:p>4,02</text:p>
          </table:table-cell>
          <table:table-cell office:value-type="float" office:value="0.00333333333333333">
            <text:p>0,00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977198697068404">
            <text:p>0,9771986971</text:p>
          </table:table-cell>
          <table:table-cell office:value-type="float" office:value="4.44">
            <text:p>4,44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66">
            <text:p>66</text:p>
          </table:table-cell>
          <table:table-cell office:value-type="float" office:value="0.973333333333333">
            <text:p>0,9733333333</text:p>
          </table:table-cell>
          <table:table-cell office:value-type="float" office:value="4.36333333333333">
            <text:p>4,3633333333</text:p>
          </table:table-cell>
          <table:table-cell office:value-type="float" office:value="0.973333333333333">
            <text:p>0,9733333333</text:p>
          </table:table-cell>
          <table:table-cell office:value-type="float" office:value="4.40333333333333">
            <text:p>4,4033333333</text:p>
          </table:table-cell>
          <table:table-cell office:value-type="float" office:value="0.973333333333333">
            <text:p>0,9733333333</text:p>
          </table:table-cell>
          <table:table-cell office:value-type="float" office:value="4.45">
            <text:p>4,45</text:p>
          </table:table-cell>
          <table:table-cell office:value-type="float" office:value="0.98">
            <text:p>0,98</text:p>
          </table:table-cell>
          <table:table-cell office:value-type="float" office:value="4.02333333333333">
            <text:p>4,0233333333</text:p>
          </table:table-cell>
          <table:table-cell office:value-type="float" office:value="0.976666666666667">
            <text:p>0,9766666667</text:p>
          </table:table-cell>
          <table:table-cell office:value-type="float" office:value="4.71666666666667">
            <text:p>4,7166666667</text:p>
          </table:table-cell>
          <table:table-cell office:value-type="float" office:value="0.986666666666667">
            <text:p>0,9866666667</text:p>
          </table:table-cell>
          <table:table-cell office:value-type="float" office:value="3.98666666666667">
            <text:p>3,9866666667</text:p>
          </table:table-cell>
          <table:table-cell office:value-type="float" office:value="0.0133333333333333">
            <text:p>0,01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983606557377049">
            <text:p>0,9836065574</text:p>
          </table:table-cell>
          <table:table-cell office:value-type="float" office:value="4.63">
            <text:p>4,63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65">
            <text:p>65</text:p>
          </table:table-cell>
          <table:table-cell office:value-type="float" office:value="0.986666666666667">
            <text:p>0,9866666667</text:p>
          </table:table-cell>
          <table:table-cell office:value-type="float" office:value="4.42333333333333">
            <text:p>4,4233333333</text:p>
          </table:table-cell>
          <table:table-cell office:value-type="float" office:value="0.996666666666667">
            <text:p>0,9966666667</text:p>
          </table:table-cell>
          <table:table-cell office:value-type="float" office:value="4.4">
            <text:p>4,4</text:p>
          </table:table-cell>
          <table:table-cell office:value-type="float" office:value="0.983333333333333">
            <text:p>0,9833333333</text:p>
          </table:table-cell>
          <table:table-cell office:value-type="float" office:value="4.69">
            <text:p>4,69</text:p>
          </table:table-cell>
          <table:table-cell office:value-type="float" office:value="0.99">
            <text:p>0,99</text:p>
          </table:table-cell>
          <table:table-cell office:value-type="float" office:value="4.03">
            <text:p>4,03</text:p>
          </table:table-cell>
          <table:table-cell office:value-type="float" office:value="0.956666666666667">
            <text:p>0,9566666667</text:p>
          </table:table-cell>
          <table:table-cell office:value-type="float" office:value="4.91666666666667">
            <text:p>4,9166666667</text:p>
          </table:table-cell>
          <table:table-cell office:value-type="float" office:value="0.996666666666667">
            <text:p>0,9966666667</text:p>
          </table:table-cell>
          <table:table-cell office:value-type="float" office:value="4.3">
            <text:p>4,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.980392156862745">
            <text:p>0,9803921569</text:p>
          </table:table-cell>
          <table:table-cell office:value-type="float" office:value="4.7">
            <text:p>4,7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62">
            <text:p>62</text:p>
          </table:table-cell>
          <table:table-cell office:value-type="float" office:value="0.973333333333333">
            <text:p>0,9733333333</text:p>
          </table:table-cell>
          <table:table-cell office:value-type="float" office:value="4.32">
            <text:p>4,32</text:p>
          </table:table-cell>
          <table:table-cell office:value-type="float" office:value="0.99">
            <text:p>0,99</text:p>
          </table:table-cell>
          <table:table-cell office:value-type="float" office:value="4.41333333333333">
            <text:p>4,4133333333</text:p>
          </table:table-cell>
          <table:table-cell office:value-type="float" office:value="0.98">
            <text:p>0,98</text:p>
          </table:table-cell>
          <table:table-cell office:value-type="float" office:value="4.77666666666667">
            <text:p>4,7766666667</text:p>
          </table:table-cell>
          <table:table-cell office:value-type="float" office:value="0.983333333333333">
            <text:p>0,9833333333</text:p>
          </table:table-cell>
          <table:table-cell office:value-type="float" office:value="4.08666666666667">
            <text:p>4,0866666667</text:p>
          </table:table-cell>
          <table:table-cell office:value-type="float" office:value="0.983333333333333">
            <text:p>0,9833333333</text:p>
          </table:table-cell>
          <table:table-cell office:value-type="float" office:value="4.57">
            <text:p>4,57</text:p>
          </table:table-cell>
          <table:table-cell office:value-type="float" office:value="0.99">
            <text:p>0,99</text:p>
          </table:table-cell>
          <table:table-cell office:value-type="float" office:value="4.13333333333333">
            <text:p>4,1333333333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.983606557377049">
            <text:p>0,9836065574</text:p>
          </table:table-cell>
          <table:table-cell office:value-type="float" office:value="4.64333333333333">
            <text:p>4,6433333333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62">
            <text:p>62</text:p>
          </table:table-cell>
          <table:table-cell office:value-type="float" office:value="0.98">
            <text:p>0,98</text:p>
          </table:table-cell>
          <table:table-cell office:value-type="float" office:value="4.17333333333333">
            <text:p>4,1733333333</text:p>
          </table:table-cell>
          <table:table-cell office:value-type="float" office:value="0.976666666666667">
            <text:p>0,9766666667</text:p>
          </table:table-cell>
          <table:table-cell office:value-type="float" office:value="4.19666666666667">
            <text:p>4,1966666667</text:p>
          </table:table-cell>
          <table:table-cell office:value-type="float" office:value="0.993333333333333">
            <text:p>0,9933333333</text:p>
          </table:table-cell>
          <table:table-cell office:value-type="float" office:value="4.61333333333333">
            <text:p>4,6133333333</text:p>
          </table:table-cell>
          <table:table-cell office:value-type="float" office:value="0.976666666666667">
            <text:p>0,9766666667</text:p>
          </table:table-cell>
          <table:table-cell office:value-type="float" office:value="3.74">
            <text:p>3,74</text:p>
          </table:table-cell>
          <table:table-cell office:value-type="float" office:value="0.983333333333333">
            <text:p>0,9833333333</text:p>
          </table:table-cell>
          <table:table-cell office:value-type="float" office:value="4.87333333333333">
            <text:p>4,8733333333</text:p>
          </table:table-cell>
          <table:table-cell office:value-type="float" office:value="0.976666666666667">
            <text:p>0,9766666667</text:p>
          </table:table-cell>
          <table:table-cell office:value-type="float" office:value="3.5">
            <text:p>3,5</text:p>
          </table:table-cell>
          <table:table-cell office:value-type="float" office:value="0.00666666666666667">
            <text:p>0,006666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.980392156862745">
            <text:p>0,9803921569</text:p>
          </table:table-cell>
          <table:table-cell office:value-type="float" office:value="4.61">
            <text:p>4,61</text:p>
          </table:table-cell>
          <table:table-cell office:value-type="float" office:value="0">
            <text:p>0</text:p>
          </table:table-cell>
          <table:table-cell office:value-type="float" office:value="4485">
            <text:p>4485</text:p>
          </table:table-cell>
          <table:table-cell office:value-type="float" office:value="61">
            <text:p>61</text:p>
          </table:table-cell>
          <table:table-cell office:value-type="float" office:value="0.963333333333333">
            <text:p>0,9633333333</text:p>
          </table:table-cell>
          <table:table-cell office:value-type="float" office:value="4.01333333333333">
            <text:p>4,0133333333</text:p>
          </table:table-cell>
          <table:table-cell office:value-type="float" office:value="0.986666666666667">
            <text:p>0,9866666667</text:p>
          </table:table-cell>
          <table:table-cell office:value-type="float" office:value="4.57666666666667">
            <text:p>4,5766666667</text:p>
          </table:table-cell>
          <table:table-cell office:value-type="float" office:value="0.983333333333333">
            <text:p>0,9833333333</text:p>
          </table:table-cell>
          <table:table-cell office:value-type="float" office:value="4.60333333333333">
            <text:p>4,6033333333</text:p>
          </table:table-cell>
          <table:table-cell office:value-type="float" office:value="0.99">
            <text:p>0,99</text:p>
          </table:table-cell>
          <table:table-cell office:value-type="float" office:value="4.1">
            <text:p>4,1</text:p>
          </table:table-cell>
          <table:table-cell office:value-type="float" office:value="0.98">
            <text:p>0,98</text:p>
          </table:table-cell>
          <table:table-cell office:value-type="float" office:value="5.04">
            <text:p>5,04</text:p>
          </table:table-cell>
          <table:table-cell office:value-type="float" office:value="0.986666666666667">
            <text:p>0,9866666667</text:p>
          </table:table-cell>
          <table:table-cell office:value-type="float" office:value="3.83666666666667">
            <text:p>3,83666666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.970873786407767">
            <text:p>0,9708737864</text:p>
          </table:table-cell>
          <table:table-cell office:value-type="float" office:value="4.81">
            <text:p>4,81</text:p>
          </table:table-cell>
          <table:table-cell office:value-type="float" office:value="0">
            <text:p>0</text:p>
          </table:table-cell>
          <table:table-cell office:value-type="float" office:value="4485">
            <text:p>4485</text:p>
          </table:table-cell>
          <table:table-cell office:value-type="float" office:value="60">
            <text:p>60</text:p>
          </table:table-cell>
          <table:table-cell office:value-type="float" office:value="0.98">
            <text:p>0,98</text:p>
          </table:table-cell>
          <table:table-cell office:value-type="float" office:value="4.21666666666667">
            <text:p>4,2166666667</text:p>
          </table:table-cell>
          <table:table-cell office:value-type="float" office:value="0.976666666666667">
            <text:p>0,9766666667</text:p>
          </table:table-cell>
          <table:table-cell office:value-type="float" office:value="4.54">
            <text:p>4,54</text:p>
          </table:table-cell>
          <table:table-cell office:value-type="float" office:value="0.99">
            <text:p>0,99</text:p>
          </table:table-cell>
          <table:table-cell office:value-type="float" office:value="4.69">
            <text:p>4,69</text:p>
          </table:table-cell>
          <table:table-cell office:value-type="float" office:value="0.98">
            <text:p>0,98</text:p>
          </table:table-cell>
          <table:table-cell office:value-type="float" office:value="4.26">
            <text:p>4,26</text:p>
          </table:table-cell>
          <table:table-cell office:value-type="float" office:value="0.97">
            <text:p>0,97</text:p>
          </table:table-cell>
          <table:table-cell office:value-type="float" office:value="4.79333333333333">
            <text:p>4,7933333333</text:p>
          </table:table-cell>
          <table:table-cell office:value-type="float" office:value="0.986666666666667">
            <text:p>0,9866666667</text:p>
          </table:table-cell>
          <table:table-cell office:value-type="float" office:value="3.99">
            <text:p>3,99</text:p>
          </table:table-cell>
          <table:table-cell office:value-type="float" office:value="0.0333333333333333">
            <text:p>0,03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.967741935483871">
            <text:p>0,9677419355</text:p>
          </table:table-cell>
          <table:table-cell office:value-type="float" office:value="4.75666666666667">
            <text:p>4,7566666667</text:p>
          </table:table-cell>
          <table:table-cell office:value-type="float" office:value="0">
            <text:p>0</text:p>
          </table:table-cell>
          <table:table-cell office:value-type="float" office:value="4485">
            <text:p>4485</text:p>
          </table:table-cell>
          <table:table-cell office:value-type="float" office:value="60">
            <text:p>60</text:p>
          </table:table-cell>
          <table:table-cell office:value-type="float" office:value="0.99">
            <text:p>0,99</text:p>
          </table:table-cell>
          <table:table-cell office:value-type="float" office:value="4.64333333333333">
            <text:p>4,6433333333</text:p>
          </table:table-cell>
          <table:table-cell office:value-type="float" office:value="0.99">
            <text:p>0,99</text:p>
          </table:table-cell>
          <table:table-cell office:value-type="float" office:value="5.00333333333333">
            <text:p>5,0033333333</text:p>
          </table:table-cell>
          <table:table-cell office:value-type="float" office:value="0.993333333333333">
            <text:p>0,9933333333</text:p>
          </table:table-cell>
          <table:table-cell office:value-type="float" office:value="4.70333333333333">
            <text:p>4,7033333333</text:p>
          </table:table-cell>
          <table:table-cell office:value-type="float" office:value="0.983333333333333">
            <text:p>0,9833333333</text:p>
          </table:table-cell>
          <table:table-cell office:value-type="float" office:value="4.41666666666667">
            <text:p>4,4166666667</text:p>
          </table:table-cell>
          <table:table-cell office:value-type="float" office:value="0.963333333333333">
            <text:p>0,9633333333</text:p>
          </table:table-cell>
          <table:table-cell office:value-type="float" office:value="5.01333333333333">
            <text:p>5,0133333333</text:p>
          </table:table-cell>
          <table:table-cell office:value-type="float" office:value="0.986666666666667">
            <text:p>0,9866666667</text:p>
          </table:table-cell>
          <table:table-cell office:value-type="float" office:value="4.17666666666667">
            <text:p>4,1766666667</text:p>
          </table:table-cell>
          <table:table-cell office:value-type="float" office:value="0.00666666666666667">
            <text:p>0,006666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.993377483443708">
            <text:p>0,9933774834</text:p>
          </table:table-cell>
          <table:table-cell office:value-type="float" office:value="4.86">
            <text:p>4,86</text:p>
          </table:table-cell>
          <table:table-cell office:value-type="float" office:value="0">
            <text:p>0</text:p>
          </table:table-cell>
          <table:table-cell office:value-type="float" office:value="4485">
            <text:p>4485</text:p>
          </table:table-cell>
          <table:table-cell office:value-type="float" office:value="60">
            <text:p>60</text:p>
          </table:table-cell>
          <table:table-cell office:value-type="float" office:value="0.993333333333333">
            <text:p>0,9933333333</text:p>
          </table:table-cell>
          <table:table-cell office:value-type="float" office:value="4.37666666666667">
            <text:p>4,3766666667</text:p>
          </table:table-cell>
          <table:table-cell office:value-type="float" office:value="0.993333333333333">
            <text:p>0,9933333333</text:p>
          </table:table-cell>
          <table:table-cell office:value-type="float" office:value="4.66">
            <text:p>4,66</text:p>
          </table:table-cell>
          <table:table-cell office:value-type="float" office:value="0.973333333333333">
            <text:p>0,9733333333</text:p>
          </table:table-cell>
          <table:table-cell office:value-type="float" office:value="4.57333333333333">
            <text:p>4,5733333333</text:p>
          </table:table-cell>
          <table:table-cell office:value-type="float" office:value="0.986666666666667">
            <text:p>0,9866666667</text:p>
          </table:table-cell>
          <table:table-cell office:value-type="float" office:value="4.36666666666667">
            <text:p>4,3666666667</text:p>
          </table:table-cell>
          <table:table-cell office:value-type="float" office:value="0.966666666666667">
            <text:p>0,9666666667</text:p>
          </table:table-cell>
          <table:table-cell office:value-type="float" office:value="4.90333333333333">
            <text:p>4,9033333333</text:p>
          </table:table-cell>
          <table:table-cell office:value-type="float" office:value="0.976666666666667">
            <text:p>0,9766666667</text:p>
          </table:table-cell>
          <table:table-cell office:value-type="float" office:value="4.17333333333333">
            <text:p>4,1733333333</text:p>
          </table:table-cell>
          <table:table-cell office:value-type="float" office:value="0.00333333333333333">
            <text:p>0,00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.986842105263158">
            <text:p>0,9868421053</text:p>
          </table:table-cell>
          <table:table-cell office:value-type="float" office:value="4.71666666666667">
            <text:p>4,7166666667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59">
            <text:p>59</text:p>
          </table:table-cell>
          <table:table-cell office:value-type="float" office:value="0.986666666666667">
            <text:p>0,9866666667</text:p>
          </table:table-cell>
          <table:table-cell office:value-type="float" office:value="4.29">
            <text:p>4,29</text:p>
          </table:table-cell>
          <table:table-cell office:value-type="float" office:value="0.983333333333333">
            <text:p>0,9833333333</text:p>
          </table:table-cell>
          <table:table-cell office:value-type="float" office:value="4.50666666666667">
            <text:p>4,5066666667</text:p>
          </table:table-cell>
          <table:table-cell office:value-type="float" office:value="0.98">
            <text:p>0,98</text:p>
          </table:table-cell>
          <table:table-cell office:value-type="float" office:value="4.76666666666667">
            <text:p>4,7666666667</text:p>
          </table:table-cell>
          <table:table-cell office:value-type="float" office:value="0.986666666666667">
            <text:p>0,9866666667</text:p>
          </table:table-cell>
          <table:table-cell office:value-type="float" office:value="4.36666666666667">
            <text:p>4,3666666667</text:p>
          </table:table-cell>
          <table:table-cell office:value-type="float" office:value="0.966666666666667">
            <text:p>0,9666666667</text:p>
          </table:table-cell>
          <table:table-cell office:value-type="float" office:value="4.77">
            <text:p>4,77</text:p>
          </table:table-cell>
          <table:table-cell office:value-type="float" office:value="0.986666666666667">
            <text:p>0,9866666667</text:p>
          </table:table-cell>
          <table:table-cell office:value-type="float" office:value="4.09666666666667">
            <text:p>4,0966666667</text:p>
          </table:table-cell>
          <table:table-cell office:value-type="float" office:value="0.0266666666666667">
            <text:p>0,026666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.983606557377049">
            <text:p>0,9836065574</text:p>
          </table:table-cell>
          <table:table-cell office:value-type="float" office:value="4.92333333333333">
            <text:p>4,9233333333</text:p>
          </table:table-cell>
          <table:table-cell office:value-type="float" office:value="0">
            <text:p>0</text:p>
          </table:table-cell>
          <table:table-cell office:value-type="float" office:value="4485">
            <text:p>4485</text:p>
          </table:table-cell>
          <table:table-cell office:value-type="float" office:value="59">
            <text:p>59</text:p>
          </table:table-cell>
          <table:table-cell office:value-type="float" office:value="0.986666666666667">
            <text:p>0,9866666667</text:p>
          </table:table-cell>
          <table:table-cell office:value-type="float" office:value="4.64666666666667">
            <text:p>4,6466666667</text:p>
          </table:table-cell>
          <table:table-cell office:value-type="float" office:value="0.97">
            <text:p>0,97</text:p>
          </table:table-cell>
          <table:table-cell office:value-type="float" office:value="4.64666666666667">
            <text:p>4,6466666667</text:p>
          </table:table-cell>
          <table:table-cell office:value-type="float" office:value="0.973333333333333">
            <text:p>0,9733333333</text:p>
          </table:table-cell>
          <table:table-cell office:value-type="float" office:value="4.54666666666667">
            <text:p>4,5466666667</text:p>
          </table:table-cell>
          <table:table-cell office:value-type="float" office:value="0.986666666666667">
            <text:p>0,9866666667</text:p>
          </table:table-cell>
          <table:table-cell office:value-type="float" office:value="4.35333333333333">
            <text:p>4,3533333333</text:p>
          </table:table-cell>
          <table:table-cell office:value-type="float" office:value="0.97">
            <text:p>0,97</text:p>
          </table:table-cell>
          <table:table-cell office:value-type="float" office:value="4.66666666666667">
            <text:p>4,6666666667</text:p>
          </table:table-cell>
          <table:table-cell office:value-type="float" office:value="0.993333333333333">
            <text:p>0,9933333333</text:p>
          </table:table-cell>
          <table:table-cell office:value-type="float" office:value="4.03333333333333">
            <text:p>4,0333333333</text:p>
          </table:table-cell>
          <table:table-cell office:value-type="float" office:value="0.00666666666666667">
            <text:p>0,006666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.974025974025974">
            <text:p>0,974025974</text:p>
          </table:table-cell>
          <table:table-cell office:value-type="float" office:value="5.07">
            <text:p>5,07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59">
            <text:p>59</text:p>
          </table:table-cell>
          <table:table-cell office:value-type="float" office:value="0.976666666666667">
            <text:p>0,9766666667</text:p>
          </table:table-cell>
          <table:table-cell office:value-type="float" office:value="4.23">
            <text:p>4,23</text:p>
          </table:table-cell>
          <table:table-cell office:value-type="float" office:value="0.973333333333333">
            <text:p>0,9733333333</text:p>
          </table:table-cell>
          <table:table-cell office:value-type="float" office:value="4.76666666666667">
            <text:p>4,7666666667</text:p>
          </table:table-cell>
          <table:table-cell office:value-type="float" office:value="0.966666666666667">
            <text:p>0,9666666667</text:p>
          </table:table-cell>
          <table:table-cell office:value-type="float" office:value="4.51333333333333">
            <text:p>4,5133333333</text:p>
          </table:table-cell>
          <table:table-cell office:value-type="float" office:value="0.996666666666667">
            <text:p>0,9966666667</text:p>
          </table:table-cell>
          <table:table-cell office:value-type="float" office:value="4.30333333333333">
            <text:p>4,3033333333</text:p>
          </table:table-cell>
          <table:table-cell office:value-type="float" office:value="0.983333333333333">
            <text:p>0,9833333333</text:p>
          </table:table-cell>
          <table:table-cell office:value-type="float" office:value="5.18666666666667">
            <text:p>5,1866666667</text:p>
          </table:table-cell>
          <table:table-cell office:value-type="float" office:value="0.98">
            <text:p>0,98</text:p>
          </table:table-cell>
          <table:table-cell office:value-type="float" office:value="4.08">
            <text:p>4,08</text:p>
          </table:table-cell>
          <table:table-cell office:value-type="float" office:value="0.00666666666666667">
            <text:p>0,006666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970873786407767">
            <text:p>0,9708737864</text:p>
          </table:table-cell>
          <table:table-cell office:value-type="float" office:value="5.2">
            <text:p>5,2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58">
            <text:p>58</text:p>
          </table:table-cell>
          <table:table-cell office:value-type="float" office:value="0.953333333333333">
            <text:p>0,9533333333</text:p>
          </table:table-cell>
          <table:table-cell office:value-type="float" office:value="3.97333333333333">
            <text:p>3,9733333333</text:p>
          </table:table-cell>
          <table:table-cell office:value-type="float" office:value="0.986666666666667">
            <text:p>0,9866666667</text:p>
          </table:table-cell>
          <table:table-cell office:value-type="float" office:value="4.56666666666667">
            <text:p>4,5666666667</text:p>
          </table:table-cell>
          <table:table-cell office:value-type="float" office:value="0.976666666666667">
            <text:p>0,9766666667</text:p>
          </table:table-cell>
          <table:table-cell office:value-type="float" office:value="4.43666666666667">
            <text:p>4,4366666667</text:p>
          </table:table-cell>
          <table:table-cell office:value-type="float" office:value="0.986666666666667">
            <text:p>0,9866666667</text:p>
          </table:table-cell>
          <table:table-cell office:value-type="float" office:value="4.49333333333333">
            <text:p>4,4933333333</text:p>
          </table:table-cell>
          <table:table-cell office:value-type="float" office:value="0.96">
            <text:p>0,96</text:p>
          </table:table-cell>
          <table:table-cell office:value-type="float" office:value="5.17666666666667">
            <text:p>5,1766666667</text:p>
          </table:table-cell>
          <table:table-cell office:value-type="float" office:value="0.976666666666667">
            <text:p>0,9766666667</text:p>
          </table:table-cell>
          <table:table-cell office:value-type="float" office:value="4.24666666666667">
            <text:p>4,2466666667</text:p>
          </table:table-cell>
          <table:table-cell office:value-type="float" office:value="0.03">
            <text:p>0,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.983606557377049">
            <text:p>0,9836065574</text:p>
          </table:table-cell>
          <table:table-cell office:value-type="float" office:value="5.15333333333333">
            <text:p>5,1533333333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58">
            <text:p>58</text:p>
          </table:table-cell>
          <table:table-cell office:value-type="float" office:value="0.99">
            <text:p>0,99</text:p>
          </table:table-cell>
          <table:table-cell office:value-type="float" office:value="4.25333333333333">
            <text:p>4,2533333333</text:p>
          </table:table-cell>
          <table:table-cell office:value-type="float" office:value="0.993333333333333">
            <text:p>0,9933333333</text:p>
          </table:table-cell>
          <table:table-cell office:value-type="float" office:value="4.38333333333333">
            <text:p>4,3833333333</text:p>
          </table:table-cell>
          <table:table-cell office:value-type="float" office:value="0.99">
            <text:p>0,99</text:p>
          </table:table-cell>
          <table:table-cell office:value-type="float" office:value="4.47">
            <text:p>4,47</text:p>
          </table:table-cell>
          <table:table-cell office:value-type="float" office:value="0.986666666666667">
            <text:p>0,9866666667</text:p>
          </table:table-cell>
          <table:table-cell office:value-type="float" office:value="4.16333333333333">
            <text:p>4,1633333333</text:p>
          </table:table-cell>
          <table:table-cell office:value-type="float" office:value="0.97">
            <text:p>0,97</text:p>
          </table:table-cell>
          <table:table-cell office:value-type="float" office:value="5.35">
            <text:p>5,35</text:p>
          </table:table-cell>
          <table:table-cell office:value-type="float" office:value="0.98">
            <text:p>0,98</text:p>
          </table:table-cell>
          <table:table-cell office:value-type="float" office:value="3.85">
            <text:p>3,85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.986842105263158">
            <text:p>0,9868421053</text:p>
          </table:table-cell>
          <table:table-cell office:value-type="float" office:value="4.99">
            <text:p>4,99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58">
            <text:p>58</text:p>
          </table:table-cell>
          <table:table-cell office:value-type="float" office:value="0.99">
            <text:p>0,99</text:p>
          </table:table-cell>
          <table:table-cell office:value-type="float" office:value="4.52">
            <text:p>4,52</text:p>
          </table:table-cell>
          <table:table-cell office:value-type="float" office:value="0.983333333333333">
            <text:p>0,9833333333</text:p>
          </table:table-cell>
          <table:table-cell office:value-type="float" office:value="4.63">
            <text:p>4,63</text:p>
          </table:table-cell>
          <table:table-cell office:value-type="float" office:value="0.99">
            <text:p>0,99</text:p>
          </table:table-cell>
          <table:table-cell office:value-type="float" office:value="4.59333333333333">
            <text:p>4,5933333333</text:p>
          </table:table-cell>
          <table:table-cell office:value-type="float" office:value="0.993333333333333">
            <text:p>0,9933333333</text:p>
          </table:table-cell>
          <table:table-cell office:value-type="float" office:value="4.34333333333333">
            <text:p>4,3433333333</text:p>
          </table:table-cell>
          <table:table-cell office:value-type="float" office:value="0.963333333333333">
            <text:p>0,9633333333</text:p>
          </table:table-cell>
          <table:table-cell office:value-type="float" office:value="5.08666666666667">
            <text:p>5,0866666667</text:p>
          </table:table-cell>
          <table:table-cell office:value-type="float" office:value="0.99">
            <text:p>0,99</text:p>
          </table:table-cell>
          <table:table-cell office:value-type="float" office:value="3.81">
            <text:p>3,81</text:p>
          </table:table-cell>
          <table:table-cell office:value-type="float" office:value="0.00333333333333333">
            <text:p>0,00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.980392156862745">
            <text:p>0,9803921569</text:p>
          </table:table-cell>
          <table:table-cell office:value-type="float" office:value="5.11666666666667">
            <text:p>5,1166666667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55">
            <text:p>55</text:p>
          </table:table-cell>
          <table:table-cell office:value-type="float" office:value="0.973333333333333">
            <text:p>0,9733333333</text:p>
          </table:table-cell>
          <table:table-cell office:value-type="float" office:value="4.34333333333333">
            <text:p>4,3433333333</text:p>
          </table:table-cell>
          <table:table-cell office:value-type="float" office:value="0.986666666666667">
            <text:p>0,9866666667</text:p>
          </table:table-cell>
          <table:table-cell office:value-type="float" office:value="4.55">
            <text:p>4,55</text:p>
          </table:table-cell>
          <table:table-cell office:value-type="float" office:value="0.98">
            <text:p>0,98</text:p>
          </table:table-cell>
          <table:table-cell office:value-type="float" office:value="4.81666666666667">
            <text:p>4,8166666667</text:p>
          </table:table-cell>
          <table:table-cell office:value-type="float" office:value="0.99">
            <text:p>0,99</text:p>
          </table:table-cell>
          <table:table-cell office:value-type="float" office:value="4.44666666666667">
            <text:p>4,4466666667</text:p>
          </table:table-cell>
          <table:table-cell office:value-type="float" office:value="0.966666666666667">
            <text:p>0,9666666667</text:p>
          </table:table-cell>
          <table:table-cell office:value-type="float" office:value="5.07">
            <text:p>5,07</text:p>
          </table:table-cell>
          <table:table-cell office:value-type="float" office:value="0.986666666666667">
            <text:p>0,9866666667</text:p>
          </table:table-cell>
          <table:table-cell office:value-type="float" office:value="3.82">
            <text:p>3,82</text:p>
          </table:table-cell>
          <table:table-cell office:value-type="float" office:value="0.0466666666666667">
            <text:p>0,046666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.996677740863787">
            <text:p>0,9966777409</text:p>
          </table:table-cell>
          <table:table-cell office:value-type="float" office:value="4.75">
            <text:p>4,75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55">
            <text:p>55</text:p>
          </table:table-cell>
          <table:table-cell office:value-type="float" office:value="0.99">
            <text:p>0,99</text:p>
          </table:table-cell>
          <table:table-cell office:value-type="float" office:value="4.61333333333333">
            <text:p>4,6133333333</text:p>
          </table:table-cell>
          <table:table-cell office:value-type="float" office:value="0.986666666666667">
            <text:p>0,9866666667</text:p>
          </table:table-cell>
          <table:table-cell office:value-type="float" office:value="4.33">
            <text:p>4,33</text:p>
          </table:table-cell>
          <table:table-cell office:value-type="float" office:value="0.976666666666667">
            <text:p>0,9766666667</text:p>
          </table:table-cell>
          <table:table-cell office:value-type="float" office:value="4.67666666666667">
            <text:p>4,6766666667</text:p>
          </table:table-cell>
          <table:table-cell office:value-type="float" office:value="0.99">
            <text:p>0,99</text:p>
          </table:table-cell>
          <table:table-cell office:value-type="float" office:value="4.29666666666667">
            <text:p>4,2966666667</text:p>
          </table:table-cell>
          <table:table-cell office:value-type="float" office:value="0.953333333333333">
            <text:p>0,9533333333</text:p>
          </table:table-cell>
          <table:table-cell office:value-type="float" office:value="4.83666666666667">
            <text:p>4,8366666667</text:p>
          </table:table-cell>
          <table:table-cell office:value-type="float" office:value="0.983333333333333">
            <text:p>0,9833333333</text:p>
          </table:table-cell>
          <table:table-cell office:value-type="float" office:value="3.82333333333333">
            <text:p>3,8233333333</text:p>
          </table:table-cell>
          <table:table-cell office:value-type="float" office:value="0.00666666666666667">
            <text:p>0,006666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.964630225080386">
            <text:p>0,9646302251</text:p>
          </table:table-cell>
          <table:table-cell office:value-type="float" office:value="4.83333333333333">
            <text:p>4,8333333333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55">
            <text:p>55</text:p>
          </table:table-cell>
          <table:table-cell office:value-type="float" office:value="0.983333333333333">
            <text:p>0,9833333333</text:p>
          </table:table-cell>
          <table:table-cell office:value-type="float" office:value="4.35333333333333">
            <text:p>4,3533333333</text:p>
          </table:table-cell>
          <table:table-cell office:value-type="float" office:value="0.966666666666667">
            <text:p>0,9666666667</text:p>
          </table:table-cell>
          <table:table-cell office:value-type="float" office:value="4.13666666666667">
            <text:p>4,1366666667</text:p>
          </table:table-cell>
          <table:table-cell office:value-type="float" office:value="0.986666666666667">
            <text:p>0,9866666667</text:p>
          </table:table-cell>
          <table:table-cell office:value-type="float" office:value="4.45">
            <text:p>4,45</text:p>
          </table:table-cell>
          <table:table-cell office:value-type="float" office:value="0.993333333333333">
            <text:p>0,9933333333</text:p>
          </table:table-cell>
          <table:table-cell office:value-type="float" office:value="4.33">
            <text:p>4,33</text:p>
          </table:table-cell>
          <table:table-cell office:value-type="float" office:value="0.963333333333333">
            <text:p>0,9633333333</text:p>
          </table:table-cell>
          <table:table-cell office:value-type="float" office:value="5.12">
            <text:p>5,12</text:p>
          </table:table-cell>
          <table:table-cell office:value-type="float" office:value="0.996666666666667">
            <text:p>0,9966666667</text:p>
          </table:table-cell>
          <table:table-cell office:value-type="float" office:value="4.06666666666667">
            <text:p>4,06666666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.993377483443708">
            <text:p>0,9933774834</text:p>
          </table:table-cell>
          <table:table-cell office:value-type="float" office:value="4.69333333333333">
            <text:p>4,6933333333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55">
            <text:p>55</text:p>
          </table:table-cell>
          <table:table-cell office:value-type="float" office:value="0.98">
            <text:p>0,98</text:p>
          </table:table-cell>
          <table:table-cell office:value-type="float" office:value="4.23666666666667">
            <text:p>4,2366666667</text:p>
          </table:table-cell>
          <table:table-cell office:value-type="float" office:value="0.983333333333333">
            <text:p>0,9833333333</text:p>
          </table:table-cell>
          <table:table-cell office:value-type="float" office:value="4.36">
            <text:p>4,36</text:p>
          </table:table-cell>
          <table:table-cell office:value-type="float" office:value="0.986666666666667">
            <text:p>0,9866666667</text:p>
          </table:table-cell>
          <table:table-cell office:value-type="float" office:value="4.53333333333333">
            <text:p>4,5333333333</text:p>
          </table:table-cell>
          <table:table-cell office:value-type="float" office:value="0.99">
            <text:p>0,99</text:p>
          </table:table-cell>
          <table:table-cell office:value-type="float" office:value="4.2">
            <text:p>4,2</text:p>
          </table:table-cell>
          <table:table-cell office:value-type="float" office:value="0.953333333333333">
            <text:p>0,9533333333</text:p>
          </table:table-cell>
          <table:table-cell office:value-type="float" office:value="4.56333333333333">
            <text:p>4,5633333333</text:p>
          </table:table-cell>
          <table:table-cell office:value-type="float" office:value="0.976666666666667">
            <text:p>0,9766666667</text:p>
          </table:table-cell>
          <table:table-cell office:value-type="float" office:value="3.91666666666667">
            <text:p>3,9166666667</text:p>
          </table:table-cell>
          <table:table-cell office:value-type="float" office:value="0.0133333333333333">
            <text:p>0,01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.983606557377049">
            <text:p>0,9836065574</text:p>
          </table:table-cell>
          <table:table-cell office:value-type="float" office:value="4.74333333333333">
            <text:p>4,7433333333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54">
            <text:p>54</text:p>
          </table:table-cell>
          <table:table-cell office:value-type="float" office:value="0.983333333333333">
            <text:p>0,9833333333</text:p>
          </table:table-cell>
          <table:table-cell office:value-type="float" office:value="4.55666666666667">
            <text:p>4,5566666667</text:p>
          </table:table-cell>
          <table:table-cell office:value-type="float" office:value="0.966666666666667">
            <text:p>0,9666666667</text:p>
          </table:table-cell>
          <table:table-cell office:value-type="float" office:value="4.23666666666667">
            <text:p>4,2366666667</text:p>
          </table:table-cell>
          <table:table-cell office:value-type="float" office:value="1">
            <text:p>1</text:p>
          </table:table-cell>
          <table:table-cell office:value-type="float" office:value="4.77">
            <text:p>4,77</text:p>
          </table:table-cell>
          <table:table-cell office:value-type="float" office:value="0.983333333333333">
            <text:p>0,9833333333</text:p>
          </table:table-cell>
          <table:table-cell office:value-type="float" office:value="4.32666666666667">
            <text:p>4,3266666667</text:p>
          </table:table-cell>
          <table:table-cell office:value-type="float" office:value="0.966666666666667">
            <text:p>0,9666666667</text:p>
          </table:table-cell>
          <table:table-cell office:value-type="float" office:value="5.02">
            <text:p>5,02</text:p>
          </table:table-cell>
          <table:table-cell office:value-type="float" office:value="0.976666666666667">
            <text:p>0,9766666667</text:p>
          </table:table-cell>
          <table:table-cell office:value-type="float" office:value="3.59">
            <text:p>3,59</text:p>
          </table:table-cell>
          <table:table-cell office:value-type="float" office:value="0.0266666666666667">
            <text:p>0,026666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.986842105263158">
            <text:p>0,9868421053</text:p>
          </table:table-cell>
          <table:table-cell office:value-type="float" office:value="4.81">
            <text:p>4,81</text:p>
          </table:table-cell>
          <table:table-cell office:value-type="float" office:value="0">
            <text:p>0</text:p>
          </table:table-cell>
          <table:table-cell office:value-type="float" office:value="4485">
            <text:p>4485</text:p>
          </table:table-cell>
          <table:table-cell office:value-type="float" office:value="53">
            <text:p>53</text:p>
          </table:table-cell>
          <table:table-cell office:value-type="float" office:value="0.976666666666667">
            <text:p>0,9766666667</text:p>
          </table:table-cell>
          <table:table-cell office:value-type="float" office:value="4.26">
            <text:p>4,26</text:p>
          </table:table-cell>
          <table:table-cell office:value-type="float" office:value="0.97">
            <text:p>0,97</text:p>
          </table:table-cell>
          <table:table-cell office:value-type="float" office:value="4.51666666666667">
            <text:p>4,5166666667</text:p>
          </table:table-cell>
          <table:table-cell office:value-type="float" office:value="0.986666666666667">
            <text:p>0,9866666667</text:p>
          </table:table-cell>
          <table:table-cell office:value-type="float" office:value="4.76">
            <text:p>4,76</text:p>
          </table:table-cell>
          <table:table-cell office:value-type="float" office:value="0.986666666666667">
            <text:p>0,9866666667</text:p>
          </table:table-cell>
          <table:table-cell office:value-type="float" office:value="4.67">
            <text:p>4,67</text:p>
          </table:table-cell>
          <table:table-cell office:value-type="float" office:value="0.966666666666667">
            <text:p>0,9666666667</text:p>
          </table:table-cell>
          <table:table-cell office:value-type="float" office:value="5.15666666666667">
            <text:p>5,1566666667</text:p>
          </table:table-cell>
          <table:table-cell office:value-type="float" office:value="0.986666666666667">
            <text:p>0,9866666667</text:p>
          </table:table-cell>
          <table:table-cell office:value-type="float" office:value="3.92666666666667">
            <text:p>3,9266666667</text:p>
          </table:table-cell>
          <table:table-cell office:value-type="float" office:value="0.0266666666666667">
            <text:p>0,026666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.983606557377049">
            <text:p>0,9836065574</text:p>
          </table:table-cell>
          <table:table-cell office:value-type="float" office:value="4.84333333333333">
            <text:p>4,8433333333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53">
            <text:p>53</text:p>
          </table:table-cell>
          <table:table-cell office:value-type="float" office:value="0.99">
            <text:p>0,99</text:p>
          </table:table-cell>
          <table:table-cell office:value-type="float" office:value="4.40333333333333">
            <text:p>4,4033333333</text:p>
          </table:table-cell>
          <table:table-cell office:value-type="float" office:value="0.983333333333333">
            <text:p>0,9833333333</text:p>
          </table:table-cell>
          <table:table-cell office:value-type="float" office:value="4.74333333333333">
            <text:p>4,7433333333</text:p>
          </table:table-cell>
          <table:table-cell office:value-type="float" office:value="0.996666666666667">
            <text:p>0,9966666667</text:p>
          </table:table-cell>
          <table:table-cell office:value-type="float" office:value="4.65333333333333">
            <text:p>4,6533333333</text:p>
          </table:table-cell>
          <table:table-cell office:value-type="float" office:value="0.983333333333333">
            <text:p>0,9833333333</text:p>
          </table:table-cell>
          <table:table-cell office:value-type="float" office:value="4.31333333333333">
            <text:p>4,3133333333</text:p>
          </table:table-cell>
          <table:table-cell office:value-type="float" office:value="0.973333333333333">
            <text:p>0,9733333333</text:p>
          </table:table-cell>
          <table:table-cell office:value-type="float" office:value="5.15">
            <text:p>5,15</text:p>
          </table:table-cell>
          <table:table-cell office:value-type="float" office:value="0.98">
            <text:p>0,98</text:p>
          </table:table-cell>
          <table:table-cell office:value-type="float" office:value="3.98333333333333">
            <text:p>3,9833333333</text:p>
          </table:table-cell>
          <table:table-cell office:value-type="float" office:value="0.03">
            <text:p>0,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974025974025974">
            <text:p>0,974025974</text:p>
          </table:table-cell>
          <table:table-cell office:value-type="float" office:value="5.15">
            <text:p>5,15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53">
            <text:p>53</text:p>
          </table:table-cell>
          <table:table-cell office:value-type="float" office:value="0.97">
            <text:p>0,97</text:p>
          </table:table-cell>
          <table:table-cell office:value-type="float" office:value="4.24666666666667">
            <text:p>4,2466666667</text:p>
          </table:table-cell>
          <table:table-cell office:value-type="float" office:value="0.986666666666667">
            <text:p>0,9866666667</text:p>
          </table:table-cell>
          <table:table-cell office:value-type="float" office:value="4.67">
            <text:p>4,67</text:p>
          </table:table-cell>
          <table:table-cell office:value-type="float" office:value="0.99">
            <text:p>0,99</text:p>
          </table:table-cell>
          <table:table-cell office:value-type="float" office:value="4.81333333333333">
            <text:p>4,8133333333</text:p>
          </table:table-cell>
          <table:table-cell office:value-type="float" office:value="0.98">
            <text:p>0,98</text:p>
          </table:table-cell>
          <table:table-cell office:value-type="float" office:value="3.98">
            <text:p>3,98</text:p>
          </table:table-cell>
          <table:table-cell office:value-type="float" office:value="0.976666666666667">
            <text:p>0,9766666667</text:p>
          </table:table-cell>
          <table:table-cell office:value-type="float" office:value="4.91333333333333">
            <text:p>4,9133333333</text:p>
          </table:table-cell>
          <table:table-cell office:value-type="float" office:value="1">
            <text:p>1</text:p>
          </table:table-cell>
          <table:table-cell office:value-type="float" office:value="3.91">
            <text:p>3,91</text:p>
          </table:table-cell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.99009900990099">
            <text:p>0,9900990099</text:p>
          </table:table-cell>
          <table:table-cell office:value-type="float" office:value="4.84">
            <text:p>4,84</text:p>
          </table:table-cell>
          <table:table-cell office:value-type="float" office:value="0">
            <text:p>0</text:p>
          </table:table-cell>
          <table:table-cell office:value-type="float" office:value="4470">
            <text:p>4470</text:p>
          </table:table-cell>
          <table:table-cell office:value-type="float" office:value="53">
            <text:p>53</text:p>
          </table:table-cell>
          <table:table-cell office:value-type="float" office:value="0.996666666666667">
            <text:p>0,9966666667</text:p>
          </table:table-cell>
          <table:table-cell office:value-type="float" office:value="4.13">
            <text:p>4,13</text:p>
          </table:table-cell>
          <table:table-cell office:value-type="float" office:value="0.976666666666667">
            <text:p>0,9766666667</text:p>
          </table:table-cell>
          <table:table-cell office:value-type="float" office:value="4.58666666666667">
            <text:p>4,5866666667</text:p>
          </table:table-cell>
          <table:table-cell office:value-type="float" office:value="0.993333333333333">
            <text:p>0,9933333333</text:p>
          </table:table-cell>
          <table:table-cell office:value-type="float" office:value="4.69">
            <text:p>4,69</text:p>
          </table:table-cell>
          <table:table-cell office:value-type="float" office:value="0.99">
            <text:p>0,99</text:p>
          </table:table-cell>
          <table:table-cell office:value-type="float" office:value="3.96333333333333">
            <text:p>3,9633333333</text:p>
          </table:table-cell>
          <table:table-cell office:value-type="float" office:value="0.973333333333333">
            <text:p>0,9733333333</text:p>
          </table:table-cell>
          <table:table-cell office:value-type="float" office:value="4.91">
            <text:p>4,91</text:p>
          </table:table-cell>
          <table:table-cell office:value-type="float" office:value="0.99">
            <text:p>0,99</text:p>
          </table:table-cell>
          <table:table-cell office:value-type="float" office:value="3.85666666666667">
            <text:p>3,8566666667</text:p>
          </table:table-cell>
          <table:table-cell office:value-type="float" office:value="0.00666666666666667">
            <text:p>0,006666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.986842105263158">
            <text:p>0,9868421053</text:p>
          </table:table-cell>
          <table:table-cell office:value-type="float" office:value="4.58">
            <text:p>4,58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52">
            <text:p>52</text:p>
          </table:table-cell>
          <table:table-cell office:value-type="float" office:value="0.966666666666667">
            <text:p>0,9666666667</text:p>
          </table:table-cell>
          <table:table-cell office:value-type="float" office:value="4.21333333333333">
            <text:p>4,2133333333</text:p>
          </table:table-cell>
          <table:table-cell office:value-type="float" office:value="0.993333333333333">
            <text:p>0,9933333333</text:p>
          </table:table-cell>
          <table:table-cell office:value-type="float" office:value="4.42">
            <text:p>4,42</text:p>
          </table:table-cell>
          <table:table-cell office:value-type="float" office:value="0.983333333333333">
            <text:p>0,9833333333</text:p>
          </table:table-cell>
          <table:table-cell office:value-type="float" office:value="4.61333333333333">
            <text:p>4,6133333333</text:p>
          </table:table-cell>
          <table:table-cell office:value-type="float" office:value="0.983333333333333">
            <text:p>0,9833333333</text:p>
          </table:table-cell>
          <table:table-cell office:value-type="float" office:value="4.15666666666667">
            <text:p>4,1566666667</text:p>
          </table:table-cell>
          <table:table-cell office:value-type="float" office:value="0.966666666666667">
            <text:p>0,9666666667</text:p>
          </table:table-cell>
          <table:table-cell office:value-type="float" office:value="4.88333333333333">
            <text:p>4,8833333333</text:p>
          </table:table-cell>
          <table:table-cell office:value-type="float" office:value="0.996666666666667">
            <text:p>0,9966666667</text:p>
          </table:table-cell>
          <table:table-cell office:value-type="float" office:value="4.23666666666667">
            <text:p>4,2366666667</text:p>
          </table:table-cell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.99009900990099">
            <text:p>0,9900990099</text:p>
          </table:table-cell>
          <table:table-cell office:value-type="float" office:value="4.42666666666667">
            <text:p>4,4266666667</text:p>
          </table:table-cell>
          <table:table-cell office:value-type="float" office:value="0">
            <text:p>0</text:p>
          </table:table-cell>
          <table:table-cell office:value-type="float" office:value="4485">
            <text:p>4485</text:p>
          </table:table-cell>
          <table:table-cell office:value-type="float" office:value="52">
            <text:p>52</text:p>
          </table:table-cell>
          <table:table-cell office:value-type="float" office:value="0.983333333333333">
            <text:p>0,9833333333</text:p>
          </table:table-cell>
          <table:table-cell office:value-type="float" office:value="4.38333333333333">
            <text:p>4,3833333333</text:p>
          </table:table-cell>
          <table:table-cell office:value-type="float" office:value="0.98">
            <text:p>0,98</text:p>
          </table:table-cell>
          <table:table-cell office:value-type="float" office:value="4.32333333333333">
            <text:p>4,3233333333</text:p>
          </table:table-cell>
          <table:table-cell office:value-type="float" office:value="0.993333333333333">
            <text:p>0,9933333333</text:p>
          </table:table-cell>
          <table:table-cell office:value-type="float" office:value="4.55666666666667">
            <text:p>4,5566666667</text:p>
          </table:table-cell>
          <table:table-cell office:value-type="float" office:value="0.98">
            <text:p>0,98</text:p>
          </table:table-cell>
          <table:table-cell office:value-type="float" office:value="4.06">
            <text:p>4,06</text:p>
          </table:table-cell>
          <table:table-cell office:value-type="float" office:value="0.98">
            <text:p>0,98</text:p>
          </table:table-cell>
          <table:table-cell office:value-type="float" office:value="5.32">
            <text:p>5,32</text:p>
          </table:table-cell>
          <table:table-cell office:value-type="float" office:value="0.986666666666667">
            <text:p>0,9866666667</text:p>
          </table:table-cell>
          <table:table-cell office:value-type="float" office:value="3.93">
            <text:p>3,93</text:p>
          </table:table-cell>
          <table:table-cell office:value-type="float" office:value="0.0233333333333333">
            <text:p>0,02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.980392156862745">
            <text:p>0,9803921569</text:p>
          </table:table-cell>
          <table:table-cell office:value-type="float" office:value="4.72">
            <text:p>4,72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52">
            <text:p>52</text:p>
          </table:table-cell>
          <table:table-cell office:value-type="float" office:value="0.99">
            <text:p>0,99</text:p>
          </table:table-cell>
          <table:table-cell office:value-type="float" office:value="4.54">
            <text:p>4,54</text:p>
          </table:table-cell>
          <table:table-cell office:value-type="float" office:value="0.993333333333333">
            <text:p>0,9933333333</text:p>
          </table:table-cell>
          <table:table-cell office:value-type="float" office:value="4.78">
            <text:p>4,78</text:p>
          </table:table-cell>
          <table:table-cell office:value-type="float" office:value="0.983333333333333">
            <text:p>0,9833333333</text:p>
          </table:table-cell>
          <table:table-cell office:value-type="float" office:value="4.72333333333333">
            <text:p>4,7233333333</text:p>
          </table:table-cell>
          <table:table-cell office:value-type="float" office:value="0.996666666666667">
            <text:p>0,9966666667</text:p>
          </table:table-cell>
          <table:table-cell office:value-type="float" office:value="4.03">
            <text:p>4,03</text:p>
          </table:table-cell>
          <table:table-cell office:value-type="float" office:value="0.966666666666667">
            <text:p>0,9666666667</text:p>
          </table:table-cell>
          <table:table-cell office:value-type="float" office:value="5.35333333333333">
            <text:p>5,3533333333</text:p>
          </table:table-cell>
          <table:table-cell office:value-type="float" office:value="0.983333333333333">
            <text:p>0,9833333333</text:p>
          </table:table-cell>
          <table:table-cell office:value-type="float" office:value="3.97">
            <text:p>3,97</text:p>
          </table:table-cell>
          <table:table-cell office:value-type="float" office:value="0.0233333333333333">
            <text:p>0,02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.99009900990099">
            <text:p>0,9900990099</text:p>
          </table:table-cell>
          <table:table-cell office:value-type="float" office:value="4.66">
            <text:p>4,66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50">
            <text:p>50</text:p>
          </table:table-cell>
          <table:table-cell office:value-type="float" office:value="0.983333333333333">
            <text:p>0,9833333333</text:p>
          </table:table-cell>
          <table:table-cell office:value-type="float" office:value="4.24">
            <text:p>4,24</text:p>
          </table:table-cell>
          <table:table-cell office:value-type="float" office:value="0.983333333333333">
            <text:p>0,9833333333</text:p>
          </table:table-cell>
          <table:table-cell office:value-type="float" office:value="4.73666666666667">
            <text:p>4,7366666667</text:p>
          </table:table-cell>
          <table:table-cell office:value-type="float" office:value="0.976666666666667">
            <text:p>0,9766666667</text:p>
          </table:table-cell>
          <table:table-cell office:value-type="float" office:value="4.72333333333333">
            <text:p>4,7233333333</text:p>
          </table:table-cell>
          <table:table-cell office:value-type="float" office:value="0.98">
            <text:p>0,98</text:p>
          </table:table-cell>
          <table:table-cell office:value-type="float" office:value="4.18333333333333">
            <text:p>4,1833333333</text:p>
          </table:table-cell>
          <table:table-cell office:value-type="float" office:value="0.986666666666667">
            <text:p>0,9866666667</text:p>
          </table:table-cell>
          <table:table-cell office:value-type="float" office:value="5.39666666666667">
            <text:p>5,3966666667</text:p>
          </table:table-cell>
          <table:table-cell office:value-type="float" office:value="0.98">
            <text:p>0,98</text:p>
          </table:table-cell>
          <table:table-cell office:value-type="float" office:value="4.51333333333333">
            <text:p>4,5133333333</text:p>
          </table:table-cell>
          <table:table-cell office:value-type="float" office:value="0.0366666666666667">
            <text:p>0,036666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.986842105263158">
            <text:p>0,9868421053</text:p>
          </table:table-cell>
          <table:table-cell office:value-type="float" office:value="4.84666666666667">
            <text:p>4,8466666667</text:p>
          </table:table-cell>
          <table:table-cell office:value-type="float" office:value="0">
            <text:p>0</text:p>
          </table:table-cell>
          <table:table-cell office:value-type="float" office:value="4485">
            <text:p>4485</text:p>
          </table:table-cell>
          <table:table-cell office:value-type="float" office:value="50">
            <text:p>50</text:p>
          </table:table-cell>
          <table:table-cell office:value-type="float" office:value="0.996666666666667">
            <text:p>0,9966666667</text:p>
          </table:table-cell>
          <table:table-cell office:value-type="float" office:value="4.98333333333333">
            <text:p>4,9833333333</text:p>
          </table:table-cell>
          <table:table-cell office:value-type="float" office:value="0.986666666666667">
            <text:p>0,9866666667</text:p>
          </table:table-cell>
          <table:table-cell office:value-type="float" office:value="4.66333333333333">
            <text:p>4,6633333333</text:p>
          </table:table-cell>
          <table:table-cell office:value-type="float" office:value="0.993333333333333">
            <text:p>0,9933333333</text:p>
          </table:table-cell>
          <table:table-cell office:value-type="float" office:value="4.97666666666667">
            <text:p>4,9766666667</text:p>
          </table:table-cell>
          <table:table-cell office:value-type="float" office:value="0.98">
            <text:p>0,98</text:p>
          </table:table-cell>
          <table:table-cell office:value-type="float" office:value="4.39">
            <text:p>4,39</text:p>
          </table:table-cell>
          <table:table-cell office:value-type="float" office:value="0.976666666666667">
            <text:p>0,9766666667</text:p>
          </table:table-cell>
          <table:table-cell office:value-type="float" office:value="5.44">
            <text:p>5,44</text:p>
          </table:table-cell>
          <table:table-cell office:value-type="float" office:value="0.99">
            <text:p>0,99</text:p>
          </table:table-cell>
          <table:table-cell office:value-type="float" office:value="4.29">
            <text:p>4,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.974025974025974">
            <text:p>0,974025974</text:p>
          </table:table-cell>
          <table:table-cell office:value-type="float" office:value="4.74333333333333">
            <text:p>4,7433333333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50">
            <text:p>50</text:p>
          </table:table-cell>
          <table:table-cell office:value-type="float" office:value="0.98">
            <text:p>0,98</text:p>
          </table:table-cell>
          <table:table-cell office:value-type="float" office:value="4.27666666666667">
            <text:p>4,2766666667</text:p>
          </table:table-cell>
          <table:table-cell office:value-type="float" office:value="0.993333333333333">
            <text:p>0,9933333333</text:p>
          </table:table-cell>
          <table:table-cell office:value-type="float" office:value="4.63333333333333">
            <text:p>4,6333333333</text:p>
          </table:table-cell>
          <table:table-cell office:value-type="float" office:value="0.99">
            <text:p>0,99</text:p>
          </table:table-cell>
          <table:table-cell office:value-type="float" office:value="4.45333333333333">
            <text:p>4,4533333333</text:p>
          </table:table-cell>
          <table:table-cell office:value-type="float" office:value="0.99">
            <text:p>0,99</text:p>
          </table:table-cell>
          <table:table-cell office:value-type="float" office:value="4.16">
            <text:p>4,16</text:p>
          </table:table-cell>
          <table:table-cell office:value-type="float" office:value="0.97">
            <text:p>0,97</text:p>
          </table:table-cell>
          <table:table-cell office:value-type="float" office:value="5.46333333333333">
            <text:p>5,4633333333</text:p>
          </table:table-cell>
          <table:table-cell office:value-type="float" office:value="0.99">
            <text:p>0,99</text:p>
          </table:table-cell>
          <table:table-cell office:value-type="float" office:value="4.23333333333333">
            <text:p>4,23333333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986842105263158">
            <text:p>0,9868421053</text:p>
          </table:table-cell>
          <table:table-cell office:value-type="float" office:value="4.55666666666667">
            <text:p>4,5566666667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50">
            <text:p>50</text:p>
          </table:table-cell>
          <table:table-cell office:value-type="float" office:value="0.986666666666667">
            <text:p>0,9866666667</text:p>
          </table:table-cell>
          <table:table-cell office:value-type="float" office:value="4.55666666666667">
            <text:p>4,5566666667</text:p>
          </table:table-cell>
          <table:table-cell office:value-type="float" office:value="0.98">
            <text:p>0,98</text:p>
          </table:table-cell>
          <table:table-cell office:value-type="float" office:value="4.41666666666667">
            <text:p>4,4166666667</text:p>
          </table:table-cell>
          <table:table-cell office:value-type="float" office:value="0.976666666666667">
            <text:p>0,9766666667</text:p>
          </table:table-cell>
          <table:table-cell office:value-type="float" office:value="4.61666666666667">
            <text:p>4,6166666667</text:p>
          </table:table-cell>
          <table:table-cell office:value-type="float" office:value="0.98">
            <text:p>0,98</text:p>
          </table:table-cell>
          <table:table-cell office:value-type="float" office:value="3.87">
            <text:p>3,87</text:p>
          </table:table-cell>
          <table:table-cell office:value-type="float" office:value="0.96">
            <text:p>0,96</text:p>
          </table:table-cell>
          <table:table-cell office:value-type="float" office:value="4.86333333333333">
            <text:p>4,8633333333</text:p>
          </table:table-cell>
          <table:table-cell office:value-type="float" office:value="0.99">
            <text:p>0,99</text:p>
          </table:table-cell>
          <table:table-cell office:value-type="float" office:value="3.93333333333333">
            <text:p>3,9333333333</text:p>
          </table:table-cell>
          <table:table-cell office:value-type="float" office:value="0.0133333333333333">
            <text:p>0,01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0.986842105263158">
            <text:p>0,9868421053</text:p>
          </table:table-cell>
          <table:table-cell office:value-type="float" office:value="4.56666666666667">
            <text:p>4,5666666667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49">
            <text:p>49</text:p>
          </table:table-cell>
          <table:table-cell office:value-type="float" office:value="0.963333333333333">
            <text:p>0,9633333333</text:p>
          </table:table-cell>
          <table:table-cell office:value-type="float" office:value="4.33666666666667">
            <text:p>4,3366666667</text:p>
          </table:table-cell>
          <table:table-cell office:value-type="float" office:value="0.986666666666667">
            <text:p>0,9866666667</text:p>
          </table:table-cell>
          <table:table-cell office:value-type="float" office:value="4.49">
            <text:p>4,49</text:p>
          </table:table-cell>
          <table:table-cell office:value-type="float" office:value="0.993333333333333">
            <text:p>0,9933333333</text:p>
          </table:table-cell>
          <table:table-cell office:value-type="float" office:value="4.69">
            <text:p>4,69</text:p>
          </table:table-cell>
          <table:table-cell office:value-type="float" office:value="0.976666666666667">
            <text:p>0,9766666667</text:p>
          </table:table-cell>
          <table:table-cell office:value-type="float" office:value="4.15666666666667">
            <text:p>4,1566666667</text:p>
          </table:table-cell>
          <table:table-cell office:value-type="float" office:value="0.966666666666667">
            <text:p>0,9666666667</text:p>
          </table:table-cell>
          <table:table-cell office:value-type="float" office:value="5.01666666666667">
            <text:p>5,0166666667</text:p>
          </table:table-cell>
          <table:table-cell office:value-type="float" office:value="0.99">
            <text:p>0,99</text:p>
          </table:table-cell>
          <table:table-cell office:value-type="float" office:value="4.1">
            <text:p>4,1</text:p>
          </table:table-cell>
          <table:table-cell office:value-type="float" office:value="0.0433333333333333">
            <text:p>0,04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986842105263158">
            <text:p>0,9868421053</text:p>
          </table:table-cell>
          <table:table-cell office:value-type="float" office:value="4.79">
            <text:p>4,79</text:p>
          </table:table-cell>
          <table:table-cell office:value-type="float" office:value="0">
            <text:p>0</text:p>
          </table:table-cell>
          <table:table-cell office:value-type="float" office:value="4455">
            <text:p>4455</text:p>
          </table:table-cell>
          <table:table-cell office:value-type="float" office:value="49">
            <text:p>49</text:p>
          </table:table-cell>
          <table:table-cell office:value-type="float" office:value="0.99">
            <text:p>0,99</text:p>
          </table:table-cell>
          <table:table-cell office:value-type="float" office:value="4.69333333333333">
            <text:p>4,6933333333</text:p>
          </table:table-cell>
          <table:table-cell office:value-type="float" office:value="0.993333333333333">
            <text:p>0,9933333333</text:p>
          </table:table-cell>
          <table:table-cell office:value-type="float" office:value="4.53666666666667">
            <text:p>4,5366666667</text:p>
          </table:table-cell>
          <table:table-cell office:value-type="float" office:value="0.98">
            <text:p>0,98</text:p>
          </table:table-cell>
          <table:table-cell office:value-type="float" office:value="5.23666666666667">
            <text:p>5,2366666667</text:p>
          </table:table-cell>
          <table:table-cell office:value-type="float" office:value="0.99">
            <text:p>0,99</text:p>
          </table:table-cell>
          <table:table-cell office:value-type="float" office:value="4.34333333333333">
            <text:p>4,3433333333</text:p>
          </table:table-cell>
          <table:table-cell office:value-type="float" office:value="0.976666666666667">
            <text:p>0,9766666667</text:p>
          </table:table-cell>
          <table:table-cell office:value-type="float" office:value="5.47666666666667">
            <text:p>5,4766666667</text:p>
          </table:table-cell>
          <table:table-cell office:value-type="float" office:value="0.99">
            <text:p>0,99</text:p>
          </table:table-cell>
          <table:table-cell office:value-type="float" office:value="4.21666666666667">
            <text:p>4,2166666667</text:p>
          </table:table-cell>
          <table:table-cell office:value-type="float" office:value="0.0366666666666667">
            <text:p>0,036666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4.38666666666667">
            <text:p>4,3866666667</text:p>
          </table:table-cell>
          <table:table-cell office:value-type="float" office:value="0">
            <text:p>0</text:p>
          </table:table-cell>
          <table:table-cell office:value-type="float" office:value="4485">
            <text:p>4485</text:p>
          </table:table-cell>
          <table:table-cell office:value-type="float" office:value="47">
            <text:p>47</text:p>
          </table:table-cell>
          <table:table-cell office:value-type="float" office:value="0.96">
            <text:p>0,96</text:p>
          </table:table-cell>
          <table:table-cell office:value-type="float" office:value="4.12">
            <text:p>4,12</text:p>
          </table:table-cell>
          <table:table-cell office:value-type="float" office:value="0.996666666666667">
            <text:p>0,9966666667</text:p>
          </table:table-cell>
          <table:table-cell office:value-type="float" office:value="4.46666666666667">
            <text:p>4,4666666667</text:p>
          </table:table-cell>
          <table:table-cell office:value-type="float" office:value="0.98">
            <text:p>0,98</text:p>
          </table:table-cell>
          <table:table-cell office:value-type="float" office:value="4.86333333333333">
            <text:p>4,8633333333</text:p>
          </table:table-cell>
          <table:table-cell office:value-type="float" office:value="0.986666666666667">
            <text:p>0,9866666667</text:p>
          </table:table-cell>
          <table:table-cell office:value-type="float" office:value="3.96333333333333">
            <text:p>3,9633333333</text:p>
          </table:table-cell>
          <table:table-cell office:value-type="float" office:value="0.986666666666667">
            <text:p>0,9866666667</text:p>
          </table:table-cell>
          <table:table-cell office:value-type="float" office:value="5.09666666666667">
            <text:p>5,0966666667</text:p>
          </table:table-cell>
          <table:table-cell office:value-type="float" office:value="0.976666666666667">
            <text:p>0,9766666667</text:p>
          </table:table-cell>
          <table:table-cell office:value-type="float" office:value="3.82666666666667">
            <text:p>3,8266666667</text:p>
          </table:table-cell>
          <table:table-cell office:value-type="float" office:value="0.0266666666666667">
            <text:p>0,026666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.993377483443708">
            <text:p>0,9933774834</text:p>
          </table:table-cell>
          <table:table-cell office:value-type="float" office:value="4.87">
            <text:p>4,87</text:p>
          </table:table-cell>
          <table:table-cell office:value-type="float" office:value="0">
            <text:p>0</text:p>
          </table:table-cell>
          <table:table-cell office:value-type="float" office:value="4485">
            <text:p>4485</text:p>
          </table:table-cell>
          <table:table-cell office:value-type="float" office:value="47">
            <text:p>47</text:p>
          </table:table-cell>
          <table:table-cell office:value-type="float" office:value="0.983333333333333">
            <text:p>0,9833333333</text:p>
          </table:table-cell>
          <table:table-cell office:value-type="float" office:value="4.39666666666667">
            <text:p>4,3966666667</text:p>
          </table:table-cell>
          <table:table-cell office:value-type="float" office:value="0.996666666666667">
            <text:p>0,9966666667</text:p>
          </table:table-cell>
          <table:table-cell office:value-type="float" office:value="4.50666666666667">
            <text:p>4,5066666667</text:p>
          </table:table-cell>
          <table:table-cell office:value-type="float" office:value="0.99">
            <text:p>0,99</text:p>
          </table:table-cell>
          <table:table-cell office:value-type="float" office:value="4.81666666666667">
            <text:p>4,8166666667</text:p>
          </table:table-cell>
          <table:table-cell office:value-type="float" office:value="0.99">
            <text:p>0,99</text:p>
          </table:table-cell>
          <table:table-cell office:value-type="float" office:value="4.07">
            <text:p>4,07</text:p>
          </table:table-cell>
          <table:table-cell office:value-type="float" office:value="0.95">
            <text:p>0,95</text:p>
          </table:table-cell>
          <table:table-cell office:value-type="float" office:value="4.85333333333333">
            <text:p>4,8533333333</text:p>
          </table:table-cell>
          <table:table-cell office:value-type="float" office:value="0.983333333333333">
            <text:p>0,9833333333</text:p>
          </table:table-cell>
          <table:table-cell office:value-type="float" office:value="4.04666666666667">
            <text:p>4,0466666667</text:p>
          </table:table-cell>
          <table:table-cell office:value-type="float" office:value="0.0366666666666667">
            <text:p>0,036666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.993377483443708">
            <text:p>0,9933774834</text:p>
          </table:table-cell>
          <table:table-cell office:value-type="float" office:value="4.57333333333333">
            <text:p>4,5733333333</text:p>
          </table:table-cell>
          <table:table-cell office:value-type="float" office:value="0">
            <text:p>0</text:p>
          </table:table-cell>
          <table:table-cell office:value-type="float" office:value="4485">
            <text:p>4485</text:p>
          </table:table-cell>
          <table:table-cell office:value-type="float" office:value="47">
            <text:p>47</text:p>
          </table:table-cell>
          <table:table-cell office:value-type="float" office:value="0.966666666666667">
            <text:p>0,9666666667</text:p>
          </table:table-cell>
          <table:table-cell office:value-type="float" office:value="4.27666666666667">
            <text:p>4,2766666667</text:p>
          </table:table-cell>
          <table:table-cell office:value-type="float" office:value="0.986666666666667">
            <text:p>0,9866666667</text:p>
          </table:table-cell>
          <table:table-cell office:value-type="float" office:value="4.14666666666667">
            <text:p>4,1466666667</text:p>
          </table:table-cell>
          <table:table-cell office:value-type="float" office:value="0.986666666666667">
            <text:p>0,9866666667</text:p>
          </table:table-cell>
          <table:table-cell office:value-type="float" office:value="4.62">
            <text:p>4,62</text:p>
          </table:table-cell>
          <table:table-cell office:value-type="float" office:value="0.983333333333333">
            <text:p>0,9833333333</text:p>
          </table:table-cell>
          <table:table-cell office:value-type="float" office:value="4.04">
            <text:p>4,04</text:p>
          </table:table-cell>
          <table:table-cell office:value-type="float" office:value="0.976666666666667">
            <text:p>0,9766666667</text:p>
          </table:table-cell>
          <table:table-cell office:value-type="float" office:value="4.75666666666667">
            <text:p>4,7566666667</text:p>
          </table:table-cell>
          <table:table-cell office:value-type="float" office:value="0.976666666666667">
            <text:p>0,9766666667</text:p>
          </table:table-cell>
          <table:table-cell office:value-type="float" office:value="3.93666666666667">
            <text:p>3,93666666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.986842105263158">
            <text:p>0,9868421053</text:p>
          </table:table-cell>
          <table:table-cell office:value-type="float" office:value="4.42666666666667">
            <text:p>4,4266666667</text:p>
          </table:table-cell>
          <table:table-cell office:value-type="float" office:value="0">
            <text:p>0</text:p>
          </table:table-cell>
          <table:table-cell office:value-type="float" office:value="4455">
            <text:p>4455</text:p>
          </table:table-cell>
          <table:table-cell office:value-type="float" office:value="47">
            <text:p>47</text:p>
          </table:table-cell>
          <table:table-cell office:value-type="float" office:value="0.996666666666667">
            <text:p>0,9966666667</text:p>
          </table:table-cell>
          <table:table-cell office:value-type="float" office:value="4.47666666666667">
            <text:p>4,4766666667</text:p>
          </table:table-cell>
          <table:table-cell office:value-type="float" office:value="0.986666666666667">
            <text:p>0,9866666667</text:p>
          </table:table-cell>
          <table:table-cell office:value-type="float" office:value="4.25333333333333">
            <text:p>4,2533333333</text:p>
          </table:table-cell>
          <table:table-cell office:value-type="float" office:value="0.993333333333333">
            <text:p>0,9933333333</text:p>
          </table:table-cell>
          <table:table-cell office:value-type="float" office:value="5.05666666666667">
            <text:p>5,0566666667</text:p>
          </table:table-cell>
          <table:table-cell office:value-type="float" office:value="0.983333333333333">
            <text:p>0,9833333333</text:p>
          </table:table-cell>
          <table:table-cell office:value-type="float" office:value="4.01">
            <text:p>4,01</text:p>
          </table:table-cell>
          <table:table-cell office:value-type="float" office:value="0.97">
            <text:p>0,97</text:p>
          </table:table-cell>
          <table:table-cell office:value-type="float" office:value="5.14">
            <text:p>5,14</text:p>
          </table:table-cell>
          <table:table-cell office:value-type="float" office:value="0.983333333333333">
            <text:p>0,9833333333</text:p>
          </table:table-cell>
          <table:table-cell office:value-type="float" office:value="4.10666666666667">
            <text:p>4,1066666667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.980392156862745">
            <text:p>0,9803921569</text:p>
          </table:table-cell>
          <table:table-cell office:value-type="float" office:value="4.37">
            <text:p>4,37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47">
            <text:p>47</text:p>
          </table:table-cell>
          <table:table-cell office:value-type="float" office:value="0.996666666666667">
            <text:p>0,9966666667</text:p>
          </table:table-cell>
          <table:table-cell office:value-type="float" office:value="4.51">
            <text:p>4,51</text:p>
          </table:table-cell>
          <table:table-cell office:value-type="float" office:value="0.986666666666667">
            <text:p>0,9866666667</text:p>
          </table:table-cell>
          <table:table-cell office:value-type="float" office:value="4.39333333333333">
            <text:p>4,3933333333</text:p>
          </table:table-cell>
          <table:table-cell office:value-type="float" office:value="0.996666666666667">
            <text:p>0,9966666667</text:p>
          </table:table-cell>
          <table:table-cell office:value-type="float" office:value="4.93">
            <text:p>4,93</text:p>
          </table:table-cell>
          <table:table-cell office:value-type="float" office:value="0.983333333333333">
            <text:p>0,9833333333</text:p>
          </table:table-cell>
          <table:table-cell office:value-type="float" office:value="4.07666666666667">
            <text:p>4,0766666667</text:p>
          </table:table-cell>
          <table:table-cell office:value-type="float" office:value="0.963333333333333">
            <text:p>0,9633333333</text:p>
          </table:table-cell>
          <table:table-cell office:value-type="float" office:value="4.68666666666667">
            <text:p>4,6866666667</text:p>
          </table:table-cell>
          <table:table-cell office:value-type="float" office:value="0.98">
            <text:p>0,98</text:p>
          </table:table-cell>
          <table:table-cell office:value-type="float" office:value="3.98333333333333">
            <text:p>3,9833333333</text:p>
          </table:table-cell>
          <table:table-cell office:value-type="float" office:value="0.0166666666666667">
            <text:p>0,016666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.983606557377049">
            <text:p>0,9836065574</text:p>
          </table:table-cell>
          <table:table-cell office:value-type="float" office:value="4.17333333333333">
            <text:p>4,1733333333</text:p>
          </table:table-cell>
          <table:table-cell office:value-type="float" office:value="0">
            <text:p>0</text:p>
          </table:table-cell>
          <table:table-cell office:value-type="float" office:value="4470">
            <text:p>4470</text:p>
          </table:table-cell>
          <table:table-cell office:value-type="float" office:value="47">
            <text:p>47</text:p>
          </table:table-cell>
          <table:table-cell office:value-type="float" office:value="0.966666666666667">
            <text:p>0,9666666667</text:p>
          </table:table-cell>
          <table:table-cell office:value-type="float" office:value="4.08333333333333">
            <text:p>4,0833333333</text:p>
          </table:table-cell>
          <table:table-cell office:value-type="float" office:value="0.993333333333333">
            <text:p>0,9933333333</text:p>
          </table:table-cell>
          <table:table-cell office:value-type="float" office:value="4.16666666666667">
            <text:p>4,1666666667</text:p>
          </table:table-cell>
          <table:table-cell office:value-type="float" office:value="0.996666666666667">
            <text:p>0,9966666667</text:p>
          </table:table-cell>
          <table:table-cell office:value-type="float" office:value="4.96666666666667">
            <text:p>4,9666666667</text:p>
          </table:table-cell>
          <table:table-cell office:value-type="float" office:value="0.996666666666667">
            <text:p>0,9966666667</text:p>
          </table:table-cell>
          <table:table-cell office:value-type="float" office:value="4.14">
            <text:p>4,14</text:p>
          </table:table-cell>
          <table:table-cell office:value-type="float" office:value="0.973333333333333">
            <text:p>0,9733333333</text:p>
          </table:table-cell>
          <table:table-cell office:value-type="float" office:value="4.75666666666667">
            <text:p>4,7566666667</text:p>
          </table:table-cell>
          <table:table-cell office:value-type="float" office:value="0.99">
            <text:p>0,99</text:p>
          </table:table-cell>
          <table:table-cell office:value-type="float" office:value="4.30666666666667">
            <text:p>4,3066666667</text:p>
          </table:table-cell>
          <table:table-cell office:value-type="float" office:value="0.00333333333333333">
            <text:p>0,00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0.986842105263158">
            <text:p>0,9868421053</text:p>
          </table:table-cell>
          <table:table-cell office:value-type="float" office:value="4.46">
            <text:p>4,46</text:p>
          </table:table-cell>
          <table:table-cell office:value-type="float" office:value="0">
            <text:p>0</text:p>
          </table:table-cell>
          <table:table-cell office:value-type="float" office:value="4485">
            <text:p>4485</text:p>
          </table:table-cell>
          <table:table-cell office:value-type="float" office:value="46">
            <text:p>46</text:p>
          </table:table-cell>
          <table:table-cell office:value-type="float" office:value="0.99">
            <text:p>0,99</text:p>
          </table:table-cell>
          <table:table-cell office:value-type="float" office:value="4.54666666666667">
            <text:p>4,5466666667</text:p>
          </table:table-cell>
          <table:table-cell office:value-type="float" office:value="0.986666666666667">
            <text:p>0,9866666667</text:p>
          </table:table-cell>
          <table:table-cell office:value-type="float" office:value="4.27666666666667">
            <text:p>4,2766666667</text:p>
          </table:table-cell>
          <table:table-cell office:value-type="float" office:value="0.986666666666667">
            <text:p>0,9866666667</text:p>
          </table:table-cell>
          <table:table-cell office:value-type="float" office:value="4.78666666666667">
            <text:p>4,7866666667</text:p>
          </table:table-cell>
          <table:table-cell office:value-type="float" office:value="0.993333333333333">
            <text:p>0,9933333333</text:p>
          </table:table-cell>
          <table:table-cell office:value-type="float" office:value="4.25">
            <text:p>4,25</text:p>
          </table:table-cell>
          <table:table-cell office:value-type="float" office:value="0.99">
            <text:p>0,99</text:p>
          </table:table-cell>
          <table:table-cell office:value-type="float" office:value="4.80333333333333">
            <text:p>4,8033333333</text:p>
          </table:table-cell>
          <table:table-cell office:value-type="float" office:value="0.98">
            <text:p>0,98</text:p>
          </table:table-cell>
          <table:table-cell office:value-type="float" office:value="4.18666666666667">
            <text:p>4,1866666667</text:p>
          </table:table-cell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.977198697068404">
            <text:p>0,9771986971</text:p>
          </table:table-cell>
          <table:table-cell office:value-type="float" office:value="4.82">
            <text:p>4,82</text:p>
          </table:table-cell>
          <table:table-cell office:value-type="float" office:value="0">
            <text:p>0</text:p>
          </table:table-cell>
          <table:table-cell office:value-type="float" office:value="4455">
            <text:p>4455</text:p>
          </table:table-cell>
          <table:table-cell office:value-type="float" office:value="46">
            <text:p>46</text:p>
          </table:table-cell>
          <table:table-cell office:value-type="float" office:value="0.99">
            <text:p>0,99</text:p>
          </table:table-cell>
          <table:table-cell office:value-type="float" office:value="4.46666666666667">
            <text:p>4,4666666667</text:p>
          </table:table-cell>
          <table:table-cell office:value-type="float" office:value="0.99">
            <text:p>0,99</text:p>
          </table:table-cell>
          <table:table-cell office:value-type="float" office:value="4.39333333333333">
            <text:p>4,3933333333</text:p>
          </table:table-cell>
          <table:table-cell office:value-type="float" office:value="0.986666666666667">
            <text:p>0,9866666667</text:p>
          </table:table-cell>
          <table:table-cell office:value-type="float" office:value="4.95">
            <text:p>4,95</text:p>
          </table:table-cell>
          <table:table-cell office:value-type="float" office:value="0.993333333333333">
            <text:p>0,9933333333</text:p>
          </table:table-cell>
          <table:table-cell office:value-type="float" office:value="4.62">
            <text:p>4,62</text:p>
          </table:table-cell>
          <table:table-cell office:value-type="float" office:value="0.976666666666667">
            <text:p>0,9766666667</text:p>
          </table:table-cell>
          <table:table-cell office:value-type="float" office:value="4.81333333333333">
            <text:p>4,8133333333</text:p>
          </table:table-cell>
          <table:table-cell office:value-type="float" office:value="0.996666666666667">
            <text:p>0,9966666667</text:p>
          </table:table-cell>
          <table:table-cell office:value-type="float" office:value="4.21">
            <text:p>4,21</text:p>
          </table:table-cell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0.99009900990099">
            <text:p>0,9900990099</text:p>
          </table:table-cell>
          <table:table-cell office:value-type="float" office:value="4.58">
            <text:p>4,58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46">
            <text:p>46</text:p>
          </table:table-cell>
          <table:table-cell office:value-type="float" office:value="0.98">
            <text:p>0,98</text:p>
          </table:table-cell>
          <table:table-cell office:value-type="float" office:value="4.43">
            <text:p>4,43</text:p>
          </table:table-cell>
          <table:table-cell office:value-type="float" office:value="0.993333333333333">
            <text:p>0,9933333333</text:p>
          </table:table-cell>
          <table:table-cell office:value-type="float" office:value="4.21666666666667">
            <text:p>4,2166666667</text:p>
          </table:table-cell>
          <table:table-cell office:value-type="float" office:value="0.993333333333333">
            <text:p>0,9933333333</text:p>
          </table:table-cell>
          <table:table-cell office:value-type="float" office:value="4.66">
            <text:p>4,66</text:p>
          </table:table-cell>
          <table:table-cell office:value-type="float" office:value="0.986666666666667">
            <text:p>0,9866666667</text:p>
          </table:table-cell>
          <table:table-cell office:value-type="float" office:value="4.16333333333333">
            <text:p>4,1633333333</text:p>
          </table:table-cell>
          <table:table-cell office:value-type="float" office:value="0.973333333333333">
            <text:p>0,9733333333</text:p>
          </table:table-cell>
          <table:table-cell office:value-type="float" office:value="4.77333333333333">
            <text:p>4,7733333333</text:p>
          </table:table-cell>
          <table:table-cell office:value-type="float" office:value="0.986666666666667">
            <text:p>0,9866666667</text:p>
          </table:table-cell>
          <table:table-cell office:value-type="float" office:value="4.17333333333333">
            <text:p>4,17333333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983606557377049">
            <text:p>0,9836065574</text:p>
          </table:table-cell>
          <table:table-cell office:value-type="float" office:value="4.54666666666667">
            <text:p>4,5466666667</text:p>
          </table:table-cell>
          <table:table-cell office:value-type="float" office:value="0">
            <text:p>0</text:p>
          </table:table-cell>
          <table:table-cell office:value-type="float" office:value="4470">
            <text:p>4470</text:p>
          </table:table-cell>
          <table:table-cell office:value-type="float" office:value="46">
            <text:p>46</text:p>
          </table:table-cell>
          <table:table-cell office:value-type="float" office:value="0.983333333333333">
            <text:p>0,9833333333</text:p>
          </table:table-cell>
          <table:table-cell office:value-type="float" office:value="4.20666666666667">
            <text:p>4,2066666667</text:p>
          </table:table-cell>
          <table:table-cell office:value-type="float" office:value="0.996666666666667">
            <text:p>0,9966666667</text:p>
          </table:table-cell>
          <table:table-cell office:value-type="float" office:value="4.25333333333333">
            <text:p>4,2533333333</text:p>
          </table:table-cell>
          <table:table-cell office:value-type="float" office:value="0.993333333333333">
            <text:p>0,9933333333</text:p>
          </table:table-cell>
          <table:table-cell office:value-type="float" office:value="4.83">
            <text:p>4,83</text:p>
          </table:table-cell>
          <table:table-cell office:value-type="float" office:value="0.99">
            <text:p>0,99</text:p>
          </table:table-cell>
          <table:table-cell office:value-type="float" office:value="4.33">
            <text:p>4,33</text:p>
          </table:table-cell>
          <table:table-cell office:value-type="float" office:value="0.98">
            <text:p>0,98</text:p>
          </table:table-cell>
          <table:table-cell office:value-type="float" office:value="4.94">
            <text:p>4,94</text:p>
          </table:table-cell>
          <table:table-cell office:value-type="float" office:value="0.986666666666667">
            <text:p>0,9866666667</text:p>
          </table:table-cell>
          <table:table-cell office:value-type="float" office:value="4.05333333333333">
            <text:p>4,0533333333</text:p>
          </table:table-cell>
          <table:table-cell office:value-type="float" office:value="0.00666666666666667">
            <text:p>0,006666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.993377483443708">
            <text:p>0,9933774834</text:p>
          </table:table-cell>
          <table:table-cell office:value-type="float" office:value="4.42333333333333">
            <text:p>4,4233333333</text:p>
          </table:table-cell>
          <table:table-cell office:value-type="float" office:value="0">
            <text:p>0</text:p>
          </table:table-cell>
          <table:table-cell office:value-type="float" office:value="4470">
            <text:p>4470</text:p>
          </table:table-cell>
          <table:table-cell office:value-type="float" office:value="46">
            <text:p>46</text:p>
          </table:table-cell>
          <table:table-cell office:value-type="float" office:value="0.986666666666667">
            <text:p>0,9866666667</text:p>
          </table:table-cell>
          <table:table-cell office:value-type="float" office:value="4.11666666666667">
            <text:p>4,1166666667</text:p>
          </table:table-cell>
          <table:table-cell office:value-type="float" office:value="1">
            <text:p>1</text:p>
          </table:table-cell>
          <table:table-cell office:value-type="float" office:value="4.27">
            <text:p>4,27</text:p>
          </table:table-cell>
          <table:table-cell office:value-type="float" office:value="0.993333333333333">
            <text:p>0,9933333333</text:p>
          </table:table-cell>
          <table:table-cell office:value-type="float" office:value="4.92">
            <text:p>4,92</text:p>
          </table:table-cell>
          <table:table-cell office:value-type="float" office:value="0.986666666666667">
            <text:p>0,9866666667</text:p>
          </table:table-cell>
          <table:table-cell office:value-type="float" office:value="4.18">
            <text:p>4,18</text:p>
          </table:table-cell>
          <table:table-cell office:value-type="float" office:value="0.96">
            <text:p>0,96</text:p>
          </table:table-cell>
          <table:table-cell office:value-type="float" office:value="4.46666666666667">
            <text:p>4,4666666667</text:p>
          </table:table-cell>
          <table:table-cell office:value-type="float" office:value="0.983333333333333">
            <text:p>0,9833333333</text:p>
          </table:table-cell>
          <table:table-cell office:value-type="float" office:value="3.96333333333333">
            <text:p>3,96333333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.993377483443708">
            <text:p>0,9933774834</text:p>
          </table:table-cell>
          <table:table-cell office:value-type="float" office:value="4.46666666666667">
            <text:p>4,4666666667</text:p>
          </table:table-cell>
          <table:table-cell office:value-type="float" office:value="0">
            <text:p>0</text:p>
          </table:table-cell>
          <table:table-cell office:value-type="float" office:value="4470">
            <text:p>4470</text:p>
          </table:table-cell>
          <table:table-cell office:value-type="float" office:value="46">
            <text:p>46</text:p>
          </table:table-cell>
          <table:table-cell office:value-type="float" office:value="0.986666666666667">
            <text:p>0,9866666667</text:p>
          </table:table-cell>
          <table:table-cell office:value-type="float" office:value="4.44333333333333">
            <text:p>4,4433333333</text:p>
          </table:table-cell>
          <table:table-cell office:value-type="float" office:value="0.993333333333333">
            <text:p>0,9933333333</text:p>
          </table:table-cell>
          <table:table-cell office:value-type="float" office:value="4.20333333333333">
            <text:p>4,2033333333</text:p>
          </table:table-cell>
          <table:table-cell office:value-type="float" office:value="0.983333333333333">
            <text:p>0,9833333333</text:p>
          </table:table-cell>
          <table:table-cell office:value-type="float" office:value="4.99333333333333">
            <text:p>4,9933333333</text:p>
          </table:table-cell>
          <table:table-cell office:value-type="float" office:value="0.99">
            <text:p>0,99</text:p>
          </table:table-cell>
          <table:table-cell office:value-type="float" office:value="3.82333333333333">
            <text:p>3,8233333333</text:p>
          </table:table-cell>
          <table:table-cell office:value-type="float" office:value="0.98">
            <text:p>0,98</text:p>
          </table:table-cell>
          <table:table-cell office:value-type="float" office:value="5.16">
            <text:p>5,16</text:p>
          </table:table-cell>
          <table:table-cell office:value-type="float" office:value="0.97">
            <text:p>0,97</text:p>
          </table:table-cell>
          <table:table-cell office:value-type="float" office:value="3.96333333333333">
            <text:p>3,96333333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0.996677740863787">
            <text:p>0,9966777409</text:p>
          </table:table-cell>
          <table:table-cell office:value-type="float" office:value="4.19333333333333">
            <text:p>4,1933333333</text:p>
          </table:table-cell>
          <table:table-cell office:value-type="float" office:value="0">
            <text:p>0</text:p>
          </table:table-cell>
          <table:table-cell office:value-type="float" office:value="4470">
            <text:p>4470</text:p>
          </table:table-cell>
          <table:table-cell office:value-type="float" office:value="46">
            <text:p>46</text:p>
          </table:table-cell>
          <table:table-cell office:value-type="float" office:value="0.986666666666667">
            <text:p>0,9866666667</text:p>
          </table:table-cell>
          <table:table-cell office:value-type="float" office:value="4.49666666666667">
            <text:p>4,4966666667</text:p>
          </table:table-cell>
          <table:table-cell office:value-type="float" office:value="0.99">
            <text:p>0,99</text:p>
          </table:table-cell>
          <table:table-cell office:value-type="float" office:value="4.10666666666667">
            <text:p>4,1066666667</text:p>
          </table:table-cell>
          <table:table-cell office:value-type="float" office:value="0.996666666666667">
            <text:p>0,9966666667</text:p>
          </table:table-cell>
          <table:table-cell office:value-type="float" office:value="4.95666666666667">
            <text:p>4,9566666667</text:p>
          </table:table-cell>
          <table:table-cell office:value-type="float" office:value="0.993333333333333">
            <text:p>0,9933333333</text:p>
          </table:table-cell>
          <table:table-cell office:value-type="float" office:value="4.12333333333333">
            <text:p>4,1233333333</text:p>
          </table:table-cell>
          <table:table-cell office:value-type="float" office:value="0.973333333333333">
            <text:p>0,9733333333</text:p>
          </table:table-cell>
          <table:table-cell office:value-type="float" office:value="4.81333333333333">
            <text:p>4,8133333333</text:p>
          </table:table-cell>
          <table:table-cell office:value-type="float" office:value="0.983333333333333">
            <text:p>0,9833333333</text:p>
          </table:table-cell>
          <table:table-cell office:value-type="float" office:value="4.45333333333333">
            <text:p>4,4533333333</text:p>
          </table:table-cell>
          <table:table-cell office:value-type="float" office:value="0.00333333333333333">
            <text:p>0,00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.980392156862745">
            <text:p>0,9803921569</text:p>
          </table:table-cell>
          <table:table-cell office:value-type="float" office:value="4.33">
            <text:p>4,33</text:p>
          </table:table-cell>
          <table:table-cell office:value-type="float" office:value="0">
            <text:p>0</text:p>
          </table:table-cell>
          <table:table-cell office:value-type="float" office:value="4395">
            <text:p>4395</text:p>
          </table:table-cell>
          <table:table-cell office:value-type="float" office:value="45">
            <text:p>45</text:p>
          </table:table-cell>
          <table:table-cell office:value-type="float" office:value="0.983333333333333">
            <text:p>0,9833333333</text:p>
          </table:table-cell>
          <table:table-cell office:value-type="float" office:value="4.47666666666667">
            <text:p>4,4766666667</text:p>
          </table:table-cell>
          <table:table-cell office:value-type="float" office:value="0.996666666666667">
            <text:p>0,9966666667</text:p>
          </table:table-cell>
          <table:table-cell office:value-type="float" office:value="4.04333333333333">
            <text:p>4,0433333333</text:p>
          </table:table-cell>
          <table:table-cell office:value-type="float" office:value="0.993333333333333">
            <text:p>0,9933333333</text:p>
          </table:table-cell>
          <table:table-cell office:value-type="float" office:value="5.00666666666667">
            <text:p>5,0066666667</text:p>
          </table:table-cell>
          <table:table-cell office:value-type="float" office:value="0.99">
            <text:p>0,99</text:p>
          </table:table-cell>
          <table:table-cell office:value-type="float" office:value="3.77">
            <text:p>3,77</text:p>
          </table:table-cell>
          <table:table-cell office:value-type="float" office:value="0.976666666666667">
            <text:p>0,9766666667</text:p>
          </table:table-cell>
          <table:table-cell office:value-type="float" office:value="4.62333333333333">
            <text:p>4,6233333333</text:p>
          </table:table-cell>
          <table:table-cell office:value-type="float" office:value="0.986666666666667">
            <text:p>0,9866666667</text:p>
          </table:table-cell>
          <table:table-cell office:value-type="float" office:value="4.05">
            <text:p>4,05</text:p>
          </table:table-cell>
          <table:table-cell office:value-type="float" office:value="0.04">
            <text:p>0,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.996677740863787">
            <text:p>0,9966777409</text:p>
          </table:table-cell>
          <table:table-cell office:value-type="float" office:value="4.53">
            <text:p>4,53</text:p>
          </table:table-cell>
          <table:table-cell office:value-type="float" office:value="0">
            <text:p>0</text:p>
          </table:table-cell>
          <table:table-cell office:value-type="float" office:value="4470">
            <text:p>4470</text:p>
          </table:table-cell>
          <table:table-cell office:value-type="float" office:value="44">
            <text:p>44</text:p>
          </table:table-cell>
          <table:table-cell office:value-type="float" office:value="0.993333333333333">
            <text:p>0,9933333333</text:p>
          </table:table-cell>
          <table:table-cell office:value-type="float" office:value="4.68666666666667">
            <text:p>4,6866666667</text:p>
          </table:table-cell>
          <table:table-cell office:value-type="float" office:value="0.996666666666667">
            <text:p>0,9966666667</text:p>
          </table:table-cell>
          <table:table-cell office:value-type="float" office:value="4.07333333333333">
            <text:p>4,0733333333</text:p>
          </table:table-cell>
          <table:table-cell office:value-type="float" office:value="0.986666666666667">
            <text:p>0,9866666667</text:p>
          </table:table-cell>
          <table:table-cell office:value-type="float" office:value="4.81333333333333">
            <text:p>4,8133333333</text:p>
          </table:table-cell>
          <table:table-cell office:value-type="float" office:value="1">
            <text:p>1</text:p>
          </table:table-cell>
          <table:table-cell office:value-type="float" office:value="4.01666666666667">
            <text:p>4,0166666667</text:p>
          </table:table-cell>
          <table:table-cell office:value-type="float" office:value="0.976666666666667">
            <text:p>0,9766666667</text:p>
          </table:table-cell>
          <table:table-cell office:value-type="float" office:value="4.96666666666667">
            <text:p>4,9666666667</text:p>
          </table:table-cell>
          <table:table-cell office:value-type="float" office:value="0.98">
            <text:p>0,98</text:p>
          </table:table-cell>
          <table:table-cell office:value-type="float" office:value="4.24">
            <text:p>4,24</text:p>
          </table:table-cell>
          <table:table-cell office:value-type="float" office:value="0.00333333333333333">
            <text:p>0,00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.993377483443708">
            <text:p>0,9933774834</text:p>
          </table:table-cell>
          <table:table-cell office:value-type="float" office:value="4.32666666666667">
            <text:p>4,3266666667</text:p>
          </table:table-cell>
          <table:table-cell office:value-type="float" office:value="0">
            <text:p>0</text:p>
          </table:table-cell>
          <table:table-cell office:value-type="float" office:value="4470">
            <text:p>4470</text:p>
          </table:table-cell>
          <table:table-cell office:value-type="float" office:value="44">
            <text:p>44</text:p>
          </table:table-cell>
          <table:table-cell office:value-type="float" office:value="0.99">
            <text:p>0,99</text:p>
          </table:table-cell>
          <table:table-cell office:value-type="float" office:value="4.47333333333333">
            <text:p>4,4733333333</text:p>
          </table:table-cell>
          <table:table-cell office:value-type="float" office:value="0.996666666666667">
            <text:p>0,9966666667</text:p>
          </table:table-cell>
          <table:table-cell office:value-type="float" office:value="4.28333333333333">
            <text:p>4,2833333333</text:p>
          </table:table-cell>
          <table:table-cell office:value-type="float" office:value="0.993333333333333">
            <text:p>0,9933333333</text:p>
          </table:table-cell>
          <table:table-cell office:value-type="float" office:value="4.63333333333333">
            <text:p>4,6333333333</text:p>
          </table:table-cell>
          <table:table-cell office:value-type="float" office:value="0.99">
            <text:p>0,99</text:p>
          </table:table-cell>
          <table:table-cell office:value-type="float" office:value="4.34666666666667">
            <text:p>4,3466666667</text:p>
          </table:table-cell>
          <table:table-cell office:value-type="float" office:value="0.98">
            <text:p>0,98</text:p>
          </table:table-cell>
          <table:table-cell office:value-type="float" office:value="5.10333333333333">
            <text:p>5,1033333333</text:p>
          </table:table-cell>
          <table:table-cell office:value-type="float" office:value="0.98">
            <text:p>0,98</text:p>
          </table:table-cell>
          <table:table-cell office:value-type="float" office:value="4.25333333333333">
            <text:p>4,2533333333</text:p>
          </table:table-cell>
          <table:table-cell office:value-type="float" office:value="0.00333333333333333">
            <text:p>0,00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0.983606557377049">
            <text:p>0,9836065574</text:p>
          </table:table-cell>
          <table:table-cell office:value-type="float" office:value="4.51333333333333">
            <text:p>4,5133333333</text:p>
          </table:table-cell>
          <table:table-cell office:value-type="float" office:value="0">
            <text:p>0</text:p>
          </table:table-cell>
          <table:table-cell office:value-type="float" office:value="4470">
            <text:p>4470</text:p>
          </table:table-cell>
          <table:table-cell office:value-type="float" office:value="44">
            <text:p>44</text:p>
          </table:table-cell>
          <table:table-cell office:value-type="float" office:value="0.99">
            <text:p>0,99</text:p>
          </table:table-cell>
          <table:table-cell office:value-type="float" office:value="4.76333333333333">
            <text:p>4,7633333333</text:p>
          </table:table-cell>
          <table:table-cell office:value-type="float" office:value="0.99">
            <text:p>0,99</text:p>
          </table:table-cell>
          <table:table-cell office:value-type="float" office:value="4.28">
            <text:p>4,28</text:p>
          </table:table-cell>
          <table:table-cell office:value-type="float" office:value="0.986666666666667">
            <text:p>0,9866666667</text:p>
          </table:table-cell>
          <table:table-cell office:value-type="float" office:value="4.79333333333333">
            <text:p>4,7933333333</text:p>
          </table:table-cell>
          <table:table-cell office:value-type="float" office:value="0.996666666666667">
            <text:p>0,9966666667</text:p>
          </table:table-cell>
          <table:table-cell office:value-type="float" office:value="4.29333333333333">
            <text:p>4,2933333333</text:p>
          </table:table-cell>
          <table:table-cell office:value-type="float" office:value="0.98">
            <text:p>0,98</text:p>
          </table:table-cell>
          <table:table-cell office:value-type="float" office:value="4.72666666666667">
            <text:p>4,7266666667</text:p>
          </table:table-cell>
          <table:table-cell office:value-type="float" office:value="0.983333333333333">
            <text:p>0,9833333333</text:p>
          </table:table-cell>
          <table:table-cell office:value-type="float" office:value="4.36333333333333">
            <text:p>4,3633333333</text:p>
          </table:table-cell>
          <table:table-cell office:value-type="float" office:value="0.00333333333333333">
            <text:p>0,00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.99009900990099">
            <text:p>0,9900990099</text:p>
          </table:table-cell>
          <table:table-cell office:value-type="float" office:value="4.49333333333333">
            <text:p>4,4933333333</text:p>
          </table:table-cell>
          <table:table-cell office:value-type="float" office:value="0">
            <text:p>0</text:p>
          </table:table-cell>
          <table:table-cell office:value-type="float" office:value="4485">
            <text:p>4485</text:p>
          </table:table-cell>
          <table:table-cell office:value-type="float" office:value="43">
            <text:p>43</text:p>
          </table:table-cell>
          <table:table-cell office:value-type="float" office:value="0.99">
            <text:p>0,99</text:p>
          </table:table-cell>
          <table:table-cell office:value-type="float" office:value="4.33">
            <text:p>4,33</text:p>
          </table:table-cell>
          <table:table-cell office:value-type="float" office:value="0.99">
            <text:p>0,99</text:p>
          </table:table-cell>
          <table:table-cell office:value-type="float" office:value="4.24333333333333">
            <text:p>4,2433333333</text:p>
          </table:table-cell>
          <table:table-cell office:value-type="float" office:value="0.993333333333333">
            <text:p>0,9933333333</text:p>
          </table:table-cell>
          <table:table-cell office:value-type="float" office:value="4.80333333333333">
            <text:p>4,8033333333</text:p>
          </table:table-cell>
          <table:table-cell office:value-type="float" office:value="0.99">
            <text:p>0,99</text:p>
          </table:table-cell>
          <table:table-cell office:value-type="float" office:value="4.20666666666667">
            <text:p>4,2066666667</text:p>
          </table:table-cell>
          <table:table-cell office:value-type="float" office:value="0.973333333333333">
            <text:p>0,9733333333</text:p>
          </table:table-cell>
          <table:table-cell office:value-type="float" office:value="4.99666666666667">
            <text:p>4,9966666667</text:p>
          </table:table-cell>
          <table:table-cell office:value-type="float" office:value="0.99">
            <text:p>0,99</text:p>
          </table:table-cell>
          <table:table-cell office:value-type="float" office:value="4.47333333333333">
            <text:p>4,4733333333</text:p>
          </table:table-cell>
          <table:table-cell office:value-type="float" office:value="0.0233333333333333">
            <text:p>0,02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.993377483443708">
            <text:p>0,9933774834</text:p>
          </table:table-cell>
          <table:table-cell office:value-type="float" office:value="4.75">
            <text:p>4,75</text:p>
          </table:table-cell>
          <table:table-cell office:value-type="float" office:value="0">
            <text:p>0</text:p>
          </table:table-cell>
          <table:table-cell office:value-type="float" office:value="4425">
            <text:p>4425</text:p>
          </table:table-cell>
          <table:table-cell office:value-type="float" office:value="42">
            <text:p>42</text:p>
          </table:table-cell>
          <table:table-cell office:value-type="float" office:value="0.99">
            <text:p>0,99</text:p>
          </table:table-cell>
          <table:table-cell office:value-type="float" office:value="4.67">
            <text:p>4,67</text:p>
          </table:table-cell>
          <table:table-cell office:value-type="float" office:value="0.996666666666667">
            <text:p>0,9966666667</text:p>
          </table:table-cell>
          <table:table-cell office:value-type="float" office:value="4.19">
            <text:p>4,19</text:p>
          </table:table-cell>
          <table:table-cell office:value-type="float" office:value="0.98">
            <text:p>0,98</text:p>
          </table:table-cell>
          <table:table-cell office:value-type="float" office:value="4.77333333333333">
            <text:p>4,7733333333</text:p>
          </table:table-cell>
          <table:table-cell office:value-type="float" office:value="0.99">
            <text:p>0,99</text:p>
          </table:table-cell>
          <table:table-cell office:value-type="float" office:value="4.2">
            <text:p>4,2</text:p>
          </table:table-cell>
          <table:table-cell office:value-type="float" office:value="0.966666666666667">
            <text:p>0,9666666667</text:p>
          </table:table-cell>
          <table:table-cell office:value-type="float" office:value="4.79333333333333">
            <text:p>4,7933333333</text:p>
          </table:table-cell>
          <table:table-cell office:value-type="float" office:value="0.99">
            <text:p>0,99</text:p>
          </table:table-cell>
          <table:table-cell office:value-type="float" office:value="4.68333333333333">
            <text:p>4,6833333333</text:p>
          </table:table-cell>
          <table:table-cell office:value-type="float" office:value="0.00333333333333333">
            <text:p>0,00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983606557377049">
            <text:p>0,9836065574</text:p>
          </table:table-cell>
          <table:table-cell office:value-type="float" office:value="4.68">
            <text:p>4,68</text:p>
          </table:table-cell>
          <table:table-cell office:value-type="float" office:value="0">
            <text:p>0</text:p>
          </table:table-cell>
          <table:table-cell office:value-type="float" office:value="4455">
            <text:p>4455</text:p>
          </table:table-cell>
          <table:table-cell office:value-type="float" office:value="42">
            <text:p>42</text:p>
          </table:table-cell>
          <table:table-cell office:value-type="float" office:value="0.99">
            <text:p>0,99</text:p>
          </table:table-cell>
          <table:table-cell office:value-type="float" office:value="4.39666666666667">
            <text:p>4,3966666667</text:p>
          </table:table-cell>
          <table:table-cell office:value-type="float" office:value="0.99">
            <text:p>0,99</text:p>
          </table:table-cell>
          <table:table-cell office:value-type="float" office:value="4.25666666666667">
            <text:p>4,2566666667</text:p>
          </table:table-cell>
          <table:table-cell office:value-type="float" office:value="0.986666666666667">
            <text:p>0,9866666667</text:p>
          </table:table-cell>
          <table:table-cell office:value-type="float" office:value="4.83">
            <text:p>4,83</text:p>
          </table:table-cell>
          <table:table-cell office:value-type="float" office:value="0.996666666666667">
            <text:p>0,9966666667</text:p>
          </table:table-cell>
          <table:table-cell office:value-type="float" office:value="4.17333333333333">
            <text:p>4,1733333333</text:p>
          </table:table-cell>
          <table:table-cell office:value-type="float" office:value="0.99">
            <text:p>0,99</text:p>
          </table:table-cell>
          <table:table-cell office:value-type="float" office:value="4.71">
            <text:p>4,71</text:p>
          </table:table-cell>
          <table:table-cell office:value-type="float" office:value="0.98">
            <text:p>0,98</text:p>
          </table:table-cell>
          <table:table-cell office:value-type="float" office:value="4.23">
            <text:p>4,23</text:p>
          </table:table-cell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.99009900990099">
            <text:p>0,9900990099</text:p>
          </table:table-cell>
          <table:table-cell office:value-type="float" office:value="4.54">
            <text:p>4,54</text:p>
          </table:table-cell>
          <table:table-cell office:value-type="float" office:value="0">
            <text:p>0</text:p>
          </table:table-cell>
          <table:table-cell office:value-type="float" office:value="4425">
            <text:p>4425</text:p>
          </table:table-cell>
          <table:table-cell office:value-type="float" office:value="42">
            <text:p>42</text:p>
          </table:table-cell>
          <table:table-cell office:value-type="float" office:value="0.986666666666667">
            <text:p>0,9866666667</text:p>
          </table:table-cell>
          <table:table-cell office:value-type="float" office:value="4.36333333333333">
            <text:p>4,3633333333</text:p>
          </table:table-cell>
          <table:table-cell office:value-type="float" office:value="1">
            <text:p>1</text:p>
          </table:table-cell>
          <table:table-cell office:value-type="float" office:value="4.32666666666667">
            <text:p>4,3266666667</text:p>
          </table:table-cell>
          <table:table-cell office:value-type="float" office:value="0.996666666666667">
            <text:p>0,9966666667</text:p>
          </table:table-cell>
          <table:table-cell office:value-type="float" office:value="4.78">
            <text:p>4,78</text:p>
          </table:table-cell>
          <table:table-cell office:value-type="float" office:value="0.993333333333333">
            <text:p>0,9933333333</text:p>
          </table:table-cell>
          <table:table-cell office:value-type="float" office:value="4.22666666666667">
            <text:p>4,2266666667</text:p>
          </table:table-cell>
          <table:table-cell office:value-type="float" office:value="0.973333333333333">
            <text:p>0,9733333333</text:p>
          </table:table-cell>
          <table:table-cell office:value-type="float" office:value="4.83666666666667">
            <text:p>4,8366666667</text:p>
          </table:table-cell>
          <table:table-cell office:value-type="float" office:value="0.986666666666667">
            <text:p>0,9866666667</text:p>
          </table:table-cell>
          <table:table-cell office:value-type="float" office:value="4.32333333333333">
            <text:p>4,3233333333</text:p>
          </table:table-cell>
          <table:table-cell office:value-type="float" office:value="0.0166666666666667">
            <text:p>0,016666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.986842105263158">
            <text:p>0,9868421053</text:p>
          </table:table-cell>
          <table:table-cell office:value-type="float" office:value="4.46666666666667">
            <text:p>4,4666666667</text:p>
          </table:table-cell>
          <table:table-cell office:value-type="float" office:value="0">
            <text:p>0</text:p>
          </table:table-cell>
          <table:table-cell office:value-type="float" office:value="4455">
            <text:p>4455</text:p>
          </table:table-cell>
          <table:table-cell office:value-type="float" office:value="42">
            <text:p>42</text:p>
          </table:table-cell>
          <table:table-cell office:value-type="float" office:value="0.983333333333333">
            <text:p>0,9833333333</text:p>
          </table:table-cell>
          <table:table-cell office:value-type="float" office:value="4.04333333333333">
            <text:p>4,0433333333</text:p>
          </table:table-cell>
          <table:table-cell office:value-type="float" office:value="0.996666666666667">
            <text:p>0,9966666667</text:p>
          </table:table-cell>
          <table:table-cell office:value-type="float" office:value="4.13333333333333">
            <text:p>4,1333333333</text:p>
          </table:table-cell>
          <table:table-cell office:value-type="float" office:value="0.973333333333333">
            <text:p>0,9733333333</text:p>
          </table:table-cell>
          <table:table-cell office:value-type="float" office:value="4.57">
            <text:p>4,57</text:p>
          </table:table-cell>
          <table:table-cell office:value-type="float" office:value="0.99">
            <text:p>0,99</text:p>
          </table:table-cell>
          <table:table-cell office:value-type="float" office:value="3.76333333333333">
            <text:p>3,7633333333</text:p>
          </table:table-cell>
          <table:table-cell office:value-type="float" office:value="0.983333333333333">
            <text:p>0,9833333333</text:p>
          </table:table-cell>
          <table:table-cell office:value-type="float" office:value="4.52">
            <text:p>4,52</text:p>
          </table:table-cell>
          <table:table-cell office:value-type="float" office:value="0.983333333333333">
            <text:p>0,9833333333</text:p>
          </table:table-cell>
          <table:table-cell office:value-type="float" office:value="4.21">
            <text:p>4,21</text:p>
          </table:table-cell>
          <table:table-cell office:value-type="float" office:value="0.00666666666666667">
            <text:p>0,006666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.996677740863787">
            <text:p>0,9966777409</text:p>
          </table:table-cell>
          <table:table-cell office:value-type="float" office:value="5.09666666666667">
            <text:p>5,0966666667</text:p>
          </table:table-cell>
          <table:table-cell office:value-type="float" office:value="0">
            <text:p>0</text:p>
          </table:table-cell>
          <table:table-cell office:value-type="float" office:value="4440">
            <text:p>4440</text:p>
          </table:table-cell>
          <table:table-cell office:value-type="float" office:value="41">
            <text:p>41</text:p>
          </table:table-cell>
          <table:table-cell office:value-type="float" office:value="0.986666666666667">
            <text:p>0,9866666667</text:p>
          </table:table-cell>
          <table:table-cell office:value-type="float" office:value="4.06666666666667">
            <text:p>4,0666666667</text:p>
          </table:table-cell>
          <table:table-cell office:value-type="float" office:value="0.983333333333333">
            <text:p>0,9833333333</text:p>
          </table:table-cell>
          <table:table-cell office:value-type="float" office:value="4.20333333333333">
            <text:p>4,2033333333</text:p>
          </table:table-cell>
          <table:table-cell office:value-type="float" office:value="0.983333333333333">
            <text:p>0,9833333333</text:p>
          </table:table-cell>
          <table:table-cell office:value-type="float" office:value="5.13333333333333">
            <text:p>5,1333333333</text:p>
          </table:table-cell>
          <table:table-cell office:value-type="float" office:value="0.976666666666667">
            <text:p>0,9766666667</text:p>
          </table:table-cell>
          <table:table-cell office:value-type="float" office:value="3.71333333333333">
            <text:p>3,7133333333</text:p>
          </table:table-cell>
          <table:table-cell office:value-type="float" office:value="0.97">
            <text:p>0,97</text:p>
          </table:table-cell>
          <table:table-cell office:value-type="float" office:value="4.54">
            <text:p>4,54</text:p>
          </table:table-cell>
          <table:table-cell office:value-type="float" office:value="0.983333333333333">
            <text:p>0,9833333333</text:p>
          </table:table-cell>
          <table:table-cell office:value-type="float" office:value="4.18666666666667">
            <text:p>4,1866666667</text:p>
          </table:table-cell>
          <table:table-cell office:value-type="float" office:value="0.0333333333333333">
            <text:p>0,03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.983606557377049">
            <text:p>0,9836065574</text:p>
          </table:table-cell>
          <table:table-cell office:value-type="float" office:value="4.18666666666667">
            <text:p>4,1866666667</text:p>
          </table:table-cell>
          <table:table-cell office:value-type="float" office:value="0">
            <text:p>0</text:p>
          </table:table-cell>
          <table:table-cell office:value-type="float" office:value="4395">
            <text:p>4395</text:p>
          </table:table-cell>
          <table:table-cell office:value-type="float" office:value="41">
            <text:p>41</text:p>
          </table:table-cell>
          <table:table-cell office:value-type="float" office:value="0.98">
            <text:p>0,98</text:p>
          </table:table-cell>
          <table:table-cell office:value-type="float" office:value="4.17">
            <text:p>4,17</text:p>
          </table:table-cell>
          <table:table-cell office:value-type="float" office:value="0.986666666666667">
            <text:p>0,9866666667</text:p>
          </table:table-cell>
          <table:table-cell office:value-type="float" office:value="3.95333333333333">
            <text:p>3,9533333333</text:p>
          </table:table-cell>
          <table:table-cell office:value-type="float" office:value="0.99">
            <text:p>0,99</text:p>
          </table:table-cell>
          <table:table-cell office:value-type="float" office:value="4.70333333333333">
            <text:p>4,7033333333</text:p>
          </table:table-cell>
          <table:table-cell office:value-type="float" office:value="0.996666666666667">
            <text:p>0,9966666667</text:p>
          </table:table-cell>
          <table:table-cell office:value-type="float" office:value="3.86">
            <text:p>3,86</text:p>
          </table:table-cell>
          <table:table-cell office:value-type="float" office:value="0.97">
            <text:p>0,97</text:p>
          </table:table-cell>
          <table:table-cell office:value-type="float" office:value="4.71666666666667">
            <text:p>4,7166666667</text:p>
          </table:table-cell>
          <table:table-cell office:value-type="float" office:value="0.986666666666667">
            <text:p>0,9866666667</text:p>
          </table:table-cell>
          <table:table-cell office:value-type="float" office:value="3.78666666666667">
            <text:p>3,78666666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.99009900990099">
            <text:p>0,9900990099</text:p>
          </table:table-cell>
          <table:table-cell office:value-type="float" office:value="4.01">
            <text:p>4,01</text:p>
          </table:table-cell>
          <table:table-cell office:value-type="float" office:value="0">
            <text:p>0</text:p>
          </table:table-cell>
          <table:table-cell office:value-type="float" office:value="4410">
            <text:p>4410</text:p>
          </table:table-cell>
          <table:table-cell office:value-type="float" office:value="41">
            <text:p>41</text:p>
          </table:table-cell>
          <table:table-cell office:value-type="float" office:value="0.99">
            <text:p>0,99</text:p>
          </table:table-cell>
          <table:table-cell office:value-type="float" office:value="4.1">
            <text:p>4,1</text:p>
          </table:table-cell>
          <table:table-cell office:value-type="float" office:value="0.99">
            <text:p>0,99</text:p>
          </table:table-cell>
          <table:table-cell office:value-type="float" office:value="4.12">
            <text:p>4,12</text:p>
          </table:table-cell>
          <table:table-cell office:value-type="float" office:value="0.996666666666667">
            <text:p>0,9966666667</text:p>
          </table:table-cell>
          <table:table-cell office:value-type="float" office:value="4.62333333333333">
            <text:p>4,6233333333</text:p>
          </table:table-cell>
          <table:table-cell office:value-type="float" office:value="1">
            <text:p>1</text:p>
          </table:table-cell>
          <table:table-cell office:value-type="float" office:value="4.03">
            <text:p>4,03</text:p>
          </table:table-cell>
          <table:table-cell office:value-type="float" office:value="0.986666666666667">
            <text:p>0,9866666667</text:p>
          </table:table-cell>
          <table:table-cell office:value-type="float" office:value="4.37666666666667">
            <text:p>4,3766666667</text:p>
          </table:table-cell>
          <table:table-cell office:value-type="float" office:value="0.996666666666667">
            <text:p>0,9966666667</text:p>
          </table:table-cell>
          <table:table-cell office:value-type="float" office:value="3.82666666666667">
            <text:p>3,8266666667</text:p>
          </table:table-cell>
          <table:table-cell office:value-type="float" office:value="0.0766666666666667">
            <text:p>0,076666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.996677740863787">
            <text:p>0,9966777409</text:p>
          </table:table-cell>
          <table:table-cell office:value-type="float" office:value="3.86333333333333">
            <text:p>3,8633333333</text:p>
          </table:table-cell>
          <table:table-cell office:value-type="float" office:value="0">
            <text:p>0</text:p>
          </table:table-cell>
          <table:table-cell office:value-type="float" office:value="4335">
            <text:p>4335</text:p>
          </table:table-cell>
          <table:table-cell office:value-type="float" office:value="41">
            <text:p>41</text:p>
          </table:table-cell>
          <table:table-cell office:value-type="float" office:value="0.986666666666667">
            <text:p>0,9866666667</text:p>
          </table:table-cell>
          <table:table-cell office:value-type="float" office:value="3.98666666666667">
            <text:p>3,9866666667</text:p>
          </table:table-cell>
          <table:table-cell office:value-type="float" office:value="0.996666666666667">
            <text:p>0,9966666667</text:p>
          </table:table-cell>
          <table:table-cell office:value-type="float" office:value="3.81666666666667">
            <text:p>3,8166666667</text:p>
          </table:table-cell>
          <table:table-cell office:value-type="float" office:value="0.996666666666667">
            <text:p>0,9966666667</text:p>
          </table:table-cell>
          <table:table-cell office:value-type="float" office:value="4.37333333333333">
            <text:p>4,3733333333</text:p>
          </table:table-cell>
          <table:table-cell office:value-type="float" office:value="0.996666666666667">
            <text:p>0,9966666667</text:p>
          </table:table-cell>
          <table:table-cell office:value-type="float" office:value="3.77666666666667">
            <text:p>3,7766666667</text:p>
          </table:table-cell>
          <table:table-cell office:value-type="float" office:value="0.986666666666667">
            <text:p>0,9866666667</text:p>
          </table:table-cell>
          <table:table-cell office:value-type="float" office:value="4.40666666666667">
            <text:p>4,4066666667</text:p>
          </table:table-cell>
          <table:table-cell office:value-type="float" office:value="1">
            <text:p>1</text:p>
          </table:table-cell>
          <table:table-cell office:value-type="float" office:value="4.26">
            <text:p>4,26</text:p>
          </table:table-cell>
          <table:table-cell office:value-type="float" office:value="0.0666666666666667">
            <text:p>0,066666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">
            <text:p>1</text:p>
          </table:table-cell>
          <table:table-cell office:value-type="float" office:value="3.92333333333333">
            <text:p>3,9233333333</text:p>
          </table:table-cell>
          <table:table-cell office:value-type="float" office:value="0">
            <text:p>0</text:p>
          </table:table-cell>
          <table:table-cell office:value-type="float" office:value="4305">
            <text:p>4305</text:p>
          </table:table-cell>
          <table:table-cell office:value-type="float" office:value="41">
            <text:p>41</text:p>
          </table:table-cell>
          <table:table-cell office:value-type="float" office:value="0.993333333333333">
            <text:p>0,9933333333</text:p>
          </table:table-cell>
          <table:table-cell office:value-type="float" office:value="3.92">
            <text:p>3,92</text:p>
          </table:table-cell>
          <table:table-cell office:value-type="float" office:value="1">
            <text:p>1</text:p>
          </table:table-cell>
          <table:table-cell office:value-type="float" office:value="3.89333333333333">
            <text:p>3,8933333333</text:p>
          </table:table-cell>
          <table:table-cell office:value-type="float" office:value="0.996666666666667">
            <text:p>0,9966666667</text:p>
          </table:table-cell>
          <table:table-cell office:value-type="float" office:value="4.56666666666667">
            <text:p>4,5666666667</text:p>
          </table:table-cell>
          <table:table-cell office:value-type="float" office:value="0.993333333333333">
            <text:p>0,9933333333</text:p>
          </table:table-cell>
          <table:table-cell office:value-type="float" office:value="3.65">
            <text:p>3,65</text:p>
          </table:table-cell>
          <table:table-cell office:value-type="float" office:value="0.99">
            <text:p>0,99</text:p>
          </table:table-cell>
          <table:table-cell office:value-type="float" office:value="4.45333333333333">
            <text:p>4,4533333333</text:p>
          </table:table-cell>
          <table:table-cell office:value-type="float" office:value="1">
            <text:p>1</text:p>
          </table:table-cell>
          <table:table-cell office:value-type="float" office:value="3.86666666666667">
            <text:p>3,8666666667</text:p>
          </table:table-cell>
          <table:table-cell office:value-type="float" office:value="0.0133333333333333">
            <text:p>0,01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.996677740863787">
            <text:p>0,9966777409</text:p>
          </table:table-cell>
          <table:table-cell office:value-type="float" office:value="4.21">
            <text:p>4,21</text:p>
          </table:table-cell>
          <table:table-cell office:value-type="float" office:value="0">
            <text:p>0</text:p>
          </table:table-cell>
          <table:table-cell office:value-type="float" office:value="4365">
            <text:p>4365</text:p>
          </table:table-cell>
          <table:table-cell office:value-type="float" office:value="41">
            <text:p>41</text:p>
          </table:table-cell>
          <table:table-cell office:value-type="float" office:value="0.996666666666667">
            <text:p>0,9966666667</text:p>
          </table:table-cell>
          <table:table-cell office:value-type="float" office:value="3.99666666666667">
            <text:p>3,9966666667</text:p>
          </table:table-cell>
          <table:table-cell office:value-type="float" office:value="0.996666666666667">
            <text:p>0,9966666667</text:p>
          </table:table-cell>
          <table:table-cell office:value-type="float" office:value="3.89333333333333">
            <text:p>3,8933333333</text:p>
          </table:table-cell>
          <table:table-cell office:value-type="float" office:value="0.993333333333333">
            <text:p>0,9933333333</text:p>
          </table:table-cell>
          <table:table-cell office:value-type="float" office:value="4.60666666666667">
            <text:p>4,6066666667</text:p>
          </table:table-cell>
          <table:table-cell office:value-type="float" office:value="1">
            <text:p>1</text:p>
          </table:table-cell>
          <table:table-cell office:value-type="float" office:value="3.45333333333333">
            <text:p>3,4533333333</text:p>
          </table:table-cell>
          <table:table-cell office:value-type="float" office:value="0.976666666666667">
            <text:p>0,9766666667</text:p>
          </table:table-cell>
          <table:table-cell office:value-type="float" office:value="4.01666666666667">
            <text:p>4,0166666667</text:p>
          </table:table-cell>
          <table:table-cell office:value-type="float" office:value="0.99">
            <text:p>0,99</text:p>
          </table:table-cell>
          <table:table-cell office:value-type="float" office:value="3.89">
            <text:p>3,89</text:p>
          </table:table-cell>
          <table:table-cell office:value-type="float" office:value="0.0533333333333333">
            <text:p>0,05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.996677740863787">
            <text:p>0,9966777409</text:p>
          </table:table-cell>
          <table:table-cell office:value-type="float" office:value="3.69333333333333">
            <text:p>3,6933333333</text:p>
          </table:table-cell>
          <table:table-cell office:value-type="float" office:value="0">
            <text:p>0</text:p>
          </table:table-cell>
          <table:table-cell office:value-type="float" office:value="4365">
            <text:p>4365</text:p>
          </table:table-cell>
          <table:table-cell office:value-type="float" office:value="41">
            <text:p>41</text:p>
          </table:table-cell>
          <table:table-cell office:value-type="float" office:value="0.993333333333333">
            <text:p>0,9933333333</text:p>
          </table:table-cell>
          <table:table-cell office:value-type="float" office:value="3.83666666666667">
            <text:p>3,8366666667</text:p>
          </table:table-cell>
          <table:table-cell office:value-type="float" office:value="0.986666666666667">
            <text:p>0,9866666667</text:p>
          </table:table-cell>
          <table:table-cell office:value-type="float" office:value="3.67333333333333">
            <text:p>3,6733333333</text:p>
          </table:table-cell>
          <table:table-cell office:value-type="float" office:value="0.99">
            <text:p>0,99</text:p>
          </table:table-cell>
          <table:table-cell office:value-type="float" office:value="4.62333333333333">
            <text:p>4,6233333333</text:p>
          </table:table-cell>
          <table:table-cell office:value-type="float" office:value="0.996666666666667">
            <text:p>0,9966666667</text:p>
          </table:table-cell>
          <table:table-cell office:value-type="float" office:value="3.47666666666667">
            <text:p>3,4766666667</text:p>
          </table:table-cell>
          <table:table-cell office:value-type="float" office:value="0.976666666666667">
            <text:p>0,9766666667</text:p>
          </table:table-cell>
          <table:table-cell office:value-type="float" office:value="4.34">
            <text:p>4,34</text:p>
          </table:table-cell>
          <table:table-cell office:value-type="float" office:value="0.993333333333333">
            <text:p>0,9933333333</text:p>
          </table:table-cell>
          <table:table-cell office:value-type="float" office:value="3.95">
            <text:p>3,9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">
            <text:p>1</text:p>
          </table:table-cell>
          <table:table-cell office:value-type="float" office:value="3.86">
            <text:p>3,86</text:p>
          </table:table-cell>
          <table:table-cell office:value-type="float" office:value="0">
            <text:p>0</text:p>
          </table:table-cell>
          <table:table-cell office:value-type="float" office:value="4290">
            <text:p>4290</text:p>
          </table:table-cell>
          <table:table-cell office:value-type="float" office:value="41">
            <text:p>41</text:p>
          </table:table-cell>
          <table:table-cell office:value-type="float" office:value="0.986666666666667">
            <text:p>0,9866666667</text:p>
          </table:table-cell>
          <table:table-cell office:value-type="float" office:value="3.66333333333333">
            <text:p>3,6633333333</text:p>
          </table:table-cell>
          <table:table-cell office:value-type="float" office:value="0.983333333333333">
            <text:p>0,9833333333</text:p>
          </table:table-cell>
          <table:table-cell office:value-type="float" office:value="3.71333333333333">
            <text:p>3,7133333333</text:p>
          </table:table-cell>
          <table:table-cell office:value-type="float" office:value="0.98">
            <text:p>0,98</text:p>
          </table:table-cell>
          <table:table-cell office:value-type="float" office:value="4.61666666666667">
            <text:p>4,6166666667</text:p>
          </table:table-cell>
          <table:table-cell office:value-type="float" office:value="1">
            <text:p>1</text:p>
          </table:table-cell>
          <table:table-cell office:value-type="float" office:value="3.83666666666667">
            <text:p>3,8366666667</text:p>
          </table:table-cell>
          <table:table-cell office:value-type="float" office:value="0.97">
            <text:p>0,97</text:p>
          </table:table-cell>
          <table:table-cell office:value-type="float" office:value="4.35333333333333">
            <text:p>4,3533333333</text:p>
          </table:table-cell>
          <table:table-cell office:value-type="float" office:value="0.993333333333333">
            <text:p>0,9933333333</text:p>
          </table:table-cell>
          <table:table-cell office:value-type="float" office:value="3.72333333333333">
            <text:p>3,7233333333</text:p>
          </table:table-cell>
          <table:table-cell office:value-type="float" office:value="0.00666666666666667">
            <text:p>0,006666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.996677740863787">
            <text:p>0,9966777409</text:p>
          </table:table-cell>
          <table:table-cell office:value-type="float" office:value="4.15">
            <text:p>4,15</text:p>
          </table:table-cell>
          <table:table-cell office:value-type="float" office:value="0">
            <text:p>0</text:p>
          </table:table-cell>
          <table:table-cell office:value-type="float" office:value="4320">
            <text:p>4320</text:p>
          </table:table-cell>
          <table:table-cell office:value-type="float" office:value="40">
            <text:p>40</text:p>
          </table:table-cell>
          <table:table-cell office:value-type="float" office:value="0.996666666666667">
            <text:p>0,9966666667</text:p>
          </table:table-cell>
          <table:table-cell office:value-type="float" office:value="4.11666666666667">
            <text:p>4,1166666667</text:p>
          </table:table-cell>
          <table:table-cell office:value-type="float" office:value="0.983333333333333">
            <text:p>0,9833333333</text:p>
          </table:table-cell>
          <table:table-cell office:value-type="float" office:value="3.95333333333333">
            <text:p>3,9533333333</text:p>
          </table:table-cell>
          <table:table-cell office:value-type="float" office:value="0.996666666666667">
            <text:p>0,9966666667</text:p>
          </table:table-cell>
          <table:table-cell office:value-type="float" office:value="4.54666666666667">
            <text:p>4,5466666667</text:p>
          </table:table-cell>
          <table:table-cell office:value-type="float" office:value="0.996666666666667">
            <text:p>0,9966666667</text:p>
          </table:table-cell>
          <table:table-cell office:value-type="float" office:value="3.78666666666667">
            <text:p>3,7866666667</text:p>
          </table:table-cell>
          <table:table-cell office:value-type="float" office:value="0.98">
            <text:p>0,98</text:p>
          </table:table-cell>
          <table:table-cell office:value-type="float" office:value="4.41">
            <text:p>4,41</text:p>
          </table:table-cell>
          <table:table-cell office:value-type="float" office:value="0.993333333333333">
            <text:p>0,9933333333</text:p>
          </table:table-cell>
          <table:table-cell office:value-type="float" office:value="3.88666666666667">
            <text:p>3,8866666667</text:p>
          </table:table-cell>
          <table:table-cell office:value-type="float" office:value="0.0233333333333333">
            <text:p>0,02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.996677740863787">
            <text:p>0,9966777409</text:p>
          </table:table-cell>
          <table:table-cell office:value-type="float" office:value="4.42333333333333">
            <text:p>4,4233333333</text:p>
          </table:table-cell>
          <table:table-cell office:value-type="float" office:value="0">
            <text:p>0</text:p>
          </table:table-cell>
          <table:table-cell office:value-type="float" office:value="4320">
            <text:p>4320</text:p>
          </table:table-cell>
          <table:table-cell office:value-type="float" office:value="40">
            <text:p>40</text:p>
          </table:table-cell>
          <table:table-cell office:value-type="float" office:value="0.993333333333333">
            <text:p>0,9933333333</text:p>
          </table:table-cell>
          <table:table-cell office:value-type="float" office:value="4.3">
            <text:p>4,3</text:p>
          </table:table-cell>
          <table:table-cell office:value-type="float" office:value="0.993333333333333">
            <text:p>0,9933333333</text:p>
          </table:table-cell>
          <table:table-cell office:value-type="float" office:value="3.94333333333333">
            <text:p>3,9433333333</text:p>
          </table:table-cell>
          <table:table-cell office:value-type="float" office:value="0.976666666666667">
            <text:p>0,9766666667</text:p>
          </table:table-cell>
          <table:table-cell office:value-type="float" office:value="4.6">
            <text:p>4,6</text:p>
          </table:table-cell>
          <table:table-cell office:value-type="float" office:value="0.99">
            <text:p>0,99</text:p>
          </table:table-cell>
          <table:table-cell office:value-type="float" office:value="3.84">
            <text:p>3,84</text:p>
          </table:table-cell>
          <table:table-cell office:value-type="float" office:value="0.98">
            <text:p>0,98</text:p>
          </table:table-cell>
          <table:table-cell office:value-type="float" office:value="5.04333333333333">
            <text:p>5,0433333333</text:p>
          </table:table-cell>
          <table:table-cell office:value-type="float" office:value="0.986666666666667">
            <text:p>0,9866666667</text:p>
          </table:table-cell>
          <table:table-cell office:value-type="float" office:value="4.20333333333333">
            <text:p>4,2033333333</text:p>
          </table:table-cell>
          <table:table-cell office:value-type="float" office:value="0.04">
            <text:p>0,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.99009900990099">
            <text:p>0,9900990099</text:p>
          </table:table-cell>
          <table:table-cell office:value-type="float" office:value="4.21">
            <text:p>4,21</text:p>
          </table:table-cell>
          <table:table-cell office:value-type="float" office:value="0">
            <text:p>0</text:p>
          </table:table-cell>
          <table:table-cell office:value-type="float" office:value="4215">
            <text:p>4215</text:p>
          </table:table-cell>
          <table:table-cell office:value-type="float" office:value="40">
            <text:p>40</text:p>
          </table:table-cell>
          <table:table-cell office:value-type="float" office:value="0.993333333333333">
            <text:p>0,9933333333</text:p>
          </table:table-cell>
          <table:table-cell office:value-type="float" office:value="3.89666666666667">
            <text:p>3,8966666667</text:p>
          </table:table-cell>
          <table:table-cell office:value-type="float" office:value="0.993333333333333">
            <text:p>0,9933333333</text:p>
          </table:table-cell>
          <table:table-cell office:value-type="float" office:value="3.88666666666667">
            <text:p>3,8866666667</text:p>
          </table:table-cell>
          <table:table-cell office:value-type="float" office:value="0.98">
            <text:p>0,98</text:p>
          </table:table-cell>
          <table:table-cell office:value-type="float" office:value="4.51666666666667">
            <text:p>4,5166666667</text:p>
          </table:table-cell>
          <table:table-cell office:value-type="float" office:value="0.99">
            <text:p>0,99</text:p>
          </table:table-cell>
          <table:table-cell office:value-type="float" office:value="3.71">
            <text:p>3,71</text:p>
          </table:table-cell>
          <table:table-cell office:value-type="float" office:value="0.973333333333333">
            <text:p>0,9733333333</text:p>
          </table:table-cell>
          <table:table-cell office:value-type="float" office:value="5.18">
            <text:p>5,18</text:p>
          </table:table-cell>
          <table:table-cell office:value-type="float" office:value="0.973333333333333">
            <text:p>0,9733333333</text:p>
          </table:table-cell>
          <table:table-cell office:value-type="float" office:value="3.83333333333333">
            <text:p>3,8333333333</text:p>
          </table:table-cell>
          <table:table-cell office:value-type="float" office:value="0.0566666666666667">
            <text:p>0,056666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.996677740863787">
            <text:p>0,9966777409</text:p>
          </table:table-cell>
          <table:table-cell office:value-type="float" office:value="4.37333333333333">
            <text:p>4,3733333333</text:p>
          </table:table-cell>
          <table:table-cell office:value-type="float" office:value="0">
            <text:p>0</text:p>
          </table:table-cell>
          <table:table-cell office:value-type="float" office:value="4230">
            <text:p>4230</text:p>
          </table:table-cell>
          <table:table-cell office:value-type="float" office:value="40">
            <text:p>40</text:p>
          </table:table-cell>
          <table:table-cell office:value-type="float" office:value="0.986666666666667">
            <text:p>0,9866666667</text:p>
          </table:table-cell>
          <table:table-cell office:value-type="float" office:value="4.17">
            <text:p>4,17</text:p>
          </table:table-cell>
          <table:table-cell office:value-type="float" office:value="0.986666666666667">
            <text:p>0,9866666667</text:p>
          </table:table-cell>
          <table:table-cell office:value-type="float" office:value="3.84333333333333">
            <text:p>3,8433333333</text:p>
          </table:table-cell>
          <table:table-cell office:value-type="float" office:value="0.983333333333333">
            <text:p>0,9833333333</text:p>
          </table:table-cell>
          <table:table-cell office:value-type="float" office:value="4.57666666666667">
            <text:p>4,5766666667</text:p>
          </table:table-cell>
          <table:table-cell office:value-type="float" office:value="0.996666666666667">
            <text:p>0,9966666667</text:p>
          </table:table-cell>
          <table:table-cell office:value-type="float" office:value="3.91666666666667">
            <text:p>3,9166666667</text:p>
          </table:table-cell>
          <table:table-cell office:value-type="float" office:value="0.976666666666667">
            <text:p>0,9766666667</text:p>
          </table:table-cell>
          <table:table-cell office:value-type="float" office:value="4.66333333333333">
            <text:p>4,6633333333</text:p>
          </table:table-cell>
          <table:table-cell office:value-type="float" office:value="0.986666666666667">
            <text:p>0,9866666667</text:p>
          </table:table-cell>
          <table:table-cell office:value-type="float" office:value="3.82333333333333">
            <text:p>3,8233333333</text:p>
          </table:table-cell>
          <table:table-cell office:value-type="float" office:value="0.07">
            <text:p>0,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.996677740863787">
            <text:p>0,9966777409</text:p>
          </table:table-cell>
          <table:table-cell office:value-type="float" office:value="4.25">
            <text:p>4,25</text:p>
          </table:table-cell>
          <table:table-cell office:value-type="float" office:value="0">
            <text:p>0</text:p>
          </table:table-cell>
          <table:table-cell office:value-type="float" office:value="4335">
            <text:p>4335</text:p>
          </table:table-cell>
          <table:table-cell office:value-type="float" office:value="39">
            <text:p>39</text:p>
          </table:table-cell>
          <table:table-cell office:value-type="float" office:value="0.98">
            <text:p>0,98</text:p>
          </table:table-cell>
          <table:table-cell office:value-type="float" office:value="4.18666666666667">
            <text:p>4,1866666667</text:p>
          </table:table-cell>
          <table:table-cell office:value-type="float" office:value="0.996666666666667">
            <text:p>0,9966666667</text:p>
          </table:table-cell>
          <table:table-cell office:value-type="float" office:value="4.13666666666667">
            <text:p>4,1366666667</text:p>
          </table:table-cell>
          <table:table-cell office:value-type="float" office:value="0.986666666666667">
            <text:p>0,9866666667</text:p>
          </table:table-cell>
          <table:table-cell office:value-type="float" office:value="4.45">
            <text:p>4,45</text:p>
          </table:table-cell>
          <table:table-cell office:value-type="float" office:value="0.996666666666667">
            <text:p>0,9966666667</text:p>
          </table:table-cell>
          <table:table-cell office:value-type="float" office:value="3.88">
            <text:p>3,88</text:p>
          </table:table-cell>
          <table:table-cell office:value-type="float" office:value="0.973333333333333">
            <text:p>0,9733333333</text:p>
          </table:table-cell>
          <table:table-cell office:value-type="float" office:value="4.77">
            <text:p>4,77</text:p>
          </table:table-cell>
          <table:table-cell office:value-type="float" office:value="0.983333333333333">
            <text:p>0,9833333333</text:p>
          </table:table-cell>
          <table:table-cell office:value-type="float" office:value="3.85">
            <text:p>3,85</text:p>
          </table:table-cell>
          <table:table-cell office:value-type="float" office:value="0.00333333333333333">
            <text:p>0,00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.996677740863787">
            <text:p>0,9966777409</text:p>
          </table:table-cell>
          <table:table-cell office:value-type="float" office:value="4.38">
            <text:p>4,38</text:p>
          </table:table-cell>
          <table:table-cell office:value-type="float" office:value="0">
            <text:p>0</text:p>
          </table:table-cell>
          <table:table-cell office:value-type="float" office:value="4274">
            <text:p>4274</text:p>
          </table:table-cell>
          <table:table-cell office:value-type="float" office:value="39">
            <text:p>39</text:p>
          </table:table-cell>
          <table:table-cell office:value-type="float" office:value="0.983333333333333">
            <text:p>0,9833333333</text:p>
          </table:table-cell>
          <table:table-cell office:value-type="float" office:value="4.30666666666667">
            <text:p>4,3066666667</text:p>
          </table:table-cell>
          <table:table-cell office:value-type="float" office:value="0.983333333333333">
            <text:p>0,9833333333</text:p>
          </table:table-cell>
          <table:table-cell office:value-type="float" office:value="4.02">
            <text:p>4,02</text:p>
          </table:table-cell>
          <table:table-cell office:value-type="float" office:value="0.99">
            <text:p>0,99</text:p>
          </table:table-cell>
          <table:table-cell office:value-type="float" office:value="4.69333333333333">
            <text:p>4,6933333333</text:p>
          </table:table-cell>
          <table:table-cell office:value-type="float" office:value="0.993333333333333">
            <text:p>0,9933333333</text:p>
          </table:table-cell>
          <table:table-cell office:value-type="float" office:value="3.74333333333333">
            <text:p>3,7433333333</text:p>
          </table:table-cell>
          <table:table-cell office:value-type="float" office:value="0.963333333333333">
            <text:p>0,9633333333</text:p>
          </table:table-cell>
          <table:table-cell office:value-type="float" office:value="4.48666666666667">
            <text:p>4,4866666667</text:p>
          </table:table-cell>
          <table:table-cell office:value-type="float" office:value="0.98">
            <text:p>0,98</text:p>
          </table:table-cell>
          <table:table-cell office:value-type="float" office:value="4.20666666666667">
            <text:p>4,2066666667</text:p>
          </table:table-cell>
          <table:table-cell office:value-type="float" office:value="0.0166666666666667">
            <text:p>0,016666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.996677740863787">
            <text:p>0,9966777409</text:p>
          </table:table-cell>
          <table:table-cell office:value-type="float" office:value="4.07666666666667">
            <text:p>4,0766666667</text:p>
          </table:table-cell>
          <table:table-cell office:value-type="float" office:value="0">
            <text:p>0</text:p>
          </table:table-cell>
          <table:table-cell office:value-type="float" office:value="4215">
            <text:p>4215</text:p>
          </table:table-cell>
          <table:table-cell office:value-type="float" office:value="39">
            <text:p>39</text:p>
          </table:table-cell>
          <table:table-cell office:value-type="float" office:value="0.986666666666667">
            <text:p>0,9866666667</text:p>
          </table:table-cell>
          <table:table-cell office:value-type="float" office:value="3.73">
            <text:p>3,73</text:p>
          </table:table-cell>
          <table:table-cell office:value-type="float" office:value="0.99">
            <text:p>0,99</text:p>
          </table:table-cell>
          <table:table-cell office:value-type="float" office:value="3.88666666666667">
            <text:p>3,8866666667</text:p>
          </table:table-cell>
          <table:table-cell office:value-type="float" office:value="0.986666666666667">
            <text:p>0,9866666667</text:p>
          </table:table-cell>
          <table:table-cell office:value-type="float" office:value="4.54333333333333">
            <text:p>4,5433333333</text:p>
          </table:table-cell>
          <table:table-cell office:value-type="float" office:value="1">
            <text:p>1</text:p>
          </table:table-cell>
          <table:table-cell office:value-type="float" office:value="3.49666666666667">
            <text:p>3,4966666667</text:p>
          </table:table-cell>
          <table:table-cell office:value-type="float" office:value="0.983333333333333">
            <text:p>0,9833333333</text:p>
          </table:table-cell>
          <table:table-cell office:value-type="float" office:value="4.55">
            <text:p>4,55</text:p>
          </table:table-cell>
          <table:table-cell office:value-type="float" office:value="0.98">
            <text:p>0,98</text:p>
          </table:table-cell>
          <table:table-cell office:value-type="float" office:value="3.77333333333333">
            <text:p>3,7733333333</text:p>
          </table:table-cell>
          <table:table-cell office:value-type="float" office:value="0.0766666666666667">
            <text:p>0,076666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.996677740863787">
            <text:p>0,9966777409</text:p>
          </table:table-cell>
          <table:table-cell office:value-type="float" office:value="4.01333333333333">
            <text:p>4,0133333333</text:p>
          </table:table-cell>
          <table:table-cell office:value-type="float" office:value="0">
            <text:p>0</text:p>
          </table:table-cell>
          <table:table-cell office:value-type="float" office:value="4080">
            <text:p>4080</text:p>
          </table:table-cell>
          <table:table-cell office:value-type="float" office:value="38">
            <text:p>38</text:p>
          </table:table-cell>
          <table:table-cell office:value-type="float" office:value="0.983333333333333">
            <text:p>0,9833333333</text:p>
          </table:table-cell>
          <table:table-cell office:value-type="float" office:value="3.69666666666667">
            <text:p>3,6966666667</text:p>
          </table:table-cell>
          <table:table-cell office:value-type="float" office:value="0.996666666666667">
            <text:p>0,9966666667</text:p>
          </table:table-cell>
          <table:table-cell office:value-type="float" office:value="3.77">
            <text:p>3,77</text:p>
          </table:table-cell>
          <table:table-cell office:value-type="float" office:value="0.993333333333333">
            <text:p>0,9933333333</text:p>
          </table:table-cell>
          <table:table-cell office:value-type="float" office:value="4.49">
            <text:p>4,49</text:p>
          </table:table-cell>
          <table:table-cell office:value-type="float" office:value="1">
            <text:p>1</text:p>
          </table:table-cell>
          <table:table-cell office:value-type="float" office:value="3.52">
            <text:p>3,52</text:p>
          </table:table-cell>
          <table:table-cell office:value-type="float" office:value="0.976666666666667">
            <text:p>0,9766666667</text:p>
          </table:table-cell>
          <table:table-cell office:value-type="float" office:value="4.46666666666667">
            <text:p>4,4666666667</text:p>
          </table:table-cell>
          <table:table-cell office:value-type="float" office:value="0.986666666666667">
            <text:p>0,9866666667</text:p>
          </table:table-cell>
          <table:table-cell office:value-type="float" office:value="3.75">
            <text:p>3,75</text:p>
          </table:table-cell>
          <table:table-cell office:value-type="float" office:value="0.0233333333333333">
            <text:p>0,02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.996677740863787">
            <text:p>0,996677740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230">
            <text:p>4230</text:p>
          </table:table-cell>
          <table:table-cell office:value-type="float" office:value="38">
            <text:p>38</text:p>
          </table:table-cell>
          <table:table-cell office:value-type="float" office:value="0.993333333333333">
            <text:p>0,9933333333</text:p>
          </table:table-cell>
          <table:table-cell office:value-type="float" office:value="3.88333333333333">
            <text:p>3,8833333333</text:p>
          </table:table-cell>
          <table:table-cell office:value-type="float" office:value="0.996666666666667">
            <text:p>0,9966666667</text:p>
          </table:table-cell>
          <table:table-cell office:value-type="float" office:value="3.59">
            <text:p>3,59</text:p>
          </table:table-cell>
          <table:table-cell office:value-type="float" office:value="0.986666666666667">
            <text:p>0,9866666667</text:p>
          </table:table-cell>
          <table:table-cell office:value-type="float" office:value="4.34333333333333">
            <text:p>4,3433333333</text:p>
          </table:table-cell>
          <table:table-cell office:value-type="float" office:value="0.993333333333333">
            <text:p>0,9933333333</text:p>
          </table:table-cell>
          <table:table-cell office:value-type="float" office:value="3.45333333333333">
            <text:p>3,4533333333</text:p>
          </table:table-cell>
          <table:table-cell office:value-type="float" office:value="0.983333333333333">
            <text:p>0,9833333333</text:p>
          </table:table-cell>
          <table:table-cell office:value-type="float" office:value="4.71666666666667">
            <text:p>4,7166666667</text:p>
          </table:table-cell>
          <table:table-cell office:value-type="float" office:value="0.986666666666667">
            <text:p>0,9866666667</text:p>
          </table:table-cell>
          <table:table-cell office:value-type="float" office:value="3.59666666666667">
            <text:p>3,5966666667</text:p>
          </table:table-cell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">
            <text:p>1</text:p>
          </table:table-cell>
          <table:table-cell office:value-type="float" office:value="3.73">
            <text:p>3,73</text:p>
          </table:table-cell>
          <table:table-cell office:value-type="float" office:value="0">
            <text:p>0</text:p>
          </table:table-cell>
          <table:table-cell office:value-type="float" office:value="4020">
            <text:p>4020</text:p>
          </table:table-cell>
          <table:table-cell office:value-type="float" office:value="38">
            <text:p>38</text:p>
          </table:table-cell>
          <table:table-cell office:value-type="float" office:value="0.986666666666667">
            <text:p>0,9866666667</text:p>
          </table:table-cell>
          <table:table-cell office:value-type="float" office:value="3.62666666666667">
            <text:p>3,6266666667</text:p>
          </table:table-cell>
          <table:table-cell office:value-type="float" office:value="0.993333333333333">
            <text:p>0,9933333333</text:p>
          </table:table-cell>
          <table:table-cell office:value-type="float" office:value="3.62333333333333">
            <text:p>3,6233333333</text:p>
          </table:table-cell>
          <table:table-cell office:value-type="float" office:value="0.983333333333333">
            <text:p>0,9833333333</text:p>
          </table:table-cell>
          <table:table-cell office:value-type="float" office:value="4.50333333333333">
            <text:p>4,5033333333</text:p>
          </table:table-cell>
          <table:table-cell office:value-type="float" office:value="0.993333333333333">
            <text:p>0,9933333333</text:p>
          </table:table-cell>
          <table:table-cell office:value-type="float" office:value="3.36666666666667">
            <text:p>3,3666666667</text:p>
          </table:table-cell>
          <table:table-cell office:value-type="float" office:value="0.983333333333333">
            <text:p>0,9833333333</text:p>
          </table:table-cell>
          <table:table-cell office:value-type="float" office:value="4.75333333333333">
            <text:p>4,7533333333</text:p>
          </table:table-cell>
          <table:table-cell office:value-type="float" office:value="0.986666666666667">
            <text:p>0,9866666667</text:p>
          </table:table-cell>
          <table:table-cell office:value-type="float" office:value="3.79666666666667">
            <text:p>3,79666666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.996677740863787">
            <text:p>0,9966777409</text:p>
          </table:table-cell>
          <table:table-cell office:value-type="float" office:value="3.73333333333333">
            <text:p>3,7333333333</text:p>
          </table:table-cell>
          <table:table-cell office:value-type="float" office:value="0">
            <text:p>0</text:p>
          </table:table-cell>
          <table:table-cell office:value-type="float" office:value="4095">
            <text:p>4095</text:p>
          </table:table-cell>
          <table:table-cell office:value-type="float" office:value="38">
            <text:p>38</text:p>
          </table:table-cell>
          <table:table-cell office:value-type="float" office:value="0.983333333333333">
            <text:p>0,9833333333</text:p>
          </table:table-cell>
          <table:table-cell office:value-type="float" office:value="3.77333333333333">
            <text:p>3,7733333333</text:p>
          </table:table-cell>
          <table:table-cell office:value-type="float" office:value="0.986666666666667">
            <text:p>0,9866666667</text:p>
          </table:table-cell>
          <table:table-cell office:value-type="float" office:value="3.41">
            <text:p>3,41</text:p>
          </table:table-cell>
          <table:table-cell office:value-type="float" office:value="0.983333333333333">
            <text:p>0,9833333333</text:p>
          </table:table-cell>
          <table:table-cell office:value-type="float" office:value="4.57">
            <text:p>4,57</text:p>
          </table:table-cell>
          <table:table-cell office:value-type="float" office:value="1">
            <text:p>1</text:p>
          </table:table-cell>
          <table:table-cell office:value-type="float" office:value="3.46666666666667">
            <text:p>3,4666666667</text:p>
          </table:table-cell>
          <table:table-cell office:value-type="float" office:value="0.97">
            <text:p>0,97</text:p>
          </table:table-cell>
          <table:table-cell office:value-type="float" office:value="4.45333333333333">
            <text:p>4,4533333333</text:p>
          </table:table-cell>
          <table:table-cell office:value-type="float" office:value="0.976666666666667">
            <text:p>0,9766666667</text:p>
          </table:table-cell>
          <table:table-cell office:value-type="float" office:value="3.66666666666667">
            <text:p>3,6666666667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">
            <text:p>1</text:p>
          </table:table-cell>
          <table:table-cell office:value-type="float" office:value="3.72">
            <text:p>3,72</text:p>
          </table:table-cell>
          <table:table-cell office:value-type="float" office:value="0">
            <text:p>0</text:p>
          </table:table-cell>
          <table:table-cell office:value-type="float" office:value="3960">
            <text:p>3960</text:p>
          </table:table-cell>
          <table:table-cell office:value-type="float" office:value="38">
            <text:p>38</text:p>
          </table:table-cell>
          <table:table-cell office:value-type="float" office:value="0.98">
            <text:p>0,98</text:p>
          </table:table-cell>
          <table:table-cell office:value-type="float" office:value="3.46">
            <text:p>3,46</text:p>
          </table:table-cell>
          <table:table-cell office:value-type="float" office:value="0.986666666666667">
            <text:p>0,9866666667</text:p>
          </table:table-cell>
          <table:table-cell office:value-type="float" office:value="3.31333333333333">
            <text:p>3,3133333333</text:p>
          </table:table-cell>
          <table:table-cell office:value-type="float" office:value="0.983333333333333">
            <text:p>0,9833333333</text:p>
          </table:table-cell>
          <table:table-cell office:value-type="float" office:value="4.34">
            <text:p>4,34</text:p>
          </table:table-cell>
          <table:table-cell office:value-type="float" office:value="0.993333333333333">
            <text:p>0,9933333333</text:p>
          </table:table-cell>
          <table:table-cell office:value-type="float" office:value="3.20333333333333">
            <text:p>3,2033333333</text:p>
          </table:table-cell>
          <table:table-cell office:value-type="float" office:value="0.976666666666667">
            <text:p>0,9766666667</text:p>
          </table:table-cell>
          <table:table-cell office:value-type="float" office:value="4.24">
            <text:p>4,24</text:p>
          </table:table-cell>
          <table:table-cell office:value-type="float" office:value="0.99">
            <text:p>0,99</text:p>
          </table:table-cell>
          <table:table-cell office:value-type="float" office:value="3.6">
            <text:p>3,6</text:p>
          </table:table-cell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.993377483443708">
            <text:p>0,9933774834</text:p>
          </table:table-cell>
          <table:table-cell office:value-type="float" office:value="3.56333333333333">
            <text:p>3,5633333333</text:p>
          </table:table-cell>
          <table:table-cell office:value-type="float" office:value="0">
            <text:p>0</text:p>
          </table:table-cell>
          <table:table-cell office:value-type="float" office:value="3750">
            <text:p>3750</text:p>
          </table:table-cell>
          <table:table-cell office:value-type="float" office:value="38">
            <text:p>38</text:p>
          </table:table-cell>
          <table:table-cell office:value-type="float" office:value="0.993333333333333">
            <text:p>0,9933333333</text:p>
          </table:table-cell>
          <table:table-cell office:value-type="float" office:value="3.46333333333333">
            <text:p>3,4633333333</text:p>
          </table:table-cell>
          <table:table-cell office:value-type="float" office:value="0.986666666666667">
            <text:p>0,9866666667</text:p>
          </table:table-cell>
          <table:table-cell office:value-type="float" office:value="3.12333333333333">
            <text:p>3,1233333333</text:p>
          </table:table-cell>
          <table:table-cell office:value-type="float" office:value="0.99">
            <text:p>0,99</text:p>
          </table:table-cell>
          <table:table-cell office:value-type="float" office:value="4.09666666666667">
            <text:p>4,0966666667</text:p>
          </table:table-cell>
          <table:table-cell office:value-type="float" office:value="0.996666666666667">
            <text:p>0,9966666667</text:p>
          </table:table-cell>
          <table:table-cell office:value-type="float" office:value="3.2">
            <text:p>3,2</text:p>
          </table:table-cell>
          <table:table-cell office:value-type="float" office:value="0.97">
            <text:p>0,97</text:p>
          </table:table-cell>
          <table:table-cell office:value-type="float" office:value="3.92666666666667">
            <text:p>3,9266666667</text:p>
          </table:table-cell>
          <table:table-cell office:value-type="float" office:value="0.986666666666667">
            <text:p>0,9866666667</text:p>
          </table:table-cell>
          <table:table-cell office:value-type="float" office:value="3.35666666666667">
            <text:p>3,35666666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.993377483443708">
            <text:p>0,9933774834</text:p>
          </table:table-cell>
          <table:table-cell office:value-type="float" office:value="3.65666666666667">
            <text:p>3,6566666667</text:p>
          </table:table-cell>
          <table:table-cell office:value-type="float" office:value="0">
            <text:p>0</text:p>
          </table:table-cell>
          <table:table-cell office:value-type="float" office:value="3855">
            <text:p>3855</text:p>
          </table:table-cell>
          <table:table-cell office:value-type="float" office:value="38">
            <text:p>38</text:p>
          </table:table-cell>
          <table:table-cell office:value-type="float" office:value="0.98">
            <text:p>0,98</text:p>
          </table:table-cell>
          <table:table-cell office:value-type="float" office:value="3.52">
            <text:p>3,52</text:p>
          </table:table-cell>
          <table:table-cell office:value-type="float" office:value="0.99">
            <text:p>0,99</text:p>
          </table:table-cell>
          <table:table-cell office:value-type="float" office:value="3.20333333333333">
            <text:p>3,2033333333</text:p>
          </table:table-cell>
          <table:table-cell office:value-type="float" office:value="0.996666666666667">
            <text:p>0,9966666667</text:p>
          </table:table-cell>
          <table:table-cell office:value-type="float" office:value="4.35">
            <text:p>4,35</text:p>
          </table:table-cell>
          <table:table-cell office:value-type="float" office:value="0.993333333333333">
            <text:p>0,9933333333</text:p>
          </table:table-cell>
          <table:table-cell office:value-type="float" office:value="3.33">
            <text:p>3,33</text:p>
          </table:table-cell>
          <table:table-cell office:value-type="float" office:value="0.986666666666667">
            <text:p>0,9866666667</text:p>
          </table:table-cell>
          <table:table-cell office:value-type="float" office:value="3.95">
            <text:p>3,95</text:p>
          </table:table-cell>
          <table:table-cell office:value-type="float" office:value="0.97">
            <text:p>0,97</text:p>
          </table:table-cell>
          <table:table-cell office:value-type="float" office:value="3.22333333333333">
            <text:p>3,2233333333</text:p>
          </table:table-cell>
          <table:table-cell office:value-type="float" office:value="0.00666666666666667">
            <text:p>0,006666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">
            <text:p>1</text:p>
          </table:table-cell>
          <table:table-cell office:value-type="float" office:value="3.81333333333333">
            <text:p>3,8133333333</text:p>
          </table:table-cell>
          <table:table-cell office:value-type="float" office:value="0">
            <text:p>0</text:p>
          </table:table-cell>
          <table:table-cell office:value-type="float" office:value="3825">
            <text:p>3825</text:p>
          </table:table-cell>
          <table:table-cell office:value-type="float" office:value="38">
            <text:p>38</text:p>
          </table:table-cell>
          <table:table-cell office:value-type="float" office:value="0.976666666666667">
            <text:p>0,9766666667</text:p>
          </table:table-cell>
          <table:table-cell office:value-type="float" office:value="3.82">
            <text:p>3,82</text:p>
          </table:table-cell>
          <table:table-cell office:value-type="float" office:value="0.99">
            <text:p>0,99</text:p>
          </table:table-cell>
          <table:table-cell office:value-type="float" office:value="3.32">
            <text:p>3,32</text:p>
          </table:table-cell>
          <table:table-cell office:value-type="float" office:value="0.99">
            <text:p>0,99</text:p>
          </table:table-cell>
          <table:table-cell office:value-type="float" office:value="4.33333333333333">
            <text:p>4,3333333333</text:p>
          </table:table-cell>
          <table:table-cell office:value-type="float" office:value="0.996666666666667">
            <text:p>0,9966666667</text:p>
          </table:table-cell>
          <table:table-cell office:value-type="float" office:value="3.17666666666667">
            <text:p>3,1766666667</text:p>
          </table:table-cell>
          <table:table-cell office:value-type="float" office:value="0.98">
            <text:p>0,98</text:p>
          </table:table-cell>
          <table:table-cell office:value-type="float" office:value="4.25666666666667">
            <text:p>4,2566666667</text:p>
          </table:table-cell>
          <table:table-cell office:value-type="float" office:value="0.98">
            <text:p>0,98</text:p>
          </table:table-cell>
          <table:table-cell office:value-type="float" office:value="3.71666666666667">
            <text:p>3,7166666667</text:p>
          </table:table-cell>
          <table:table-cell office:value-type="float" office:value="0.0233333333333333">
            <text:p>0,02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.996677740863787">
            <text:p>0,9966777409</text:p>
          </table:table-cell>
          <table:table-cell office:value-type="float" office:value="3.43666666666667">
            <text:p>3,4366666667</text:p>
          </table:table-cell>
          <table:table-cell office:value-type="float" office:value="0">
            <text:p>0</text:p>
          </table:table-cell>
          <table:table-cell office:value-type="float" office:value="3990">
            <text:p>3990</text:p>
          </table:table-cell>
          <table:table-cell office:value-type="float" office:value="38">
            <text:p>38</text:p>
          </table:table-cell>
          <table:table-cell office:value-type="float" office:value="0.99">
            <text:p>0,99</text:p>
          </table:table-cell>
          <table:table-cell office:value-type="float" office:value="3.73333333333333">
            <text:p>3,7333333333</text:p>
          </table:table-cell>
          <table:table-cell office:value-type="float" office:value="0.993333333333333">
            <text:p>0,9933333333</text:p>
          </table:table-cell>
          <table:table-cell office:value-type="float" office:value="3.21666666666667">
            <text:p>3,2166666667</text:p>
          </table:table-cell>
          <table:table-cell office:value-type="float" office:value="0.993333333333333">
            <text:p>0,9933333333</text:p>
          </table:table-cell>
          <table:table-cell office:value-type="float" office:value="4.38">
            <text:p>4,38</text:p>
          </table:table-cell>
          <table:table-cell office:value-type="float" office:value="1">
            <text:p>1</text:p>
          </table:table-cell>
          <table:table-cell office:value-type="float" office:value="3.23666666666667">
            <text:p>3,2366666667</text:p>
          </table:table-cell>
          <table:table-cell office:value-type="float" office:value="0.976666666666667">
            <text:p>0,9766666667</text:p>
          </table:table-cell>
          <table:table-cell office:value-type="float" office:value="4.58333333333333">
            <text:p>4,5833333333</text:p>
          </table:table-cell>
          <table:table-cell office:value-type="float" office:value="0.986666666666667">
            <text:p>0,9866666667</text:p>
          </table:table-cell>
          <table:table-cell office:value-type="float" office:value="3.51333333333333">
            <text:p>3,5133333333</text:p>
          </table:table-cell>
          <table:table-cell office:value-type="float" office:value="0.0233333333333333">
            <text:p>0,02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.996677740863787">
            <text:p>0,9966777409</text:p>
          </table:table-cell>
          <table:table-cell office:value-type="float" office:value="3.65">
            <text:p>3,65</text:p>
          </table:table-cell>
          <table:table-cell office:value-type="float" office:value="0">
            <text:p>0</text:p>
          </table:table-cell>
          <table:table-cell office:value-type="float" office:value="3870">
            <text:p>3870</text:p>
          </table:table-cell>
          <table:table-cell office:value-type="float" office:value="38">
            <text:p>38</text:p>
          </table:table-cell>
          <table:table-cell office:value-type="float" office:value="0.993333333333333">
            <text:p>0,9933333333</text:p>
          </table:table-cell>
          <table:table-cell office:value-type="float" office:value="3.84666666666667">
            <text:p>3,8466666667</text:p>
          </table:table-cell>
          <table:table-cell office:value-type="float" office:value="0.986666666666667">
            <text:p>0,9866666667</text:p>
          </table:table-cell>
          <table:table-cell office:value-type="float" office:value="3.25333333333333">
            <text:p>3,2533333333</text:p>
          </table:table-cell>
          <table:table-cell office:value-type="float" office:value="0.976666666666667">
            <text:p>0,9766666667</text:p>
          </table:table-cell>
          <table:table-cell office:value-type="float" office:value="4.13">
            <text:p>4,13</text:p>
          </table:table-cell>
          <table:table-cell office:value-type="float" office:value="0.993333333333333">
            <text:p>0,9933333333</text:p>
          </table:table-cell>
          <table:table-cell office:value-type="float" office:value="3.33">
            <text:p>3,33</text:p>
          </table:table-cell>
          <table:table-cell office:value-type="float" office:value="0.983333333333333">
            <text:p>0,9833333333</text:p>
          </table:table-cell>
          <table:table-cell office:value-type="float" office:value="4.59333333333333">
            <text:p>4,5933333333</text:p>
          </table:table-cell>
          <table:table-cell office:value-type="float" office:value="0.996666666666667">
            <text:p>0,9966666667</text:p>
          </table:table-cell>
          <table:table-cell office:value-type="float" office:value="3.5">
            <text:p>3,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.996677740863787">
            <text:p>0,9966777409</text:p>
          </table:table-cell>
          <table:table-cell office:value-type="float" office:value="3.73">
            <text:p>3,73</text:p>
          </table:table-cell>
          <table:table-cell office:value-type="float" office:value="0">
            <text:p>0</text:p>
          </table:table-cell>
          <table:table-cell office:value-type="float" office:value="3825">
            <text:p>3825</text:p>
          </table:table-cell>
          <table:table-cell office:value-type="float" office:value="37">
            <text:p>37</text:p>
          </table:table-cell>
          <table:table-cell office:value-type="float" office:value="0.993333333333333">
            <text:p>0,9933333333</text:p>
          </table:table-cell>
          <table:table-cell office:value-type="float" office:value="3.45">
            <text:p>3,45</text:p>
          </table:table-cell>
          <table:table-cell office:value-type="float" office:value="0.99">
            <text:p>0,99</text:p>
          </table:table-cell>
          <table:table-cell office:value-type="float" office:value="3.50333333333333">
            <text:p>3,5033333333</text:p>
          </table:table-cell>
          <table:table-cell office:value-type="float" office:value="0.993333333333333">
            <text:p>0,9933333333</text:p>
          </table:table-cell>
          <table:table-cell office:value-type="float" office:value="3.98666666666667">
            <text:p>3,9866666667</text:p>
          </table:table-cell>
          <table:table-cell office:value-type="float" office:value="0.993333333333333">
            <text:p>0,9933333333</text:p>
          </table:table-cell>
          <table:table-cell office:value-type="float" office:value="3.35">
            <text:p>3,35</text:p>
          </table:table-cell>
          <table:table-cell office:value-type="float" office:value="0.986666666666667">
            <text:p>0,9866666667</text:p>
          </table:table-cell>
          <table:table-cell office:value-type="float" office:value="4.46333333333333">
            <text:p>4,4633333333</text:p>
          </table:table-cell>
          <table:table-cell office:value-type="float" office:value="0.99">
            <text:p>0,99</text:p>
          </table:table-cell>
          <table:table-cell office:value-type="float" office:value="3.58333333333333">
            <text:p>3,5833333333</text:p>
          </table:table-cell>
          <table:table-cell office:value-type="float" office:value="0.0433333333333333">
            <text:p>0,04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.996677740863787">
            <text:p>0,9966777409</text:p>
          </table:table-cell>
          <table:table-cell office:value-type="float" office:value="3.64333333333333">
            <text:p>3,6433333333</text:p>
          </table:table-cell>
          <table:table-cell office:value-type="float" office:value="0">
            <text:p>0</text:p>
          </table:table-cell>
          <table:table-cell office:value-type="float" office:value="3795">
            <text:p>3795</text:p>
          </table:table-cell>
          <table:table-cell office:value-type="float" office:value="37">
            <text:p>37</text:p>
          </table:table-cell>
          <table:table-cell office:value-type="float" office:value="0.98">
            <text:p>0,98</text:p>
          </table:table-cell>
          <table:table-cell office:value-type="float" office:value="3.80666666666667">
            <text:p>3,8066666667</text:p>
          </table:table-cell>
          <table:table-cell office:value-type="float" office:value="0.993333333333333">
            <text:p>0,9933333333</text:p>
          </table:table-cell>
          <table:table-cell office:value-type="float" office:value="3.31666666666667">
            <text:p>3,3166666667</text:p>
          </table:table-cell>
          <table:table-cell office:value-type="float" office:value="0.993333333333333">
            <text:p>0,9933333333</text:p>
          </table:table-cell>
          <table:table-cell office:value-type="float" office:value="4.56333333333333">
            <text:p>4,5633333333</text:p>
          </table:table-cell>
          <table:table-cell office:value-type="float" office:value="0.996666666666667">
            <text:p>0,9966666667</text:p>
          </table:table-cell>
          <table:table-cell office:value-type="float" office:value="3.23333333333333">
            <text:p>3,2333333333</text:p>
          </table:table-cell>
          <table:table-cell office:value-type="float" office:value="0.976666666666667">
            <text:p>0,9766666667</text:p>
          </table:table-cell>
          <table:table-cell office:value-type="float" office:value="4.54666666666667">
            <text:p>4,5466666667</text:p>
          </table:table-cell>
          <table:table-cell office:value-type="float" office:value="0.983333333333333">
            <text:p>0,9833333333</text:p>
          </table:table-cell>
          <table:table-cell office:value-type="float" office:value="3.61333333333333">
            <text:p>3,6133333333</text:p>
          </table:table-cell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996677740863787">
            <text:p>0,9966777409</text:p>
          </table:table-cell>
          <table:table-cell office:value-type="float" office:value="3.59333333333333">
            <text:p>3,5933333333</text:p>
          </table:table-cell>
          <table:table-cell office:value-type="float" office:value="0">
            <text:p>0</text:p>
          </table:table-cell>
          <table:table-cell office:value-type="float" office:value="3705">
            <text:p>3705</text:p>
          </table:table-cell>
          <table:table-cell office:value-type="float" office:value="37">
            <text:p>37</text:p>
          </table:table-cell>
          <table:table-cell office:value-type="float" office:value="0.986666666666667">
            <text:p>0,9866666667</text:p>
          </table:table-cell>
          <table:table-cell office:value-type="float" office:value="3.57333333333333">
            <text:p>3,5733333333</text:p>
          </table:table-cell>
          <table:table-cell office:value-type="float" office:value="0.996666666666667">
            <text:p>0,9966666667</text:p>
          </table:table-cell>
          <table:table-cell office:value-type="float" office:value="3.32333333333333">
            <text:p>3,3233333333</text:p>
          </table:table-cell>
          <table:table-cell office:value-type="float" office:value="0.99">
            <text:p>0,99</text:p>
          </table:table-cell>
          <table:table-cell office:value-type="float" office:value="4.47666666666667">
            <text:p>4,4766666667</text:p>
          </table:table-cell>
          <table:table-cell office:value-type="float" office:value="0.996666666666667">
            <text:p>0,9966666667</text:p>
          </table:table-cell>
          <table:table-cell office:value-type="float" office:value="3.37">
            <text:p>3,37</text:p>
          </table:table-cell>
          <table:table-cell office:value-type="float" office:value="0.976666666666667">
            <text:p>0,9766666667</text:p>
          </table:table-cell>
          <table:table-cell office:value-type="float" office:value="4.6">
            <text:p>4,6</text:p>
          </table:table-cell>
          <table:table-cell office:value-type="float" office:value="0.99">
            <text:p>0,99</text:p>
          </table:table-cell>
          <table:table-cell office:value-type="float" office:value="3.78666666666667">
            <text:p>3,78666666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.996677740863787">
            <text:p>0,9966777409</text:p>
          </table:table-cell>
          <table:table-cell office:value-type="float" office:value="3.09333333333333">
            <text:p>3,0933333333</text:p>
          </table:table-cell>
          <table:table-cell office:value-type="float" office:value="0">
            <text:p>0</text:p>
          </table:table-cell>
          <table:table-cell office:value-type="float" office:value="3630">
            <text:p>3630</text:p>
          </table:table-cell>
          <table:table-cell office:value-type="float" office:value="36">
            <text:p>36</text:p>
          </table:table-cell>
          <table:table-cell office:value-type="float" office:value="0.976666666666667">
            <text:p>0,9766666667</text:p>
          </table:table-cell>
          <table:table-cell office:value-type="float" office:value="3.66666666666667">
            <text:p>3,6666666667</text:p>
          </table:table-cell>
          <table:table-cell office:value-type="float" office:value="0.983333333333333">
            <text:p>0,9833333333</text:p>
          </table:table-cell>
          <table:table-cell office:value-type="float" office:value="3.27333333333333">
            <text:p>3,2733333333</text:p>
          </table:table-cell>
          <table:table-cell office:value-type="float" office:value="0.983333333333333">
            <text:p>0,9833333333</text:p>
          </table:table-cell>
          <table:table-cell office:value-type="float" office:value="4.29">
            <text:p>4,29</text:p>
          </table:table-cell>
          <table:table-cell office:value-type="float" office:value="0.993333333333333">
            <text:p>0,9933333333</text:p>
          </table:table-cell>
          <table:table-cell office:value-type="float" office:value="3.09333333333333">
            <text:p>3,0933333333</text:p>
          </table:table-cell>
          <table:table-cell office:value-type="float" office:value="0.993333333333333">
            <text:p>0,9933333333</text:p>
          </table:table-cell>
          <table:table-cell office:value-type="float" office:value="4.43">
            <text:p>4,43</text:p>
          </table:table-cell>
          <table:table-cell office:value-type="float" office:value="0.986666666666667">
            <text:p>0,9866666667</text:p>
          </table:table-cell>
          <table:table-cell office:value-type="float" office:value="3.63666666666667">
            <text:p>3,6366666667</text:p>
          </table:table-cell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675">
            <text:p>3675</text:p>
          </table:table-cell>
          <table:table-cell office:value-type="float" office:value="35">
            <text:p>35</text:p>
          </table:table-cell>
          <table:table-cell office:value-type="float" office:value="0.98">
            <text:p>0,98</text:p>
          </table:table-cell>
          <table:table-cell office:value-type="float" office:value="3.73">
            <text:p>3,73</text:p>
          </table:table-cell>
          <table:table-cell office:value-type="float" office:value="0.98">
            <text:p>0,98</text:p>
          </table:table-cell>
          <table:table-cell office:value-type="float" office:value="3.37333333333333">
            <text:p>3,3733333333</text:p>
          </table:table-cell>
          <table:table-cell office:value-type="float" office:value="0.98">
            <text:p>0,98</text:p>
          </table:table-cell>
          <table:table-cell office:value-type="float" office:value="4.03333333333333">
            <text:p>4,0333333333</text:p>
          </table:table-cell>
          <table:table-cell office:value-type="float" office:value="0.993333333333333">
            <text:p>0,9933333333</text:p>
          </table:table-cell>
          <table:table-cell office:value-type="float" office:value="3.21333333333333">
            <text:p>3,2133333333</text:p>
          </table:table-cell>
          <table:table-cell office:value-type="float" office:value="0.986666666666667">
            <text:p>0,9866666667</text:p>
          </table:table-cell>
          <table:table-cell office:value-type="float" office:value="4.35666666666667">
            <text:p>4,3566666667</text:p>
          </table:table-cell>
          <table:table-cell office:value-type="float" office:value="0.973333333333333">
            <text:p>0,9733333333</text:p>
          </table:table-cell>
          <table:table-cell office:value-type="float" office:value="3.86">
            <text:p>3,86</text:p>
          </table:table-cell>
          <table:table-cell office:value-type="float" office:value="0.00666666666666667">
            <text:p>0,006666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.996677740863787">
            <text:p>0,9966777409</text:p>
          </table:table-cell>
          <table:table-cell office:value-type="float" office:value="3.78333333333333">
            <text:p>3,7833333333</text:p>
          </table:table-cell>
          <table:table-cell office:value-type="float" office:value="0">
            <text:p>0</text:p>
          </table:table-cell>
          <table:table-cell office:value-type="float" office:value="3585">
            <text:p>3585</text:p>
          </table:table-cell>
          <table:table-cell office:value-type="float" office:value="34">
            <text:p>34</text:p>
          </table:table-cell>
          <table:table-cell office:value-type="float" office:value="0.993333333333333">
            <text:p>0,9933333333</text:p>
          </table:table-cell>
          <table:table-cell office:value-type="float" office:value="3.71666666666667">
            <text:p>3,7166666667</text:p>
          </table:table-cell>
          <table:table-cell office:value-type="float" office:value="0.97">
            <text:p>0,97</text:p>
          </table:table-cell>
          <table:table-cell office:value-type="float" office:value="3.37333333333333">
            <text:p>3,3733333333</text:p>
          </table:table-cell>
          <table:table-cell office:value-type="float" office:value="0.97">
            <text:p>0,97</text:p>
          </table:table-cell>
          <table:table-cell office:value-type="float" office:value="3.85">
            <text:p>3,85</text:p>
          </table:table-cell>
          <table:table-cell office:value-type="float" office:value="0.99">
            <text:p>0,99</text:p>
          </table:table-cell>
          <table:table-cell office:value-type="float" office:value="3.50666666666667">
            <text:p>3,5066666667</text:p>
          </table:table-cell>
          <table:table-cell office:value-type="float" office:value="0.99">
            <text:p>0,99</text:p>
          </table:table-cell>
          <table:table-cell office:value-type="float" office:value="4.44333333333333">
            <text:p>4,4433333333</text:p>
          </table:table-cell>
          <table:table-cell office:value-type="float" office:value="0.98">
            <text:p>0,98</text:p>
          </table:table-cell>
          <table:table-cell office:value-type="float" office:value="3.94">
            <text:p>3,94</text:p>
          </table:table-cell>
          <table:table-cell office:value-type="float" office:value="0.0333333333333333">
            <text:p>0,03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.996677740863787">
            <text:p>0,9966777409</text:p>
          </table:table-cell>
          <table:table-cell office:value-type="float" office:value="3.74666666666667">
            <text:p>3,7466666667</text:p>
          </table:table-cell>
          <table:table-cell office:value-type="float" office:value="0">
            <text:p>0</text:p>
          </table:table-cell>
          <table:table-cell office:value-type="float" office:value="3465">
            <text:p>3465</text:p>
          </table:table-cell>
          <table:table-cell office:value-type="float" office:value="34">
            <text:p>34</text:p>
          </table:table-cell>
          <table:table-cell office:value-type="float" office:value="0.98">
            <text:p>0,98</text:p>
          </table:table-cell>
          <table:table-cell office:value-type="float" office:value="3.56666666666667">
            <text:p>3,5666666667</text:p>
          </table:table-cell>
          <table:table-cell office:value-type="float" office:value="0.976666666666667">
            <text:p>0,9766666667</text:p>
          </table:table-cell>
          <table:table-cell office:value-type="float" office:value="3.51">
            <text:p>3,51</text:p>
          </table:table-cell>
          <table:table-cell office:value-type="float" office:value="0.983333333333333">
            <text:p>0,9833333333</text:p>
          </table:table-cell>
          <table:table-cell office:value-type="float" office:value="4.38333333333333">
            <text:p>4,3833333333</text:p>
          </table:table-cell>
          <table:table-cell office:value-type="float" office:value="0.986666666666667">
            <text:p>0,9866666667</text:p>
          </table:table-cell>
          <table:table-cell office:value-type="float" office:value="3.35666666666667">
            <text:p>3,3566666667</text:p>
          </table:table-cell>
          <table:table-cell office:value-type="float" office:value="0.983333333333333">
            <text:p>0,9833333333</text:p>
          </table:table-cell>
          <table:table-cell office:value-type="float" office:value="4.72666666666667">
            <text:p>4,7266666667</text:p>
          </table:table-cell>
          <table:table-cell office:value-type="float" office:value="0.976666666666667">
            <text:p>0,9766666667</text:p>
          </table:table-cell>
          <table:table-cell office:value-type="float" office:value="4.16666666666667">
            <text:p>4,1666666667</text:p>
          </table:table-cell>
          <table:table-cell office:value-type="float" office:value="0.00666666666666667">
            <text:p>0,006666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.996677740863787">
            <text:p>0,9966777409</text:p>
          </table:table-cell>
          <table:table-cell office:value-type="float" office:value="3.81666666666667">
            <text:p>3,8166666667</text:p>
          </table:table-cell>
          <table:table-cell office:value-type="float" office:value="0">
            <text:p>0</text:p>
          </table:table-cell>
          <table:table-cell office:value-type="float" office:value="3435">
            <text:p>3435</text:p>
          </table:table-cell>
          <table:table-cell office:value-type="float" office:value="34">
            <text:p>34</text:p>
          </table:table-cell>
          <table:table-cell office:value-type="float" office:value="0.976666666666667">
            <text:p>0,9766666667</text:p>
          </table:table-cell>
          <table:table-cell office:value-type="float" office:value="3.89333333333333">
            <text:p>3,8933333333</text:p>
          </table:table-cell>
          <table:table-cell office:value-type="float" office:value="0.97">
            <text:p>0,97</text:p>
          </table:table-cell>
          <table:table-cell office:value-type="float" office:value="3.43333333333333">
            <text:p>3,4333333333</text:p>
          </table:table-cell>
          <table:table-cell office:value-type="float" office:value="0.966666666666667">
            <text:p>0,9666666667</text:p>
          </table:table-cell>
          <table:table-cell office:value-type="float" office:value="4.26333333333333">
            <text:p>4,2633333333</text:p>
          </table:table-cell>
          <table:table-cell office:value-type="float" office:value="0.993333333333333">
            <text:p>0,9933333333</text:p>
          </table:table-cell>
          <table:table-cell office:value-type="float" office:value="3.16">
            <text:p>3,16</text:p>
          </table:table-cell>
          <table:table-cell office:value-type="float" office:value="0.973333333333333">
            <text:p>0,9733333333</text:p>
          </table:table-cell>
          <table:table-cell office:value-type="float" office:value="4.95">
            <text:p>4,95</text:p>
          </table:table-cell>
          <table:table-cell office:value-type="float" office:value="0.973333333333333">
            <text:p>0,9733333333</text:p>
          </table:table-cell>
          <table:table-cell office:value-type="float" office:value="4.32666666666667">
            <text:p>4,3266666667</text:p>
          </table:table-cell>
          <table:table-cell office:value-type="float" office:value="0.0966666666666667">
            <text:p>0,096666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.993377483443708">
            <text:p>0,9933774834</text:p>
          </table:table-cell>
          <table:table-cell office:value-type="float" office:value="3.42">
            <text:p>3,42</text:p>
          </table:table-cell>
          <table:table-cell office:value-type="float" office:value="0">
            <text:p>0</text:p>
          </table:table-cell>
          <table:table-cell office:value-type="float" office:value="3420">
            <text:p>3420</text:p>
          </table:table-cell>
          <table:table-cell office:value-type="float" office:value="34">
            <text:p>34</text:p>
          </table:table-cell>
          <table:table-cell office:value-type="float" office:value="0.986666666666667">
            <text:p>0,9866666667</text:p>
          </table:table-cell>
          <table:table-cell office:value-type="float" office:value="3.59">
            <text:p>3,59</text:p>
          </table:table-cell>
          <table:table-cell office:value-type="float" office:value="0.986666666666667">
            <text:p>0,9866666667</text:p>
          </table:table-cell>
          <table:table-cell office:value-type="float" office:value="3.54333333333333">
            <text:p>3,5433333333</text:p>
          </table:table-cell>
          <table:table-cell office:value-type="float" office:value="0.993333333333333">
            <text:p>0,9933333333</text:p>
          </table:table-cell>
          <table:table-cell office:value-type="float" office:value="4.71666666666667">
            <text:p>4,7166666667</text:p>
          </table:table-cell>
          <table:table-cell office:value-type="float" office:value="1">
            <text:p>1</text:p>
          </table:table-cell>
          <table:table-cell office:value-type="float" office:value="3.26666666666667">
            <text:p>3,2666666667</text:p>
          </table:table-cell>
          <table:table-cell office:value-type="float" office:value="0.98">
            <text:p>0,98</text:p>
          </table:table-cell>
          <table:table-cell office:value-type="float" office:value="4.68666666666667">
            <text:p>4,6866666667</text:p>
          </table:table-cell>
          <table:table-cell office:value-type="float" office:value="0.99">
            <text:p>0,99</text:p>
          </table:table-cell>
          <table:table-cell office:value-type="float" office:value="4.07333333333333">
            <text:p>4,0733333333</text:p>
          </table:table-cell>
          <table:table-cell office:value-type="float" office:value="0.0233333333333333">
            <text:p>0,02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.996677740863787">
            <text:p>0,9966777409</text:p>
          </table:table-cell>
          <table:table-cell office:value-type="float" office:value="3.41333333333333">
            <text:p>3,4133333333</text:p>
          </table:table-cell>
          <table:table-cell office:value-type="float" office:value="0">
            <text:p>0</text:p>
          </table:table-cell>
          <table:table-cell office:value-type="float" office:value="3360">
            <text:p>3360</text:p>
          </table:table-cell>
          <table:table-cell office:value-type="float" office:value="34">
            <text:p>34</text:p>
          </table:table-cell>
          <table:table-cell office:value-type="float" office:value="0.976666666666667">
            <text:p>0,9766666667</text:p>
          </table:table-cell>
          <table:table-cell office:value-type="float" office:value="3.60666666666667">
            <text:p>3,6066666667</text:p>
          </table:table-cell>
          <table:table-cell office:value-type="float" office:value="0.976666666666667">
            <text:p>0,9766666667</text:p>
          </table:table-cell>
          <table:table-cell office:value-type="float" office:value="3.53666666666667">
            <text:p>3,5366666667</text:p>
          </table:table-cell>
          <table:table-cell office:value-type="float" office:value="0.98">
            <text:p>0,98</text:p>
          </table:table-cell>
          <table:table-cell office:value-type="float" office:value="4.27333333333333">
            <text:p>4,2733333333</text:p>
          </table:table-cell>
          <table:table-cell office:value-type="float" office:value="1">
            <text:p>1</text:p>
          </table:table-cell>
          <table:table-cell office:value-type="float" office:value="3.15">
            <text:p>3,15</text:p>
          </table:table-cell>
          <table:table-cell office:value-type="float" office:value="0.96">
            <text:p>0,96</text:p>
          </table:table-cell>
          <table:table-cell office:value-type="float" office:value="4.24">
            <text:p>4,24</text:p>
          </table:table-cell>
          <table:table-cell office:value-type="float" office:value="0.983333333333333">
            <text:p>0,9833333333</text:p>
          </table:table-cell>
          <table:table-cell office:value-type="float" office:value="3.52333333333333">
            <text:p>3,5233333333</text:p>
          </table:table-cell>
          <table:table-cell office:value-type="float" office:value="0.00333333333333333">
            <text:p>0,00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1">
            <text:p>1</text:p>
          </table:table-cell>
          <table:table-cell office:value-type="float" office:value="3.16333333333333">
            <text:p>3,1633333333</text:p>
          </table:table-cell>
          <table:table-cell office:value-type="float" office:value="0">
            <text:p>0</text:p>
          </table:table-cell>
          <table:table-cell office:value-type="float" office:value="3360">
            <text:p>3360</text:p>
          </table:table-cell>
          <table:table-cell office:value-type="float" office:value="33">
            <text:p>33</text:p>
          </table:table-cell>
          <table:table-cell office:value-type="float" office:value="0.976666666666667">
            <text:p>0,9766666667</text:p>
          </table:table-cell>
          <table:table-cell office:value-type="float" office:value="3.48">
            <text:p>3,48</text:p>
          </table:table-cell>
          <table:table-cell office:value-type="float" office:value="0.966666666666667">
            <text:p>0,9666666667</text:p>
          </table:table-cell>
          <table:table-cell office:value-type="float" office:value="3.25333333333333">
            <text:p>3,2533333333</text:p>
          </table:table-cell>
          <table:table-cell office:value-type="float" office:value="0.99">
            <text:p>0,99</text:p>
          </table:table-cell>
          <table:table-cell office:value-type="float" office:value="4.32">
            <text:p>4,32</text:p>
          </table:table-cell>
          <table:table-cell office:value-type="float" office:value="0.996666666666667">
            <text:p>0,9966666667</text:p>
          </table:table-cell>
          <table:table-cell office:value-type="float" office:value="3.11333333333333">
            <text:p>3,1133333333</text:p>
          </table:table-cell>
          <table:table-cell office:value-type="float" office:value="0.986666666666667">
            <text:p>0,9866666667</text:p>
          </table:table-cell>
          <table:table-cell office:value-type="float" office:value="4.52333333333333">
            <text:p>4,5233333333</text:p>
          </table:table-cell>
          <table:table-cell office:value-type="float" office:value="0.983333333333333">
            <text:p>0,9833333333</text:p>
          </table:table-cell>
          <table:table-cell office:value-type="float" office:value="3.65">
            <text:p>3,65</text:p>
          </table:table-cell>
          <table:table-cell office:value-type="float" office:value="0.00333333333333333">
            <text:p>0,00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.993377483443708">
            <text:p>0,9933774834</text:p>
          </table:table-cell>
          <table:table-cell office:value-type="float" office:value="3.44333333333333">
            <text:p>3,4433333333</text:p>
          </table:table-cell>
          <table:table-cell office:value-type="float" office:value="0">
            <text:p>0</text:p>
          </table:table-cell>
          <table:table-cell office:value-type="float" office:value="3525">
            <text:p>3525</text:p>
          </table:table-cell>
          <table:table-cell office:value-type="float" office:value="33">
            <text:p>33</text:p>
          </table:table-cell>
          <table:table-cell office:value-type="float" office:value="0.97">
            <text:p>0,97</text:p>
          </table:table-cell>
          <table:table-cell office:value-type="float" office:value="3.74">
            <text:p>3,74</text:p>
          </table:table-cell>
          <table:table-cell office:value-type="float" office:value="0.963333333333333">
            <text:p>0,9633333333</text:p>
          </table:table-cell>
          <table:table-cell office:value-type="float" office:value="3.48333333333333">
            <text:p>3,4833333333</text:p>
          </table:table-cell>
          <table:table-cell office:value-type="float" office:value="0.99">
            <text:p>0,99</text:p>
          </table:table-cell>
          <table:table-cell office:value-type="float" office:value="4.33">
            <text:p>4,33</text:p>
          </table:table-cell>
          <table:table-cell office:value-type="float" office:value="0.996666666666667">
            <text:p>0,9966666667</text:p>
          </table:table-cell>
          <table:table-cell office:value-type="float" office:value="3.06666666666667">
            <text:p>3,0666666667</text:p>
          </table:table-cell>
          <table:table-cell office:value-type="float" office:value="0.986666666666667">
            <text:p>0,9866666667</text:p>
          </table:table-cell>
          <table:table-cell office:value-type="float" office:value="4.69666666666667">
            <text:p>4,6966666667</text:p>
          </table:table-cell>
          <table:table-cell office:value-type="float" office:value="0.986666666666667">
            <text:p>0,9866666667</text:p>
          </table:table-cell>
          <table:table-cell office:value-type="float" office:value="3.65">
            <text:p>3,65</text:p>
          </table:table-cell>
          <table:table-cell office:value-type="float" office:value="0.00666666666666667">
            <text:p>0,006666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">
            <text:p>1</text:p>
          </table:table-cell>
          <table:table-cell office:value-type="float" office:value="3.76666666666667">
            <text:p>3,7666666667</text:p>
          </table:table-cell>
          <table:table-cell office:value-type="float" office:value="0">
            <text:p>0</text:p>
          </table:table-cell>
          <table:table-cell office:value-type="float" office:value="3300">
            <text:p>3300</text:p>
          </table:table-cell>
          <table:table-cell office:value-type="float" office:value="33">
            <text:p>33</text:p>
          </table:table-cell>
          <table:table-cell office:value-type="float" office:value="0.956666666666667">
            <text:p>0,9566666667</text:p>
          </table:table-cell>
          <table:table-cell office:value-type="float" office:value="3.74333333333333">
            <text:p>3,7433333333</text:p>
          </table:table-cell>
          <table:table-cell office:value-type="float" office:value="0.943333333333333">
            <text:p>0,9433333333</text:p>
          </table:table-cell>
          <table:table-cell office:value-type="float" office:value="3.35333333333333">
            <text:p>3,3533333333</text:p>
          </table:table-cell>
          <table:table-cell office:value-type="float" office:value="0.99">
            <text:p>0,99</text:p>
          </table:table-cell>
          <table:table-cell office:value-type="float" office:value="4.27">
            <text:p>4,27</text:p>
          </table:table-cell>
          <table:table-cell office:value-type="float" office:value="0.996666666666667">
            <text:p>0,9966666667</text:p>
          </table:table-cell>
          <table:table-cell office:value-type="float" office:value="3.44666666666667">
            <text:p>3,4466666667</text:p>
          </table:table-cell>
          <table:table-cell office:value-type="float" office:value="0.983333333333333">
            <text:p>0,9833333333</text:p>
          </table:table-cell>
          <table:table-cell office:value-type="float" office:value="4.63333333333333">
            <text:p>4,6333333333</text:p>
          </table:table-cell>
          <table:table-cell office:value-type="float" office:value="0.953333333333333">
            <text:p>0,9533333333</text:p>
          </table:table-cell>
          <table:table-cell office:value-type="float" office:value="3.99333333333333">
            <text:p>3,99333333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.993377483443708">
            <text:p>0,9933774834</text:p>
          </table:table-cell>
          <table:table-cell office:value-type="float" office:value="3.91">
            <text:p>3,91</text:p>
          </table:table-cell>
          <table:table-cell office:value-type="float" office:value="0">
            <text:p>0</text:p>
          </table:table-cell>
          <table:table-cell office:value-type="float" office:value="3285">
            <text:p>3285</text:p>
          </table:table-cell>
          <table:table-cell office:value-type="float" office:value="32">
            <text:p>32</text:p>
          </table:table-cell>
          <table:table-cell office:value-type="float" office:value="0.96">
            <text:p>0,96</text:p>
          </table:table-cell>
          <table:table-cell office:value-type="float" office:value="3.81666666666667">
            <text:p>3,8166666667</text:p>
          </table:table-cell>
          <table:table-cell office:value-type="float" office:value="0.953333333333333">
            <text:p>0,9533333333</text:p>
          </table:table-cell>
          <table:table-cell office:value-type="float" office:value="3.49">
            <text:p>3,49</text:p>
          </table:table-cell>
          <table:table-cell office:value-type="float" office:value="0.983333333333333">
            <text:p>0,9833333333</text:p>
          </table:table-cell>
          <table:table-cell office:value-type="float" office:value="4.26">
            <text:p>4,26</text:p>
          </table:table-cell>
          <table:table-cell office:value-type="float" office:value="0.986666666666667">
            <text:p>0,9866666667</text:p>
          </table:table-cell>
          <table:table-cell office:value-type="float" office:value="3.70333333333333">
            <text:p>3,7033333333</text:p>
          </table:table-cell>
          <table:table-cell office:value-type="float" office:value="0.986666666666667">
            <text:p>0,9866666667</text:p>
          </table:table-cell>
          <table:table-cell office:value-type="float" office:value="5.11333333333333">
            <text:p>5,1133333333</text:p>
          </table:table-cell>
          <table:table-cell office:value-type="float" office:value="0.953333333333333">
            <text:p>0,9533333333</text:p>
          </table:table-cell>
          <table:table-cell office:value-type="float" office:value="3.89">
            <text:p>3,89</text:p>
          </table:table-cell>
          <table:table-cell office:value-type="float" office:value="0.0333333333333333">
            <text:p>0,03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1">
            <text:p>1</text:p>
          </table:table-cell>
          <table:table-cell office:value-type="float" office:value="3.92666666666667">
            <text:p>3,9266666667</text:p>
          </table:table-cell>
          <table:table-cell office:value-type="float" office:value="0">
            <text:p>0</text:p>
          </table:table-cell>
          <table:table-cell office:value-type="float" office:value="3405">
            <text:p>3405</text:p>
          </table:table-cell>
          <table:table-cell office:value-type="float" office:value="32">
            <text:p>32</text:p>
          </table:table-cell>
          <table:table-cell office:value-type="float" office:value="0.99">
            <text:p>0,99</text:p>
          </table:table-cell>
          <table:table-cell office:value-type="float" office:value="3.86">
            <text:p>3,86</text:p>
          </table:table-cell>
          <table:table-cell office:value-type="float" office:value="0.97">
            <text:p>0,97</text:p>
          </table:table-cell>
          <table:table-cell office:value-type="float" office:value="3.40666666666667">
            <text:p>3,4066666667</text:p>
          </table:table-cell>
          <table:table-cell office:value-type="float" office:value="0.99">
            <text:p>0,99</text:p>
          </table:table-cell>
          <table:table-cell office:value-type="float" office:value="4.24">
            <text:p>4,24</text:p>
          </table:table-cell>
          <table:table-cell office:value-type="float" office:value="0.99">
            <text:p>0,99</text:p>
          </table:table-cell>
          <table:table-cell office:value-type="float" office:value="3.46666666666667">
            <text:p>3,4666666667</text:p>
          </table:table-cell>
          <table:table-cell office:value-type="float" office:value="0.983333333333333">
            <text:p>0,9833333333</text:p>
          </table:table-cell>
          <table:table-cell office:value-type="float" office:value="4.71">
            <text:p>4,71</text:p>
          </table:table-cell>
          <table:table-cell office:value-type="float" office:value="0.953333333333333">
            <text:p>0,9533333333</text:p>
          </table:table-cell>
          <table:table-cell office:value-type="float" office:value="3.56666666666667">
            <text:p>3,5666666667</text:p>
          </table:table-cell>
          <table:table-cell office:value-type="float" office:value="0.00333333333333333">
            <text:p>0,00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0.996677740863787">
            <text:p>0,9966777409</text:p>
          </table:table-cell>
          <table:table-cell office:value-type="float" office:value="3.79">
            <text:p>3,79</text:p>
          </table:table-cell>
          <table:table-cell office:value-type="float" office:value="0">
            <text:p>0</text:p>
          </table:table-cell>
          <table:table-cell office:value-type="float" office:value="3480">
            <text:p>3480</text:p>
          </table:table-cell>
          <table:table-cell office:value-type="float" office:value="32">
            <text:p>32</text:p>
          </table:table-cell>
          <table:table-cell office:value-type="float" office:value="0.983333333333333">
            <text:p>0,9833333333</text:p>
          </table:table-cell>
          <table:table-cell office:value-type="float" office:value="3.49666666666667">
            <text:p>3,4966666667</text:p>
          </table:table-cell>
          <table:table-cell office:value-type="float" office:value="0.986666666666667">
            <text:p>0,9866666667</text:p>
          </table:table-cell>
          <table:table-cell office:value-type="float" office:value="3.50333333333333">
            <text:p>3,5033333333</text:p>
          </table:table-cell>
          <table:table-cell office:value-type="float" office:value="0.983333333333333">
            <text:p>0,9833333333</text:p>
          </table:table-cell>
          <table:table-cell office:value-type="float" office:value="4.02">
            <text:p>4,02</text:p>
          </table:table-cell>
          <table:table-cell office:value-type="float" office:value="0.99">
            <text:p>0,99</text:p>
          </table:table-cell>
          <table:table-cell office:value-type="float" office:value="3.35666666666667">
            <text:p>3,3566666667</text:p>
          </table:table-cell>
          <table:table-cell office:value-type="float" office:value="0.97">
            <text:p>0,97</text:p>
          </table:table-cell>
          <table:table-cell office:value-type="float" office:value="4.47333333333333">
            <text:p>4,4733333333</text:p>
          </table:table-cell>
          <table:table-cell office:value-type="float" office:value="0.97">
            <text:p>0,97</text:p>
          </table:table-cell>
          <table:table-cell office:value-type="float" office:value="3.77666666666667">
            <text:p>3,77666666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0.996677740863787">
            <text:p>0,9966777409</text:p>
          </table:table-cell>
          <table:table-cell office:value-type="float" office:value="3.32666666666667">
            <text:p>3,3266666667</text:p>
          </table:table-cell>
          <table:table-cell office:value-type="float" office:value="0">
            <text:p>0</text:p>
          </table:table-cell>
          <table:table-cell office:value-type="float" office:value="3480">
            <text:p>3480</text:p>
          </table:table-cell>
          <table:table-cell office:value-type="float" office:value="31">
            <text:p>31</text:p>
          </table:table-cell>
          <table:table-cell office:value-type="float" office:value="0.983333333333333">
            <text:p>0,9833333333</text:p>
          </table:table-cell>
          <table:table-cell office:value-type="float" office:value="3.39">
            <text:p>3,39</text:p>
          </table:table-cell>
          <table:table-cell office:value-type="float" office:value="0.97">
            <text:p>0,97</text:p>
          </table:table-cell>
          <table:table-cell office:value-type="float" office:value="3.74666666666667">
            <text:p>3,7466666667</text:p>
          </table:table-cell>
          <table:table-cell office:value-type="float" office:value="0.993333333333333">
            <text:p>0,9933333333</text:p>
          </table:table-cell>
          <table:table-cell office:value-type="float" office:value="4.26">
            <text:p>4,26</text:p>
          </table:table-cell>
          <table:table-cell office:value-type="float" office:value="1">
            <text:p>1</text:p>
          </table:table-cell>
          <table:table-cell office:value-type="float" office:value="3.28666666666667">
            <text:p>3,2866666667</text:p>
          </table:table-cell>
          <table:table-cell office:value-type="float" office:value="0.983333333333333">
            <text:p>0,9833333333</text:p>
          </table:table-cell>
          <table:table-cell office:value-type="float" office:value="4.92">
            <text:p>4,92</text:p>
          </table:table-cell>
          <table:table-cell office:value-type="float" office:value="0.966666666666667">
            <text:p>0,9666666667</text:p>
          </table:table-cell>
          <table:table-cell office:value-type="float" office:value="3.59333333333333">
            <text:p>3,5933333333</text:p>
          </table:table-cell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">
            <text:p>1</text:p>
          </table:table-cell>
          <table:table-cell office:value-type="float" office:value="3.49333333333333">
            <text:p>3,4933333333</text:p>
          </table:table-cell>
          <table:table-cell office:value-type="float" office:value="0">
            <text:p>0</text:p>
          </table:table-cell>
          <table:table-cell office:value-type="float" office:value="3540">
            <text:p>3540</text:p>
          </table:table-cell>
          <table:table-cell office:value-type="float" office:value="31">
            <text:p>31</text:p>
          </table:table-cell>
          <table:table-cell office:value-type="float" office:value="0.983333333333333">
            <text:p>0,9833333333</text:p>
          </table:table-cell>
          <table:table-cell office:value-type="float" office:value="3.68666666666667">
            <text:p>3,6866666667</text:p>
          </table:table-cell>
          <table:table-cell office:value-type="float" office:value="0.99">
            <text:p>0,99</text:p>
          </table:table-cell>
          <table:table-cell office:value-type="float" office:value="3.80333333333333">
            <text:p>3,8033333333</text:p>
          </table:table-cell>
          <table:table-cell office:value-type="float" office:value="0.99">
            <text:p>0,99</text:p>
          </table:table-cell>
          <table:table-cell office:value-type="float" office:value="4.01666666666667">
            <text:p>4,0166666667</text:p>
          </table:table-cell>
          <table:table-cell office:value-type="float" office:value="1">
            <text:p>1</text:p>
          </table:table-cell>
          <table:table-cell office:value-type="float" office:value="3.54666666666667">
            <text:p>3,5466666667</text:p>
          </table:table-cell>
          <table:table-cell office:value-type="float" office:value="0.983333333333333">
            <text:p>0,9833333333</text:p>
          </table:table-cell>
          <table:table-cell office:value-type="float" office:value="4.83">
            <text:p>4,83</text:p>
          </table:table-cell>
          <table:table-cell office:value-type="float" office:value="0.99">
            <text:p>0,99</text:p>
          </table:table-cell>
          <table:table-cell office:value-type="float" office:value="3.72">
            <text:p>3,72</text:p>
          </table:table-cell>
          <table:table-cell office:value-type="float" office:value="0.00333333333333333">
            <text:p>0,00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">
            <text:p>1</text:p>
          </table:table-cell>
          <table:table-cell office:value-type="float" office:value="3.29666666666667">
            <text:p>3,2966666667</text:p>
          </table:table-cell>
          <table:table-cell office:value-type="float" office:value="0">
            <text:p>0</text:p>
          </table:table-cell>
          <table:table-cell office:value-type="float" office:value="3435">
            <text:p>3435</text:p>
          </table:table-cell>
          <table:table-cell office:value-type="float" office:value="31">
            <text:p>31</text:p>
          </table:table-cell>
          <table:table-cell office:value-type="float" office:value="0.973333333333333">
            <text:p>0,9733333333</text:p>
          </table:table-cell>
          <table:table-cell office:value-type="float" office:value="3.72">
            <text:p>3,72</text:p>
          </table:table-cell>
          <table:table-cell office:value-type="float" office:value="0.973333333333333">
            <text:p>0,9733333333</text:p>
          </table:table-cell>
          <table:table-cell office:value-type="float" office:value="3.67666666666667">
            <text:p>3,6766666667</text:p>
          </table:table-cell>
          <table:table-cell office:value-type="float" office:value="0.993333333333333">
            <text:p>0,9933333333</text:p>
          </table:table-cell>
          <table:table-cell office:value-type="float" office:value="4.10666666666667">
            <text:p>4,1066666667</text:p>
          </table:table-cell>
          <table:table-cell office:value-type="float" office:value="0.996666666666667">
            <text:p>0,9966666667</text:p>
          </table:table-cell>
          <table:table-cell office:value-type="float" office:value="3.19666666666667">
            <text:p>3,1966666667</text:p>
          </table:table-cell>
          <table:table-cell office:value-type="float" office:value="0.99">
            <text:p>0,99</text:p>
          </table:table-cell>
          <table:table-cell office:value-type="float" office:value="4.56666666666667">
            <text:p>4,5666666667</text:p>
          </table:table-cell>
          <table:table-cell office:value-type="float" office:value="0.976666666666667">
            <text:p>0,9766666667</text:p>
          </table:table-cell>
          <table:table-cell office:value-type="float" office:value="3.52333333333333">
            <text:p>3,5233333333</text:p>
          </table:table-cell>
          <table:table-cell office:value-type="float" office:value="0.00333333333333333">
            <text:p>0,00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1">
            <text:p>1</text:p>
          </table:table-cell>
          <table:table-cell office:value-type="float" office:value="3.2">
            <text:p>3,2</text:p>
          </table:table-cell>
          <table:table-cell office:value-type="float" office:value="0">
            <text:p>0</text:p>
          </table:table-cell>
          <table:table-cell office:value-type="float" office:value="3210">
            <text:p>3210</text:p>
          </table:table-cell>
          <table:table-cell office:value-type="float" office:value="31">
            <text:p>31</text:p>
          </table:table-cell>
          <table:table-cell office:value-type="float" office:value="0.983333333333333">
            <text:p>0,9833333333</text:p>
          </table:table-cell>
          <table:table-cell office:value-type="float" office:value="3.29333333333333">
            <text:p>3,2933333333</text:p>
          </table:table-cell>
          <table:table-cell office:value-type="float" office:value="0.95">
            <text:p>0,95</text:p>
          </table:table-cell>
          <table:table-cell office:value-type="float" office:value="3.55333333333333">
            <text:p>3,5533333333</text:p>
          </table:table-cell>
          <table:table-cell office:value-type="float" office:value="0.99">
            <text:p>0,99</text:p>
          </table:table-cell>
          <table:table-cell office:value-type="float" office:value="4.19666666666667">
            <text:p>4,1966666667</text:p>
          </table:table-cell>
          <table:table-cell office:value-type="float" office:value="0.993333333333333">
            <text:p>0,9933333333</text:p>
          </table:table-cell>
          <table:table-cell office:value-type="float" office:value="3.37">
            <text:p>3,37</text:p>
          </table:table-cell>
          <table:table-cell office:value-type="float" office:value="0.976666666666667">
            <text:p>0,9766666667</text:p>
          </table:table-cell>
          <table:table-cell office:value-type="float" office:value="4.21">
            <text:p>4,21</text:p>
          </table:table-cell>
          <table:table-cell office:value-type="float" office:value="0.97">
            <text:p>0,97</text:p>
          </table:table-cell>
          <table:table-cell office:value-type="float" office:value="3.58666666666667">
            <text:p>3,5866666667</text:p>
          </table:table-cell>
          <table:table-cell office:value-type="float" office:value="0.00333333333333333">
            <text:p>0,00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1">
            <text:p>1</text:p>
          </table:table-cell>
          <table:table-cell office:value-type="float" office:value="3.22">
            <text:p>3,22</text:p>
          </table:table-cell>
          <table:table-cell office:value-type="float" office:value="0">
            <text:p>0</text:p>
          </table:table-cell>
          <table:table-cell office:value-type="float" office:value="3375">
            <text:p>3375</text:p>
          </table:table-cell>
          <table:table-cell office:value-type="float" office:value="31">
            <text:p>31</text:p>
          </table:table-cell>
          <table:table-cell office:value-type="float" office:value="0.976666666666667">
            <text:p>0,9766666667</text:p>
          </table:table-cell>
          <table:table-cell office:value-type="float" office:value="3.54">
            <text:p>3,54</text:p>
          </table:table-cell>
          <table:table-cell office:value-type="float" office:value="0.953333333333333">
            <text:p>0,9533333333</text:p>
          </table:table-cell>
          <table:table-cell office:value-type="float" office:value="3.46">
            <text:p>3,46</text:p>
          </table:table-cell>
          <table:table-cell office:value-type="float" office:value="0.993333333333333">
            <text:p>0,9933333333</text:p>
          </table:table-cell>
          <table:table-cell office:value-type="float" office:value="3.98666666666667">
            <text:p>3,9866666667</text:p>
          </table:table-cell>
          <table:table-cell office:value-type="float" office:value="0.996666666666667">
            <text:p>0,9966666667</text:p>
          </table:table-cell>
          <table:table-cell office:value-type="float" office:value="3.47">
            <text:p>3,47</text:p>
          </table:table-cell>
          <table:table-cell office:value-type="float" office:value="0.986666666666667">
            <text:p>0,9866666667</text:p>
          </table:table-cell>
          <table:table-cell office:value-type="float" office:value="3.91333333333333">
            <text:p>3,9133333333</text:p>
          </table:table-cell>
          <table:table-cell office:value-type="float" office:value="0.97">
            <text:p>0,97</text:p>
          </table:table-cell>
          <table:table-cell office:value-type="float" office:value="3.8">
            <text:p>3,8</text:p>
          </table:table-cell>
          <table:table-cell office:value-type="float" office:value="0.0133333333333333">
            <text:p>0,01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1">
            <text:p>1</text:p>
          </table:table-cell>
          <table:table-cell office:value-type="float" office:value="3.49666666666667">
            <text:p>3,4966666667</text:p>
          </table:table-cell>
          <table:table-cell office:value-type="float" office:value="0">
            <text:p>0</text:p>
          </table:table-cell>
          <table:table-cell office:value-type="float" office:value="3555">
            <text:p>3555</text:p>
          </table:table-cell>
          <table:table-cell office:value-type="float" office:value="31">
            <text:p>31</text:p>
          </table:table-cell>
          <table:table-cell office:value-type="float" office:value="0.983333333333333">
            <text:p>0,9833333333</text:p>
          </table:table-cell>
          <table:table-cell office:value-type="float" office:value="3.86666666666667">
            <text:p>3,8666666667</text:p>
          </table:table-cell>
          <table:table-cell office:value-type="float" office:value="0.97">
            <text:p>0,97</text:p>
          </table:table-cell>
          <table:table-cell office:value-type="float" office:value="3.65333333333333">
            <text:p>3,6533333333</text:p>
          </table:table-cell>
          <table:table-cell office:value-type="float" office:value="0.99">
            <text:p>0,99</text:p>
          </table:table-cell>
          <table:table-cell office:value-type="float" office:value="4.10666666666667">
            <text:p>4,1066666667</text:p>
          </table:table-cell>
          <table:table-cell office:value-type="float" office:value="1">
            <text:p>1</text:p>
          </table:table-cell>
          <table:table-cell office:value-type="float" office:value="3.66">
            <text:p>3,66</text:p>
          </table:table-cell>
          <table:table-cell office:value-type="float" office:value="0.98">
            <text:p>0,98</text:p>
          </table:table-cell>
          <table:table-cell office:value-type="float" office:value="4.15">
            <text:p>4,15</text:p>
          </table:table-cell>
          <table:table-cell office:value-type="float" office:value="0.966666666666667">
            <text:p>0,9666666667</text:p>
          </table:table-cell>
          <table:table-cell office:value-type="float" office:value="4.02666666666667">
            <text:p>4,0266666667</text:p>
          </table:table-cell>
          <table:table-cell office:value-type="float" office:value="0.00333333333333333">
            <text:p>0,00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996677740863787">
            <text:p>0,9966777409</text:p>
          </table:table-cell>
          <table:table-cell office:value-type="float" office:value="3.59666666666667">
            <text:p>3,5966666667</text:p>
          </table:table-cell>
          <table:table-cell office:value-type="float" office:value="0">
            <text:p>0</text:p>
          </table:table-cell>
          <table:table-cell office:value-type="float" office:value="3570">
            <text:p>3570</text:p>
          </table:table-cell>
          <table:table-cell office:value-type="float" office:value="31">
            <text:p>31</text:p>
          </table:table-cell>
          <table:table-cell office:value-type="float" office:value="0.973333333333333">
            <text:p>0,9733333333</text:p>
          </table:table-cell>
          <table:table-cell office:value-type="float" office:value="3.93">
            <text:p>3,93</text:p>
          </table:table-cell>
          <table:table-cell office:value-type="float" office:value="0.966666666666667">
            <text:p>0,9666666667</text:p>
          </table:table-cell>
          <table:table-cell office:value-type="float" office:value="3.48666666666667">
            <text:p>3,4866666667</text:p>
          </table:table-cell>
          <table:table-cell office:value-type="float" office:value="0.983333333333333">
            <text:p>0,9833333333</text:p>
          </table:table-cell>
          <table:table-cell office:value-type="float" office:value="4.05">
            <text:p>4,05</text:p>
          </table:table-cell>
          <table:table-cell office:value-type="float" office:value="0.99">
            <text:p>0,99</text:p>
          </table:table-cell>
          <table:table-cell office:value-type="float" office:value="3.44333333333333">
            <text:p>3,4433333333</text:p>
          </table:table-cell>
          <table:table-cell office:value-type="float" office:value="0.953333333333333">
            <text:p>0,9533333333</text:p>
          </table:table-cell>
          <table:table-cell office:value-type="float" office:value="4.06">
            <text:p>4,06</text:p>
          </table:table-cell>
          <table:table-cell office:value-type="float" office:value="0.96">
            <text:p>0,96</text:p>
          </table:table-cell>
          <table:table-cell office:value-type="float" office:value="4.20333333333333">
            <text:p>4,2033333333</text:p>
          </table:table-cell>
          <table:table-cell office:value-type="float" office:value="0.00333333333333333">
            <text:p>0,00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0.996677740863787">
            <text:p>0,9966777409</text:p>
          </table:table-cell>
          <table:table-cell office:value-type="float" office:value="3.8">
            <text:p>3,8</text:p>
          </table:table-cell>
          <table:table-cell office:value-type="float" office:value="0">
            <text:p>0</text:p>
          </table:table-cell>
          <table:table-cell office:value-type="float" office:value="3555">
            <text:p>3555</text:p>
          </table:table-cell>
          <table:table-cell office:value-type="float" office:value="31">
            <text:p>31</text:p>
          </table:table-cell>
          <table:table-cell office:value-type="float" office:value="0.963333333333333">
            <text:p>0,9633333333</text:p>
          </table:table-cell>
          <table:table-cell office:value-type="float" office:value="3.60666666666667">
            <text:p>3,6066666667</text:p>
          </table:table-cell>
          <table:table-cell office:value-type="float" office:value="0.963333333333333">
            <text:p>0,9633333333</text:p>
          </table:table-cell>
          <table:table-cell office:value-type="float" office:value="3.56">
            <text:p>3,56</text:p>
          </table:table-cell>
          <table:table-cell office:value-type="float" office:value="0.98">
            <text:p>0,98</text:p>
          </table:table-cell>
          <table:table-cell office:value-type="float" office:value="3.82666666666667">
            <text:p>3,8266666667</text:p>
          </table:table-cell>
          <table:table-cell office:value-type="float" office:value="0.996666666666667">
            <text:p>0,9966666667</text:p>
          </table:table-cell>
          <table:table-cell office:value-type="float" office:value="3.75">
            <text:p>3,75</text:p>
          </table:table-cell>
          <table:table-cell office:value-type="float" office:value="0.976666666666667">
            <text:p>0,9766666667</text:p>
          </table:table-cell>
          <table:table-cell office:value-type="float" office:value="4.16">
            <text:p>4,16</text:p>
          </table:table-cell>
          <table:table-cell office:value-type="float" office:value="0.953333333333333">
            <text:p>0,9533333333</text:p>
          </table:table-cell>
          <table:table-cell office:value-type="float" office:value="4.09666666666667">
            <text:p>4,0966666667</text:p>
          </table:table-cell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1">
            <text:p>1</text:p>
          </table:table-cell>
          <table:table-cell office:value-type="float" office:value="4.08333333333333">
            <text:p>4,0833333333</text:p>
          </table:table-cell>
          <table:table-cell office:value-type="float" office:value="0">
            <text:p>0</text:p>
          </table:table-cell>
          <table:table-cell office:value-type="float" office:value="3585">
            <text:p>3585</text:p>
          </table:table-cell>
          <table:table-cell office:value-type="float" office:value="31">
            <text:p>31</text:p>
          </table:table-cell>
          <table:table-cell office:value-type="float" office:value="0.976666666666667">
            <text:p>0,9766666667</text:p>
          </table:table-cell>
          <table:table-cell office:value-type="float" office:value="4.01666666666667">
            <text:p>4,0166666667</text:p>
          </table:table-cell>
          <table:table-cell office:value-type="float" office:value="0.96">
            <text:p>0,96</text:p>
          </table:table-cell>
          <table:table-cell office:value-type="float" office:value="3.62">
            <text:p>3,62</text:p>
          </table:table-cell>
          <table:table-cell office:value-type="float" office:value="0.98">
            <text:p>0,98</text:p>
          </table:table-cell>
          <table:table-cell office:value-type="float" office:value="4.16">
            <text:p>4,16</text:p>
          </table:table-cell>
          <table:table-cell office:value-type="float" office:value="0.996666666666667">
            <text:p>0,9966666667</text:p>
          </table:table-cell>
          <table:table-cell office:value-type="float" office:value="3.74666666666667">
            <text:p>3,7466666667</text:p>
          </table:table-cell>
          <table:table-cell office:value-type="float" office:value="0.976666666666667">
            <text:p>0,9766666667</text:p>
          </table:table-cell>
          <table:table-cell office:value-type="float" office:value="4.37666666666667">
            <text:p>4,3766666667</text:p>
          </table:table-cell>
          <table:table-cell office:value-type="float" office:value="0.96">
            <text:p>0,96</text:p>
          </table:table-cell>
          <table:table-cell office:value-type="float" office:value="4.08333333333333">
            <text:p>4,08333333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0.996677740863787">
            <text:p>0,9966777409</text:p>
          </table:table-cell>
          <table:table-cell office:value-type="float" office:value="3.62666666666667">
            <text:p>3,6266666667</text:p>
          </table:table-cell>
          <table:table-cell office:value-type="float" office:value="0">
            <text:p>0</text:p>
          </table:table-cell>
          <table:table-cell office:value-type="float" office:value="3465">
            <text:p>3465</text:p>
          </table:table-cell>
          <table:table-cell office:value-type="float" office:value="31">
            <text:p>31</text:p>
          </table:table-cell>
          <table:table-cell office:value-type="float" office:value="0.956666666666667">
            <text:p>0,9566666667</text:p>
          </table:table-cell>
          <table:table-cell office:value-type="float" office:value="3.59">
            <text:p>3,59</text:p>
          </table:table-cell>
          <table:table-cell office:value-type="float" office:value="0.956666666666667">
            <text:p>0,9566666667</text:p>
          </table:table-cell>
          <table:table-cell office:value-type="float" office:value="3.93333333333333">
            <text:p>3,9333333333</text:p>
          </table:table-cell>
          <table:table-cell office:value-type="float" office:value="0.986666666666667">
            <text:p>0,9866666667</text:p>
          </table:table-cell>
          <table:table-cell office:value-type="float" office:value="4.07">
            <text:p>4,07</text:p>
          </table:table-cell>
          <table:table-cell office:value-type="float" office:value="0.996666666666667">
            <text:p>0,9966666667</text:p>
          </table:table-cell>
          <table:table-cell office:value-type="float" office:value="3.66333333333333">
            <text:p>3,6633333333</text:p>
          </table:table-cell>
          <table:table-cell office:value-type="float" office:value="0.983333333333333">
            <text:p>0,9833333333</text:p>
          </table:table-cell>
          <table:table-cell office:value-type="float" office:value="4.43666666666667">
            <text:p>4,4366666667</text:p>
          </table:table-cell>
          <table:table-cell office:value-type="float" office:value="0.96">
            <text:p>0,96</text:p>
          </table:table-cell>
          <table:table-cell office:value-type="float" office:value="3.93">
            <text:p>3,9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1">
            <text:p>1</text:p>
          </table:table-cell>
          <table:table-cell office:value-type="float" office:value="3.56333333333333">
            <text:p>3,5633333333</text:p>
          </table:table-cell>
          <table:table-cell office:value-type="float" office:value="0">
            <text:p>0</text:p>
          </table:table-cell>
          <table:table-cell office:value-type="float" office:value="3450">
            <text:p>3450</text:p>
          </table:table-cell>
          <table:table-cell office:value-type="float" office:value="31">
            <text:p>31</text:p>
          </table:table-cell>
          <table:table-cell office:value-type="float" office:value="0.98">
            <text:p>0,98</text:p>
          </table:table-cell>
          <table:table-cell office:value-type="float" office:value="3.83666666666667">
            <text:p>3,8366666667</text:p>
          </table:table-cell>
          <table:table-cell office:value-type="float" office:value="0.943333333333333">
            <text:p>0,9433333333</text:p>
          </table:table-cell>
          <table:table-cell office:value-type="float" office:value="3.85">
            <text:p>3,85</text:p>
          </table:table-cell>
          <table:table-cell office:value-type="float" office:value="0.986666666666667">
            <text:p>0,9866666667</text:p>
          </table:table-cell>
          <table:table-cell office:value-type="float" office:value="3.95333333333333">
            <text:p>3,9533333333</text:p>
          </table:table-cell>
          <table:table-cell office:value-type="float" office:value="0.993333333333333">
            <text:p>0,9933333333</text:p>
          </table:table-cell>
          <table:table-cell office:value-type="float" office:value="3.63333333333333">
            <text:p>3,6333333333</text:p>
          </table:table-cell>
          <table:table-cell office:value-type="float" office:value="0.983333333333333">
            <text:p>0,9833333333</text:p>
          </table:table-cell>
          <table:table-cell office:value-type="float" office:value="4.21666666666667">
            <text:p>4,2166666667</text:p>
          </table:table-cell>
          <table:table-cell office:value-type="float" office:value="0.963333333333333">
            <text:p>0,9633333333</text:p>
          </table:table-cell>
          <table:table-cell office:value-type="float" office:value="4.05666666666667">
            <text:p>4,0566666667</text:p>
          </table:table-cell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0.996677740863787">
            <text:p>0,9966777409</text:p>
          </table:table-cell>
          <table:table-cell office:value-type="float" office:value="3.90333333333333">
            <text:p>3,9033333333</text:p>
          </table:table-cell>
          <table:table-cell office:value-type="float" office:value="0">
            <text:p>0</text:p>
          </table:table-cell>
          <table:table-cell office:value-type="float" office:value="3345">
            <text:p>3345</text:p>
          </table:table-cell>
          <table:table-cell office:value-type="float" office:value="31">
            <text:p>31</text:p>
          </table:table-cell>
          <table:table-cell office:value-type="float" office:value="0.966666666666667">
            <text:p>0,9666666667</text:p>
          </table:table-cell>
          <table:table-cell office:value-type="float" office:value="3.80333333333333">
            <text:p>3,8033333333</text:p>
          </table:table-cell>
          <table:table-cell office:value-type="float" office:value="0.943333333333333">
            <text:p>0,9433333333</text:p>
          </table:table-cell>
          <table:table-cell office:value-type="float" office:value="3.98">
            <text:p>3,98</text:p>
          </table:table-cell>
          <table:table-cell office:value-type="float" office:value="0.983333333333333">
            <text:p>0,9833333333</text:p>
          </table:table-cell>
          <table:table-cell office:value-type="float" office:value="4.11333333333333">
            <text:p>4,1133333333</text:p>
          </table:table-cell>
          <table:table-cell office:value-type="float" office:value="1">
            <text:p>1</text:p>
          </table:table-cell>
          <table:table-cell office:value-type="float" office:value="3.65666666666667">
            <text:p>3,6566666667</text:p>
          </table:table-cell>
          <table:table-cell office:value-type="float" office:value="0.986666666666667">
            <text:p>0,9866666667</text:p>
          </table:table-cell>
          <table:table-cell office:value-type="float" office:value="4.38666666666667">
            <text:p>4,3866666667</text:p>
          </table:table-cell>
          <table:table-cell office:value-type="float" office:value="0.943333333333333">
            <text:p>0,9433333333</text:p>
          </table:table-cell>
          <table:table-cell office:value-type="float" office:value="4.27">
            <text:p>4,2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1">
            <text:p>1</text:p>
          </table:table-cell>
          <table:table-cell office:value-type="float" office:value="3.68666666666667">
            <text:p>3,6866666667</text:p>
          </table:table-cell>
          <table:table-cell office:value-type="float" office:value="0">
            <text:p>0</text:p>
          </table:table-cell>
          <table:table-cell office:value-type="float" office:value="3255">
            <text:p>3255</text:p>
          </table:table-cell>
          <table:table-cell office:value-type="float" office:value="31">
            <text:p>31</text:p>
          </table:table-cell>
          <table:table-cell office:value-type="float" office:value="0.97">
            <text:p>0,97</text:p>
          </table:table-cell>
          <table:table-cell office:value-type="float" office:value="4.00666666666667">
            <text:p>4,0066666667</text:p>
          </table:table-cell>
          <table:table-cell office:value-type="float" office:value="0.953333333333333">
            <text:p>0,9533333333</text:p>
          </table:table-cell>
          <table:table-cell office:value-type="float" office:value="3.81333333333333">
            <text:p>3,8133333333</text:p>
          </table:table-cell>
          <table:table-cell office:value-type="float" office:value="0.99">
            <text:p>0,99</text:p>
          </table:table-cell>
          <table:table-cell office:value-type="float" office:value="4.08666666666667">
            <text:p>4,0866666667</text:p>
          </table:table-cell>
          <table:table-cell office:value-type="float" office:value="1">
            <text:p>1</text:p>
          </table:table-cell>
          <table:table-cell office:value-type="float" office:value="3.79666666666667">
            <text:p>3,7966666667</text:p>
          </table:table-cell>
          <table:table-cell office:value-type="float" office:value="0.983333333333333">
            <text:p>0,9833333333</text:p>
          </table:table-cell>
          <table:table-cell office:value-type="float" office:value="4.37666666666667">
            <text:p>4,3766666667</text:p>
          </table:table-cell>
          <table:table-cell office:value-type="float" office:value="0.956666666666667">
            <text:p>0,9566666667</text:p>
          </table:table-cell>
          <table:table-cell office:value-type="float" office:value="4.22666666666667">
            <text:p>4,2266666667</text:p>
          </table:table-cell>
          <table:table-cell office:value-type="float" office:value="0.00333333333333333">
            <text:p>0,00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1">
            <text:p>1</text:p>
          </table:table-cell>
          <table:table-cell office:value-type="float" office:value="3.54">
            <text:p>3,54</text:p>
          </table:table-cell>
          <table:table-cell office:value-type="float" office:value="0">
            <text:p>0</text:p>
          </table:table-cell>
          <table:table-cell office:value-type="float" office:value="3315">
            <text:p>3315</text:p>
          </table:table-cell>
          <table:table-cell office:value-type="float" office:value="31">
            <text:p>31</text:p>
          </table:table-cell>
          <table:table-cell office:value-type="float" office:value="0.97">
            <text:p>0,97</text:p>
          </table:table-cell>
          <table:table-cell office:value-type="float" office:value="3.89666666666667">
            <text:p>3,8966666667</text:p>
          </table:table-cell>
          <table:table-cell office:value-type="float" office:value="0.94">
            <text:p>0,94</text:p>
          </table:table-cell>
          <table:table-cell office:value-type="float" office:value="3.61">
            <text:p>3,61</text:p>
          </table:table-cell>
          <table:table-cell office:value-type="float" office:value="0.993333333333333">
            <text:p>0,9933333333</text:p>
          </table:table-cell>
          <table:table-cell office:value-type="float" office:value="4.03333333333333">
            <text:p>4,0333333333</text:p>
          </table:table-cell>
          <table:table-cell office:value-type="float" office:value="1">
            <text:p>1</text:p>
          </table:table-cell>
          <table:table-cell office:value-type="float" office:value="3.82666666666667">
            <text:p>3,8266666667</text:p>
          </table:table-cell>
          <table:table-cell office:value-type="float" office:value="0.973333333333333">
            <text:p>0,9733333333</text:p>
          </table:table-cell>
          <table:table-cell office:value-type="float" office:value="3.79666666666667">
            <text:p>3,7966666667</text:p>
          </table:table-cell>
          <table:table-cell office:value-type="float" office:value="0.96">
            <text:p>0,96</text:p>
          </table:table-cell>
          <table:table-cell office:value-type="float" office:value="3.95666666666667">
            <text:p>3,9566666667</text:p>
          </table:table-cell>
          <table:table-cell office:value-type="float" office:value="0.00333333333333333">
            <text:p>0,00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1">
            <text:p>1</text:p>
          </table:table-cell>
          <table:table-cell office:value-type="float" office:value="3.65666666666667">
            <text:p>3,6566666667</text:p>
          </table:table-cell>
          <table:table-cell office:value-type="float" office:value="0">
            <text:p>0</text:p>
          </table:table-cell>
          <table:table-cell office:value-type="float" office:value="3525">
            <text:p>3525</text:p>
          </table:table-cell>
          <table:table-cell office:value-type="float" office:value="31">
            <text:p>31</text:p>
          </table:table-cell>
          <table:table-cell office:value-type="float" office:value="0.973333333333333">
            <text:p>0,9733333333</text:p>
          </table:table-cell>
          <table:table-cell office:value-type="float" office:value="3.94">
            <text:p>3,94</text:p>
          </table:table-cell>
          <table:table-cell office:value-type="float" office:value="0.946666666666667">
            <text:p>0,9466666667</text:p>
          </table:table-cell>
          <table:table-cell office:value-type="float" office:value="3.54666666666667">
            <text:p>3,5466666667</text:p>
          </table:table-cell>
          <table:table-cell office:value-type="float" office:value="0.976666666666667">
            <text:p>0,9766666667</text:p>
          </table:table-cell>
          <table:table-cell office:value-type="float" office:value="3.82">
            <text:p>3,82</text:p>
          </table:table-cell>
          <table:table-cell office:value-type="float" office:value="1">
            <text:p>1</text:p>
          </table:table-cell>
          <table:table-cell office:value-type="float" office:value="3.49666666666667">
            <text:p>3,4966666667</text:p>
          </table:table-cell>
          <table:table-cell office:value-type="float" office:value="0.966666666666667">
            <text:p>0,9666666667</text:p>
          </table:table-cell>
          <table:table-cell office:value-type="float" office:value="3.85">
            <text:p>3,85</text:p>
          </table:table-cell>
          <table:table-cell office:value-type="float" office:value="0.95">
            <text:p>0,95</text:p>
          </table:table-cell>
          <table:table-cell office:value-type="float" office:value="3.79666666666667">
            <text:p>3,79666666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3.70333333333333">
            <text:p>3,7033333333</text:p>
          </table:table-cell>
          <table:table-cell office:value-type="float" office:value="0">
            <text:p>0</text:p>
          </table:table-cell>
          <table:table-cell office:value-type="float" office:value="3510">
            <text:p>3510</text:p>
          </table:table-cell>
          <table:table-cell office:value-type="float" office:value="31">
            <text:p>31</text:p>
          </table:table-cell>
          <table:table-cell office:value-type="float" office:value="0.976666666666667">
            <text:p>0,9766666667</text:p>
          </table:table-cell>
          <table:table-cell office:value-type="float" office:value="3.75">
            <text:p>3,75</text:p>
          </table:table-cell>
          <table:table-cell office:value-type="float" office:value="0.97">
            <text:p>0,97</text:p>
          </table:table-cell>
          <table:table-cell office:value-type="float" office:value="3.55333333333333">
            <text:p>3,5533333333</text:p>
          </table:table-cell>
          <table:table-cell office:value-type="float" office:value="0.973333333333333">
            <text:p>0,9733333333</text:p>
          </table:table-cell>
          <table:table-cell office:value-type="float" office:value="3.58333333333333">
            <text:p>3,5833333333</text:p>
          </table:table-cell>
          <table:table-cell office:value-type="float" office:value="1">
            <text:p>1</text:p>
          </table:table-cell>
          <table:table-cell office:value-type="float" office:value="3.55333333333333">
            <text:p>3,5533333333</text:p>
          </table:table-cell>
          <table:table-cell office:value-type="float" office:value="0.97">
            <text:p>0,97</text:p>
          </table:table-cell>
          <table:table-cell office:value-type="float" office:value="4.00333333333333">
            <text:p>4,0033333333</text:p>
          </table:table-cell>
          <table:table-cell office:value-type="float" office:value="0.963333333333333">
            <text:p>0,9633333333</text:p>
          </table:table-cell>
          <table:table-cell office:value-type="float" office:value="3.89333333333333">
            <text:p>3,89333333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996677740863787">
            <text:p>0,9966777409</text:p>
          </table:table-cell>
          <table:table-cell office:value-type="float" office:value="4.02">
            <text:p>4,02</text:p>
          </table:table-cell>
          <table:table-cell office:value-type="float" office:value="0">
            <text:p>0</text:p>
          </table:table-cell>
          <table:table-cell office:value-type="float" office:value="3570">
            <text:p>3570</text:p>
          </table:table-cell>
          <table:table-cell office:value-type="float" office:value="31">
            <text:p>31</text:p>
          </table:table-cell>
          <table:table-cell office:value-type="float" office:value="0.96">
            <text:p>0,96</text:p>
          </table:table-cell>
          <table:table-cell office:value-type="float" office:value="3.75666666666667">
            <text:p>3,7566666667</text:p>
          </table:table-cell>
          <table:table-cell office:value-type="float" office:value="0.963333333333333">
            <text:p>0,9633333333</text:p>
          </table:table-cell>
          <table:table-cell office:value-type="float" office:value="3.73666666666667">
            <text:p>3,7366666667</text:p>
          </table:table-cell>
          <table:table-cell office:value-type="float" office:value="0.97">
            <text:p>0,97</text:p>
          </table:table-cell>
          <table:table-cell office:value-type="float" office:value="3.87666666666667">
            <text:p>3,8766666667</text:p>
          </table:table-cell>
          <table:table-cell office:value-type="float" office:value="0.996666666666667">
            <text:p>0,9966666667</text:p>
          </table:table-cell>
          <table:table-cell office:value-type="float" office:value="3.42666666666667">
            <text:p>3,4266666667</text:p>
          </table:table-cell>
          <table:table-cell office:value-type="float" office:value="0.96">
            <text:p>0,96</text:p>
          </table:table-cell>
          <table:table-cell office:value-type="float" office:value="4.06666666666667">
            <text:p>4,0666666667</text:p>
          </table:table-cell>
          <table:table-cell office:value-type="float" office:value="0.973333333333333">
            <text:p>0,9733333333</text:p>
          </table:table-cell>
          <table:table-cell office:value-type="float" office:value="4.31666666666667">
            <text:p>4,31666666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1">
            <text:p>1</text:p>
          </table:table-cell>
          <table:table-cell office:value-type="float" office:value="3.57333333333333">
            <text:p>3,5733333333</text:p>
          </table:table-cell>
          <table:table-cell office:value-type="float" office:value="0">
            <text:p>0</text:p>
          </table:table-cell>
          <table:table-cell office:value-type="float" office:value="3705">
            <text:p>3705</text:p>
          </table:table-cell>
          <table:table-cell office:value-type="float" office:value="31">
            <text:p>31</text:p>
          </table:table-cell>
          <table:table-cell office:value-type="float" office:value="0.986666666666667">
            <text:p>0,9866666667</text:p>
          </table:table-cell>
          <table:table-cell office:value-type="float" office:value="3.67333333333333">
            <text:p>3,6733333333</text:p>
          </table:table-cell>
          <table:table-cell office:value-type="float" office:value="0.963333333333333">
            <text:p>0,9633333333</text:p>
          </table:table-cell>
          <table:table-cell office:value-type="float" office:value="3.64333333333333">
            <text:p>3,6433333333</text:p>
          </table:table-cell>
          <table:table-cell office:value-type="float" office:value="0.993333333333333">
            <text:p>0,9933333333</text:p>
          </table:table-cell>
          <table:table-cell office:value-type="float" office:value="3.9">
            <text:p>3,9</text:p>
          </table:table-cell>
          <table:table-cell office:value-type="float" office:value="0.99">
            <text:p>0,99</text:p>
          </table:table-cell>
          <table:table-cell office:value-type="float" office:value="3.61666666666667">
            <text:p>3,6166666667</text:p>
          </table:table-cell>
          <table:table-cell office:value-type="float" office:value="0.98">
            <text:p>0,98</text:p>
          </table:table-cell>
          <table:table-cell office:value-type="float" office:value="3.84666666666667">
            <text:p>3,8466666667</text:p>
          </table:table-cell>
          <table:table-cell office:value-type="float" office:value="0.976666666666667">
            <text:p>0,9766666667</text:p>
          </table:table-cell>
          <table:table-cell office:value-type="float" office:value="4.11">
            <text:p>4,11</text:p>
          </table:table-cell>
          <table:table-cell office:value-type="float" office:value="0.03">
            <text:p>0,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0.996677740863787">
            <text:p>0,9966777409</text:p>
          </table:table-cell>
          <table:table-cell office:value-type="float" office:value="3.41333333333333">
            <text:p>3,4133333333</text:p>
          </table:table-cell>
          <table:table-cell office:value-type="float" office:value="0">
            <text:p>0</text:p>
          </table:table-cell>
          <table:table-cell office:value-type="float" office:value="3615">
            <text:p>3615</text:p>
          </table:table-cell>
          <table:table-cell office:value-type="float" office:value="31">
            <text:p>31</text:p>
          </table:table-cell>
          <table:table-cell office:value-type="float" office:value="0.97">
            <text:p>0,97</text:p>
          </table:table-cell>
          <table:table-cell office:value-type="float" office:value="3.86">
            <text:p>3,86</text:p>
          </table:table-cell>
          <table:table-cell office:value-type="float" office:value="0.946666666666667">
            <text:p>0,9466666667</text:p>
          </table:table-cell>
          <table:table-cell office:value-type="float" office:value="3.64333333333333">
            <text:p>3,6433333333</text:p>
          </table:table-cell>
          <table:table-cell office:value-type="float" office:value="0.996666666666667">
            <text:p>0,9966666667</text:p>
          </table:table-cell>
          <table:table-cell office:value-type="float" office:value="3.83">
            <text:p>3,83</text:p>
          </table:table-cell>
          <table:table-cell office:value-type="float" office:value="0.99">
            <text:p>0,99</text:p>
          </table:table-cell>
          <table:table-cell office:value-type="float" office:value="3.53666666666667">
            <text:p>3,5366666667</text:p>
          </table:table-cell>
          <table:table-cell office:value-type="float" office:value="0.983333333333333">
            <text:p>0,9833333333</text:p>
          </table:table-cell>
          <table:table-cell office:value-type="float" office:value="4.15333333333333">
            <text:p>4,1533333333</text:p>
          </table:table-cell>
          <table:table-cell office:value-type="float" office:value="0.98">
            <text:p>0,98</text:p>
          </table:table-cell>
          <table:table-cell office:value-type="float" office:value="3.88333333333333">
            <text:p>3,8833333333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0.993377483443708">
            <text:p>0,9933774834</text:p>
          </table:table-cell>
          <table:table-cell office:value-type="float" office:value="3.51666666666667">
            <text:p>3,5166666667</text:p>
          </table:table-cell>
          <table:table-cell office:value-type="float" office:value="0">
            <text:p>0</text:p>
          </table:table-cell>
          <table:table-cell office:value-type="float" office:value="3420">
            <text:p>3420</text:p>
          </table:table-cell>
          <table:table-cell office:value-type="float" office:value="31">
            <text:p>31</text:p>
          </table:table-cell>
          <table:table-cell office:value-type="float" office:value="0.976666666666667">
            <text:p>0,9766666667</text:p>
          </table:table-cell>
          <table:table-cell office:value-type="float" office:value="3.35333333333333">
            <text:p>3,3533333333</text:p>
          </table:table-cell>
          <table:table-cell office:value-type="float" office:value="0.95">
            <text:p>0,95</text:p>
          </table:table-cell>
          <table:table-cell office:value-type="float" office:value="3.57333333333333">
            <text:p>3,5733333333</text:p>
          </table:table-cell>
          <table:table-cell office:value-type="float" office:value="0.993333333333333">
            <text:p>0,9933333333</text:p>
          </table:table-cell>
          <table:table-cell office:value-type="float" office:value="3.64">
            <text:p>3,64</text:p>
          </table:table-cell>
          <table:table-cell office:value-type="float" office:value="0.996666666666667">
            <text:p>0,9966666667</text:p>
          </table:table-cell>
          <table:table-cell office:value-type="float" office:value="3.48666666666667">
            <text:p>3,4866666667</text:p>
          </table:table-cell>
          <table:table-cell office:value-type="float" office:value="0.97">
            <text:p>0,97</text:p>
          </table:table-cell>
          <table:table-cell office:value-type="float" office:value="4.10666666666667">
            <text:p>4,1066666667</text:p>
          </table:table-cell>
          <table:table-cell office:value-type="float" office:value="0.96">
            <text:p>0,96</text:p>
          </table:table-cell>
          <table:table-cell office:value-type="float" office:value="3.67666666666667">
            <text:p>3,6766666667</text:p>
          </table:table-cell>
          <table:table-cell office:value-type="float" office:value="0.0166666666666667">
            <text:p>0,016666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0.993377483443708">
            <text:p>0,9933774834</text:p>
          </table:table-cell>
          <table:table-cell office:value-type="float" office:value="3.52666666666667">
            <text:p>3,5266666667</text:p>
          </table:table-cell>
          <table:table-cell office:value-type="float" office:value="0">
            <text:p>0</text:p>
          </table:table-cell>
          <table:table-cell office:value-type="float" office:value="3315">
            <text:p>3315</text:p>
          </table:table-cell>
          <table:table-cell office:value-type="float" office:value="31">
            <text:p>31</text:p>
          </table:table-cell>
          <table:table-cell office:value-type="float" office:value="0.97">
            <text:p>0,97</text:p>
          </table:table-cell>
          <table:table-cell office:value-type="float" office:value="3.68">
            <text:p>3,68</text:p>
          </table:table-cell>
          <table:table-cell office:value-type="float" office:value="0.926666666666666">
            <text:p>0,9266666667</text:p>
          </table:table-cell>
          <table:table-cell office:value-type="float" office:value="3.71333333333333">
            <text:p>3,7133333333</text:p>
          </table:table-cell>
          <table:table-cell office:value-type="float" office:value="0.99">
            <text:p>0,99</text:p>
          </table:table-cell>
          <table:table-cell office:value-type="float" office:value="3.77666666666667">
            <text:p>3,7766666667</text:p>
          </table:table-cell>
          <table:table-cell office:value-type="float" office:value="0.996666666666667">
            <text:p>0,9966666667</text:p>
          </table:table-cell>
          <table:table-cell office:value-type="float" office:value="3.63">
            <text:p>3,63</text:p>
          </table:table-cell>
          <table:table-cell office:value-type="float" office:value="0.976666666666667">
            <text:p>0,9766666667</text:p>
          </table:table-cell>
          <table:table-cell office:value-type="float" office:value="3.71">
            <text:p>3,71</text:p>
          </table:table-cell>
          <table:table-cell office:value-type="float" office:value="0.953333333333333">
            <text:p>0,9533333333</text:p>
          </table:table-cell>
          <table:table-cell office:value-type="float" office:value="3.45333333333333">
            <text:p>3,45333333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0.996677740863787">
            <text:p>0,9966777409</text:p>
          </table:table-cell>
          <table:table-cell office:value-type="float" office:value="3.32333333333333">
            <text:p>3,3233333333</text:p>
          </table:table-cell>
          <table:table-cell office:value-type="float" office:value="0">
            <text:p>0</text:p>
          </table:table-cell>
          <table:table-cell office:value-type="float" office:value="3300">
            <text:p>3300</text:p>
          </table:table-cell>
          <table:table-cell office:value-type="float" office:value="31">
            <text:p>31</text:p>
          </table:table-cell>
          <table:table-cell office:value-type="float" office:value="0.966666666666667">
            <text:p>0,9666666667</text:p>
          </table:table-cell>
          <table:table-cell office:value-type="float" office:value="3.39333333333333">
            <text:p>3,3933333333</text:p>
          </table:table-cell>
          <table:table-cell office:value-type="float" office:value="0.943333333333333">
            <text:p>0,9433333333</text:p>
          </table:table-cell>
          <table:table-cell office:value-type="float" office:value="3.49">
            <text:p>3,49</text:p>
          </table:table-cell>
          <table:table-cell office:value-type="float" office:value="1">
            <text:p>1</text:p>
          </table:table-cell>
          <table:table-cell office:value-type="float" office:value="3.74333333333333">
            <text:p>3,7433333333</text:p>
          </table:table-cell>
          <table:table-cell office:value-type="float" office:value="0.993333333333333">
            <text:p>0,9933333333</text:p>
          </table:table-cell>
          <table:table-cell office:value-type="float" office:value="3.48666666666667">
            <text:p>3,4866666667</text:p>
          </table:table-cell>
          <table:table-cell office:value-type="float" office:value="0.986666666666667">
            <text:p>0,9866666667</text:p>
          </table:table-cell>
          <table:table-cell office:value-type="float" office:value="3.85666666666667">
            <text:p>3,8566666667</text:p>
          </table:table-cell>
          <table:table-cell office:value-type="float" office:value="0.96">
            <text:p>0,96</text:p>
          </table:table-cell>
          <table:table-cell office:value-type="float" office:value="3.53">
            <text:p>3,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0.996677740863787">
            <text:p>0,9966777409</text:p>
          </table:table-cell>
          <table:table-cell office:value-type="float" office:value="3.72666666666667">
            <text:p>3,7266666667</text:p>
          </table:table-cell>
          <table:table-cell office:value-type="float" office:value="0">
            <text:p>0</text:p>
          </table:table-cell>
          <table:table-cell office:value-type="float" office:value="3300">
            <text:p>3300</text:p>
          </table:table-cell>
          <table:table-cell office:value-type="float" office:value="31">
            <text:p>31</text:p>
          </table:table-cell>
          <table:table-cell office:value-type="float" office:value="0.99">
            <text:p>0,99</text:p>
          </table:table-cell>
          <table:table-cell office:value-type="float" office:value="3.96666666666667">
            <text:p>3,9666666667</text:p>
          </table:table-cell>
          <table:table-cell office:value-type="float" office:value="0.933333333333333">
            <text:p>0,9333333333</text:p>
          </table:table-cell>
          <table:table-cell office:value-type="float" office:value="3.54">
            <text:p>3,54</text:p>
          </table:table-cell>
          <table:table-cell office:value-type="float" office:value="0.99">
            <text:p>0,99</text:p>
          </table:table-cell>
          <table:table-cell office:value-type="float" office:value="3.77666666666667">
            <text:p>3,7766666667</text:p>
          </table:table-cell>
          <table:table-cell office:value-type="float" office:value="1">
            <text:p>1</text:p>
          </table:table-cell>
          <table:table-cell office:value-type="float" office:value="3.59666666666667">
            <text:p>3,5966666667</text:p>
          </table:table-cell>
          <table:table-cell office:value-type="float" office:value="0.983333333333333">
            <text:p>0,9833333333</text:p>
          </table:table-cell>
          <table:table-cell office:value-type="float" office:value="3.92333333333333">
            <text:p>3,9233333333</text:p>
          </table:table-cell>
          <table:table-cell office:value-type="float" office:value="0.956666666666667">
            <text:p>0,9566666667</text:p>
          </table:table-cell>
          <table:table-cell office:value-type="float" office:value="3.56">
            <text:p>3,56</text:p>
          </table:table-cell>
          <table:table-cell office:value-type="float" office:value="0.0133333333333333">
            <text:p>0,01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1">
            <text:p>1</text:p>
          </table:table-cell>
          <table:table-cell office:value-type="float" office:value="3.68666666666667">
            <text:p>3,6866666667</text:p>
          </table:table-cell>
          <table:table-cell office:value-type="float" office:value="0">
            <text:p>0</text:p>
          </table:table-cell>
          <table:table-cell office:value-type="float" office:value="3315">
            <text:p>3315</text:p>
          </table:table-cell>
          <table:table-cell office:value-type="float" office:value="30">
            <text:p>30</text:p>
          </table:table-cell>
          <table:table-cell office:value-type="float" office:value="0.95">
            <text:p>0,95</text:p>
          </table:table-cell>
          <table:table-cell office:value-type="float" office:value="3.56666666666667">
            <text:p>3,5666666667</text:p>
          </table:table-cell>
          <table:table-cell office:value-type="float" office:value="0.92">
            <text:p>0,92</text:p>
          </table:table-cell>
          <table:table-cell office:value-type="float" office:value="3.79">
            <text:p>3,79</text:p>
          </table:table-cell>
          <table:table-cell office:value-type="float" office:value="0.99">
            <text:p>0,99</text:p>
          </table:table-cell>
          <table:table-cell office:value-type="float" office:value="4.03666666666667">
            <text:p>4,0366666667</text:p>
          </table:table-cell>
          <table:table-cell office:value-type="float" office:value="0.993333333333333">
            <text:p>0,9933333333</text:p>
          </table:table-cell>
          <table:table-cell office:value-type="float" office:value="3.65333333333333">
            <text:p>3,6533333333</text:p>
          </table:table-cell>
          <table:table-cell office:value-type="float" office:value="0.98">
            <text:p>0,98</text:p>
          </table:table-cell>
          <table:table-cell office:value-type="float" office:value="3.99">
            <text:p>3,99</text:p>
          </table:table-cell>
          <table:table-cell office:value-type="float" office:value="0.97">
            <text:p>0,97</text:p>
          </table:table-cell>
          <table:table-cell office:value-type="float" office:value="4.05666666666667">
            <text:p>4,0566666667</text:p>
          </table:table-cell>
          <table:table-cell office:value-type="float" office:value="0.00666666666666667">
            <text:p>0,006666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1">
            <text:p>1</text:p>
          </table:table-cell>
          <table:table-cell office:value-type="float" office:value="3.61666666666667">
            <text:p>3,6166666667</text:p>
          </table:table-cell>
          <table:table-cell office:value-type="float" office:value="0">
            <text:p>0</text:p>
          </table:table-cell>
          <table:table-cell office:value-type="float" office:value="3330">
            <text:p>3330</text:p>
          </table:table-cell>
          <table:table-cell office:value-type="float" office:value="30">
            <text:p>30</text:p>
          </table:table-cell>
          <table:table-cell office:value-type="float" office:value="0.973333333333333">
            <text:p>0,9733333333</text:p>
          </table:table-cell>
          <table:table-cell office:value-type="float" office:value="3.97333333333333">
            <text:p>3,9733333333</text:p>
          </table:table-cell>
          <table:table-cell office:value-type="float" office:value="0.916666666666667">
            <text:p>0,9166666667</text:p>
          </table:table-cell>
          <table:table-cell office:value-type="float" office:value="3.95666666666667">
            <text:p>3,9566666667</text:p>
          </table:table-cell>
          <table:table-cell office:value-type="float" office:value="0.993333333333333">
            <text:p>0,9933333333</text:p>
          </table:table-cell>
          <table:table-cell office:value-type="float" office:value="4.00333333333333">
            <text:p>4,0033333333</text:p>
          </table:table-cell>
          <table:table-cell office:value-type="float" office:value="0.996666666666667">
            <text:p>0,9966666667</text:p>
          </table:table-cell>
          <table:table-cell office:value-type="float" office:value="3.55">
            <text:p>3,55</text:p>
          </table:table-cell>
          <table:table-cell office:value-type="float" office:value="0.976666666666667">
            <text:p>0,9766666667</text:p>
          </table:table-cell>
          <table:table-cell office:value-type="float" office:value="4.15333333333333">
            <text:p>4,1533333333</text:p>
          </table:table-cell>
          <table:table-cell office:value-type="float" office:value="0.95">
            <text:p>0,95</text:p>
          </table:table-cell>
          <table:table-cell office:value-type="float" office:value="4.16333333333333">
            <text:p>4,1633333333</text:p>
          </table:table-cell>
          <table:table-cell office:value-type="float" office:value="0.00333333333333333">
            <text:p>0,00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0.996677740863787">
            <text:p>0,9966777409</text:p>
          </table:table-cell>
          <table:table-cell office:value-type="float" office:value="3.79333333333333">
            <text:p>3,7933333333</text:p>
          </table:table-cell>
          <table:table-cell office:value-type="float" office:value="0">
            <text:p>0</text:p>
          </table:table-cell>
          <table:table-cell office:value-type="float" office:value="3345">
            <text:p>3345</text:p>
          </table:table-cell>
          <table:table-cell office:value-type="float" office:value="30">
            <text:p>30</text:p>
          </table:table-cell>
          <table:table-cell office:value-type="float" office:value="0.963333333333333">
            <text:p>0,9633333333</text:p>
          </table:table-cell>
          <table:table-cell office:value-type="float" office:value="3.79666666666667">
            <text:p>3,7966666667</text:p>
          </table:table-cell>
          <table:table-cell office:value-type="float" office:value="0.946666666666667">
            <text:p>0,9466666667</text:p>
          </table:table-cell>
          <table:table-cell office:value-type="float" office:value="4.01333333333333">
            <text:p>4,0133333333</text:p>
          </table:table-cell>
          <table:table-cell office:value-type="float" office:value="0.996666666666667">
            <text:p>0,9966666667</text:p>
          </table:table-cell>
          <table:table-cell office:value-type="float" office:value="4.34333333333333">
            <text:p>4,3433333333</text:p>
          </table:table-cell>
          <table:table-cell office:value-type="float" office:value="0.996666666666667">
            <text:p>0,9966666667</text:p>
          </table:table-cell>
          <table:table-cell office:value-type="float" office:value="3.66333333333333">
            <text:p>3,6633333333</text:p>
          </table:table-cell>
          <table:table-cell office:value-type="float" office:value="0.97">
            <text:p>0,97</text:p>
          </table:table-cell>
          <table:table-cell office:value-type="float" office:value="4.14">
            <text:p>4,14</text:p>
          </table:table-cell>
          <table:table-cell office:value-type="float" office:value="0.973333333333333">
            <text:p>0,9733333333</text:p>
          </table:table-cell>
          <table:table-cell office:value-type="float" office:value="3.99666666666667">
            <text:p>3,99666666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">
            <text:p>1</text:p>
          </table:table-cell>
          <table:table-cell office:value-type="float" office:value="3.83666666666667">
            <text:p>3,8366666667</text:p>
          </table:table-cell>
          <table:table-cell office:value-type="float" office:value="0">
            <text:p>0</text:p>
          </table:table-cell>
          <table:table-cell office:value-type="float" office:value="3270">
            <text:p>3270</text:p>
          </table:table-cell>
          <table:table-cell office:value-type="float" office:value="30">
            <text:p>30</text:p>
          </table:table-cell>
          <table:table-cell office:value-type="float" office:value="0.966666666666667">
            <text:p>0,9666666667</text:p>
          </table:table-cell>
          <table:table-cell office:value-type="float" office:value="3.86666666666667">
            <text:p>3,8666666667</text:p>
          </table:table-cell>
          <table:table-cell office:value-type="float" office:value="0.95">
            <text:p>0,95</text:p>
          </table:table-cell>
          <table:table-cell office:value-type="float" office:value="4.08">
            <text:p>4,08</text:p>
          </table:table-cell>
          <table:table-cell office:value-type="float" office:value="1">
            <text:p>1</text:p>
          </table:table-cell>
          <table:table-cell office:value-type="float" office:value="4.47">
            <text:p>4,47</text:p>
          </table:table-cell>
          <table:table-cell office:value-type="float" office:value="1">
            <text:p>1</text:p>
          </table:table-cell>
          <table:table-cell office:value-type="float" office:value="3.82666666666667">
            <text:p>3,8266666667</text:p>
          </table:table-cell>
          <table:table-cell office:value-type="float" office:value="0.976666666666667">
            <text:p>0,9766666667</text:p>
          </table:table-cell>
          <table:table-cell office:value-type="float" office:value="4.23333333333333">
            <text:p>4,2333333333</text:p>
          </table:table-cell>
          <table:table-cell office:value-type="float" office:value="0.976666666666667">
            <text:p>0,9766666667</text:p>
          </table:table-cell>
          <table:table-cell office:value-type="float" office:value="4.20666666666667">
            <text:p>4,2066666667</text:p>
          </table:table-cell>
          <table:table-cell office:value-type="float" office:value="0.0266666666666667">
            <text:p>0,026666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0.996677740863787">
            <text:p>0,9966777409</text:p>
          </table:table-cell>
          <table:table-cell office:value-type="float" office:value="4.15666666666667">
            <text:p>4,1566666667</text:p>
          </table:table-cell>
          <table:table-cell office:value-type="float" office:value="0">
            <text:p>0</text:p>
          </table:table-cell>
          <table:table-cell office:value-type="float" office:value="3390">
            <text:p>3390</text:p>
          </table:table-cell>
          <table:table-cell office:value-type="float" office:value="30">
            <text:p>30</text:p>
          </table:table-cell>
          <table:table-cell office:value-type="float" office:value="0.963333333333333">
            <text:p>0,9633333333</text:p>
          </table:table-cell>
          <table:table-cell office:value-type="float" office:value="3.72">
            <text:p>3,72</text:p>
          </table:table-cell>
          <table:table-cell office:value-type="float" office:value="0.93">
            <text:p>0,93</text:p>
          </table:table-cell>
          <table:table-cell office:value-type="float" office:value="3.82666666666667">
            <text:p>3,8266666667</text:p>
          </table:table-cell>
          <table:table-cell office:value-type="float" office:value="0.993333333333333">
            <text:p>0,9933333333</text:p>
          </table:table-cell>
          <table:table-cell office:value-type="float" office:value="4.41333333333333">
            <text:p>4,4133333333</text:p>
          </table:table-cell>
          <table:table-cell office:value-type="float" office:value="1">
            <text:p>1</text:p>
          </table:table-cell>
          <table:table-cell office:value-type="float" office:value="3.64333333333333">
            <text:p>3,6433333333</text:p>
          </table:table-cell>
          <table:table-cell office:value-type="float" office:value="0.986666666666667">
            <text:p>0,9866666667</text:p>
          </table:table-cell>
          <table:table-cell office:value-type="float" office:value="4.28">
            <text:p>4,28</text:p>
          </table:table-cell>
          <table:table-cell office:value-type="float" office:value="0.97">
            <text:p>0,97</text:p>
          </table:table-cell>
          <table:table-cell office:value-type="float" office:value="3.83333333333333">
            <text:p>3,8333333333</text:p>
          </table:table-cell>
          <table:table-cell office:value-type="float" office:value="0.00333333333333333">
            <text:p>0,00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0.996677740863787">
            <text:p>0,9966777409</text:p>
          </table:table-cell>
          <table:table-cell office:value-type="float" office:value="3.98">
            <text:p>3,98</text:p>
          </table:table-cell>
          <table:table-cell office:value-type="float" office:value="0">
            <text:p>0</text:p>
          </table:table-cell>
          <table:table-cell office:value-type="float" office:value="3345">
            <text:p>3345</text:p>
          </table:table-cell>
          <table:table-cell office:value-type="float" office:value="30">
            <text:p>30</text:p>
          </table:table-cell>
          <table:table-cell office:value-type="float" office:value="0.98">
            <text:p>0,98</text:p>
          </table:table-cell>
          <table:table-cell office:value-type="float" office:value="3.85333333333333">
            <text:p>3,8533333333</text:p>
          </table:table-cell>
          <table:table-cell office:value-type="float" office:value="0.92">
            <text:p>0,92</text:p>
          </table:table-cell>
          <table:table-cell office:value-type="float" office:value="3.82666666666667">
            <text:p>3,8266666667</text:p>
          </table:table-cell>
          <table:table-cell office:value-type="float" office:value="1">
            <text:p>1</text:p>
          </table:table-cell>
          <table:table-cell office:value-type="float" office:value="4.23333333333333">
            <text:p>4,2333333333</text:p>
          </table:table-cell>
          <table:table-cell office:value-type="float" office:value="1">
            <text:p>1</text:p>
          </table:table-cell>
          <table:table-cell office:value-type="float" office:value="3.89666666666667">
            <text:p>3,8966666667</text:p>
          </table:table-cell>
          <table:table-cell office:value-type="float" office:value="0.983333333333333">
            <text:p>0,9833333333</text:p>
          </table:table-cell>
          <table:table-cell office:value-type="float" office:value="4.41666666666667">
            <text:p>4,4166666667</text:p>
          </table:table-cell>
          <table:table-cell office:value-type="float" office:value="0.956666666666667">
            <text:p>0,9566666667</text:p>
          </table:table-cell>
          <table:table-cell office:value-type="float" office:value="4.09666666666667">
            <text:p>4,0966666667</text:p>
          </table:table-cell>
          <table:table-cell office:value-type="float" office:value="0.00666666666666667">
            <text:p>0,006666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1">
            <text:p>1</text:p>
          </table:table-cell>
          <table:table-cell office:value-type="float" office:value="3.77">
            <text:p>3,77</text:p>
          </table:table-cell>
          <table:table-cell office:value-type="float" office:value="0">
            <text:p>0</text:p>
          </table:table-cell>
          <table:table-cell office:value-type="float" office:value="3255">
            <text:p>3255</text:p>
          </table:table-cell>
          <table:table-cell office:value-type="float" office:value="29">
            <text:p>29</text:p>
          </table:table-cell>
          <table:table-cell office:value-type="float" office:value="0.956666666666667">
            <text:p>0,9566666667</text:p>
          </table:table-cell>
          <table:table-cell office:value-type="float" office:value="3.77333333333333">
            <text:p>3,7733333333</text:p>
          </table:table-cell>
          <table:table-cell office:value-type="float" office:value="0.943333333333333">
            <text:p>0,9433333333</text:p>
          </table:table-cell>
          <table:table-cell office:value-type="float" office:value="4.04">
            <text:p>4,04</text:p>
          </table:table-cell>
          <table:table-cell office:value-type="float" office:value="0.996666666666667">
            <text:p>0,9966666667</text:p>
          </table:table-cell>
          <table:table-cell office:value-type="float" office:value="4.26666666666667">
            <text:p>4,2666666667</text:p>
          </table:table-cell>
          <table:table-cell office:value-type="float" office:value="0.99">
            <text:p>0,99</text:p>
          </table:table-cell>
          <table:table-cell office:value-type="float" office:value="3.94">
            <text:p>3,94</text:p>
          </table:table-cell>
          <table:table-cell office:value-type="float" office:value="0.973333333333333">
            <text:p>0,9733333333</text:p>
          </table:table-cell>
          <table:table-cell office:value-type="float" office:value="4.43333333333333">
            <text:p>4,4333333333</text:p>
          </table:table-cell>
          <table:table-cell office:value-type="float" office:value="0.97">
            <text:p>0,97</text:p>
          </table:table-cell>
          <table:table-cell office:value-type="float" office:value="4.19">
            <text:p>4,1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0.993377483443708">
            <text:p>0,9933774834</text:p>
          </table:table-cell>
          <table:table-cell office:value-type="float" office:value="3.85">
            <text:p>3,85</text:p>
          </table:table-cell>
          <table:table-cell office:value-type="float" office:value="0">
            <text:p>0</text:p>
          </table:table-cell>
          <table:table-cell office:value-type="float" office:value="3165">
            <text:p>3165</text:p>
          </table:table-cell>
          <table:table-cell office:value-type="float" office:value="29">
            <text:p>29</text:p>
          </table:table-cell>
          <table:table-cell office:value-type="float" office:value="0.976666666666667">
            <text:p>0,9766666667</text:p>
          </table:table-cell>
          <table:table-cell office:value-type="float" office:value="3.93">
            <text:p>3,93</text:p>
          </table:table-cell>
          <table:table-cell office:value-type="float" office:value="0.93">
            <text:p>0,93</text:p>
          </table:table-cell>
          <table:table-cell office:value-type="float" office:value="3.69666666666667">
            <text:p>3,6966666667</text:p>
          </table:table-cell>
          <table:table-cell office:value-type="float" office:value="0.996666666666667">
            <text:p>0,9966666667</text:p>
          </table:table-cell>
          <table:table-cell office:value-type="float" office:value="4.31">
            <text:p>4,31</text:p>
          </table:table-cell>
          <table:table-cell office:value-type="float" office:value="0.996666666666667">
            <text:p>0,9966666667</text:p>
          </table:table-cell>
          <table:table-cell office:value-type="float" office:value="3.99666666666667">
            <text:p>3,9966666667</text:p>
          </table:table-cell>
          <table:table-cell office:value-type="float" office:value="0.98">
            <text:p>0,98</text:p>
          </table:table-cell>
          <table:table-cell office:value-type="float" office:value="4.11">
            <text:p>4,11</text:p>
          </table:table-cell>
          <table:table-cell office:value-type="float" office:value="0.963333333333333">
            <text:p>0,9633333333</text:p>
          </table:table-cell>
          <table:table-cell office:value-type="float" office:value="4.04">
            <text:p>4,04</text:p>
          </table:table-cell>
          <table:table-cell office:value-type="float" office:value="0.00666666666666667">
            <text:p>0,006666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0.996677740863787">
            <text:p>0,9966777409</text:p>
          </table:table-cell>
          <table:table-cell office:value-type="float" office:value="4.10333333333333">
            <text:p>4,1033333333</text:p>
          </table:table-cell>
          <table:table-cell office:value-type="float" office:value="0">
            <text:p>0</text:p>
          </table:table-cell>
          <table:table-cell office:value-type="float" office:value="3165">
            <text:p>3165</text:p>
          </table:table-cell>
          <table:table-cell office:value-type="float" office:value="29">
            <text:p>29</text:p>
          </table:table-cell>
          <table:table-cell office:value-type="float" office:value="0.983333333333333">
            <text:p>0,9833333333</text:p>
          </table:table-cell>
          <table:table-cell office:value-type="float" office:value="3.84333333333333">
            <text:p>3,8433333333</text:p>
          </table:table-cell>
          <table:table-cell office:value-type="float" office:value="0.96">
            <text:p>0,96</text:p>
          </table:table-cell>
          <table:table-cell office:value-type="float" office:value="3.71">
            <text:p>3,71</text:p>
          </table:table-cell>
          <table:table-cell office:value-type="float" office:value="0.986666666666667">
            <text:p>0,9866666667</text:p>
          </table:table-cell>
          <table:table-cell office:value-type="float" office:value="4.15666666666667">
            <text:p>4,1566666667</text:p>
          </table:table-cell>
          <table:table-cell office:value-type="float" office:value="1">
            <text:p>1</text:p>
          </table:table-cell>
          <table:table-cell office:value-type="float" office:value="3.87333333333333">
            <text:p>3,8733333333</text:p>
          </table:table-cell>
          <table:table-cell office:value-type="float" office:value="0.983333333333333">
            <text:p>0,9833333333</text:p>
          </table:table-cell>
          <table:table-cell office:value-type="float" office:value="3.95666666666667">
            <text:p>3,9566666667</text:p>
          </table:table-cell>
          <table:table-cell office:value-type="float" office:value="0.973333333333333">
            <text:p>0,9733333333</text:p>
          </table:table-cell>
          <table:table-cell office:value-type="float" office:value="4">
            <text:p>4</text:p>
          </table:table-cell>
          <table:table-cell office:value-type="float" office:value="0.00333333333333333">
            <text:p>0,00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0.996677740863787">
            <text:p>0,9966777409</text:p>
          </table:table-cell>
          <table:table-cell office:value-type="float" office:value="4.23666666666667">
            <text:p>4,2366666667</text:p>
          </table:table-cell>
          <table:table-cell office:value-type="float" office:value="0">
            <text:p>0</text:p>
          </table:table-cell>
          <table:table-cell office:value-type="float" office:value="3165">
            <text:p>3165</text:p>
          </table:table-cell>
          <table:table-cell office:value-type="float" office:value="29">
            <text:p>29</text:p>
          </table:table-cell>
          <table:table-cell office:value-type="float" office:value="0.97">
            <text:p>0,97</text:p>
          </table:table-cell>
          <table:table-cell office:value-type="float" office:value="4.14">
            <text:p>4,14</text:p>
          </table:table-cell>
          <table:table-cell office:value-type="float" office:value="0.956666666666667">
            <text:p>0,9566666667</text:p>
          </table:table-cell>
          <table:table-cell office:value-type="float" office:value="3.84333333333333">
            <text:p>3,8433333333</text:p>
          </table:table-cell>
          <table:table-cell office:value-type="float" office:value="0.996666666666667">
            <text:p>0,9966666667</text:p>
          </table:table-cell>
          <table:table-cell office:value-type="float" office:value="4.30333333333333">
            <text:p>4,3033333333</text:p>
          </table:table-cell>
          <table:table-cell office:value-type="float" office:value="1">
            <text:p>1</text:p>
          </table:table-cell>
          <table:table-cell office:value-type="float" office:value="4.00333333333333">
            <text:p>4,0033333333</text:p>
          </table:table-cell>
          <table:table-cell office:value-type="float" office:value="0.973333333333333">
            <text:p>0,9733333333</text:p>
          </table:table-cell>
          <table:table-cell office:value-type="float" office:value="3.98666666666667">
            <text:p>3,9866666667</text:p>
          </table:table-cell>
          <table:table-cell office:value-type="float" office:value="0.976666666666667">
            <text:p>0,9766666667</text:p>
          </table:table-cell>
          <table:table-cell office:value-type="float" office:value="3.96333333333333">
            <text:p>3,9633333333</text:p>
          </table:table-cell>
          <table:table-cell office:value-type="float" office:value="0.0133333333333333">
            <text:p>0,01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1">
            <text:p>1</text:p>
          </table:table-cell>
          <table:table-cell office:value-type="float" office:value="4.25666666666667">
            <text:p>4,2566666667</text:p>
          </table:table-cell>
          <table:table-cell office:value-type="float" office:value="0">
            <text:p>0</text:p>
          </table:table-cell>
          <table:table-cell office:value-type="float" office:value="3300">
            <text:p>3300</text:p>
          </table:table-cell>
          <table:table-cell office:value-type="float" office:value="29">
            <text:p>29</text:p>
          </table:table-cell>
          <table:table-cell office:value-type="float" office:value="0.956666666666667">
            <text:p>0,9566666667</text:p>
          </table:table-cell>
          <table:table-cell office:value-type="float" office:value="3.86333333333333">
            <text:p>3,8633333333</text:p>
          </table:table-cell>
          <table:table-cell office:value-type="float" office:value="0.94">
            <text:p>0,94</text:p>
          </table:table-cell>
          <table:table-cell office:value-type="float" office:value="3.73666666666667">
            <text:p>3,7366666667</text:p>
          </table:table-cell>
          <table:table-cell office:value-type="float" office:value="0.99">
            <text:p>0,99</text:p>
          </table:table-cell>
          <table:table-cell office:value-type="float" office:value="4.56333333333333">
            <text:p>4,5633333333</text:p>
          </table:table-cell>
          <table:table-cell office:value-type="float" office:value="1">
            <text:p>1</text:p>
          </table:table-cell>
          <table:table-cell office:value-type="float" office:value="4.16333333333333">
            <text:p>4,1633333333</text:p>
          </table:table-cell>
          <table:table-cell office:value-type="float" office:value="0.96">
            <text:p>0,96</text:p>
          </table:table-cell>
          <table:table-cell office:value-type="float" office:value="4.09666666666667">
            <text:p>4,0966666667</text:p>
          </table:table-cell>
          <table:table-cell office:value-type="float" office:value="0.97">
            <text:p>0,97</text:p>
          </table:table-cell>
          <table:table-cell office:value-type="float" office:value="4.21">
            <text:p>4,21</text:p>
          </table:table-cell>
          <table:table-cell office:value-type="float" office:value="0.00333333333333333">
            <text:p>0,00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0.996677740863787">
            <text:p>0,9966777409</text:p>
          </table:table-cell>
          <table:table-cell office:value-type="float" office:value="4.63666666666667">
            <text:p>4,6366666667</text:p>
          </table:table-cell>
          <table:table-cell office:value-type="float" office:value="0">
            <text:p>0</text:p>
          </table:table-cell>
          <table:table-cell office:value-type="float" office:value="3060">
            <text:p>3060</text:p>
          </table:table-cell>
          <table:table-cell office:value-type="float" office:value="29">
            <text:p>29</text:p>
          </table:table-cell>
          <table:table-cell office:value-type="float" office:value="0.96">
            <text:p>0,96</text:p>
          </table:table-cell>
          <table:table-cell office:value-type="float" office:value="3.77">
            <text:p>3,77</text:p>
          </table:table-cell>
          <table:table-cell office:value-type="float" office:value="0.93">
            <text:p>0,93</text:p>
          </table:table-cell>
          <table:table-cell office:value-type="float" office:value="3.93">
            <text:p>3,93</text:p>
          </table:table-cell>
          <table:table-cell office:value-type="float" office:value="0.986666666666667">
            <text:p>0,9866666667</text:p>
          </table:table-cell>
          <table:table-cell office:value-type="float" office:value="4.74333333333333">
            <text:p>4,7433333333</text:p>
          </table:table-cell>
          <table:table-cell office:value-type="float" office:value="1">
            <text:p>1</text:p>
          </table:table-cell>
          <table:table-cell office:value-type="float" office:value="4.04666666666667">
            <text:p>4,0466666667</text:p>
          </table:table-cell>
          <table:table-cell office:value-type="float" office:value="0.97">
            <text:p>0,97</text:p>
          </table:table-cell>
          <table:table-cell office:value-type="float" office:value="4.09333333333333">
            <text:p>4,0933333333</text:p>
          </table:table-cell>
          <table:table-cell office:value-type="float" office:value="0.943333333333333">
            <text:p>0,9433333333</text:p>
          </table:table-cell>
          <table:table-cell office:value-type="float" office:value="4.17666666666667">
            <text:p>4,1766666667</text:p>
          </table:table-cell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1">
            <text:p>1</text:p>
          </table:table-cell>
          <table:table-cell office:value-type="float" office:value="4.41333333333333">
            <text:p>4,4133333333</text:p>
          </table:table-cell>
          <table:table-cell office:value-type="float" office:value="0">
            <text:p>0</text:p>
          </table:table-cell>
          <table:table-cell office:value-type="float" office:value="3060">
            <text:p>3060</text:p>
          </table:table-cell>
          <table:table-cell office:value-type="float" office:value="29">
            <text:p>29</text:p>
          </table:table-cell>
          <table:table-cell office:value-type="float" office:value="0.976666666666667">
            <text:p>0,9766666667</text:p>
          </table:table-cell>
          <table:table-cell office:value-type="float" office:value="3.89333333333333">
            <text:p>3,8933333333</text:p>
          </table:table-cell>
          <table:table-cell office:value-type="float" office:value="0.973333333333333">
            <text:p>0,9733333333</text:p>
          </table:table-cell>
          <table:table-cell office:value-type="float" office:value="4.28333333333333">
            <text:p>4,2833333333</text:p>
          </table:table-cell>
          <table:table-cell office:value-type="float" office:value="0.99">
            <text:p>0,99</text:p>
          </table:table-cell>
          <table:table-cell office:value-type="float" office:value="4.40333333333333">
            <text:p>4,4033333333</text:p>
          </table:table-cell>
          <table:table-cell office:value-type="float" office:value="1">
            <text:p>1</text:p>
          </table:table-cell>
          <table:table-cell office:value-type="float" office:value="4.24">
            <text:p>4,24</text:p>
          </table:table-cell>
          <table:table-cell office:value-type="float" office:value="0.97">
            <text:p>0,97</text:p>
          </table:table-cell>
          <table:table-cell office:value-type="float" office:value="4.05333333333333">
            <text:p>4,0533333333</text:p>
          </table:table-cell>
          <table:table-cell office:value-type="float" office:value="0.976666666666667">
            <text:p>0,9766666667</text:p>
          </table:table-cell>
          <table:table-cell office:value-type="float" office:value="4.48666666666667">
            <text:p>4,4866666667</text:p>
          </table:table-cell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1">
            <text:p>1</text:p>
          </table:table-cell>
          <table:table-cell office:value-type="float" office:value="4.05666666666667">
            <text:p>4,0566666667</text:p>
          </table:table-cell>
          <table:table-cell office:value-type="float" office:value="0">
            <text:p>0</text:p>
          </table:table-cell>
          <table:table-cell office:value-type="float" office:value="2925">
            <text:p>2925</text:p>
          </table:table-cell>
          <table:table-cell office:value-type="float" office:value="29">
            <text:p>29</text:p>
          </table:table-cell>
          <table:table-cell office:value-type="float" office:value="0.973333333333333">
            <text:p>0,9733333333</text:p>
          </table:table-cell>
          <table:table-cell office:value-type="float" office:value="4.23666666666667">
            <text:p>4,2366666667</text:p>
          </table:table-cell>
          <table:table-cell office:value-type="float" office:value="0.933333333333333">
            <text:p>0,9333333333</text:p>
          </table:table-cell>
          <table:table-cell office:value-type="float" office:value="4.26333333333333">
            <text:p>4,2633333333</text:p>
          </table:table-cell>
          <table:table-cell office:value-type="float" office:value="0.996666666666667">
            <text:p>0,9966666667</text:p>
          </table:table-cell>
          <table:table-cell office:value-type="float" office:value="4.66">
            <text:p>4,66</text:p>
          </table:table-cell>
          <table:table-cell office:value-type="float" office:value="1">
            <text:p>1</text:p>
          </table:table-cell>
          <table:table-cell office:value-type="float" office:value="4.15666666666667">
            <text:p>4,1566666667</text:p>
          </table:table-cell>
          <table:table-cell office:value-type="float" office:value="0.993333333333333">
            <text:p>0,9933333333</text:p>
          </table:table-cell>
          <table:table-cell office:value-type="float" office:value="4.35">
            <text:p>4,35</text:p>
          </table:table-cell>
          <table:table-cell office:value-type="float" office:value="0.97">
            <text:p>0,97</text:p>
          </table:table-cell>
          <table:table-cell office:value-type="float" office:value="4.66666666666667">
            <text:p>4,6666666667</text:p>
          </table:table-cell>
          <table:table-cell office:value-type="float" office:value="0.00666666666666667">
            <text:p>0,006666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1">
            <text:p>1</text:p>
          </table:table-cell>
          <table:table-cell office:value-type="float" office:value="3.95">
            <text:p>3,95</text:p>
          </table:table-cell>
          <table:table-cell office:value-type="float" office:value="0">
            <text:p>0</text:p>
          </table:table-cell>
          <table:table-cell office:value-type="float" office:value="2865">
            <text:p>2865</text:p>
          </table:table-cell>
          <table:table-cell office:value-type="float" office:value="29">
            <text:p>29</text:p>
          </table:table-cell>
          <table:table-cell office:value-type="float" office:value="0.99">
            <text:p>0,99</text:p>
          </table:table-cell>
          <table:table-cell office:value-type="float" office:value="4.25">
            <text:p>4,25</text:p>
          </table:table-cell>
          <table:table-cell office:value-type="float" office:value="0.936666666666667">
            <text:p>0,9366666667</text:p>
          </table:table-cell>
          <table:table-cell office:value-type="float" office:value="4.09">
            <text:p>4,09</text:p>
          </table:table-cell>
          <table:table-cell office:value-type="float" office:value="0.996666666666667">
            <text:p>0,9966666667</text:p>
          </table:table-cell>
          <table:table-cell office:value-type="float" office:value="4.26666666666667">
            <text:p>4,2666666667</text:p>
          </table:table-cell>
          <table:table-cell office:value-type="float" office:value="1">
            <text:p>1</text:p>
          </table:table-cell>
          <table:table-cell office:value-type="float" office:value="4.21333333333333">
            <text:p>4,2133333333</text:p>
          </table:table-cell>
          <table:table-cell office:value-type="float" office:value="0.986666666666667">
            <text:p>0,9866666667</text:p>
          </table:table-cell>
          <table:table-cell office:value-type="float" office:value="4.04666666666667">
            <text:p>4,0466666667</text:p>
          </table:table-cell>
          <table:table-cell office:value-type="float" office:value="0.96">
            <text:p>0,96</text:p>
          </table:table-cell>
          <table:table-cell office:value-type="float" office:value="4.27333333333333">
            <text:p>4,27333333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1">
            <text:p>1</text:p>
          </table:table-cell>
          <table:table-cell office:value-type="float" office:value="3.96333333333333">
            <text:p>3,9633333333</text:p>
          </table:table-cell>
          <table:table-cell office:value-type="float" office:value="0">
            <text:p>0</text:p>
          </table:table-cell>
          <table:table-cell office:value-type="float" office:value="2985">
            <text:p>2985</text:p>
          </table:table-cell>
          <table:table-cell office:value-type="float" office:value="29">
            <text:p>29</text:p>
          </table:table-cell>
          <table:table-cell office:value-type="float" office:value="0.96">
            <text:p>0,96</text:p>
          </table:table-cell>
          <table:table-cell office:value-type="float" office:value="4.02666666666667">
            <text:p>4,0266666667</text:p>
          </table:table-cell>
          <table:table-cell office:value-type="float" office:value="0.953333333333333">
            <text:p>0,9533333333</text:p>
          </table:table-cell>
          <table:table-cell office:value-type="float" office:value="4.08666666666667">
            <text:p>4,0866666667</text:p>
          </table:table-cell>
          <table:table-cell office:value-type="float" office:value="0.996666666666667">
            <text:p>0,9966666667</text:p>
          </table:table-cell>
          <table:table-cell office:value-type="float" office:value="4.39333333333333">
            <text:p>4,3933333333</text:p>
          </table:table-cell>
          <table:table-cell office:value-type="float" office:value="1">
            <text:p>1</text:p>
          </table:table-cell>
          <table:table-cell office:value-type="float" office:value="4.32666666666667">
            <text:p>4,3266666667</text:p>
          </table:table-cell>
          <table:table-cell office:value-type="float" office:value="0.986666666666667">
            <text:p>0,9866666667</text:p>
          </table:table-cell>
          <table:table-cell office:value-type="float" office:value="4.03333333333333">
            <text:p>4,0333333333</text:p>
          </table:table-cell>
          <table:table-cell office:value-type="float" office:value="0.97">
            <text:p>0,97</text:p>
          </table:table-cell>
          <table:table-cell office:value-type="float" office:value="4.51">
            <text:p>4,51</text:p>
          </table:table-cell>
          <table:table-cell office:value-type="float" office:value="0.00666666666666667">
            <text:p>0,006666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1">
            <text:p>1</text:p>
          </table:table-cell>
          <table:table-cell office:value-type="float" office:value="3.92">
            <text:p>3,92</text:p>
          </table:table-cell>
          <table:table-cell office:value-type="float" office:value="0">
            <text:p>0</text:p>
          </table:table-cell>
          <table:table-cell office:value-type="float" office:value="3075">
            <text:p>3075</text:p>
          </table:table-cell>
          <table:table-cell office:value-type="float" office:value="29">
            <text:p>29</text:p>
          </table:table-cell>
          <table:table-cell office:value-type="float" office:value="0.973333333333333">
            <text:p>0,9733333333</text:p>
          </table:table-cell>
          <table:table-cell office:value-type="float" office:value="4.19">
            <text:p>4,19</text:p>
          </table:table-cell>
          <table:table-cell office:value-type="float" office:value="0.943333333333333">
            <text:p>0,9433333333</text:p>
          </table:table-cell>
          <table:table-cell office:value-type="float" office:value="3.84333333333333">
            <text:p>3,8433333333</text:p>
          </table:table-cell>
          <table:table-cell office:value-type="float" office:value="1">
            <text:p>1</text:p>
          </table:table-cell>
          <table:table-cell office:value-type="float" office:value="4.39666666666667">
            <text:p>4,3966666667</text:p>
          </table:table-cell>
          <table:table-cell office:value-type="float" office:value="1">
            <text:p>1</text:p>
          </table:table-cell>
          <table:table-cell office:value-type="float" office:value="3.98666666666667">
            <text:p>3,9866666667</text:p>
          </table:table-cell>
          <table:table-cell office:value-type="float" office:value="0.983333333333333">
            <text:p>0,9833333333</text:p>
          </table:table-cell>
          <table:table-cell office:value-type="float" office:value="4.21333333333333">
            <text:p>4,2133333333</text:p>
          </table:table-cell>
          <table:table-cell office:value-type="float" office:value="0.973333333333333">
            <text:p>0,9733333333</text:p>
          </table:table-cell>
          <table:table-cell office:value-type="float" office:value="4.49666666666667">
            <text:p>4,4966666667</text:p>
          </table:table-cell>
          <table:table-cell office:value-type="float" office:value="0.00333333333333333">
            <text:p>0,00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0.996677740863787">
            <text:p>0,9966777409</text:p>
          </table:table-cell>
          <table:table-cell office:value-type="float" office:value="4.14666666666667">
            <text:p>4,1466666667</text:p>
          </table:table-cell>
          <table:table-cell office:value-type="float" office:value="0">
            <text:p>0</text:p>
          </table:table-cell>
          <table:table-cell office:value-type="float" office:value="2955">
            <text:p>2955</text:p>
          </table:table-cell>
          <table:table-cell office:value-type="float" office:value="29">
            <text:p>29</text:p>
          </table:table-cell>
          <table:table-cell office:value-type="float" office:value="0.966666666666667">
            <text:p>0,9666666667</text:p>
          </table:table-cell>
          <table:table-cell office:value-type="float" office:value="3.88">
            <text:p>3,88</text:p>
          </table:table-cell>
          <table:table-cell office:value-type="float" office:value="0.933333333333333">
            <text:p>0,9333333333</text:p>
          </table:table-cell>
          <table:table-cell office:value-type="float" office:value="4.02333333333333">
            <text:p>4,0233333333</text:p>
          </table:table-cell>
          <table:table-cell office:value-type="float" office:value="1">
            <text:p>1</text:p>
          </table:table-cell>
          <table:table-cell office:value-type="float" office:value="4.33">
            <text:p>4,33</text:p>
          </table:table-cell>
          <table:table-cell office:value-type="float" office:value="1">
            <text:p>1</text:p>
          </table:table-cell>
          <table:table-cell office:value-type="float" office:value="4.20333333333333">
            <text:p>4,2033333333</text:p>
          </table:table-cell>
          <table:table-cell office:value-type="float" office:value="0.986666666666667">
            <text:p>0,9866666667</text:p>
          </table:table-cell>
          <table:table-cell office:value-type="float" office:value="3.83666666666667">
            <text:p>3,8366666667</text:p>
          </table:table-cell>
          <table:table-cell office:value-type="float" office:value="0.966666666666667">
            <text:p>0,9666666667</text:p>
          </table:table-cell>
          <table:table-cell office:value-type="float" office:value="4.49333333333333">
            <text:p>4,4933333333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0.996677740863787">
            <text:p>0,9966777409</text:p>
          </table:table-cell>
          <table:table-cell office:value-type="float" office:value="4.07666666666667">
            <text:p>4,0766666667</text:p>
          </table:table-cell>
          <table:table-cell office:value-type="float" office:value="0">
            <text:p>0</text:p>
          </table:table-cell>
          <table:table-cell office:value-type="float" office:value="2805">
            <text:p>2805</text:p>
          </table:table-cell>
          <table:table-cell office:value-type="float" office:value="29">
            <text:p>29</text:p>
          </table:table-cell>
          <table:table-cell office:value-type="float" office:value="0.96">
            <text:p>0,96</text:p>
          </table:table-cell>
          <table:table-cell office:value-type="float" office:value="4.14">
            <text:p>4,14</text:p>
          </table:table-cell>
          <table:table-cell office:value-type="float" office:value="0.923333333333333">
            <text:p>0,9233333333</text:p>
          </table:table-cell>
          <table:table-cell office:value-type="float" office:value="4.03666666666667">
            <text:p>4,0366666667</text:p>
          </table:table-cell>
          <table:table-cell office:value-type="float" office:value="0.996666666666667">
            <text:p>0,9966666667</text:p>
          </table:table-cell>
          <table:table-cell office:value-type="float" office:value="4.37666666666667">
            <text:p>4,3766666667</text:p>
          </table:table-cell>
          <table:table-cell office:value-type="float" office:value="0.996666666666667">
            <text:p>0,9966666667</text:p>
          </table:table-cell>
          <table:table-cell office:value-type="float" office:value="4.40333333333333">
            <text:p>4,4033333333</text:p>
          </table:table-cell>
          <table:table-cell office:value-type="float" office:value="0.98">
            <text:p>0,98</text:p>
          </table:table-cell>
          <table:table-cell office:value-type="float" office:value="4.05666666666667">
            <text:p>4,0566666667</text:p>
          </table:table-cell>
          <table:table-cell office:value-type="float" office:value="0.946666666666667">
            <text:p>0,9466666667</text:p>
          </table:table-cell>
          <table:table-cell office:value-type="float" office:value="4.56">
            <text:p>4,56</text:p>
          </table:table-cell>
          <table:table-cell office:value-type="float" office:value="0.0133333333333333">
            <text:p>0,01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1">
            <text:p>1</text:p>
          </table:table-cell>
          <table:table-cell office:value-type="float" office:value="4.20666666666667">
            <text:p>4,2066666667</text:p>
          </table:table-cell>
          <table:table-cell office:value-type="float" office:value="0">
            <text:p>0</text:p>
          </table:table-cell>
          <table:table-cell office:value-type="float" office:value="2910">
            <text:p>2910</text:p>
          </table:table-cell>
          <table:table-cell office:value-type="float" office:value="29">
            <text:p>29</text:p>
          </table:table-cell>
          <table:table-cell office:value-type="float" office:value="0.976666666666667">
            <text:p>0,9766666667</text:p>
          </table:table-cell>
          <table:table-cell office:value-type="float" office:value="4.03333333333333">
            <text:p>4,0333333333</text:p>
          </table:table-cell>
          <table:table-cell office:value-type="float" office:value="0.93">
            <text:p>0,93</text:p>
          </table:table-cell>
          <table:table-cell office:value-type="float" office:value="4.00666666666667">
            <text:p>4,0066666667</text:p>
          </table:table-cell>
          <table:table-cell office:value-type="float" office:value="0.993333333333333">
            <text:p>0,9933333333</text:p>
          </table:table-cell>
          <table:table-cell office:value-type="float" office:value="4.50666666666667">
            <text:p>4,5066666667</text:p>
          </table:table-cell>
          <table:table-cell office:value-type="float" office:value="1">
            <text:p>1</text:p>
          </table:table-cell>
          <table:table-cell office:value-type="float" office:value="4.26333333333333">
            <text:p>4,2633333333</text:p>
          </table:table-cell>
          <table:table-cell office:value-type="float" office:value="0.98">
            <text:p>0,98</text:p>
          </table:table-cell>
          <table:table-cell office:value-type="float" office:value="3.97333333333333">
            <text:p>3,9733333333</text:p>
          </table:table-cell>
          <table:table-cell office:value-type="float" office:value="0.96">
            <text:p>0,96</text:p>
          </table:table-cell>
          <table:table-cell office:value-type="float" office:value="4.45333333333333">
            <text:p>4,4533333333</text:p>
          </table:table-cell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850">
            <text:p>2850</text:p>
          </table:table-cell>
          <table:table-cell office:value-type="float" office:value="29">
            <text:p>29</text:p>
          </table:table-cell>
          <table:table-cell office:value-type="float" office:value="0.983333333333333">
            <text:p>0,9833333333</text:p>
          </table:table-cell>
          <table:table-cell office:value-type="float" office:value="4.37333333333333">
            <text:p>4,3733333333</text:p>
          </table:table-cell>
          <table:table-cell office:value-type="float" office:value="0.916666666666667">
            <text:p>0,9166666667</text:p>
          </table:table-cell>
          <table:table-cell office:value-type="float" office:value="4.27666666666667">
            <text:p>4,2766666667</text:p>
          </table:table-cell>
          <table:table-cell office:value-type="float" office:value="1">
            <text:p>1</text:p>
          </table:table-cell>
          <table:table-cell office:value-type="float" office:value="4.67666666666667">
            <text:p>4,6766666667</text:p>
          </table:table-cell>
          <table:table-cell office:value-type="float" office:value="1">
            <text:p>1</text:p>
          </table:table-cell>
          <table:table-cell office:value-type="float" office:value="4.37">
            <text:p>4,37</text:p>
          </table:table-cell>
          <table:table-cell office:value-type="float" office:value="0.99">
            <text:p>0,99</text:p>
          </table:table-cell>
          <table:table-cell office:value-type="float" office:value="4.05666666666667">
            <text:p>4,0566666667</text:p>
          </table:table-cell>
          <table:table-cell office:value-type="float" office:value="0.95">
            <text:p>0,95</text:p>
          </table:table-cell>
          <table:table-cell office:value-type="float" office:value="4.64">
            <text:p>4,64</text:p>
          </table:table-cell>
          <table:table-cell office:value-type="float" office:value="0.0133333333333333">
            <text:p>0,01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1">
            <text:p>1</text:p>
          </table:table-cell>
          <table:table-cell office:value-type="float" office:value="4.17">
            <text:p>4,17</text:p>
          </table:table-cell>
          <table:table-cell office:value-type="float" office:value="0">
            <text:p>0</text:p>
          </table:table-cell>
          <table:table-cell office:value-type="float" office:value="2670">
            <text:p>2670</text:p>
          </table:table-cell>
          <table:table-cell office:value-type="float" office:value="29">
            <text:p>29</text:p>
          </table:table-cell>
          <table:table-cell office:value-type="float" office:value="0.99">
            <text:p>0,99</text:p>
          </table:table-cell>
          <table:table-cell office:value-type="float" office:value="4.26333333333333">
            <text:p>4,2633333333</text:p>
          </table:table-cell>
          <table:table-cell office:value-type="float" office:value="0.923333333333333">
            <text:p>0,9233333333</text:p>
          </table:table-cell>
          <table:table-cell office:value-type="float" office:value="4.13">
            <text:p>4,13</text:p>
          </table:table-cell>
          <table:table-cell office:value-type="float" office:value="0.996666666666667">
            <text:p>0,9966666667</text:p>
          </table:table-cell>
          <table:table-cell office:value-type="float" office:value="4.62333333333333">
            <text:p>4,6233333333</text:p>
          </table:table-cell>
          <table:table-cell office:value-type="float" office:value="1">
            <text:p>1</text:p>
          </table:table-cell>
          <table:table-cell office:value-type="float" office:value="4.46333333333333">
            <text:p>4,4633333333</text:p>
          </table:table-cell>
          <table:table-cell office:value-type="float" office:value="0.986666666666667">
            <text:p>0,9866666667</text:p>
          </table:table-cell>
          <table:table-cell office:value-type="float" office:value="4.08333333333333">
            <text:p>4,0833333333</text:p>
          </table:table-cell>
          <table:table-cell office:value-type="float" office:value="0.96">
            <text:p>0,96</text:p>
          </table:table-cell>
          <table:table-cell office:value-type="float" office:value="4.48333333333333">
            <text:p>4,48333333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1">
            <text:p>1</text:p>
          </table:table-cell>
          <table:table-cell office:value-type="float" office:value="4.33333333333333">
            <text:p>4,3333333333</text:p>
          </table:table-cell>
          <table:table-cell office:value-type="float" office:value="0">
            <text:p>0</text:p>
          </table:table-cell>
          <table:table-cell office:value-type="float" office:value="2460">
            <text:p>2460</text:p>
          </table:table-cell>
          <table:table-cell office:value-type="float" office:value="29">
            <text:p>29</text:p>
          </table:table-cell>
          <table:table-cell office:value-type="float" office:value="0.983333333333333">
            <text:p>0,9833333333</text:p>
          </table:table-cell>
          <table:table-cell office:value-type="float" office:value="4.28333333333333">
            <text:p>4,2833333333</text:p>
          </table:table-cell>
          <table:table-cell office:value-type="float" office:value="0.913333333333333">
            <text:p>0,9133333333</text:p>
          </table:table-cell>
          <table:table-cell office:value-type="float" office:value="4.2">
            <text:p>4,2</text:p>
          </table:table-cell>
          <table:table-cell office:value-type="float" office:value="0.996666666666667">
            <text:p>0,9966666667</text:p>
          </table:table-cell>
          <table:table-cell office:value-type="float" office:value="4.53333333333333">
            <text:p>4,5333333333</text:p>
          </table:table-cell>
          <table:table-cell office:value-type="float" office:value="1">
            <text:p>1</text:p>
          </table:table-cell>
          <table:table-cell office:value-type="float" office:value="4.42666666666667">
            <text:p>4,4266666667</text:p>
          </table:table-cell>
          <table:table-cell office:value-type="float" office:value="0.986666666666667">
            <text:p>0,9866666667</text:p>
          </table:table-cell>
          <table:table-cell office:value-type="float" office:value="4.11333333333333">
            <text:p>4,1133333333</text:p>
          </table:table-cell>
          <table:table-cell office:value-type="float" office:value="0.956666666666667">
            <text:p>0,9566666667</text:p>
          </table:table-cell>
          <table:table-cell office:value-type="float" office:value="4.86666666666667">
            <text:p>4,8666666667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996677740863787">
            <text:p>0,9966777409</text:p>
          </table:table-cell>
          <table:table-cell office:value-type="float" office:value="4.42333333333333">
            <text:p>4,4233333333</text:p>
          </table:table-cell>
          <table:table-cell office:value-type="float" office:value="0">
            <text:p>0</text:p>
          </table:table-cell>
          <table:table-cell office:value-type="float" office:value="2265">
            <text:p>2265</text:p>
          </table:table-cell>
          <table:table-cell office:value-type="float" office:value="29">
            <text:p>29</text:p>
          </table:table-cell>
          <table:table-cell office:value-type="float" office:value="0.956666666666667">
            <text:p>0,9566666667</text:p>
          </table:table-cell>
          <table:table-cell office:value-type="float" office:value="3.95333333333333">
            <text:p>3,9533333333</text:p>
          </table:table-cell>
          <table:table-cell office:value-type="float" office:value="0.88">
            <text:p>0,88</text:p>
          </table:table-cell>
          <table:table-cell office:value-type="float" office:value="3.95666666666667">
            <text:p>3,9566666667</text:p>
          </table:table-cell>
          <table:table-cell office:value-type="float" office:value="1">
            <text:p>1</text:p>
          </table:table-cell>
          <table:table-cell office:value-type="float" office:value="4.49">
            <text:p>4,49</text:p>
          </table:table-cell>
          <table:table-cell office:value-type="float" office:value="1">
            <text:p>1</text:p>
          </table:table-cell>
          <table:table-cell office:value-type="float" office:value="4.48">
            <text:p>4,48</text:p>
          </table:table-cell>
          <table:table-cell office:value-type="float" office:value="0.983333333333333">
            <text:p>0,9833333333</text:p>
          </table:table-cell>
          <table:table-cell office:value-type="float" office:value="4.11">
            <text:p>4,11</text:p>
          </table:table-cell>
          <table:table-cell office:value-type="float" office:value="0.93">
            <text:p>0,93</text:p>
          </table:table-cell>
          <table:table-cell office:value-type="float" office:value="4.56666666666667">
            <text:p>4,5666666667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1">
            <text:p>1</text:p>
          </table:table-cell>
          <table:table-cell office:value-type="float" office:value="4.78333333333333">
            <text:p>4,7833333333</text:p>
          </table:table-cell>
          <table:table-cell office:value-type="float" office:value="0">
            <text:p>0</text:p>
          </table:table-cell>
          <table:table-cell office:value-type="float" office:value="2355">
            <text:p>2355</text:p>
          </table:table-cell>
          <table:table-cell office:value-type="float" office:value="29">
            <text:p>29</text:p>
          </table:table-cell>
          <table:table-cell office:value-type="float" office:value="0.963333333333333">
            <text:p>0,9633333333</text:p>
          </table:table-cell>
          <table:table-cell office:value-type="float" office:value="4.43666666666667">
            <text:p>4,4366666667</text:p>
          </table:table-cell>
          <table:table-cell office:value-type="float" office:value="0.88">
            <text:p>0,88</text:p>
          </table:table-cell>
          <table:table-cell office:value-type="float" office:value="3.94">
            <text:p>3,94</text:p>
          </table:table-cell>
          <table:table-cell office:value-type="float" office:value="0.996666666666667">
            <text:p>0,9966666667</text:p>
          </table:table-cell>
          <table:table-cell office:value-type="float" office:value="4.83333333333333">
            <text:p>4,8333333333</text:p>
          </table:table-cell>
          <table:table-cell office:value-type="float" office:value="1">
            <text:p>1</text:p>
          </table:table-cell>
          <table:table-cell office:value-type="float" office:value="4.52333333333333">
            <text:p>4,5233333333</text:p>
          </table:table-cell>
          <table:table-cell office:value-type="float" office:value="0.98">
            <text:p>0,98</text:p>
          </table:table-cell>
          <table:table-cell office:value-type="float" office:value="4.02666666666667">
            <text:p>4,0266666667</text:p>
          </table:table-cell>
          <table:table-cell office:value-type="float" office:value="0.913333333333333">
            <text:p>0,9133333333</text:p>
          </table:table-cell>
          <table:table-cell office:value-type="float" office:value="4.52666666666667">
            <text:p>4,5266666667</text:p>
          </table:table-cell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1">
            <text:p>1</text:p>
          </table:table-cell>
          <table:table-cell office:value-type="float" office:value="4.37">
            <text:p>4,37</text:p>
          </table:table-cell>
          <table:table-cell office:value-type="float" office:value="0">
            <text:p>0</text:p>
          </table:table-cell>
          <table:table-cell office:value-type="float" office:value="2595">
            <text:p>2595</text:p>
          </table:table-cell>
          <table:table-cell office:value-type="float" office:value="29">
            <text:p>29</text:p>
          </table:table-cell>
          <table:table-cell office:value-type="float" office:value="0.966666666666667">
            <text:p>0,9666666667</text:p>
          </table:table-cell>
          <table:table-cell office:value-type="float" office:value="4.08">
            <text:p>4,08</text:p>
          </table:table-cell>
          <table:table-cell office:value-type="float" office:value="0.91">
            <text:p>0,91</text:p>
          </table:table-cell>
          <table:table-cell office:value-type="float" office:value="3.93">
            <text:p>3,93</text:p>
          </table:table-cell>
          <table:table-cell office:value-type="float" office:value="1">
            <text:p>1</text:p>
          </table:table-cell>
          <table:table-cell office:value-type="float" office:value="4.54666666666667">
            <text:p>4,5466666667</text:p>
          </table:table-cell>
          <table:table-cell office:value-type="float" office:value="1">
            <text:p>1</text:p>
          </table:table-cell>
          <table:table-cell office:value-type="float" office:value="4.44666666666667">
            <text:p>4,4466666667</text:p>
          </table:table-cell>
          <table:table-cell office:value-type="float" office:value="0.986666666666667">
            <text:p>0,9866666667</text:p>
          </table:table-cell>
          <table:table-cell office:value-type="float" office:value="4.37333333333333">
            <text:p>4,3733333333</text:p>
          </table:table-cell>
          <table:table-cell office:value-type="float" office:value="0.94">
            <text:p>0,94</text:p>
          </table:table-cell>
          <table:table-cell office:value-type="float" office:value="4.51666666666667">
            <text:p>4,5166666667</text:p>
          </table:table-cell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1">
            <text:p>1</text:p>
          </table:table-cell>
          <table:table-cell office:value-type="float" office:value="4.47">
            <text:p>4,47</text:p>
          </table:table-cell>
          <table:table-cell office:value-type="float" office:value="0">
            <text:p>0</text:p>
          </table:table-cell>
          <table:table-cell office:value-type="float" office:value="2460">
            <text:p>2460</text:p>
          </table:table-cell>
          <table:table-cell office:value-type="float" office:value="29">
            <text:p>29</text:p>
          </table:table-cell>
          <table:table-cell office:value-type="float" office:value="0.963333333333333">
            <text:p>0,9633333333</text:p>
          </table:table-cell>
          <table:table-cell office:value-type="float" office:value="4.22666666666667">
            <text:p>4,2266666667</text:p>
          </table:table-cell>
          <table:table-cell office:value-type="float" office:value="0.903333333333333">
            <text:p>0,9033333333</text:p>
          </table:table-cell>
          <table:table-cell office:value-type="float" office:value="4.03">
            <text:p>4,03</text:p>
          </table:table-cell>
          <table:table-cell office:value-type="float" office:value="1">
            <text:p>1</text:p>
          </table:table-cell>
          <table:table-cell office:value-type="float" office:value="4.70666666666667">
            <text:p>4,7066666667</text:p>
          </table:table-cell>
          <table:table-cell office:value-type="float" office:value="1">
            <text:p>1</text:p>
          </table:table-cell>
          <table:table-cell office:value-type="float" office:value="4.4">
            <text:p>4,4</text:p>
          </table:table-cell>
          <table:table-cell office:value-type="float" office:value="0.993333333333333">
            <text:p>0,9933333333</text:p>
          </table:table-cell>
          <table:table-cell office:value-type="float" office:value="4.34333333333333">
            <text:p>4,3433333333</text:p>
          </table:table-cell>
          <table:table-cell office:value-type="float" office:value="0.95">
            <text:p>0,95</text:p>
          </table:table-cell>
          <table:table-cell office:value-type="float" office:value="4.81333333333333">
            <text:p>4,81333333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1">
            <text:p>1</text:p>
          </table:table-cell>
          <table:table-cell office:value-type="float" office:value="4.43333333333333">
            <text:p>4,4333333333</text:p>
          </table:table-cell>
          <table:table-cell office:value-type="float" office:value="0">
            <text:p>0</text:p>
          </table:table-cell>
          <table:table-cell office:value-type="float" office:value="2625">
            <text:p>2625</text:p>
          </table:table-cell>
          <table:table-cell office:value-type="float" office:value="29">
            <text:p>29</text:p>
          </table:table-cell>
          <table:table-cell office:value-type="float" office:value="0.963333333333333">
            <text:p>0,9633333333</text:p>
          </table:table-cell>
          <table:table-cell office:value-type="float" office:value="4.68">
            <text:p>4,68</text:p>
          </table:table-cell>
          <table:table-cell office:value-type="float" office:value="0.896666666666667">
            <text:p>0,8966666667</text:p>
          </table:table-cell>
          <table:table-cell office:value-type="float" office:value="4.12333333333333">
            <text:p>4,1233333333</text:p>
          </table:table-cell>
          <table:table-cell office:value-type="float" office:value="0.993333333333333">
            <text:p>0,9933333333</text:p>
          </table:table-cell>
          <table:table-cell office:value-type="float" office:value="4.78666666666667">
            <text:p>4,7866666667</text:p>
          </table:table-cell>
          <table:table-cell office:value-type="float" office:value="0.99">
            <text:p>0,99</text:p>
          </table:table-cell>
          <table:table-cell office:value-type="float" office:value="4.24">
            <text:p>4,24</text:p>
          </table:table-cell>
          <table:table-cell office:value-type="float" office:value="0.99">
            <text:p>0,99</text:p>
          </table:table-cell>
          <table:table-cell office:value-type="float" office:value="4.49666666666667">
            <text:p>4,4966666667</text:p>
          </table:table-cell>
          <table:table-cell office:value-type="float" office:value="0.94">
            <text:p>0,94</text:p>
          </table:table-cell>
          <table:table-cell office:value-type="float" office:value="4.85333333333333">
            <text:p>4,85333333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1">
            <text:p>1</text:p>
          </table:table-cell>
          <table:table-cell office:value-type="float" office:value="4.45">
            <text:p>4,45</text:p>
          </table:table-cell>
          <table:table-cell office:value-type="float" office:value="0">
            <text:p>0</text:p>
          </table:table-cell>
          <table:table-cell office:value-type="float" office:value="2790">
            <text:p>2790</text:p>
          </table:table-cell>
          <table:table-cell office:value-type="float" office:value="29">
            <text:p>29</text:p>
          </table:table-cell>
          <table:table-cell office:value-type="float" office:value="0.99">
            <text:p>0,99</text:p>
          </table:table-cell>
          <table:table-cell office:value-type="float" office:value="4.40666666666667">
            <text:p>4,4066666667</text:p>
          </table:table-cell>
          <table:table-cell office:value-type="float" office:value="0.933333333333333">
            <text:p>0,9333333333</text:p>
          </table:table-cell>
          <table:table-cell office:value-type="float" office:value="4.25">
            <text:p>4,25</text:p>
          </table:table-cell>
          <table:table-cell office:value-type="float" office:value="1">
            <text:p>1</text:p>
          </table:table-cell>
          <table:table-cell office:value-type="float" office:value="4.84666666666667">
            <text:p>4,8466666667</text:p>
          </table:table-cell>
          <table:table-cell office:value-type="float" office:value="0.996666666666667">
            <text:p>0,9966666667</text:p>
          </table:table-cell>
          <table:table-cell office:value-type="float" office:value="4.51666666666667">
            <text:p>4,5166666667</text:p>
          </table:table-cell>
          <table:table-cell office:value-type="float" office:value="0.986666666666667">
            <text:p>0,9866666667</text:p>
          </table:table-cell>
          <table:table-cell office:value-type="float" office:value="4.46333333333333">
            <text:p>4,4633333333</text:p>
          </table:table-cell>
          <table:table-cell office:value-type="float" office:value="0.93">
            <text:p>0,93</text:p>
          </table:table-cell>
          <table:table-cell office:value-type="float" office:value="5.04">
            <text:p>5,0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1">
            <text:p>1</text:p>
          </table:table-cell>
          <table:table-cell office:value-type="float" office:value="4.29333333333333">
            <text:p>4,2933333333</text:p>
          </table:table-cell>
          <table:table-cell office:value-type="float" office:value="0">
            <text:p>0</text:p>
          </table:table-cell>
          <table:table-cell office:value-type="float" office:value="2685">
            <text:p>2685</text:p>
          </table:table-cell>
          <table:table-cell office:value-type="float" office:value="29">
            <text:p>29</text:p>
          </table:table-cell>
          <table:table-cell office:value-type="float" office:value="0.986666666666667">
            <text:p>0,9866666667</text:p>
          </table:table-cell>
          <table:table-cell office:value-type="float" office:value="4.25333333333333">
            <text:p>4,2533333333</text:p>
          </table:table-cell>
          <table:table-cell office:value-type="float" office:value="0.926666666666666">
            <text:p>0,9266666667</text:p>
          </table:table-cell>
          <table:table-cell office:value-type="float" office:value="4.38666666666667">
            <text:p>4,3866666667</text:p>
          </table:table-cell>
          <table:table-cell office:value-type="float" office:value="1">
            <text:p>1</text:p>
          </table:table-cell>
          <table:table-cell office:value-type="float" office:value="4.82333333333333">
            <text:p>4,8233333333</text:p>
          </table:table-cell>
          <table:table-cell office:value-type="float" office:value="0.993333333333333">
            <text:p>0,9933333333</text:p>
          </table:table-cell>
          <table:table-cell office:value-type="float" office:value="4.3">
            <text:p>4,3</text:p>
          </table:table-cell>
          <table:table-cell office:value-type="float" office:value="0.993333333333333">
            <text:p>0,9933333333</text:p>
          </table:table-cell>
          <table:table-cell office:value-type="float" office:value="4.23666666666667">
            <text:p>4,2366666667</text:p>
          </table:table-cell>
          <table:table-cell office:value-type="float" office:value="0.956666666666667">
            <text:p>0,9566666667</text:p>
          </table:table-cell>
          <table:table-cell office:value-type="float" office:value="4.88">
            <text:p>4,88</text:p>
          </table:table-cell>
          <table:table-cell office:value-type="float" office:value="0.00333333333333333">
            <text:p>0,00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">
            <text:p>1</text:p>
          </table:table-cell>
          <table:table-cell office:value-type="float" office:value="4.42">
            <text:p>4,42</text:p>
          </table:table-cell>
          <table:table-cell office:value-type="float" office:value="0">
            <text:p>0</text:p>
          </table:table-cell>
          <table:table-cell office:value-type="float" office:value="2820">
            <text:p>2820</text:p>
          </table:table-cell>
          <table:table-cell office:value-type="float" office:value="29">
            <text:p>29</text:p>
          </table:table-cell>
          <table:table-cell office:value-type="float" office:value="0.98">
            <text:p>0,98</text:p>
          </table:table-cell>
          <table:table-cell office:value-type="float" office:value="4.31333333333333">
            <text:p>4,3133333333</text:p>
          </table:table-cell>
          <table:table-cell office:value-type="float" office:value="0.923333333333333">
            <text:p>0,9233333333</text:p>
          </table:table-cell>
          <table:table-cell office:value-type="float" office:value="4.27333333333333">
            <text:p>4,2733333333</text:p>
          </table:table-cell>
          <table:table-cell office:value-type="float" office:value="1">
            <text:p>1</text:p>
          </table:table-cell>
          <table:table-cell office:value-type="float" office:value="4.84666666666667">
            <text:p>4,8466666667</text:p>
          </table:table-cell>
          <table:table-cell office:value-type="float" office:value="0.996666666666667">
            <text:p>0,9966666667</text:p>
          </table:table-cell>
          <table:table-cell office:value-type="float" office:value="4.3">
            <text:p>4,3</text:p>
          </table:table-cell>
          <table:table-cell office:value-type="float" office:value="0.993333333333333">
            <text:p>0,9933333333</text:p>
          </table:table-cell>
          <table:table-cell office:value-type="float" office:value="4.51333333333333">
            <text:p>4,5133333333</text:p>
          </table:table-cell>
          <table:table-cell office:value-type="float" office:value="0.946666666666667">
            <text:p>0,9466666667</text:p>
          </table:table-cell>
          <table:table-cell office:value-type="float" office:value="4.56">
            <text:p>4,56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0.996677740863787">
            <text:p>0,9966777409</text:p>
          </table:table-cell>
          <table:table-cell office:value-type="float" office:value="4.32666666666667">
            <text:p>4,3266666667</text:p>
          </table:table-cell>
          <table:table-cell office:value-type="float" office:value="0">
            <text:p>0</text:p>
          </table:table-cell>
          <table:table-cell office:value-type="float" office:value="2730">
            <text:p>2730</text:p>
          </table:table-cell>
          <table:table-cell office:value-type="float" office:value="28">
            <text:p>28</text:p>
          </table:table-cell>
          <table:table-cell office:value-type="float" office:value="0.986666666666667">
            <text:p>0,9866666667</text:p>
          </table:table-cell>
          <table:table-cell office:value-type="float" office:value="4.53333333333333">
            <text:p>4,5333333333</text:p>
          </table:table-cell>
          <table:table-cell office:value-type="float" office:value="0.96">
            <text:p>0,96</text:p>
          </table:table-cell>
          <table:table-cell office:value-type="float" office:value="4.29">
            <text:p>4,29</text:p>
          </table:table-cell>
          <table:table-cell office:value-type="float" office:value="1">
            <text:p>1</text:p>
          </table:table-cell>
          <table:table-cell office:value-type="float" office:value="5.1">
            <text:p>5,1</text:p>
          </table:table-cell>
          <table:table-cell office:value-type="float" office:value="0.996666666666667">
            <text:p>0,9966666667</text:p>
          </table:table-cell>
          <table:table-cell office:value-type="float" office:value="4.24666666666667">
            <text:p>4,2466666667</text:p>
          </table:table-cell>
          <table:table-cell office:value-type="float" office:value="0.99">
            <text:p>0,99</text:p>
          </table:table-cell>
          <table:table-cell office:value-type="float" office:value="4.36666666666667">
            <text:p>4,3666666667</text:p>
          </table:table-cell>
          <table:table-cell office:value-type="float" office:value="0.963333333333333">
            <text:p>0,9633333333</text:p>
          </table:table-cell>
          <table:table-cell office:value-type="float" office:value="5.00333333333333">
            <text:p>5,0033333333</text:p>
          </table:table-cell>
          <table:table-cell office:value-type="float" office:value="0.0233333333333333">
            <text:p>0,02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1">
            <text:p>1</text:p>
          </table:table-cell>
          <table:table-cell office:value-type="float" office:value="4.3">
            <text:p>4,3</text:p>
          </table:table-cell>
          <table:table-cell office:value-type="float" office:value="0">
            <text:p>0</text:p>
          </table:table-cell>
          <table:table-cell office:value-type="float" office:value="2700">
            <text:p>2700</text:p>
          </table:table-cell>
          <table:table-cell office:value-type="float" office:value="28">
            <text:p>28</text:p>
          </table:table-cell>
          <table:table-cell office:value-type="float" office:value="0.983333333333333">
            <text:p>0,9833333333</text:p>
          </table:table-cell>
          <table:table-cell office:value-type="float" office:value="4.21">
            <text:p>4,21</text:p>
          </table:table-cell>
          <table:table-cell office:value-type="float" office:value="0.946666666666667">
            <text:p>0,9466666667</text:p>
          </table:table-cell>
          <table:table-cell office:value-type="float" office:value="4.09333333333333">
            <text:p>4,0933333333</text:p>
          </table:table-cell>
          <table:table-cell office:value-type="float" office:value="0.993333333333333">
            <text:p>0,9933333333</text:p>
          </table:table-cell>
          <table:table-cell office:value-type="float" office:value="4.81">
            <text:p>4,81</text:p>
          </table:table-cell>
          <table:table-cell office:value-type="float" office:value="1">
            <text:p>1</text:p>
          </table:table-cell>
          <table:table-cell office:value-type="float" office:value="4.29">
            <text:p>4,29</text:p>
          </table:table-cell>
          <table:table-cell office:value-type="float" office:value="0.993333333333333">
            <text:p>0,9933333333</text:p>
          </table:table-cell>
          <table:table-cell office:value-type="float" office:value="4.08666666666667">
            <text:p>4,0866666667</text:p>
          </table:table-cell>
          <table:table-cell office:value-type="float" office:value="0.96">
            <text:p>0,96</text:p>
          </table:table-cell>
          <table:table-cell office:value-type="float" office:value="5.07">
            <text:p>5,07</text:p>
          </table:table-cell>
          <table:table-cell office:value-type="float" office:value="0.0366666666666667">
            <text:p>0,036666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">
            <text:p>1</text:p>
          </table:table-cell>
          <table:table-cell office:value-type="float" office:value="4.6">
            <text:p>4,6</text:p>
          </table:table-cell>
          <table:table-cell office:value-type="float" office:value="0">
            <text:p>0</text:p>
          </table:table-cell>
          <table:table-cell office:value-type="float" office:value="2895">
            <text:p>2895</text:p>
          </table:table-cell>
          <table:table-cell office:value-type="float" office:value="27">
            <text:p>27</text:p>
          </table:table-cell>
          <table:table-cell office:value-type="float" office:value="0.966666666666667">
            <text:p>0,9666666667</text:p>
          </table:table-cell>
          <table:table-cell office:value-type="float" office:value="4.47666666666667">
            <text:p>4,4766666667</text:p>
          </table:table-cell>
          <table:table-cell office:value-type="float" office:value="0.94">
            <text:p>0,94</text:p>
          </table:table-cell>
          <table:table-cell office:value-type="float" office:value="4.20666666666667">
            <text:p>4,2066666667</text:p>
          </table:table-cell>
          <table:table-cell office:value-type="float" office:value="1">
            <text:p>1</text:p>
          </table:table-cell>
          <table:table-cell office:value-type="float" office:value="5.00666666666667">
            <text:p>5,0066666667</text:p>
          </table:table-cell>
          <table:table-cell office:value-type="float" office:value="0.996666666666667">
            <text:p>0,9966666667</text:p>
          </table:table-cell>
          <table:table-cell office:value-type="float" office:value="4.45">
            <text:p>4,45</text:p>
          </table:table-cell>
          <table:table-cell office:value-type="float" office:value="0.986666666666667">
            <text:p>0,9866666667</text:p>
          </table:table-cell>
          <table:table-cell office:value-type="float" office:value="4.18666666666667">
            <text:p>4,1866666667</text:p>
          </table:table-cell>
          <table:table-cell office:value-type="float" office:value="0.956666666666667">
            <text:p>0,9566666667</text:p>
          </table:table-cell>
          <table:table-cell office:value-type="float" office:value="5.09666666666667">
            <text:p>5,0966666667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1">
            <text:p>1</text:p>
          </table:table-cell>
          <table:table-cell office:value-type="float" office:value="4.25">
            <text:p>4,25</text:p>
          </table:table-cell>
          <table:table-cell office:value-type="float" office:value="0">
            <text:p>0</text:p>
          </table:table-cell>
          <table:table-cell office:value-type="float" office:value="2880">
            <text:p>2880</text:p>
          </table:table-cell>
          <table:table-cell office:value-type="float" office:value="27">
            <text:p>27</text:p>
          </table:table-cell>
          <table:table-cell office:value-type="float" office:value="0.98">
            <text:p>0,98</text:p>
          </table:table-cell>
          <table:table-cell office:value-type="float" office:value="4.42333333333333">
            <text:p>4,4233333333</text:p>
          </table:table-cell>
          <table:table-cell office:value-type="float" office:value="0.963333333333333">
            <text:p>0,9633333333</text:p>
          </table:table-cell>
          <table:table-cell office:value-type="float" office:value="4.57">
            <text:p>4,57</text:p>
          </table:table-cell>
          <table:table-cell office:value-type="float" office:value="0.996666666666667">
            <text:p>0,9966666667</text:p>
          </table:table-cell>
          <table:table-cell office:value-type="float" office:value="5.02333333333333">
            <text:p>5,0233333333</text:p>
          </table:table-cell>
          <table:table-cell office:value-type="float" office:value="1">
            <text:p>1</text:p>
          </table:table-cell>
          <table:table-cell office:value-type="float" office:value="4.26333333333333">
            <text:p>4,2633333333</text:p>
          </table:table-cell>
          <table:table-cell office:value-type="float" office:value="0.986666666666667">
            <text:p>0,9866666667</text:p>
          </table:table-cell>
          <table:table-cell office:value-type="float" office:value="4.28666666666667">
            <text:p>4,2866666667</text:p>
          </table:table-cell>
          <table:table-cell office:value-type="float" office:value="0.976666666666667">
            <text:p>0,9766666667</text:p>
          </table:table-cell>
          <table:table-cell office:value-type="float" office:value="5.28666666666667">
            <text:p>5,2866666667</text:p>
          </table:table-cell>
          <table:table-cell office:value-type="float" office:value="0.00666666666666667">
            <text:p>0,006666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1">
            <text:p>1</text:p>
          </table:table-cell>
          <table:table-cell office:value-type="float" office:value="4.20333333333333">
            <text:p>4,2033333333</text:p>
          </table:table-cell>
          <table:table-cell office:value-type="float" office:value="0">
            <text:p>0</text:p>
          </table:table-cell>
          <table:table-cell office:value-type="float" office:value="2640">
            <text:p>2640</text:p>
          </table:table-cell>
          <table:table-cell office:value-type="float" office:value="27">
            <text:p>27</text:p>
          </table:table-cell>
          <table:table-cell office:value-type="float" office:value="0.973333333333333">
            <text:p>0,9733333333</text:p>
          </table:table-cell>
          <table:table-cell office:value-type="float" office:value="4.61333333333333">
            <text:p>4,6133333333</text:p>
          </table:table-cell>
          <table:table-cell office:value-type="float" office:value="0.936666666666667">
            <text:p>0,9366666667</text:p>
          </table:table-cell>
          <table:table-cell office:value-type="float" office:value="4.53666666666667">
            <text:p>4,5366666667</text:p>
          </table:table-cell>
          <table:table-cell office:value-type="float" office:value="0.996666666666667">
            <text:p>0,9966666667</text:p>
          </table:table-cell>
          <table:table-cell office:value-type="float" office:value="4.84666666666667">
            <text:p>4,8466666667</text:p>
          </table:table-cell>
          <table:table-cell office:value-type="float" office:value="1">
            <text:p>1</text:p>
          </table:table-cell>
          <table:table-cell office:value-type="float" office:value="4.38666666666667">
            <text:p>4,3866666667</text:p>
          </table:table-cell>
          <table:table-cell office:value-type="float" office:value="0.98">
            <text:p>0,98</text:p>
          </table:table-cell>
          <table:table-cell office:value-type="float" office:value="4.16666666666667">
            <text:p>4,1666666667</text:p>
          </table:table-cell>
          <table:table-cell office:value-type="float" office:value="0.966666666666667">
            <text:p>0,9666666667</text:p>
          </table:table-cell>
          <table:table-cell office:value-type="float" office:value="5.14666666666667">
            <text:p>5,1466666667</text:p>
          </table:table-cell>
          <table:table-cell office:value-type="float" office:value="0.0366666666666667">
            <text:p>0,036666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1">
            <text:p>1</text:p>
          </table:table-cell>
          <table:table-cell office:value-type="float" office:value="4.27333333333333">
            <text:p>4,2733333333</text:p>
          </table:table-cell>
          <table:table-cell office:value-type="float" office:value="0">
            <text:p>0</text:p>
          </table:table-cell>
          <table:table-cell office:value-type="float" office:value="2700">
            <text:p>2700</text:p>
          </table:table-cell>
          <table:table-cell office:value-type="float" office:value="27">
            <text:p>27</text:p>
          </table:table-cell>
          <table:table-cell office:value-type="float" office:value="0.97">
            <text:p>0,97</text:p>
          </table:table-cell>
          <table:table-cell office:value-type="float" office:value="4.38333333333333">
            <text:p>4,3833333333</text:p>
          </table:table-cell>
          <table:table-cell office:value-type="float" office:value="0.943333333333333">
            <text:p>0,9433333333</text:p>
          </table:table-cell>
          <table:table-cell office:value-type="float" office:value="4.52666666666667">
            <text:p>4,5266666667</text:p>
          </table:table-cell>
          <table:table-cell office:value-type="float" office:value="0.996666666666667">
            <text:p>0,9966666667</text:p>
          </table:table-cell>
          <table:table-cell office:value-type="float" office:value="4.77666666666667">
            <text:p>4,7766666667</text:p>
          </table:table-cell>
          <table:table-cell office:value-type="float" office:value="0.996666666666667">
            <text:p>0,9966666667</text:p>
          </table:table-cell>
          <table:table-cell office:value-type="float" office:value="4.43666666666667">
            <text:p>4,4366666667</text:p>
          </table:table-cell>
          <table:table-cell office:value-type="float" office:value="0.986666666666667">
            <text:p>0,9866666667</text:p>
          </table:table-cell>
          <table:table-cell office:value-type="float" office:value="4.27666666666667">
            <text:p>4,2766666667</text:p>
          </table:table-cell>
          <table:table-cell office:value-type="float" office:value="0.966666666666667">
            <text:p>0,9666666667</text:p>
          </table:table-cell>
          <table:table-cell office:value-type="float" office:value="4.90333333333333">
            <text:p>4,9033333333</text:p>
          </table:table-cell>
          <table:table-cell office:value-type="float" office:value="0.00666666666666667">
            <text:p>0,006666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4.06666666666667">
            <text:p>4,0666666667</text:p>
          </table:table-cell>
          <table:table-cell office:value-type="float" office:value="0">
            <text:p>0</text:p>
          </table:table-cell>
          <table:table-cell office:value-type="float" office:value="2730">
            <text:p>2730</text:p>
          </table:table-cell>
          <table:table-cell office:value-type="float" office:value="27">
            <text:p>27</text:p>
          </table:table-cell>
          <table:table-cell office:value-type="float" office:value="0.98">
            <text:p>0,98</text:p>
          </table:table-cell>
          <table:table-cell office:value-type="float" office:value="4.40666666666667">
            <text:p>4,4066666667</text:p>
          </table:table-cell>
          <table:table-cell office:value-type="float" office:value="0.93">
            <text:p>0,93</text:p>
          </table:table-cell>
          <table:table-cell office:value-type="float" office:value="4.24666666666667">
            <text:p>4,2466666667</text:p>
          </table:table-cell>
          <table:table-cell office:value-type="float" office:value="0.993333333333333">
            <text:p>0,9933333333</text:p>
          </table:table-cell>
          <table:table-cell office:value-type="float" office:value="4.80666666666667">
            <text:p>4,8066666667</text:p>
          </table:table-cell>
          <table:table-cell office:value-type="float" office:value="1">
            <text:p>1</text:p>
          </table:table-cell>
          <table:table-cell office:value-type="float" office:value="4.41">
            <text:p>4,41</text:p>
          </table:table-cell>
          <table:table-cell office:value-type="float" office:value="0.976666666666667">
            <text:p>0,9766666667</text:p>
          </table:table-cell>
          <table:table-cell office:value-type="float" office:value="4.38333333333333">
            <text:p>4,3833333333</text:p>
          </table:table-cell>
          <table:table-cell office:value-type="float" office:value="0.953333333333333">
            <text:p>0,9533333333</text:p>
          </table:table-cell>
          <table:table-cell office:value-type="float" office:value="4.89333333333333">
            <text:p>4,89333333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4.11666666666667">
            <text:p>4,1166666667</text:p>
          </table:table-cell>
          <table:table-cell office:value-type="float" office:value="0">
            <text:p>0</text:p>
          </table:table-cell>
          <table:table-cell office:value-type="float" office:value="2895">
            <text:p>2895</text:p>
          </table:table-cell>
          <table:table-cell office:value-type="float" office:value="27">
            <text:p>27</text:p>
          </table:table-cell>
          <table:table-cell office:value-type="float" office:value="0.97">
            <text:p>0,97</text:p>
          </table:table-cell>
          <table:table-cell office:value-type="float" office:value="4.41">
            <text:p>4,41</text:p>
          </table:table-cell>
          <table:table-cell office:value-type="float" office:value="0.93">
            <text:p>0,93</text:p>
          </table:table-cell>
          <table:table-cell office:value-type="float" office:value="4.34">
            <text:p>4,34</text:p>
          </table:table-cell>
          <table:table-cell office:value-type="float" office:value="1">
            <text:p>1</text:p>
          </table:table-cell>
          <table:table-cell office:value-type="float" office:value="4.82333333333333">
            <text:p>4,8233333333</text:p>
          </table:table-cell>
          <table:table-cell office:value-type="float" office:value="0.996666666666667">
            <text:p>0,9966666667</text:p>
          </table:table-cell>
          <table:table-cell office:value-type="float" office:value="4.36333333333333">
            <text:p>4,3633333333</text:p>
          </table:table-cell>
          <table:table-cell office:value-type="float" office:value="0.98">
            <text:p>0,98</text:p>
          </table:table-cell>
          <table:table-cell office:value-type="float" office:value="4.39">
            <text:p>4,39</text:p>
          </table:table-cell>
          <table:table-cell office:value-type="float" office:value="0.96">
            <text:p>0,96</text:p>
          </table:table-cell>
          <table:table-cell office:value-type="float" office:value="4.60333333333333">
            <text:p>4,6033333333</text:p>
          </table:table-cell>
          <table:table-cell office:value-type="float" office:value="0.0166666666666667">
            <text:p>0,016666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996677740863787">
            <text:p>0,9966777409</text:p>
          </table:table-cell>
          <table:table-cell office:value-type="float" office:value="4.16">
            <text:p>4,16</text:p>
          </table:table-cell>
          <table:table-cell office:value-type="float" office:value="0">
            <text:p>0</text:p>
          </table:table-cell>
          <table:table-cell office:value-type="float" office:value="2775">
            <text:p>2775</text:p>
          </table:table-cell>
          <table:table-cell office:value-type="float" office:value="27">
            <text:p>27</text:p>
          </table:table-cell>
          <table:table-cell office:value-type="float" office:value="0.97">
            <text:p>0,97</text:p>
          </table:table-cell>
          <table:table-cell office:value-type="float" office:value="4.19333333333333">
            <text:p>4,1933333333</text:p>
          </table:table-cell>
          <table:table-cell office:value-type="float" office:value="0.93">
            <text:p>0,93</text:p>
          </table:table-cell>
          <table:table-cell office:value-type="float" office:value="4.25333333333333">
            <text:p>4,2533333333</text:p>
          </table:table-cell>
          <table:table-cell office:value-type="float" office:value="1">
            <text:p>1</text:p>
          </table:table-cell>
          <table:table-cell office:value-type="float" office:value="4.6">
            <text:p>4,6</text:p>
          </table:table-cell>
          <table:table-cell office:value-type="float" office:value="1">
            <text:p>1</text:p>
          </table:table-cell>
          <table:table-cell office:value-type="float" office:value="4.43">
            <text:p>4,43</text:p>
          </table:table-cell>
          <table:table-cell office:value-type="float" office:value="0.996666666666667">
            <text:p>0,9966666667</text:p>
          </table:table-cell>
          <table:table-cell office:value-type="float" office:value="4.42">
            <text:p>4,42</text:p>
          </table:table-cell>
          <table:table-cell office:value-type="float" office:value="0.956666666666667">
            <text:p>0,9566666667</text:p>
          </table:table-cell>
          <table:table-cell office:value-type="float" office:value="4.32">
            <text:p>4,32</text:p>
          </table:table-cell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1">
            <text:p>1</text:p>
          </table:table-cell>
          <table:table-cell office:value-type="float" office:value="4.02666666666667">
            <text:p>4,0266666667</text:p>
          </table:table-cell>
          <table:table-cell office:value-type="float" office:value="0">
            <text:p>0</text:p>
          </table:table-cell>
          <table:table-cell office:value-type="float" office:value="2625">
            <text:p>2625</text:p>
          </table:table-cell>
          <table:table-cell office:value-type="float" office:value="27">
            <text:p>27</text:p>
          </table:table-cell>
          <table:table-cell office:value-type="float" office:value="0.983333333333333">
            <text:p>0,9833333333</text:p>
          </table:table-cell>
          <table:table-cell office:value-type="float" office:value="4.47333333333333">
            <text:p>4,4733333333</text:p>
          </table:table-cell>
          <table:table-cell office:value-type="float" office:value="0.93">
            <text:p>0,93</text:p>
          </table:table-cell>
          <table:table-cell office:value-type="float" office:value="4.28333333333333">
            <text:p>4,2833333333</text:p>
          </table:table-cell>
          <table:table-cell office:value-type="float" office:value="0.996666666666667">
            <text:p>0,9966666667</text:p>
          </table:table-cell>
          <table:table-cell office:value-type="float" office:value="4.99">
            <text:p>4,99</text:p>
          </table:table-cell>
          <table:table-cell office:value-type="float" office:value="1">
            <text:p>1</text:p>
          </table:table-cell>
          <table:table-cell office:value-type="float" office:value="4.43333333333333">
            <text:p>4,4333333333</text:p>
          </table:table-cell>
          <table:table-cell office:value-type="float" office:value="0.986666666666667">
            <text:p>0,9866666667</text:p>
          </table:table-cell>
          <table:table-cell office:value-type="float" office:value="4.33">
            <text:p>4,33</text:p>
          </table:table-cell>
          <table:table-cell office:value-type="float" office:value="0.963333333333333">
            <text:p>0,9633333333</text:p>
          </table:table-cell>
          <table:table-cell office:value-type="float" office:value="4.40666666666667">
            <text:p>4,4066666667</text:p>
          </table:table-cell>
          <table:table-cell office:value-type="float" office:value="0.04">
            <text:p>0,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1">
            <text:p>1</text:p>
          </table:table-cell>
          <table:table-cell office:value-type="float" office:value="4.11333333333333">
            <text:p>4,1133333333</text:p>
          </table:table-cell>
          <table:table-cell office:value-type="float" office:value="0">
            <text:p>0</text:p>
          </table:table-cell>
          <table:table-cell office:value-type="float" office:value="2460">
            <text:p>2460</text:p>
          </table:table-cell>
          <table:table-cell office:value-type="float" office:value="27">
            <text:p>27</text:p>
          </table:table-cell>
          <table:table-cell office:value-type="float" office:value="0.97">
            <text:p>0,97</text:p>
          </table:table-cell>
          <table:table-cell office:value-type="float" office:value="4.48">
            <text:p>4,48</text:p>
          </table:table-cell>
          <table:table-cell office:value-type="float" office:value="0.953333333333333">
            <text:p>0,9533333333</text:p>
          </table:table-cell>
          <table:table-cell office:value-type="float" office:value="4.28">
            <text:p>4,28</text:p>
          </table:table-cell>
          <table:table-cell office:value-type="float" office:value="1">
            <text:p>1</text:p>
          </table:table-cell>
          <table:table-cell office:value-type="float" office:value="5.03333333333333">
            <text:p>5,0333333333</text:p>
          </table:table-cell>
          <table:table-cell office:value-type="float" office:value="1">
            <text:p>1</text:p>
          </table:table-cell>
          <table:table-cell office:value-type="float" office:value="4.14666666666667">
            <text:p>4,1466666667</text:p>
          </table:table-cell>
          <table:table-cell office:value-type="float" office:value="0.996666666666667">
            <text:p>0,9966666667</text:p>
          </table:table-cell>
          <table:table-cell office:value-type="float" office:value="4.45666666666667">
            <text:p>4,4566666667</text:p>
          </table:table-cell>
          <table:table-cell office:value-type="float" office:value="0.98">
            <text:p>0,98</text:p>
          </table:table-cell>
          <table:table-cell office:value-type="float" office:value="4.45">
            <text:p>4,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1">
            <text:p>1</text:p>
          </table:table-cell>
          <table:table-cell office:value-type="float" office:value="4.07">
            <text:p>4,07</text:p>
          </table:table-cell>
          <table:table-cell office:value-type="float" office:value="0">
            <text:p>0</text:p>
          </table:table-cell>
          <table:table-cell office:value-type="float" office:value="2400">
            <text:p>2400</text:p>
          </table:table-cell>
          <table:table-cell office:value-type="float" office:value="27">
            <text:p>27</text:p>
          </table:table-cell>
          <table:table-cell office:value-type="float" office:value="0.993333333333333">
            <text:p>0,9933333333</text:p>
          </table:table-cell>
          <table:table-cell office:value-type="float" office:value="4.2">
            <text:p>4,2</text:p>
          </table:table-cell>
          <table:table-cell office:value-type="float" office:value="0.963333333333333">
            <text:p>0,9633333333</text:p>
          </table:table-cell>
          <table:table-cell office:value-type="float" office:value="4.46666666666667">
            <text:p>4,4666666667</text:p>
          </table:table-cell>
          <table:table-cell office:value-type="float" office:value="1">
            <text:p>1</text:p>
          </table:table-cell>
          <table:table-cell office:value-type="float" office:value="5.03666666666667">
            <text:p>5,0366666667</text:p>
          </table:table-cell>
          <table:table-cell office:value-type="float" office:value="1">
            <text:p>1</text:p>
          </table:table-cell>
          <table:table-cell office:value-type="float" office:value="4.30333333333333">
            <text:p>4,3033333333</text:p>
          </table:table-cell>
          <table:table-cell office:value-type="float" office:value="0.99">
            <text:p>0,99</text:p>
          </table:table-cell>
          <table:table-cell office:value-type="float" office:value="4.42666666666667">
            <text:p>4,4266666667</text:p>
          </table:table-cell>
          <table:table-cell office:value-type="float" office:value="0.99">
            <text:p>0,99</text:p>
          </table:table-cell>
          <table:table-cell office:value-type="float" office:value="4.83333333333333">
            <text:p>4,8333333333</text:p>
          </table:table-cell>
          <table:table-cell office:value-type="float" office:value="0.0266666666666667">
            <text:p>0,026666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.996677740863787">
            <text:p>0,9966777409</text:p>
          </table:table-cell>
          <table:table-cell office:value-type="float" office:value="3.97">
            <text:p>3,97</text:p>
          </table:table-cell>
          <table:table-cell office:value-type="float" office:value="0">
            <text:p>0</text:p>
          </table:table-cell>
          <table:table-cell office:value-type="float" office:value="2610">
            <text:p>2610</text:p>
          </table:table-cell>
          <table:table-cell office:value-type="float" office:value="27">
            <text:p>27</text:p>
          </table:table-cell>
          <table:table-cell office:value-type="float" office:value="0.983333333333333">
            <text:p>0,9833333333</text:p>
          </table:table-cell>
          <table:table-cell office:value-type="float" office:value="4.30666666666667">
            <text:p>4,3066666667</text:p>
          </table:table-cell>
          <table:table-cell office:value-type="float" office:value="0.956666666666667">
            <text:p>0,9566666667</text:p>
          </table:table-cell>
          <table:table-cell office:value-type="float" office:value="4.19333333333333">
            <text:p>4,1933333333</text:p>
          </table:table-cell>
          <table:table-cell office:value-type="float" office:value="1">
            <text:p>1</text:p>
          </table:table-cell>
          <table:table-cell office:value-type="float" office:value="4.97333333333333">
            <text:p>4,9733333333</text:p>
          </table:table-cell>
          <table:table-cell office:value-type="float" office:value="1">
            <text:p>1</text:p>
          </table:table-cell>
          <table:table-cell office:value-type="float" office:value="4.06666666666667">
            <text:p>4,0666666667</text:p>
          </table:table-cell>
          <table:table-cell office:value-type="float" office:value="0.993333333333333">
            <text:p>0,9933333333</text:p>
          </table:table-cell>
          <table:table-cell office:value-type="float" office:value="4.29333333333333">
            <text:p>4,2933333333</text:p>
          </table:table-cell>
          <table:table-cell office:value-type="float" office:value="0.983333333333333">
            <text:p>0,9833333333</text:p>
          </table:table-cell>
          <table:table-cell office:value-type="float" office:value="4.53666666666667">
            <text:p>4,5366666667</text:p>
          </table:table-cell>
          <table:table-cell office:value-type="float" office:value="0.00333333333333333">
            <text:p>0,00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1">
            <text:p>1</text:p>
          </table:table-cell>
          <table:table-cell office:value-type="float" office:value="4.11">
            <text:p>4,11</text:p>
          </table:table-cell>
          <table:table-cell office:value-type="float" office:value="0">
            <text:p>0</text:p>
          </table:table-cell>
          <table:table-cell office:value-type="float" office:value="2640">
            <text:p>2640</text:p>
          </table:table-cell>
          <table:table-cell office:value-type="float" office:value="27">
            <text:p>27</text:p>
          </table:table-cell>
          <table:table-cell office:value-type="float" office:value="0.973333333333333">
            <text:p>0,9733333333</text:p>
          </table:table-cell>
          <table:table-cell office:value-type="float" office:value="4.40333333333333">
            <text:p>4,4033333333</text:p>
          </table:table-cell>
          <table:table-cell office:value-type="float" office:value="0.943333333333333">
            <text:p>0,9433333333</text:p>
          </table:table-cell>
          <table:table-cell office:value-type="float" office:value="4.21666666666667">
            <text:p>4,2166666667</text:p>
          </table:table-cell>
          <table:table-cell office:value-type="float" office:value="0.996666666666667">
            <text:p>0,9966666667</text:p>
          </table:table-cell>
          <table:table-cell office:value-type="float" office:value="4.81666666666667">
            <text:p>4,8166666667</text:p>
          </table:table-cell>
          <table:table-cell office:value-type="float" office:value="1">
            <text:p>1</text:p>
          </table:table-cell>
          <table:table-cell office:value-type="float" office:value="4.34">
            <text:p>4,34</text:p>
          </table:table-cell>
          <table:table-cell office:value-type="float" office:value="0.996666666666667">
            <text:p>0,9966666667</text:p>
          </table:table-cell>
          <table:table-cell office:value-type="float" office:value="4.16">
            <text:p>4,16</text:p>
          </table:table-cell>
          <table:table-cell office:value-type="float" office:value="0.983333333333333">
            <text:p>0,9833333333</text:p>
          </table:table-cell>
          <table:table-cell office:value-type="float" office:value="4.19333333333333">
            <text:p>4,1933333333</text:p>
          </table:table-cell>
          <table:table-cell office:value-type="float" office:value="0.0133333333333333">
            <text:p>0,01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1">
            <text:p>1</text:p>
          </table:table-cell>
          <table:table-cell office:value-type="float" office:value="3.98333333333333">
            <text:p>3,9833333333</text:p>
          </table:table-cell>
          <table:table-cell office:value-type="float" office:value="0">
            <text:p>0</text:p>
          </table:table-cell>
          <table:table-cell office:value-type="float" office:value="2505">
            <text:p>2505</text:p>
          </table:table-cell>
          <table:table-cell office:value-type="float" office:value="27">
            <text:p>27</text:p>
          </table:table-cell>
          <table:table-cell office:value-type="float" office:value="0.983333333333333">
            <text:p>0,9833333333</text:p>
          </table:table-cell>
          <table:table-cell office:value-type="float" office:value="4.19">
            <text:p>4,19</text:p>
          </table:table-cell>
          <table:table-cell office:value-type="float" office:value="0.956666666666667">
            <text:p>0,9566666667</text:p>
          </table:table-cell>
          <table:table-cell office:value-type="float" office:value="4.34333333333333">
            <text:p>4,3433333333</text:p>
          </table:table-cell>
          <table:table-cell office:value-type="float" office:value="0.996666666666667">
            <text:p>0,9966666667</text:p>
          </table:table-cell>
          <table:table-cell office:value-type="float" office:value="4.67">
            <text:p>4,67</text:p>
          </table:table-cell>
          <table:table-cell office:value-type="float" office:value="1">
            <text:p>1</text:p>
          </table:table-cell>
          <table:table-cell office:value-type="float" office:value="4.27666666666667">
            <text:p>4,2766666667</text:p>
          </table:table-cell>
          <table:table-cell office:value-type="float" office:value="0.993333333333333">
            <text:p>0,9933333333</text:p>
          </table:table-cell>
          <table:table-cell office:value-type="float" office:value="4.22333333333333">
            <text:p>4,2233333333</text:p>
          </table:table-cell>
          <table:table-cell office:value-type="float" office:value="0.98">
            <text:p>0,98</text:p>
          </table:table-cell>
          <table:table-cell office:value-type="float" office:value="4.93">
            <text:p>4,93</text:p>
          </table:table-cell>
          <table:table-cell office:value-type="float" office:value="0.00666666666666667">
            <text:p>0,006666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0.996677740863787">
            <text:p>0,9966777409</text:p>
          </table:table-cell>
          <table:table-cell office:value-type="float" office:value="4.11333333333333">
            <text:p>4,1133333333</text:p>
          </table:table-cell>
          <table:table-cell office:value-type="float" office:value="0">
            <text:p>0</text:p>
          </table:table-cell>
          <table:table-cell office:value-type="float" office:value="2625">
            <text:p>2625</text:p>
          </table:table-cell>
          <table:table-cell office:value-type="float" office:value="27">
            <text:p>27</text:p>
          </table:table-cell>
          <table:table-cell office:value-type="float" office:value="0.973333333333333">
            <text:p>0,9733333333</text:p>
          </table:table-cell>
          <table:table-cell office:value-type="float" office:value="4.41">
            <text:p>4,41</text:p>
          </table:table-cell>
          <table:table-cell office:value-type="float" office:value="0.953333333333333">
            <text:p>0,9533333333</text:p>
          </table:table-cell>
          <table:table-cell office:value-type="float" office:value="4.05">
            <text:p>4,05</text:p>
          </table:table-cell>
          <table:table-cell office:value-type="float" office:value="1">
            <text:p>1</text:p>
          </table:table-cell>
          <table:table-cell office:value-type="float" office:value="5.16333333333333">
            <text:p>5,1633333333</text:p>
          </table:table-cell>
          <table:table-cell office:value-type="float" office:value="0.996666666666667">
            <text:p>0,9966666667</text:p>
          </table:table-cell>
          <table:table-cell office:value-type="float" office:value="4.40333333333333">
            <text:p>4,4033333333</text:p>
          </table:table-cell>
          <table:table-cell office:value-type="float" office:value="0.99">
            <text:p>0,99</text:p>
          </table:table-cell>
          <table:table-cell office:value-type="float" office:value="4.34333333333333">
            <text:p>4,3433333333</text:p>
          </table:table-cell>
          <table:table-cell office:value-type="float" office:value="0.983333333333333">
            <text:p>0,9833333333</text:p>
          </table:table-cell>
          <table:table-cell office:value-type="float" office:value="4.42">
            <text:p>4,42</text:p>
          </table:table-cell>
          <table:table-cell office:value-type="float" office:value="0.00666666666666667">
            <text:p>0,006666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1">
            <text:p>1</text:p>
          </table:table-cell>
          <table:table-cell office:value-type="float" office:value="4.1">
            <text:p>4,1</text:p>
          </table:table-cell>
          <table:table-cell office:value-type="float" office:value="0">
            <text:p>0</text:p>
          </table:table-cell>
          <table:table-cell office:value-type="float" office:value="2430">
            <text:p>2430</text:p>
          </table:table-cell>
          <table:table-cell office:value-type="float" office:value="27">
            <text:p>27</text:p>
          </table:table-cell>
          <table:table-cell office:value-type="float" office:value="0.986666666666667">
            <text:p>0,9866666667</text:p>
          </table:table-cell>
          <table:table-cell office:value-type="float" office:value="4.35666666666667">
            <text:p>4,3566666667</text:p>
          </table:table-cell>
          <table:table-cell office:value-type="float" office:value="0.98">
            <text:p>0,98</text:p>
          </table:table-cell>
          <table:table-cell office:value-type="float" office:value="4.05666666666667">
            <text:p>4,0566666667</text:p>
          </table:table-cell>
          <table:table-cell office:value-type="float" office:value="0.993333333333333">
            <text:p>0,9933333333</text:p>
          </table:table-cell>
          <table:table-cell office:value-type="float" office:value="4.9">
            <text:p>4,9</text:p>
          </table:table-cell>
          <table:table-cell office:value-type="float" office:value="1">
            <text:p>1</text:p>
          </table:table-cell>
          <table:table-cell office:value-type="float" office:value="4.15">
            <text:p>4,15</text:p>
          </table:table-cell>
          <table:table-cell office:value-type="float" office:value="0.986666666666667">
            <text:p>0,9866666667</text:p>
          </table:table-cell>
          <table:table-cell office:value-type="float" office:value="4.03666666666667">
            <text:p>4,0366666667</text:p>
          </table:table-cell>
          <table:table-cell office:value-type="float" office:value="0.993333333333333">
            <text:p>0,9933333333</text:p>
          </table:table-cell>
          <table:table-cell office:value-type="float" office:value="4.37">
            <text:p>4,37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1">
            <text:p>1</text:p>
          </table:table-cell>
          <table:table-cell office:value-type="float" office:value="4.2">
            <text:p>4,2</text:p>
          </table:table-cell>
          <table:table-cell office:value-type="float" office:value="0">
            <text:p>0</text:p>
          </table:table-cell>
          <table:table-cell office:value-type="float" office:value="2580">
            <text:p>2580</text:p>
          </table:table-cell>
          <table:table-cell office:value-type="float" office:value="26">
            <text:p>26</text:p>
          </table:table-cell>
          <table:table-cell office:value-type="float" office:value="0.986666666666667">
            <text:p>0,9866666667</text:p>
          </table:table-cell>
          <table:table-cell office:value-type="float" office:value="4.23333333333333">
            <text:p>4,2333333333</text:p>
          </table:table-cell>
          <table:table-cell office:value-type="float" office:value="0.976666666666667">
            <text:p>0,9766666667</text:p>
          </table:table-cell>
          <table:table-cell office:value-type="float" office:value="4.25">
            <text:p>4,25</text:p>
          </table:table-cell>
          <table:table-cell office:value-type="float" office:value="1">
            <text:p>1</text:p>
          </table:table-cell>
          <table:table-cell office:value-type="float" office:value="5.05333333333333">
            <text:p>5,0533333333</text:p>
          </table:table-cell>
          <table:table-cell office:value-type="float" office:value="1">
            <text:p>1</text:p>
          </table:table-cell>
          <table:table-cell office:value-type="float" office:value="4.23">
            <text:p>4,23</text:p>
          </table:table-cell>
          <table:table-cell office:value-type="float" office:value="0.983333333333333">
            <text:p>0,9833333333</text:p>
          </table:table-cell>
          <table:table-cell office:value-type="float" office:value="4.07">
            <text:p>4,07</text:p>
          </table:table-cell>
          <table:table-cell office:value-type="float" office:value="0.993333333333333">
            <text:p>0,9933333333</text:p>
          </table:table-cell>
          <table:table-cell office:value-type="float" office:value="4.26333333333333">
            <text:p>4,2633333333</text:p>
          </table:table-cell>
          <table:table-cell office:value-type="float" office:value="0.0133333333333333">
            <text:p>0,01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1">
            <text:p>1</text:p>
          </table:table-cell>
          <table:table-cell office:value-type="float" office:value="4.00666666666667">
            <text:p>4,0066666667</text:p>
          </table:table-cell>
          <table:table-cell office:value-type="float" office:value="0">
            <text:p>0</text:p>
          </table:table-cell>
          <table:table-cell office:value-type="float" office:value="2805">
            <text:p>2805</text:p>
          </table:table-cell>
          <table:table-cell office:value-type="float" office:value="26">
            <text:p>26</text:p>
          </table:table-cell>
          <table:table-cell office:value-type="float" office:value="0.986666666666667">
            <text:p>0,9866666667</text:p>
          </table:table-cell>
          <table:table-cell office:value-type="float" office:value="4.34666666666667">
            <text:p>4,3466666667</text:p>
          </table:table-cell>
          <table:table-cell office:value-type="float" office:value="0.97">
            <text:p>0,97</text:p>
          </table:table-cell>
          <table:table-cell office:value-type="float" office:value="3.97666666666667">
            <text:p>3,9766666667</text:p>
          </table:table-cell>
          <table:table-cell office:value-type="float" office:value="0.996666666666667">
            <text:p>0,9966666667</text:p>
          </table:table-cell>
          <table:table-cell office:value-type="float" office:value="5.08333333333333">
            <text:p>5,0833333333</text:p>
          </table:table-cell>
          <table:table-cell office:value-type="float" office:value="1">
            <text:p>1</text:p>
          </table:table-cell>
          <table:table-cell office:value-type="float" office:value="4.05333333333333">
            <text:p>4,0533333333</text:p>
          </table:table-cell>
          <table:table-cell office:value-type="float" office:value="0.983333333333333">
            <text:p>0,9833333333</text:p>
          </table:table-cell>
          <table:table-cell office:value-type="float" office:value="4.03666666666667">
            <text:p>4,0366666667</text:p>
          </table:table-cell>
          <table:table-cell office:value-type="float" office:value="0.983333333333333">
            <text:p>0,9833333333</text:p>
          </table:table-cell>
          <table:table-cell office:value-type="float" office:value="4.4">
            <text:p>4,4</text:p>
          </table:table-cell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.996677740863787">
            <text:p>0,9966777409</text:p>
          </table:table-cell>
          <table:table-cell office:value-type="float" office:value="4.09666666666667">
            <text:p>4,0966666667</text:p>
          </table:table-cell>
          <table:table-cell office:value-type="float" office:value="0">
            <text:p>0</text:p>
          </table:table-cell>
          <table:table-cell office:value-type="float" office:value="2775">
            <text:p>2775</text:p>
          </table:table-cell>
          <table:table-cell office:value-type="float" office:value="26">
            <text:p>26</text:p>
          </table:table-cell>
          <table:table-cell office:value-type="float" office:value="0.99">
            <text:p>0,99</text:p>
          </table:table-cell>
          <table:table-cell office:value-type="float" office:value="4.27333333333333">
            <text:p>4,2733333333</text:p>
          </table:table-cell>
          <table:table-cell office:value-type="float" office:value="0.966666666666667">
            <text:p>0,9666666667</text:p>
          </table:table-cell>
          <table:table-cell office:value-type="float" office:value="4.01666666666667">
            <text:p>4,0166666667</text:p>
          </table:table-cell>
          <table:table-cell office:value-type="float" office:value="0.993333333333333">
            <text:p>0,9933333333</text:p>
          </table:table-cell>
          <table:table-cell office:value-type="float" office:value="5.01666666666667">
            <text:p>5,0166666667</text:p>
          </table:table-cell>
          <table:table-cell office:value-type="float" office:value="0.996666666666667">
            <text:p>0,9966666667</text:p>
          </table:table-cell>
          <table:table-cell office:value-type="float" office:value="4.17333333333333">
            <text:p>4,1733333333</text:p>
          </table:table-cell>
          <table:table-cell office:value-type="float" office:value="0.98">
            <text:p>0,98</text:p>
          </table:table-cell>
          <table:table-cell office:value-type="float" office:value="4.05666666666667">
            <text:p>4,0566666667</text:p>
          </table:table-cell>
          <table:table-cell office:value-type="float" office:value="0.993333333333333">
            <text:p>0,9933333333</text:p>
          </table:table-cell>
          <table:table-cell office:value-type="float" office:value="4.45666666666667">
            <text:p>4,4566666667</text:p>
          </table:table-cell>
          <table:table-cell office:value-type="float" office:value="0.0166666666666667">
            <text:p>0,016666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1">
            <text:p>1</text:p>
          </table:table-cell>
          <table:table-cell office:value-type="float" office:value="4.11">
            <text:p>4,11</text:p>
          </table:table-cell>
          <table:table-cell office:value-type="float" office:value="0">
            <text:p>0</text:p>
          </table:table-cell>
          <table:table-cell office:value-type="float" office:value="2835">
            <text:p>2835</text:p>
          </table:table-cell>
          <table:table-cell office:value-type="float" office:value="26">
            <text:p>26</text:p>
          </table:table-cell>
          <table:table-cell office:value-type="float" office:value="0.99">
            <text:p>0,99</text:p>
          </table:table-cell>
          <table:table-cell office:value-type="float" office:value="4.1">
            <text:p>4,1</text:p>
          </table:table-cell>
          <table:table-cell office:value-type="float" office:value="0.96">
            <text:p>0,96</text:p>
          </table:table-cell>
          <table:table-cell office:value-type="float" office:value="4.14666666666667">
            <text:p>4,1466666667</text:p>
          </table:table-cell>
          <table:table-cell office:value-type="float" office:value="1">
            <text:p>1</text:p>
          </table:table-cell>
          <table:table-cell office:value-type="float" office:value="5.17">
            <text:p>5,17</text:p>
          </table:table-cell>
          <table:table-cell office:value-type="float" office:value="1">
            <text:p>1</text:p>
          </table:table-cell>
          <table:table-cell office:value-type="float" office:value="4.55333333333333">
            <text:p>4,5533333333</text:p>
          </table:table-cell>
          <table:table-cell office:value-type="float" office:value="0.986666666666667">
            <text:p>0,9866666667</text:p>
          </table:table-cell>
          <table:table-cell office:value-type="float" office:value="4.03333333333333">
            <text:p>4,0333333333</text:p>
          </table:table-cell>
          <table:table-cell office:value-type="float" office:value="0.993333333333333">
            <text:p>0,9933333333</text:p>
          </table:table-cell>
          <table:table-cell office:value-type="float" office:value="4.79666666666667">
            <text:p>4,7966666667</text:p>
          </table:table-cell>
          <table:table-cell office:value-type="float" office:value="0.04">
            <text:p>0,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office:value-type="float" office:value="3.99666666666667">
            <text:p>3,9966666667</text:p>
          </table:table-cell>
          <table:table-cell office:value-type="float" office:value="0">
            <text:p>0</text:p>
          </table:table-cell>
          <table:table-cell office:value-type="float" office:value="2805">
            <text:p>2805</text:p>
          </table:table-cell>
          <table:table-cell office:value-type="float" office:value="26">
            <text:p>26</text:p>
          </table:table-cell>
          <table:table-cell office:value-type="float" office:value="0.973333333333333">
            <text:p>0,9733333333</text:p>
          </table:table-cell>
          <table:table-cell office:value-type="float" office:value="4.27">
            <text:p>4,27</text:p>
          </table:table-cell>
          <table:table-cell office:value-type="float" office:value="0.96">
            <text:p>0,96</text:p>
          </table:table-cell>
          <table:table-cell office:value-type="float" office:value="4.08">
            <text:p>4,08</text:p>
          </table:table-cell>
          <table:table-cell office:value-type="float" office:value="1">
            <text:p>1</text:p>
          </table:table-cell>
          <table:table-cell office:value-type="float" office:value="5.21333333333333">
            <text:p>5,2133333333</text:p>
          </table:table-cell>
          <table:table-cell office:value-type="float" office:value="0.996666666666667">
            <text:p>0,9966666667</text:p>
          </table:table-cell>
          <table:table-cell office:value-type="float" office:value="4.24666666666667">
            <text:p>4,2466666667</text:p>
          </table:table-cell>
          <table:table-cell office:value-type="float" office:value="0.983333333333333">
            <text:p>0,9833333333</text:p>
          </table:table-cell>
          <table:table-cell office:value-type="float" office:value="3.99666666666667">
            <text:p>3,9966666667</text:p>
          </table:table-cell>
          <table:table-cell office:value-type="float" office:value="0.973333333333333">
            <text:p>0,9733333333</text:p>
          </table:table-cell>
          <table:table-cell office:value-type="float" office:value="4.73666666666667">
            <text:p>4,7366666667</text:p>
          </table:table-cell>
          <table:table-cell office:value-type="float" office:value="0.0133333333333333">
            <text:p>0,01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  <table:table-cell office:value-type="float" office:value="3.73666666666667">
            <text:p>3,7366666667</text:p>
          </table:table-cell>
          <table:table-cell office:value-type="float" office:value="0">
            <text:p>0</text:p>
          </table:table-cell>
          <table:table-cell office:value-type="float" office:value="2670">
            <text:p>2670</text:p>
          </table:table-cell>
          <table:table-cell office:value-type="float" office:value="26">
            <text:p>26</text:p>
          </table:table-cell>
          <table:table-cell office:value-type="float" office:value="0.963333333333333">
            <text:p>0,9633333333</text:p>
          </table:table-cell>
          <table:table-cell office:value-type="float" office:value="3.77">
            <text:p>3,77</text:p>
          </table:table-cell>
          <table:table-cell office:value-type="float" office:value="0.96">
            <text:p>0,96</text:p>
          </table:table-cell>
          <table:table-cell office:value-type="float" office:value="3.78333333333333">
            <text:p>3,7833333333</text:p>
          </table:table-cell>
          <table:table-cell office:value-type="float" office:value="1">
            <text:p>1</text:p>
          </table:table-cell>
          <table:table-cell office:value-type="float" office:value="4.93666666666667">
            <text:p>4,9366666667</text:p>
          </table:table-cell>
          <table:table-cell office:value-type="float" office:value="1">
            <text:p>1</text:p>
          </table:table-cell>
          <table:table-cell office:value-type="float" office:value="4.16666666666667">
            <text:p>4,1666666667</text:p>
          </table:table-cell>
          <table:table-cell office:value-type="float" office:value="0.976666666666667">
            <text:p>0,9766666667</text:p>
          </table:table-cell>
          <table:table-cell office:value-type="float" office:value="3.92">
            <text:p>3,92</text:p>
          </table:table-cell>
          <table:table-cell office:value-type="float" office:value="0.963333333333333">
            <text:p>0,9633333333</text:p>
          </table:table-cell>
          <table:table-cell office:value-type="float" office:value="4.38666666666667">
            <text:p>4,3866666667</text:p>
          </table:table-cell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3.78666666666667">
            <text:p>3,7866666667</text:p>
          </table:table-cell>
          <table:table-cell office:value-type="float" office:value="0">
            <text:p>0</text:p>
          </table:table-cell>
          <table:table-cell office:value-type="float" office:value="2595">
            <text:p>2595</text:p>
          </table:table-cell>
          <table:table-cell office:value-type="float" office:value="26">
            <text:p>26</text:p>
          </table:table-cell>
          <table:table-cell office:value-type="float" office:value="0.986666666666667">
            <text:p>0,9866666667</text:p>
          </table:table-cell>
          <table:table-cell office:value-type="float" office:value="4.14666666666667">
            <text:p>4,1466666667</text:p>
          </table:table-cell>
          <table:table-cell office:value-type="float" office:value="0.963333333333333">
            <text:p>0,9633333333</text:p>
          </table:table-cell>
          <table:table-cell office:value-type="float" office:value="3.89333333333333">
            <text:p>3,8933333333</text:p>
          </table:table-cell>
          <table:table-cell office:value-type="float" office:value="0.996666666666667">
            <text:p>0,9966666667</text:p>
          </table:table-cell>
          <table:table-cell office:value-type="float" office:value="4.94333333333333">
            <text:p>4,9433333333</text:p>
          </table:table-cell>
          <table:table-cell office:value-type="float" office:value="0.993333333333333">
            <text:p>0,9933333333</text:p>
          </table:table-cell>
          <table:table-cell office:value-type="float" office:value="4.00666666666667">
            <text:p>4,0066666667</text:p>
          </table:table-cell>
          <table:table-cell office:value-type="float" office:value="0.976666666666667">
            <text:p>0,9766666667</text:p>
          </table:table-cell>
          <table:table-cell office:value-type="float" office:value="3.93333333333333">
            <text:p>3,9333333333</text:p>
          </table:table-cell>
          <table:table-cell office:value-type="float" office:value="0.97">
            <text:p>0,97</text:p>
          </table:table-cell>
          <table:table-cell office:value-type="float" office:value="4.43">
            <text:p>4,43</text:p>
          </table:table-cell>
          <table:table-cell office:value-type="float" office:value="0.0266666666666667">
            <text:p>0,026666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3.91">
            <text:p>3,91</text:p>
          </table:table-cell>
          <table:table-cell office:value-type="float" office:value="0">
            <text:p>0</text:p>
          </table:table-cell>
          <table:table-cell office:value-type="float" office:value="2700">
            <text:p>2700</text:p>
          </table:table-cell>
          <table:table-cell office:value-type="float" office:value="26">
            <text:p>26</text:p>
          </table:table-cell>
          <table:table-cell office:value-type="float" office:value="0.963333333333333">
            <text:p>0,9633333333</text:p>
          </table:table-cell>
          <table:table-cell office:value-type="float" office:value="4.03">
            <text:p>4,03</text:p>
          </table:table-cell>
          <table:table-cell office:value-type="float" office:value="0.973333333333333">
            <text:p>0,9733333333</text:p>
          </table:table-cell>
          <table:table-cell office:value-type="float" office:value="3.83">
            <text:p>3,83</text:p>
          </table:table-cell>
          <table:table-cell office:value-type="float" office:value="0.993333333333333">
            <text:p>0,9933333333</text:p>
          </table:table-cell>
          <table:table-cell office:value-type="float" office:value="4.90333333333333">
            <text:p>4,9033333333</text:p>
          </table:table-cell>
          <table:table-cell office:value-type="float" office:value="1">
            <text:p>1</text:p>
          </table:table-cell>
          <table:table-cell office:value-type="float" office:value="4.11666666666667">
            <text:p>4,1166666667</text:p>
          </table:table-cell>
          <table:table-cell office:value-type="float" office:value="0.98">
            <text:p>0,98</text:p>
          </table:table-cell>
          <table:table-cell office:value-type="float" office:value="3.76333333333333">
            <text:p>3,7633333333</text:p>
          </table:table-cell>
          <table:table-cell office:value-type="float" office:value="0.98">
            <text:p>0,98</text:p>
          </table:table-cell>
          <table:table-cell office:value-type="float" office:value="4.32333333333333">
            <text:p>4,3233333333</text:p>
          </table:table-cell>
          <table:table-cell office:value-type="float" office:value="0.00333333333333333">
            <text:p>0,00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0.996677740863787">
            <text:p>0,9966777409</text:p>
          </table:table-cell>
          <table:table-cell office:value-type="float" office:value="3.91666666666667">
            <text:p>3,9166666667</text:p>
          </table:table-cell>
          <table:table-cell office:value-type="float" office:value="0">
            <text:p>0</text:p>
          </table:table-cell>
          <table:table-cell office:value-type="float" office:value="2550">
            <text:p>2550</text:p>
          </table:table-cell>
          <table:table-cell office:value-type="float" office:value="26">
            <text:p>26</text:p>
          </table:table-cell>
          <table:table-cell office:value-type="float" office:value="0.98">
            <text:p>0,98</text:p>
          </table:table-cell>
          <table:table-cell office:value-type="float" office:value="4.04666666666667">
            <text:p>4,0466666667</text:p>
          </table:table-cell>
          <table:table-cell office:value-type="float" office:value="0.98">
            <text:p>0,98</text:p>
          </table:table-cell>
          <table:table-cell office:value-type="float" office:value="3.83">
            <text:p>3,83</text:p>
          </table:table-cell>
          <table:table-cell office:value-type="float" office:value="1">
            <text:p>1</text:p>
          </table:table-cell>
          <table:table-cell office:value-type="float" office:value="4.86">
            <text:p>4,86</text:p>
          </table:table-cell>
          <table:table-cell office:value-type="float" office:value="1">
            <text:p>1</text:p>
          </table:table-cell>
          <table:table-cell office:value-type="float" office:value="4.14666666666667">
            <text:p>4,1466666667</text:p>
          </table:table-cell>
          <table:table-cell office:value-type="float" office:value="0.986666666666667">
            <text:p>0,9866666667</text:p>
          </table:table-cell>
          <table:table-cell office:value-type="float" office:value="3.78333333333333">
            <text:p>3,7833333333</text:p>
          </table:table-cell>
          <table:table-cell office:value-type="float" office:value="0.98">
            <text:p>0,98</text:p>
          </table:table-cell>
          <table:table-cell office:value-type="float" office:value="4.58">
            <text:p>4,58</text:p>
          </table:table-cell>
          <table:table-cell office:value-type="float" office:value="0.0466666666666667">
            <text:p>0,046666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0.996677740863787">
            <text:p>0,9966777409</text:p>
          </table:table-cell>
          <table:table-cell office:value-type="float" office:value="3.78333333333333">
            <text:p>3,7833333333</text:p>
          </table:table-cell>
          <table:table-cell office:value-type="float" office:value="0">
            <text:p>0</text:p>
          </table:table-cell>
          <table:table-cell office:value-type="float" office:value="2550">
            <text:p>2550</text:p>
          </table:table-cell>
          <table:table-cell office:value-type="float" office:value="26">
            <text:p>26</text:p>
          </table:table-cell>
          <table:table-cell office:value-type="float" office:value="0.986666666666667">
            <text:p>0,9866666667</text:p>
          </table:table-cell>
          <table:table-cell office:value-type="float" office:value="4.20666666666667">
            <text:p>4,2066666667</text:p>
          </table:table-cell>
          <table:table-cell office:value-type="float" office:value="0.966666666666667">
            <text:p>0,9666666667</text:p>
          </table:table-cell>
          <table:table-cell office:value-type="float" office:value="3.69333333333333">
            <text:p>3,6933333333</text:p>
          </table:table-cell>
          <table:table-cell office:value-type="float" office:value="1">
            <text:p>1</text:p>
          </table:table-cell>
          <table:table-cell office:value-type="float" office:value="4.91">
            <text:p>4,91</text:p>
          </table:table-cell>
          <table:table-cell office:value-type="float" office:value="0.996666666666667">
            <text:p>0,9966666667</text:p>
          </table:table-cell>
          <table:table-cell office:value-type="float" office:value="4.31">
            <text:p>4,31</text:p>
          </table:table-cell>
          <table:table-cell office:value-type="float" office:value="0.99">
            <text:p>0,99</text:p>
          </table:table-cell>
          <table:table-cell office:value-type="float" office:value="3.74333333333333">
            <text:p>3,7433333333</text:p>
          </table:table-cell>
          <table:table-cell office:value-type="float" office:value="0.976666666666667">
            <text:p>0,9766666667</text:p>
          </table:table-cell>
          <table:table-cell office:value-type="float" office:value="4.44333333333333">
            <text:p>4,4433333333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1">
            <text:p>1</text:p>
          </table:table-cell>
          <table:table-cell office:value-type="float" office:value="3.65666666666667">
            <text:p>3,6566666667</text:p>
          </table:table-cell>
          <table:table-cell office:value-type="float" office:value="0">
            <text:p>0</text:p>
          </table:table-cell>
          <table:table-cell office:value-type="float" office:value="2325">
            <text:p>2325</text:p>
          </table:table-cell>
          <table:table-cell office:value-type="float" office:value="26">
            <text:p>26</text:p>
          </table:table-cell>
          <table:table-cell office:value-type="float" office:value="0.98">
            <text:p>0,98</text:p>
          </table:table-cell>
          <table:table-cell office:value-type="float" office:value="4">
            <text:p>4</text:p>
          </table:table-cell>
          <table:table-cell office:value-type="float" office:value="0.963333333333333">
            <text:p>0,9633333333</text:p>
          </table:table-cell>
          <table:table-cell office:value-type="float" office:value="3.77666666666667">
            <text:p>3,7766666667</text:p>
          </table:table-cell>
          <table:table-cell office:value-type="float" office:value="0.99">
            <text:p>0,99</text:p>
          </table:table-cell>
          <table:table-cell office:value-type="float" office:value="4.91">
            <text:p>4,91</text:p>
          </table:table-cell>
          <table:table-cell office:value-type="float" office:value="0.996666666666667">
            <text:p>0,9966666667</text:p>
          </table:table-cell>
          <table:table-cell office:value-type="float" office:value="4.28">
            <text:p>4,28</text:p>
          </table:table-cell>
          <table:table-cell office:value-type="float" office:value="0.99">
            <text:p>0,99</text:p>
          </table:table-cell>
          <table:table-cell office:value-type="float" office:value="3.99666666666667">
            <text:p>3,9966666667</text:p>
          </table:table-cell>
          <table:table-cell office:value-type="float" office:value="0.976666666666667">
            <text:p>0,9766666667</text:p>
          </table:table-cell>
          <table:table-cell office:value-type="float" office:value="4.52666666666667">
            <text:p>4,5266666667</text:p>
          </table:table-cell>
          <table:table-cell office:value-type="float" office:value="0.0133333333333333">
            <text:p>0,01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1">
            <text:p>1</text:p>
          </table:table-cell>
          <table:table-cell office:value-type="float" office:value="3.82666666666667">
            <text:p>3,8266666667</text:p>
          </table:table-cell>
          <table:table-cell office:value-type="float" office:value="0">
            <text:p>0</text:p>
          </table:table-cell>
          <table:table-cell office:value-type="float" office:value="2325">
            <text:p>2325</text:p>
          </table:table-cell>
          <table:table-cell office:value-type="float" office:value="26">
            <text:p>26</text:p>
          </table:table-cell>
          <table:table-cell office:value-type="float" office:value="0.98">
            <text:p>0,98</text:p>
          </table:table-cell>
          <table:table-cell office:value-type="float" office:value="4.19333333333333">
            <text:p>4,1933333333</text:p>
          </table:table-cell>
          <table:table-cell office:value-type="float" office:value="0.97">
            <text:p>0,97</text:p>
          </table:table-cell>
          <table:table-cell office:value-type="float" office:value="3.83333333333333">
            <text:p>3,8333333333</text:p>
          </table:table-cell>
          <table:table-cell office:value-type="float" office:value="0.996666666666667">
            <text:p>0,9966666667</text:p>
          </table:table-cell>
          <table:table-cell office:value-type="float" office:value="4.88333333333333">
            <text:p>4,8833333333</text:p>
          </table:table-cell>
          <table:table-cell office:value-type="float" office:value="1">
            <text:p>1</text:p>
          </table:table-cell>
          <table:table-cell office:value-type="float" office:value="4.24">
            <text:p>4,24</text:p>
          </table:table-cell>
          <table:table-cell office:value-type="float" office:value="0.993333333333333">
            <text:p>0,9933333333</text:p>
          </table:table-cell>
          <table:table-cell office:value-type="float" office:value="3.85666666666667">
            <text:p>3,8566666667</text:p>
          </table:table-cell>
          <table:table-cell office:value-type="float" office:value="0.973333333333333">
            <text:p>0,9733333333</text:p>
          </table:table-cell>
          <table:table-cell office:value-type="float" office:value="4.87">
            <text:p>4,8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1">
            <text:p>1</text:p>
          </table:table-cell>
          <table:table-cell office:value-type="float" office:value="3.71666666666667">
            <text:p>3,7166666667</text:p>
          </table:table-cell>
          <table:table-cell office:value-type="float" office:value="0">
            <text:p>0</text:p>
          </table:table-cell>
          <table:table-cell office:value-type="float" office:value="2340">
            <text:p>2340</text:p>
          </table:table-cell>
          <table:table-cell office:value-type="float" office:value="26">
            <text:p>26</text:p>
          </table:table-cell>
          <table:table-cell office:value-type="float" office:value="0.993333333333333">
            <text:p>0,9933333333</text:p>
          </table:table-cell>
          <table:table-cell office:value-type="float" office:value="4.44666666666667">
            <text:p>4,4466666667</text:p>
          </table:table-cell>
          <table:table-cell office:value-type="float" office:value="0.953333333333333">
            <text:p>0,9533333333</text:p>
          </table:table-cell>
          <table:table-cell office:value-type="float" office:value="3.93">
            <text:p>3,93</text:p>
          </table:table-cell>
          <table:table-cell office:value-type="float" office:value="0.996666666666667">
            <text:p>0,9966666667</text:p>
          </table:table-cell>
          <table:table-cell office:value-type="float" office:value="5.36">
            <text:p>5,36</text:p>
          </table:table-cell>
          <table:table-cell office:value-type="float" office:value="1">
            <text:p>1</text:p>
          </table:table-cell>
          <table:table-cell office:value-type="float" office:value="4.37">
            <text:p>4,37</text:p>
          </table:table-cell>
          <table:table-cell office:value-type="float" office:value="0.973333333333333">
            <text:p>0,9733333333</text:p>
          </table:table-cell>
          <table:table-cell office:value-type="float" office:value="3.84666666666667">
            <text:p>3,8466666667</text:p>
          </table:table-cell>
          <table:table-cell office:value-type="float" office:value="0.963333333333333">
            <text:p>0,9633333333</text:p>
          </table:table-cell>
          <table:table-cell office:value-type="float" office:value="5.07">
            <text:p>5,07</text:p>
          </table:table-cell>
          <table:table-cell office:value-type="float" office:value="0.0166666666666667">
            <text:p>0,016666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0.996677740863787">
            <text:p>0,9966777409</text:p>
          </table:table-cell>
          <table:table-cell office:value-type="float" office:value="3.73">
            <text:p>3,73</text:p>
          </table:table-cell>
          <table:table-cell office:value-type="float" office:value="0">
            <text:p>0</text:p>
          </table:table-cell>
          <table:table-cell office:value-type="float" office:value="1965">
            <text:p>1965</text:p>
          </table:table-cell>
          <table:table-cell office:value-type="float" office:value="26">
            <text:p>26</text:p>
          </table:table-cell>
          <table:table-cell office:value-type="float" office:value="0.973333333333333">
            <text:p>0,9733333333</text:p>
          </table:table-cell>
          <table:table-cell office:value-type="float" office:value="4.40333333333333">
            <text:p>4,4033333333</text:p>
          </table:table-cell>
          <table:table-cell office:value-type="float" office:value="0.953333333333333">
            <text:p>0,9533333333</text:p>
          </table:table-cell>
          <table:table-cell office:value-type="float" office:value="4.04">
            <text:p>4,04</text:p>
          </table:table-cell>
          <table:table-cell office:value-type="float" office:value="1">
            <text:p>1</text:p>
          </table:table-cell>
          <table:table-cell office:value-type="float" office:value="5.55">
            <text:p>5,55</text:p>
          </table:table-cell>
          <table:table-cell office:value-type="float" office:value="1">
            <text:p>1</text:p>
          </table:table-cell>
          <table:table-cell office:value-type="float" office:value="4.3">
            <text:p>4,3</text:p>
          </table:table-cell>
          <table:table-cell office:value-type="float" office:value="0.963333333333333">
            <text:p>0,9633333333</text:p>
          </table:table-cell>
          <table:table-cell office:value-type="float" office:value="3.80333333333333">
            <text:p>3,8033333333</text:p>
          </table:table-cell>
          <table:table-cell office:value-type="float" office:value="0.946666666666667">
            <text:p>0,9466666667</text:p>
          </table:table-cell>
          <table:table-cell office:value-type="float" office:value="4.97333333333333">
            <text:p>4,9733333333</text:p>
          </table:table-cell>
          <table:table-cell office:value-type="float" office:value="0.0166666666666667">
            <text:p>0,016666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1">
            <text:p>1</text:p>
          </table:table-cell>
          <table:table-cell office:value-type="float" office:value="3.78333333333333">
            <text:p>3,7833333333</text:p>
          </table:table-cell>
          <table:table-cell office:value-type="float" office:value="0">
            <text:p>0</text:p>
          </table:table-cell>
          <table:table-cell office:value-type="float" office:value="2025">
            <text:p>2025</text:p>
          </table:table-cell>
          <table:table-cell office:value-type="float" office:value="26">
            <text:p>26</text:p>
          </table:table-cell>
          <table:table-cell office:value-type="float" office:value="0.99">
            <text:p>0,99</text:p>
          </table:table-cell>
          <table:table-cell office:value-type="float" office:value="4.6">
            <text:p>4,6</text:p>
          </table:table-cell>
          <table:table-cell office:value-type="float" office:value="0.96">
            <text:p>0,96</text:p>
          </table:table-cell>
          <table:table-cell office:value-type="float" office:value="3.86333333333333">
            <text:p>3,8633333333</text:p>
          </table:table-cell>
          <table:table-cell office:value-type="float" office:value="0.996666666666667">
            <text:p>0,9966666667</text:p>
          </table:table-cell>
          <table:table-cell office:value-type="float" office:value="5.1">
            <text:p>5,1</text:p>
          </table:table-cell>
          <table:table-cell office:value-type="float" office:value="1">
            <text:p>1</text:p>
          </table:table-cell>
          <table:table-cell office:value-type="float" office:value="4.26333333333333">
            <text:p>4,2633333333</text:p>
          </table:table-cell>
          <table:table-cell office:value-type="float" office:value="0.97">
            <text:p>0,97</text:p>
          </table:table-cell>
          <table:table-cell office:value-type="float" office:value="3.77333333333333">
            <text:p>3,7733333333</text:p>
          </table:table-cell>
          <table:table-cell office:value-type="float" office:value="0.963333333333333">
            <text:p>0,9633333333</text:p>
          </table:table-cell>
          <table:table-cell office:value-type="float" office:value="4.83333333333333">
            <text:p>4,8333333333</text:p>
          </table:table-cell>
          <table:table-cell office:value-type="float" office:value="0.0133333333333333">
            <text:p>0,01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1">
            <text:p>1</text:p>
          </table:table-cell>
          <table:table-cell office:value-type="float" office:value="3.83666666666667">
            <text:p>3,8366666667</text:p>
          </table:table-cell>
          <table:table-cell office:value-type="float" office:value="0">
            <text:p>0</text:p>
          </table:table-cell>
          <table:table-cell office:value-type="float" office:value="2070">
            <text:p>2070</text:p>
          </table:table-cell>
          <table:table-cell office:value-type="float" office:value="26">
            <text:p>26</text:p>
          </table:table-cell>
          <table:table-cell office:value-type="float" office:value="0.97">
            <text:p>0,97</text:p>
          </table:table-cell>
          <table:table-cell office:value-type="float" office:value="4.43">
            <text:p>4,43</text:p>
          </table:table-cell>
          <table:table-cell office:value-type="float" office:value="0.943333333333333">
            <text:p>0,9433333333</text:p>
          </table:table-cell>
          <table:table-cell office:value-type="float" office:value="3.97">
            <text:p>3,97</text:p>
          </table:table-cell>
          <table:table-cell office:value-type="float" office:value="1">
            <text:p>1</text:p>
          </table:table-cell>
          <table:table-cell office:value-type="float" office:value="5.01">
            <text:p>5,01</text:p>
          </table:table-cell>
          <table:table-cell office:value-type="float" office:value="1">
            <text:p>1</text:p>
          </table:table-cell>
          <table:table-cell office:value-type="float" office:value="4.38">
            <text:p>4,38</text:p>
          </table:table-cell>
          <table:table-cell office:value-type="float" office:value="0.973333333333333">
            <text:p>0,9733333333</text:p>
          </table:table-cell>
          <table:table-cell office:value-type="float" office:value="3.7">
            <text:p>3,7</text:p>
          </table:table-cell>
          <table:table-cell office:value-type="float" office:value="0.956666666666667">
            <text:p>0,9566666667</text:p>
          </table:table-cell>
          <table:table-cell office:value-type="float" office:value="4.70333333333333">
            <text:p>4,70333333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1">
            <text:p>1</text:p>
          </table:table-cell>
          <table:table-cell office:value-type="float" office:value="3.55">
            <text:p>3,55</text:p>
          </table:table-cell>
          <table:table-cell office:value-type="float" office:value="0">
            <text:p>0</text:p>
          </table:table-cell>
          <table:table-cell office:value-type="float" office:value="1965">
            <text:p>1965</text:p>
          </table:table-cell>
          <table:table-cell office:value-type="float" office:value="25">
            <text:p>25</text:p>
          </table:table-cell>
          <table:table-cell office:value-type="float" office:value="0.973333333333333">
            <text:p>0,9733333333</text:p>
          </table:table-cell>
          <table:table-cell office:value-type="float" office:value="4.37333333333333">
            <text:p>4,3733333333</text:p>
          </table:table-cell>
          <table:table-cell office:value-type="float" office:value="0.96">
            <text:p>0,96</text:p>
          </table:table-cell>
          <table:table-cell office:value-type="float" office:value="3.90333333333333">
            <text:p>3,9033333333</text:p>
          </table:table-cell>
          <table:table-cell office:value-type="float" office:value="0.996666666666667">
            <text:p>0,9966666667</text:p>
          </table:table-cell>
          <table:table-cell office:value-type="float" office:value="4.94666666666667">
            <text:p>4,9466666667</text:p>
          </table:table-cell>
          <table:table-cell office:value-type="float" office:value="1">
            <text:p>1</text:p>
          </table:table-cell>
          <table:table-cell office:value-type="float" office:value="4.42333333333333">
            <text:p>4,4233333333</text:p>
          </table:table-cell>
          <table:table-cell office:value-type="float" office:value="0.98">
            <text:p>0,98</text:p>
          </table:table-cell>
          <table:table-cell office:value-type="float" office:value="3.64">
            <text:p>3,64</text:p>
          </table:table-cell>
          <table:table-cell office:value-type="float" office:value="0.976666666666667">
            <text:p>0,9766666667</text:p>
          </table:table-cell>
          <table:table-cell office:value-type="float" office:value="4.64666666666667">
            <text:p>4,6466666667</text:p>
          </table:table-cell>
          <table:table-cell office:value-type="float" office:value="0.00666666666666667">
            <text:p>0,006666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1">
            <text:p>1</text:p>
          </table:table-cell>
          <table:table-cell office:value-type="float" office:value="3.88666666666667">
            <text:p>3,8866666667</text:p>
          </table:table-cell>
          <table:table-cell office:value-type="float" office:value="0">
            <text:p>0</text:p>
          </table:table-cell>
          <table:table-cell office:value-type="float" office:value="2100">
            <text:p>2100</text:p>
          </table:table-cell>
          <table:table-cell office:value-type="float" office:value="25">
            <text:p>25</text:p>
          </table:table-cell>
          <table:table-cell office:value-type="float" office:value="0.986666666666667">
            <text:p>0,9866666667</text:p>
          </table:table-cell>
          <table:table-cell office:value-type="float" office:value="4.23333333333333">
            <text:p>4,2333333333</text:p>
          </table:table-cell>
          <table:table-cell office:value-type="float" office:value="0.95">
            <text:p>0,95</text:p>
          </table:table-cell>
          <table:table-cell office:value-type="float" office:value="3.78">
            <text:p>3,78</text:p>
          </table:table-cell>
          <table:table-cell office:value-type="float" office:value="1">
            <text:p>1</text:p>
          </table:table-cell>
          <table:table-cell office:value-type="float" office:value="5.17">
            <text:p>5,17</text:p>
          </table:table-cell>
          <table:table-cell office:value-type="float" office:value="1">
            <text:p>1</text:p>
          </table:table-cell>
          <table:table-cell office:value-type="float" office:value="4.33666666666667">
            <text:p>4,3366666667</text:p>
          </table:table-cell>
          <table:table-cell office:value-type="float" office:value="0.983333333333333">
            <text:p>0,9833333333</text:p>
          </table:table-cell>
          <table:table-cell office:value-type="float" office:value="3.93">
            <text:p>3,93</text:p>
          </table:table-cell>
          <table:table-cell office:value-type="float" office:value="0.966666666666667">
            <text:p>0,9666666667</text:p>
          </table:table-cell>
          <table:table-cell office:value-type="float" office:value="4.76333333333333">
            <text:p>4,7633333333</text:p>
          </table:table-cell>
          <table:table-cell office:value-type="float" office:value="0.0233333333333333">
            <text:p>0,02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1">
            <text:p>1</text:p>
          </table:table-cell>
          <table:table-cell office:value-type="float" office:value="3.88666666666667">
            <text:p>3,8866666667</text:p>
          </table:table-cell>
          <table:table-cell office:value-type="float" office:value="0">
            <text:p>0</text:p>
          </table:table-cell>
          <table:table-cell office:value-type="float" office:value="1980">
            <text:p>1980</text:p>
          </table:table-cell>
          <table:table-cell office:value-type="float" office:value="25">
            <text:p>25</text:p>
          </table:table-cell>
          <table:table-cell office:value-type="float" office:value="0.973333333333333">
            <text:p>0,9733333333</text:p>
          </table:table-cell>
          <table:table-cell office:value-type="float" office:value="4.06333333333333">
            <text:p>4,0633333333</text:p>
          </table:table-cell>
          <table:table-cell office:value-type="float" office:value="0.963333333333333">
            <text:p>0,9633333333</text:p>
          </table:table-cell>
          <table:table-cell office:value-type="float" office:value="3.90666666666667">
            <text:p>3,9066666667</text:p>
          </table:table-cell>
          <table:table-cell office:value-type="float" office:value="1">
            <text:p>1</text:p>
          </table:table-cell>
          <table:table-cell office:value-type="float" office:value="5.06333333333333">
            <text:p>5,0633333333</text:p>
          </table:table-cell>
          <table:table-cell office:value-type="float" office:value="1">
            <text:p>1</text:p>
          </table:table-cell>
          <table:table-cell office:value-type="float" office:value="4.20666666666667">
            <text:p>4,2066666667</text:p>
          </table:table-cell>
          <table:table-cell office:value-type="float" office:value="0.976666666666667">
            <text:p>0,9766666667</text:p>
          </table:table-cell>
          <table:table-cell office:value-type="float" office:value="3.75">
            <text:p>3,75</text:p>
          </table:table-cell>
          <table:table-cell office:value-type="float" office:value="0.973333333333333">
            <text:p>0,9733333333</text:p>
          </table:table-cell>
          <table:table-cell office:value-type="float" office:value="4.95333333333333">
            <text:p>4,9533333333</text:p>
          </table:table-cell>
          <table:table-cell office:value-type="float" office:value="0.0133333333333333">
            <text:p>0,01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1">
            <text:p>1</text:p>
          </table:table-cell>
          <table:table-cell office:value-type="float" office:value="3.96333333333333">
            <text:p>3,9633333333</text:p>
          </table:table-cell>
          <table:table-cell office:value-type="float" office:value="0">
            <text:p>0</text:p>
          </table:table-cell>
          <table:table-cell office:value-type="float" office:value="2145">
            <text:p>2145</text:p>
          </table:table-cell>
          <table:table-cell office:value-type="float" office:value="25">
            <text:p>25</text:p>
          </table:table-cell>
          <table:table-cell office:value-type="float" office:value="0.976666666666667">
            <text:p>0,9766666667</text:p>
          </table:table-cell>
          <table:table-cell office:value-type="float" office:value="4.79333333333333">
            <text:p>4,7933333333</text:p>
          </table:table-cell>
          <table:table-cell office:value-type="float" office:value="0.986666666666667">
            <text:p>0,9866666667</text:p>
          </table:table-cell>
          <table:table-cell office:value-type="float" office:value="4.13333333333333">
            <text:p>4,1333333333</text:p>
          </table:table-cell>
          <table:table-cell office:value-type="float" office:value="0.993333333333333">
            <text:p>0,9933333333</text:p>
          </table:table-cell>
          <table:table-cell office:value-type="float" office:value="5.24333333333333">
            <text:p>5,2433333333</text:p>
          </table:table-cell>
          <table:table-cell office:value-type="float" office:value="1">
            <text:p>1</text:p>
          </table:table-cell>
          <table:table-cell office:value-type="float" office:value="4.65666666666667">
            <text:p>4,6566666667</text:p>
          </table:table-cell>
          <table:table-cell office:value-type="float" office:value="0.983333333333333">
            <text:p>0,9833333333</text:p>
          </table:table-cell>
          <table:table-cell office:value-type="float" office:value="3.93333333333333">
            <text:p>3,9333333333</text:p>
          </table:table-cell>
          <table:table-cell office:value-type="float" office:value="0.983333333333333">
            <text:p>0,9833333333</text:p>
          </table:table-cell>
          <table:table-cell office:value-type="float" office:value="4.75">
            <text:p>4,7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1">
            <text:p>1</text:p>
          </table:table-cell>
          <table:table-cell office:value-type="float" office:value="4.02333333333333">
            <text:p>4,0233333333</text:p>
          </table:table-cell>
          <table:table-cell office:value-type="float" office:value="0">
            <text:p>0</text:p>
          </table:table-cell>
          <table:table-cell office:value-type="float" office:value="2190">
            <text:p>2190</text:p>
          </table:table-cell>
          <table:table-cell office:value-type="float" office:value="25">
            <text:p>25</text:p>
          </table:table-cell>
          <table:table-cell office:value-type="float" office:value="0.983333333333333">
            <text:p>0,9833333333</text:p>
          </table:table-cell>
          <table:table-cell office:value-type="float" office:value="4.51333333333333">
            <text:p>4,5133333333</text:p>
          </table:table-cell>
          <table:table-cell office:value-type="float" office:value="0.976666666666667">
            <text:p>0,9766666667</text:p>
          </table:table-cell>
          <table:table-cell office:value-type="float" office:value="4.12333333333333">
            <text:p>4,1233333333</text:p>
          </table:table-cell>
          <table:table-cell office:value-type="float" office:value="1">
            <text:p>1</text:p>
          </table:table-cell>
          <table:table-cell office:value-type="float" office:value="5.03333333333333">
            <text:p>5,0333333333</text:p>
          </table:table-cell>
          <table:table-cell office:value-type="float" office:value="1">
            <text:p>1</text:p>
          </table:table-cell>
          <table:table-cell office:value-type="float" office:value="4.57333333333333">
            <text:p>4,5733333333</text:p>
          </table:table-cell>
          <table:table-cell office:value-type="float" office:value="0.973333333333333">
            <text:p>0,9733333333</text:p>
          </table:table-cell>
          <table:table-cell office:value-type="float" office:value="3.87666666666667">
            <text:p>3,8766666667</text:p>
          </table:table-cell>
          <table:table-cell office:value-type="float" office:value="0.973333333333333">
            <text:p>0,9733333333</text:p>
          </table:table-cell>
          <table:table-cell office:value-type="float" office:value="4.93666666666667">
            <text:p>4,9366666667</text:p>
          </table:table-cell>
          <table:table-cell office:value-type="float" office:value="0.0133333333333333">
            <text:p>0,01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1">
            <text:p>1</text:p>
          </table:table-cell>
          <table:table-cell office:value-type="float" office:value="3.90333333333333">
            <text:p>3,9033333333</text:p>
          </table:table-cell>
          <table:table-cell office:value-type="float" office:value="0">
            <text:p>0</text:p>
          </table:table-cell>
          <table:table-cell office:value-type="float" office:value="2040">
            <text:p>2040</text:p>
          </table:table-cell>
          <table:table-cell office:value-type="float" office:value="25">
            <text:p>25</text:p>
          </table:table-cell>
          <table:table-cell office:value-type="float" office:value="0.963333333333333">
            <text:p>0,9633333333</text:p>
          </table:table-cell>
          <table:table-cell office:value-type="float" office:value="4.1">
            <text:p>4,1</text:p>
          </table:table-cell>
          <table:table-cell office:value-type="float" office:value="0.963333333333333">
            <text:p>0,9633333333</text:p>
          </table:table-cell>
          <table:table-cell office:value-type="float" office:value="4.01333333333333">
            <text:p>4,0133333333</text:p>
          </table:table-cell>
          <table:table-cell office:value-type="float" office:value="1">
            <text:p>1</text:p>
          </table:table-cell>
          <table:table-cell office:value-type="float" office:value="5.31">
            <text:p>5,31</text:p>
          </table:table-cell>
          <table:table-cell office:value-type="float" office:value="1">
            <text:p>1</text:p>
          </table:table-cell>
          <table:table-cell office:value-type="float" office:value="4.45333333333333">
            <text:p>4,4533333333</text:p>
          </table:table-cell>
          <table:table-cell office:value-type="float" office:value="0.983333333333333">
            <text:p>0,9833333333</text:p>
          </table:table-cell>
          <table:table-cell office:value-type="float" office:value="3.73666666666667">
            <text:p>3,7366666667</text:p>
          </table:table-cell>
          <table:table-cell office:value-type="float" office:value="0.966666666666667">
            <text:p>0,9666666667</text:p>
          </table:table-cell>
          <table:table-cell office:value-type="float" office:value="5.01666666666667">
            <text:p>5,01666666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1">
            <text:p>1</text:p>
          </table:table-cell>
          <table:table-cell office:value-type="float" office:value="4.02">
            <text:p>4,02</text:p>
          </table:table-cell>
          <table:table-cell office:value-type="float" office:value="0">
            <text:p>0</text:p>
          </table:table-cell>
          <table:table-cell office:value-type="float" office:value="1920">
            <text:p>1920</text:p>
          </table:table-cell>
          <table:table-cell office:value-type="float" office:value="25">
            <text:p>25</text:p>
          </table:table-cell>
          <table:table-cell office:value-type="float" office:value="0.976666666666667">
            <text:p>0,9766666667</text:p>
          </table:table-cell>
          <table:table-cell office:value-type="float" office:value="4.64333333333333">
            <text:p>4,6433333333</text:p>
          </table:table-cell>
          <table:table-cell office:value-type="float" office:value="0.963333333333333">
            <text:p>0,9633333333</text:p>
          </table:table-cell>
          <table:table-cell office:value-type="float" office:value="3.94666666666667">
            <text:p>3,9466666667</text:p>
          </table:table-cell>
          <table:table-cell office:value-type="float" office:value="1">
            <text:p>1</text:p>
          </table:table-cell>
          <table:table-cell office:value-type="float" office:value="5.47666666666667">
            <text:p>5,4766666667</text:p>
          </table:table-cell>
          <table:table-cell office:value-type="float" office:value="1">
            <text:p>1</text:p>
          </table:table-cell>
          <table:table-cell office:value-type="float" office:value="4.46666666666667">
            <text:p>4,4666666667</text:p>
          </table:table-cell>
          <table:table-cell office:value-type="float" office:value="0.983333333333333">
            <text:p>0,9833333333</text:p>
          </table:table-cell>
          <table:table-cell office:value-type="float" office:value="3.62">
            <text:p>3,62</text:p>
          </table:table-cell>
          <table:table-cell office:value-type="float" office:value="0.966666666666667">
            <text:p>0,9666666667</text:p>
          </table:table-cell>
          <table:table-cell office:value-type="float" office:value="5.05">
            <text:p>5,0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1">
            <text:p>1</text:p>
          </table:table-cell>
          <table:table-cell office:value-type="float" office:value="4.23">
            <text:p>4,23</text:p>
          </table:table-cell>
          <table:table-cell office:value-type="float" office:value="0">
            <text:p>0</text:p>
          </table:table-cell>
          <table:table-cell office:value-type="float" office:value="1905">
            <text:p>1905</text:p>
          </table:table-cell>
          <table:table-cell office:value-type="float" office:value="25">
            <text:p>25</text:p>
          </table:table-cell>
          <table:table-cell office:value-type="float" office:value="0.983333333333333">
            <text:p>0,9833333333</text:p>
          </table:table-cell>
          <table:table-cell office:value-type="float" office:value="4.44">
            <text:p>4,44</text:p>
          </table:table-cell>
          <table:table-cell office:value-type="float" office:value="0.986666666666667">
            <text:p>0,9866666667</text:p>
          </table:table-cell>
          <table:table-cell office:value-type="float" office:value="4.03333333333333">
            <text:p>4,0333333333</text:p>
          </table:table-cell>
          <table:table-cell office:value-type="float" office:value="0.996666666666667">
            <text:p>0,9966666667</text:p>
          </table:table-cell>
          <table:table-cell office:value-type="float" office:value="5.41">
            <text:p>5,41</text:p>
          </table:table-cell>
          <table:table-cell office:value-type="float" office:value="1">
            <text:p>1</text:p>
          </table:table-cell>
          <table:table-cell office:value-type="float" office:value="4.64">
            <text:p>4,64</text:p>
          </table:table-cell>
          <table:table-cell office:value-type="float" office:value="0.993333333333333">
            <text:p>0,9933333333</text:p>
          </table:table-cell>
          <table:table-cell office:value-type="float" office:value="3.56666666666667">
            <text:p>3,5666666667</text:p>
          </table:table-cell>
          <table:table-cell office:value-type="float" office:value="0.993333333333333">
            <text:p>0,9933333333</text:p>
          </table:table-cell>
          <table:table-cell office:value-type="float" office:value="5.18333333333333">
            <text:p>5,1833333333</text:p>
          </table:table-cell>
          <table:table-cell office:value-type="float" office:value="0.0166666666666667">
            <text:p>0,016666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1">
            <text:p>1</text:p>
          </table:table-cell>
          <table:table-cell office:value-type="float" office:value="4.09666666666667">
            <text:p>4,0966666667</text:p>
          </table:table-cell>
          <table:table-cell office:value-type="float" office:value="0">
            <text:p>0</text:p>
          </table:table-cell>
          <table:table-cell office:value-type="float" office:value="1860">
            <text:p>1860</text:p>
          </table:table-cell>
          <table:table-cell office:value-type="float" office:value="25">
            <text:p>25</text:p>
          </table:table-cell>
          <table:table-cell office:value-type="float" office:value="0.963333333333333">
            <text:p>0,9633333333</text:p>
          </table:table-cell>
          <table:table-cell office:value-type="float" office:value="4.19">
            <text:p>4,19</text:p>
          </table:table-cell>
          <table:table-cell office:value-type="float" office:value="0.973333333333333">
            <text:p>0,9733333333</text:p>
          </table:table-cell>
          <table:table-cell office:value-type="float" office:value="4.05333333333333">
            <text:p>4,0533333333</text:p>
          </table:table-cell>
          <table:table-cell office:value-type="float" office:value="1">
            <text:p>1</text:p>
          </table:table-cell>
          <table:table-cell office:value-type="float" office:value="5.37333333333333">
            <text:p>5,3733333333</text:p>
          </table:table-cell>
          <table:table-cell office:value-type="float" office:value="1">
            <text:p>1</text:p>
          </table:table-cell>
          <table:table-cell office:value-type="float" office:value="4.45333333333333">
            <text:p>4,4533333333</text:p>
          </table:table-cell>
          <table:table-cell office:value-type="float" office:value="0.98">
            <text:p>0,98</text:p>
          </table:table-cell>
          <table:table-cell office:value-type="float" office:value="3.55333333333333">
            <text:p>3,5533333333</text:p>
          </table:table-cell>
          <table:table-cell office:value-type="float" office:value="0.983333333333333">
            <text:p>0,9833333333</text:p>
          </table:table-cell>
          <table:table-cell office:value-type="float" office:value="5.01333333333333">
            <text:p>5,01333333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1">
            <text:p>1</text:p>
          </table:table-cell>
          <table:table-cell office:value-type="float" office:value="3.84666666666667">
            <text:p>3,8466666667</text:p>
          </table:table-cell>
          <table:table-cell office:value-type="float" office:value="0">
            <text:p>0</text:p>
          </table:table-cell>
          <table:table-cell office:value-type="float" office:value="1695">
            <text:p>1695</text:p>
          </table:table-cell>
          <table:table-cell office:value-type="float" office:value="25">
            <text:p>25</text:p>
          </table:table-cell>
          <table:table-cell office:value-type="float" office:value="0.993333333333333">
            <text:p>0,9933333333</text:p>
          </table:table-cell>
          <table:table-cell office:value-type="float" office:value="4.55666666666667">
            <text:p>4,5566666667</text:p>
          </table:table-cell>
          <table:table-cell office:value-type="float" office:value="0.97">
            <text:p>0,97</text:p>
          </table:table-cell>
          <table:table-cell office:value-type="float" office:value="4.11666666666667">
            <text:p>4,1166666667</text:p>
          </table:table-cell>
          <table:table-cell office:value-type="float" office:value="0.996666666666667">
            <text:p>0,9966666667</text:p>
          </table:table-cell>
          <table:table-cell office:value-type="float" office:value="5.34">
            <text:p>5,34</text:p>
          </table:table-cell>
          <table:table-cell office:value-type="float" office:value="1">
            <text:p>1</text:p>
          </table:table-cell>
          <table:table-cell office:value-type="float" office:value="4.60333333333333">
            <text:p>4,6033333333</text:p>
          </table:table-cell>
          <table:table-cell office:value-type="float" office:value="0.976666666666667">
            <text:p>0,9766666667</text:p>
          </table:table-cell>
          <table:table-cell office:value-type="float" office:value="3.59333333333333">
            <text:p>3,5933333333</text:p>
          </table:table-cell>
          <table:table-cell office:value-type="float" office:value="0.986666666666667">
            <text:p>0,9866666667</text:p>
          </table:table-cell>
          <table:table-cell office:value-type="float" office:value="5.35333333333333">
            <text:p>5,3533333333</text:p>
          </table:table-cell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float" office:value="3.86666666666667">
            <text:p>3,8666666667</text:p>
          </table:table-cell>
          <table:table-cell office:value-type="float" office:value="0">
            <text:p>0</text:p>
          </table:table-cell>
          <table:table-cell office:value-type="float" office:value="1725">
            <text:p>1725</text:p>
          </table:table-cell>
          <table:table-cell office:value-type="float" office:value="25">
            <text:p>25</text:p>
          </table:table-cell>
          <table:table-cell office:value-type="float" office:value="0.973333333333333">
            <text:p>0,9733333333</text:p>
          </table:table-cell>
          <table:table-cell office:value-type="float" office:value="4.38333333333333">
            <text:p>4,3833333333</text:p>
          </table:table-cell>
          <table:table-cell office:value-type="float" office:value="0.96">
            <text:p>0,96</text:p>
          </table:table-cell>
          <table:table-cell office:value-type="float" office:value="4.11666666666667">
            <text:p>4,1166666667</text:p>
          </table:table-cell>
          <table:table-cell office:value-type="float" office:value="1">
            <text:p>1</text:p>
          </table:table-cell>
          <table:table-cell office:value-type="float" office:value="5.16333333333333">
            <text:p>5,1633333333</text:p>
          </table:table-cell>
          <table:table-cell office:value-type="float" office:value="1">
            <text:p>1</text:p>
          </table:table-cell>
          <table:table-cell office:value-type="float" office:value="4.6">
            <text:p>4,6</text:p>
          </table:table-cell>
          <table:table-cell office:value-type="float" office:value="0.986666666666667">
            <text:p>0,9866666667</text:p>
          </table:table-cell>
          <table:table-cell office:value-type="float" office:value="3.55333333333333">
            <text:p>3,5533333333</text:p>
          </table:table-cell>
          <table:table-cell office:value-type="float" office:value="0.973333333333333">
            <text:p>0,9733333333</text:p>
          </table:table-cell>
          <table:table-cell office:value-type="float" office:value="5.26">
            <text:p>5,26</text:p>
          </table:table-cell>
          <table:table-cell office:value-type="float" office:value="0.0133333333333333">
            <text:p>0,01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3.88">
            <text:p>3,88</text:p>
          </table:table-cell>
          <table:table-cell office:value-type="float" office:value="0">
            <text:p>0</text:p>
          </table:table-cell>
          <table:table-cell office:value-type="float" office:value="1890">
            <text:p>1890</text:p>
          </table:table-cell>
          <table:table-cell office:value-type="float" office:value="25">
            <text:p>25</text:p>
          </table:table-cell>
          <table:table-cell office:value-type="float" office:value="0.98">
            <text:p>0,98</text:p>
          </table:table-cell>
          <table:table-cell office:value-type="float" office:value="4.29333333333333">
            <text:p>4,2933333333</text:p>
          </table:table-cell>
          <table:table-cell office:value-type="float" office:value="0.966666666666667">
            <text:p>0,9666666667</text:p>
          </table:table-cell>
          <table:table-cell office:value-type="float" office:value="4.18333333333333">
            <text:p>4,1833333333</text:p>
          </table:table-cell>
          <table:table-cell office:value-type="float" office:value="1">
            <text:p>1</text:p>
          </table:table-cell>
          <table:table-cell office:value-type="float" office:value="5.38333333333333">
            <text:p>5,3833333333</text:p>
          </table:table-cell>
          <table:table-cell office:value-type="float" office:value="1">
            <text:p>1</text:p>
          </table:table-cell>
          <table:table-cell office:value-type="float" office:value="4.30333333333333">
            <text:p>4,3033333333</text:p>
          </table:table-cell>
          <table:table-cell office:value-type="float" office:value="0.973333333333333">
            <text:p>0,9733333333</text:p>
          </table:table-cell>
          <table:table-cell office:value-type="float" office:value="3.68666666666667">
            <text:p>3,6866666667</text:p>
          </table:table-cell>
          <table:table-cell office:value-type="float" office:value="0.986666666666667">
            <text:p>0,9866666667</text:p>
          </table:table-cell>
          <table:table-cell office:value-type="float" office:value="5.22666666666667">
            <text:p>5,22666666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">
            <text:p>1</text:p>
          </table:table-cell>
          <table:table-cell office:value-type="float" office:value="3.67333333333333">
            <text:p>3,6733333333</text:p>
          </table:table-cell>
          <table:table-cell office:value-type="float" office:value="0">
            <text:p>0</text:p>
          </table:table-cell>
          <table:table-cell office:value-type="float" office:value="1905">
            <text:p>1905</text:p>
          </table:table-cell>
          <table:table-cell office:value-type="float" office:value="25">
            <text:p>25</text:p>
          </table:table-cell>
          <table:table-cell office:value-type="float" office:value="0.98">
            <text:p>0,98</text:p>
          </table:table-cell>
          <table:table-cell office:value-type="float" office:value="4.29333333333333">
            <text:p>4,2933333333</text:p>
          </table:table-cell>
          <table:table-cell office:value-type="float" office:value="0.976666666666667">
            <text:p>0,9766666667</text:p>
          </table:table-cell>
          <table:table-cell office:value-type="float" office:value="4.31333333333333">
            <text:p>4,3133333333</text:p>
          </table:table-cell>
          <table:table-cell office:value-type="float" office:value="1">
            <text:p>1</text:p>
          </table:table-cell>
          <table:table-cell office:value-type="float" office:value="5.26666666666667">
            <text:p>5,2666666667</text:p>
          </table:table-cell>
          <table:table-cell office:value-type="float" office:value="1">
            <text:p>1</text:p>
          </table:table-cell>
          <table:table-cell office:value-type="float" office:value="4.32">
            <text:p>4,32</text:p>
          </table:table-cell>
          <table:table-cell office:value-type="float" office:value="0.98">
            <text:p>0,98</text:p>
          </table:table-cell>
          <table:table-cell office:value-type="float" office:value="3.79666666666667">
            <text:p>3,7966666667</text:p>
          </table:table-cell>
          <table:table-cell office:value-type="float" office:value="0.99">
            <text:p>0,99</text:p>
          </table:table-cell>
          <table:table-cell office:value-type="float" office:value="5.45666666666667">
            <text:p>5,45666666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1">
            <text:p>1</text:p>
          </table:table-cell>
          <table:table-cell office:value-type="float" office:value="3.75333333333333">
            <text:p>3,7533333333</text:p>
          </table:table-cell>
          <table:table-cell office:value-type="float" office:value="0">
            <text:p>0</text:p>
          </table:table-cell>
          <table:table-cell office:value-type="float" office:value="1800">
            <text:p>1800</text:p>
          </table:table-cell>
          <table:table-cell office:value-type="float" office:value="25">
            <text:p>25</text:p>
          </table:table-cell>
          <table:table-cell office:value-type="float" office:value="0.983333333333333">
            <text:p>0,9833333333</text:p>
          </table:table-cell>
          <table:table-cell office:value-type="float" office:value="4.56">
            <text:p>4,56</text:p>
          </table:table-cell>
          <table:table-cell office:value-type="float" office:value="0.97">
            <text:p>0,97</text:p>
          </table:table-cell>
          <table:table-cell office:value-type="float" office:value="4.29666666666667">
            <text:p>4,2966666667</text:p>
          </table:table-cell>
          <table:table-cell office:value-type="float" office:value="1">
            <text:p>1</text:p>
          </table:table-cell>
          <table:table-cell office:value-type="float" office:value="5.15333333333333">
            <text:p>5,1533333333</text:p>
          </table:table-cell>
          <table:table-cell office:value-type="float" office:value="1">
            <text:p>1</text:p>
          </table:table-cell>
          <table:table-cell office:value-type="float" office:value="4.66">
            <text:p>4,66</text:p>
          </table:table-cell>
          <table:table-cell office:value-type="float" office:value="0.98">
            <text:p>0,98</text:p>
          </table:table-cell>
          <table:table-cell office:value-type="float" office:value="3.75333333333333">
            <text:p>3,7533333333</text:p>
          </table:table-cell>
          <table:table-cell office:value-type="float" office:value="0.98">
            <text:p>0,98</text:p>
          </table:table-cell>
          <table:table-cell office:value-type="float" office:value="5.43">
            <text:p>5,43</text:p>
          </table:table-cell>
          <table:table-cell office:value-type="float" office:value="0.0166666666666667">
            <text:p>0,016666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1">
            <text:p>1</text:p>
          </table:table-cell>
          <table:table-cell office:value-type="float" office:value="4.05333333333333">
            <text:p>4,0533333333</text:p>
          </table:table-cell>
          <table:table-cell office:value-type="float" office:value="0">
            <text:p>0</text:p>
          </table:table-cell>
          <table:table-cell office:value-type="float" office:value="1800">
            <text:p>1800</text:p>
          </table:table-cell>
          <table:table-cell office:value-type="float" office:value="25">
            <text:p>25</text:p>
          </table:table-cell>
          <table:table-cell office:value-type="float" office:value="0.976666666666667">
            <text:p>0,9766666667</text:p>
          </table:table-cell>
          <table:table-cell office:value-type="float" office:value="4.43666666666667">
            <text:p>4,4366666667</text:p>
          </table:table-cell>
          <table:table-cell office:value-type="float" office:value="0.956666666666667">
            <text:p>0,9566666667</text:p>
          </table:table-cell>
          <table:table-cell office:value-type="float" office:value="4.18">
            <text:p>4,18</text:p>
          </table:table-cell>
          <table:table-cell office:value-type="float" office:value="1">
            <text:p>1</text:p>
          </table:table-cell>
          <table:table-cell office:value-type="float" office:value="5.02333333333333">
            <text:p>5,0233333333</text:p>
          </table:table-cell>
          <table:table-cell office:value-type="float" office:value="1">
            <text:p>1</text:p>
          </table:table-cell>
          <table:table-cell office:value-type="float" office:value="4.46333333333333">
            <text:p>4,4633333333</text:p>
          </table:table-cell>
          <table:table-cell office:value-type="float" office:value="0.966666666666667">
            <text:p>0,9666666667</text:p>
          </table:table-cell>
          <table:table-cell office:value-type="float" office:value="3.85333333333333">
            <text:p>3,8533333333</text:p>
          </table:table-cell>
          <table:table-cell office:value-type="float" office:value="0.98">
            <text:p>0,98</text:p>
          </table:table-cell>
          <table:table-cell office:value-type="float" office:value="5.07666666666667">
            <text:p>5,0766666667</text:p>
          </table:table-cell>
          <table:table-cell office:value-type="float" office:value="0.00333333333333333">
            <text:p>0,00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1">
            <text:p>1</text:p>
          </table:table-cell>
          <table:table-cell office:value-type="float" office:value="3.96333333333333">
            <text:p>3,9633333333</text:p>
          </table:table-cell>
          <table:table-cell office:value-type="float" office:value="0">
            <text:p>0</text:p>
          </table:table-cell>
          <table:table-cell office:value-type="float" office:value="1710">
            <text:p>1710</text:p>
          </table:table-cell>
          <table:table-cell office:value-type="float" office:value="25">
            <text:p>25</text:p>
          </table:table-cell>
          <table:table-cell office:value-type="float" office:value="0.956666666666667">
            <text:p>0,9566666667</text:p>
          </table:table-cell>
          <table:table-cell office:value-type="float" office:value="4.35333333333333">
            <text:p>4,3533333333</text:p>
          </table:table-cell>
          <table:table-cell office:value-type="float" office:value="0.97">
            <text:p>0,97</text:p>
          </table:table-cell>
          <table:table-cell office:value-type="float" office:value="4.4">
            <text:p>4,4</text:p>
          </table:table-cell>
          <table:table-cell office:value-type="float" office:value="1">
            <text:p>1</text:p>
          </table:table-cell>
          <table:table-cell office:value-type="float" office:value="5.18">
            <text:p>5,18</text:p>
          </table:table-cell>
          <table:table-cell office:value-type="float" office:value="1">
            <text:p>1</text:p>
          </table:table-cell>
          <table:table-cell office:value-type="float" office:value="4.30666666666667">
            <text:p>4,3066666667</text:p>
          </table:table-cell>
          <table:table-cell office:value-type="float" office:value="0.96">
            <text:p>0,96</text:p>
          </table:table-cell>
          <table:table-cell office:value-type="float" office:value="3.87333333333333">
            <text:p>3,8733333333</text:p>
          </table:table-cell>
          <table:table-cell office:value-type="float" office:value="0.983333333333333">
            <text:p>0,9833333333</text:p>
          </table:table-cell>
          <table:table-cell office:value-type="float" office:value="5.40666666666667">
            <text:p>5,4066666667</text:p>
          </table:table-cell>
          <table:table-cell office:value-type="float" office:value="0.00666666666666667">
            <text:p>0,006666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1">
            <text:p>1</text:p>
          </table:table-cell>
          <table:table-cell office:value-type="float" office:value="3.78666666666667">
            <text:p>3,7866666667</text:p>
          </table:table-cell>
          <table:table-cell office:value-type="float" office:value="0">
            <text:p>0</text:p>
          </table:table-cell>
          <table:table-cell office:value-type="float" office:value="1845">
            <text:p>1845</text:p>
          </table:table-cell>
          <table:table-cell office:value-type="float" office:value="25">
            <text:p>25</text:p>
          </table:table-cell>
          <table:table-cell office:value-type="float" office:value="0.973333333333333">
            <text:p>0,9733333333</text:p>
          </table:table-cell>
          <table:table-cell office:value-type="float" office:value="4.28333333333333">
            <text:p>4,2833333333</text:p>
          </table:table-cell>
          <table:table-cell office:value-type="float" office:value="0.976666666666667">
            <text:p>0,9766666667</text:p>
          </table:table-cell>
          <table:table-cell office:value-type="float" office:value="4.42333333333333">
            <text:p>4,4233333333</text:p>
          </table:table-cell>
          <table:table-cell office:value-type="float" office:value="1">
            <text:p>1</text:p>
          </table:table-cell>
          <table:table-cell office:value-type="float" office:value="5.16">
            <text:p>5,16</text:p>
          </table:table-cell>
          <table:table-cell office:value-type="float" office:value="1">
            <text:p>1</text:p>
          </table:table-cell>
          <table:table-cell office:value-type="float" office:value="4.33">
            <text:p>4,33</text:p>
          </table:table-cell>
          <table:table-cell office:value-type="float" office:value="0.97">
            <text:p>0,97</text:p>
          </table:table-cell>
          <table:table-cell office:value-type="float" office:value="3.87333333333333">
            <text:p>3,8733333333</text:p>
          </table:table-cell>
          <table:table-cell office:value-type="float" office:value="0.986666666666667">
            <text:p>0,9866666667</text:p>
          </table:table-cell>
          <table:table-cell office:value-type="float" office:value="5.42666666666667">
            <text:p>5,42666666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1">
            <text:p>1</text:p>
          </table:table-cell>
          <table:table-cell office:value-type="float" office:value="3.74666666666667">
            <text:p>3,7466666667</text:p>
          </table:table-cell>
          <table:table-cell office:value-type="float" office:value="0">
            <text:p>0</text:p>
          </table:table-cell>
          <table:table-cell office:value-type="float" office:value="1800">
            <text:p>1800</text:p>
          </table:table-cell>
          <table:table-cell office:value-type="float" office:value="25">
            <text:p>25</text:p>
          </table:table-cell>
          <table:table-cell office:value-type="float" office:value="0.96">
            <text:p>0,96</text:p>
          </table:table-cell>
          <table:table-cell office:value-type="float" office:value="4.13333333333333">
            <text:p>4,1333333333</text:p>
          </table:table-cell>
          <table:table-cell office:value-type="float" office:value="0.983333333333333">
            <text:p>0,9833333333</text:p>
          </table:table-cell>
          <table:table-cell office:value-type="float" office:value="4.5">
            <text:p>4,5</text:p>
          </table:table-cell>
          <table:table-cell office:value-type="float" office:value="1">
            <text:p>1</text:p>
          </table:table-cell>
          <table:table-cell office:value-type="float" office:value="5.28333333333333">
            <text:p>5,2833333333</text:p>
          </table:table-cell>
          <table:table-cell office:value-type="float" office:value="1">
            <text:p>1</text:p>
          </table:table-cell>
          <table:table-cell office:value-type="float" office:value="4.39333333333333">
            <text:p>4,3933333333</text:p>
          </table:table-cell>
          <table:table-cell office:value-type="float" office:value="0.973333333333333">
            <text:p>0,9733333333</text:p>
          </table:table-cell>
          <table:table-cell office:value-type="float" office:value="3.99333333333333">
            <text:p>3,9933333333</text:p>
          </table:table-cell>
          <table:table-cell office:value-type="float" office:value="0.99">
            <text:p>0,99</text:p>
          </table:table-cell>
          <table:table-cell office:value-type="float" office:value="5.39">
            <text:p>5,3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1">
            <text:p>1</text:p>
          </table:table-cell>
          <table:table-cell office:value-type="float" office:value="3.68666666666667">
            <text:p>3,6866666667</text:p>
          </table:table-cell>
          <table:table-cell office:value-type="float" office:value="0">
            <text:p>0</text:p>
          </table:table-cell>
          <table:table-cell office:value-type="float" office:value="1530">
            <text:p>1530</text:p>
          </table:table-cell>
          <table:table-cell office:value-type="float" office:value="25">
            <text:p>25</text:p>
          </table:table-cell>
          <table:table-cell office:value-type="float" office:value="0.956666666666667">
            <text:p>0,9566666667</text:p>
          </table:table-cell>
          <table:table-cell office:value-type="float" office:value="4.3">
            <text:p>4,3</text:p>
          </table:table-cell>
          <table:table-cell office:value-type="float" office:value="0.966666666666667">
            <text:p>0,9666666667</text:p>
          </table:table-cell>
          <table:table-cell office:value-type="float" office:value="4.38333333333333">
            <text:p>4,3833333333</text:p>
          </table:table-cell>
          <table:table-cell office:value-type="float" office:value="1">
            <text:p>1</text:p>
          </table:table-cell>
          <table:table-cell office:value-type="float" office:value="5.27333333333333">
            <text:p>5,2733333333</text:p>
          </table:table-cell>
          <table:table-cell office:value-type="float" office:value="1">
            <text:p>1</text:p>
          </table:table-cell>
          <table:table-cell office:value-type="float" office:value="4.28">
            <text:p>4,28</text:p>
          </table:table-cell>
          <table:table-cell office:value-type="float" office:value="0.966666666666667">
            <text:p>0,9666666667</text:p>
          </table:table-cell>
          <table:table-cell office:value-type="float" office:value="3.96666666666667">
            <text:p>3,9666666667</text:p>
          </table:table-cell>
          <table:table-cell office:value-type="float" office:value="0.983333333333333">
            <text:p>0,9833333333</text:p>
          </table:table-cell>
          <table:table-cell office:value-type="float" office:value="5.23">
            <text:p>5,2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float" office:value="3.68333333333333">
            <text:p>3,6833333333</text:p>
          </table:table-cell>
          <table:table-cell office:value-type="float" office:value="0">
            <text:p>0</text:p>
          </table:table-cell>
          <table:table-cell office:value-type="float" office:value="1455">
            <text:p>1455</text:p>
          </table:table-cell>
          <table:table-cell office:value-type="float" office:value="25">
            <text:p>25</text:p>
          </table:table-cell>
          <table:table-cell office:value-type="float" office:value="0.963333333333333">
            <text:p>0,9633333333</text:p>
          </table:table-cell>
          <table:table-cell office:value-type="float" office:value="4.19">
            <text:p>4,19</text:p>
          </table:table-cell>
          <table:table-cell office:value-type="float" office:value="0.963333333333333">
            <text:p>0,9633333333</text:p>
          </table:table-cell>
          <table:table-cell office:value-type="float" office:value="4.29666666666667">
            <text:p>4,2966666667</text:p>
          </table:table-cell>
          <table:table-cell office:value-type="float" office:value="1">
            <text:p>1</text:p>
          </table:table-cell>
          <table:table-cell office:value-type="float" office:value="5.09666666666667">
            <text:p>5,0966666667</text:p>
          </table:table-cell>
          <table:table-cell office:value-type="float" office:value="1">
            <text:p>1</text:p>
          </table:table-cell>
          <table:table-cell office:value-type="float" office:value="4.39">
            <text:p>4,39</text:p>
          </table:table-cell>
          <table:table-cell office:value-type="float" office:value="0.986666666666667">
            <text:p>0,9866666667</text:p>
          </table:table-cell>
          <table:table-cell office:value-type="float" office:value="4.16333333333333">
            <text:p>4,1633333333</text:p>
          </table:table-cell>
          <table:table-cell office:value-type="float" office:value="0.98">
            <text:p>0,98</text:p>
          </table:table-cell>
          <table:table-cell office:value-type="float" office:value="4.97333333333333">
            <text:p>4,97333333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1">
            <text:p>1</text:p>
          </table:table-cell>
          <table:table-cell office:value-type="float" office:value="3.55333333333333">
            <text:p>3,5533333333</text:p>
          </table:table-cell>
          <table:table-cell office:value-type="float" office:value="0">
            <text:p>0</text:p>
          </table:table-cell>
          <table:table-cell office:value-type="float" office:value="1455">
            <text:p>1455</text:p>
          </table:table-cell>
          <table:table-cell office:value-type="float" office:value="25">
            <text:p>25</text:p>
          </table:table-cell>
          <table:table-cell office:value-type="float" office:value="0.953333333333333">
            <text:p>0,9533333333</text:p>
          </table:table-cell>
          <table:table-cell office:value-type="float" office:value="4.26666666666667">
            <text:p>4,2666666667</text:p>
          </table:table-cell>
          <table:table-cell office:value-type="float" office:value="0.976666666666667">
            <text:p>0,9766666667</text:p>
          </table:table-cell>
          <table:table-cell office:value-type="float" office:value="4.28">
            <text:p>4,28</text:p>
          </table:table-cell>
          <table:table-cell office:value-type="float" office:value="0.996666666666667">
            <text:p>0,9966666667</text:p>
          </table:table-cell>
          <table:table-cell office:value-type="float" office:value="5.18666666666667">
            <text:p>5,1866666667</text:p>
          </table:table-cell>
          <table:table-cell office:value-type="float" office:value="1">
            <text:p>1</text:p>
          </table:table-cell>
          <table:table-cell office:value-type="float" office:value="4.4">
            <text:p>4,4</text:p>
          </table:table-cell>
          <table:table-cell office:value-type="float" office:value="0.99">
            <text:p>0,99</text:p>
          </table:table-cell>
          <table:table-cell office:value-type="float" office:value="3.86333333333333">
            <text:p>3,8633333333</text:p>
          </table:table-cell>
          <table:table-cell office:value-type="float" office:value="0.983333333333333">
            <text:p>0,9833333333</text:p>
          </table:table-cell>
          <table:table-cell office:value-type="float" office:value="5.10333333333333">
            <text:p>5,1033333333</text:p>
          </table:table-cell>
          <table:table-cell office:value-type="float" office:value="0.0166666666666667">
            <text:p>0,016666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office:value-type="float" office:value="3.48">
            <text:p>3,48</text:p>
          </table:table-cell>
          <table:table-cell office:value-type="float" office:value="0">
            <text:p>0</text:p>
          </table:table-cell>
          <table:table-cell office:value-type="float" office:value="1440">
            <text:p>1440</text:p>
          </table:table-cell>
          <table:table-cell office:value-type="float" office:value="25">
            <text:p>25</text:p>
          </table:table-cell>
          <table:table-cell office:value-type="float" office:value="0.97">
            <text:p>0,97</text:p>
          </table:table-cell>
          <table:table-cell office:value-type="float" office:value="4.15">
            <text:p>4,15</text:p>
          </table:table-cell>
          <table:table-cell office:value-type="float" office:value="0.973333333333333">
            <text:p>0,9733333333</text:p>
          </table:table-cell>
          <table:table-cell office:value-type="float" office:value="4.36333333333333">
            <text:p>4,3633333333</text:p>
          </table:table-cell>
          <table:table-cell office:value-type="float" office:value="1">
            <text:p>1</text:p>
          </table:table-cell>
          <table:table-cell office:value-type="float" office:value="5.12666666666667">
            <text:p>5,1266666667</text:p>
          </table:table-cell>
          <table:table-cell office:value-type="float" office:value="1">
            <text:p>1</text:p>
          </table:table-cell>
          <table:table-cell office:value-type="float" office:value="4.3">
            <text:p>4,3</text:p>
          </table:table-cell>
          <table:table-cell office:value-type="float" office:value="0.983333333333333">
            <text:p>0,9833333333</text:p>
          </table:table-cell>
          <table:table-cell office:value-type="float" office:value="3.7">
            <text:p>3,7</text:p>
          </table:table-cell>
          <table:table-cell office:value-type="float" office:value="0.98">
            <text:p>0,98</text:p>
          </table:table-cell>
          <table:table-cell office:value-type="float" office:value="4.93333333333333">
            <text:p>4,93333333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1">
            <text:p>1</text:p>
          </table:table-cell>
          <table:table-cell office:value-type="float" office:value="3.51">
            <text:p>3,51</text:p>
          </table:table-cell>
          <table:table-cell office:value-type="float" office:value="0">
            <text:p>0</text:p>
          </table:table-cell>
          <table:table-cell office:value-type="float" office:value="1335">
            <text:p>1335</text:p>
          </table:table-cell>
          <table:table-cell office:value-type="float" office:value="25">
            <text:p>25</text:p>
          </table:table-cell>
          <table:table-cell office:value-type="float" office:value="0.97">
            <text:p>0,97</text:p>
          </table:table-cell>
          <table:table-cell office:value-type="float" office:value="4.53666666666667">
            <text:p>4,5366666667</text:p>
          </table:table-cell>
          <table:table-cell office:value-type="float" office:value="0.986666666666667">
            <text:p>0,9866666667</text:p>
          </table:table-cell>
          <table:table-cell office:value-type="float" office:value="4.43">
            <text:p>4,43</text:p>
          </table:table-cell>
          <table:table-cell office:value-type="float" office:value="1">
            <text:p>1</text:p>
          </table:table-cell>
          <table:table-cell office:value-type="float" office:value="4.97666666666667">
            <text:p>4,9766666667</text:p>
          </table:table-cell>
          <table:table-cell office:value-type="float" office:value="1">
            <text:p>1</text:p>
          </table:table-cell>
          <table:table-cell office:value-type="float" office:value="4.31666666666667">
            <text:p>4,3166666667</text:p>
          </table:table-cell>
          <table:table-cell office:value-type="float" office:value="0.986666666666667">
            <text:p>0,9866666667</text:p>
          </table:table-cell>
          <table:table-cell office:value-type="float" office:value="3.56333333333333">
            <text:p>3,5633333333</text:p>
          </table:table-cell>
          <table:table-cell office:value-type="float" office:value="0.993333333333333">
            <text:p>0,9933333333</text:p>
          </table:table-cell>
          <table:table-cell office:value-type="float" office:value="4.80333333333333">
            <text:p>4,8033333333</text:p>
          </table:table-cell>
          <table:table-cell office:value-type="float" office:value="0.00666666666666667">
            <text:p>0,006666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1">
            <text:p>1</text:p>
          </table:table-cell>
          <table:table-cell office:value-type="float" office:value="3.54">
            <text:p>3,54</text:p>
          </table:table-cell>
          <table:table-cell office:value-type="float" office:value="0">
            <text:p>0</text:p>
          </table:table-cell>
          <table:table-cell office:value-type="float" office:value="1425">
            <text:p>1425</text:p>
          </table:table-cell>
          <table:table-cell office:value-type="float" office:value="25">
            <text:p>25</text:p>
          </table:table-cell>
          <table:table-cell office:value-type="float" office:value="0.976666666666667">
            <text:p>0,9766666667</text:p>
          </table:table-cell>
          <table:table-cell office:value-type="float" office:value="4.27">
            <text:p>4,27</text:p>
          </table:table-cell>
          <table:table-cell office:value-type="float" office:value="0.976666666666667">
            <text:p>0,9766666667</text:p>
          </table:table-cell>
          <table:table-cell office:value-type="float" office:value="4.44333333333333">
            <text:p>4,4433333333</text:p>
          </table:table-cell>
          <table:table-cell office:value-type="float" office:value="1">
            <text:p>1</text:p>
          </table:table-cell>
          <table:table-cell office:value-type="float" office:value="4.80333333333333">
            <text:p>4,8033333333</text:p>
          </table:table-cell>
          <table:table-cell office:value-type="float" office:value="1">
            <text:p>1</text:p>
          </table:table-cell>
          <table:table-cell office:value-type="float" office:value="4.36666666666667">
            <text:p>4,3666666667</text:p>
          </table:table-cell>
          <table:table-cell office:value-type="float" office:value="0.993333333333333">
            <text:p>0,9933333333</text:p>
          </table:table-cell>
          <table:table-cell office:value-type="float" office:value="3.71666666666667">
            <text:p>3,7166666667</text:p>
          </table:table-cell>
          <table:table-cell office:value-type="float" office:value="0.983333333333333">
            <text:p>0,9833333333</text:p>
          </table:table-cell>
          <table:table-cell office:value-type="float" office:value="4.9">
            <text:p>4,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1">
            <text:p>1</text:p>
          </table:table-cell>
          <table:table-cell office:value-type="float" office:value="3.74333333333333">
            <text:p>3,7433333333</text:p>
          </table:table-cell>
          <table:table-cell office:value-type="float" office:value="0">
            <text:p>0</text:p>
          </table:table-cell>
          <table:table-cell office:value-type="float" office:value="1350">
            <text:p>1350</text:p>
          </table:table-cell>
          <table:table-cell office:value-type="float" office:value="25">
            <text:p>25</text:p>
          </table:table-cell>
          <table:table-cell office:value-type="float" office:value="0.97">
            <text:p>0,97</text:p>
          </table:table-cell>
          <table:table-cell office:value-type="float" office:value="4.21">
            <text:p>4,21</text:p>
          </table:table-cell>
          <table:table-cell office:value-type="float" office:value="0.98">
            <text:p>0,98</text:p>
          </table:table-cell>
          <table:table-cell office:value-type="float" office:value="4.30333333333333">
            <text:p>4,3033333333</text:p>
          </table:table-cell>
          <table:table-cell office:value-type="float" office:value="1">
            <text:p>1</text:p>
          </table:table-cell>
          <table:table-cell office:value-type="float" office:value="4.91333333333333">
            <text:p>4,9133333333</text:p>
          </table:table-cell>
          <table:table-cell office:value-type="float" office:value="1">
            <text:p>1</text:p>
          </table:table-cell>
          <table:table-cell office:value-type="float" office:value="4.37">
            <text:p>4,37</text:p>
          </table:table-cell>
          <table:table-cell office:value-type="float" office:value="0.99">
            <text:p>0,99</text:p>
          </table:table-cell>
          <table:table-cell office:value-type="float" office:value="3.74">
            <text:p>3,74</text:p>
          </table:table-cell>
          <table:table-cell office:value-type="float" office:value="0.996666666666667">
            <text:p>0,9966666667</text:p>
          </table:table-cell>
          <table:table-cell office:value-type="float" office:value="5.10666666666667">
            <text:p>5,10666666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1">
            <text:p>1</text:p>
          </table:table-cell>
          <table:table-cell office:value-type="float" office:value="3.57666666666667">
            <text:p>3,5766666667</text:p>
          </table:table-cell>
          <table:table-cell office:value-type="float" office:value="0">
            <text:p>0</text:p>
          </table:table-cell>
          <table:table-cell office:value-type="float" office:value="1425">
            <text:p>1425</text:p>
          </table:table-cell>
          <table:table-cell office:value-type="float" office:value="25">
            <text:p>25</text:p>
          </table:table-cell>
          <table:table-cell office:value-type="float" office:value="0.953333333333333">
            <text:p>0,9533333333</text:p>
          </table:table-cell>
          <table:table-cell office:value-type="float" office:value="4.41333333333333">
            <text:p>4,4133333333</text:p>
          </table:table-cell>
          <table:table-cell office:value-type="float" office:value="0.983333333333333">
            <text:p>0,9833333333</text:p>
          </table:table-cell>
          <table:table-cell office:value-type="float" office:value="4.75333333333333">
            <text:p>4,7533333333</text:p>
          </table:table-cell>
          <table:table-cell office:value-type="float" office:value="1">
            <text:p>1</text:p>
          </table:table-cell>
          <table:table-cell office:value-type="float" office:value="4.96">
            <text:p>4,96</text:p>
          </table:table-cell>
          <table:table-cell office:value-type="float" office:value="1">
            <text:p>1</text:p>
          </table:table-cell>
          <table:table-cell office:value-type="float" office:value="4.36333333333333">
            <text:p>4,3633333333</text:p>
          </table:table-cell>
          <table:table-cell office:value-type="float" office:value="0.976666666666667">
            <text:p>0,9766666667</text:p>
          </table:table-cell>
          <table:table-cell office:value-type="float" office:value="3.68666666666667">
            <text:p>3,6866666667</text:p>
          </table:table-cell>
          <table:table-cell office:value-type="float" office:value="0.99">
            <text:p>0,99</text:p>
          </table:table-cell>
          <table:table-cell office:value-type="float" office:value="5.36666666666667">
            <text:p>5,3666666667</text:p>
          </table:table-cell>
          <table:table-cell office:value-type="float" office:value="0.00333333333333333">
            <text:p>0,00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1">
            <text:p>1</text:p>
          </table:table-cell>
          <table:table-cell office:value-type="float" office:value="3.49333333333333">
            <text:p>3,4933333333</text:p>
          </table:table-cell>
          <table:table-cell office:value-type="float" office:value="0">
            <text:p>0</text:p>
          </table:table-cell>
          <table:table-cell office:value-type="float" office:value="1470">
            <text:p>1470</text:p>
          </table:table-cell>
          <table:table-cell office:value-type="float" office:value="25">
            <text:p>25</text:p>
          </table:table-cell>
          <table:table-cell office:value-type="float" office:value="0.963333333333333">
            <text:p>0,9633333333</text:p>
          </table:table-cell>
          <table:table-cell office:value-type="float" office:value="4.36">
            <text:p>4,36</text:p>
          </table:table-cell>
          <table:table-cell office:value-type="float" office:value="0.98">
            <text:p>0,98</text:p>
          </table:table-cell>
          <table:table-cell office:value-type="float" office:value="4.48666666666667">
            <text:p>4,4866666667</text:p>
          </table:table-cell>
          <table:table-cell office:value-type="float" office:value="1">
            <text:p>1</text:p>
          </table:table-cell>
          <table:table-cell office:value-type="float" office:value="4.71666666666667">
            <text:p>4,7166666667</text:p>
          </table:table-cell>
          <table:table-cell office:value-type="float" office:value="1">
            <text:p>1</text:p>
          </table:table-cell>
          <table:table-cell office:value-type="float" office:value="4.29333333333333">
            <text:p>4,2933333333</text:p>
          </table:table-cell>
          <table:table-cell office:value-type="float" office:value="0.97">
            <text:p>0,97</text:p>
          </table:table-cell>
          <table:table-cell office:value-type="float" office:value="3.66333333333333">
            <text:p>3,6633333333</text:p>
          </table:table-cell>
          <table:table-cell office:value-type="float" office:value="0.986666666666667">
            <text:p>0,9866666667</text:p>
          </table:table-cell>
          <table:table-cell office:value-type="float" office:value="5.10666666666667">
            <text:p>5,1066666667</text:p>
          </table:table-cell>
          <table:table-cell office:value-type="float" office:value="0.00666666666666667">
            <text:p>0,006666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">
            <text:p>1</text:p>
          </table:table-cell>
          <table:table-cell office:value-type="float" office:value="3.69333333333333">
            <text:p>3,6933333333</text:p>
          </table:table-cell>
          <table:table-cell office:value-type="float" office:value="0">
            <text:p>0</text:p>
          </table:table-cell>
          <table:table-cell office:value-type="float" office:value="1380">
            <text:p>1380</text:p>
          </table:table-cell>
          <table:table-cell office:value-type="float" office:value="25">
            <text:p>25</text:p>
          </table:table-cell>
          <table:table-cell office:value-type="float" office:value="0.98">
            <text:p>0,98</text:p>
          </table:table-cell>
          <table:table-cell office:value-type="float" office:value="4.33333333333333">
            <text:p>4,3333333333</text:p>
          </table:table-cell>
          <table:table-cell office:value-type="float" office:value="0.993333333333333">
            <text:p>0,9933333333</text:p>
          </table:table-cell>
          <table:table-cell office:value-type="float" office:value="4.57">
            <text:p>4,57</text:p>
          </table:table-cell>
          <table:table-cell office:value-type="float" office:value="1">
            <text:p>1</text:p>
          </table:table-cell>
          <table:table-cell office:value-type="float" office:value="4.71333333333333">
            <text:p>4,7133333333</text:p>
          </table:table-cell>
          <table:table-cell office:value-type="float" office:value="1">
            <text:p>1</text:p>
          </table:table-cell>
          <table:table-cell office:value-type="float" office:value="4.21333333333333">
            <text:p>4,2133333333</text:p>
          </table:table-cell>
          <table:table-cell office:value-type="float" office:value="0.97">
            <text:p>0,97</text:p>
          </table:table-cell>
          <table:table-cell office:value-type="float" office:value="3.75666666666667">
            <text:p>3,7566666667</text:p>
          </table:table-cell>
          <table:table-cell office:value-type="float" office:value="0.996666666666667">
            <text:p>0,9966666667</text:p>
          </table:table-cell>
          <table:table-cell office:value-type="float" office:value="4.98666666666667">
            <text:p>4,9866666667</text:p>
          </table:table-cell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1">
            <text:p>1</text:p>
          </table:table-cell>
          <table:table-cell office:value-type="float" office:value="3.57">
            <text:p>3,57</text:p>
          </table:table-cell>
          <table:table-cell office:value-type="float" office:value="0">
            <text:p>0</text:p>
          </table:table-cell>
          <table:table-cell office:value-type="float" office:value="1305">
            <text:p>1305</text:p>
          </table:table-cell>
          <table:table-cell office:value-type="float" office:value="25">
            <text:p>25</text:p>
          </table:table-cell>
          <table:table-cell office:value-type="float" office:value="0.956666666666667">
            <text:p>0,9566666667</text:p>
          </table:table-cell>
          <table:table-cell office:value-type="float" office:value="4.31">
            <text:p>4,31</text:p>
          </table:table-cell>
          <table:table-cell office:value-type="float" office:value="0.98">
            <text:p>0,98</text:p>
          </table:table-cell>
          <table:table-cell office:value-type="float" office:value="4.63333333333333">
            <text:p>4,6333333333</text:p>
          </table:table-cell>
          <table:table-cell office:value-type="float" office:value="1">
            <text:p>1</text:p>
          </table:table-cell>
          <table:table-cell office:value-type="float" office:value="4.75333333333333">
            <text:p>4,7533333333</text:p>
          </table:table-cell>
          <table:table-cell office:value-type="float" office:value="1">
            <text:p>1</text:p>
          </table:table-cell>
          <table:table-cell office:value-type="float" office:value="4.17666666666667">
            <text:p>4,1766666667</text:p>
          </table:table-cell>
          <table:table-cell office:value-type="float" office:value="0.98">
            <text:p>0,98</text:p>
          </table:table-cell>
          <table:table-cell office:value-type="float" office:value="3.75666666666667">
            <text:p>3,7566666667</text:p>
          </table:table-cell>
          <table:table-cell office:value-type="float" office:value="0.993333333333333">
            <text:p>0,9933333333</text:p>
          </table:table-cell>
          <table:table-cell office:value-type="float" office:value="5.04333333333333">
            <text:p>5,04333333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1">
            <text:p>1</text:p>
          </table:table-cell>
          <table:table-cell office:value-type="float" office:value="3.66333333333333">
            <text:p>3,6633333333</text:p>
          </table:table-cell>
          <table:table-cell office:value-type="float" office:value="0">
            <text:p>0</text:p>
          </table:table-cell>
          <table:table-cell office:value-type="float" office:value="1305">
            <text:p>1305</text:p>
          </table:table-cell>
          <table:table-cell office:value-type="float" office:value="25">
            <text:p>25</text:p>
          </table:table-cell>
          <table:table-cell office:value-type="float" office:value="0.98">
            <text:p>0,98</text:p>
          </table:table-cell>
          <table:table-cell office:value-type="float" office:value="4.18666666666667">
            <text:p>4,1866666667</text:p>
          </table:table-cell>
          <table:table-cell office:value-type="float" office:value="0.99">
            <text:p>0,99</text:p>
          </table:table-cell>
          <table:table-cell office:value-type="float" office:value="4.49333333333333">
            <text:p>4,4933333333</text:p>
          </table:table-cell>
          <table:table-cell office:value-type="float" office:value="1">
            <text:p>1</text:p>
          </table:table-cell>
          <table:table-cell office:value-type="float" office:value="4.96333333333333">
            <text:p>4,9633333333</text:p>
          </table:table-cell>
          <table:table-cell office:value-type="float" office:value="1">
            <text:p>1</text:p>
          </table:table-cell>
          <table:table-cell office:value-type="float" office:value="4.13">
            <text:p>4,13</text:p>
          </table:table-cell>
          <table:table-cell office:value-type="float" office:value="0.986666666666667">
            <text:p>0,9866666667</text:p>
          </table:table-cell>
          <table:table-cell office:value-type="float" office:value="3.69666666666667">
            <text:p>3,6966666667</text:p>
          </table:table-cell>
          <table:table-cell office:value-type="float" office:value="0.996666666666667">
            <text:p>0,9966666667</text:p>
          </table:table-cell>
          <table:table-cell office:value-type="float" office:value="4.98666666666667">
            <text:p>4,9866666667</text:p>
          </table:table-cell>
          <table:table-cell office:value-type="float" office:value="0.00333333333333333">
            <text:p>0,00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1">
            <text:p>1</text:p>
          </table:table-cell>
          <table:table-cell office:value-type="float" office:value="3.61333333333333">
            <text:p>3,6133333333</text:p>
          </table:table-cell>
          <table:table-cell office:value-type="float" office:value="0">
            <text:p>0</text:p>
          </table:table-cell>
          <table:table-cell office:value-type="float" office:value="1215">
            <text:p>1215</text:p>
          </table:table-cell>
          <table:table-cell office:value-type="float" office:value="25">
            <text:p>25</text:p>
          </table:table-cell>
          <table:table-cell office:value-type="float" office:value="0.97">
            <text:p>0,97</text:p>
          </table:table-cell>
          <table:table-cell office:value-type="float" office:value="4.16">
            <text:p>4,16</text:p>
          </table:table-cell>
          <table:table-cell office:value-type="float" office:value="0.986666666666667">
            <text:p>0,9866666667</text:p>
          </table:table-cell>
          <table:table-cell office:value-type="float" office:value="4.55333333333333">
            <text:p>4,5533333333</text:p>
          </table:table-cell>
          <table:table-cell office:value-type="float" office:value="1">
            <text:p>1</text:p>
          </table:table-cell>
          <table:table-cell office:value-type="float" office:value="4.63333333333333">
            <text:p>4,6333333333</text:p>
          </table:table-cell>
          <table:table-cell office:value-type="float" office:value="1">
            <text:p>1</text:p>
          </table:table-cell>
          <table:table-cell office:value-type="float" office:value="4.11">
            <text:p>4,11</text:p>
          </table:table-cell>
          <table:table-cell office:value-type="float" office:value="0.986666666666667">
            <text:p>0,9866666667</text:p>
          </table:table-cell>
          <table:table-cell office:value-type="float" office:value="3.90333333333333">
            <text:p>3,9033333333</text:p>
          </table:table-cell>
          <table:table-cell office:value-type="float" office:value="0.993333333333333">
            <text:p>0,9933333333</text:p>
          </table:table-cell>
          <table:table-cell office:value-type="float" office:value="4.87">
            <text:p>4,87</text:p>
          </table:table-cell>
          <table:table-cell office:value-type="float" office:value="0.00666666666666667">
            <text:p>0,006666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1">
            <text:p>1</text:p>
          </table:table-cell>
          <table:table-cell office:value-type="float" office:value="3.59666666666667">
            <text:p>3,5966666667</text:p>
          </table:table-cell>
          <table:table-cell office:value-type="float" office:value="0">
            <text:p>0</text:p>
          </table:table-cell>
          <table:table-cell office:value-type="float" office:value="1215">
            <text:p>1215</text:p>
          </table:table-cell>
          <table:table-cell office:value-type="float" office:value="25">
            <text:p>25</text:p>
          </table:table-cell>
          <table:table-cell office:value-type="float" office:value="0.976666666666667">
            <text:p>0,9766666667</text:p>
          </table:table-cell>
          <table:table-cell office:value-type="float" office:value="4.44">
            <text:p>4,44</text:p>
          </table:table-cell>
          <table:table-cell office:value-type="float" office:value="0.983333333333333">
            <text:p>0,9833333333</text:p>
          </table:table-cell>
          <table:table-cell office:value-type="float" office:value="4.46">
            <text:p>4,46</text:p>
          </table:table-cell>
          <table:table-cell office:value-type="float" office:value="1">
            <text:p>1</text:p>
          </table:table-cell>
          <table:table-cell office:value-type="float" office:value="4.75">
            <text:p>4,75</text:p>
          </table:table-cell>
          <table:table-cell office:value-type="float" office:value="1">
            <text:p>1</text:p>
          </table:table-cell>
          <table:table-cell office:value-type="float" office:value="4.4">
            <text:p>4,4</text:p>
          </table:table-cell>
          <table:table-cell office:value-type="float" office:value="0.98">
            <text:p>0,98</text:p>
          </table:table-cell>
          <table:table-cell office:value-type="float" office:value="3.97333333333333">
            <text:p>3,9733333333</text:p>
          </table:table-cell>
          <table:table-cell office:value-type="float" office:value="0.993333333333333">
            <text:p>0,9933333333</text:p>
          </table:table-cell>
          <table:table-cell office:value-type="float" office:value="4.92333333333333">
            <text:p>4,9233333333</text:p>
          </table:table-cell>
          <table:table-cell office:value-type="float" office:value="0.00666666666666667">
            <text:p>0,006666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1">
            <text:p>1</text:p>
          </table:table-cell>
          <table:table-cell office:value-type="float" office:value="3.67">
            <text:p>3,67</text:p>
          </table:table-cell>
          <table:table-cell office:value-type="float" office:value="0">
            <text:p>0</text:p>
          </table:table-cell>
          <table:table-cell office:value-type="float" office:value="1365">
            <text:p>1365</text:p>
          </table:table-cell>
          <table:table-cell office:value-type="float" office:value="25">
            <text:p>25</text:p>
          </table:table-cell>
          <table:table-cell office:value-type="float" office:value="0.956666666666667">
            <text:p>0,9566666667</text:p>
          </table:table-cell>
          <table:table-cell office:value-type="float" office:value="4.22">
            <text:p>4,22</text:p>
          </table:table-cell>
          <table:table-cell office:value-type="float" office:value="0.98">
            <text:p>0,98</text:p>
          </table:table-cell>
          <table:table-cell office:value-type="float" office:value="4.37666666666667">
            <text:p>4,3766666667</text:p>
          </table:table-cell>
          <table:table-cell office:value-type="float" office:value="1">
            <text:p>1</text:p>
          </table:table-cell>
          <table:table-cell office:value-type="float" office:value="4.83">
            <text:p>4,83</text:p>
          </table:table-cell>
          <table:table-cell office:value-type="float" office:value="1">
            <text:p>1</text:p>
          </table:table-cell>
          <table:table-cell office:value-type="float" office:value="4.25">
            <text:p>4,25</text:p>
          </table:table-cell>
          <table:table-cell office:value-type="float" office:value="0.983333333333333">
            <text:p>0,9833333333</text:p>
          </table:table-cell>
          <table:table-cell office:value-type="float" office:value="4.05">
            <text:p>4,05</text:p>
          </table:table-cell>
          <table:table-cell office:value-type="float" office:value="0.986666666666667">
            <text:p>0,9866666667</text:p>
          </table:table-cell>
          <table:table-cell office:value-type="float" office:value="4.84">
            <text:p>4,84</text:p>
          </table:table-cell>
          <table:table-cell office:value-type="float" office:value="0.00333333333333333">
            <text:p>0,00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1">
            <text:p>1</text:p>
          </table:table-cell>
          <table:table-cell office:value-type="float" office:value="3.55">
            <text:p>3,55</text:p>
          </table:table-cell>
          <table:table-cell office:value-type="float" office:value="0">
            <text:p>0</text:p>
          </table:table-cell>
          <table:table-cell office:value-type="float" office:value="1335">
            <text:p>1335</text:p>
          </table:table-cell>
          <table:table-cell office:value-type="float" office:value="25">
            <text:p>25</text:p>
          </table:table-cell>
          <table:table-cell office:value-type="float" office:value="0.966666666666667">
            <text:p>0,9666666667</text:p>
          </table:table-cell>
          <table:table-cell office:value-type="float" office:value="4.25">
            <text:p>4,25</text:p>
          </table:table-cell>
          <table:table-cell office:value-type="float" office:value="0.993333333333333">
            <text:p>0,9933333333</text:p>
          </table:table-cell>
          <table:table-cell office:value-type="float" office:value="4.49">
            <text:p>4,49</text:p>
          </table:table-cell>
          <table:table-cell office:value-type="float" office:value="1">
            <text:p>1</text:p>
          </table:table-cell>
          <table:table-cell office:value-type="float" office:value="4.9">
            <text:p>4,9</text:p>
          </table:table-cell>
          <table:table-cell office:value-type="float" office:value="1">
            <text:p>1</text:p>
          </table:table-cell>
          <table:table-cell office:value-type="float" office:value="4.37666666666667">
            <text:p>4,3766666667</text:p>
          </table:table-cell>
          <table:table-cell office:value-type="float" office:value="0.97">
            <text:p>0,97</text:p>
          </table:table-cell>
          <table:table-cell office:value-type="float" office:value="3.80333333333333">
            <text:p>3,8033333333</text:p>
          </table:table-cell>
          <table:table-cell office:value-type="float" office:value="0.993333333333333">
            <text:p>0,9933333333</text:p>
          </table:table-cell>
          <table:table-cell office:value-type="float" office:value="5.06666666666667">
            <text:p>5,0666666667</text:p>
          </table:table-cell>
          <table:table-cell office:value-type="float" office:value="0.0166666666666667">
            <text:p>0,016666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1">
            <text:p>1</text:p>
          </table:table-cell>
          <table:table-cell office:value-type="float" office:value="3.65333333333333">
            <text:p>3,6533333333</text:p>
          </table:table-cell>
          <table:table-cell office:value-type="float" office:value="0">
            <text:p>0</text:p>
          </table:table-cell>
          <table:table-cell office:value-type="float" office:value="1350">
            <text:p>1350</text:p>
          </table:table-cell>
          <table:table-cell office:value-type="float" office:value="25">
            <text:p>25</text:p>
          </table:table-cell>
          <table:table-cell office:value-type="float" office:value="0.973333333333333">
            <text:p>0,9733333333</text:p>
          </table:table-cell>
          <table:table-cell office:value-type="float" office:value="4.32666666666667">
            <text:p>4,3266666667</text:p>
          </table:table-cell>
          <table:table-cell office:value-type="float" office:value="0.98">
            <text:p>0,98</text:p>
          </table:table-cell>
          <table:table-cell office:value-type="float" office:value="4.36333333333333">
            <text:p>4,3633333333</text:p>
          </table:table-cell>
          <table:table-cell office:value-type="float" office:value="1">
            <text:p>1</text:p>
          </table:table-cell>
          <table:table-cell office:value-type="float" office:value="4.91666666666667">
            <text:p>4,9166666667</text:p>
          </table:table-cell>
          <table:table-cell office:value-type="float" office:value="1">
            <text:p>1</text:p>
          </table:table-cell>
          <table:table-cell office:value-type="float" office:value="4.4">
            <text:p>4,4</text:p>
          </table:table-cell>
          <table:table-cell office:value-type="float" office:value="0.99">
            <text:p>0,99</text:p>
          </table:table-cell>
          <table:table-cell office:value-type="float" office:value="4.13666666666667">
            <text:p>4,1366666667</text:p>
          </table:table-cell>
          <table:table-cell office:value-type="float" office:value="0.986666666666667">
            <text:p>0,9866666667</text:p>
          </table:table-cell>
          <table:table-cell office:value-type="float" office:value="4.84666666666667">
            <text:p>4,84666666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1">
            <text:p>1</text:p>
          </table:table-cell>
          <table:table-cell office:value-type="float" office:value="3.79">
            <text:p>3,79</text:p>
          </table:table-cell>
          <table:table-cell office:value-type="float" office:value="0">
            <text:p>0</text:p>
          </table:table-cell>
          <table:table-cell office:value-type="float" office:value="1380">
            <text:p>1380</text:p>
          </table:table-cell>
          <table:table-cell office:value-type="float" office:value="25">
            <text:p>25</text:p>
          </table:table-cell>
          <table:table-cell office:value-type="float" office:value="0.976666666666667">
            <text:p>0,9766666667</text:p>
          </table:table-cell>
          <table:table-cell office:value-type="float" office:value="4.23333333333333">
            <text:p>4,2333333333</text:p>
          </table:table-cell>
          <table:table-cell office:value-type="float" office:value="0.986666666666667">
            <text:p>0,9866666667</text:p>
          </table:table-cell>
          <table:table-cell office:value-type="float" office:value="4.56333333333333">
            <text:p>4,5633333333</text:p>
          </table:table-cell>
          <table:table-cell office:value-type="float" office:value="1">
            <text:p>1</text:p>
          </table:table-cell>
          <table:table-cell office:value-type="float" office:value="4.87333333333333">
            <text:p>4,8733333333</text:p>
          </table:table-cell>
          <table:table-cell office:value-type="float" office:value="1">
            <text:p>1</text:p>
          </table:table-cell>
          <table:table-cell office:value-type="float" office:value="4.22333333333333">
            <text:p>4,2233333333</text:p>
          </table:table-cell>
          <table:table-cell office:value-type="float" office:value="0.993333333333333">
            <text:p>0,9933333333</text:p>
          </table:table-cell>
          <table:table-cell office:value-type="float" office:value="4.14">
            <text:p>4,14</text:p>
          </table:table-cell>
          <table:table-cell office:value-type="float" office:value="0.993333333333333">
            <text:p>0,9933333333</text:p>
          </table:table-cell>
          <table:table-cell office:value-type="float" office:value="4.69666666666667">
            <text:p>4,6966666667</text:p>
          </table:table-cell>
          <table:table-cell office:value-type="float" office:value="0.00333333333333333">
            <text:p>0,00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1">
            <text:p>1</text:p>
          </table:table-cell>
          <table:table-cell office:value-type="float" office:value="3.74666666666667">
            <text:p>3,7466666667</text:p>
          </table:table-cell>
          <table:table-cell office:value-type="float" office:value="0">
            <text:p>0</text:p>
          </table:table-cell>
          <table:table-cell office:value-type="float" office:value="1260">
            <text:p>1260</text:p>
          </table:table-cell>
          <table:table-cell office:value-type="float" office:value="25">
            <text:p>25</text:p>
          </table:table-cell>
          <table:table-cell office:value-type="float" office:value="0.98">
            <text:p>0,98</text:p>
          </table:table-cell>
          <table:table-cell office:value-type="float" office:value="4.54666666666667">
            <text:p>4,5466666667</text:p>
          </table:table-cell>
          <table:table-cell office:value-type="float" office:value="0.996666666666667">
            <text:p>0,9966666667</text:p>
          </table:table-cell>
          <table:table-cell office:value-type="float" office:value="4.82666666666667">
            <text:p>4,8266666667</text:p>
          </table:table-cell>
          <table:table-cell office:value-type="float" office:value="1">
            <text:p>1</text:p>
          </table:table-cell>
          <table:table-cell office:value-type="float" office:value="5.23333333333333">
            <text:p>5,2333333333</text:p>
          </table:table-cell>
          <table:table-cell office:value-type="float" office:value="1">
            <text:p>1</text:p>
          </table:table-cell>
          <table:table-cell office:value-type="float" office:value="4.24333333333333">
            <text:p>4,2433333333</text:p>
          </table:table-cell>
          <table:table-cell office:value-type="float" office:value="0.986666666666667">
            <text:p>0,9866666667</text:p>
          </table:table-cell>
          <table:table-cell office:value-type="float" office:value="4.15333333333333">
            <text:p>4,1533333333</text:p>
          </table:table-cell>
          <table:table-cell office:value-type="float" office:value="1">
            <text:p>1</text:p>
          </table:table-cell>
          <table:table-cell office:value-type="float" office:value="4.87">
            <text:p>4,87</text:p>
          </table:table-cell>
          <table:table-cell office:value-type="float" office:value="0.00333333333333333">
            <text:p>0,00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">
            <text:p>1</text:p>
          </table:table-cell>
          <table:table-cell office:value-type="float" office:value="3.73333333333333">
            <text:p>3,7333333333</text:p>
          </table:table-cell>
          <table:table-cell office:value-type="float" office:value="0">
            <text:p>0</text:p>
          </table:table-cell>
          <table:table-cell office:value-type="float" office:value="1125">
            <text:p>1125</text:p>
          </table:table-cell>
          <table:table-cell office:value-type="float" office:value="25">
            <text:p>25</text:p>
          </table:table-cell>
          <table:table-cell office:value-type="float" office:value="0.946666666666667">
            <text:p>0,9466666667</text:p>
          </table:table-cell>
          <table:table-cell office:value-type="float" office:value="4.33333333333333">
            <text:p>4,3333333333</text:p>
          </table:table-cell>
          <table:table-cell office:value-type="float" office:value="0.993333333333333">
            <text:p>0,9933333333</text:p>
          </table:table-cell>
          <table:table-cell office:value-type="float" office:value="4.74666666666667">
            <text:p>4,7466666667</text:p>
          </table:table-cell>
          <table:table-cell office:value-type="float" office:value="1">
            <text:p>1</text:p>
          </table:table-cell>
          <table:table-cell office:value-type="float" office:value="5.19666666666667">
            <text:p>5,1966666667</text:p>
          </table:table-cell>
          <table:table-cell office:value-type="float" office:value="1">
            <text:p>1</text:p>
          </table:table-cell>
          <table:table-cell office:value-type="float" office:value="4.42">
            <text:p>4,42</text:p>
          </table:table-cell>
          <table:table-cell office:value-type="float" office:value="0.99">
            <text:p>0,99</text:p>
          </table:table-cell>
          <table:table-cell office:value-type="float" office:value="3.86">
            <text:p>3,86</text:p>
          </table:table-cell>
          <table:table-cell office:value-type="float" office:value="0.993333333333333">
            <text:p>0,9933333333</text:p>
          </table:table-cell>
          <table:table-cell office:value-type="float" office:value="4.72666666666667">
            <text:p>4,72666666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1">
            <text:p>1</text:p>
          </table:table-cell>
          <table:table-cell office:value-type="float" office:value="3.51666666666667">
            <text:p>3,5166666667</text:p>
          </table:table-cell>
          <table:table-cell office:value-type="float" office:value="0">
            <text:p>0</text:p>
          </table:table-cell>
          <table:table-cell office:value-type="float" office:value="1080">
            <text:p>1080</text:p>
          </table:table-cell>
          <table:table-cell office:value-type="float" office:value="25">
            <text:p>25</text:p>
          </table:table-cell>
          <table:table-cell office:value-type="float" office:value="0.98">
            <text:p>0,98</text:p>
          </table:table-cell>
          <table:table-cell office:value-type="float" office:value="4.28666666666667">
            <text:p>4,2866666667</text:p>
          </table:table-cell>
          <table:table-cell office:value-type="float" office:value="0.996666666666667">
            <text:p>0,9966666667</text:p>
          </table:table-cell>
          <table:table-cell office:value-type="float" office:value="4.89333333333333">
            <text:p>4,8933333333</text:p>
          </table:table-cell>
          <table:table-cell office:value-type="float" office:value="1">
            <text:p>1</text:p>
          </table:table-cell>
          <table:table-cell office:value-type="float" office:value="5.41333333333333">
            <text:p>5,4133333333</text:p>
          </table:table-cell>
          <table:table-cell office:value-type="float" office:value="1">
            <text:p>1</text:p>
          </table:table-cell>
          <table:table-cell office:value-type="float" office:value="4.54666666666667">
            <text:p>4,5466666667</text:p>
          </table:table-cell>
          <table:table-cell office:value-type="float" office:value="0.993333333333333">
            <text:p>0,9933333333</text:p>
          </table:table-cell>
          <table:table-cell office:value-type="float" office:value="3.97333333333333">
            <text:p>3,9733333333</text:p>
          </table:table-cell>
          <table:table-cell office:value-type="float" office:value="0.996666666666667">
            <text:p>0,9966666667</text:p>
          </table:table-cell>
          <table:table-cell office:value-type="float" office:value="4.98">
            <text:p>4,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1">
            <text:p>1</text:p>
          </table:table-cell>
          <table:table-cell office:value-type="float" office:value="3.74333333333333">
            <text:p>3,7433333333</text:p>
          </table:table-cell>
          <table:table-cell office:value-type="float" office:value="0">
            <text:p>0</text:p>
          </table:table-cell>
          <table:table-cell office:value-type="float" office:value="1095">
            <text:p>1095</text:p>
          </table:table-cell>
          <table:table-cell office:value-type="float" office:value="25">
            <text:p>25</text:p>
          </table:table-cell>
          <table:table-cell office:value-type="float" office:value="0.976666666666667">
            <text:p>0,9766666667</text:p>
          </table:table-cell>
          <table:table-cell office:value-type="float" office:value="4.51666666666667">
            <text:p>4,5166666667</text:p>
          </table:table-cell>
          <table:table-cell office:value-type="float" office:value="0.993333333333333">
            <text:p>0,9933333333</text:p>
          </table:table-cell>
          <table:table-cell office:value-type="float" office:value="4.67">
            <text:p>4,67</text:p>
          </table:table-cell>
          <table:table-cell office:value-type="float" office:value="1">
            <text:p>1</text:p>
          </table:table-cell>
          <table:table-cell office:value-type="float" office:value="5.40666666666667">
            <text:p>5,4066666667</text:p>
          </table:table-cell>
          <table:table-cell office:value-type="float" office:value="1">
            <text:p>1</text:p>
          </table:table-cell>
          <table:table-cell office:value-type="float" office:value="4.73">
            <text:p>4,73</text:p>
          </table:table-cell>
          <table:table-cell office:value-type="float" office:value="0.993333333333333">
            <text:p>0,9933333333</text:p>
          </table:table-cell>
          <table:table-cell office:value-type="float" office:value="3.79333333333333">
            <text:p>3,7933333333</text:p>
          </table:table-cell>
          <table:table-cell office:value-type="float" office:value="0.996666666666667">
            <text:p>0,9966666667</text:p>
          </table:table-cell>
          <table:table-cell office:value-type="float" office:value="5.24666666666667">
            <text:p>5,24666666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1">
            <text:p>1</text:p>
          </table:table-cell>
          <table:table-cell office:value-type="float" office:value="3.85666666666667">
            <text:p>3,8566666667</text:p>
          </table:table-cell>
          <table:table-cell office:value-type="float" office:value="0">
            <text:p>0</text:p>
          </table:table-cell>
          <table:table-cell office:value-type="float" office:value="1140">
            <text:p>1140</text:p>
          </table:table-cell>
          <table:table-cell office:value-type="float" office:value="25">
            <text:p>25</text:p>
          </table:table-cell>
          <table:table-cell office:value-type="float" office:value="0.96">
            <text:p>0,96</text:p>
          </table:table-cell>
          <table:table-cell office:value-type="float" office:value="4.54666666666667">
            <text:p>4,5466666667</text:p>
          </table:table-cell>
          <table:table-cell office:value-type="float" office:value="0.993333333333333">
            <text:p>0,9933333333</text:p>
          </table:table-cell>
          <table:table-cell office:value-type="float" office:value="4.74">
            <text:p>4,74</text:p>
          </table:table-cell>
          <table:table-cell office:value-type="float" office:value="1">
            <text:p>1</text:p>
          </table:table-cell>
          <table:table-cell office:value-type="float" office:value="5.32">
            <text:p>5,32</text:p>
          </table:table-cell>
          <table:table-cell office:value-type="float" office:value="1">
            <text:p>1</text:p>
          </table:table-cell>
          <table:table-cell office:value-type="float" office:value="4.62333333333333">
            <text:p>4,6233333333</text:p>
          </table:table-cell>
          <table:table-cell office:value-type="float" office:value="0.986666666666667">
            <text:p>0,9866666667</text:p>
          </table:table-cell>
          <table:table-cell office:value-type="float" office:value="4.01">
            <text:p>4,01</text:p>
          </table:table-cell>
          <table:table-cell office:value-type="float" office:value="0.993333333333333">
            <text:p>0,9933333333</text:p>
          </table:table-cell>
          <table:table-cell office:value-type="float" office:value="4.91333333333333">
            <text:p>4,9133333333</text:p>
          </table:table-cell>
          <table:table-cell office:value-type="float" office:value="0.00666666666666667">
            <text:p>0,006666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1">
            <text:p>1</text:p>
          </table:table-cell>
          <table:table-cell office:value-type="float" office:value="3.75666666666667">
            <text:p>3,7566666667</text:p>
          </table:table-cell>
          <table:table-cell office:value-type="float" office:value="0">
            <text:p>0</text:p>
          </table:table-cell>
          <table:table-cell office:value-type="float" office:value="1050">
            <text:p>1050</text:p>
          </table:table-cell>
          <table:table-cell office:value-type="float" office:value="25">
            <text:p>25</text:p>
          </table:table-cell>
          <table:table-cell office:value-type="float" office:value="0.97">
            <text:p>0,97</text:p>
          </table:table-cell>
          <table:table-cell office:value-type="float" office:value="4.53666666666667">
            <text:p>4,5366666667</text:p>
          </table:table-cell>
          <table:table-cell office:value-type="float" office:value="0.993333333333333">
            <text:p>0,9933333333</text:p>
          </table:table-cell>
          <table:table-cell office:value-type="float" office:value="4.64333333333333">
            <text:p>4,6433333333</text:p>
          </table:table-cell>
          <table:table-cell office:value-type="float" office:value="1">
            <text:p>1</text:p>
          </table:table-cell>
          <table:table-cell office:value-type="float" office:value="4.94333333333333">
            <text:p>4,9433333333</text:p>
          </table:table-cell>
          <table:table-cell office:value-type="float" office:value="1">
            <text:p>1</text:p>
          </table:table-cell>
          <table:table-cell office:value-type="float" office:value="4.58666666666667">
            <text:p>4,5866666667</text:p>
          </table:table-cell>
          <table:table-cell office:value-type="float" office:value="0.986666666666667">
            <text:p>0,9866666667</text:p>
          </table:table-cell>
          <table:table-cell office:value-type="float" office:value="3.95">
            <text:p>3,95</text:p>
          </table:table-cell>
          <table:table-cell office:value-type="float" office:value="1">
            <text:p>1</text:p>
          </table:table-cell>
          <table:table-cell office:value-type="float" office:value="4.93666666666667">
            <text:p>4,93666666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1">
            <text:p>1</text:p>
          </table:table-cell>
          <table:table-cell office:value-type="float" office:value="3.66">
            <text:p>3,66</text:p>
          </table:table-cell>
          <table:table-cell office:value-type="float" office:value="0">
            <text:p>0</text:p>
          </table:table-cell>
          <table:table-cell office:value-type="float" office:value="1125">
            <text:p>1125</text:p>
          </table:table-cell>
          <table:table-cell office:value-type="float" office:value="24">
            <text:p>24</text:p>
          </table:table-cell>
          <table:table-cell office:value-type="float" office:value="0.956666666666667">
            <text:p>0,9566666667</text:p>
          </table:table-cell>
          <table:table-cell office:value-type="float" office:value="4.32666666666667">
            <text:p>4,3266666667</text:p>
          </table:table-cell>
          <table:table-cell office:value-type="float" office:value="0.993333333333333">
            <text:p>0,9933333333</text:p>
          </table:table-cell>
          <table:table-cell office:value-type="float" office:value="4.56666666666667">
            <text:p>4,5666666667</text:p>
          </table:table-cell>
          <table:table-cell office:value-type="float" office:value="0.996666666666667">
            <text:p>0,9966666667</text:p>
          </table:table-cell>
          <table:table-cell office:value-type="float" office:value="4.92666666666667">
            <text:p>4,9266666667</text:p>
          </table:table-cell>
          <table:table-cell office:value-type="float" office:value="1">
            <text:p>1</text:p>
          </table:table-cell>
          <table:table-cell office:value-type="float" office:value="4.60666666666667">
            <text:p>4,6066666667</text:p>
          </table:table-cell>
          <table:table-cell office:value-type="float" office:value="0.993333333333333">
            <text:p>0,9933333333</text:p>
          </table:table-cell>
          <table:table-cell office:value-type="float" office:value="4.06333333333333">
            <text:p>4,0633333333</text:p>
          </table:table-cell>
          <table:table-cell office:value-type="float" office:value="0.993333333333333">
            <text:p>0,9933333333</text:p>
          </table:table-cell>
          <table:table-cell office:value-type="float" office:value="4.71666666666667">
            <text:p>4,7166666667</text:p>
          </table:table-cell>
          <table:table-cell office:value-type="float" office:value="0.0233333333333333">
            <text:p>0,02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1">
            <text:p>1</text:p>
          </table:table-cell>
          <table:table-cell office:value-type="float" office:value="3.62666666666667">
            <text:p>3,6266666667</text:p>
          </table:table-cell>
          <table:table-cell office:value-type="float" office:value="0">
            <text:p>0</text:p>
          </table:table-cell>
          <table:table-cell office:value-type="float" office:value="1230">
            <text:p>1230</text:p>
          </table:table-cell>
          <table:table-cell office:value-type="float" office:value="24">
            <text:p>24</text:p>
          </table:table-cell>
          <table:table-cell office:value-type="float" office:value="0.976666666666667">
            <text:p>0,9766666667</text:p>
          </table:table-cell>
          <table:table-cell office:value-type="float" office:value="4.40666666666667">
            <text:p>4,4066666667</text:p>
          </table:table-cell>
          <table:table-cell office:value-type="float" office:value="0.99">
            <text:p>0,99</text:p>
          </table:table-cell>
          <table:table-cell office:value-type="float" office:value="4.53">
            <text:p>4,53</text:p>
          </table:table-cell>
          <table:table-cell office:value-type="float" office:value="0.996666666666667">
            <text:p>0,9966666667</text:p>
          </table:table-cell>
          <table:table-cell office:value-type="float" office:value="5.18333333333333">
            <text:p>5,1833333333</text:p>
          </table:table-cell>
          <table:table-cell office:value-type="float" office:value="1">
            <text:p>1</text:p>
          </table:table-cell>
          <table:table-cell office:value-type="float" office:value="4.51">
            <text:p>4,51</text:p>
          </table:table-cell>
          <table:table-cell office:value-type="float" office:value="0.986666666666667">
            <text:p>0,9866666667</text:p>
          </table:table-cell>
          <table:table-cell office:value-type="float" office:value="3.93666666666667">
            <text:p>3,9366666667</text:p>
          </table:table-cell>
          <table:table-cell office:value-type="float" office:value="1">
            <text:p>1</text:p>
          </table:table-cell>
          <table:table-cell office:value-type="float" office:value="4.96">
            <text:p>4,9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1">
            <text:p>1</text:p>
          </table:table-cell>
          <table:table-cell office:value-type="float" office:value="3.73">
            <text:p>3,73</text:p>
          </table:table-cell>
          <table:table-cell office:value-type="float" office:value="0">
            <text:p>0</text:p>
          </table:table-cell>
          <table:table-cell office:value-type="float" office:value="1305">
            <text:p>1305</text:p>
          </table:table-cell>
          <table:table-cell office:value-type="float" office:value="24">
            <text:p>24</text:p>
          </table:table-cell>
          <table:table-cell office:value-type="float" office:value="0.993333333333333">
            <text:p>0,9933333333</text:p>
          </table:table-cell>
          <table:table-cell office:value-type="float" office:value="4.50333333333333">
            <text:p>4,5033333333</text:p>
          </table:table-cell>
          <table:table-cell office:value-type="float" office:value="0.99">
            <text:p>0,99</text:p>
          </table:table-cell>
          <table:table-cell office:value-type="float" office:value="4.36666666666667">
            <text:p>4,3666666667</text:p>
          </table:table-cell>
          <table:table-cell office:value-type="float" office:value="0.996666666666667">
            <text:p>0,9966666667</text:p>
          </table:table-cell>
          <table:table-cell office:value-type="float" office:value="5.08666666666667">
            <text:p>5,0866666667</text:p>
          </table:table-cell>
          <table:table-cell office:value-type="float" office:value="1">
            <text:p>1</text:p>
          </table:table-cell>
          <table:table-cell office:value-type="float" office:value="4.43">
            <text:p>4,43</text:p>
          </table:table-cell>
          <table:table-cell office:value-type="float" office:value="0.993333333333333">
            <text:p>0,9933333333</text:p>
          </table:table-cell>
          <table:table-cell office:value-type="float" office:value="3.88333333333333">
            <text:p>3,8833333333</text:p>
          </table:table-cell>
          <table:table-cell office:value-type="float" office:value="0.996666666666667">
            <text:p>0,9966666667</text:p>
          </table:table-cell>
          <table:table-cell office:value-type="float" office:value="4.78333333333333">
            <text:p>4,78333333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1">
            <text:p>1</text:p>
          </table:table-cell>
          <table:table-cell office:value-type="float" office:value="3.86666666666667">
            <text:p>3,8666666667</text:p>
          </table:table-cell>
          <table:table-cell office:value-type="float" office:value="0">
            <text:p>0</text:p>
          </table:table-cell>
          <table:table-cell office:value-type="float" office:value="1215">
            <text:p>1215</text:p>
          </table:table-cell>
          <table:table-cell office:value-type="float" office:value="24">
            <text:p>24</text:p>
          </table:table-cell>
          <table:table-cell office:value-type="float" office:value="0.986666666666667">
            <text:p>0,9866666667</text:p>
          </table:table-cell>
          <table:table-cell office:value-type="float" office:value="4.52666666666667">
            <text:p>4,5266666667</text:p>
          </table:table-cell>
          <table:table-cell office:value-type="float" office:value="0.993333333333333">
            <text:p>0,9933333333</text:p>
          </table:table-cell>
          <table:table-cell office:value-type="float" office:value="4.58666666666667">
            <text:p>4,5866666667</text:p>
          </table:table-cell>
          <table:table-cell office:value-type="float" office:value="1">
            <text:p>1</text:p>
          </table:table-cell>
          <table:table-cell office:value-type="float" office:value="5.08">
            <text:p>5,08</text:p>
          </table:table-cell>
          <table:table-cell office:value-type="float" office:value="1">
            <text:p>1</text:p>
          </table:table-cell>
          <table:table-cell office:value-type="float" office:value="4.27">
            <text:p>4,27</text:p>
          </table:table-cell>
          <table:table-cell office:value-type="float" office:value="0.99">
            <text:p>0,99</text:p>
          </table:table-cell>
          <table:table-cell office:value-type="float" office:value="3.92333333333333">
            <text:p>3,9233333333</text:p>
          </table:table-cell>
          <table:table-cell office:value-type="float" office:value="0.996666666666667">
            <text:p>0,9966666667</text:p>
          </table:table-cell>
          <table:table-cell office:value-type="float" office:value="4.8">
            <text:p>4,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1">
            <text:p>1</text:p>
          </table:table-cell>
          <table:table-cell office:value-type="float" office:value="4.13333333333333">
            <text:p>4,1333333333</text:p>
          </table:table-cell>
          <table:table-cell office:value-type="float" office:value="0">
            <text:p>0</text:p>
          </table:table-cell>
          <table:table-cell office:value-type="float" office:value="1215">
            <text:p>1215</text:p>
          </table:table-cell>
          <table:table-cell office:value-type="float" office:value="24">
            <text:p>24</text:p>
          </table:table-cell>
          <table:table-cell office:value-type="float" office:value="0.976666666666667">
            <text:p>0,9766666667</text:p>
          </table:table-cell>
          <table:table-cell office:value-type="float" office:value="4.72666666666667">
            <text:p>4,7266666667</text:p>
          </table:table-cell>
          <table:table-cell office:value-type="float" office:value="0.996666666666667">
            <text:p>0,9966666667</text:p>
          </table:table-cell>
          <table:table-cell office:value-type="float" office:value="4.59333333333333">
            <text:p>4,5933333333</text:p>
          </table:table-cell>
          <table:table-cell office:value-type="float" office:value="0.996666666666667">
            <text:p>0,9966666667</text:p>
          </table:table-cell>
          <table:table-cell office:value-type="float" office:value="5.01666666666667">
            <text:p>5,0166666667</text:p>
          </table:table-cell>
          <table:table-cell office:value-type="float" office:value="1">
            <text:p>1</text:p>
          </table:table-cell>
          <table:table-cell office:value-type="float" office:value="4.26333333333333">
            <text:p>4,2633333333</text:p>
          </table:table-cell>
          <table:table-cell office:value-type="float" office:value="0.996666666666667">
            <text:p>0,9966666667</text:p>
          </table:table-cell>
          <table:table-cell office:value-type="float" office:value="4.23333333333333">
            <text:p>4,2333333333</text:p>
          </table:table-cell>
          <table:table-cell office:value-type="float" office:value="0.996666666666667">
            <text:p>0,9966666667</text:p>
          </table:table-cell>
          <table:table-cell office:value-type="float" office:value="4.63">
            <text:p>4,63</text:p>
          </table:table-cell>
          <table:table-cell office:value-type="float" office:value="0.0166666666666667">
            <text:p>0,016666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">
            <text:p>1</text:p>
          </table:table-cell>
          <table:table-cell office:value-type="float" office:value="4.07333333333333">
            <text:p>4,0733333333</text:p>
          </table:table-cell>
          <table:table-cell office:value-type="float" office:value="0">
            <text:p>0</text:p>
          </table:table-cell>
          <table:table-cell office:value-type="float" office:value="1290">
            <text:p>1290</text:p>
          </table:table-cell>
          <table:table-cell office:value-type="float" office:value="24">
            <text:p>24</text:p>
          </table:table-cell>
          <table:table-cell office:value-type="float" office:value="0.98">
            <text:p>0,98</text:p>
          </table:table-cell>
          <table:table-cell office:value-type="float" office:value="4.46333333333333">
            <text:p>4,4633333333</text:p>
          </table:table-cell>
          <table:table-cell office:value-type="float" office:value="1">
            <text:p>1</text:p>
          </table:table-cell>
          <table:table-cell office:value-type="float" office:value="4.78">
            <text:p>4,78</text:p>
          </table:table-cell>
          <table:table-cell office:value-type="float" office:value="0.996666666666667">
            <text:p>0,9966666667</text:p>
          </table:table-cell>
          <table:table-cell office:value-type="float" office:value="5.06666666666667">
            <text:p>5,0666666667</text:p>
          </table:table-cell>
          <table:table-cell office:value-type="float" office:value="1">
            <text:p>1</text:p>
          </table:table-cell>
          <table:table-cell office:value-type="float" office:value="4.16333333333333">
            <text:p>4,1633333333</text:p>
          </table:table-cell>
          <table:table-cell office:value-type="float" office:value="0.996666666666667">
            <text:p>0,9966666667</text:p>
          </table:table-cell>
          <table:table-cell office:value-type="float" office:value="4.04">
            <text:p>4,04</text:p>
          </table:table-cell>
          <table:table-cell office:value-type="float" office:value="1">
            <text:p>1</text:p>
          </table:table-cell>
          <table:table-cell office:value-type="float" office:value="4.64333333333333">
            <text:p>4,6433333333</text:p>
          </table:table-cell>
          <table:table-cell office:value-type="float" office:value="0.00666666666666667">
            <text:p>0,006666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1">
            <text:p>1</text:p>
          </table:table-cell>
          <table:table-cell office:value-type="float" office:value="4.24333333333333">
            <text:p>4,2433333333</text:p>
          </table:table-cell>
          <table:table-cell office:value-type="float" office:value="0">
            <text:p>0</text:p>
          </table:table-cell>
          <table:table-cell office:value-type="float" office:value="1200">
            <text:p>1200</text:p>
          </table:table-cell>
          <table:table-cell office:value-type="float" office:value="23">
            <text:p>23</text:p>
          </table:table-cell>
          <table:table-cell office:value-type="float" office:value="0.973333333333333">
            <text:p>0,9733333333</text:p>
          </table:table-cell>
          <table:table-cell office:value-type="float" office:value="4.2">
            <text:p>4,2</text:p>
          </table:table-cell>
          <table:table-cell office:value-type="float" office:value="1">
            <text:p>1</text:p>
          </table:table-cell>
          <table:table-cell office:value-type="float" office:value="4.84333333333333">
            <text:p>4,8433333333</text:p>
          </table:table-cell>
          <table:table-cell office:value-type="float" office:value="1">
            <text:p>1</text:p>
          </table:table-cell>
          <table:table-cell office:value-type="float" office:value="4.91">
            <text:p>4,91</text:p>
          </table:table-cell>
          <table:table-cell office:value-type="float" office:value="1">
            <text:p>1</text:p>
          </table:table-cell>
          <table:table-cell office:value-type="float" office:value="4.21">
            <text:p>4,21</text:p>
          </table:table-cell>
          <table:table-cell office:value-type="float" office:value="0.996666666666667">
            <text:p>0,9966666667</text:p>
          </table:table-cell>
          <table:table-cell office:value-type="float" office:value="4.01333333333333">
            <text:p>4,0133333333</text:p>
          </table:table-cell>
          <table:table-cell office:value-type="float" office:value="1">
            <text:p>1</text:p>
          </table:table-cell>
          <table:table-cell office:value-type="float" office:value="4.57666666666667">
            <text:p>4,5766666667</text:p>
          </table:table-cell>
          <table:table-cell office:value-type="float" office:value="0.00666666666666667">
            <text:p>0,006666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">
            <text:p>1</text:p>
          </table:table-cell>
          <table:table-cell office:value-type="float" office:value="4.26">
            <text:p>4,26</text:p>
          </table:table-cell>
          <table:table-cell office:value-type="float" office:value="0">
            <text:p>0</text:p>
          </table:table-cell>
          <table:table-cell office:value-type="float" office:value="1185">
            <text:p>1185</text:p>
          </table:table-cell>
          <table:table-cell office:value-type="float" office:value="23">
            <text:p>23</text:p>
          </table:table-cell>
          <table:table-cell office:value-type="float" office:value="0.98">
            <text:p>0,98</text:p>
          </table:table-cell>
          <table:table-cell office:value-type="float" office:value="4.61333333333333">
            <text:p>4,6133333333</text:p>
          </table:table-cell>
          <table:table-cell office:value-type="float" office:value="1">
            <text:p>1</text:p>
          </table:table-cell>
          <table:table-cell office:value-type="float" office:value="4.77">
            <text:p>4,77</text:p>
          </table:table-cell>
          <table:table-cell office:value-type="float" office:value="1">
            <text:p>1</text:p>
          </table:table-cell>
          <table:table-cell office:value-type="float" office:value="5.01666666666667">
            <text:p>5,0166666667</text:p>
          </table:table-cell>
          <table:table-cell office:value-type="float" office:value="1">
            <text:p>1</text:p>
          </table:table-cell>
          <table:table-cell office:value-type="float" office:value="4.25333333333333">
            <text:p>4,2533333333</text:p>
          </table:table-cell>
          <table:table-cell office:value-type="float" office:value="0.99">
            <text:p>0,99</text:p>
          </table:table-cell>
          <table:table-cell office:value-type="float" office:value="3.95333333333333">
            <text:p>3,9533333333</text:p>
          </table:table-cell>
          <table:table-cell office:value-type="float" office:value="1">
            <text:p>1</text:p>
          </table:table-cell>
          <table:table-cell office:value-type="float" office:value="4.78666666666667">
            <text:p>4,7866666667</text:p>
          </table:table-cell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1">
            <text:p>1</text:p>
          </table:table-cell>
          <table:table-cell office:value-type="float" office:value="4.06666666666667">
            <text:p>4,0666666667</text:p>
          </table:table-cell>
          <table:table-cell office:value-type="float" office:value="0">
            <text:p>0</text:p>
          </table:table-cell>
          <table:table-cell office:value-type="float" office:value="1110">
            <text:p>1110</text:p>
          </table:table-cell>
          <table:table-cell office:value-type="float" office:value="23">
            <text:p>23</text:p>
          </table:table-cell>
          <table:table-cell office:value-type="float" office:value="0.97">
            <text:p>0,97</text:p>
          </table:table-cell>
          <table:table-cell office:value-type="float" office:value="4.7">
            <text:p>4,7</text:p>
          </table:table-cell>
          <table:table-cell office:value-type="float" office:value="1">
            <text:p>1</text:p>
          </table:table-cell>
          <table:table-cell office:value-type="float" office:value="4.67666666666667">
            <text:p>4,6766666667</text:p>
          </table:table-cell>
          <table:table-cell office:value-type="float" office:value="1">
            <text:p>1</text:p>
          </table:table-cell>
          <table:table-cell office:value-type="float" office:value="5.20666666666667">
            <text:p>5,2066666667</text:p>
          </table:table-cell>
          <table:table-cell office:value-type="float" office:value="1">
            <text:p>1</text:p>
          </table:table-cell>
          <table:table-cell office:value-type="float" office:value="4.14">
            <text:p>4,14</text:p>
          </table:table-cell>
          <table:table-cell office:value-type="float" office:value="0.993333333333333">
            <text:p>0,9933333333</text:p>
          </table:table-cell>
          <table:table-cell office:value-type="float" office:value="4.02333333333333">
            <text:p>4,0233333333</text:p>
          </table:table-cell>
          <table:table-cell office:value-type="float" office:value="1">
            <text:p>1</text:p>
          </table:table-cell>
          <table:table-cell office:value-type="float" office:value="4.64333333333333">
            <text:p>4,6433333333</text:p>
          </table:table-cell>
          <table:table-cell office:value-type="float" office:value="0.00333333333333333">
            <text:p>0,00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1">
            <text:p>1</text:p>
          </table:table-cell>
          <table:table-cell office:value-type="float" office:value="4.14333333333333">
            <text:p>4,1433333333</text:p>
          </table:table-cell>
          <table:table-cell office:value-type="float" office:value="0">
            <text:p>0</text:p>
          </table:table-cell>
          <table:table-cell office:value-type="float" office:value="1035">
            <text:p>1035</text:p>
          </table:table-cell>
          <table:table-cell office:value-type="float" office:value="23">
            <text:p>23</text:p>
          </table:table-cell>
          <table:table-cell office:value-type="float" office:value="0.976666666666667">
            <text:p>0,9766666667</text:p>
          </table:table-cell>
          <table:table-cell office:value-type="float" office:value="4.43333333333333">
            <text:p>4,4333333333</text:p>
          </table:table-cell>
          <table:table-cell office:value-type="float" office:value="1">
            <text:p>1</text:p>
          </table:table-cell>
          <table:table-cell office:value-type="float" office:value="4.54666666666667">
            <text:p>4,5466666667</text:p>
          </table:table-cell>
          <table:table-cell office:value-type="float" office:value="0.996666666666667">
            <text:p>0,9966666667</text:p>
          </table:table-cell>
          <table:table-cell office:value-type="float" office:value="5.29666666666667">
            <text:p>5,2966666667</text:p>
          </table:table-cell>
          <table:table-cell office:value-type="float" office:value="1">
            <text:p>1</text:p>
          </table:table-cell>
          <table:table-cell office:value-type="float" office:value="4.26">
            <text:p>4,26</text:p>
          </table:table-cell>
          <table:table-cell office:value-type="float" office:value="0.996666666666667">
            <text:p>0,996666666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.55">
            <text:p>4,55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1">
            <text:p>1</text:p>
          </table:table-cell>
          <table:table-cell office:value-type="float" office:value="3.78333333333333">
            <text:p>3,7833333333</text:p>
          </table:table-cell>
          <table:table-cell office:value-type="float" office:value="0">
            <text:p>0</text:p>
          </table:table-cell>
          <table:table-cell office:value-type="float" office:value="1215">
            <text:p>1215</text:p>
          </table:table-cell>
          <table:table-cell office:value-type="float" office:value="23">
            <text:p>23</text:p>
          </table:table-cell>
          <table:table-cell office:value-type="float" office:value="0.963333333333333">
            <text:p>0,9633333333</text:p>
          </table:table-cell>
          <table:table-cell office:value-type="float" office:value="4.58333333333333">
            <text:p>4,5833333333</text:p>
          </table:table-cell>
          <table:table-cell office:value-type="float" office:value="1">
            <text:p>1</text:p>
          </table:table-cell>
          <table:table-cell office:value-type="float" office:value="4.64333333333333">
            <text:p>4,6433333333</text:p>
          </table:table-cell>
          <table:table-cell office:value-type="float" office:value="1">
            <text:p>1</text:p>
          </table:table-cell>
          <table:table-cell office:value-type="float" office:value="5.10333333333333">
            <text:p>5,1033333333</text:p>
          </table:table-cell>
          <table:table-cell office:value-type="float" office:value="1">
            <text:p>1</text:p>
          </table:table-cell>
          <table:table-cell office:value-type="float" office:value="4.50666666666667">
            <text:p>4,5066666667</text:p>
          </table:table-cell>
          <table:table-cell office:value-type="float" office:value="1">
            <text:p>1</text:p>
          </table:table-cell>
          <table:table-cell office:value-type="float" office:value="4.08666666666667">
            <text:p>4,0866666667</text:p>
          </table:table-cell>
          <table:table-cell office:value-type="float" office:value="1">
            <text:p>1</text:p>
          </table:table-cell>
          <table:table-cell office:value-type="float" office:value="4.5">
            <text:p>4,5</text:p>
          </table:table-cell>
          <table:table-cell office:value-type="float" office:value="0.00666666666666667">
            <text:p>0,006666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1">
            <text:p>1</text:p>
          </table:table-cell>
          <table:table-cell office:value-type="float" office:value="3.64333333333333">
            <text:p>3,6433333333</text:p>
          </table:table-cell>
          <table:table-cell office:value-type="float" office:value="0">
            <text:p>0</text:p>
          </table:table-cell>
          <table:table-cell office:value-type="float" office:value="1185">
            <text:p>1185</text:p>
          </table:table-cell>
          <table:table-cell office:value-type="float" office:value="23">
            <text:p>23</text:p>
          </table:table-cell>
          <table:table-cell office:value-type="float" office:value="0.973333333333333">
            <text:p>0,9733333333</text:p>
          </table:table-cell>
          <table:table-cell office:value-type="float" office:value="4.14">
            <text:p>4,14</text:p>
          </table:table-cell>
          <table:table-cell office:value-type="float" office:value="1">
            <text:p>1</text:p>
          </table:table-cell>
          <table:table-cell office:value-type="float" office:value="4.53333333333333">
            <text:p>4,5333333333</text:p>
          </table:table-cell>
          <table:table-cell office:value-type="float" office:value="0.996666666666667">
            <text:p>0,9966666667</text:p>
          </table:table-cell>
          <table:table-cell office:value-type="float" office:value="4.96666666666667">
            <text:p>4,9666666667</text:p>
          </table:table-cell>
          <table:table-cell office:value-type="float" office:value="1">
            <text:p>1</text:p>
          </table:table-cell>
          <table:table-cell office:value-type="float" office:value="4.31666666666667">
            <text:p>4,3166666667</text:p>
          </table:table-cell>
          <table:table-cell office:value-type="float" office:value="0.99">
            <text:p>0,99</text:p>
          </table:table-cell>
          <table:table-cell office:value-type="float" office:value="3.78333333333333">
            <text:p>3,7833333333</text:p>
          </table:table-cell>
          <table:table-cell office:value-type="float" office:value="1">
            <text:p>1</text:p>
          </table:table-cell>
          <table:table-cell office:value-type="float" office:value="4.32">
            <text:p>4,32</text:p>
          </table:table-cell>
          <table:table-cell office:value-type="float" office:value="0.0166666666666667">
            <text:p>0,016666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1">
            <text:p>1</text:p>
          </table:table-cell>
          <table:table-cell office:value-type="float" office:value="3.58">
            <text:p>3,58</text:p>
          </table:table-cell>
          <table:table-cell office:value-type="float" office:value="0">
            <text:p>0</text:p>
          </table:table-cell>
          <table:table-cell office:value-type="float" office:value="1140">
            <text:p>1140</text:p>
          </table:table-cell>
          <table:table-cell office:value-type="float" office:value="23">
            <text:p>23</text:p>
          </table:table-cell>
          <table:table-cell office:value-type="float" office:value="0.98">
            <text:p>0,98</text:p>
          </table:table-cell>
          <table:table-cell office:value-type="float" office:value="4.31333333333333">
            <text:p>4,3133333333</text:p>
          </table:table-cell>
          <table:table-cell office:value-type="float" office:value="1">
            <text:p>1</text:p>
          </table:table-cell>
          <table:table-cell office:value-type="float" office:value="4.54333333333333">
            <text:p>4,5433333333</text:p>
          </table:table-cell>
          <table:table-cell office:value-type="float" office:value="1">
            <text:p>1</text:p>
          </table:table-cell>
          <table:table-cell office:value-type="float" office:value="5.09333333333333">
            <text:p>5,0933333333</text:p>
          </table:table-cell>
          <table:table-cell office:value-type="float" office:value="1">
            <text:p>1</text:p>
          </table:table-cell>
          <table:table-cell office:value-type="float" office:value="4.32666666666667">
            <text:p>4,3266666667</text:p>
          </table:table-cell>
          <table:table-cell office:value-type="float" office:value="0.983333333333333">
            <text:p>0,9833333333</text:p>
          </table:table-cell>
          <table:table-cell office:value-type="float" office:value="3.77666666666667">
            <text:p>3,7766666667</text:p>
          </table:table-cell>
          <table:table-cell office:value-type="float" office:value="1">
            <text:p>1</text:p>
          </table:table-cell>
          <table:table-cell office:value-type="float" office:value="4.52333333333333">
            <text:p>4,5233333333</text:p>
          </table:table-cell>
          <table:table-cell office:value-type="float" office:value="0.0166666666666667">
            <text:p>0,016666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1">
            <text:p>1</text:p>
          </table:table-cell>
          <table:table-cell office:value-type="float" office:value="3.67666666666667">
            <text:p>3,6766666667</text:p>
          </table:table-cell>
          <table:table-cell office:value-type="float" office:value="0">
            <text:p>0</text:p>
          </table:table-cell>
          <table:table-cell office:value-type="float" office:value="1185">
            <text:p>1185</text:p>
          </table:table-cell>
          <table:table-cell office:value-type="float" office:value="23">
            <text:p>23</text:p>
          </table:table-cell>
          <table:table-cell office:value-type="float" office:value="0.986666666666667">
            <text:p>0,9866666667</text:p>
          </table:table-cell>
          <table:table-cell office:value-type="float" office:value="4.30333333333333">
            <text:p>4,3033333333</text:p>
          </table:table-cell>
          <table:table-cell office:value-type="float" office:value="1">
            <text:p>1</text:p>
          </table:table-cell>
          <table:table-cell office:value-type="float" office:value="4.48666666666667">
            <text:p>4,4866666667</text:p>
          </table:table-cell>
          <table:table-cell office:value-type="float" office:value="1">
            <text:p>1</text:p>
          </table:table-cell>
          <table:table-cell office:value-type="float" office:value="5.10666666666667">
            <text:p>5,1066666667</text:p>
          </table:table-cell>
          <table:table-cell office:value-type="float" office:value="1">
            <text:p>1</text:p>
          </table:table-cell>
          <table:table-cell office:value-type="float" office:value="4.27333333333333">
            <text:p>4,2733333333</text:p>
          </table:table-cell>
          <table:table-cell office:value-type="float" office:value="0.99">
            <text:p>0,99</text:p>
          </table:table-cell>
          <table:table-cell office:value-type="float" office:value="3.69666666666667">
            <text:p>3,6966666667</text:p>
          </table:table-cell>
          <table:table-cell office:value-type="float" office:value="1">
            <text:p>1</text:p>
          </table:table-cell>
          <table:table-cell office:value-type="float" office:value="4.67666666666667">
            <text:p>4,6766666667</text:p>
          </table:table-cell>
          <table:table-cell office:value-type="float" office:value="0.00333333333333333">
            <text:p>0,00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1">
            <text:p>1</text:p>
          </table:table-cell>
          <table:table-cell office:value-type="float" office:value="3.75666666666667">
            <text:p>3,7566666667</text:p>
          </table:table-cell>
          <table:table-cell office:value-type="float" office:value="0">
            <text:p>0</text:p>
          </table:table-cell>
          <table:table-cell office:value-type="float" office:value="1245">
            <text:p>1245</text:p>
          </table:table-cell>
          <table:table-cell office:value-type="float" office:value="23">
            <text:p>23</text:p>
          </table:table-cell>
          <table:table-cell office:value-type="float" office:value="0.98">
            <text:p>0,98</text:p>
          </table:table-cell>
          <table:table-cell office:value-type="float" office:value="4.40666666666667">
            <text:p>4,4066666667</text:p>
          </table:table-cell>
          <table:table-cell office:value-type="float" office:value="1">
            <text:p>1</text:p>
          </table:table-cell>
          <table:table-cell office:value-type="float" office:value="4.61333333333333">
            <text:p>4,6133333333</text:p>
          </table:table-cell>
          <table:table-cell office:value-type="float" office:value="1">
            <text:p>1</text:p>
          </table:table-cell>
          <table:table-cell office:value-type="float" office:value="5.33666666666667">
            <text:p>5,3366666667</text:p>
          </table:table-cell>
          <table:table-cell office:value-type="float" office:value="1">
            <text:p>1</text:p>
          </table:table-cell>
          <table:table-cell office:value-type="float" office:value="4.16666666666667">
            <text:p>4,1666666667</text:p>
          </table:table-cell>
          <table:table-cell office:value-type="float" office:value="0.986666666666667">
            <text:p>0,9866666667</text:p>
          </table:table-cell>
          <table:table-cell office:value-type="float" office:value="3.8">
            <text:p>3,8</text:p>
          </table:table-cell>
          <table:table-cell office:value-type="float" office:value="1">
            <text:p>1</text:p>
          </table:table-cell>
          <table:table-cell office:value-type="float" office:value="4.84666666666667">
            <text:p>4,8466666667</text:p>
          </table:table-cell>
          <table:table-cell office:value-type="float" office:value="0.00333333333333333">
            <text:p>0,00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">
            <text:p>1</text:p>
          </table:table-cell>
          <table:table-cell office:value-type="float" office:value="3.64666666666667">
            <text:p>3,6466666667</text:p>
          </table:table-cell>
          <table:table-cell office:value-type="float" office:value="0">
            <text:p>0</text:p>
          </table:table-cell>
          <table:table-cell office:value-type="float" office:value="1260">
            <text:p>1260</text:p>
          </table:table-cell>
          <table:table-cell office:value-type="float" office:value="23">
            <text:p>23</text:p>
          </table:table-cell>
          <table:table-cell office:value-type="float" office:value="0.983333333333333">
            <text:p>0,9833333333</text:p>
          </table:table-cell>
          <table:table-cell office:value-type="float" office:value="4.2">
            <text:p>4,2</text:p>
          </table:table-cell>
          <table:table-cell office:value-type="float" office:value="1">
            <text:p>1</text:p>
          </table:table-cell>
          <table:table-cell office:value-type="float" office:value="4.52">
            <text:p>4,52</text:p>
          </table:table-cell>
          <table:table-cell office:value-type="float" office:value="1">
            <text:p>1</text:p>
          </table:table-cell>
          <table:table-cell office:value-type="float" office:value="5.15333333333333">
            <text:p>5,1533333333</text:p>
          </table:table-cell>
          <table:table-cell office:value-type="float" office:value="1">
            <text:p>1</text:p>
          </table:table-cell>
          <table:table-cell office:value-type="float" office:value="4.29">
            <text:p>4,29</text:p>
          </table:table-cell>
          <table:table-cell office:value-type="float" office:value="0.983333333333333">
            <text:p>0,9833333333</text:p>
          </table:table-cell>
          <table:table-cell office:value-type="float" office:value="3.74333333333333">
            <text:p>3,7433333333</text:p>
          </table:table-cell>
          <table:table-cell office:value-type="float" office:value="1">
            <text:p>1</text:p>
          </table:table-cell>
          <table:table-cell office:value-type="float" office:value="4.60666666666667">
            <text:p>4,60666666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1">
            <text:p>1</text:p>
          </table:table-cell>
          <table:table-cell office:value-type="float" office:value="3.63333333333333">
            <text:p>3,6333333333</text:p>
          </table:table-cell>
          <table:table-cell office:value-type="float" office:value="0">
            <text:p>0</text:p>
          </table:table-cell>
          <table:table-cell office:value-type="float" office:value="1200">
            <text:p>1200</text:p>
          </table:table-cell>
          <table:table-cell office:value-type="float" office:value="23">
            <text:p>23</text:p>
          </table:table-cell>
          <table:table-cell office:value-type="float" office:value="0.98">
            <text:p>0,98</text:p>
          </table:table-cell>
          <table:table-cell office:value-type="float" office:value="4.07333333333333">
            <text:p>4,0733333333</text:p>
          </table:table-cell>
          <table:table-cell office:value-type="float" office:value="1">
            <text:p>1</text:p>
          </table:table-cell>
          <table:table-cell office:value-type="float" office:value="4.51">
            <text:p>4,51</text:p>
          </table:table-cell>
          <table:table-cell office:value-type="float" office:value="1">
            <text:p>1</text:p>
          </table:table-cell>
          <table:table-cell office:value-type="float" office:value="5.22">
            <text:p>5,22</text:p>
          </table:table-cell>
          <table:table-cell office:value-type="float" office:value="1">
            <text:p>1</text:p>
          </table:table-cell>
          <table:table-cell office:value-type="float" office:value="4.2">
            <text:p>4,2</text:p>
          </table:table-cell>
          <table:table-cell office:value-type="float" office:value="0.976666666666667">
            <text:p>0,9766666667</text:p>
          </table:table-cell>
          <table:table-cell office:value-type="float" office:value="3.81333333333333">
            <text:p>3,8133333333</text:p>
          </table:table-cell>
          <table:table-cell office:value-type="float" office:value="1">
            <text:p>1</text:p>
          </table:table-cell>
          <table:table-cell office:value-type="float" office:value="4.61333333333333">
            <text:p>4,6133333333</text:p>
          </table:table-cell>
          <table:table-cell office:value-type="float" office:value="0.00333333333333333">
            <text:p>0,00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1">
            <text:p>1</text:p>
          </table:table-cell>
          <table:table-cell office:value-type="float" office:value="3.86666666666667">
            <text:p>3,8666666667</text:p>
          </table:table-cell>
          <table:table-cell office:value-type="float" office:value="0">
            <text:p>0</text:p>
          </table:table-cell>
          <table:table-cell office:value-type="float" office:value="1245">
            <text:p>1245</text:p>
          </table:table-cell>
          <table:table-cell office:value-type="float" office:value="23">
            <text:p>23</text:p>
          </table:table-cell>
          <table:table-cell office:value-type="float" office:value="0.98">
            <text:p>0,98</text:p>
          </table:table-cell>
          <table:table-cell office:value-type="float" office:value="4.16333333333333">
            <text:p>4,1633333333</text:p>
          </table:table-cell>
          <table:table-cell office:value-type="float" office:value="1">
            <text:p>1</text:p>
          </table:table-cell>
          <table:table-cell office:value-type="float" office:value="4.69666666666667">
            <text:p>4,6966666667</text:p>
          </table:table-cell>
          <table:table-cell office:value-type="float" office:value="1">
            <text:p>1</text:p>
          </table:table-cell>
          <table:table-cell office:value-type="float" office:value="4.99">
            <text:p>4,99</text:p>
          </table:table-cell>
          <table:table-cell office:value-type="float" office:value="1">
            <text:p>1</text:p>
          </table:table-cell>
          <table:table-cell office:value-type="float" office:value="4.13">
            <text:p>4,13</text:p>
          </table:table-cell>
          <table:table-cell office:value-type="float" office:value="0.99">
            <text:p>0,99</text:p>
          </table:table-cell>
          <table:table-cell office:value-type="float" office:value="3.86333333333333">
            <text:p>3,8633333333</text:p>
          </table:table-cell>
          <table:table-cell office:value-type="float" office:value="1">
            <text:p>1</text:p>
          </table:table-cell>
          <table:table-cell office:value-type="float" office:value="4.61">
            <text:p>4,6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1">
            <text:p>1</text:p>
          </table:table-cell>
          <table:table-cell office:value-type="float" office:value="3.84666666666667">
            <text:p>3,8466666667</text:p>
          </table:table-cell>
          <table:table-cell office:value-type="float" office:value="0">
            <text:p>0</text:p>
          </table:table-cell>
          <table:table-cell office:value-type="float" office:value="1275">
            <text:p>1275</text:p>
          </table:table-cell>
          <table:table-cell office:value-type="float" office:value="23">
            <text:p>23</text:p>
          </table:table-cell>
          <table:table-cell office:value-type="float" office:value="0.963333333333333">
            <text:p>0,9633333333</text:p>
          </table:table-cell>
          <table:table-cell office:value-type="float" office:value="4.21">
            <text:p>4,21</text:p>
          </table:table-cell>
          <table:table-cell office:value-type="float" office:value="1">
            <text:p>1</text:p>
          </table:table-cell>
          <table:table-cell office:value-type="float" office:value="4.78333333333333">
            <text:p>4,7833333333</text:p>
          </table:table-cell>
          <table:table-cell office:value-type="float" office:value="1">
            <text:p>1</text:p>
          </table:table-cell>
          <table:table-cell office:value-type="float" office:value="5.05666666666667">
            <text:p>5,0566666667</text:p>
          </table:table-cell>
          <table:table-cell office:value-type="float" office:value="1">
            <text:p>1</text:p>
          </table:table-cell>
          <table:table-cell office:value-type="float" office:value="4.09333333333333">
            <text:p>4,0933333333</text:p>
          </table:table-cell>
          <table:table-cell office:value-type="float" office:value="0.986666666666667">
            <text:p>0,9866666667</text:p>
          </table:table-cell>
          <table:table-cell office:value-type="float" office:value="3.85">
            <text:p>3,85</text:p>
          </table:table-cell>
          <table:table-cell office:value-type="float" office:value="1">
            <text:p>1</text:p>
          </table:table-cell>
          <table:table-cell office:value-type="float" office:value="4.48333333333333">
            <text:p>4,4833333333</text:p>
          </table:table-cell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1">
            <text:p>1</text:p>
          </table:table-cell>
          <table:table-cell office:value-type="float" office:value="3.81666666666667">
            <text:p>3,8166666667</text:p>
          </table:table-cell>
          <table:table-cell office:value-type="float" office:value="0">
            <text:p>0</text:p>
          </table:table-cell>
          <table:table-cell office:value-type="float" office:value="1305">
            <text:p>1305</text:p>
          </table:table-cell>
          <table:table-cell office:value-type="float" office:value="23">
            <text:p>23</text:p>
          </table:table-cell>
          <table:table-cell office:value-type="float" office:value="0.976666666666667">
            <text:p>0,9766666667</text:p>
          </table:table-cell>
          <table:table-cell office:value-type="float" office:value="4.37333333333333">
            <text:p>4,3733333333</text:p>
          </table:table-cell>
          <table:table-cell office:value-type="float" office:value="1">
            <text:p>1</text:p>
          </table:table-cell>
          <table:table-cell office:value-type="float" office:value="4.69666666666667">
            <text:p>4,6966666667</text:p>
          </table:table-cell>
          <table:table-cell office:value-type="float" office:value="0.996666666666667">
            <text:p>0,9966666667</text:p>
          </table:table-cell>
          <table:table-cell office:value-type="float" office:value="5.01333333333333">
            <text:p>5,0133333333</text:p>
          </table:table-cell>
          <table:table-cell office:value-type="float" office:value="1">
            <text:p>1</text:p>
          </table:table-cell>
          <table:table-cell office:value-type="float" office:value="4.05">
            <text:p>4,05</text:p>
          </table:table-cell>
          <table:table-cell office:value-type="float" office:value="0.986666666666667">
            <text:p>0,9866666667</text:p>
          </table:table-cell>
          <table:table-cell office:value-type="float" office:value="3.77">
            <text:p>3,77</text:p>
          </table:table-cell>
          <table:table-cell office:value-type="float" office:value="1">
            <text:p>1</text:p>
          </table:table-cell>
          <table:table-cell office:value-type="float" office:value="4.60666666666667">
            <text:p>4,6066666667</text:p>
          </table:table-cell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1">
            <text:p>1</text:p>
          </table:table-cell>
          <table:table-cell office:value-type="float" office:value="3.73">
            <text:p>3,73</text:p>
          </table:table-cell>
          <table:table-cell office:value-type="float" office:value="0">
            <text:p>0</text:p>
          </table:table-cell>
          <table:table-cell office:value-type="float" office:value="1200">
            <text:p>1200</text:p>
          </table:table-cell>
          <table:table-cell office:value-type="float" office:value="23">
            <text:p>23</text:p>
          </table:table-cell>
          <table:table-cell office:value-type="float" office:value="0.973333333333333">
            <text:p>0,9733333333</text:p>
          </table:table-cell>
          <table:table-cell office:value-type="float" office:value="4.06666666666667">
            <text:p>4,0666666667</text:p>
          </table:table-cell>
          <table:table-cell office:value-type="float" office:value="1">
            <text:p>1</text:p>
          </table:table-cell>
          <table:table-cell office:value-type="float" office:value="4.77333333333333">
            <text:p>4,7733333333</text:p>
          </table:table-cell>
          <table:table-cell office:value-type="float" office:value="1">
            <text:p>1</text:p>
          </table:table-cell>
          <table:table-cell office:value-type="float" office:value="5.00666666666667">
            <text:p>5,0066666667</text:p>
          </table:table-cell>
          <table:table-cell office:value-type="float" office:value="1">
            <text:p>1</text:p>
          </table:table-cell>
          <table:table-cell office:value-type="float" office:value="4.1">
            <text:p>4,1</text:p>
          </table:table-cell>
          <table:table-cell office:value-type="float" office:value="0.993333333333333">
            <text:p>0,9933333333</text:p>
          </table:table-cell>
          <table:table-cell office:value-type="float" office:value="3.83666666666667">
            <text:p>3,8366666667</text:p>
          </table:table-cell>
          <table:table-cell office:value-type="float" office:value="1">
            <text:p>1</text:p>
          </table:table-cell>
          <table:table-cell office:value-type="float" office:value="4.92666666666667">
            <text:p>4,9266666667</text:p>
          </table:table-cell>
          <table:table-cell office:value-type="float" office:value="0.00666666666666667">
            <text:p>0,006666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1">
            <text:p>1</text:p>
          </table:table-cell>
          <table:table-cell office:value-type="float" office:value="3.73">
            <text:p>3,73</text:p>
          </table:table-cell>
          <table:table-cell office:value-type="float" office:value="0">
            <text:p>0</text:p>
          </table:table-cell>
          <table:table-cell office:value-type="float" office:value="1215">
            <text:p>1215</text:p>
          </table:table-cell>
          <table:table-cell office:value-type="float" office:value="23">
            <text:p>23</text:p>
          </table:table-cell>
          <table:table-cell office:value-type="float" office:value="0.963333333333333">
            <text:p>0,9633333333</text:p>
          </table:table-cell>
          <table:table-cell office:value-type="float" office:value="4.17666666666667">
            <text:p>4,1766666667</text:p>
          </table:table-cell>
          <table:table-cell office:value-type="float" office:value="1">
            <text:p>1</text:p>
          </table:table-cell>
          <table:table-cell office:value-type="float" office:value="4.76666666666667">
            <text:p>4,7666666667</text:p>
          </table:table-cell>
          <table:table-cell office:value-type="float" office:value="0.996666666666667">
            <text:p>0,9966666667</text:p>
          </table:table-cell>
          <table:table-cell office:value-type="float" office:value="4.97333333333333">
            <text:p>4,9733333333</text:p>
          </table:table-cell>
          <table:table-cell office:value-type="float" office:value="1">
            <text:p>1</text:p>
          </table:table-cell>
          <table:table-cell office:value-type="float" office:value="4.13333333333333">
            <text:p>4,1333333333</text:p>
          </table:table-cell>
          <table:table-cell office:value-type="float" office:value="0.993333333333333">
            <text:p>0,9933333333</text:p>
          </table:table-cell>
          <table:table-cell office:value-type="float" office:value="3.82">
            <text:p>3,82</text:p>
          </table:table-cell>
          <table:table-cell office:value-type="float" office:value="1">
            <text:p>1</text:p>
          </table:table-cell>
          <table:table-cell office:value-type="float" office:value="4.85333333333333">
            <text:p>4,8533333333</text:p>
          </table:table-cell>
          <table:table-cell office:value-type="float" office:value="0.00333333333333333">
            <text:p>0,00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1">
            <text:p>1</text:p>
          </table:table-cell>
          <table:table-cell office:value-type="float" office:value="3.77666666666667">
            <text:p>3,7766666667</text:p>
          </table:table-cell>
          <table:table-cell office:value-type="float" office:value="0">
            <text:p>0</text:p>
          </table:table-cell>
          <table:table-cell office:value-type="float" office:value="1065">
            <text:p>1065</text:p>
          </table:table-cell>
          <table:table-cell office:value-type="float" office:value="23">
            <text:p>23</text:p>
          </table:table-cell>
          <table:table-cell office:value-type="float" office:value="0.98">
            <text:p>0,98</text:p>
          </table:table-cell>
          <table:table-cell office:value-type="float" office:value="4.46666666666667">
            <text:p>4,4666666667</text:p>
          </table:table-cell>
          <table:table-cell office:value-type="float" office:value="1">
            <text:p>1</text:p>
          </table:table-cell>
          <table:table-cell office:value-type="float" office:value="4.99333333333333">
            <text:p>4,9933333333</text:p>
          </table:table-cell>
          <table:table-cell office:value-type="float" office:value="0.996666666666667">
            <text:p>0,9966666667</text:p>
          </table:table-cell>
          <table:table-cell office:value-type="float" office:value="5.00333333333333">
            <text:p>5,0033333333</text:p>
          </table:table-cell>
          <table:table-cell office:value-type="float" office:value="1">
            <text:p>1</text:p>
          </table:table-cell>
          <table:table-cell office:value-type="float" office:value="3.95">
            <text:p>3,95</text:p>
          </table:table-cell>
          <table:table-cell office:value-type="float" office:value="0.993333333333333">
            <text:p>0,9933333333</text:p>
          </table:table-cell>
          <table:table-cell office:value-type="float" office:value="3.89">
            <text:p>3,89</text:p>
          </table:table-cell>
          <table:table-cell office:value-type="float" office:value="1">
            <text:p>1</text:p>
          </table:table-cell>
          <table:table-cell office:value-type="float" office:value="5.04">
            <text:p>5,04</text:p>
          </table:table-cell>
          <table:table-cell office:value-type="float" office:value="0.00666666666666667">
            <text:p>0,006666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1">
            <text:p>1</text:p>
          </table:table-cell>
          <table:table-cell office:value-type="float" office:value="4.28666666666667">
            <text:p>4,2866666667</text:p>
          </table:table-cell>
          <table:table-cell office:value-type="float" office:value="0">
            <text:p>0</text:p>
          </table:table-cell>
          <table:table-cell office:value-type="float" office:value="1170">
            <text:p>1170</text:p>
          </table:table-cell>
          <table:table-cell office:value-type="float" office:value="23">
            <text:p>23</text:p>
          </table:table-cell>
          <table:table-cell office:value-type="float" office:value="0.973333333333333">
            <text:p>0,9733333333</text:p>
          </table:table-cell>
          <table:table-cell office:value-type="float" office:value="4.85666666666667">
            <text:p>4,8566666667</text:p>
          </table:table-cell>
          <table:table-cell office:value-type="float" office:value="1">
            <text:p>1</text:p>
          </table:table-cell>
          <table:table-cell office:value-type="float" office:value="5.09333333333333">
            <text:p>5,0933333333</text:p>
          </table:table-cell>
          <table:table-cell office:value-type="float" office:value="1">
            <text:p>1</text:p>
          </table:table-cell>
          <table:table-cell office:value-type="float" office:value="5.02333333333333">
            <text:p>5,0233333333</text:p>
          </table:table-cell>
          <table:table-cell office:value-type="float" office:value="1">
            <text:p>1</text:p>
          </table:table-cell>
          <table:table-cell office:value-type="float" office:value="3.79666666666667">
            <text:p>3,7966666667</text:p>
          </table:table-cell>
          <table:table-cell office:value-type="float" office:value="0.996666666666667">
            <text:p>0,9966666667</text:p>
          </table:table-cell>
          <table:table-cell office:value-type="float" office:value="4.09666666666667">
            <text:p>4,0966666667</text:p>
          </table:table-cell>
          <table:table-cell office:value-type="float" office:value="1">
            <text:p>1</text:p>
          </table:table-cell>
          <table:table-cell office:value-type="float" office:value="4.95333333333333">
            <text:p>4,9533333333</text:p>
          </table:table-cell>
          <table:table-cell office:value-type="float" office:value="0.00333333333333333">
            <text:p>0,00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1">
            <text:p>1</text:p>
          </table:table-cell>
          <table:table-cell office:value-type="float" office:value="4.36">
            <text:p>4,36</text:p>
          </table:table-cell>
          <table:table-cell office:value-type="float" office:value="0">
            <text:p>0</text:p>
          </table:table-cell>
          <table:table-cell office:value-type="float" office:value="1155">
            <text:p>1155</text:p>
          </table:table-cell>
          <table:table-cell office:value-type="float" office:value="23">
            <text:p>23</text:p>
          </table:table-cell>
          <table:table-cell office:value-type="float" office:value="0.96">
            <text:p>0,96</text:p>
          </table:table-cell>
          <table:table-cell office:value-type="float" office:value="4.22666666666667">
            <text:p>4,2266666667</text:p>
          </table:table-cell>
          <table:table-cell office:value-type="float" office:value="1">
            <text:p>1</text:p>
          </table:table-cell>
          <table:table-cell office:value-type="float" office:value="5.09666666666667">
            <text:p>5,0966666667</text:p>
          </table:table-cell>
          <table:table-cell office:value-type="float" office:value="1">
            <text:p>1</text:p>
          </table:table-cell>
          <table:table-cell office:value-type="float" office:value="5.09">
            <text:p>5,09</text:p>
          </table:table-cell>
          <table:table-cell office:value-type="float" office:value="1">
            <text:p>1</text:p>
          </table:table-cell>
          <table:table-cell office:value-type="float" office:value="3.91">
            <text:p>3,91</text:p>
          </table:table-cell>
          <table:table-cell office:value-type="float" office:value="0.99">
            <text:p>0,99</text:p>
          </table:table-cell>
          <table:table-cell office:value-type="float" office:value="3.94333333333333">
            <text:p>3,9433333333</text:p>
          </table:table-cell>
          <table:table-cell office:value-type="float" office:value="1">
            <text:p>1</text:p>
          </table:table-cell>
          <table:table-cell office:value-type="float" office:value="4.86666666666667">
            <text:p>4,86666666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1">
            <text:p>1</text:p>
          </table:table-cell>
          <table:table-cell office:value-type="float" office:value="4.11">
            <text:p>4,11</text:p>
          </table:table-cell>
          <table:table-cell office:value-type="float" office:value="0">
            <text:p>0</text:p>
          </table:table-cell>
          <table:table-cell office:value-type="float" office:value="1200">
            <text:p>1200</text:p>
          </table:table-cell>
          <table:table-cell office:value-type="float" office:value="23">
            <text:p>23</text:p>
          </table:table-cell>
          <table:table-cell office:value-type="float" office:value="0.983333333333333">
            <text:p>0,9833333333</text:p>
          </table:table-cell>
          <table:table-cell office:value-type="float" office:value="4.39666666666667">
            <text:p>4,3966666667</text:p>
          </table:table-cell>
          <table:table-cell office:value-type="float" office:value="1">
            <text:p>1</text:p>
          </table:table-cell>
          <table:table-cell office:value-type="float" office:value="4.75333333333333">
            <text:p>4,7533333333</text:p>
          </table:table-cell>
          <table:table-cell office:value-type="float" office:value="0.996666666666667">
            <text:p>0,9966666667</text:p>
          </table:table-cell>
          <table:table-cell office:value-type="float" office:value="4.80333333333333">
            <text:p>4,8033333333</text:p>
          </table:table-cell>
          <table:table-cell office:value-type="float" office:value="1">
            <text:p>1</text:p>
          </table:table-cell>
          <table:table-cell office:value-type="float" office:value="3.93666666666667">
            <text:p>3,9366666667</text:p>
          </table:table-cell>
          <table:table-cell office:value-type="float" office:value="0.993333333333333">
            <text:p>0,9933333333</text:p>
          </table:table-cell>
          <table:table-cell office:value-type="float" office:value="3.96">
            <text:p>3,96</text:p>
          </table:table-cell>
          <table:table-cell office:value-type="float" office:value="1">
            <text:p>1</text:p>
          </table:table-cell>
          <table:table-cell office:value-type="float" office:value="4.49666666666667">
            <text:p>4,49666666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1">
            <text:p>1</text:p>
          </table:table-cell>
          <table:table-cell office:value-type="float" office:value="3.77333333333333">
            <text:p>3,7733333333</text:p>
          </table:table-cell>
          <table:table-cell office:value-type="float" office:value="0">
            <text:p>0</text:p>
          </table:table-cell>
          <table:table-cell office:value-type="float" office:value="1260">
            <text:p>1260</text:p>
          </table:table-cell>
          <table:table-cell office:value-type="float" office:value="23">
            <text:p>23</text:p>
          </table:table-cell>
          <table:table-cell office:value-type="float" office:value="0.983333333333333">
            <text:p>0,9833333333</text:p>
          </table:table-cell>
          <table:table-cell office:value-type="float" office:value="4.45333333333333">
            <text:p>4,4533333333</text:p>
          </table:table-cell>
          <table:table-cell office:value-type="float" office:value="1">
            <text:p>1</text:p>
          </table:table-cell>
          <table:table-cell office:value-type="float" office:value="4.74333333333333">
            <text:p>4,7433333333</text:p>
          </table:table-cell>
          <table:table-cell office:value-type="float" office:value="0.993333333333333">
            <text:p>0,9933333333</text:p>
          </table:table-cell>
          <table:table-cell office:value-type="float" office:value="4.93333333333333">
            <text:p>4,933333333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.93666666666667">
            <text:p>3,9366666667</text:p>
          </table:table-cell>
          <table:table-cell office:value-type="float" office:value="1">
            <text:p>1</text:p>
          </table:table-cell>
          <table:table-cell office:value-type="float" office:value="4.69">
            <text:p>4,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float" office:value="3.86">
            <text:p>3,86</text:p>
          </table:table-cell>
          <table:table-cell office:value-type="float" office:value="0">
            <text:p>0</text:p>
          </table:table-cell>
          <table:table-cell office:value-type="float" office:value="1170">
            <text:p>1170</text:p>
          </table:table-cell>
          <table:table-cell office:value-type="float" office:value="23">
            <text:p>23</text:p>
          </table:table-cell>
          <table:table-cell office:value-type="float" office:value="0.983333333333333">
            <text:p>0,9833333333</text:p>
          </table:table-cell>
          <table:table-cell office:value-type="float" office:value="4.48333333333333">
            <text:p>4,4833333333</text:p>
          </table:table-cell>
          <table:table-cell office:value-type="float" office:value="1">
            <text:p>1</text:p>
          </table:table-cell>
          <table:table-cell office:value-type="float" office:value="4.66333333333333">
            <text:p>4,6633333333</text:p>
          </table:table-cell>
          <table:table-cell office:value-type="float" office:value="1">
            <text:p>1</text:p>
          </table:table-cell>
          <table:table-cell office:value-type="float" office:value="4.63">
            <text:p>4,63</text:p>
          </table:table-cell>
          <table:table-cell office:value-type="float" office:value="1">
            <text:p>1</text:p>
          </table:table-cell>
          <table:table-cell office:value-type="float" office:value="4.10333333333333">
            <text:p>4,1033333333</text:p>
          </table:table-cell>
          <table:table-cell office:value-type="float" office:value="0.99">
            <text:p>0,99</text:p>
          </table:table-cell>
          <table:table-cell office:value-type="float" office:value="3.75666666666667">
            <text:p>3,7566666667</text:p>
          </table:table-cell>
          <table:table-cell office:value-type="float" office:value="1">
            <text:p>1</text:p>
          </table:table-cell>
          <table:table-cell office:value-type="float" office:value="4.60666666666667">
            <text:p>4,6066666667</text:p>
          </table:table-cell>
          <table:table-cell office:value-type="float" office:value="0.00333333333333333">
            <text:p>0,00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1">
            <text:p>1</text:p>
          </table:table-cell>
          <table:table-cell office:value-type="float" office:value="4.04666666666667">
            <text:p>4,0466666667</text:p>
          </table:table-cell>
          <table:table-cell office:value-type="float" office:value="0">
            <text:p>0</text:p>
          </table:table-cell>
          <table:table-cell office:value-type="float" office:value="1230">
            <text:p>1230</text:p>
          </table:table-cell>
          <table:table-cell office:value-type="float" office:value="23">
            <text:p>23</text:p>
          </table:table-cell>
          <table:table-cell office:value-type="float" office:value="0.97">
            <text:p>0,97</text:p>
          </table:table-cell>
          <table:table-cell office:value-type="float" office:value="4.33666666666667">
            <text:p>4,3366666667</text:p>
          </table:table-cell>
          <table:table-cell office:value-type="float" office:value="1">
            <text:p>1</text:p>
          </table:table-cell>
          <table:table-cell office:value-type="float" office:value="4.72666666666667">
            <text:p>4,7266666667</text:p>
          </table:table-cell>
          <table:table-cell office:value-type="float" office:value="1">
            <text:p>1</text:p>
          </table:table-cell>
          <table:table-cell office:value-type="float" office:value="4.84333333333333">
            <text:p>4,8433333333</text:p>
          </table:table-cell>
          <table:table-cell office:value-type="float" office:value="1">
            <text:p>1</text:p>
          </table:table-cell>
          <table:table-cell office:value-type="float" office:value="3.92333333333333">
            <text:p>3,9233333333</text:p>
          </table:table-cell>
          <table:table-cell office:value-type="float" office:value="0.993333333333333">
            <text:p>0,9933333333</text:p>
          </table:table-cell>
          <table:table-cell office:value-type="float" office:value="3.76333333333333">
            <text:p>3,7633333333</text:p>
          </table:table-cell>
          <table:table-cell office:value-type="float" office:value="1">
            <text:p>1</text:p>
          </table:table-cell>
          <table:table-cell office:value-type="float" office:value="4.72666666666667">
            <text:p>4,7266666667</text:p>
          </table:table-cell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1">
            <text:p>1</text:p>
          </table:table-cell>
          <table:table-cell office:value-type="float" office:value="3.72333333333333">
            <text:p>3,7233333333</text:p>
          </table:table-cell>
          <table:table-cell office:value-type="float" office:value="0">
            <text:p>0</text:p>
          </table:table-cell>
          <table:table-cell office:value-type="float" office:value="1215">
            <text:p>1215</text:p>
          </table:table-cell>
          <table:table-cell office:value-type="float" office:value="23">
            <text:p>23</text:p>
          </table:table-cell>
          <table:table-cell office:value-type="float" office:value="0.993333333333333">
            <text:p>0,9933333333</text:p>
          </table:table-cell>
          <table:table-cell office:value-type="float" office:value="4.43">
            <text:p>4,43</text:p>
          </table:table-cell>
          <table:table-cell office:value-type="float" office:value="1">
            <text:p>1</text:p>
          </table:table-cell>
          <table:table-cell office:value-type="float" office:value="4.59333333333333">
            <text:p>4,5933333333</text:p>
          </table:table-cell>
          <table:table-cell office:value-type="float" office:value="0.993333333333333">
            <text:p>0,9933333333</text:p>
          </table:table-cell>
          <table:table-cell office:value-type="float" office:value="4.79333333333333">
            <text:p>4,7933333333</text:p>
          </table:table-cell>
          <table:table-cell office:value-type="float" office:value="1">
            <text:p>1</text:p>
          </table:table-cell>
          <table:table-cell office:value-type="float" office:value="3.91">
            <text:p>3,91</text:p>
          </table:table-cell>
          <table:table-cell office:value-type="float" office:value="0.986666666666667">
            <text:p>0,9866666667</text:p>
          </table:table-cell>
          <table:table-cell office:value-type="float" office:value="3.58">
            <text:p>3,58</text:p>
          </table:table-cell>
          <table:table-cell office:value-type="float" office:value="1">
            <text:p>1</text:p>
          </table:table-cell>
          <table:table-cell office:value-type="float" office:value="4.61">
            <text:p>4,6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">
            <text:p>1</text:p>
          </table:table-cell>
          <table:table-cell office:value-type="float" office:value="3.78666666666667">
            <text:p>3,7866666667</text:p>
          </table:table-cell>
          <table:table-cell office:value-type="float" office:value="0">
            <text:p>0</text:p>
          </table:table-cell>
          <table:table-cell office:value-type="float" office:value="1155">
            <text:p>1155</text:p>
          </table:table-cell>
          <table:table-cell office:value-type="float" office:value="23">
            <text:p>23</text:p>
          </table:table-cell>
          <table:table-cell office:value-type="float" office:value="0.963333333333333">
            <text:p>0,9633333333</text:p>
          </table:table-cell>
          <table:table-cell office:value-type="float" office:value="4.43">
            <text:p>4,43</text:p>
          </table:table-cell>
          <table:table-cell office:value-type="float" office:value="1">
            <text:p>1</text:p>
          </table:table-cell>
          <table:table-cell office:value-type="float" office:value="4.63333333333333">
            <text:p>4,6333333333</text:p>
          </table:table-cell>
          <table:table-cell office:value-type="float" office:value="0.986666666666667">
            <text:p>0,9866666667</text:p>
          </table:table-cell>
          <table:table-cell office:value-type="float" office:value="4.83666666666667">
            <text:p>4,8366666667</text:p>
          </table:table-cell>
          <table:table-cell office:value-type="float" office:value="1">
            <text:p>1</text:p>
          </table:table-cell>
          <table:table-cell office:value-type="float" office:value="3.92333333333333">
            <text:p>3,9233333333</text:p>
          </table:table-cell>
          <table:table-cell office:value-type="float" office:value="0.99">
            <text:p>0,99</text:p>
          </table:table-cell>
          <table:table-cell office:value-type="float" office:value="3.53">
            <text:p>3,53</text:p>
          </table:table-cell>
          <table:table-cell office:value-type="float" office:value="1">
            <text:p>1</text:p>
          </table:table-cell>
          <table:table-cell office:value-type="float" office:value="4.6">
            <text:p>4,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1">
            <text:p>1</text:p>
          </table:table-cell>
          <table:table-cell office:value-type="float" office:value="3.98333333333333">
            <text:p>3,9833333333</text:p>
          </table:table-cell>
          <table:table-cell office:value-type="float" office:value="0">
            <text:p>0</text:p>
          </table:table-cell>
          <table:table-cell office:value-type="float" office:value="1095">
            <text:p>1095</text:p>
          </table:table-cell>
          <table:table-cell office:value-type="float" office:value="23">
            <text:p>23</text:p>
          </table:table-cell>
          <table:table-cell office:value-type="float" office:value="0.99">
            <text:p>0,99</text:p>
          </table:table-cell>
          <table:table-cell office:value-type="float" office:value="4.25">
            <text:p>4,25</text:p>
          </table:table-cell>
          <table:table-cell office:value-type="float" office:value="1">
            <text:p>1</text:p>
          </table:table-cell>
          <table:table-cell office:value-type="float" office:value="4.67333333333333">
            <text:p>4,6733333333</text:p>
          </table:table-cell>
          <table:table-cell office:value-type="float" office:value="0.996666666666667">
            <text:p>0,9966666667</text:p>
          </table:table-cell>
          <table:table-cell office:value-type="float" office:value="4.89">
            <text:p>4,89</text:p>
          </table:table-cell>
          <table:table-cell office:value-type="float" office:value="1">
            <text:p>1</text:p>
          </table:table-cell>
          <table:table-cell office:value-type="float" office:value="4.02">
            <text:p>4,02</text:p>
          </table:table-cell>
          <table:table-cell office:value-type="float" office:value="0.983333333333333">
            <text:p>0,9833333333</text:p>
          </table:table-cell>
          <table:table-cell office:value-type="float" office:value="3.60666666666667">
            <text:p>3,6066666667</text:p>
          </table:table-cell>
          <table:table-cell office:value-type="float" office:value="1">
            <text:p>1</text:p>
          </table:table-cell>
          <table:table-cell office:value-type="float" office:value="4.55333333333333">
            <text:p>4,5533333333</text:p>
          </table:table-cell>
          <table:table-cell office:value-type="float" office:value="0.00333333333333333">
            <text:p>0,00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1">
            <text:p>1</text:p>
          </table:table-cell>
          <table:table-cell office:value-type="float" office:value="3.98">
            <text:p>3,98</text:p>
          </table:table-cell>
          <table:table-cell office:value-type="float" office:value="0">
            <text:p>0</text:p>
          </table:table-cell>
          <table:table-cell office:value-type="float" office:value="1125">
            <text:p>1125</text:p>
          </table:table-cell>
          <table:table-cell office:value-type="float" office:value="23">
            <text:p>23</text:p>
          </table:table-cell>
          <table:table-cell office:value-type="float" office:value="0.976666666666667">
            <text:p>0,9766666667</text:p>
          </table:table-cell>
          <table:table-cell office:value-type="float" office:value="4.21">
            <text:p>4,21</text:p>
          </table:table-cell>
          <table:table-cell office:value-type="float" office:value="1">
            <text:p>1</text:p>
          </table:table-cell>
          <table:table-cell office:value-type="float" office:value="4.73">
            <text:p>4,73</text:p>
          </table:table-cell>
          <table:table-cell office:value-type="float" office:value="0.993333333333333">
            <text:p>0,9933333333</text:p>
          </table:table-cell>
          <table:table-cell office:value-type="float" office:value="4.96333333333333">
            <text:p>4,9633333333</text:p>
          </table:table-cell>
          <table:table-cell office:value-type="float" office:value="1">
            <text:p>1</text:p>
          </table:table-cell>
          <table:table-cell office:value-type="float" office:value="4.01333333333333">
            <text:p>4,0133333333</text:p>
          </table:table-cell>
          <table:table-cell office:value-type="float" office:value="0.993333333333333">
            <text:p>0,9933333333</text:p>
          </table:table-cell>
          <table:table-cell office:value-type="float" office:value="3.51666666666667">
            <text:p>3,5166666667</text:p>
          </table:table-cell>
          <table:table-cell office:value-type="float" office:value="1">
            <text:p>1</text:p>
          </table:table-cell>
          <table:table-cell office:value-type="float" office:value="4.88333333333333">
            <text:p>4,88333333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1">
            <text:p>1</text:p>
          </table:table-cell>
          <table:table-cell office:value-type="float" office:value="4.18333333333333">
            <text:p>4,1833333333</text:p>
          </table:table-cell>
          <table:table-cell office:value-type="float" office:value="0">
            <text:p>0</text:p>
          </table:table-cell>
          <table:table-cell office:value-type="float" office:value="1155">
            <text:p>1155</text:p>
          </table:table-cell>
          <table:table-cell office:value-type="float" office:value="23">
            <text:p>23</text:p>
          </table:table-cell>
          <table:table-cell office:value-type="float" office:value="0.986666666666667">
            <text:p>0,9866666667</text:p>
          </table:table-cell>
          <table:table-cell office:value-type="float" office:value="4.42666666666667">
            <text:p>4,4266666667</text:p>
          </table:table-cell>
          <table:table-cell office:value-type="float" office:value="1">
            <text:p>1</text:p>
          </table:table-cell>
          <table:table-cell office:value-type="float" office:value="4.78666666666667">
            <text:p>4,7866666667</text:p>
          </table:table-cell>
          <table:table-cell office:value-type="float" office:value="1">
            <text:p>1</text:p>
          </table:table-cell>
          <table:table-cell office:value-type="float" office:value="5.01333333333333">
            <text:p>5,0133333333</text:p>
          </table:table-cell>
          <table:table-cell office:value-type="float" office:value="1">
            <text:p>1</text:p>
          </table:table-cell>
          <table:table-cell office:value-type="float" office:value="3.98333333333333">
            <text:p>3,9833333333</text:p>
          </table:table-cell>
          <table:table-cell office:value-type="float" office:value="0.993333333333333">
            <text:p>0,9933333333</text:p>
          </table:table-cell>
          <table:table-cell office:value-type="float" office:value="3.54">
            <text:p>3,54</text:p>
          </table:table-cell>
          <table:table-cell office:value-type="float" office:value="1">
            <text:p>1</text:p>
          </table:table-cell>
          <table:table-cell office:value-type="float" office:value="4.86666666666667">
            <text:p>4,86666666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1">
            <text:p>1</text:p>
          </table:table-cell>
          <table:table-cell office:value-type="float" office:value="3.96666666666667">
            <text:p>3,9666666667</text:p>
          </table:table-cell>
          <table:table-cell office:value-type="float" office:value="0">
            <text:p>0</text:p>
          </table:table-cell>
          <table:table-cell office:value-type="float" office:value="1125">
            <text:p>1125</text:p>
          </table:table-cell>
          <table:table-cell office:value-type="float" office:value="23">
            <text:p>23</text:p>
          </table:table-cell>
          <table:table-cell office:value-type="float" office:value="0.99">
            <text:p>0,99</text:p>
          </table:table-cell>
          <table:table-cell office:value-type="float" office:value="4.54666666666667">
            <text:p>4,5466666667</text:p>
          </table:table-cell>
          <table:table-cell office:value-type="float" office:value="1">
            <text:p>1</text:p>
          </table:table-cell>
          <table:table-cell office:value-type="float" office:value="4.86">
            <text:p>4,86</text:p>
          </table:table-cell>
          <table:table-cell office:value-type="float" office:value="1">
            <text:p>1</text:p>
          </table:table-cell>
          <table:table-cell office:value-type="float" office:value="5.08666666666667">
            <text:p>5,0866666667</text:p>
          </table:table-cell>
          <table:table-cell office:value-type="float" office:value="1">
            <text:p>1</text:p>
          </table:table-cell>
          <table:table-cell office:value-type="float" office:value="4.04333333333333">
            <text:p>4,0433333333</text:p>
          </table:table-cell>
          <table:table-cell office:value-type="float" office:value="0.993333333333333">
            <text:p>0,9933333333</text:p>
          </table:table-cell>
          <table:table-cell office:value-type="float" office:value="3.75666666666667">
            <text:p>3,7566666667</text:p>
          </table:table-cell>
          <table:table-cell office:value-type="float" office:value="1">
            <text:p>1</text:p>
          </table:table-cell>
          <table:table-cell office:value-type="float" office:value="4.80666666666667">
            <text:p>4,8066666667</text:p>
          </table:table-cell>
          <table:table-cell office:value-type="float" office:value="0.00333333333333333">
            <text:p>0,00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1">
            <text:p>1</text:p>
          </table:table-cell>
          <table:table-cell office:value-type="float" office:value="4.26">
            <text:p>4,26</text:p>
          </table:table-cell>
          <table:table-cell office:value-type="float" office:value="0">
            <text:p>0</text:p>
          </table:table-cell>
          <table:table-cell office:value-type="float" office:value="1245">
            <text:p>1245</text:p>
          </table:table-cell>
          <table:table-cell office:value-type="float" office:value="23">
            <text:p>23</text:p>
          </table:table-cell>
          <table:table-cell office:value-type="float" office:value="0.973333333333333">
            <text:p>0,9733333333</text:p>
          </table:table-cell>
          <table:table-cell office:value-type="float" office:value="4.36333333333333">
            <text:p>4,3633333333</text:p>
          </table:table-cell>
          <table:table-cell office:value-type="float" office:value="1">
            <text:p>1</text:p>
          </table:table-cell>
          <table:table-cell office:value-type="float" office:value="4.97666666666667">
            <text:p>4,9766666667</text:p>
          </table:table-cell>
          <table:table-cell office:value-type="float" office:value="0.993333333333333">
            <text:p>0,9933333333</text:p>
          </table:table-cell>
          <table:table-cell office:value-type="float" office:value="4.83333333333333">
            <text:p>4,8333333333</text:p>
          </table:table-cell>
          <table:table-cell office:value-type="float" office:value="1">
            <text:p>1</text:p>
          </table:table-cell>
          <table:table-cell office:value-type="float" office:value="3.84">
            <text:p>3,84</text:p>
          </table:table-cell>
          <table:table-cell office:value-type="float" office:value="0.993333333333333">
            <text:p>0,9933333333</text:p>
          </table:table-cell>
          <table:table-cell office:value-type="float" office:value="3.87">
            <text:p>3,87</text:p>
          </table:table-cell>
          <table:table-cell office:value-type="float" office:value="1">
            <text:p>1</text:p>
          </table:table-cell>
          <table:table-cell office:value-type="float" office:value="4.76666666666667">
            <text:p>4,7666666667</text:p>
          </table:table-cell>
          <table:table-cell office:value-type="float" office:value="0.00333333333333333">
            <text:p>0,00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1">
            <text:p>1</text:p>
          </table:table-cell>
          <table:table-cell office:value-type="float" office:value="4.45333333333333">
            <text:p>4,4533333333</text:p>
          </table:table-cell>
          <table:table-cell office:value-type="float" office:value="0">
            <text:p>0</text:p>
          </table:table-cell>
          <table:table-cell office:value-type="float" office:value="1185">
            <text:p>1185</text:p>
          </table:table-cell>
          <table:table-cell office:value-type="float" office:value="23">
            <text:p>23</text:p>
          </table:table-cell>
          <table:table-cell office:value-type="float" office:value="0.976666666666667">
            <text:p>0,9766666667</text:p>
          </table:table-cell>
          <table:table-cell office:value-type="float" office:value="4.56333333333333">
            <text:p>4,5633333333</text:p>
          </table:table-cell>
          <table:table-cell office:value-type="float" office:value="1">
            <text:p>1</text:p>
          </table:table-cell>
          <table:table-cell office:value-type="float" office:value="4.97333333333333">
            <text:p>4,9733333333</text:p>
          </table:table-cell>
          <table:table-cell office:value-type="float" office:value="0.993333333333333">
            <text:p>0,9933333333</text:p>
          </table:table-cell>
          <table:table-cell office:value-type="float" office:value="4.85333333333333">
            <text:p>4,8533333333</text:p>
          </table:table-cell>
          <table:table-cell office:value-type="float" office:value="1">
            <text:p>1</text:p>
          </table:table-cell>
          <table:table-cell office:value-type="float" office:value="3.91">
            <text:p>3,91</text:p>
          </table:table-cell>
          <table:table-cell office:value-type="float" office:value="0.99">
            <text:p>0,99</text:p>
          </table:table-cell>
          <table:table-cell office:value-type="float" office:value="3.86">
            <text:p>3,86</text:p>
          </table:table-cell>
          <table:table-cell office:value-type="float" office:value="1">
            <text:p>1</text:p>
          </table:table-cell>
          <table:table-cell office:value-type="float" office:value="4.85333333333333">
            <text:p>4,8533333333</text:p>
          </table:table-cell>
          <table:table-cell office:value-type="float" office:value="0.00333333333333333">
            <text:p>0,00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float" office:value="4.38">
            <text:p>4,38</text:p>
          </table:table-cell>
          <table:table-cell office:value-type="float" office:value="0">
            <text:p>0</text:p>
          </table:table-cell>
          <table:table-cell office:value-type="float" office:value="1140">
            <text:p>1140</text:p>
          </table:table-cell>
          <table:table-cell office:value-type="float" office:value="23">
            <text:p>23</text:p>
          </table:table-cell>
          <table:table-cell office:value-type="float" office:value="0.976666666666667">
            <text:p>0,9766666667</text:p>
          </table:table-cell>
          <table:table-cell office:value-type="float" office:value="4.59333333333333">
            <text:p>4,5933333333</text:p>
          </table:table-cell>
          <table:table-cell office:value-type="float" office:value="1">
            <text:p>1</text:p>
          </table:table-cell>
          <table:table-cell office:value-type="float" office:value="5.02666666666667">
            <text:p>5,0266666667</text:p>
          </table:table-cell>
          <table:table-cell office:value-type="float" office:value="0.99">
            <text:p>0,99</text:p>
          </table:table-cell>
          <table:table-cell office:value-type="float" office:value="4.72">
            <text:p>4,72</text:p>
          </table:table-cell>
          <table:table-cell office:value-type="float" office:value="1">
            <text:p>1</text:p>
          </table:table-cell>
          <table:table-cell office:value-type="float" office:value="3.91333333333333">
            <text:p>3,9133333333</text:p>
          </table:table-cell>
          <table:table-cell office:value-type="float" office:value="0.983333333333333">
            <text:p>0,9833333333</text:p>
          </table:table-cell>
          <table:table-cell office:value-type="float" office:value="3.84">
            <text:p>3,84</text:p>
          </table:table-cell>
          <table:table-cell office:value-type="float" office:value="1">
            <text:p>1</text:p>
          </table:table-cell>
          <table:table-cell office:value-type="float" office:value="4.78333333333333">
            <text:p>4,78333333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1">
            <text:p>1</text:p>
          </table:table-cell>
          <table:table-cell office:value-type="float" office:value="4.22333333333333">
            <text:p>4,2233333333</text:p>
          </table:table-cell>
          <table:table-cell office:value-type="float" office:value="0">
            <text:p>0</text:p>
          </table:table-cell>
          <table:table-cell office:value-type="float" office:value="1050">
            <text:p>1050</text:p>
          </table:table-cell>
          <table:table-cell office:value-type="float" office:value="23">
            <text:p>23</text:p>
          </table:table-cell>
          <table:table-cell office:value-type="float" office:value="0.96">
            <text:p>0,96</text:p>
          </table:table-cell>
          <table:table-cell office:value-type="float" office:value="4.32666666666667">
            <text:p>4,3266666667</text:p>
          </table:table-cell>
          <table:table-cell office:value-type="float" office:value="1">
            <text:p>1</text:p>
          </table:table-cell>
          <table:table-cell office:value-type="float" office:value="4.91">
            <text:p>4,91</text:p>
          </table:table-cell>
          <table:table-cell office:value-type="float" office:value="0.983333333333333">
            <text:p>0,9833333333</text:p>
          </table:table-cell>
          <table:table-cell office:value-type="float" office:value="5.08666666666667">
            <text:p>5,0866666667</text:p>
          </table:table-cell>
          <table:table-cell office:value-type="float" office:value="1">
            <text:p>1</text:p>
          </table:table-cell>
          <table:table-cell office:value-type="float" office:value="3.90333333333333">
            <text:p>3,9033333333</text:p>
          </table:table-cell>
          <table:table-cell office:value-type="float" office:value="0.996666666666667">
            <text:p>0,9966666667</text:p>
          </table:table-cell>
          <table:table-cell office:value-type="float" office:value="3.94666666666667">
            <text:p>3,9466666667</text:p>
          </table:table-cell>
          <table:table-cell office:value-type="float" office:value="1">
            <text:p>1</text:p>
          </table:table-cell>
          <table:table-cell office:value-type="float" office:value="4.89333333333333">
            <text:p>4,89333333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1">
            <text:p>1</text:p>
          </table:table-cell>
          <table:table-cell office:value-type="float" office:value="4.31333333333333">
            <text:p>4,3133333333</text:p>
          </table:table-cell>
          <table:table-cell office:value-type="float" office:value="0">
            <text:p>0</text:p>
          </table:table-cell>
          <table:table-cell office:value-type="float" office:value="1095">
            <text:p>1095</text:p>
          </table:table-cell>
          <table:table-cell office:value-type="float" office:value="23">
            <text:p>23</text:p>
          </table:table-cell>
          <table:table-cell office:value-type="float" office:value="0.953333333333333">
            <text:p>0,9533333333</text:p>
          </table:table-cell>
          <table:table-cell office:value-type="float" office:value="4.37">
            <text:p>4,37</text:p>
          </table:table-cell>
          <table:table-cell office:value-type="float" office:value="1">
            <text:p>1</text:p>
          </table:table-cell>
          <table:table-cell office:value-type="float" office:value="4.87333333333333">
            <text:p>4,8733333333</text:p>
          </table:table-cell>
          <table:table-cell office:value-type="float" office:value="0.986666666666667">
            <text:p>0,9866666667</text:p>
          </table:table-cell>
          <table:table-cell office:value-type="float" office:value="5.13666666666667">
            <text:p>5,1366666667</text:p>
          </table:table-cell>
          <table:table-cell office:value-type="float" office:value="1">
            <text:p>1</text:p>
          </table:table-cell>
          <table:table-cell office:value-type="float" office:value="3.9">
            <text:p>3,9</text:p>
          </table:table-cell>
          <table:table-cell office:value-type="float" office:value="0.993333333333333">
            <text:p>0,9933333333</text:p>
          </table:table-cell>
          <table:table-cell office:value-type="float" office:value="3.74">
            <text:p>3,74</text:p>
          </table:table-cell>
          <table:table-cell office:value-type="float" office:value="1">
            <text:p>1</text:p>
          </table:table-cell>
          <table:table-cell office:value-type="float" office:value="4.72">
            <text:p>4,72</text:p>
          </table:table-cell>
          <table:table-cell office:value-type="float" office:value="0.0333333333333333">
            <text:p>0,03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">
            <text:p>1</text:p>
          </table:table-cell>
          <table:table-cell office:value-type="float" office:value="4.14">
            <text:p>4,14</text:p>
          </table:table-cell>
          <table:table-cell office:value-type="float" office:value="0">
            <text:p>0</text:p>
          </table:table-cell>
          <table:table-cell office:value-type="float" office:value="1110">
            <text:p>1110</text:p>
          </table:table-cell>
          <table:table-cell office:value-type="float" office:value="23">
            <text:p>23</text:p>
          </table:table-cell>
          <table:table-cell office:value-type="float" office:value="0.983333333333333">
            <text:p>0,9833333333</text:p>
          </table:table-cell>
          <table:table-cell office:value-type="float" office:value="4.46666666666667">
            <text:p>4,4666666667</text:p>
          </table:table-cell>
          <table:table-cell office:value-type="float" office:value="1">
            <text:p>1</text:p>
          </table:table-cell>
          <table:table-cell office:value-type="float" office:value="4.69666666666667">
            <text:p>4,6966666667</text:p>
          </table:table-cell>
          <table:table-cell office:value-type="float" office:value="1">
            <text:p>1</text:p>
          </table:table-cell>
          <table:table-cell office:value-type="float" office:value="5.06666666666667">
            <text:p>5,0666666667</text:p>
          </table:table-cell>
          <table:table-cell office:value-type="float" office:value="1">
            <text:p>1</text:p>
          </table:table-cell>
          <table:table-cell office:value-type="float" office:value="3.87333333333333">
            <text:p>3,8733333333</text:p>
          </table:table-cell>
          <table:table-cell office:value-type="float" office:value="0.986666666666667">
            <text:p>0,9866666667</text:p>
          </table:table-cell>
          <table:table-cell office:value-type="float" office:value="3.79333333333333">
            <text:p>3,7933333333</text:p>
          </table:table-cell>
          <table:table-cell office:value-type="float" office:value="1">
            <text:p>1</text:p>
          </table:table-cell>
          <table:table-cell office:value-type="float" office:value="4.86333333333333">
            <text:p>4,8633333333</text:p>
          </table:table-cell>
          <table:table-cell office:value-type="float" office:value="0.00666666666666667">
            <text:p>0,006666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1">
            <text:p>1</text:p>
          </table:table-cell>
          <table:table-cell office:value-type="float" office:value="4.12333333333333">
            <text:p>4,1233333333</text:p>
          </table:table-cell>
          <table:table-cell office:value-type="float" office:value="0">
            <text:p>0</text:p>
          </table:table-cell>
          <table:table-cell office:value-type="float" office:value="1230">
            <text:p>1230</text:p>
          </table:table-cell>
          <table:table-cell office:value-type="float" office:value="23">
            <text:p>23</text:p>
          </table:table-cell>
          <table:table-cell office:value-type="float" office:value="0.973333333333333">
            <text:p>0,9733333333</text:p>
          </table:table-cell>
          <table:table-cell office:value-type="float" office:value="4.49666666666667">
            <text:p>4,4966666667</text:p>
          </table:table-cell>
          <table:table-cell office:value-type="float" office:value="1">
            <text:p>1</text:p>
          </table:table-cell>
          <table:table-cell office:value-type="float" office:value="4.71333333333333">
            <text:p>4,7133333333</text:p>
          </table:table-cell>
          <table:table-cell office:value-type="float" office:value="0.996666666666667">
            <text:p>0,9966666667</text:p>
          </table:table-cell>
          <table:table-cell office:value-type="float" office:value="5.04666666666667">
            <text:p>5,0466666667</text:p>
          </table:table-cell>
          <table:table-cell office:value-type="float" office:value="1">
            <text:p>1</text:p>
          </table:table-cell>
          <table:table-cell office:value-type="float" office:value="3.83666666666667">
            <text:p>3,8366666667</text:p>
          </table:table-cell>
          <table:table-cell office:value-type="float" office:value="0.99">
            <text:p>0,99</text:p>
          </table:table-cell>
          <table:table-cell office:value-type="float" office:value="3.74666666666667">
            <text:p>3,7466666667</text:p>
          </table:table-cell>
          <table:table-cell office:value-type="float" office:value="1">
            <text:p>1</text:p>
          </table:table-cell>
          <table:table-cell office:value-type="float" office:value="5.01666666666667">
            <text:p>5,0166666667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1">
            <text:p>1</text:p>
          </table:table-cell>
          <table:table-cell office:value-type="float" office:value="4.28333333333333">
            <text:p>4,2833333333</text:p>
          </table:table-cell>
          <table:table-cell office:value-type="float" office:value="0">
            <text:p>0</text:p>
          </table:table-cell>
          <table:table-cell office:value-type="float" office:value="1110">
            <text:p>1110</text:p>
          </table:table-cell>
          <table:table-cell office:value-type="float" office:value="23">
            <text:p>23</text:p>
          </table:table-cell>
          <table:table-cell office:value-type="float" office:value="0.986666666666667">
            <text:p>0,9866666667</text:p>
          </table:table-cell>
          <table:table-cell office:value-type="float" office:value="4.21333333333333">
            <text:p>4,2133333333</text:p>
          </table:table-cell>
          <table:table-cell office:value-type="float" office:value="1">
            <text:p>1</text:p>
          </table:table-cell>
          <table:table-cell office:value-type="float" office:value="4.78333333333333">
            <text:p>4,7833333333</text:p>
          </table:table-cell>
          <table:table-cell office:value-type="float" office:value="1">
            <text:p>1</text:p>
          </table:table-cell>
          <table:table-cell office:value-type="float" office:value="5.07666666666667">
            <text:p>5,0766666667</text:p>
          </table:table-cell>
          <table:table-cell office:value-type="float" office:value="1">
            <text:p>1</text:p>
          </table:table-cell>
          <table:table-cell office:value-type="float" office:value="3.78666666666667">
            <text:p>3,7866666667</text:p>
          </table:table-cell>
          <table:table-cell office:value-type="float" office:value="0.993333333333333">
            <text:p>0,9933333333</text:p>
          </table:table-cell>
          <table:table-cell office:value-type="float" office:value="3.93666666666667">
            <text:p>3,9366666667</text:p>
          </table:table-cell>
          <table:table-cell office:value-type="float" office:value="1">
            <text:p>1</text:p>
          </table:table-cell>
          <table:table-cell office:value-type="float" office:value="4.85">
            <text:p>4,85</text:p>
          </table:table-cell>
          <table:table-cell office:value-type="float" office:value="0.00333333333333333">
            <text:p>0,00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1">
            <text:p>1</text:p>
          </table:table-cell>
          <table:table-cell office:value-type="float" office:value="4.30666666666667">
            <text:p>4,3066666667</text:p>
          </table:table-cell>
          <table:table-cell office:value-type="float" office:value="0">
            <text:p>0</text:p>
          </table:table-cell>
          <table:table-cell office:value-type="float" office:value="1095">
            <text:p>1095</text:p>
          </table:table-cell>
          <table:table-cell office:value-type="float" office:value="23">
            <text:p>23</text:p>
          </table:table-cell>
          <table:table-cell office:value-type="float" office:value="0.98">
            <text:p>0,98</text:p>
          </table:table-cell>
          <table:table-cell office:value-type="float" office:value="4.34">
            <text:p>4,34</text:p>
          </table:table-cell>
          <table:table-cell office:value-type="float" office:value="1">
            <text:p>1</text:p>
          </table:table-cell>
          <table:table-cell office:value-type="float" office:value="4.86">
            <text:p>4,86</text:p>
          </table:table-cell>
          <table:table-cell office:value-type="float" office:value="1">
            <text:p>1</text:p>
          </table:table-cell>
          <table:table-cell office:value-type="float" office:value="4.90333333333333">
            <text:p>4,9033333333</text:p>
          </table:table-cell>
          <table:table-cell office:value-type="float" office:value="1">
            <text:p>1</text:p>
          </table:table-cell>
          <table:table-cell office:value-type="float" office:value="3.84">
            <text:p>3,84</text:p>
          </table:table-cell>
          <table:table-cell office:value-type="float" office:value="0.993333333333333">
            <text:p>0,9933333333</text:p>
          </table:table-cell>
          <table:table-cell office:value-type="float" office:value="3.85">
            <text:p>3,85</text:p>
          </table:table-cell>
          <table:table-cell office:value-type="float" office:value="1">
            <text:p>1</text:p>
          </table:table-cell>
          <table:table-cell office:value-type="float" office:value="4.92666666666667">
            <text:p>4,92666666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1">
            <text:p>1</text:p>
          </table:table-cell>
          <table:table-cell office:value-type="float" office:value="4.46333333333333">
            <text:p>4,4633333333</text:p>
          </table:table-cell>
          <table:table-cell office:value-type="float" office:value="0">
            <text:p>0</text:p>
          </table:table-cell>
          <table:table-cell office:value-type="float" office:value="1065">
            <text:p>1065</text:p>
          </table:table-cell>
          <table:table-cell office:value-type="float" office:value="23">
            <text:p>23</text:p>
          </table:table-cell>
          <table:table-cell office:value-type="float" office:value="0.966666666666667">
            <text:p>0,9666666667</text:p>
          </table:table-cell>
          <table:table-cell office:value-type="float" office:value="4.72666666666667">
            <text:p>4,7266666667</text:p>
          </table:table-cell>
          <table:table-cell office:value-type="float" office:value="1">
            <text:p>1</text:p>
          </table:table-cell>
          <table:table-cell office:value-type="float" office:value="4.91666666666667">
            <text:p>4,9166666667</text:p>
          </table:table-cell>
          <table:table-cell office:value-type="float" office:value="0.996666666666667">
            <text:p>0,9966666667</text:p>
          </table:table-cell>
          <table:table-cell office:value-type="float" office:value="5.11666666666667">
            <text:p>5,1166666667</text:p>
          </table:table-cell>
          <table:table-cell office:value-type="float" office:value="1">
            <text:p>1</text:p>
          </table:table-cell>
          <table:table-cell office:value-type="float" office:value="3.88333333333333">
            <text:p>3,8833333333</text:p>
          </table:table-cell>
          <table:table-cell office:value-type="float" office:value="0.99">
            <text:p>0,99</text:p>
          </table:table-cell>
          <table:table-cell office:value-type="float" office:value="3.82333333333333">
            <text:p>3,8233333333</text:p>
          </table:table-cell>
          <table:table-cell office:value-type="float" office:value="1">
            <text:p>1</text:p>
          </table:table-cell>
          <table:table-cell office:value-type="float" office:value="5.30333333333333">
            <text:p>5,30333333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1">
            <text:p>1</text:p>
          </table:table-cell>
          <table:table-cell office:value-type="float" office:value="4.49">
            <text:p>4,49</text:p>
          </table:table-cell>
          <table:table-cell office:value-type="float" office:value="0">
            <text:p>0</text:p>
          </table:table-cell>
          <table:table-cell office:value-type="float" office:value="1110">
            <text:p>1110</text:p>
          </table:table-cell>
          <table:table-cell office:value-type="float" office:value="23">
            <text:p>23</text:p>
          </table:table-cell>
          <table:table-cell office:value-type="float" office:value="0.98">
            <text:p>0,98</text:p>
          </table:table-cell>
          <table:table-cell office:value-type="float" office:value="4.53333333333333">
            <text:p>4,5333333333</text:p>
          </table:table-cell>
          <table:table-cell office:value-type="float" office:value="1">
            <text:p>1</text:p>
          </table:table-cell>
          <table:table-cell office:value-type="float" office:value="5.03666666666667">
            <text:p>5,0366666667</text:p>
          </table:table-cell>
          <table:table-cell office:value-type="float" office:value="0.993333333333333">
            <text:p>0,9933333333</text:p>
          </table:table-cell>
          <table:table-cell office:value-type="float" office:value="4.97333333333333">
            <text:p>4,9733333333</text:p>
          </table:table-cell>
          <table:table-cell office:value-type="float" office:value="1">
            <text:p>1</text:p>
          </table:table-cell>
          <table:table-cell office:value-type="float" office:value="3.96666666666667">
            <text:p>3,9666666667</text:p>
          </table:table-cell>
          <table:table-cell office:value-type="float" office:value="0.983333333333333">
            <text:p>0,9833333333</text:p>
          </table:table-cell>
          <table:table-cell office:value-type="float" office:value="3.71666666666667">
            <text:p>3,7166666667</text:p>
          </table:table-cell>
          <table:table-cell office:value-type="float" office:value="1">
            <text:p>1</text:p>
          </table:table-cell>
          <table:table-cell office:value-type="float" office:value="5.37666666666667">
            <text:p>5,3766666667</text:p>
          </table:table-cell>
          <table:table-cell office:value-type="float" office:value="0.00333333333333333">
            <text:p>0,00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1">
            <text:p>1</text:p>
          </table:table-cell>
          <table:table-cell office:value-type="float" office:value="4.46666666666667">
            <text:p>4,4666666667</text:p>
          </table:table-cell>
          <table:table-cell office:value-type="float" office:value="0">
            <text:p>0</text:p>
          </table:table-cell>
          <table:table-cell office:value-type="float" office:value="1170">
            <text:p>1170</text:p>
          </table:table-cell>
          <table:table-cell office:value-type="float" office:value="23">
            <text:p>23</text:p>
          </table:table-cell>
          <table:table-cell office:value-type="float" office:value="0.97">
            <text:p>0,97</text:p>
          </table:table-cell>
          <table:table-cell office:value-type="float" office:value="4.46666666666667">
            <text:p>4,4666666667</text:p>
          </table:table-cell>
          <table:table-cell office:value-type="float" office:value="1">
            <text:p>1</text:p>
          </table:table-cell>
          <table:table-cell office:value-type="float" office:value="4.93333333333333">
            <text:p>4,9333333333</text:p>
          </table:table-cell>
          <table:table-cell office:value-type="float" office:value="0.996666666666667">
            <text:p>0,9966666667</text:p>
          </table:table-cell>
          <table:table-cell office:value-type="float" office:value="4.54333333333333">
            <text:p>4,5433333333</text:p>
          </table:table-cell>
          <table:table-cell office:value-type="float" office:value="1">
            <text:p>1</text:p>
          </table:table-cell>
          <table:table-cell office:value-type="float" office:value="3.87666666666667">
            <text:p>3,8766666667</text:p>
          </table:table-cell>
          <table:table-cell office:value-type="float" office:value="0.993333333333333">
            <text:p>0,9933333333</text:p>
          </table:table-cell>
          <table:table-cell office:value-type="float" office:value="3.77333333333333">
            <text:p>3,7733333333</text:p>
          </table:table-cell>
          <table:table-cell office:value-type="float" office:value="1">
            <text:p>1</text:p>
          </table:table-cell>
          <table:table-cell office:value-type="float" office:value="5.33">
            <text:p>5,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1">
            <text:p>1</text:p>
          </table:table-cell>
          <table:table-cell office:value-type="float" office:value="4.52">
            <text:p>4,52</text:p>
          </table:table-cell>
          <table:table-cell office:value-type="float" office:value="0">
            <text:p>0</text:p>
          </table:table-cell>
          <table:table-cell office:value-type="float" office:value="1095">
            <text:p>1095</text:p>
          </table:table-cell>
          <table:table-cell office:value-type="float" office:value="23">
            <text:p>23</text:p>
          </table:table-cell>
          <table:table-cell office:value-type="float" office:value="0.98">
            <text:p>0,98</text:p>
          </table:table-cell>
          <table:table-cell office:value-type="float" office:value="4.65333333333333">
            <text:p>4,6533333333</text:p>
          </table:table-cell>
          <table:table-cell office:value-type="float" office:value="1">
            <text:p>1</text:p>
          </table:table-cell>
          <table:table-cell office:value-type="float" office:value="5.00333333333333">
            <text:p>5,0033333333</text:p>
          </table:table-cell>
          <table:table-cell office:value-type="float" office:value="0.996666666666667">
            <text:p>0,9966666667</text:p>
          </table:table-cell>
          <table:table-cell office:value-type="float" office:value="4.86333333333333">
            <text:p>4,8633333333</text:p>
          </table:table-cell>
          <table:table-cell office:value-type="float" office:value="1">
            <text:p>1</text:p>
          </table:table-cell>
          <table:table-cell office:value-type="float" office:value="3.95">
            <text:p>3,95</text:p>
          </table:table-cell>
          <table:table-cell office:value-type="float" office:value="1">
            <text:p>1</text:p>
          </table:table-cell>
          <table:table-cell office:value-type="float" office:value="3.83">
            <text:p>3,83</text:p>
          </table:table-cell>
          <table:table-cell office:value-type="float" office:value="1">
            <text:p>1</text:p>
          </table:table-cell>
          <table:table-cell office:value-type="float" office:value="5.35333333333333">
            <text:p>5,3533333333</text:p>
          </table:table-cell>
          <table:table-cell office:value-type="float" office:value="0.0133333333333333">
            <text:p>0,01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1">
            <text:p>1</text:p>
          </table:table-cell>
          <table:table-cell office:value-type="float" office:value="4.37333333333333">
            <text:p>4,3733333333</text:p>
          </table:table-cell>
          <table:table-cell office:value-type="float" office:value="0">
            <text:p>0</text:p>
          </table:table-cell>
          <table:table-cell office:value-type="float" office:value="1125">
            <text:p>1125</text:p>
          </table:table-cell>
          <table:table-cell office:value-type="float" office:value="23">
            <text:p>23</text:p>
          </table:table-cell>
          <table:table-cell office:value-type="float" office:value="0.973333333333333">
            <text:p>0,9733333333</text:p>
          </table:table-cell>
          <table:table-cell office:value-type="float" office:value="4.4">
            <text:p>4,4</text:p>
          </table:table-cell>
          <table:table-cell office:value-type="float" office:value="1">
            <text:p>1</text:p>
          </table:table-cell>
          <table:table-cell office:value-type="float" office:value="5.11">
            <text:p>5,11</text:p>
          </table:table-cell>
          <table:table-cell office:value-type="float" office:value="0.996666666666667">
            <text:p>0,9966666667</text:p>
          </table:table-cell>
          <table:table-cell office:value-type="float" office:value="4.95333333333333">
            <text:p>4,9533333333</text:p>
          </table:table-cell>
          <table:table-cell office:value-type="float" office:value="1">
            <text:p>1</text:p>
          </table:table-cell>
          <table:table-cell office:value-type="float" office:value="3.87333333333333">
            <text:p>3,8733333333</text:p>
          </table:table-cell>
          <table:table-cell office:value-type="float" office:value="1">
            <text:p>1</text:p>
          </table:table-cell>
          <table:table-cell office:value-type="float" office:value="3.91333333333333">
            <text:p>3,9133333333</text:p>
          </table:table-cell>
          <table:table-cell office:value-type="float" office:value="1">
            <text:p>1</text:p>
          </table:table-cell>
          <table:table-cell office:value-type="float" office:value="5.25666666666667">
            <text:p>5,2566666667</text:p>
          </table:table-cell>
          <table:table-cell office:value-type="float" office:value="0.00666666666666667">
            <text:p>0,006666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1">
            <text:p>1</text:p>
          </table:table-cell>
          <table:table-cell office:value-type="float" office:value="4.18666666666667">
            <text:p>4,1866666667</text:p>
          </table:table-cell>
          <table:table-cell office:value-type="float" office:value="0">
            <text:p>0</text:p>
          </table:table-cell>
          <table:table-cell office:value-type="float" office:value="1155">
            <text:p>1155</text:p>
          </table:table-cell>
          <table:table-cell office:value-type="float" office:value="23">
            <text:p>23</text:p>
          </table:table-cell>
          <table:table-cell office:value-type="float" office:value="0.986666666666667">
            <text:p>0,9866666667</text:p>
          </table:table-cell>
          <table:table-cell office:value-type="float" office:value="4.91666666666667">
            <text:p>4,9166666667</text:p>
          </table:table-cell>
          <table:table-cell office:value-type="float" office:value="1">
            <text:p>1</text:p>
          </table:table-cell>
          <table:table-cell office:value-type="float" office:value="5.10333333333333">
            <text:p>5,1033333333</text:p>
          </table:table-cell>
          <table:table-cell office:value-type="float" office:value="0.996666666666667">
            <text:p>0,9966666667</text:p>
          </table:table-cell>
          <table:table-cell office:value-type="float" office:value="4.94">
            <text:p>4,94</text:p>
          </table:table-cell>
          <table:table-cell office:value-type="float" office:value="1">
            <text:p>1</text:p>
          </table:table-cell>
          <table:table-cell office:value-type="float" office:value="3.95">
            <text:p>3,95</text:p>
          </table:table-cell>
          <table:table-cell office:value-type="float" office:value="0.996666666666667">
            <text:p>0,9966666667</text:p>
          </table:table-cell>
          <table:table-cell office:value-type="float" office:value="3.90666666666667">
            <text:p>3,9066666667</text:p>
          </table:table-cell>
          <table:table-cell office:value-type="float" office:value="1">
            <text:p>1</text:p>
          </table:table-cell>
          <table:table-cell office:value-type="float" office:value="5.21333333333333">
            <text:p>5,21333333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">
            <text:p>1</text:p>
          </table:table-cell>
          <table:table-cell office:value-type="float" office:value="4.42333333333333">
            <text:p>4,4233333333</text:p>
          </table:table-cell>
          <table:table-cell office:value-type="float" office:value="0">
            <text:p>0</text:p>
          </table:table-cell>
          <table:table-cell office:value-type="float" office:value="1200">
            <text:p>1200</text:p>
          </table:table-cell>
          <table:table-cell office:value-type="float" office:value="23">
            <text:p>23</text:p>
          </table:table-cell>
          <table:table-cell office:value-type="float" office:value="0.966666666666667">
            <text:p>0,9666666667</text:p>
          </table:table-cell>
          <table:table-cell office:value-type="float" office:value="4.62">
            <text:p>4,62</text:p>
          </table:table-cell>
          <table:table-cell office:value-type="float" office:value="1">
            <text:p>1</text:p>
          </table:table-cell>
          <table:table-cell office:value-type="float" office:value="5.09333333333333">
            <text:p>5,0933333333</text:p>
          </table:table-cell>
          <table:table-cell office:value-type="float" office:value="0.996666666666667">
            <text:p>0,9966666667</text:p>
          </table:table-cell>
          <table:table-cell office:value-type="float" office:value="4.94">
            <text:p>4,94</text:p>
          </table:table-cell>
          <table:table-cell office:value-type="float" office:value="1">
            <text:p>1</text:p>
          </table:table-cell>
          <table:table-cell office:value-type="float" office:value="4.03666666666667">
            <text:p>4,0366666667</text:p>
          </table:table-cell>
          <table:table-cell office:value-type="float" office:value="0.996666666666667">
            <text:p>0,9966666667</text:p>
          </table:table-cell>
          <table:table-cell office:value-type="float" office:value="3.88">
            <text:p>3,88</text:p>
          </table:table-cell>
          <table:table-cell office:value-type="float" office:value="1">
            <text:p>1</text:p>
          </table:table-cell>
          <table:table-cell office:value-type="float" office:value="5.03">
            <text:p>5,03</text:p>
          </table:table-cell>
          <table:table-cell office:value-type="float" office:value="0.00333333333333333">
            <text:p>0,00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1">
            <text:p>1</text:p>
          </table:table-cell>
          <table:table-cell office:value-type="float" office:value="4.28666666666667">
            <text:p>4,2866666667</text:p>
          </table:table-cell>
          <table:table-cell office:value-type="float" office:value="0">
            <text:p>0</text:p>
          </table:table-cell>
          <table:table-cell office:value-type="float" office:value="1095">
            <text:p>1095</text:p>
          </table:table-cell>
          <table:table-cell office:value-type="float" office:value="23">
            <text:p>23</text:p>
          </table:table-cell>
          <table:table-cell office:value-type="float" office:value="0.97">
            <text:p>0,97</text:p>
          </table:table-cell>
          <table:table-cell office:value-type="float" office:value="4.56666666666667">
            <text:p>4,5666666667</text:p>
          </table:table-cell>
          <table:table-cell office:value-type="float" office:value="1">
            <text:p>1</text:p>
          </table:table-cell>
          <table:table-cell office:value-type="float" office:value="5.06333333333333">
            <text:p>5,0633333333</text:p>
          </table:table-cell>
          <table:table-cell office:value-type="float" office:value="0.996666666666667">
            <text:p>0,9966666667</text:p>
          </table:table-cell>
          <table:table-cell office:value-type="float" office:value="4.93666666666667">
            <text:p>4,9366666667</text:p>
          </table:table-cell>
          <table:table-cell office:value-type="float" office:value="1">
            <text:p>1</text:p>
          </table:table-cell>
          <table:table-cell office:value-type="float" office:value="3.94">
            <text:p>3,94</text:p>
          </table:table-cell>
          <table:table-cell office:value-type="float" office:value="0.996666666666667">
            <text:p>0,9966666667</text:p>
          </table:table-cell>
          <table:table-cell office:value-type="float" office:value="3.82">
            <text:p>3,82</text:p>
          </table:table-cell>
          <table:table-cell office:value-type="float" office:value="1">
            <text:p>1</text:p>
          </table:table-cell>
          <table:table-cell office:value-type="float" office:value="4.96333333333333">
            <text:p>4,96333333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1">
            <text:p>1</text:p>
          </table:table-cell>
          <table:table-cell office:value-type="float" office:value="4.29666666666667">
            <text:p>4,2966666667</text:p>
          </table:table-cell>
          <table:table-cell office:value-type="float" office:value="0">
            <text:p>0</text:p>
          </table:table-cell>
          <table:table-cell office:value-type="float" office:value="1065">
            <text:p>1065</text:p>
          </table:table-cell>
          <table:table-cell office:value-type="float" office:value="23">
            <text:p>23</text:p>
          </table:table-cell>
          <table:table-cell office:value-type="float" office:value="0.98">
            <text:p>0,98</text:p>
          </table:table-cell>
          <table:table-cell office:value-type="float" office:value="4.56333333333333">
            <text:p>4,5633333333</text:p>
          </table:table-cell>
          <table:table-cell office:value-type="float" office:value="1">
            <text:p>1</text:p>
          </table:table-cell>
          <table:table-cell office:value-type="float" office:value="5.11666666666667">
            <text:p>5,1166666667</text:p>
          </table:table-cell>
          <table:table-cell office:value-type="float" office:value="1">
            <text:p>1</text:p>
          </table:table-cell>
          <table:table-cell office:value-type="float" office:value="4.96">
            <text:p>4,96</text:p>
          </table:table-cell>
          <table:table-cell office:value-type="float" office:value="1">
            <text:p>1</text:p>
          </table:table-cell>
          <table:table-cell office:value-type="float" office:value="3.87333333333333">
            <text:p>3,8733333333</text:p>
          </table:table-cell>
          <table:table-cell office:value-type="float" office:value="1">
            <text:p>1</text:p>
          </table:table-cell>
          <table:table-cell office:value-type="float" office:value="3.92666666666667">
            <text:p>3,9266666667</text:p>
          </table:table-cell>
          <table:table-cell office:value-type="float" office:value="1">
            <text:p>1</text:p>
          </table:table-cell>
          <table:table-cell office:value-type="float" office:value="4.97666666666667">
            <text:p>4,9766666667</text:p>
          </table:table-cell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1">
            <text:p>1</text:p>
          </table:table-cell>
          <table:table-cell office:value-type="float" office:value="4.48666666666667">
            <text:p>4,4866666667</text:p>
          </table:table-cell>
          <table:table-cell office:value-type="float" office:value="0">
            <text:p>0</text:p>
          </table:table-cell>
          <table:table-cell office:value-type="float" office:value="1140">
            <text:p>1140</text:p>
          </table:table-cell>
          <table:table-cell office:value-type="float" office:value="23">
            <text:p>23</text:p>
          </table:table-cell>
          <table:table-cell office:value-type="float" office:value="0.966666666666667">
            <text:p>0,9666666667</text:p>
          </table:table-cell>
          <table:table-cell office:value-type="float" office:value="4.37666666666667">
            <text:p>4,3766666667</text:p>
          </table:table-cell>
          <table:table-cell office:value-type="float" office:value="1">
            <text:p>1</text:p>
          </table:table-cell>
          <table:table-cell office:value-type="float" office:value="4.97333333333333">
            <text:p>4,9733333333</text:p>
          </table:table-cell>
          <table:table-cell office:value-type="float" office:value="0.996666666666667">
            <text:p>0,9966666667</text:p>
          </table:table-cell>
          <table:table-cell office:value-type="float" office:value="5.09666666666667">
            <text:p>5,0966666667</text:p>
          </table:table-cell>
          <table:table-cell office:value-type="float" office:value="1">
            <text:p>1</text:p>
          </table:table-cell>
          <table:table-cell office:value-type="float" office:value="3.90333333333333">
            <text:p>3,9033333333</text:p>
          </table:table-cell>
          <table:table-cell office:value-type="float" office:value="0.99">
            <text:p>0,99</text:p>
          </table:table-cell>
          <table:table-cell office:value-type="float" office:value="3.86">
            <text:p>3,86</text:p>
          </table:table-cell>
          <table:table-cell office:value-type="float" office:value="1">
            <text:p>1</text:p>
          </table:table-cell>
          <table:table-cell office:value-type="float" office:value="4.90333333333333">
            <text:p>4,9033333333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1">
            <text:p>1</text:p>
          </table:table-cell>
          <table:table-cell office:value-type="float" office:value="4.96666666666667">
            <text:p>4,9666666667</text:p>
          </table:table-cell>
          <table:table-cell office:value-type="float" office:value="0">
            <text:p>0</text:p>
          </table:table-cell>
          <table:table-cell office:value-type="float" office:value="1125">
            <text:p>1125</text:p>
          </table:table-cell>
          <table:table-cell office:value-type="float" office:value="23">
            <text:p>23</text:p>
          </table:table-cell>
          <table:table-cell office:value-type="float" office:value="0.98">
            <text:p>0,98</text:p>
          </table:table-cell>
          <table:table-cell office:value-type="float" office:value="4.89333333333333">
            <text:p>4,8933333333</text:p>
          </table:table-cell>
          <table:table-cell office:value-type="float" office:value="1">
            <text:p>1</text:p>
          </table:table-cell>
          <table:table-cell office:value-type="float" office:value="5.04333333333333">
            <text:p>5,0433333333</text:p>
          </table:table-cell>
          <table:table-cell office:value-type="float" office:value="1">
            <text:p>1</text:p>
          </table:table-cell>
          <table:table-cell office:value-type="float" office:value="4.87">
            <text:p>4,87</text:p>
          </table:table-cell>
          <table:table-cell office:value-type="float" office:value="1">
            <text:p>1</text:p>
          </table:table-cell>
          <table:table-cell office:value-type="float" office:value="3.76333333333333">
            <text:p>3,7633333333</text:p>
          </table:table-cell>
          <table:table-cell office:value-type="float" office:value="1">
            <text:p>1</text:p>
          </table:table-cell>
          <table:table-cell office:value-type="float" office:value="3.88333333333333">
            <text:p>3,8833333333</text:p>
          </table:table-cell>
          <table:table-cell office:value-type="float" office:value="1">
            <text:p>1</text:p>
          </table:table-cell>
          <table:table-cell office:value-type="float" office:value="5.05333333333333">
            <text:p>5,0533333333</text:p>
          </table:table-cell>
          <table:table-cell office:value-type="float" office:value="0.00333333333333333">
            <text:p>0,00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1">
            <text:p>1</text:p>
          </table:table-cell>
          <table:table-cell office:value-type="float" office:value="4.86666666666667">
            <text:p>4,8666666667</text:p>
          </table:table-cell>
          <table:table-cell office:value-type="float" office:value="0">
            <text:p>0</text:p>
          </table:table-cell>
          <table:table-cell office:value-type="float" office:value="1170">
            <text:p>1170</text:p>
          </table:table-cell>
          <table:table-cell office:value-type="float" office:value="23">
            <text:p>23</text:p>
          </table:table-cell>
          <table:table-cell office:value-type="float" office:value="0.986666666666667">
            <text:p>0,9866666667</text:p>
          </table:table-cell>
          <table:table-cell office:value-type="float" office:value="4.49">
            <text:p>4,49</text:p>
          </table:table-cell>
          <table:table-cell office:value-type="float" office:value="1">
            <text:p>1</text:p>
          </table:table-cell>
          <table:table-cell office:value-type="float" office:value="5.01">
            <text:p>5,01</text:p>
          </table:table-cell>
          <table:table-cell office:value-type="float" office:value="1">
            <text:p>1</text:p>
          </table:table-cell>
          <table:table-cell office:value-type="float" office:value="4.81">
            <text:p>4,81</text:p>
          </table:table-cell>
          <table:table-cell office:value-type="float" office:value="1">
            <text:p>1</text:p>
          </table:table-cell>
          <table:table-cell office:value-type="float" office:value="3.83666666666667">
            <text:p>3,8366666667</text:p>
          </table:table-cell>
          <table:table-cell office:value-type="float" office:value="0.996666666666667">
            <text:p>0,9966666667</text:p>
          </table:table-cell>
          <table:table-cell office:value-type="float" office:value="3.81333333333333">
            <text:p>3,8133333333</text:p>
          </table:table-cell>
          <table:table-cell office:value-type="float" office:value="1">
            <text:p>1</text:p>
          </table:table-cell>
          <table:table-cell office:value-type="float" office:value="5.21">
            <text:p>5,2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1">
            <text:p>1</text:p>
          </table:table-cell>
          <table:table-cell office:value-type="float" office:value="4.79">
            <text:p>4,79</text:p>
          </table:table-cell>
          <table:table-cell office:value-type="float" office:value="0">
            <text:p>0</text:p>
          </table:table-cell>
          <table:table-cell office:value-type="float" office:value="1140">
            <text:p>1140</text:p>
          </table:table-cell>
          <table:table-cell office:value-type="float" office:value="23">
            <text:p>23</text:p>
          </table:table-cell>
          <table:table-cell office:value-type="float" office:value="0.973333333333333">
            <text:p>0,9733333333</text:p>
          </table:table-cell>
          <table:table-cell office:value-type="float" office:value="4.74666666666667">
            <text:p>4,7466666667</text:p>
          </table:table-cell>
          <table:table-cell office:value-type="float" office:value="1">
            <text:p>1</text:p>
          </table:table-cell>
          <table:table-cell office:value-type="float" office:value="5.02333333333333">
            <text:p>5,0233333333</text:p>
          </table:table-cell>
          <table:table-cell office:value-type="float" office:value="1">
            <text:p>1</text:p>
          </table:table-cell>
          <table:table-cell office:value-type="float" office:value="4.88">
            <text:p>4,88</text:p>
          </table:table-cell>
          <table:table-cell office:value-type="float" office:value="1">
            <text:p>1</text:p>
          </table:table-cell>
          <table:table-cell office:value-type="float" office:value="3.71333333333333">
            <text:p>3,7133333333</text:p>
          </table:table-cell>
          <table:table-cell office:value-type="float" office:value="0.99">
            <text:p>0,99</text:p>
          </table:table-cell>
          <table:table-cell office:value-type="float" office:value="3.78333333333333">
            <text:p>3,7833333333</text:p>
          </table:table-cell>
          <table:table-cell office:value-type="float" office:value="1">
            <text:p>1</text:p>
          </table:table-cell>
          <table:table-cell office:value-type="float" office:value="5.13666666666667">
            <text:p>5,13666666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1">
            <text:p>1</text:p>
          </table:table-cell>
          <table:table-cell office:value-type="float" office:value="5.09666666666667">
            <text:p>5,0966666667</text:p>
          </table:table-cell>
          <table:table-cell office:value-type="float" office:value="0">
            <text:p>0</text:p>
          </table:table-cell>
          <table:table-cell office:value-type="float" office:value="1110">
            <text:p>1110</text:p>
          </table:table-cell>
          <table:table-cell office:value-type="float" office:value="23">
            <text:p>23</text:p>
          </table:table-cell>
          <table:table-cell office:value-type="float" office:value="0.973333333333333">
            <text:p>0,9733333333</text:p>
          </table:table-cell>
          <table:table-cell office:value-type="float" office:value="4.48333333333333">
            <text:p>4,4833333333</text:p>
          </table:table-cell>
          <table:table-cell office:value-type="float" office:value="1">
            <text:p>1</text:p>
          </table:table-cell>
          <table:table-cell office:value-type="float" office:value="5.18">
            <text:p>5,18</text:p>
          </table:table-cell>
          <table:table-cell office:value-type="float" office:value="0.996666666666667">
            <text:p>0,9966666667</text:p>
          </table:table-cell>
          <table:table-cell office:value-type="float" office:value="5.21666666666667">
            <text:p>5,2166666667</text:p>
          </table:table-cell>
          <table:table-cell office:value-type="float" office:value="1">
            <text:p>1</text:p>
          </table:table-cell>
          <table:table-cell office:value-type="float" office:value="3.80333333333333">
            <text:p>3,8033333333</text:p>
          </table:table-cell>
          <table:table-cell office:value-type="float" office:value="0.99">
            <text:p>0,99</text:p>
          </table:table-cell>
          <table:table-cell office:value-type="float" office:value="3.93333333333333">
            <text:p>3,9333333333</text:p>
          </table:table-cell>
          <table:table-cell office:value-type="float" office:value="1">
            <text:p>1</text:p>
          </table:table-cell>
          <table:table-cell office:value-type="float" office:value="5.35333333333333">
            <text:p>5,3533333333</text:p>
          </table:table-cell>
          <table:table-cell office:value-type="float" office:value="0.00333333333333333">
            <text:p>0,00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1">
            <text:p>1</text:p>
          </table:table-cell>
          <table:table-cell office:value-type="float" office:value="5.09666666666667">
            <text:p>5,0966666667</text:p>
          </table:table-cell>
          <table:table-cell office:value-type="float" office:value="0">
            <text:p>0</text:p>
          </table:table-cell>
          <table:table-cell office:value-type="float" office:value="1005">
            <text:p>1005</text:p>
          </table:table-cell>
          <table:table-cell office:value-type="float" office:value="23">
            <text:p>23</text:p>
          </table:table-cell>
          <table:table-cell office:value-type="float" office:value="0.976666666666667">
            <text:p>0,9766666667</text:p>
          </table:table-cell>
          <table:table-cell office:value-type="float" office:value="4.81">
            <text:p>4,81</text:p>
          </table:table-cell>
          <table:table-cell office:value-type="float" office:value="1">
            <text:p>1</text:p>
          </table:table-cell>
          <table:table-cell office:value-type="float" office:value="5.28">
            <text:p>5,28</text:p>
          </table:table-cell>
          <table:table-cell office:value-type="float" office:value="1">
            <text:p>1</text:p>
          </table:table-cell>
          <table:table-cell office:value-type="float" office:value="5.07">
            <text:p>5,07</text:p>
          </table:table-cell>
          <table:table-cell office:value-type="float" office:value="1">
            <text:p>1</text:p>
          </table:table-cell>
          <table:table-cell office:value-type="float" office:value="3.60333333333333">
            <text:p>3,6033333333</text:p>
          </table:table-cell>
          <table:table-cell office:value-type="float" office:value="1">
            <text:p>1</text:p>
          </table:table-cell>
          <table:table-cell office:value-type="float" office:value="3.87">
            <text:p>3,87</text:p>
          </table:table-cell>
          <table:table-cell office:value-type="float" office:value="1">
            <text:p>1</text:p>
          </table:table-cell>
          <table:table-cell office:value-type="float" office:value="5.08666666666667">
            <text:p>5,0866666667</text:p>
          </table:table-cell>
          <table:table-cell office:value-type="float" office:value="0.00333333333333333">
            <text:p>0,00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1">
            <text:p>1</text:p>
          </table:table-cell>
          <table:table-cell office:value-type="float" office:value="4.50666666666667">
            <text:p>4,5066666667</text:p>
          </table:table-cell>
          <table:table-cell office:value-type="float" office:value="0">
            <text:p>0</text:p>
          </table:table-cell>
          <table:table-cell office:value-type="float" office:value="1095">
            <text:p>1095</text:p>
          </table:table-cell>
          <table:table-cell office:value-type="float" office:value="23">
            <text:p>23</text:p>
          </table:table-cell>
          <table:table-cell office:value-type="float" office:value="0.99">
            <text:p>0,99</text:p>
          </table:table-cell>
          <table:table-cell office:value-type="float" office:value="4.44333333333333">
            <text:p>4,4433333333</text:p>
          </table:table-cell>
          <table:table-cell office:value-type="float" office:value="1">
            <text:p>1</text:p>
          </table:table-cell>
          <table:table-cell office:value-type="float" office:value="5.04">
            <text:p>5,04</text:p>
          </table:table-cell>
          <table:table-cell office:value-type="float" office:value="1">
            <text:p>1</text:p>
          </table:table-cell>
          <table:table-cell office:value-type="float" office:value="5.02333333333333">
            <text:p>5,0233333333</text:p>
          </table:table-cell>
          <table:table-cell office:value-type="float" office:value="1">
            <text:p>1</text:p>
          </table:table-cell>
          <table:table-cell office:value-type="float" office:value="3.74333333333333">
            <text:p>3,7433333333</text:p>
          </table:table-cell>
          <table:table-cell office:value-type="float" office:value="1">
            <text:p>1</text:p>
          </table:table-cell>
          <table:table-cell office:value-type="float" office:value="4.00333333333333">
            <text:p>4,0033333333</text:p>
          </table:table-cell>
          <table:table-cell office:value-type="float" office:value="1">
            <text:p>1</text:p>
          </table:table-cell>
          <table:table-cell office:value-type="float" office:value="5.07666666666667">
            <text:p>5,07666666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1">
            <text:p>1</text:p>
          </table:table-cell>
          <table:table-cell office:value-type="float" office:value="4.78333333333333">
            <text:p>4,7833333333</text:p>
          </table:table-cell>
          <table:table-cell office:value-type="float" office:value="0">
            <text:p>0</text:p>
          </table:table-cell>
          <table:table-cell office:value-type="float" office:value="1080">
            <text:p>1080</text:p>
          </table:table-cell>
          <table:table-cell office:value-type="float" office:value="23">
            <text:p>23</text:p>
          </table:table-cell>
          <table:table-cell office:value-type="float" office:value="0.97">
            <text:p>0,97</text:p>
          </table:table-cell>
          <table:table-cell office:value-type="float" office:value="4.48666666666667">
            <text:p>4,4866666667</text:p>
          </table:table-cell>
          <table:table-cell office:value-type="float" office:value="1">
            <text:p>1</text:p>
          </table:table-cell>
          <table:table-cell office:value-type="float" office:value="5.02">
            <text:p>5,02</text:p>
          </table:table-cell>
          <table:table-cell office:value-type="float" office:value="0.996666666666667">
            <text:p>0,9966666667</text:p>
          </table:table-cell>
          <table:table-cell office:value-type="float" office:value="5.02333333333333">
            <text:p>5,0233333333</text:p>
          </table:table-cell>
          <table:table-cell office:value-type="float" office:value="1">
            <text:p>1</text:p>
          </table:table-cell>
          <table:table-cell office:value-type="float" office:value="3.8">
            <text:p>3,8</text:p>
          </table:table-cell>
          <table:table-cell office:value-type="float" office:value="1">
            <text:p>1</text:p>
          </table:table-cell>
          <table:table-cell office:value-type="float" office:value="3.8">
            <text:p>3,8</text:p>
          </table:table-cell>
          <table:table-cell office:value-type="float" office:value="1">
            <text:p>1</text:p>
          </table:table-cell>
          <table:table-cell office:value-type="float" office:value="5.34">
            <text:p>5,34</text:p>
          </table:table-cell>
          <table:table-cell office:value-type="float" office:value="0.00333333333333333">
            <text:p>0,00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1">
            <text:p>1</text:p>
          </table:table-cell>
          <table:table-cell office:value-type="float" office:value="4.43666666666667">
            <text:p>4,4366666667</text:p>
          </table:table-cell>
          <table:table-cell office:value-type="float" office:value="0">
            <text:p>0</text:p>
          </table:table-cell>
          <table:table-cell office:value-type="float" office:value="975">
            <text:p>975</text:p>
          </table:table-cell>
          <table:table-cell office:value-type="float" office:value="23">
            <text:p>23</text:p>
          </table:table-cell>
          <table:table-cell office:value-type="float" office:value="0.97">
            <text:p>0,97</text:p>
          </table:table-cell>
          <table:table-cell office:value-type="float" office:value="4.34333333333333">
            <text:p>4,3433333333</text:p>
          </table:table-cell>
          <table:table-cell office:value-type="float" office:value="1">
            <text:p>1</text:p>
          </table:table-cell>
          <table:table-cell office:value-type="float" office:value="5.24666666666667">
            <text:p>5,2466666667</text:p>
          </table:table-cell>
          <table:table-cell office:value-type="float" office:value="0.993333333333333">
            <text:p>0,9933333333</text:p>
          </table:table-cell>
          <table:table-cell office:value-type="float" office:value="5.07666666666667">
            <text:p>5,0766666667</text:p>
          </table:table-cell>
          <table:table-cell office:value-type="float" office:value="1">
            <text:p>1</text:p>
          </table:table-cell>
          <table:table-cell office:value-type="float" office:value="3.81666666666667">
            <text:p>3,8166666667</text:p>
          </table:table-cell>
          <table:table-cell office:value-type="float" office:value="1">
            <text:p>1</text:p>
          </table:table-cell>
          <table:table-cell office:value-type="float" office:value="3.59666666666667">
            <text:p>3,5966666667</text:p>
          </table:table-cell>
          <table:table-cell office:value-type="float" office:value="1">
            <text:p>1</text:p>
          </table:table-cell>
          <table:table-cell office:value-type="float" office:value="5.4">
            <text:p>5,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1">
            <text:p>1</text:p>
          </table:table-cell>
          <table:table-cell office:value-type="float" office:value="4.37666666666667">
            <text:p>4,3766666667</text:p>
          </table:table-cell>
          <table:table-cell office:value-type="float" office:value="0">
            <text:p>0</text:p>
          </table:table-cell>
          <table:table-cell office:value-type="float" office:value="1065">
            <text:p>1065</text:p>
          </table:table-cell>
          <table:table-cell office:value-type="float" office:value="23">
            <text:p>23</text:p>
          </table:table-cell>
          <table:table-cell office:value-type="float" office:value="0.973333333333333">
            <text:p>0,9733333333</text:p>
          </table:table-cell>
          <table:table-cell office:value-type="float" office:value="4.48333333333333">
            <text:p>4,4833333333</text:p>
          </table:table-cell>
          <table:table-cell office:value-type="float" office:value="1">
            <text:p>1</text:p>
          </table:table-cell>
          <table:table-cell office:value-type="float" office:value="5.23">
            <text:p>5,23</text:p>
          </table:table-cell>
          <table:table-cell office:value-type="float" office:value="0.996666666666667">
            <text:p>0,9966666667</text:p>
          </table:table-cell>
          <table:table-cell office:value-type="float" office:value="5.00333333333333">
            <text:p>5,0033333333</text:p>
          </table:table-cell>
          <table:table-cell office:value-type="float" office:value="1">
            <text:p>1</text:p>
          </table:table-cell>
          <table:table-cell office:value-type="float" office:value="3.85">
            <text:p>3,85</text:p>
          </table:table-cell>
          <table:table-cell office:value-type="float" office:value="1">
            <text:p>1</text:p>
          </table:table-cell>
          <table:table-cell office:value-type="float" office:value="3.68666666666667">
            <text:p>3,6866666667</text:p>
          </table:table-cell>
          <table:table-cell office:value-type="float" office:value="1">
            <text:p>1</text:p>
          </table:table-cell>
          <table:table-cell office:value-type="float" office:value="5.50666666666667">
            <text:p>5,5066666667</text:p>
          </table:table-cell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1">
            <text:p>1</text:p>
          </table:table-cell>
          <table:table-cell office:value-type="float" office:value="4.47666666666667">
            <text:p>4,4766666667</text:p>
          </table:table-cell>
          <table:table-cell office:value-type="float" office:value="0">
            <text:p>0</text:p>
          </table:table-cell>
          <table:table-cell office:value-type="float" office:value="915">
            <text:p>915</text:p>
          </table:table-cell>
          <table:table-cell office:value-type="float" office:value="23">
            <text:p>23</text:p>
          </table:table-cell>
          <table:table-cell office:value-type="float" office:value="0.963333333333333">
            <text:p>0,9633333333</text:p>
          </table:table-cell>
          <table:table-cell office:value-type="float" office:value="4.58333333333333">
            <text:p>4,5833333333</text:p>
          </table:table-cell>
          <table:table-cell office:value-type="float" office:value="1">
            <text:p>1</text:p>
          </table:table-cell>
          <table:table-cell office:value-type="float" office:value="5.33666666666667">
            <text:p>5,3366666667</text:p>
          </table:table-cell>
          <table:table-cell office:value-type="float" office:value="1">
            <text:p>1</text:p>
          </table:table-cell>
          <table:table-cell office:value-type="float" office:value="4.98">
            <text:p>4,98</text:p>
          </table:table-cell>
          <table:table-cell office:value-type="float" office:value="1">
            <text:p>1</text:p>
          </table:table-cell>
          <table:table-cell office:value-type="float" office:value="3.63333333333333">
            <text:p>3,6333333333</text:p>
          </table:table-cell>
          <table:table-cell office:value-type="float" office:value="0.996666666666667">
            <text:p>0,9966666667</text:p>
          </table:table-cell>
          <table:table-cell office:value-type="float" office:value="3.73666666666667">
            <text:p>3,7366666667</text:p>
          </table:table-cell>
          <table:table-cell office:value-type="float" office:value="1">
            <text:p>1</text:p>
          </table:table-cell>
          <table:table-cell office:value-type="float" office:value="5.35666666666667">
            <text:p>5,35666666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1">
            <text:p>1</text:p>
          </table:table-cell>
          <table:table-cell office:value-type="float" office:value="4.72666666666667">
            <text:p>4,7266666667</text:p>
          </table:table-cell>
          <table:table-cell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23">
            <text:p>23</text:p>
          </table:table-cell>
          <table:table-cell office:value-type="float" office:value="0.966666666666667">
            <text:p>0,9666666667</text:p>
          </table:table-cell>
          <table:table-cell office:value-type="float" office:value="4.57333333333333">
            <text:p>4,5733333333</text:p>
          </table:table-cell>
          <table:table-cell office:value-type="float" office:value="1">
            <text:p>1</text:p>
          </table:table-cell>
          <table:table-cell office:value-type="float" office:value="5.20666666666667">
            <text:p>5,2066666667</text:p>
          </table:table-cell>
          <table:table-cell office:value-type="float" office:value="0.996666666666667">
            <text:p>0,9966666667</text:p>
          </table:table-cell>
          <table:table-cell office:value-type="float" office:value="5.09">
            <text:p>5,09</text:p>
          </table:table-cell>
          <table:table-cell office:value-type="float" office:value="1">
            <text:p>1</text:p>
          </table:table-cell>
          <table:table-cell office:value-type="float" office:value="3.83">
            <text:p>3,83</text:p>
          </table:table-cell>
          <table:table-cell office:value-type="float" office:value="1">
            <text:p>1</text:p>
          </table:table-cell>
          <table:table-cell office:value-type="float" office:value="3.73666666666667">
            <text:p>3,7366666667</text:p>
          </table:table-cell>
          <table:table-cell office:value-type="float" office:value="1">
            <text:p>1</text:p>
          </table:table-cell>
          <table:table-cell office:value-type="float" office:value="5.46">
            <text:p>5,46</text:p>
          </table:table-cell>
          <table:table-cell office:value-type="float" office:value="0.00333333333333333">
            <text:p>0,00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1">
            <text:p>1</text:p>
          </table:table-cell>
          <table:table-cell office:value-type="float" office:value="4.5">
            <text:p>4,5</text:p>
          </table:table-cell>
          <table:table-cell office:value-type="float" office:value="0">
            <text:p>0</text:p>
          </table:table-cell>
          <table:table-cell office:value-type="float" office:value="930">
            <text:p>930</text:p>
          </table:table-cell>
          <table:table-cell office:value-type="float" office:value="23">
            <text:p>23</text:p>
          </table:table-cell>
          <table:table-cell office:value-type="float" office:value="0.963333333333333">
            <text:p>0,9633333333</text:p>
          </table:table-cell>
          <table:table-cell office:value-type="float" office:value="4.69">
            <text:p>4,69</text:p>
          </table:table-cell>
          <table:table-cell office:value-type="float" office:value="1">
            <text:p>1</text:p>
          </table:table-cell>
          <table:table-cell office:value-type="float" office:value="5.26">
            <text:p>5,26</text:p>
          </table:table-cell>
          <table:table-cell office:value-type="float" office:value="0.993333333333333">
            <text:p>0,9933333333</text:p>
          </table:table-cell>
          <table:table-cell office:value-type="float" office:value="4.83333333333333">
            <text:p>4,8333333333</text:p>
          </table:table-cell>
          <table:table-cell office:value-type="float" office:value="1">
            <text:p>1</text:p>
          </table:table-cell>
          <table:table-cell office:value-type="float" office:value="3.95666666666667">
            <text:p>3,9566666667</text:p>
          </table:table-cell>
          <table:table-cell office:value-type="float" office:value="1">
            <text:p>1</text:p>
          </table:table-cell>
          <table:table-cell office:value-type="float" office:value="3.75666666666667">
            <text:p>3,7566666667</text:p>
          </table:table-cell>
          <table:table-cell office:value-type="float" office:value="1">
            <text:p>1</text:p>
          </table:table-cell>
          <table:table-cell office:value-type="float" office:value="5.47666666666667">
            <text:p>5,47666666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1">
            <text:p>1</text:p>
          </table:table-cell>
          <table:table-cell office:value-type="float" office:value="4.58">
            <text:p>4,58</text:p>
          </table:table-cell>
          <table:table-cell office:value-type="float" office:value="0">
            <text:p>0</text:p>
          </table:table-cell>
          <table:table-cell office:value-type="float" office:value="795">
            <text:p>795</text:p>
          </table:table-cell>
          <table:table-cell office:value-type="float" office:value="23">
            <text:p>23</text:p>
          </table:table-cell>
          <table:table-cell office:value-type="float" office:value="0.966666666666667">
            <text:p>0,9666666667</text:p>
          </table:table-cell>
          <table:table-cell office:value-type="float" office:value="4.57333333333333">
            <text:p>4,5733333333</text:p>
          </table:table-cell>
          <table:table-cell office:value-type="float" office:value="1">
            <text:p>1</text:p>
          </table:table-cell>
          <table:table-cell office:value-type="float" office:value="5.26">
            <text:p>5,26</text:p>
          </table:table-cell>
          <table:table-cell office:value-type="float" office:value="1">
            <text:p>1</text:p>
          </table:table-cell>
          <table:table-cell office:value-type="float" office:value="5.00333333333333">
            <text:p>5,0033333333</text:p>
          </table:table-cell>
          <table:table-cell office:value-type="float" office:value="1">
            <text:p>1</text:p>
          </table:table-cell>
          <table:table-cell office:value-type="float" office:value="3.82666666666667">
            <text:p>3,8266666667</text:p>
          </table:table-cell>
          <table:table-cell office:value-type="float" office:value="1">
            <text:p>1</text:p>
          </table:table-cell>
          <table:table-cell office:value-type="float" office:value="3.72666666666667">
            <text:p>3,7266666667</text:p>
          </table:table-cell>
          <table:table-cell office:value-type="float" office:value="1">
            <text:p>1</text:p>
          </table:table-cell>
          <table:table-cell office:value-type="float" office:value="5.51">
            <text:p>5,5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1">
            <text:p>1</text:p>
          </table:table-cell>
          <table:table-cell office:value-type="float" office:value="4.72">
            <text:p>4,72</text:p>
          </table:table-cell>
          <table:table-cell office:value-type="float" office:value="0">
            <text:p>0</text:p>
          </table:table-cell>
          <table:table-cell office:value-type="float" office:value="795">
            <text:p>795</text:p>
          </table:table-cell>
          <table:table-cell office:value-type="float" office:value="23">
            <text:p>23</text:p>
          </table:table-cell>
          <table:table-cell office:value-type="float" office:value="0.956666666666667">
            <text:p>0,9566666667</text:p>
          </table:table-cell>
          <table:table-cell office:value-type="float" office:value="4.55666666666667">
            <text:p>4,5566666667</text:p>
          </table:table-cell>
          <table:table-cell office:value-type="float" office:value="1">
            <text:p>1</text:p>
          </table:table-cell>
          <table:table-cell office:value-type="float" office:value="5.28666666666667">
            <text:p>5,2866666667</text:p>
          </table:table-cell>
          <table:table-cell office:value-type="float" office:value="1">
            <text:p>1</text:p>
          </table:table-cell>
          <table:table-cell office:value-type="float" office:value="5.02666666666667">
            <text:p>5,0266666667</text:p>
          </table:table-cell>
          <table:table-cell office:value-type="float" office:value="1">
            <text:p>1</text:p>
          </table:table-cell>
          <table:table-cell office:value-type="float" office:value="3.82">
            <text:p>3,82</text:p>
          </table:table-cell>
          <table:table-cell office:value-type="float" office:value="1">
            <text:p>1</text:p>
          </table:table-cell>
          <table:table-cell office:value-type="float" office:value="3.71">
            <text:p>3,71</text:p>
          </table:table-cell>
          <table:table-cell office:value-type="float" office:value="1">
            <text:p>1</text:p>
          </table:table-cell>
          <table:table-cell office:value-type="float" office:value="5.52">
            <text:p>5,52</text:p>
          </table:table-cell>
          <table:table-cell office:value-type="float" office:value="0.00333333333333333">
            <text:p>0,00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1">
            <text:p>1</text:p>
          </table:table-cell>
          <table:table-cell office:value-type="float" office:value="4.80333333333333">
            <text:p>4,8033333333</text:p>
          </table:table-cell>
          <table:table-cell office:value-type="float" office:value="0">
            <text:p>0</text:p>
          </table:table-cell>
          <table:table-cell office:value-type="float" office:value="870">
            <text:p>870</text:p>
          </table:table-cell>
          <table:table-cell office:value-type="float" office:value="23">
            <text:p>23</text:p>
          </table:table-cell>
          <table:table-cell office:value-type="float" office:value="0.97">
            <text:p>0,97</text:p>
          </table:table-cell>
          <table:table-cell office:value-type="float" office:value="4.54">
            <text:p>4,54</text:p>
          </table:table-cell>
          <table:table-cell office:value-type="float" office:value="1">
            <text:p>1</text:p>
          </table:table-cell>
          <table:table-cell office:value-type="float" office:value="5.35666666666667">
            <text:p>5,3566666667</text:p>
          </table:table-cell>
          <table:table-cell office:value-type="float" office:value="1">
            <text:p>1</text:p>
          </table:table-cell>
          <table:table-cell office:value-type="float" office:value="5.03">
            <text:p>5,03</text:p>
          </table:table-cell>
          <table:table-cell office:value-type="float" office:value="1">
            <text:p>1</text:p>
          </table:table-cell>
          <table:table-cell office:value-type="float" office:value="3.68">
            <text:p>3,68</text:p>
          </table:table-cell>
          <table:table-cell office:value-type="float" office:value="1">
            <text:p>1</text:p>
          </table:table-cell>
          <table:table-cell office:value-type="float" office:value="3.66333333333333">
            <text:p>3,6633333333</text:p>
          </table:table-cell>
          <table:table-cell office:value-type="float" office:value="1">
            <text:p>1</text:p>
          </table:table-cell>
          <table:table-cell office:value-type="float" office:value="5.36">
            <text:p>5,36</text:p>
          </table:table-cell>
          <table:table-cell office:value-type="float" office:value="0.00333333333333333">
            <text:p>0,00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1">
            <text:p>1</text:p>
          </table:table-cell>
          <table:table-cell office:value-type="float" office:value="4.67333333333333">
            <text:p>4,6733333333</text:p>
          </table:table-cell>
          <table:table-cell office:value-type="float" office:value="0">
            <text:p>0</text:p>
          </table:table-cell>
          <table:table-cell office:value-type="float" office:value="855">
            <text:p>855</text:p>
          </table:table-cell>
          <table:table-cell office:value-type="float" office:value="23">
            <text:p>23</text:p>
          </table:table-cell>
          <table:table-cell office:value-type="float" office:value="0.946666666666667">
            <text:p>0,9466666667</text:p>
          </table:table-cell>
          <table:table-cell office:value-type="float" office:value="4.50333333333333">
            <text:p>4,5033333333</text:p>
          </table:table-cell>
          <table:table-cell office:value-type="float" office:value="1">
            <text:p>1</text:p>
          </table:table-cell>
          <table:table-cell office:value-type="float" office:value="5.47">
            <text:p>5,47</text:p>
          </table:table-cell>
          <table:table-cell office:value-type="float" office:value="1">
            <text:p>1</text:p>
          </table:table-cell>
          <table:table-cell office:value-type="float" office:value="4.81">
            <text:p>4,81</text:p>
          </table:table-cell>
          <table:table-cell office:value-type="float" office:value="1">
            <text:p>1</text:p>
          </table:table-cell>
          <table:table-cell office:value-type="float" office:value="3.57666666666667">
            <text:p>3,5766666667</text:p>
          </table:table-cell>
          <table:table-cell office:value-type="float" office:value="1">
            <text:p>1</text:p>
          </table:table-cell>
          <table:table-cell office:value-type="float" office:value="3.74666666666667">
            <text:p>3,7466666667</text:p>
          </table:table-cell>
          <table:table-cell office:value-type="float" office:value="1">
            <text:p>1</text:p>
          </table:table-cell>
          <table:table-cell office:value-type="float" office:value="5.46666666666667">
            <text:p>5,4666666667</text:p>
          </table:table-cell>
          <table:table-cell office:value-type="float" office:value="0.00333333333333333">
            <text:p>0,00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1">
            <text:p>1</text:p>
          </table:table-cell>
          <table:table-cell office:value-type="float" office:value="4.58333333333333">
            <text:p>4,5833333333</text:p>
          </table:table-cell>
          <table:table-cell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23">
            <text:p>23</text:p>
          </table:table-cell>
          <table:table-cell office:value-type="float" office:value="0.953333333333333">
            <text:p>0,9533333333</text:p>
          </table:table-cell>
          <table:table-cell office:value-type="float" office:value="4.29333333333333">
            <text:p>4,2933333333</text:p>
          </table:table-cell>
          <table:table-cell office:value-type="float" office:value="1">
            <text:p>1</text:p>
          </table:table-cell>
          <table:table-cell office:value-type="float" office:value="5.33333333333333">
            <text:p>5,333333333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.77333333333333">
            <text:p>3,7733333333</text:p>
          </table:table-cell>
          <table:table-cell office:value-type="float" office:value="0.996666666666667">
            <text:p>0,9966666667</text:p>
          </table:table-cell>
          <table:table-cell office:value-type="float" office:value="3.78">
            <text:p>3,78</text:p>
          </table:table-cell>
          <table:table-cell office:value-type="float" office:value="1">
            <text:p>1</text:p>
          </table:table-cell>
          <table:table-cell office:value-type="float" office:value="5.39">
            <text:p>5,39</text:p>
          </table:table-cell>
          <table:table-cell office:value-type="float" office:value="0.00666666666666667">
            <text:p>0,006666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1">
            <text:p>1</text:p>
          </table:table-cell>
          <table:table-cell office:value-type="float" office:value="4.71666666666667">
            <text:p>4,7166666667</text:p>
          </table:table-cell>
          <table:table-cell office:value-type="float" office:value="0">
            <text:p>0</text:p>
          </table:table-cell>
          <table:table-cell office:value-type="float" office:value="780">
            <text:p>780</text:p>
          </table:table-cell>
          <table:table-cell office:value-type="float" office:value="23">
            <text:p>23</text:p>
          </table:table-cell>
          <table:table-cell office:value-type="float" office:value="0.983333333333333">
            <text:p>0,9833333333</text:p>
          </table:table-cell>
          <table:table-cell office:value-type="float" office:value="4.74">
            <text:p>4,74</text:p>
          </table:table-cell>
          <table:table-cell office:value-type="float" office:value="1">
            <text:p>1</text:p>
          </table:table-cell>
          <table:table-cell office:value-type="float" office:value="5.21666666666667">
            <text:p>5,2166666667</text:p>
          </table:table-cell>
          <table:table-cell office:value-type="float" office:value="0.996666666666667">
            <text:p>0,9966666667</text:p>
          </table:table-cell>
          <table:table-cell office:value-type="float" office:value="4.84">
            <text:p>4,84</text:p>
          </table:table-cell>
          <table:table-cell office:value-type="float" office:value="1">
            <text:p>1</text:p>
          </table:table-cell>
          <table:table-cell office:value-type="float" office:value="3.78333333333333">
            <text:p>3,7833333333</text:p>
          </table:table-cell>
          <table:table-cell office:value-type="float" office:value="0.996666666666667">
            <text:p>0,9966666667</text:p>
          </table:table-cell>
          <table:table-cell office:value-type="float" office:value="3.68666666666667">
            <text:p>3,6866666667</text:p>
          </table:table-cell>
          <table:table-cell office:value-type="float" office:value="1">
            <text:p>1</text:p>
          </table:table-cell>
          <table:table-cell office:value-type="float" office:value="5.42666666666667">
            <text:p>5,4266666667</text:p>
          </table:table-cell>
          <table:table-cell office:value-type="float" office:value="0.00333333333333333">
            <text:p>0,00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1">
            <text:p>1</text:p>
          </table:table-cell>
          <table:table-cell office:value-type="float" office:value="4.81">
            <text:p>4,81</text:p>
          </table:table-cell>
          <table:table-cell office:value-type="float" office:value="0">
            <text:p>0</text:p>
          </table:table-cell>
          <table:table-cell office:value-type="float" office:value="810">
            <text:p>810</text:p>
          </table:table-cell>
          <table:table-cell office:value-type="float" office:value="23">
            <text:p>23</text:p>
          </table:table-cell>
          <table:table-cell office:value-type="float" office:value="0.943333333333333">
            <text:p>0,9433333333</text:p>
          </table:table-cell>
          <table:table-cell office:value-type="float" office:value="4.33666666666667">
            <text:p>4,3366666667</text:p>
          </table:table-cell>
          <table:table-cell office:value-type="float" office:value="1">
            <text:p>1</text:p>
          </table:table-cell>
          <table:table-cell office:value-type="float" office:value="5.28">
            <text:p>5,28</text:p>
          </table:table-cell>
          <table:table-cell office:value-type="float" office:value="0.996666666666667">
            <text:p>0,9966666667</text:p>
          </table:table-cell>
          <table:table-cell office:value-type="float" office:value="4.84666666666667">
            <text:p>4,8466666667</text:p>
          </table:table-cell>
          <table:table-cell office:value-type="float" office:value="1">
            <text:p>1</text:p>
          </table:table-cell>
          <table:table-cell office:value-type="float" office:value="3.82333333333333">
            <text:p>3,8233333333</text:p>
          </table:table-cell>
          <table:table-cell office:value-type="float" office:value="1">
            <text:p>1</text:p>
          </table:table-cell>
          <table:table-cell office:value-type="float" office:value="3.60333333333333">
            <text:p>3,6033333333</text:p>
          </table:table-cell>
          <table:table-cell office:value-type="float" office:value="1">
            <text:p>1</text:p>
          </table:table-cell>
          <table:table-cell office:value-type="float" office:value="5.5">
            <text:p>5,5</text:p>
          </table:table-cell>
          <table:table-cell office:value-type="float" office:value="0.00333333333333333">
            <text:p>0,00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1">
            <text:p>1</text:p>
          </table:table-cell>
          <table:table-cell office:value-type="float" office:value="4.87">
            <text:p>4,87</text:p>
          </table:table-cell>
          <table:table-cell office:value-type="float" office:value="0">
            <text:p>0</text:p>
          </table:table-cell>
          <table:table-cell office:value-type="float" office:value="825">
            <text:p>825</text:p>
          </table:table-cell>
          <table:table-cell office:value-type="float" office:value="23">
            <text:p>23</text:p>
          </table:table-cell>
          <table:table-cell office:value-type="float" office:value="0.943333333333333">
            <text:p>0,9433333333</text:p>
          </table:table-cell>
          <table:table-cell office:value-type="float" office:value="4.54666666666667">
            <text:p>4,5466666667</text:p>
          </table:table-cell>
          <table:table-cell office:value-type="float" office:value="1">
            <text:p>1</text:p>
          </table:table-cell>
          <table:table-cell office:value-type="float" office:value="5.23666666666667">
            <text:p>5,2366666667</text:p>
          </table:table-cell>
          <table:table-cell office:value-type="float" office:value="0.996666666666667">
            <text:p>0,9966666667</text:p>
          </table:table-cell>
          <table:table-cell office:value-type="float" office:value="4.95">
            <text:p>4,95</text:p>
          </table:table-cell>
          <table:table-cell office:value-type="float" office:value="1">
            <text:p>1</text:p>
          </table:table-cell>
          <table:table-cell office:value-type="float" office:value="3.84666666666667">
            <text:p>3,8466666667</text:p>
          </table:table-cell>
          <table:table-cell office:value-type="float" office:value="1">
            <text:p>1</text:p>
          </table:table-cell>
          <table:table-cell office:value-type="float" office:value="3.7">
            <text:p>3,7</text:p>
          </table:table-cell>
          <table:table-cell office:value-type="float" office:value="1">
            <text:p>1</text:p>
          </table:table-cell>
          <table:table-cell office:value-type="float" office:value="5.40666666666667">
            <text:p>5,4066666667</text:p>
          </table:table-cell>
          <table:table-cell office:value-type="float" office:value="0.00666666666666667">
            <text:p>0,006666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1">
            <text:p>1</text:p>
          </table:table-cell>
          <table:table-cell office:value-type="float" office:value="4.73">
            <text:p>4,73</text:p>
          </table:table-cell>
          <table:table-cell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23">
            <text:p>23</text:p>
          </table:table-cell>
          <table:table-cell office:value-type="float" office:value="0.97">
            <text:p>0,97</text:p>
          </table:table-cell>
          <table:table-cell office:value-type="float" office:value="4.54333333333333">
            <text:p>4,5433333333</text:p>
          </table:table-cell>
          <table:table-cell office:value-type="float" office:value="1">
            <text:p>1</text:p>
          </table:table-cell>
          <table:table-cell office:value-type="float" office:value="5.26">
            <text:p>5,26</text:p>
          </table:table-cell>
          <table:table-cell office:value-type="float" office:value="0.996666666666667">
            <text:p>0,9966666667</text:p>
          </table:table-cell>
          <table:table-cell office:value-type="float" office:value="4.96333333333333">
            <text:p>4,9633333333</text:p>
          </table:table-cell>
          <table:table-cell office:value-type="float" office:value="1">
            <text:p>1</text:p>
          </table:table-cell>
          <table:table-cell office:value-type="float" office:value="3.78666666666667">
            <text:p>3,7866666667</text:p>
          </table:table-cell>
          <table:table-cell office:value-type="float" office:value="0.996666666666667">
            <text:p>0,9966666667</text:p>
          </table:table-cell>
          <table:table-cell office:value-type="float" office:value="3.53">
            <text:p>3,53</text:p>
          </table:table-cell>
          <table:table-cell office:value-type="float" office:value="1">
            <text:p>1</text:p>
          </table:table-cell>
          <table:table-cell office:value-type="float" office:value="5.30666666666667">
            <text:p>5,30666666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">
            <text:p>1</text:p>
          </table:table-cell>
          <table:table-cell office:value-type="float" office:value="4.59333333333333">
            <text:p>4,5933333333</text:p>
          </table:table-cell>
          <table:table-cell office:value-type="float" office:value="0">
            <text:p>0</text:p>
          </table:table-cell>
          <table:table-cell office:value-type="float" office:value="765">
            <text:p>765</text:p>
          </table:table-cell>
          <table:table-cell office:value-type="float" office:value="23">
            <text:p>23</text:p>
          </table:table-cell>
          <table:table-cell office:value-type="float" office:value="0.97">
            <text:p>0,97</text:p>
          </table:table-cell>
          <table:table-cell office:value-type="float" office:value="4.53666666666667">
            <text:p>4,5366666667</text:p>
          </table:table-cell>
          <table:table-cell office:value-type="float" office:value="1">
            <text:p>1</text:p>
          </table:table-cell>
          <table:table-cell office:value-type="float" office:value="5.32333333333333">
            <text:p>5,3233333333</text:p>
          </table:table-cell>
          <table:table-cell office:value-type="float" office:value="1">
            <text:p>1</text:p>
          </table:table-cell>
          <table:table-cell office:value-type="float" office:value="4.89666666666667">
            <text:p>4,8966666667</text:p>
          </table:table-cell>
          <table:table-cell office:value-type="float" office:value="1">
            <text:p>1</text:p>
          </table:table-cell>
          <table:table-cell office:value-type="float" office:value="3.75666666666667">
            <text:p>3,7566666667</text:p>
          </table:table-cell>
          <table:table-cell office:value-type="float" office:value="0.993333333333333">
            <text:p>0,9933333333</text:p>
          </table:table-cell>
          <table:table-cell office:value-type="float" office:value="3.71333333333333">
            <text:p>3,7133333333</text:p>
          </table:table-cell>
          <table:table-cell office:value-type="float" office:value="1">
            <text:p>1</text:p>
          </table:table-cell>
          <table:table-cell office:value-type="float" office:value="5.26333333333333">
            <text:p>5,2633333333</text:p>
          </table:table-cell>
          <table:table-cell office:value-type="float" office:value="0.00333333333333333">
            <text:p>0,003333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1">
            <text:p>1</text:p>
          </table:table-cell>
          <table:table-cell office:value-type="float" office:value="4.59333333333333">
            <text:p>4,5933333333</text:p>
          </table:table-cell>
          <table:table-cell office:value-type="float" office:value="0">
            <text:p>0</text:p>
          </table:table-cell>
          <table:table-cell office:value-type="float" office:value="750">
            <text:p>750</text:p>
          </table:table-cell>
          <table:table-cell office:value-type="float" office:value="23">
            <text:p>23</text:p>
          </table:table-cell>
          <table:table-cell office:value-type="float" office:value="0.963333333333333">
            <text:p>0,9633333333</text:p>
          </table:table-cell>
          <table:table-cell office:value-type="float" office:value="4.58333333333333">
            <text:p>4,5833333333</text:p>
          </table:table-cell>
          <table:table-cell office:value-type="float" office:value="1">
            <text:p>1</text:p>
          </table:table-cell>
          <table:table-cell office:value-type="float" office:value="5.37333333333333">
            <text:p>5,3733333333</text:p>
          </table:table-cell>
          <table:table-cell office:value-type="float" office:value="1">
            <text:p>1</text:p>
          </table:table-cell>
          <table:table-cell office:value-type="float" office:value="4.84333333333333">
            <text:p>4,8433333333</text:p>
          </table:table-cell>
          <table:table-cell office:value-type="float" office:value="1">
            <text:p>1</text:p>
          </table:table-cell>
          <table:table-cell office:value-type="float" office:value="3.69666666666667">
            <text:p>3,6966666667</text:p>
          </table:table-cell>
          <table:table-cell office:value-type="float" office:value="0.996666666666667">
            <text:p>0,9966666667</text:p>
          </table:table-cell>
          <table:table-cell office:value-type="float" office:value="3.79333333333333">
            <text:p>3,7933333333</text:p>
          </table:table-cell>
          <table:table-cell office:value-type="float" office:value="1">
            <text:p>1</text:p>
          </table:table-cell>
          <table:table-cell office:value-type="float" office:value="5.25">
            <text:p>5,25</text:p>
          </table:table-cell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7">17/03/2015</text:date>, <text:time>19:54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7T19:54:20.74</dc:date>
    <meta:document-statistic meta:table-count="1" meta:cell-count="8020" meta:object-count="4"/>
    <meta:generator>OpenOffice.org/3.4.1$Win32 OpenOffice.org_project/341m1$Build-959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698cm" svg:y="2.616cm" style:legend-expansion="high" chart:style-name="ch2"/>
        <chart:plot-area chart:style-name="ch3" table:cell-range-address="Feuille1.G1:Feuille1.G401 Feuille1.I1:Feuille1.I401 Feuille1.K1:Feuille1.K401 Feuille1.M1:Feuille1.M401 Feuille1.O1:Feuille1.O401 Feuille1.Q1:Feuille1.Q401 Feuille1.S1:Feuille1.S401" chart:data-source-has-labels="row" svg:x="0.77cm" svg:y="0.855cm" svg:width="11.288cm" svg:height="7.545cm">
          <chartooo:coordinate-region svg:x="1.497cm" svg:y="1.068cm" svg:width="10.359cm" svg:height="6.23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G2:Feuille1.G401" chart:label-cell-address="Feuille1.G1:Feuille1.G1" chart:class="chart:line">
            <chart:data-point chart:repeated="400"/>
          </chart:series>
          <chart:series chart:style-name="ch7" chart:values-cell-range-address="Feuille1.I2:Feuille1.I401" chart:label-cell-address="Feuille1.I1:Feuille1.I1" chart:class="chart:line">
            <chart:data-point chart:repeated="400"/>
          </chart:series>
          <chart:series chart:style-name="ch8" chart:values-cell-range-address="Feuille1.K2:Feuille1.K401" chart:label-cell-address="Feuille1.K1:Feuille1.K1" chart:class="chart:line">
            <chart:data-point chart:repeated="400"/>
          </chart:series>
          <chart:series chart:style-name="ch9" chart:values-cell-range-address="Feuille1.M2:Feuille1.M401" chart:label-cell-address="Feuille1.M1:Feuille1.M1" chart:class="chart:line">
            <chart:data-point chart:repeated="400"/>
          </chart:series>
          <chart:series chart:style-name="ch10" chart:values-cell-range-address="Feuille1.O2:Feuille1.O401" chart:label-cell-address="Feuille1.O1:Feuille1.O1" chart:class="chart:line">
            <chart:data-point chart:repeated="400"/>
          </chart:series>
          <chart:series chart:style-name="ch11" chart:values-cell-range-address="Feuille1.Q2:Feuille1.Q401" chart:label-cell-address="Feuille1.Q1:Feuille1.Q1" chart:class="chart:line">
            <chart:data-point chart:repeated="400"/>
          </chart:series>
          <chart:series chart:style-name="ch12" chart:values-cell-range-address="Feuille1.S2:Feuille1.S401" chart:label-cell-address="Feuille1.S1:Feuille1.S1" chart:class="chart:line">
            <chart:data-point chart:repeated="4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KO0 prvia </text:p>
                <draw:g>
                  <svg:desc>Feuille1.G1:Feuille1.G1</svg:desc>
                </draw:g>
              </table:table-cell>
              <table:table-cell office:value-type="string">
                <text:p>  KO1 prvia </text:p>
                <draw:g>
                  <svg:desc>Feuille1.I1:Feuille1.I1</svg:desc>
                </draw:g>
              </table:table-cell>
              <table:table-cell office:value-type="string">
                <text:p> KO2 prvia </text:p>
                <draw:g>
                  <svg:desc>Feuille1.K1:Feuille1.K1</svg:desc>
                </draw:g>
              </table:table-cell>
              <table:table-cell office:value-type="string">
                <text:p> KO3 prvia </text:p>
                <draw:g>
                  <svg:desc>Feuille1.M1:Feuille1.M1</svg:desc>
                </draw:g>
              </table:table-cell>
              <table:table-cell office:value-type="string">
                <text:p>  KO4 prvia </text:p>
                <draw:g>
                  <svg:desc>Feuille1.O1:Feuille1.O1</svg:desc>
                </draw:g>
              </table:table-cell>
              <table:table-cell office:value-type="string">
                <text:p> KO5 prvia </text:p>
                <draw:g>
                  <svg:desc>Feuille1.Q1:Feuille1.Q1</svg:desc>
                </draw:g>
              </table:table-cell>
              <table:table-cell office:value-type="string">
                <text:p> KOTO prvia </text:p>
                <draw:g>
                  <svg:desc>Feuille1.S1:Feuille1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53333333333333">
                <text:p>0.353333333333333</text:p>
                <draw:g>
                  <svg:desc>Feuille1.G2:Feuille1.G401</svg:desc>
                </draw:g>
              </table:table-cell>
              <table:table-cell office:value-type="float" office:value="0.426666666666667">
                <text:p>0.426666666666667</text:p>
                <draw:g>
                  <svg:desc>Feuille1.I2:Feuille1.I401</svg:desc>
                </draw:g>
              </table:table-cell>
              <table:table-cell office:value-type="float" office:value="0.36">
                <text:p>0.36</text:p>
                <draw:g>
                  <svg:desc>Feuille1.K2:Feuille1.K401</svg:desc>
                </draw:g>
              </table:table-cell>
              <table:table-cell office:value-type="float" office:value="0.363333333333333">
                <text:p>0.363333333333333</text:p>
                <draw:g>
                  <svg:desc>Feuille1.M2:Feuille1.M401</svg:desc>
                </draw:g>
              </table:table-cell>
              <table:table-cell office:value-type="float" office:value="0.39">
                <text:p>0.39</text:p>
                <draw:g>
                  <svg:desc>Feuille1.O2:Feuille1.O401</svg:desc>
                </draw:g>
              </table:table-cell>
              <table:table-cell office:value-type="float" office:value="0.4">
                <text:p>0.4</text:p>
                <draw:g>
                  <svg:desc>Feuille1.Q2:Feuille1.Q401</svg:desc>
                </draw:g>
              </table:table-cell>
              <table:table-cell office:value-type="float" office:value="0">
                <text:p>0</text:p>
                <draw:g>
                  <svg:desc>Feuille1.S2:Feuille1.S4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4">
                <text:p>0.44</text:p>
              </table:table-cell>
              <table:table-cell office:value-type="float" office:value="0.446666666666667">
                <text:p>0.446666666666667</text:p>
              </table:table-cell>
              <table:table-cell office:value-type="float" office:value="0.42">
                <text:p>0.42</text:p>
              </table:table-cell>
              <table:table-cell office:value-type="float" office:value="0.436666666666667">
                <text:p>0.436666666666667</text:p>
              </table:table-cell>
              <table:table-cell office:value-type="float" office:value="0.403333333333333">
                <text:p>0.403333333333333</text:p>
              </table:table-cell>
              <table:table-cell office:value-type="float" office:value="0.41">
                <text:p>0.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8">
                <text:p>0.48</text:p>
              </table:table-cell>
              <table:table-cell office:value-type="float" office:value="0.446666666666667">
                <text:p>0.446666666666667</text:p>
              </table:table-cell>
              <table:table-cell office:value-type="float" office:value="0.42">
                <text:p>0.42</text:p>
              </table:table-cell>
              <table:table-cell office:value-type="float" office:value="0.49">
                <text:p>0.49</text:p>
              </table:table-cell>
              <table:table-cell office:value-type="float" office:value="0.456666666666667">
                <text:p>0.456666666666667</text:p>
              </table:table-cell>
              <table:table-cell office:value-type="float" office:value="0.476666666666667">
                <text:p>0.47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63333333333333">
                <text:p>0.463333333333333</text:p>
              </table:table-cell>
              <table:table-cell office:value-type="float" office:value="0.44">
                <text:p>0.44</text:p>
              </table:table-cell>
              <table:table-cell office:value-type="float" office:value="0.453333333333333">
                <text:p>0.453333333333333</text:p>
              </table:table-cell>
              <table:table-cell office:value-type="float" office:value="0.543333333333333">
                <text:p>0.543333333333333</text:p>
              </table:table-cell>
              <table:table-cell office:value-type="float" office:value="0.506666666666667">
                <text:p>0.506666666666667</text:p>
              </table:table-cell>
              <table:table-cell office:value-type="float" office:value="0.51">
                <text:p>0.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43333333333333">
                <text:p>0.543333333333333</text:p>
              </table:table-cell>
              <table:table-cell office:value-type="float" office:value="0.476666666666667">
                <text:p>0.476666666666667</text:p>
              </table:table-cell>
              <table:table-cell office:value-type="float" office:value="0.536666666666667">
                <text:p>0.536666666666667</text:p>
              </table:table-cell>
              <table:table-cell office:value-type="float" office:value="0.593333333333333">
                <text:p>0.593333333333333</text:p>
              </table:table-cell>
              <table:table-cell office:value-type="float" office:value="0.503333333333333">
                <text:p>0.503333333333333</text:p>
              </table:table-cell>
              <table:table-cell office:value-type="float" office:value="0.54">
                <text:p>0.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3">
                <text:p>0.53</text:p>
              </table:table-cell>
              <table:table-cell office:value-type="float" office:value="0.513333333333333">
                <text:p>0.513333333333333</text:p>
              </table:table-cell>
              <table:table-cell office:value-type="float" office:value="0.553333333333333">
                <text:p>0.553333333333333</text:p>
              </table:table-cell>
              <table:table-cell office:value-type="float" office:value="0.59">
                <text:p>0.59</text:p>
              </table:table-cell>
              <table:table-cell office:value-type="float" office:value="0.536666666666667">
                <text:p>0.536666666666667</text:p>
              </table:table-cell>
              <table:table-cell office:value-type="float" office:value="0.57">
                <text:p>0.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13333333333333">
                <text:p>0.613333333333333</text:p>
              </table:table-cell>
              <table:table-cell office:value-type="float" office:value="0.59">
                <text:p>0.59</text:p>
              </table:table-cell>
              <table:table-cell office:value-type="float" office:value="0.563333333333333">
                <text:p>0.563333333333333</text:p>
              </table:table-cell>
              <table:table-cell office:value-type="float" office:value="0.71">
                <text:p>0.71</text:p>
              </table:table-cell>
              <table:table-cell office:value-type="float" office:value="0.636666666666667">
                <text:p>0.636666666666667</text:p>
              </table:table-cell>
              <table:table-cell office:value-type="float" office:value="0.653333333333333">
                <text:p>0.65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86666666666667">
                <text:p>0.586666666666667</text:p>
              </table:table-cell>
              <table:table-cell office:value-type="float" office:value="0.593333333333333">
                <text:p>0.593333333333333</text:p>
              </table:table-cell>
              <table:table-cell office:value-type="float" office:value="0.656666666666667">
                <text:p>0.656666666666667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0.61">
                <text:p>0.61</text:p>
              </table:table-cell>
              <table:table-cell office:value-type="float" office:value="0.58">
                <text:p>0.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36666666666667">
                <text:p>0.636666666666667</text:p>
              </table:table-cell>
              <table:table-cell office:value-type="float" office:value="0.693333333333333">
                <text:p>0.693333333333333</text:p>
              </table:table-cell>
              <table:table-cell office:value-type="float" office:value="0.663333333333333">
                <text:p>0.663333333333333</text:p>
              </table:table-cell>
              <table:table-cell office:value-type="float" office:value="0.703333333333333">
                <text:p>0.703333333333333</text:p>
              </table:table-cell>
              <table:table-cell office:value-type="float" office:value="0.64">
                <text:p>0.64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9">
                <text:p>0.69</text:p>
              </table:table-cell>
              <table:table-cell office:value-type="float" office:value="0.64">
                <text:p>0.64</text:p>
              </table:table-cell>
              <table:table-cell office:value-type="float" office:value="0.73">
                <text:p>0.73</text:p>
              </table:table-cell>
              <table:table-cell office:value-type="float" office:value="0.64">
                <text:p>0.64</text:p>
              </table:table-cell>
              <table:table-cell office:value-type="float" office:value="0.623333333333333">
                <text:p>0.623333333333333</text:p>
              </table:table-cell>
              <table:table-cell office:value-type="float" office:value="0.713333333333333">
                <text:p>0.71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63333333333333">
                <text:p>0.663333333333333</text:p>
              </table:table-cell>
              <table:table-cell office:value-type="float" office:value="0.69">
                <text:p>0.69</text:p>
              </table:table-cell>
              <table:table-cell office:value-type="float" office:value="0.736666666666667">
                <text:p>0.736666666666667</text:p>
              </table:table-cell>
              <table:table-cell office:value-type="float" office:value="0.7">
                <text:p>0.7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0.746666666666667">
                <text:p>0.74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23333333333333">
                <text:p>0.723333333333333</text:p>
              </table:table-cell>
              <table:table-cell office:value-type="float" office:value="0.783333333333333">
                <text:p>0.783333333333333</text:p>
              </table:table-cell>
              <table:table-cell office:value-type="float" office:value="0.763333333333333">
                <text:p>0.763333333333333</text:p>
              </table:table-cell>
              <table:table-cell office:value-type="float" office:value="0.786666666666667">
                <text:p>0.786666666666667</text:p>
              </table:table-cell>
              <table:table-cell office:value-type="float" office:value="0.716666666666667">
                <text:p>0.716666666666667</text:p>
              </table:table-cell>
              <table:table-cell office:value-type="float" office:value="0.77">
                <text:p>0.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56666666666667">
                <text:p>0.756666666666667</text:p>
              </table:table-cell>
              <table:table-cell office:value-type="float" office:value="0.746666666666667">
                <text:p>0.746666666666667</text:p>
              </table:table-cell>
              <table:table-cell office:value-type="float" office:value="0.753333333333333">
                <text:p>0.753333333333333</text:p>
              </table:table-cell>
              <table:table-cell office:value-type="float" office:value="0.79">
                <text:p>0.79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0.753333333333333">
                <text:p>0.75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7">
                <text:p>0.77</text:p>
              </table:table-cell>
              <table:table-cell office:value-type="float" office:value="0.79">
                <text:p>0.79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23333333333333">
                <text:p>0.823333333333333</text:p>
              </table:table-cell>
              <table:table-cell office:value-type="float" office:value="0.72">
                <text:p>0.72</text:p>
              </table:table-cell>
              <table:table-cell office:value-type="float" office:value="0.82">
                <text:p>0.82</text:p>
              </table:table-cell>
              <table:table-cell office:value-type="float" office:value="0.00333333333333333">
                <text:p>0.003333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86666666666667">
                <text:p>0.786666666666667</text:p>
              </table:table-cell>
              <table:table-cell office:value-type="float" office:value="0.743333333333333">
                <text:p>0.743333333333333</text:p>
              </table:table-cell>
              <table:table-cell office:value-type="float" office:value="0.803333333333333">
                <text:p>0.803333333333333</text:p>
              </table:table-cell>
              <table:table-cell office:value-type="float" office:value="0.796666666666667">
                <text:p>0.796666666666667</text:p>
              </table:table-cell>
              <table:table-cell office:value-type="float" office:value="0.76">
                <text:p>0.76</text:p>
              </table:table-cell>
              <table:table-cell office:value-type="float" office:value="0.79">
                <text:p>0.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">
                <text:p>0.8</text:p>
              </table:table-cell>
              <table:table-cell office:value-type="float" office:value="0.803333333333333">
                <text:p>0.803333333333333</text:p>
              </table:table-cell>
              <table:table-cell office:value-type="float" office:value="0.823333333333333">
                <text:p>0.823333333333333</text:p>
              </table:table-cell>
              <table:table-cell office:value-type="float" office:value="0.856666666666667">
                <text:p>0.856666666666667</text:p>
              </table:table-cell>
              <table:table-cell office:value-type="float" office:value="0.82">
                <text:p>0.82</text:p>
              </table:table-cell>
              <table:table-cell office:value-type="float" office:value="0.846666666666667">
                <text:p>0.84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06666666666666">
                <text:p>0.806666666666666</text:p>
              </table:table-cell>
              <table:table-cell office:value-type="float" office:value="0.873333333333333">
                <text:p>0.873333333333333</text:p>
              </table:table-cell>
              <table:table-cell office:value-type="float" office:value="0.85">
                <text:p>0.85</text:p>
              </table:table-cell>
              <table:table-cell office:value-type="float" office:value="0.86">
                <text:p>0.86</text:p>
              </table:table-cell>
              <table:table-cell office:value-type="float" office:value="0.773333333333333">
                <text:p>0.773333333333333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13333333333333">
                <text:p>0.813333333333333</text:p>
              </table:table-cell>
              <table:table-cell office:value-type="float" office:value="0.82">
                <text:p>0.82</text:p>
              </table:table-cell>
              <table:table-cell office:value-type="float" office:value="0.856666666666667">
                <text:p>0.856666666666667</text:p>
              </table:table-cell>
              <table:table-cell office:value-type="float" office:value="0.85">
                <text:p>0.85</text:p>
              </table:table-cell>
              <table:table-cell office:value-type="float" office:value="0.826666666666667">
                <text:p>0.826666666666667</text:p>
              </table:table-cell>
              <table:table-cell office:value-type="float" office:value="0.846666666666667">
                <text:p>0.84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53333333333333">
                <text:p>0.853333333333333</text:p>
              </table:table-cell>
              <table:table-cell office:value-type="float" office:value="0.853333333333333">
                <text:p>0.853333333333333</text:p>
              </table:table-cell>
              <table:table-cell office:value-type="float" office:value="0.873333333333333">
                <text:p>0.873333333333333</text:p>
              </table:table-cell>
              <table:table-cell office:value-type="float" office:value="0.856666666666667">
                <text:p>0.856666666666667</text:p>
              </table:table-cell>
              <table:table-cell office:value-type="float" office:value="0.856666666666667">
                <text:p>0.856666666666667</text:p>
              </table:table-cell>
              <table:table-cell office:value-type="float" office:value="0.87">
                <text:p>0.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0.843333333333333">
                <text:p>0.843333333333333</text:p>
              </table:table-cell>
              <table:table-cell office:value-type="float" office:value="0.876666666666667">
                <text:p>0.876666666666667</text:p>
              </table:table-cell>
              <table:table-cell office:value-type="float" office:value="0.873333333333333">
                <text:p>0.873333333333333</text:p>
              </table:table-cell>
              <table:table-cell office:value-type="float" office:value="0.803333333333333">
                <text:p>0.803333333333333</text:p>
              </table:table-cell>
              <table:table-cell office:value-type="float" office:value="0.896666666666667">
                <text:p>0.89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6">
                <text:p>0.86</text:p>
              </table:table-cell>
              <table:table-cell office:value-type="float" office:value="0.89">
                <text:p>0.89</text:p>
              </table:table-cell>
              <table:table-cell office:value-type="float" office:value="0.883333333333333">
                <text:p>0.883333333333333</text:p>
              </table:table-cell>
              <table:table-cell office:value-type="float" office:value="0.863333333333333">
                <text:p>0.863333333333333</text:p>
              </table:table-cell>
              <table:table-cell office:value-type="float" office:value="0.846666666666667">
                <text:p>0.846666666666667</text:p>
              </table:table-cell>
              <table:table-cell office:value-type="float" office:value="0.87">
                <text:p>0.87</text:p>
              </table:table-cell>
              <table:table-cell office:value-type="float" office:value="0.00666666666666667">
                <text:p>0.006666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03333333333333">
                <text:p>0.903333333333333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8">
                <text:p>0.88</text:p>
              </table:table-cell>
              <table:table-cell office:value-type="float" office:value="0.856666666666667">
                <text:p>0.856666666666667</text:p>
              </table:table-cell>
              <table:table-cell office:value-type="float" office:value="0.876666666666667">
                <text:p>0.87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76666666666667">
                <text:p>0.876666666666667</text:p>
              </table:table-cell>
              <table:table-cell office:value-type="float" office:value="0.896666666666667">
                <text:p>0.896666666666667</text:p>
              </table:table-cell>
              <table:table-cell office:value-type="float" office:value="0.88">
                <text:p>0.88</text:p>
              </table:table-cell>
              <table:table-cell office:value-type="float" office:value="0.9">
                <text:p>0.9</text:p>
              </table:table-cell>
              <table:table-cell office:value-type="float" office:value="0.876666666666667">
                <text:p>0.876666666666667</text:p>
              </table:table-cell>
              <table:table-cell office:value-type="float" office:value="0.89">
                <text:p>0.89</text:p>
              </table:table-cell>
              <table:table-cell office:value-type="float" office:value="0.00666666666666667">
                <text:p>0.006666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0.886666666666667">
                <text:p>0.886666666666667</text:p>
              </table:table-cell>
              <table:table-cell office:value-type="float" office:value="0.9">
                <text:p>0.9</text:p>
              </table:table-cell>
              <table:table-cell office:value-type="float" office:value="0.883333333333333">
                <text:p>0.883333333333333</text:p>
              </table:table-cell>
              <table:table-cell office:value-type="float" office:value="0.883333333333333">
                <text:p>0.883333333333333</text:p>
              </table:table-cell>
              <table:table-cell office:value-type="float" office:value="0.876666666666667">
                <text:p>0.87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3">
                <text:p>0.93</text:p>
              </table:table-cell>
              <table:table-cell office:value-type="float" office:value="0.89">
                <text:p>0.89</text:p>
              </table:table-cell>
              <table:table-cell office:value-type="float" office:value="0.896666666666667">
                <text:p>0.896666666666667</text:p>
              </table:table-cell>
              <table:table-cell office:value-type="float" office:value="0.91">
                <text:p>0.91</text:p>
              </table:table-cell>
              <table:table-cell office:value-type="float" office:value="0.87">
                <text:p>0.87</text:p>
              </table:table-cell>
              <table:table-cell office:value-type="float" office:value="0.923333333333333">
                <text:p>0.92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86666666666667">
                <text:p>0.886666666666667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9">
                <text:p>0.89</text:p>
              </table:table-cell>
              <table:table-cell office:value-type="float" office:value="0.913333333333333">
                <text:p>0.913333333333333</text:p>
              </table:table-cell>
              <table:table-cell office:value-type="float" office:value="0.886666666666667">
                <text:p>0.886666666666667</text:p>
              </table:table-cell>
              <table:table-cell office:value-type="float" office:value="0.88">
                <text:p>0.88</text:p>
              </table:table-cell>
              <table:table-cell office:value-type="float" office:value="0.00333333333333333">
                <text:p>0.0033333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3333333333333">
                <text:p>0.913333333333333</text:p>
              </table:table-cell>
              <table:table-cell office:value-type="float" office:value="0.93">
                <text:p>0.93</text:p>
              </table:table-cell>
              <table:table-cell office:value-type="float" office:value="0.89">
                <text:p>0.89</text:p>
              </table:table-cell>
              <table:table-cell office:value-type="float" office:value="0.926666666666666">
                <text:p>0.926666666666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86666666666667">
                <text:p>0.886666666666667</text:p>
              </table:table-cell>
              <table:table-cell office:value-type="float" office:value="0.913333333333333">
                <text:p>0.913333333333333</text:p>
              </table:table-cell>
              <table:table-cell office:value-type="float" office:value="0.88">
                <text:p>0.88</text:p>
              </table:table-cell>
              <table:table-cell office:value-type="float" office:value="0.926666666666666">
                <text:p>0.926666666666666</text:p>
              </table:table-cell>
              <table:table-cell office:value-type="float" office:value="0.883333333333333">
                <text:p>0.883333333333333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9">
                <text:p>0.89</text:p>
              </table:table-cell>
              <table:table-cell office:value-type="float" office:value="0.91">
                <text:p>0.91</text:p>
              </table:table-cell>
              <table:table-cell office:value-type="float" office:value="0.906666666666667">
                <text:p>0.906666666666667</text:p>
              </table:table-cell>
              <table:table-cell office:value-type="float" office:value="0.923333333333333">
                <text:p>0.923333333333333</text:p>
              </table:table-cell>
              <table:table-cell office:value-type="float" office:value="0.88">
                <text:p>0.88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03333333333333">
                <text:p>0.903333333333333</text:p>
              </table:table-cell>
              <table:table-cell office:value-type="float" office:value="0.923333333333333">
                <text:p>0.923333333333333</text:p>
              </table:table-cell>
              <table:table-cell office:value-type="float" office:value="0.91">
                <text:p>0.91</text:p>
              </table:table-cell>
              <table:table-cell office:value-type="float" office:value="0.923333333333333">
                <text:p>0.923333333333333</text:p>
              </table:table-cell>
              <table:table-cell office:value-type="float" office:value="0.86">
                <text:p>0.86</text:p>
              </table:table-cell>
              <table:table-cell office:value-type="float" office:value="0.92">
                <text:p>0.92</text:p>
              </table:table-cell>
              <table:table-cell office:value-type="float" office:value="0.00333333333333333">
                <text:p>0.003333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93333333333333">
                <text:p>0.893333333333333</text:p>
              </table:table-cell>
              <table:table-cell office:value-type="float" office:value="0.896666666666667">
                <text:p>0.896666666666667</text:p>
              </table:table-cell>
              <table:table-cell office:value-type="float" office:value="0.93">
                <text:p>0.93</text:p>
              </table:table-cell>
              <table:table-cell office:value-type="float" office:value="0.906666666666667">
                <text:p>0.906666666666667</text:p>
              </table:table-cell>
              <table:table-cell office:value-type="float" office:value="0.91">
                <text:p>0.91</text:p>
              </table:table-cell>
              <table:table-cell office:value-type="float" office:value="0.936666666666667">
                <text:p>0.93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96666666666667">
                <text:p>0.896666666666667</text:p>
              </table:table-cell>
              <table:table-cell office:value-type="float" office:value="0.896666666666667">
                <text:p>0.896666666666667</text:p>
              </table:table-cell>
              <table:table-cell office:value-type="float" office:value="0.923333333333333">
                <text:p>0.923333333333333</text:p>
              </table:table-cell>
              <table:table-cell office:value-type="float" office:value="0.913333333333333">
                <text:p>0.913333333333333</text:p>
              </table:table-cell>
              <table:table-cell office:value-type="float" office:value="0.903333333333333">
                <text:p>0.903333333333333</text:p>
              </table:table-cell>
              <table:table-cell office:value-type="float" office:value="0.926666666666666">
                <text:p>0.926666666666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9">
                <text:p>0.89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2">
                <text:p>0.9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86666666666667">
                <text:p>0.886666666666667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93333333333333">
                <text:p>0.893333333333333</text:p>
              </table:table-cell>
              <table:table-cell office:value-type="float" office:value="0.93">
                <text:p>0.93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936666666666667">
                <text:p>0.936666666666667</text:p>
              </table:table-cell>
              <table:table-cell office:value-type="float" office:value="0.913333333333333">
                <text:p>0.913333333333333</text:p>
              </table:table-cell>
              <table:table-cell office:value-type="float" office:value="0.923333333333333">
                <text:p>0.92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4">
                <text:p>0.94</text:p>
              </table:table-cell>
              <table:table-cell office:value-type="float" office:value="0.926666666666666">
                <text:p>0.926666666666666</text:p>
              </table:table-cell>
              <table:table-cell office:value-type="float" office:value="0.913333333333333">
                <text:p>0.913333333333333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26666666666666">
                <text:p>0.926666666666666</text:p>
              </table:table-cell>
              <table:table-cell office:value-type="float" office:value="0.96">
                <text:p>0.96</text:p>
              </table:table-cell>
              <table:table-cell office:value-type="float" office:value="0.00333333333333333">
                <text:p>0.00333333333333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2">
                <text:p>0.92</text:p>
              </table:table-cell>
              <table:table-cell office:value-type="float" office:value="0.936666666666667">
                <text:p>0.936666666666667</text:p>
              </table:table-cell>
              <table:table-cell office:value-type="float" office:value="0.956666666666667">
                <text:p>0.956666666666667</text:p>
              </table:table-cell>
              <table:table-cell office:value-type="float" office:value="0.946666666666667">
                <text:p>0.946666666666667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5">
                <text:p>0.95</text:p>
              </table:table-cell>
              <table:table-cell office:value-type="float" office:value="0.00666666666666667">
                <text:p>0.00666666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36666666666667">
                <text:p>0.936666666666667</text:p>
              </table:table-cell>
              <table:table-cell office:value-type="float" office:value="0.923333333333333">
                <text:p>0.923333333333333</text:p>
              </table:table-cell>
              <table:table-cell office:value-type="float" office:value="0.943333333333333">
                <text:p>0.943333333333333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873333333333333">
                <text:p>0.873333333333333</text:p>
              </table:table-cell>
              <table:table-cell office:value-type="float" office:value="0.943333333333333">
                <text:p>0.943333333333333</text:p>
              </table:table-cell>
              <table:table-cell office:value-type="float" office:value="0.00666666666666667">
                <text:p>0.00666666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5">
                <text:p>0.95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953333333333333">
                <text:p>0.953333333333333</text:p>
              </table:table-cell>
              <table:table-cell office:value-type="float" office:value="0.946666666666667">
                <text:p>0.946666666666667</text:p>
              </table:table-cell>
              <table:table-cell office:value-type="float" office:value="0.886666666666667">
                <text:p>0.886666666666667</text:p>
              </table:table-cell>
              <table:table-cell office:value-type="float" office:value="0.936666666666667">
                <text:p>0.93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46666666666667">
                <text:p>0.946666666666667</text:p>
              </table:table-cell>
              <table:table-cell office:value-type="float" office:value="0.94">
                <text:p>0.94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94">
                <text:p>0.94</text:p>
              </table:table-cell>
              <table:table-cell office:value-type="float" office:value="0.93">
                <text:p>0.93</text:p>
              </table:table-cell>
              <table:table-cell office:value-type="float" office:value="0.94">
                <text:p>0.94</text:p>
              </table:table-cell>
              <table:table-cell office:value-type="float" office:value="0.00333333333333333">
                <text:p>0.003333333333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53333333333333">
                <text:p>0.953333333333333</text:p>
              </table:table-cell>
              <table:table-cell office:value-type="float" office:value="0.936666666666667">
                <text:p>0.936666666666667</text:p>
              </table:table-cell>
              <table:table-cell office:value-type="float" office:value="0.94">
                <text:p>0.94</text:p>
              </table:table-cell>
              <table:table-cell office:value-type="float" office:value="0.943333333333333">
                <text:p>0.943333333333333</text:p>
              </table:table-cell>
              <table:table-cell office:value-type="float" office:value="0.9">
                <text:p>0.9</text:p>
              </table:table-cell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26666666666666">
                <text:p>0.926666666666666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946666666666667">
                <text:p>0.946666666666667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91">
                <text:p>0.91</text:p>
              </table:table-cell>
              <table:table-cell office:value-type="float" office:value="0.926666666666666">
                <text:p>0.92666666666666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36666666666667">
                <text:p>0.936666666666667</text:p>
              </table:table-cell>
              <table:table-cell office:value-type="float" office:value="0.936666666666667">
                <text:p>0.936666666666667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956666666666667">
                <text:p>0.956666666666667</text:p>
              </table:table-cell>
              <table:table-cell office:value-type="float" office:value="0.913333333333333">
                <text:p>0.913333333333333</text:p>
              </table:table-cell>
              <table:table-cell office:value-type="float" office:value="0.94">
                <text:p>0.9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3">
                <text:p>0.93</text:p>
              </table:table-cell>
              <table:table-cell office:value-type="float" office:value="0.943333333333333">
                <text:p>0.943333333333333</text:p>
              </table:table-cell>
              <table:table-cell office:value-type="float" office:value="0.95">
                <text:p>0.95</text:p>
              </table:table-cell>
              <table:table-cell office:value-type="float" office:value="0.946666666666667">
                <text:p>0.946666666666667</text:p>
              </table:table-cell>
              <table:table-cell office:value-type="float" office:value="0.956666666666667">
                <text:p>0.95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53333333333333">
                <text:p>0.953333333333333</text:p>
              </table:table-cell>
              <table:table-cell office:value-type="float" office:value="0.96">
                <text:p>0.96</text:p>
              </table:table-cell>
              <table:table-cell office:value-type="float" office:value="0.946666666666667">
                <text:p>0.946666666666667</text:p>
              </table:table-cell>
              <table:table-cell office:value-type="float" office:value="0.95">
                <text:p>0.95</text:p>
              </table:table-cell>
              <table:table-cell office:value-type="float" office:value="0.91">
                <text:p>0.91</text:p>
              </table:table-cell>
              <table:table-cell office:value-type="float" office:value="0.943333333333333">
                <text:p>0.94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95">
                <text:p>0.95</text:p>
              </table:table-cell>
              <table:table-cell office:value-type="float" office:value="0.943333333333333">
                <text:p>0.943333333333333</text:p>
              </table:table-cell>
              <table:table-cell office:value-type="float" office:value="0.946666666666667">
                <text:p>0.946666666666667</text:p>
              </table:table-cell>
              <table:table-cell office:value-type="float" office:value="0.926666666666666">
                <text:p>0.926666666666666</text:p>
              </table:table-cell>
              <table:table-cell office:value-type="float" office:value="0.926666666666666">
                <text:p>0.926666666666666</text:p>
              </table:table-cell>
              <table:table-cell office:value-type="float" office:value="0.00666666666666667">
                <text:p>0.00666666666666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4">
                <text:p>0.94</text:p>
              </table:table-cell>
              <table:table-cell office:value-type="float" office:value="0.95">
                <text:p>0.95</text:p>
              </table:table-cell>
              <table:table-cell office:value-type="float" office:value="0.946666666666667">
                <text:p>0.946666666666667</text:p>
              </table:table-cell>
              <table:table-cell office:value-type="float" office:value="0.96">
                <text:p>0.96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92">
                <text:p>0.92</text:p>
              </table:table-cell>
              <table:table-cell office:value-type="float" office:value="0.00333333333333333">
                <text:p>0.0033333333333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953333333333333">
                <text:p>0.953333333333333</text:p>
              </table:table-cell>
              <table:table-cell office:value-type="float" office:value="0.96">
                <text:p>0.96</text:p>
              </table:table-cell>
              <table:table-cell office:value-type="float" office:value="0.956666666666667">
                <text:p>0.956666666666667</text:p>
              </table:table-cell>
              <table:table-cell office:value-type="float" office:value="0.913333333333333">
                <text:p>0.913333333333333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963333333333333">
                <text:p>0.963333333333333</text:p>
              </table:table-cell>
              <table:table-cell office:value-type="float" office:value="0.97">
                <text:p>0.97</text:p>
              </table:table-cell>
              <table:table-cell office:value-type="float" office:value="0.943333333333333">
                <text:p>0.943333333333333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53333333333333">
                <text:p>0.953333333333333</text:p>
              </table:table-cell>
              <table:table-cell office:value-type="float" office:value="0.943333333333333">
                <text:p>0.943333333333333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0.94">
                <text:p>0.94</text:p>
              </table:table-cell>
              <table:table-cell office:value-type="float" office:value="0.97">
                <text:p>0.97</text:p>
              </table:table-cell>
              <table:table-cell office:value-type="float" office:value="0.00333333333333333">
                <text:p>0.00333333333333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956666666666667">
                <text:p>0.956666666666667</text:p>
              </table:table-cell>
              <table:table-cell office:value-type="float" office:value="0.963333333333333">
                <text:p>0.963333333333333</text:p>
              </table:table-cell>
              <table:table-cell office:value-type="float" office:value="0.95">
                <text:p>0.95</text:p>
              </table:table-cell>
              <table:table-cell office:value-type="float" office:value="0.946666666666667">
                <text:p>0.94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96">
                <text:p>0.96</text:p>
              </table:table-cell>
              <table:table-cell office:value-type="float" office:value="0.953333333333333">
                <text:p>0.953333333333333</text:p>
              </table:table-cell>
              <table:table-cell office:value-type="float" office:value="0.97">
                <text:p>0.97</text:p>
              </table:table-cell>
              <table:table-cell office:value-type="float" office:value="0.946666666666667">
                <text:p>0.946666666666667</text:p>
              </table:table-cell>
              <table:table-cell office:value-type="float" office:value="0.94">
                <text:p>0.94</text:p>
              </table:table-cell>
              <table:table-cell office:value-type="float" office:value="0.00333333333333333">
                <text:p>0.0033333333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53333333333333">
                <text:p>0.953333333333333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94">
                <text:p>0.94</text:p>
              </table:table-cell>
              <table:table-cell office:value-type="float" office:value="0.96">
                <text:p>0.9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95">
                <text:p>0.95</text:p>
              </table:table-cell>
              <table:table-cell office:value-type="float" office:value="0.98">
                <text:p>0.98</text:p>
              </table:table-cell>
              <table:table-cell office:value-type="float" office:value="0.956666666666667">
                <text:p>0.956666666666667</text:p>
              </table:table-cell>
              <table:table-cell office:value-type="float" office:value="0.94">
                <text:p>0.94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63333333333333">
                <text:p>0.963333333333333</text:p>
              </table:table-cell>
              <table:table-cell office:value-type="float" office:value="0.963333333333333">
                <text:p>0.963333333333333</text:p>
              </table:table-cell>
              <table:table-cell office:value-type="float" office:value="0.97">
                <text:p>0.97</text:p>
              </table:table-cell>
              <table:table-cell office:value-type="float" office:value="0.956666666666667">
                <text:p>0.956666666666667</text:p>
              </table:table-cell>
              <table:table-cell office:value-type="float" office:value="0.963333333333333">
                <text:p>0.96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6">
                <text:p>0.96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6">
                <text:p>0.96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98">
                <text:p>0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936666666666667">
                <text:p>0.936666666666667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53333333333333">
                <text:p>0.953333333333333</text:p>
              </table:table-cell>
              <table:table-cell office:value-type="float" office:value="0.97">
                <text:p>0.97</text:p>
              </table:table-cell>
              <table:table-cell office:value-type="float" office:value="0.00666666666666667">
                <text:p>0.006666666666666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8">
                <text:p>0.98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56666666666667">
                <text:p>0.956666666666667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36666666666667">
                <text:p>0.936666666666667</text:p>
              </table:table-cell>
              <table:table-cell office:value-type="float" office:value="0.97">
                <text:p>0.9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63333333333333">
                <text:p>0.963333333333333</text:p>
              </table:table-cell>
              <table:table-cell office:value-type="float" office:value="0.97">
                <text:p>0.97</text:p>
              </table:table-cell>
              <table:table-cell office:value-type="float" office:value="0.963333333333333">
                <text:p>0.963333333333333</text:p>
              </table:table-cell>
              <table:table-cell office:value-type="float" office:value="0.97">
                <text:p>0.97</text:p>
              </table:table-cell>
              <table:table-cell office:value-type="float" office:value="0.946666666666667">
                <text:p>0.946666666666667</text:p>
              </table:table-cell>
              <table:table-cell office:value-type="float" office:value="0.96">
                <text:p>0.96</text:p>
              </table:table-cell>
              <table:table-cell office:value-type="float" office:value="0.00333333333333333">
                <text:p>0.003333333333333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946666666666667">
                <text:p>0.946666666666667</text:p>
              </table:table-cell>
              <table:table-cell office:value-type="float" office:value="0.95">
                <text:p>0.95</text:p>
              </table:table-cell>
              <table:table-cell office:value-type="float" office:value="0.946666666666667">
                <text:p>0.946666666666667</text:p>
              </table:table-cell>
              <table:table-cell office:value-type="float" office:value="0.97">
                <text:p>0.9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63333333333333">
                <text:p>0.963333333333333</text:p>
              </table:table-cell>
              <table:table-cell office:value-type="float" office:value="0.94">
                <text:p>0.94</text:p>
              </table:table-cell>
              <table:table-cell office:value-type="float" office:value="0.963333333333333">
                <text:p>0.963333333333333</text:p>
              </table:table-cell>
              <table:table-cell office:value-type="float" office:value="0.956666666666667">
                <text:p>0.956666666666667</text:p>
              </table:table-cell>
              <table:table-cell office:value-type="float" office:value="0.95">
                <text:p>0.95</text:p>
              </table:table-cell>
              <table:table-cell office:value-type="float" office:value="0.956666666666667">
                <text:p>0.95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0266666666666667">
                <text:p>0.02666666666666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8">
                <text:p>0.98</text:p>
              </table:table-cell>
              <table:table-cell office:value-type="float" office:value="0.97">
                <text:p>0.97</text:p>
              </table:table-cell>
              <table:table-cell office:value-type="float" office:value="0.98">
                <text:p>0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43333333333333">
                <text:p>0.943333333333333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96">
                <text:p>0.96</text:p>
              </table:table-cell>
              <table:table-cell office:value-type="float" office:value="0.946666666666667">
                <text:p>0.946666666666667</text:p>
              </table:table-cell>
              <table:table-cell office:value-type="float" office:value="0.97">
                <text:p>0.97</text:p>
              </table:table-cell>
              <table:table-cell office:value-type="float" office:value="0.0133333333333333">
                <text:p>0.0133333333333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7">
                <text:p>0.97</text:p>
              </table:table-cell>
              <table:table-cell office:value-type="float" office:value="0.956666666666667">
                <text:p>0.956666666666667</text:p>
              </table:table-cell>
              <table:table-cell office:value-type="float" office:value="0.956666666666667">
                <text:p>0.95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97">
                <text:p>0.97</text:p>
              </table:table-cell>
              <table:table-cell office:value-type="float" office:value="0.98">
                <text:p>0.98</text:p>
              </table:table-cell>
              <table:table-cell office:value-type="float" office:value="0.96">
                <text:p>0.96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0.00333333333333333">
                <text:p>0.003333333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7">
                <text:p>0.97</text:p>
              </table:table-cell>
              <table:table-cell office:value-type="float" office:value="0.99">
                <text:p>0.99</text:p>
              </table:table-cell>
              <table:table-cell office:value-type="float" office:value="0.963333333333333">
                <text:p>0.963333333333333</text:p>
              </table:table-cell>
              <table:table-cell office:value-type="float" office:value="0.97">
                <text:p>0.97</text:p>
              </table:table-cell>
              <table:table-cell office:value-type="float" office:value="0.963333333333333">
                <text:p>0.963333333333333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0166666666666667">
                <text:p>0.01666666666666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46666666666667">
                <text:p>0.946666666666667</text:p>
              </table:table-cell>
              <table:table-cell office:value-type="float" office:value="0.97">
                <text:p>0.97</text:p>
              </table:table-cell>
              <table:table-cell office:value-type="float" office:value="0.96">
                <text:p>0.96</text:p>
              </table:table-cell>
              <table:table-cell office:value-type="float" office:value="0.98">
                <text:p>0.98</text:p>
              </table:table-cell>
              <table:table-cell office:value-type="float" office:value="0.946666666666667">
                <text:p>0.946666666666667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00666666666666667">
                <text:p>0.00666666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63333333333333">
                <text:p>0.963333333333333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9">
                <text:p>0.99</text:p>
              </table:table-cell>
              <table:table-cell office:value-type="float" office:value="0.953333333333333">
                <text:p>0.953333333333333</text:p>
              </table:table-cell>
              <table:table-cell office:value-type="float" office:value="0.946666666666667">
                <text:p>0.94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53333333333333">
                <text:p>0.953333333333333</text:p>
              </table:table-cell>
              <table:table-cell office:value-type="float" office:value="0.98">
                <text:p>0.98</text:p>
              </table:table-cell>
              <table:table-cell office:value-type="float" office:value="0.943333333333333">
                <text:p>0.943333333333333</text:p>
              </table:table-cell>
              <table:table-cell office:value-type="float" office:value="0.97">
                <text:p>0.97</text:p>
              </table:table-cell>
              <table:table-cell office:value-type="float" office:value="0.943333333333333">
                <text:p>0.943333333333333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00333333333333333">
                <text:p>0.00333333333333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4">
                <text:p>0.94</text:p>
              </table:table-cell>
              <table:table-cell office:value-type="float" office:value="0.963333333333333">
                <text:p>0.963333333333333</text:p>
              </table:table-cell>
              <table:table-cell office:value-type="float" office:value="0.963333333333333">
                <text:p>0.963333333333333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0.946666666666667">
                <text:p>0.946666666666667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63333333333333">
                <text:p>0.963333333333333</text:p>
              </table:table-cell>
              <table:table-cell office:value-type="float" office:value="0.98">
                <text:p>0.98</text:p>
              </table:table-cell>
              <table:table-cell office:value-type="float" office:value="0.99">
                <text:p>0.99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0.99">
                <text:p>0.9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0.97">
                <text:p>0.97</text:p>
              </table:table-cell>
              <table:table-cell office:value-type="float" office:value="0.963333333333333">
                <text:p>0.963333333333333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00333333333333333">
                <text:p>0.00333333333333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53333333333333">
                <text:p>0.953333333333333</text:p>
              </table:table-cell>
              <table:table-cell office:value-type="float" office:value="0.963333333333333">
                <text:p>0.963333333333333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3">
                <text:p>0.93</text:p>
              </table:table-cell>
              <table:table-cell office:value-type="float" office:value="0.98">
                <text:p>0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63333333333333">
                <text:p>0.963333333333333</text:p>
              </table:table-cell>
              <table:table-cell office:value-type="float" office:value="0.97">
                <text:p>0.97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0.963333333333333">
                <text:p>0.963333333333333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956666666666667">
                <text:p>0.956666666666667</text:p>
              </table:table-cell>
              <table:table-cell office:value-type="float" office:value="0.00666666666666667">
                <text:p>0.006666666666666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96">
                <text:p>0.96</text:p>
              </table:table-cell>
              <table:table-cell office:value-type="float" office:value="0.94">
                <text:p>0.94</text:p>
              </table:table-cell>
              <table:table-cell office:value-type="float" office:value="0.97">
                <text:p>0.97</text:p>
              </table:table-cell>
              <table:table-cell office:value-type="float" office:value="0.0133333333333333">
                <text:p>0.0133333333333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7">
                <text:p>0.97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0.97">
                <text:p>0.97</text:p>
              </table:table-cell>
              <table:table-cell office:value-type="float" office:value="0.956666666666667">
                <text:p>0.956666666666667</text:p>
              </table:table-cell>
              <table:table-cell office:value-type="float" office:value="0.96">
                <text:p>0.96</text:p>
              </table:table-cell>
              <table:table-cell office:value-type="float" office:value="0.00666666666666667">
                <text:p>0.006666666666666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8">
                <text:p>0.98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7">
                <text:p>0.97</text:p>
              </table:table-cell>
              <table:table-cell office:value-type="float" office:value="0.943333333333333">
                <text:p>0.943333333333333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0.00666666666666667">
                <text:p>0.006666666666666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53333333333333">
                <text:p>0.953333333333333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7">
                <text:p>0.97</text:p>
              </table:table-cell>
              <table:table-cell office:value-type="float" office:value="0.963333333333333">
                <text:p>0.963333333333333</text:p>
              </table:table-cell>
              <table:table-cell office:value-type="float" office:value="0.95">
                <text:p>0.95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7">
                <text:p>0.97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953333333333333">
                <text:p>0.953333333333333</text:p>
              </table:table-cell>
              <table:table-cell office:value-type="float" office:value="0.956666666666667">
                <text:p>0.956666666666667</text:p>
              </table:table-cell>
              <table:table-cell office:value-type="float" office:value="0.96">
                <text:p>0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963333333333333">
                <text:p>0.963333333333333</text:p>
              </table:table-cell>
              <table:table-cell office:value-type="float" office:value="0.97">
                <text:p>0.97</text:p>
              </table:table-cell>
              <table:table-cell office:value-type="float" office:value="0.96">
                <text:p>0.96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96">
                <text:p>0.96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0.98">
                <text:p>0.98</text:p>
              </table:table-cell>
              <table:table-cell office:value-type="float" office:value="0.946666666666667">
                <text:p>0.946666666666667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8">
                <text:p>0.98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0.97">
                <text:p>0.97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00333333333333333">
                <text:p>0.003333333333333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8">
                <text:p>0.98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0133333333333333">
                <text:p>0.01333333333333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7">
                <text:p>0.97</text:p>
              </table:table-cell>
              <table:table-cell office:value-type="float" office:value="0.963333333333333">
                <text:p>0.963333333333333</text:p>
              </table:table-cell>
              <table:table-cell office:value-type="float" office:value="0.99">
                <text:p>0.99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00333333333333333">
                <text:p>0.003333333333333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963333333333333">
                <text:p>0.963333333333333</text:p>
              </table:table-cell>
              <table:table-cell office:value-type="float" office:value="0.0166666666666667">
                <text:p>0.01666666666666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8">
                <text:p>0.98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8">
                <text:p>0.98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56666666666667">
                <text:p>0.956666666666667</text:p>
              </table:table-cell>
              <table:table-cell office:value-type="float" office:value="0.95">
                <text:p>0.95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7">
                <text:p>0.97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00666666666666667">
                <text:p>0.006666666666666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7">
                <text:p>0.97</text:p>
              </table:table-cell>
              <table:table-cell office:value-type="float" office:value="0.98">
                <text:p>0.98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5">
                <text:p>0.95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0166666666666667">
                <text:p>0.0166666666666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7">
                <text:p>0.97</text:p>
              </table:table-cell>
              <table:table-cell office:value-type="float" office:value="0.98">
                <text:p>0.98</text:p>
              </table:table-cell>
              <table:table-cell office:value-type="float" office:value="0.00666666666666667">
                <text:p>0.006666666666666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9">
                <text:p>0.99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8">
                <text:p>0.98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6">
                <text:p>0.96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9">
                <text:p>0.99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8">
                <text:p>0.98</text:p>
              </table:table-cell>
              <table:table-cell office:value-type="float" office:value="0.0266666666666667">
                <text:p>0.02666666666666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8">
                <text:p>0.98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8">
                <text:p>0.98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9">
                <text:p>0.99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0.98">
                <text:p>0.98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8">
                <text:p>0.98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0.0266666666666667">
                <text:p>0.02666666666666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0.963333333333333">
                <text:p>0.963333333333333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00333333333333333">
                <text:p>0.003333333333333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0.98">
                <text:p>0.98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0133333333333333">
                <text:p>0.01333333333333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9">
                <text:p>0.99</text:p>
              </table:table-cell>
              <table:table-cell office:value-type="float" office:value="0.956666666666667">
                <text:p>0.956666666666667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9">
                <text:p>0.9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98">
                <text:p>0.98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00666666666666667">
                <text:p>0.006666666666666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963333333333333">
                <text:p>0.963333333333333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98">
                <text:p>0.98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0.97">
                <text:p>0.97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63333333333333">
                <text:p>0.963333333333333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00666666666666667">
                <text:p>0.006666666666666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00333333333333333">
                <text:p>0.0033333333333333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8">
                <text:p>0.98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0266666666666667">
                <text:p>0.02666666666666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7">
                <text:p>0.97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7">
                <text:p>0.97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00666666666666667">
                <text:p>0.006666666666666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8">
                <text:p>0.98</text:p>
              </table:table-cell>
              <table:table-cell office:value-type="float" office:value="0.00666666666666667">
                <text:p>0.006666666666666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53333333333333">
                <text:p>0.953333333333333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6">
                <text:p>0.96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9">
                <text:p>0.99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9">
                <text:p>0.99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7">
                <text:p>0.97</text:p>
              </table:table-cell>
              <table:table-cell office:value-type="float" office:value="0.98">
                <text:p>0.9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99">
                <text:p>0.99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9">
                <text:p>0.99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63333333333333">
                <text:p>0.963333333333333</text:p>
              </table:table-cell>
              <table:table-cell office:value-type="float" office:value="0.99">
                <text:p>0.99</text:p>
              </table:table-cell>
              <table:table-cell office:value-type="float" office:value="0.00333333333333333">
                <text:p>0.003333333333333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8">
                <text:p>0.98</text:p>
              </table:table-cell>
              <table:table-cell office:value-type="float" office:value="0.99">
                <text:p>0.99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0466666666666667">
                <text:p>0.04666666666666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9">
                <text:p>0.99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9">
                <text:p>0.99</text:p>
              </table:table-cell>
              <table:table-cell office:value-type="float" office:value="0.953333333333333">
                <text:p>0.953333333333333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00666666666666667">
                <text:p>0.006666666666666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63333333333333">
                <text:p>0.963333333333333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8">
                <text:p>0.98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9">
                <text:p>0.99</text:p>
              </table:table-cell>
              <table:table-cell office:value-type="float" office:value="0.953333333333333">
                <text:p>0.953333333333333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0133333333333333">
                <text:p>0.01333333333333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1">
                <text:p>1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0266666666666667">
                <text:p>0.02666666666666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7">
                <text:p>0.97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0266666666666667">
                <text:p>0.02666666666666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9">
                <text:p>0.99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0.98">
                <text:p>0.9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7">
                <text:p>0.97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1">
                <text:p>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9">
                <text:p>0.99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0.99">
                <text:p>0.99</text:p>
              </table:table-cell>
              <table:table-cell office:value-type="float" office:value="0.00666666666666667">
                <text:p>0.006666666666666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8">
                <text:p>0.98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0233333333333333">
                <text:p>0.02333333333333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9">
                <text:p>0.99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0233333333333333">
                <text:p>0.02333333333333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8">
                <text:p>0.98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8">
                <text:p>0.98</text:p>
              </table:table-cell>
              <table:table-cell office:value-type="float" office:value="0.0366666666666667">
                <text:p>0.03666666666666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8">
                <text:p>0.98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9">
                <text:p>0.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8">
                <text:p>0.98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7">
                <text:p>0.97</text:p>
              </table:table-cell>
              <table:table-cell office:value-type="float" office:value="0.99">
                <text:p>0.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8">
                <text:p>0.98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8">
                <text:p>0.98</text:p>
              </table:table-cell>
              <table:table-cell office:value-type="float" office:value="0.96">
                <text:p>0.96</text:p>
              </table:table-cell>
              <table:table-cell office:value-type="float" office:value="0.99">
                <text:p>0.99</text:p>
              </table:table-cell>
              <table:table-cell office:value-type="float" office:value="0.0133333333333333">
                <text:p>0.01333333333333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63333333333333">
                <text:p>0.963333333333333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99">
                <text:p>0.99</text:p>
              </table:table-cell>
              <table:table-cell office:value-type="float" office:value="0.0433333333333333">
                <text:p>0.04333333333333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99">
                <text:p>0.99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8">
                <text:p>0.98</text:p>
              </table:table-cell>
              <table:table-cell office:value-type="float" office:value="0.99">
                <text:p>0.99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9">
                <text:p>0.99</text:p>
              </table:table-cell>
              <table:table-cell office:value-type="float" office:value="0.0366666666666667">
                <text:p>0.03666666666666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96">
                <text:p>0.96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98">
                <text:p>0.98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0266666666666667">
                <text:p>0.02666666666666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5">
                <text:p>0.95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0366666666666667">
                <text:p>0.03666666666666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7">
                <text:p>0.97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63333333333333">
                <text:p>0.963333333333333</text:p>
              </table:table-cell>
              <table:table-cell office:value-type="float" office:value="0.98">
                <text:p>0.98</text:p>
              </table:table-cell>
              <table:table-cell office:value-type="float" office:value="0.0166666666666667">
                <text:p>0.01666666666666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0.99">
                <text:p>0.99</text:p>
              </table:table-cell>
              <table:table-cell office:value-type="float" office:value="0.00333333333333333">
                <text:p>0.003333333333333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9">
                <text:p>0.99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8">
                <text:p>0.98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00666666666666667">
                <text:p>0.006666666666666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1">
                <text:p>1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6">
                <text:p>0.96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0.97">
                <text:p>0.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9">
                <text:p>0.99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00333333333333333">
                <text:p>0.003333333333333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9">
                <text:p>0.99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1">
                <text:p>1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8">
                <text:p>0.98</text:p>
              </table:table-cell>
              <table:table-cell office:value-type="float" office:value="0.00333333333333333">
                <text:p>0.0033333333333333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9">
                <text:p>0.99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0.00333333333333333">
                <text:p>0.003333333333333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98">
                <text:p>0.98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00333333333333333">
                <text:p>0.003333333333333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9">
                <text:p>0.99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0.99">
                <text:p>0.99</text:p>
              </table:table-cell>
              <table:table-cell office:value-type="float" office:value="0.0233333333333333">
                <text:p>0.02333333333333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99">
                <text:p>0.99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98">
                <text:p>0.98</text:p>
              </table:table-cell>
              <table:table-cell office:value-type="float" office:value="0.99">
                <text:p>0.99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99">
                <text:p>0.99</text:p>
              </table:table-cell>
              <table:table-cell office:value-type="float" office:value="0.00333333333333333">
                <text:p>0.003333333333333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1">
                <text:p>1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0166666666666667">
                <text:p>0.01666666666666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0.99">
                <text:p>0.99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00666666666666667">
                <text:p>0.006666666666666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7">
                <text:p>0.97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8">
                <text:p>0.98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9">
                <text:p>0.99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97">
                <text:p>0.97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1">
                <text:p>1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0766666666666667">
                <text:p>0.07666666666666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1">
                <text:p>1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1">
                <text:p>1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0133333333333333">
                <text:p>0.013333333333333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1">
                <text:p>1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9">
                <text:p>0.99</text:p>
              </table:table-cell>
              <table:table-cell office:value-type="float" office:value="0.0533333333333333">
                <text:p>0.05333333333333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9">
                <text:p>0.99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0.97">
                <text:p>0.97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00666666666666667">
                <text:p>0.006666666666666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98">
                <text:p>0.98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0233333333333333">
                <text:p>0.02333333333333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8">
                <text:p>0.98</text:p>
              </table:table-cell>
              <table:table-cell office:value-type="float" office:value="0.99">
                <text:p>0.99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0.0566666666666667">
                <text:p>0.05666666666666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8">
                <text:p>0.98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00333333333333333">
                <text:p>0.003333333333333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9">
                <text:p>0.99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63333333333333">
                <text:p>0.963333333333333</text:p>
              </table:table-cell>
              <table:table-cell office:value-type="float" office:value="0.98">
                <text:p>0.98</text:p>
              </table:table-cell>
              <table:table-cell office:value-type="float" office:value="0.0166666666666667">
                <text:p>0.01666666666666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9">
                <text:p>0.99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1">
                <text:p>1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8">
                <text:p>0.98</text:p>
              </table:table-cell>
              <table:table-cell office:value-type="float" office:value="0.0766666666666667">
                <text:p>0.076666666666666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1">
                <text:p>1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0233333333333333">
                <text:p>0.02333333333333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1">
                <text:p>1</text:p>
              </table:table-cell>
              <table:table-cell office:value-type="float" office:value="0.97">
                <text:p>0.97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98">
                <text:p>0.98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9">
                <text:p>0.9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9">
                <text:p>0.99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97">
                <text:p>0.97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98">
                <text:p>0.98</text:p>
              </table:table-cell>
              <table:table-cell office:value-type="float" office:value="0.99">
                <text:p>0.99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7">
                <text:p>0.97</text:p>
              </table:table-cell>
              <table:table-cell office:value-type="float" office:value="0.00666666666666667">
                <text:p>0.0066666666666666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0.0233333333333333">
                <text:p>0.02333333333333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99">
                <text:p>0.99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1">
                <text:p>1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0233333333333333">
                <text:p>0.023333333333333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9">
                <text:p>0.99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9">
                <text:p>0.99</text:p>
              </table:table-cell>
              <table:table-cell office:value-type="float" office:value="0.0433333333333333">
                <text:p>0.04333333333333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98">
                <text:p>0.98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99">
                <text:p>0.99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9">
                <text:p>0.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0.00666666666666667">
                <text:p>0.006666666666666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7">
                <text:p>0.97</text:p>
              </table:table-cell>
              <table:table-cell office:value-type="float" office:value="0.97">
                <text:p>0.97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98">
                <text:p>0.98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00666666666666667">
                <text:p>0.006666666666666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7">
                <text:p>0.97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0.0966666666666667">
                <text:p>0.096666666666666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0.99">
                <text:p>0.99</text:p>
              </table:table-cell>
              <table:table-cell office:value-type="float" office:value="0.0233333333333333">
                <text:p>0.02333333333333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0.96">
                <text:p>0.96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00333333333333333">
                <text:p>0.0033333333333333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99">
                <text:p>0.99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00333333333333333">
                <text:p>0.0033333333333333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97">
                <text:p>0.97</text:p>
              </table:table-cell>
              <table:table-cell office:value-type="float" office:value="0.963333333333333">
                <text:p>0.963333333333333</text:p>
              </table:table-cell>
              <table:table-cell office:value-type="float" office:value="0.99">
                <text:p>0.99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00666666666666667">
                <text:p>0.0066666666666666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56666666666667">
                <text:p>0.956666666666667</text:p>
              </table:table-cell>
              <table:table-cell office:value-type="float" office:value="0.943333333333333">
                <text:p>0.943333333333333</text:p>
              </table:table-cell>
              <table:table-cell office:value-type="float" office:value="0.99">
                <text:p>0.99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53333333333333">
                <text:p>0.95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6">
                <text:p>0.96</text:p>
              </table:table-cell>
              <table:table-cell office:value-type="float" office:value="0.953333333333333">
                <text:p>0.953333333333333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53333333333333">
                <text:p>0.953333333333333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9">
                <text:p>0.99</text:p>
              </table:table-cell>
              <table:table-cell office:value-type="float" office:value="0.97">
                <text:p>0.97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53333333333333">
                <text:p>0.953333333333333</text:p>
              </table:table-cell>
              <table:table-cell office:value-type="float" office:value="0.00333333333333333">
                <text:p>0.003333333333333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9">
                <text:p>0.99</text:p>
              </table:table-cell>
              <table:table-cell office:value-type="float" office:value="0.97">
                <text:p>0.97</text:p>
              </table:table-cell>
              <table:table-cell office:value-type="float" office:value="0.97">
                <text:p>0.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7">
                <text:p>0.97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1">
                <text:p>1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9">
                <text:p>0.99</text:p>
              </table:table-cell>
              <table:table-cell office:value-type="float" office:value="0.00333333333333333">
                <text:p>0.003333333333333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99">
                <text:p>0.99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00333333333333333">
                <text:p>0.0033333333333333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5">
                <text:p>0.95</text:p>
              </table:table-cell>
              <table:table-cell office:value-type="float" office:value="0.99">
                <text:p>0.99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7">
                <text:p>0.97</text:p>
              </table:table-cell>
              <table:table-cell office:value-type="float" office:value="0.00333333333333333">
                <text:p>0.0033333333333333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53333333333333">
                <text:p>0.953333333333333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7">
                <text:p>0.97</text:p>
              </table:table-cell>
              <table:table-cell office:value-type="float" office:value="0.0133333333333333">
                <text:p>0.013333333333333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7">
                <text:p>0.97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00333333333333333">
                <text:p>0.0033333333333333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9">
                <text:p>0.99</text:p>
              </table:table-cell>
              <table:table-cell office:value-type="float" office:value="0.953333333333333">
                <text:p>0.953333333333333</text:p>
              </table:table-cell>
              <table:table-cell office:value-type="float" office:value="0.96">
                <text:p>0.96</text:p>
              </table:table-cell>
              <table:table-cell office:value-type="float" office:value="0.00333333333333333">
                <text:p>0.0033333333333333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963333333333333">
                <text:p>0.963333333333333</text:p>
              </table:table-cell>
              <table:table-cell office:value-type="float" office:value="0.963333333333333">
                <text:p>0.963333333333333</text:p>
              </table:table-cell>
              <table:table-cell office:value-type="float" office:value="0.98">
                <text:p>0.98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53333333333333">
                <text:p>0.95333333333333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6">
                <text:p>0.96</text:p>
              </table:table-cell>
              <table:table-cell office:value-type="float" office:value="0.98">
                <text:p>0.98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6">
                <text:p>0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956666666666667">
                <text:p>0.956666666666667</text:p>
              </table:table-cell>
              <table:table-cell office:value-type="float" office:value="0.956666666666667">
                <text:p>0.956666666666667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6">
                <text:p>0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98">
                <text:p>0.98</text:p>
              </table:table-cell>
              <table:table-cell office:value-type="float" office:value="0.943333333333333">
                <text:p>0.943333333333333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63333333333333">
                <text:p>0.96333333333333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943333333333333">
                <text:p>0.943333333333333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1">
                <text:p>1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43333333333333">
                <text:p>0.94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97">
                <text:p>0.97</text:p>
              </table:table-cell>
              <table:table-cell office:value-type="float" office:value="0.953333333333333">
                <text:p>0.953333333333333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56666666666667">
                <text:p>0.956666666666667</text:p>
              </table:table-cell>
              <table:table-cell office:value-type="float" office:value="0.00333333333333333">
                <text:p>0.0033333333333333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97">
                <text:p>0.97</text:p>
              </table:table-cell>
              <table:table-cell office:value-type="float" office:value="0.94">
                <text:p>0.94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1">
                <text:p>1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0.96">
                <text:p>0.96</text:p>
              </table:table-cell>
              <table:table-cell office:value-type="float" office:value="0.00333333333333333">
                <text:p>0.0033333333333333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0.946666666666667">
                <text:p>0.946666666666667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1">
                <text:p>1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7">
                <text:p>0.97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1">
                <text:p>1</text:p>
              </table:table-cell>
              <table:table-cell office:value-type="float" office:value="0.97">
                <text:p>0.97</text:p>
              </table:table-cell>
              <table:table-cell office:value-type="float" office:value="0.963333333333333">
                <text:p>0.96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96">
                <text:p>0.96</text:p>
              </table:table-cell>
              <table:table-cell office:value-type="float" office:value="0.963333333333333">
                <text:p>0.963333333333333</text:p>
              </table:table-cell>
              <table:table-cell office:value-type="float" office:value="0.97">
                <text:p>0.97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96">
                <text:p>0.96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63333333333333">
                <text:p>0.963333333333333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97">
                <text:p>0.97</text:p>
              </table:table-cell>
              <table:table-cell office:value-type="float" office:value="0.946666666666667">
                <text:p>0.946666666666667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99">
                <text:p>0.99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8">
                <text:p>0.9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5">
                <text:p>0.95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97">
                <text:p>0.97</text:p>
              </table:table-cell>
              <table:table-cell office:value-type="float" office:value="0.96">
                <text:p>0.96</text:p>
              </table:table-cell>
              <table:table-cell office:value-type="float" office:value="0.0166666666666667">
                <text:p>0.016666666666666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97">
                <text:p>0.97</text:p>
              </table:table-cell>
              <table:table-cell office:value-type="float" office:value="0.926666666666666">
                <text:p>0.926666666666666</text:p>
              </table:table-cell>
              <table:table-cell office:value-type="float" office:value="0.99">
                <text:p>0.99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53333333333333">
                <text:p>0.95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943333333333333">
                <text:p>0.943333333333333</text:p>
              </table:table-cell>
              <table:table-cell office:value-type="float" office:value="1">
                <text:p>1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6">
                <text:p>0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99">
                <text:p>0.99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56666666666667">
                <text:p>0.956666666666667</text:p>
              </table:table-cell>
              <table:table-cell office:value-type="float" office:value="0.0133333333333333">
                <text:p>0.013333333333333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95">
                <text:p>0.95</text:p>
              </table:table-cell>
              <table:table-cell office:value-type="float" office:value="0.92">
                <text:p>0.92</text:p>
              </table:table-cell>
              <table:table-cell office:value-type="float" office:value="0.99">
                <text:p>0.99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8">
                <text:p>0.98</text:p>
              </table:table-cell>
              <table:table-cell office:value-type="float" office:value="0.97">
                <text:p>0.97</text:p>
              </table:table-cell>
              <table:table-cell office:value-type="float" office:value="0.00666666666666667">
                <text:p>0.0066666666666666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5">
                <text:p>0.95</text:p>
              </table:table-cell>
              <table:table-cell office:value-type="float" office:value="0.00333333333333333">
                <text:p>0.0033333333333333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963333333333333">
                <text:p>0.963333333333333</text:p>
              </table:table-cell>
              <table:table-cell office:value-type="float" office:value="0.946666666666667">
                <text:p>0.946666666666667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97">
                <text:p>0.97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95">
                <text:p>0.9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0266666666666667">
                <text:p>0.026666666666666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963333333333333">
                <text:p>0.963333333333333</text:p>
              </table:table-cell>
              <table:table-cell office:value-type="float" office:value="0.93">
                <text:p>0.93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1">
                <text:p>1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7">
                <text:p>0.97</text:p>
              </table:table-cell>
              <table:table-cell office:value-type="float" office:value="0.00333333333333333">
                <text:p>0.0033333333333333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98">
                <text:p>0.98</text:p>
              </table:table-cell>
              <table:table-cell office:value-type="float" office:value="0.92">
                <text:p>0.9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56666666666667">
                <text:p>0.956666666666667</text:p>
              </table:table-cell>
              <table:table-cell office:value-type="float" office:value="0.00666666666666667">
                <text:p>0.0066666666666666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956666666666667">
                <text:p>0.956666666666667</text:p>
              </table:table-cell>
              <table:table-cell office:value-type="float" office:value="0.943333333333333">
                <text:p>0.943333333333333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99">
                <text:p>0.99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0.97">
                <text:p>0.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3">
                <text:p>0.93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98">
                <text:p>0.98</text:p>
              </table:table-cell>
              <table:table-cell office:value-type="float" office:value="0.963333333333333">
                <text:p>0.963333333333333</text:p>
              </table:table-cell>
              <table:table-cell office:value-type="float" office:value="0.00666666666666667">
                <text:p>0.0066666666666666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6">
                <text:p>0.96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1">
                <text:p>1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0.00333333333333333">
                <text:p>0.0033333333333333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97">
                <text:p>0.97</text:p>
              </table:table-cell>
              <table:table-cell office:value-type="float" office:value="0.956666666666667">
                <text:p>0.956666666666667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1">
                <text:p>1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0133333333333333">
                <text:p>0.013333333333333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956666666666667">
                <text:p>0.956666666666667</text:p>
              </table:table-cell>
              <table:table-cell office:value-type="float" office:value="0.94">
                <text:p>0.94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96">
                <text:p>0.96</text:p>
              </table:table-cell>
              <table:table-cell office:value-type="float" office:value="0.97">
                <text:p>0.97</text:p>
              </table:table-cell>
              <table:table-cell office:value-type="float" office:value="0.00333333333333333">
                <text:p>0.0033333333333333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96">
                <text:p>0.96</text:p>
              </table:table-cell>
              <table:table-cell office:value-type="float" office:value="0.93">
                <text:p>0.93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1">
                <text:p>1</text:p>
              </table:table-cell>
              <table:table-cell office:value-type="float" office:value="0.97">
                <text:p>0.97</text:p>
              </table:table-cell>
              <table:table-cell office:value-type="float" office:value="0.943333333333333">
                <text:p>0.94333333333333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97">
                <text:p>0.97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1">
                <text:p>1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7">
                <text:p>0.97</text:p>
              </table:table-cell>
              <table:table-cell office:value-type="float" office:value="0.00666666666666667">
                <text:p>0.0066666666666666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99">
                <text:p>0.99</text:p>
              </table:table-cell>
              <table:table-cell office:value-type="float" office:value="0.936666666666667">
                <text:p>0.936666666666667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1">
                <text:p>1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6">
                <text:p>0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96">
                <text:p>0.96</text:p>
              </table:table-cell>
              <table:table-cell office:value-type="float" office:value="0.953333333333333">
                <text:p>0.953333333333333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1">
                <text:p>1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7">
                <text:p>0.97</text:p>
              </table:table-cell>
              <table:table-cell office:value-type="float" office:value="0.00666666666666667">
                <text:p>0.0066666666666666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0.943333333333333">
                <text:p>0.94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0.00333333333333333">
                <text:p>0.0033333333333333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96">
                <text:p>0.96</text:p>
              </table:table-cell>
              <table:table-cell office:value-type="float" office:value="0.923333333333333">
                <text:p>0.923333333333333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98">
                <text:p>0.98</text:p>
              </table:table-cell>
              <table:table-cell office:value-type="float" office:value="0.946666666666667">
                <text:p>0.946666666666667</text:p>
              </table:table-cell>
              <table:table-cell office:value-type="float" office:value="0.0133333333333333">
                <text:p>0.013333333333333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3">
                <text:p>0.93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0.96">
                <text:p>0.9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5">
                <text:p>0.95</text:p>
              </table:table-cell>
              <table:table-cell office:value-type="float" office:value="0.0133333333333333">
                <text:p>0.013333333333333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99">
                <text:p>0.99</text:p>
              </table:table-cell>
              <table:table-cell office:value-type="float" office:value="0.923333333333333">
                <text:p>0.923333333333333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1">
                <text:p>1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6">
                <text:p>0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13333333333333">
                <text:p>0.913333333333333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1">
                <text:p>1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56666666666667">
                <text:p>0.95666666666666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956666666666667">
                <text:p>0.956666666666667</text:p>
              </table:table-cell>
              <table:table-cell office:value-type="float" office:value="0.88">
                <text:p>0.8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3">
                <text:p>0.9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963333333333333">
                <text:p>0.963333333333333</text:p>
              </table:table-cell>
              <table:table-cell office:value-type="float" office:value="0.88">
                <text:p>0.88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0.913333333333333">
                <text:p>0.91333333333333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91">
                <text:p>0.9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4">
                <text:p>0.9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963333333333333">
                <text:p>0.963333333333333</text:p>
              </table:table-cell>
              <table:table-cell office:value-type="float" office:value="0.903333333333333">
                <text:p>0.90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963333333333333">
                <text:p>0.963333333333333</text:p>
              </table:table-cell>
              <table:table-cell office:value-type="float" office:value="0.896666666666667">
                <text:p>0.896666666666667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4">
                <text:p>0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99">
                <text:p>0.99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1">
                <text:p>1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3">
                <text:p>0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26666666666666">
                <text:p>0.926666666666666</text:p>
              </table:table-cell>
              <table:table-cell office:value-type="float" office:value="1">
                <text:p>1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56666666666667">
                <text:p>0.956666666666667</text:p>
              </table:table-cell>
              <table:table-cell office:value-type="float" office:value="0.00333333333333333">
                <text:p>0.0033333333333333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98">
                <text:p>0.98</text:p>
              </table:table-cell>
              <table:table-cell office:value-type="float" office:value="0.923333333333333">
                <text:p>0.923333333333333</text:p>
              </table:table-cell>
              <table:table-cell office:value-type="float" office:value="1">
                <text:p>1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46666666666667">
                <text:p>0.94666666666666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99">
                <text:p>0.99</text:p>
              </table:table-cell>
              <table:table-cell office:value-type="float" office:value="0.963333333333333">
                <text:p>0.963333333333333</text:p>
              </table:table-cell>
              <table:table-cell office:value-type="float" office:value="0.0233333333333333">
                <text:p>0.023333333333333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46666666666667">
                <text:p>0.946666666666667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1">
                <text:p>1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6">
                <text:p>0.96</text:p>
              </table:table-cell>
              <table:table-cell office:value-type="float" office:value="0.0366666666666667">
                <text:p>0.036666666666666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94">
                <text:p>0.94</text:p>
              </table:table-cell>
              <table:table-cell office:value-type="float" office:value="1">
                <text:p>1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56666666666667">
                <text:p>0.95666666666666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98">
                <text:p>0.98</text:p>
              </table:table-cell>
              <table:table-cell office:value-type="float" office:value="0.963333333333333">
                <text:p>0.963333333333333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1">
                <text:p>1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00666666666666667">
                <text:p>0.0066666666666666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0.936666666666667">
                <text:p>0.936666666666667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0366666666666667">
                <text:p>0.036666666666666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97">
                <text:p>0.97</text:p>
              </table:table-cell>
              <table:table-cell office:value-type="float" office:value="0.943333333333333">
                <text:p>0.943333333333333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00666666666666667">
                <text:p>0.0066666666666666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98">
                <text:p>0.98</text:p>
              </table:table-cell>
              <table:table-cell office:value-type="float" office:value="0.93">
                <text:p>0.93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1">
                <text:p>1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53333333333333">
                <text:p>0.95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97">
                <text:p>0.97</text:p>
              </table:table-cell>
              <table:table-cell office:value-type="float" office:value="0.93">
                <text:p>0.93</text:p>
              </table:table-cell>
              <table:table-cell office:value-type="float" office:value="1">
                <text:p>1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98">
                <text:p>0.98</text:p>
              </table:table-cell>
              <table:table-cell office:value-type="float" office:value="0.96">
                <text:p>0.96</text:p>
              </table:table-cell>
              <table:table-cell office:value-type="float" office:value="0.0166666666666667">
                <text:p>0.016666666666666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97">
                <text:p>0.97</text:p>
              </table:table-cell>
              <table:table-cell office:value-type="float" office:value="0.93">
                <text:p>0.9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956666666666667">
                <text:p>0.95666666666666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3">
                <text:p>0.93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1">
                <text:p>1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63333333333333">
                <text:p>0.96333333333333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97">
                <text:p>0.97</text:p>
              </table:table-cell>
              <table:table-cell office:value-type="float" office:value="0.953333333333333">
                <text:p>0.95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98">
                <text:p>0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63333333333333">
                <text:p>0.96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0266666666666667">
                <text:p>0.026666666666666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56666666666667">
                <text:p>0.9566666666666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00333333333333333">
                <text:p>0.0033333333333333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0.943333333333333">
                <text:p>0.943333333333333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1">
                <text:p>1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0133333333333333">
                <text:p>0.013333333333333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56666666666667">
                <text:p>0.956666666666667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1">
                <text:p>1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8">
                <text:p>0.98</text:p>
              </table:table-cell>
              <table:table-cell office:value-type="float" office:value="0.00666666666666667">
                <text:p>0.0066666666666666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0.953333333333333">
                <text:p>0.953333333333333</text:p>
              </table:table-cell>
              <table:table-cell office:value-type="float" office:value="1">
                <text:p>1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99">
                <text:p>0.99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00666666666666667">
                <text:p>0.0066666666666666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8">
                <text:p>0.98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1">
                <text:p>1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0133333333333333">
                <text:p>0.013333333333333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7">
                <text:p>0.97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1">
                <text:p>1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99">
                <text:p>0.99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98">
                <text:p>0.98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0166666666666667">
                <text:p>0.016666666666666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99">
                <text:p>0.99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0.0133333333333333">
                <text:p>0.013333333333333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963333333333333">
                <text:p>0.963333333333333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63333333333333">
                <text:p>0.96333333333333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63333333333333">
                <text:p>0.963333333333333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7">
                <text:p>0.97</text:p>
              </table:table-cell>
              <table:table-cell office:value-type="float" office:value="0.0266666666666667">
                <text:p>0.026666666666666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963333333333333">
                <text:p>0.963333333333333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0.00333333333333333">
                <text:p>0.0033333333333333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8">
                <text:p>0.98</text:p>
              </table:table-cell>
              <table:table-cell office:value-type="float" office:value="0.0466666666666667">
                <text:p>0.046666666666666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1">
                <text:p>1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99">
                <text:p>0.99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98">
                <text:p>0.98</text:p>
              </table:table-cell>
              <table:table-cell office:value-type="float" office:value="0.963333333333333">
                <text:p>0.963333333333333</text:p>
              </table:table-cell>
              <table:table-cell office:value-type="float" office:value="0.99">
                <text:p>0.99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99">
                <text:p>0.99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0133333333333333">
                <text:p>0.013333333333333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98">
                <text:p>0.98</text:p>
              </table:table-cell>
              <table:table-cell office:value-type="float" office:value="0.97">
                <text:p>0.97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1">
                <text:p>1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53333333333333">
                <text:p>0.953333333333333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1">
                <text:p>1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0.963333333333333">
                <text:p>0.963333333333333</text:p>
              </table:table-cell>
              <table:table-cell office:value-type="float" office:value="0.0166666666666667">
                <text:p>0.016666666666666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0.953333333333333">
                <text:p>0.95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63333333333333">
                <text:p>0.963333333333333</text:p>
              </table:table-cell>
              <table:table-cell office:value-type="float" office:value="0.946666666666667">
                <text:p>0.946666666666667</text:p>
              </table:table-cell>
              <table:table-cell office:value-type="float" office:value="0.0166666666666667">
                <text:p>0.016666666666666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99">
                <text:p>0.99</text:p>
              </table:table-cell>
              <table:table-cell office:value-type="float" office:value="0.96">
                <text:p>0.96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1">
                <text:p>1</text:p>
              </table:table-cell>
              <table:table-cell office:value-type="float" office:value="0.97">
                <text:p>0.97</text:p>
              </table:table-cell>
              <table:table-cell office:value-type="float" office:value="0.963333333333333">
                <text:p>0.963333333333333</text:p>
              </table:table-cell>
              <table:table-cell office:value-type="float" office:value="0.0133333333333333">
                <text:p>0.013333333333333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97">
                <text:p>0.97</text:p>
              </table:table-cell>
              <table:table-cell office:value-type="float" office:value="0.943333333333333">
                <text:p>0.94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0.956666666666667">
                <text:p>0.95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0.96">
                <text:p>0.96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00666666666666667">
                <text:p>0.0066666666666666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5">
                <text:p>0.9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0233333333333333">
                <text:p>0.023333333333333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0.963333333333333">
                <text:p>0.96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0.0133333333333333">
                <text:p>0.013333333333333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1">
                <text:p>1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0.0133333333333333">
                <text:p>0.013333333333333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963333333333333">
                <text:p>0.963333333333333</text:p>
              </table:table-cell>
              <table:table-cell office:value-type="float" office:value="0.963333333333333">
                <text:p>0.96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63333333333333">
                <text:p>0.96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1">
                <text:p>1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0166666666666667">
                <text:p>0.016666666666666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963333333333333">
                <text:p>0.963333333333333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7">
                <text:p>0.97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1">
                <text:p>1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0.0133333333333333">
                <text:p>0.013333333333333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98">
                <text:p>0.98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98">
                <text:p>0.98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0.99">
                <text:p>0.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0.0166666666666667">
                <text:p>0.016666666666666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56666666666667">
                <text:p>0.9566666666666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98">
                <text:p>0.98</text:p>
              </table:table-cell>
              <table:table-cell office:value-type="float" office:value="0.00333333333333333">
                <text:p>0.0033333333333333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956666666666667">
                <text:p>0.956666666666667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6">
                <text:p>0.96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00666666666666667">
                <text:p>0.0066666666666666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">
                <text:p>0.97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96">
                <text:p>0.96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0.99">
                <text:p>0.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956666666666667">
                <text:p>0.956666666666667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963333333333333">
                <text:p>0.963333333333333</text:p>
              </table:table-cell>
              <table:table-cell office:value-type="float" office:value="0.963333333333333">
                <text:p>0.96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8">
                <text:p>0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953333333333333">
                <text:p>0.953333333333333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0166666666666667">
                <text:p>0.016666666666666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97">
                <text:p>0.97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8">
                <text:p>0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97">
                <text:p>0.97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00666666666666667">
                <text:p>0.0066666666666666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97">
                <text:p>0.97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953333333333333">
                <text:p>0.953333333333333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9">
                <text:p>0.99</text:p>
              </table:table-cell>
              <table:table-cell office:value-type="float" office:value="0.00333333333333333">
                <text:p>0.0033333333333333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963333333333333">
                <text:p>0.963333333333333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">
                <text:p>0.97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00666666666666667">
                <text:p>0.0066666666666666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98">
                <text:p>0.98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">
                <text:p>0.97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956666666666667">
                <text:p>0.956666666666667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98">
                <text:p>0.98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00333333333333333">
                <text:p>0.0033333333333333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97">
                <text:p>0.97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00666666666666667">
                <text:p>0.0066666666666666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00666666666666667">
                <text:p>0.0066666666666666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956666666666667">
                <text:p>0.956666666666667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00333333333333333">
                <text:p>0.0033333333333333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">
                <text:p>0.97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0166666666666667">
                <text:p>0.016666666666666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00333333333333333">
                <text:p>0.0033333333333333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98">
                <text:p>0.98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1">
                <text:p>1</text:p>
              </table:table-cell>
              <table:table-cell office:value-type="float" office:value="0.00333333333333333">
                <text:p>0.0033333333333333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946666666666667">
                <text:p>0.946666666666667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98">
                <text:p>0.98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96">
                <text:p>0.96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00666666666666667">
                <text:p>0.0066666666666666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97">
                <text:p>0.97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956666666666667">
                <text:p>0.956666666666667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1">
                <text:p>1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0233333333333333">
                <text:p>0.023333333333333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9">
                <text:p>0.99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1">
                <text:p>1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9">
                <text:p>0.99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1">
                <text:p>1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1">
                <text:p>1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0166666666666667">
                <text:p>0.016666666666666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1">
                <text:p>1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1">
                <text:p>1</text:p>
              </table:table-cell>
              <table:table-cell office:value-type="float" office:value="0.00666666666666667">
                <text:p>0.0066666666666666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1">
                <text:p>1</text:p>
              </table:table-cell>
              <table:table-cell office:value-type="float" office:value="0.00666666666666667">
                <text:p>0.0066666666666666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1">
                <text:p>1</text:p>
              </table:table-cell>
              <table:table-cell office:value-type="float" office:value="0.00333333333333333">
                <text:p>0.0033333333333333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1">
                <text:p>1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1">
                <text:p>1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963333333333333">
                <text:p>0.96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0666666666666667">
                <text:p>0.0066666666666666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1">
                <text:p>1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0166666666666667">
                <text:p>0.016666666666666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1">
                <text:p>1</text:p>
              </table:table-cell>
              <table:table-cell office:value-type="float" office:value="0.0166666666666667">
                <text:p>0.016666666666666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00333333333333333">
                <text:p>0.0033333333333333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1">
                <text:p>1</text:p>
              </table:table-cell>
              <table:table-cell office:value-type="float" office:value="0.00333333333333333">
                <text:p>0.0033333333333333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1">
                <text:p>1</text:p>
              </table:table-cell>
              <table:table-cell office:value-type="float" office:value="0.00333333333333333">
                <text:p>0.0033333333333333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963333333333333">
                <text:p>0.96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1">
                <text:p>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1">
                <text:p>1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1">
                <text:p>1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1">
                <text:p>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1">
                <text:p>1</text:p>
              </table:table-cell>
              <table:table-cell office:value-type="float" office:value="0.00666666666666667">
                <text:p>0.0066666666666666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963333333333333">
                <text:p>0.963333333333333</text:p>
              </table:table-cell>
              <table:table-cell office:value-type="float" office:value="1">
                <text:p>1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1">
                <text:p>1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1">
                <text:p>1</text:p>
              </table:table-cell>
              <table:table-cell office:value-type="float" office:value="0.00333333333333333">
                <text:p>0.0033333333333333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1">
                <text:p>1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1">
                <text:p>1</text:p>
              </table:table-cell>
              <table:table-cell office:value-type="float" office:value="0.00666666666666667">
                <text:p>0.0066666666666666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1">
                <text:p>1</text:p>
              </table:table-cell>
              <table:table-cell office:value-type="float" office:value="0.00333333333333333">
                <text:p>0.0033333333333333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1">
                <text:p>1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1">
                <text:p>1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1">
                <text:p>1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00333333333333333">
                <text:p>0.0033333333333333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1">
                <text:p>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1">
                <text:p>1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1">
                <text:p>1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963333333333333">
                <text:p>0.963333333333333</text:p>
              </table:table-cell>
              <table:table-cell office:value-type="float" office:value="1">
                <text:p>1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1">
                <text:p>1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1">
                <text:p>1</text:p>
              </table:table-cell>
              <table:table-cell office:value-type="float" office:value="0.00333333333333333">
                <text:p>0.0033333333333333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1">
                <text:p>1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1">
                <text:p>1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1">
                <text:p>1</text:p>
              </table:table-cell>
              <table:table-cell office:value-type="float" office:value="0.00333333333333333">
                <text:p>0.0033333333333333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1">
                <text:p>1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1">
                <text:p>1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1">
                <text:p>1</text:p>
              </table:table-cell>
              <table:table-cell office:value-type="float" office:value="0.00333333333333333">
                <text:p>0.0033333333333333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1">
                <text:p>1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00333333333333333">
                <text:p>0.0033333333333333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1">
                <text:p>1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953333333333333">
                <text:p>0.953333333333333</text:p>
              </table:table-cell>
              <table:table-cell office:value-type="float" office:value="1">
                <text:p>1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1">
                <text:p>1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1">
                <text:p>1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1">
                <text:p>1</text:p>
              </table:table-cell>
              <table:table-cell office:value-type="float" office:value="0.00666666666666667">
                <text:p>0.0066666666666666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1">
                <text:p>1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1">
                <text:p>1</text:p>
              </table:table-cell>
              <table:table-cell office:value-type="float" office:value="0.00333333333333333">
                <text:p>0.0033333333333333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1">
                <text:p>1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1">
                <text:p>1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1">
                <text:p>1</text:p>
              </table:table-cell>
              <table:table-cell office:value-type="float" office:value="0.00333333333333333">
                <text:p>0.0033333333333333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1">
                <text:p>1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133333333333333">
                <text:p>0.013333333333333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1">
                <text:p>1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0666666666666667">
                <text:p>0.0066666666666666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1">
                <text:p>1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1">
                <text:p>1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1">
                <text:p>1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1">
                <text:p>1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1">
                <text:p>1</text:p>
              </table:table-cell>
              <table:table-cell office:value-type="float" office:value="0.00333333333333333">
                <text:p>0.0033333333333333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1">
                <text:p>1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1">
                <text:p>1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0333333333333333">
                <text:p>0.0033333333333333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1">
                <text:p>1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00333333333333333">
                <text:p>0.0033333333333333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0333333333333333">
                <text:p>0.0033333333333333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0333333333333333">
                <text:p>0.0033333333333333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1">
                <text:p>1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963333333333333">
                <text:p>0.96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1">
                <text:p>1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0333333333333333">
                <text:p>0.0033333333333333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963333333333333">
                <text:p>0.963333333333333</text:p>
              </table:table-cell>
              <table:table-cell office:value-type="float" office:value="1">
                <text:p>1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956666666666667">
                <text:p>0.9566666666666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0333333333333333">
                <text:p>0.0033333333333333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0333333333333333">
                <text:p>0.0033333333333333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946666666666667">
                <text:p>0.9466666666666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0333333333333333">
                <text:p>0.0033333333333333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953333333333333">
                <text:p>0.95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1">
                <text:p>1</text:p>
              </table:table-cell>
              <table:table-cell office:value-type="float" office:value="0.00666666666666667">
                <text:p>0.0066666666666666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1">
                <text:p>1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1">
                <text:p>1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1">
                <text:p>1</text:p>
              </table:table-cell>
              <table:table-cell office:value-type="float" office:value="0.00333333333333333">
                <text:p>0.0033333333333333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943333333333333">
                <text:p>0.943333333333333</text:p>
              </table:table-cell>
              <table:table-cell office:value-type="float" office:value="1">
                <text:p>1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0333333333333333">
                <text:p>0.0033333333333333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943333333333333">
                <text:p>0.943333333333333</text:p>
              </table:table-cell>
              <table:table-cell office:value-type="float" office:value="1">
                <text:p>1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0666666666666667">
                <text:p>0.0066666666666666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1">
                <text:p>1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1">
                <text:p>1</text:p>
              </table:table-cell>
              <table:table-cell office:value-type="float" office:value="0.00333333333333333">
                <text:p>0.0033333333333333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963333333333333">
                <text:p>0.96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1">
                <text:p>1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619cm" svg:y="2.878cm" style:legend-expansion="high" chart:style-name="ch2"/>
        <chart:plot-area chart:style-name="ch3" table:cell-range-address="Feuille1.H1:Feuille1.H401 Feuille1.J1:Feuille1.J401 Feuille1.L1:Feuille1.L401 Feuille1.N1:Feuille1.N401 Feuille1.P1:Feuille1.P401 Feuille1.R1:Feuille1.R401" chart:data-source-has-labels="row" svg:x="0.77cm" svg:y="0.855cm" svg:width="11.209cm" svg:height="7.545cm">
          <chartooo:coordinate-region svg:x="1.206cm" svg:y="1.067cm" svg:width="10.572cm" svg:height="6.2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H2:Feuille1.H401" chart:label-cell-address="Feuille1.H1:Feuille1.H1" chart:class="chart:line">
            <chart:data-point chart:repeated="400"/>
          </chart:series>
          <chart:series chart:style-name="ch7" chart:values-cell-range-address="Feuille1.J2:Feuille1.J401" chart:label-cell-address="Feuille1.J1:Feuille1.J1" chart:class="chart:line">
            <chart:data-point chart:repeated="400"/>
          </chart:series>
          <chart:series chart:style-name="ch8" chart:values-cell-range-address="Feuille1.L2:Feuille1.L401" chart:label-cell-address="Feuille1.L1:Feuille1.L1" chart:class="chart:line">
            <chart:data-point chart:repeated="400"/>
          </chart:series>
          <chart:series chart:style-name="ch9" chart:values-cell-range-address="Feuille1.N2:Feuille1.N401" chart:label-cell-address="Feuille1.N1:Feuille1.N1" chart:class="chart:line">
            <chart:data-point chart:repeated="400"/>
          </chart:series>
          <chart:series chart:style-name="ch10" chart:values-cell-range-address="Feuille1.P2:Feuille1.P401" chart:label-cell-address="Feuille1.P1:Feuille1.P1" chart:class="chart:line">
            <chart:data-point chart:repeated="400"/>
          </chart:series>
          <chart:series chart:style-name="ch11" chart:values-cell-range-address="Feuille1.R2:Feuille1.R401" chart:label-cell-address="Feuille1.R1:Feuille1.R1" chart:class="chart:line">
            <chart:data-point chart:repeated="4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KO0 moysp </text:p>
                <draw:g>
                  <svg:desc>Feuille1.H1:Feuille1.H1</svg:desc>
                </draw:g>
              </table:table-cell>
              <table:table-cell office:value-type="string">
                <text:p> KO1 moysp </text:p>
                <draw:g>
                  <svg:desc>Feuille1.J1:Feuille1.J1</svg:desc>
                </draw:g>
              </table:table-cell>
              <table:table-cell office:value-type="string">
                <text:p> KO2 moysp </text:p>
                <draw:g>
                  <svg:desc>Feuille1.L1:Feuille1.L1</svg:desc>
                </draw:g>
              </table:table-cell>
              <table:table-cell office:value-type="string">
                <text:p> KO3 moysp </text:p>
                <draw:g>
                  <svg:desc>Feuille1.N1:Feuille1.N1</svg:desc>
                </draw:g>
              </table:table-cell>
              <table:table-cell office:value-type="string">
                <text:p> KO4 moysp </text:p>
                <draw:g>
                  <svg:desc>Feuille1.P1:Feuille1.P1</svg:desc>
                </draw:g>
              </table:table-cell>
              <table:table-cell office:value-type="string">
                <text:p> KO5 moysp </text:p>
                <draw:g>
                  <svg:desc>Feuille1.R1:Feuille1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23666666666667">
                <text:p>4.23666666666667</text:p>
                <draw:g>
                  <svg:desc>Feuille1.H2:Feuille1.H401</svg:desc>
                </draw:g>
              </table:table-cell>
              <table:table-cell office:value-type="float" office:value="5.21">
                <text:p>5.21</text:p>
                <draw:g>
                  <svg:desc>Feuille1.J2:Feuille1.J401</svg:desc>
                </draw:g>
              </table:table-cell>
              <table:table-cell office:value-type="float" office:value="4.82666666666667">
                <text:p>4.82666666666667</text:p>
                <draw:g>
                  <svg:desc>Feuille1.L2:Feuille1.L401</svg:desc>
                </draw:g>
              </table:table-cell>
              <table:table-cell office:value-type="float" office:value="3.68666666666667">
                <text:p>3.68666666666667</text:p>
                <draw:g>
                  <svg:desc>Feuille1.N2:Feuille1.N401</svg:desc>
                </draw:g>
              </table:table-cell>
              <table:table-cell office:value-type="float" office:value="5.29">
                <text:p>5.29</text:p>
                <draw:g>
                  <svg:desc>Feuille1.P2:Feuille1.P401</svg:desc>
                </draw:g>
              </table:table-cell>
              <table:table-cell office:value-type="float" office:value="3.97666666666667">
                <text:p>3.97666666666667</text:p>
                <draw:g>
                  <svg:desc>Feuille1.R2:Feuille1.R4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01333333333333">
                <text:p>5.01333333333333</text:p>
              </table:table-cell>
              <table:table-cell office:value-type="float" office:value="5.02666666666667">
                <text:p>5.02666666666667</text:p>
              </table:table-cell>
              <table:table-cell office:value-type="float" office:value="4.56">
                <text:p>4.56</text:p>
              </table:table-cell>
              <table:table-cell office:value-type="float" office:value="4.17666666666667">
                <text:p>4.17666666666667</text:p>
              </table:table-cell>
              <table:table-cell office:value-type="float" office:value="4.47666666666667">
                <text:p>4.47666666666667</text:p>
              </table:table-cell>
              <table:table-cell office:value-type="float" office:value="4.02333333333333">
                <text:p>4.02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79666666666667">
                <text:p>4.79666666666667</text:p>
              </table:table-cell>
              <table:table-cell office:value-type="float" office:value="4.66">
                <text:p>4.66</text:p>
              </table:table-cell>
              <table:table-cell office:value-type="float" office:value="4.35">
                <text:p>4.35</text:p>
              </table:table-cell>
              <table:table-cell office:value-type="float" office:value="5.32">
                <text:p>5.32</text:p>
              </table:table-cell>
              <table:table-cell office:value-type="float" office:value="5.1">
                <text:p>5.1</text:p>
              </table:table-cell>
              <table:table-cell office:value-type="float" office:value="5.05666666666667">
                <text:p>5.05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74333333333333">
                <text:p>4.74333333333333</text:p>
              </table:table-cell>
              <table:table-cell office:value-type="float" office:value="4.54333333333333">
                <text:p>4.54333333333333</text:p>
              </table:table-cell>
              <table:table-cell office:value-type="float" office:value="4.87666666666667">
                <text:p>4.87666666666667</text:p>
              </table:table-cell>
              <table:table-cell office:value-type="float" office:value="5.09333333333333">
                <text:p>5.09333333333333</text:p>
              </table:table-cell>
              <table:table-cell office:value-type="float" office:value="5.87666666666667">
                <text:p>5.87666666666667</text:p>
              </table:table-cell>
              <table:table-cell office:value-type="float" office:value="5.34">
                <text:p>5.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59666666666667">
                <text:p>5.59666666666667</text:p>
              </table:table-cell>
              <table:table-cell office:value-type="float" office:value="5.22333333333333">
                <text:p>5.22333333333333</text:p>
              </table:table-cell>
              <table:table-cell office:value-type="float" office:value="5.99666666666667">
                <text:p>5.99666666666667</text:p>
              </table:table-cell>
              <table:table-cell office:value-type="float" office:value="6.1">
                <text:p>6.1</text:p>
              </table:table-cell>
              <table:table-cell office:value-type="float" office:value="5.84666666666667">
                <text:p>5.84666666666667</text:p>
              </table:table-cell>
              <table:table-cell office:value-type="float" office:value="5.17333333333333">
                <text:p>5.17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09">
                <text:p>5.09</text:p>
              </table:table-cell>
              <table:table-cell office:value-type="float" office:value="5.32333333333333">
                <text:p>5.32333333333333</text:p>
              </table:table-cell>
              <table:table-cell office:value-type="float" office:value="5.62">
                <text:p>5.62</text:p>
              </table:table-cell>
              <table:table-cell office:value-type="float" office:value="5.73333333333333">
                <text:p>5.73333333333333</text:p>
              </table:table-cell>
              <table:table-cell office:value-type="float" office:value="5.49333333333333">
                <text:p>5.49333333333333</text:p>
              </table:table-cell>
              <table:table-cell office:value-type="float" office:value="5.34666666666667">
                <text:p>5.34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73666666666667">
                <text:p>5.73666666666667</text:p>
              </table:table-cell>
              <table:table-cell office:value-type="float" office:value="5.87666666666667">
                <text:p>5.87666666666667</text:p>
              </table:table-cell>
              <table:table-cell office:value-type="float" office:value="5.68">
                <text:p>5.68</text:p>
              </table:table-cell>
              <table:table-cell office:value-type="float" office:value="6.41666666666667">
                <text:p>6.41666666666667</text:p>
              </table:table-cell>
              <table:table-cell office:value-type="float" office:value="6.34666666666667">
                <text:p>6.34666666666667</text:p>
              </table:table-cell>
              <table:table-cell office:value-type="float" office:value="5.81666666666667">
                <text:p>5.81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18666666666667">
                <text:p>6.18666666666667</text:p>
              </table:table-cell>
              <table:table-cell office:value-type="float" office:value="6.21333333333333">
                <text:p>6.21333333333333</text:p>
              </table:table-cell>
              <table:table-cell office:value-type="float" office:value="6.73333333333333">
                <text:p>6.73333333333333</text:p>
              </table:table-cell>
              <table:table-cell office:value-type="float" office:value="5.76">
                <text:p>5.76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4.88666666666667">
                <text:p>4.88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87666666666667">
                <text:p>5.87666666666667</text:p>
              </table:table-cell>
              <table:table-cell office:value-type="float" office:value="6.76">
                <text:p>6.76</text:p>
              </table:table-cell>
              <table:table-cell office:value-type="float" office:value="6.43666666666667">
                <text:p>6.43666666666667</text:p>
              </table:table-cell>
              <table:table-cell office:value-type="float" office:value="6.37333333333333">
                <text:p>6.37333333333333</text:p>
              </table:table-cell>
              <table:table-cell office:value-type="float" office:value="6.17">
                <text:p>6.17</text:p>
              </table:table-cell>
              <table:table-cell office:value-type="float" office:value="6.43666666666667">
                <text:p>6.43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38">
                <text:p>6.38</text:p>
              </table:table-cell>
              <table:table-cell office:value-type="float" office:value="6.64333333333333">
                <text:p>6.64333333333333</text:p>
              </table:table-cell>
              <table:table-cell office:value-type="float" office:value="7.4">
                <text:p>7.4</text:p>
              </table:table-cell>
              <table:table-cell office:value-type="float" office:value="5.76333333333333">
                <text:p>5.76333333333333</text:p>
              </table:table-cell>
              <table:table-cell office:value-type="float" office:value="6.03666666666667">
                <text:p>6.03666666666667</text:p>
              </table:table-cell>
              <table:table-cell office:value-type="float" office:value="6.22">
                <text:p>6.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71666666666667">
                <text:p>5.71666666666667</text:p>
              </table:table-cell>
              <table:table-cell office:value-type="float" office:value="5.91666666666667">
                <text:p>5.91666666666667</text:p>
              </table:table-cell>
              <table:table-cell office:value-type="float" office:value="6.75333333333333">
                <text:p>6.75333333333333</text:p>
              </table:table-cell>
              <table:table-cell office:value-type="float" office:value="5.96666666666667">
                <text:p>5.96666666666667</text:p>
              </table:table-cell>
              <table:table-cell office:value-type="float" office:value="6.82">
                <text:p>6.82</text:p>
              </table:table-cell>
              <table:table-cell office:value-type="float" office:value="6.59666666666667">
                <text:p>6.59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57666666666667">
                <text:p>6.57666666666667</text:p>
              </table:table-cell>
              <table:table-cell office:value-type="float" office:value="6.93666666666667">
                <text:p>6.93666666666667</text:p>
              </table:table-cell>
              <table:table-cell office:value-type="float" office:value="6.75">
                <text:p>6.75</text:p>
              </table:table-cell>
              <table:table-cell office:value-type="float" office:value="6.24">
                <text:p>6.24</text:p>
              </table:table-cell>
              <table:table-cell office:value-type="float" office:value="6.89">
                <text:p>6.89</text:p>
              </table:table-cell>
              <table:table-cell office:value-type="float" office:value="5.76333333333333">
                <text:p>5.76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99333333333333">
                <text:p>5.99333333333333</text:p>
              </table:table-cell>
              <table:table-cell office:value-type="float" office:value="6.45666666666667">
                <text:p>6.45666666666667</text:p>
              </table:table-cell>
              <table:table-cell office:value-type="float" office:value="6.36333333333333">
                <text:p>6.36333333333333</text:p>
              </table:table-cell>
              <table:table-cell office:value-type="float" office:value="5.95">
                <text:p>5.95</text:p>
              </table:table-cell>
              <table:table-cell office:value-type="float" office:value="7.24666666666667">
                <text:p>7.24666666666667</text:p>
              </table:table-cell>
              <table:table-cell office:value-type="float" office:value="6.22666666666667">
                <text:p>6.22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61666666666667">
                <text:p>6.61666666666667</text:p>
              </table:table-cell>
              <table:table-cell office:value-type="float" office:value="6.67333333333333">
                <text:p>6.67333333333333</text:p>
              </table:table-cell>
              <table:table-cell office:value-type="float" office:value="7.39333333333333">
                <text:p>7.39333333333333</text:p>
              </table:table-cell>
              <table:table-cell office:value-type="float" office:value="6.32666666666667">
                <text:p>6.32666666666667</text:p>
              </table:table-cell>
              <table:table-cell office:value-type="float" office:value="6.44">
                <text:p>6.44</text:p>
              </table:table-cell>
              <table:table-cell office:value-type="float" office:value="6.78333333333333">
                <text:p>6.783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19333333333333">
                <text:p>6.19333333333333</text:p>
              </table:table-cell>
              <table:table-cell office:value-type="float" office:value="6.02666666666667">
                <text:p>6.02666666666667</text:p>
              </table:table-cell>
              <table:table-cell office:value-type="float" office:value="6.99333333333333">
                <text:p>6.99333333333333</text:p>
              </table:table-cell>
              <table:table-cell office:value-type="float" office:value="5.48666666666667">
                <text:p>5.48666666666667</text:p>
              </table:table-cell>
              <table:table-cell office:value-type="float" office:value="6.4">
                <text:p>6.4</text:p>
              </table:table-cell>
              <table:table-cell office:value-type="float" office:value="5.66666666666667">
                <text:p>5.6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24666666666667">
                <text:p>6.24666666666667</text:p>
              </table:table-cell>
              <table:table-cell office:value-type="float" office:value="6.3">
                <text:p>6.3</text:p>
              </table:table-cell>
              <table:table-cell office:value-type="float" office:value="6.17333333333333">
                <text:p>6.17333333333333</text:p>
              </table:table-cell>
              <table:table-cell office:value-type="float" office:value="6.38333333333333">
                <text:p>6.38333333333333</text:p>
              </table:table-cell>
              <table:table-cell office:value-type="float" office:value="6.5">
                <text:p>6.5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91666666666667">
                <text:p>5.91666666666667</text:p>
              </table:table-cell>
              <table:table-cell office:value-type="float" office:value="6.58666666666667">
                <text:p>6.58666666666667</text:p>
              </table:table-cell>
              <table:table-cell office:value-type="float" office:value="6.59666666666667">
                <text:p>6.59666666666667</text:p>
              </table:table-cell>
              <table:table-cell office:value-type="float" office:value="5.85333333333333">
                <text:p>5.85333333333333</text:p>
              </table:table-cell>
              <table:table-cell office:value-type="float" office:value="6.2">
                <text:p>6.2</text:p>
              </table:table-cell>
              <table:table-cell office:value-type="float" office:value="6.37666666666667">
                <text:p>6.37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86">
                <text:p>5.86</text:p>
              </table:table-cell>
              <table:table-cell office:value-type="float" office:value="6.18333333333333">
                <text:p>6.18333333333333</text:p>
              </table:table-cell>
              <table:table-cell office:value-type="float" office:value="6.68">
                <text:p>6.68</text:p>
              </table:table-cell>
              <table:table-cell office:value-type="float" office:value="5.69">
                <text:p>5.69</text:p>
              </table:table-cell>
              <table:table-cell office:value-type="float" office:value="6.84">
                <text:p>6.84</text:p>
              </table:table-cell>
              <table:table-cell office:value-type="float" office:value="6.40333333333333">
                <text:p>6.403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95666666666667">
                <text:p>5.95666666666667</text:p>
              </table:table-cell>
              <table:table-cell office:value-type="float" office:value="6.04666666666667">
                <text:p>6.04666666666667</text:p>
              </table:table-cell>
              <table:table-cell office:value-type="float" office:value="6.25">
                <text:p>6.25</text:p>
              </table:table-cell>
              <table:table-cell office:value-type="float" office:value="5.32333333333333">
                <text:p>5.32333333333333</text:p>
              </table:table-cell>
              <table:table-cell office:value-type="float" office:value="6.52333333333333">
                <text:p>6.52333333333333</text:p>
              </table:table-cell>
              <table:table-cell office:value-type="float" office:value="5.44">
                <text:p>5.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19333333333333">
                <text:p>6.19333333333333</text:p>
              </table:table-cell>
              <table:table-cell office:value-type="float" office:value="5.92333333333333">
                <text:p>5.92333333333333</text:p>
              </table:table-cell>
              <table:table-cell office:value-type="float" office:value="6.19333333333333">
                <text:p>6.19333333333333</text:p>
              </table:table-cell>
              <table:table-cell office:value-type="float" office:value="5.73333333333333">
                <text:p>5.73333333333333</text:p>
              </table:table-cell>
              <table:table-cell office:value-type="float" office:value="5.72">
                <text:p>5.72</text:p>
              </table:table-cell>
              <table:table-cell office:value-type="float" office:value="6.15333333333333">
                <text:p>6.1533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35333333333333">
                <text:p>6.35333333333333</text:p>
              </table:table-cell>
              <table:table-cell office:value-type="float" office:value="5.95">
                <text:p>5.95</text:p>
              </table:table-cell>
              <table:table-cell office:value-type="float" office:value="6.43">
                <text:p>6.43</text:p>
              </table:table-cell>
              <table:table-cell office:value-type="float" office:value="5.81333333333333">
                <text:p>5.81333333333333</text:p>
              </table:table-cell>
              <table:table-cell office:value-type="float" office:value="6.44666666666667">
                <text:p>6.44666666666667</text:p>
              </table:table-cell>
              <table:table-cell office:value-type="float" office:value="5.30333333333333">
                <text:p>5.30333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54">
                <text:p>6.54</text:p>
              </table:table-cell>
              <table:table-cell office:value-type="float" office:value="5.78">
                <text:p>5.78</text:p>
              </table:table-cell>
              <table:table-cell office:value-type="float" office:value="6.38">
                <text:p>6.38</text:p>
              </table:table-cell>
              <table:table-cell office:value-type="float" office:value="5.81">
                <text:p>5.81</text:p>
              </table:table-cell>
              <table:table-cell office:value-type="float" office:value="6.25333333333333">
                <text:p>6.25333333333333</text:p>
              </table:table-cell>
              <table:table-cell office:value-type="float" office:value="5.46666666666667">
                <text:p>5.466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81333333333333">
                <text:p>5.81333333333333</text:p>
              </table:table-cell>
              <table:table-cell office:value-type="float" office:value="5.25">
                <text:p>5.25</text:p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5.87333333333333">
                <text:p>5.87333333333333</text:p>
              </table:table-cell>
              <table:table-cell office:value-type="float" office:value="5.97333333333333">
                <text:p>5.97333333333333</text:p>
              </table:table-cell>
              <table:table-cell office:value-type="float" office:value="5.78333333333333">
                <text:p>5.783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98">
                <text:p>5.98</text:p>
              </table:table-cell>
              <table:table-cell office:value-type="float" office:value="6.01666666666667">
                <text:p>6.01666666666667</text:p>
              </table:table-cell>
              <table:table-cell office:value-type="float" office:value="5.79">
                <text:p>5.79</text:p>
              </table:table-cell>
              <table:table-cell office:value-type="float" office:value="5.69666666666667">
                <text:p>5.69666666666667</text:p>
              </table:table-cell>
              <table:table-cell office:value-type="float" office:value="6.41333333333333">
                <text:p>6.41333333333333</text:p>
              </table:table-cell>
              <table:table-cell office:value-type="float" office:value="5.68666666666667">
                <text:p>5.6866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79">
                <text:p>5.79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5.71666666666667">
                <text:p>5.71666666666667</text:p>
              </table:table-cell>
              <table:table-cell office:value-type="float" office:value="5.71333333333333">
                <text:p>5.71333333333333</text:p>
              </table:table-cell>
              <table:table-cell office:value-type="float" office:value="5.7">
                <text:p>5.7</text:p>
              </table:table-cell>
              <table:table-cell office:value-type="float" office:value="5.58666666666667">
                <text:p>5.58666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58">
                <text:p>5.58</text:p>
              </table:table-cell>
              <table:table-cell office:value-type="float" office:value="6.08">
                <text:p>6.08</text:p>
              </table:table-cell>
              <table:table-cell office:value-type="float" office:value="5.87">
                <text:p>5.87</text:p>
              </table:table-cell>
              <table:table-cell office:value-type="float" office:value="5.76666666666667">
                <text:p>5.76666666666667</text:p>
              </table:table-cell>
              <table:table-cell office:value-type="float" office:value="5.95666666666667">
                <text:p>5.95666666666667</text:p>
              </table:table-cell>
              <table:table-cell office:value-type="float" office:value="5.06333333333333">
                <text:p>5.0633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32666666666667">
                <text:p>6.32666666666667</text:p>
              </table:table-cell>
              <table:table-cell office:value-type="float" office:value="5.86333333333333">
                <text:p>5.86333333333333</text:p>
              </table:table-cell>
              <table:table-cell office:value-type="float" office:value="5.74">
                <text:p>5.74</text:p>
              </table:table-cell>
              <table:table-cell office:value-type="float" office:value="5.58333333333333">
                <text:p>5.58333333333333</text:p>
              </table:table-cell>
              <table:table-cell office:value-type="float" office:value="6.28">
                <text:p>6.28</text:p>
              </table:table-cell>
              <table:table-cell office:value-type="float" office:value="5.55333333333333">
                <text:p>5.55333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84666666666667">
                <text:p>5.84666666666667</text:p>
              </table:table-cell>
              <table:table-cell office:value-type="float" office:value="5.65">
                <text:p>5.65</text:p>
              </table:table-cell>
              <table:table-cell office:value-type="float" office:value="6.11333333333333">
                <text:p>6.11333333333333</text:p>
              </table:table-cell>
              <table:table-cell office:value-type="float" office:value="6.31666666666667">
                <text:p>6.31666666666667</text:p>
              </table:table-cell>
              <table:table-cell office:value-type="float" office:value="6.05666666666667">
                <text:p>6.05666666666667</text:p>
              </table:table-cell>
              <table:table-cell office:value-type="float" office:value="5.79666666666667">
                <text:p>5.79666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97333333333333">
                <text:p>4.97333333333333</text:p>
              </table:table-cell>
              <table:table-cell office:value-type="float" office:value="5.37333333333333">
                <text:p>5.37333333333333</text:p>
              </table:table-cell>
              <table:table-cell office:value-type="float" office:value="5.94">
                <text:p>5.94</text:p>
              </table:table-cell>
              <table:table-cell office:value-type="float" office:value="5.60666666666667">
                <text:p>5.60666666666667</text:p>
              </table:table-cell>
              <table:table-cell office:value-type="float" office:value="5.99333333333333">
                <text:p>5.99333333333333</text:p>
              </table:table-cell>
              <table:table-cell office:value-type="float" office:value="4.81666666666667">
                <text:p>4.81666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54666666666667">
                <text:p>5.54666666666667</text:p>
              </table:table-cell>
              <table:table-cell office:value-type="float" office:value="5.62">
                <text:p>5.62</text:p>
              </table:table-cell>
              <table:table-cell office:value-type="float" office:value="6.22333333333333">
                <text:p>6.22333333333333</text:p>
              </table:table-cell>
              <table:table-cell office:value-type="float" office:value="5.65333333333333">
                <text:p>5.65333333333333</text:p>
              </table:table-cell>
              <table:table-cell office:value-type="float" office:value="5.83333333333333">
                <text:p>5.83333333333333</text:p>
              </table:table-cell>
              <table:table-cell office:value-type="float" office:value="4.85">
                <text:p>4.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10666666666667">
                <text:p>5.10666666666667</text:p>
              </table:table-cell>
              <table:table-cell office:value-type="float" office:value="5.42">
                <text:p>5.42</text:p>
              </table:table-cell>
              <table:table-cell office:value-type="float" office:value="5.82666666666667">
                <text:p>5.82666666666667</text:p>
              </table:table-cell>
              <table:table-cell office:value-type="float" office:value="5.25666666666667">
                <text:p>5.25666666666667</text:p>
              </table:table-cell>
              <table:table-cell office:value-type="float" office:value="6.34">
                <text:p>6.34</text:p>
              </table:table-cell>
              <table:table-cell office:value-type="float" office:value="5.34666666666667">
                <text:p>5.34666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35333333333333">
                <text:p>5.35333333333333</text:p>
              </table:table-cell>
              <table:table-cell office:value-type="float" office:value="5.45666666666667">
                <text:p>5.45666666666667</text:p>
              </table:table-cell>
              <table:table-cell office:value-type="float" office:value="6.25333333333333">
                <text:p>6.25333333333333</text:p>
              </table:table-cell>
              <table:table-cell office:value-type="float" office:value="5.26333333333333">
                <text:p>5.26333333333333</text:p>
              </table:table-cell>
              <table:table-cell office:value-type="float" office:value="6.24666666666667">
                <text:p>6.24666666666667</text:p>
              </table:table-cell>
              <table:table-cell office:value-type="float" office:value="5.05">
                <text:p>5.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37">
                <text:p>5.37</text:p>
              </table:table-cell>
              <table:table-cell office:value-type="float" office:value="5.65333333333333">
                <text:p>5.65333333333333</text:p>
              </table:table-cell>
              <table:table-cell office:value-type="float" office:value="6.07666666666667">
                <text:p>6.07666666666667</text:p>
              </table:table-cell>
              <table:table-cell office:value-type="float" office:value="5.17666666666667">
                <text:p>5.17666666666667</text:p>
              </table:table-cell>
              <table:table-cell office:value-type="float" office:value="5.93666666666667">
                <text:p>5.93666666666667</text:p>
              </table:table-cell>
              <table:table-cell office:value-type="float" office:value="5.79666666666667">
                <text:p>5.7966666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55666666666667">
                <text:p>5.55666666666667</text:p>
              </table:table-cell>
              <table:table-cell office:value-type="float" office:value="5.98">
                <text:p>5.98</text:p>
              </table:table-cell>
              <table:table-cell office:value-type="float" office:value="6.13666666666667">
                <text:p>6.13666666666667</text:p>
              </table:table-cell>
              <table:table-cell office:value-type="float" office:value="5.3">
                <text:p>5.3</text:p>
              </table:table-cell>
              <table:table-cell office:value-type="float" office:value="5.89333333333333">
                <text:p>5.89333333333333</text:p>
              </table:table-cell>
              <table:table-cell office:value-type="float" office:value="5.04333333333333">
                <text:p>5.04333333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02333333333333">
                <text:p>6.02333333333333</text:p>
              </table:table-cell>
              <table:table-cell office:value-type="float" office:value="5.36666666666667">
                <text:p>5.36666666666667</text:p>
              </table:table-cell>
              <table:table-cell office:value-type="float" office:value="5.81666666666667">
                <text:p>5.81666666666667</text:p>
              </table:table-cell>
              <table:table-cell office:value-type="float" office:value="5.59333333333333">
                <text:p>5.59333333333333</text:p>
              </table:table-cell>
              <table:table-cell office:value-type="float" office:value="6.56666666666667">
                <text:p>6.56666666666667</text:p>
              </table:table-cell>
              <table:table-cell office:value-type="float" office:value="5.34333333333333">
                <text:p>5.34333333333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71333333333333">
                <text:p>5.71333333333333</text:p>
              </table:table-cell>
              <table:table-cell office:value-type="float" office:value="5.67">
                <text:p>5.67</text:p>
              </table:table-cell>
              <table:table-cell office:value-type="float" office:value="5.89666666666667">
                <text:p>5.89666666666667</text:p>
              </table:table-cell>
              <table:table-cell office:value-type="float" office:value="5.44666666666667">
                <text:p>5.44666666666667</text:p>
              </table:table-cell>
              <table:table-cell office:value-type="float" office:value="5.34666666666667">
                <text:p>5.34666666666667</text:p>
              </table:table-cell>
              <table:table-cell office:value-type="float" office:value="5.47">
                <text:p>5.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72">
                <text:p>5.72</text:p>
              </table:table-cell>
              <table:table-cell office:value-type="float" office:value="5.65">
                <text:p>5.65</text:p>
              </table:table-cell>
              <table:table-cell office:value-type="float" office:value="6.37">
                <text:p>6.37</text:p>
              </table:table-cell>
              <table:table-cell office:value-type="float" office:value="4.90666666666667">
                <text:p>4.90666666666667</text:p>
              </table:table-cell>
              <table:table-cell office:value-type="float" office:value="5.41">
                <text:p>5.41</text:p>
              </table:table-cell>
              <table:table-cell office:value-type="float" office:value="5.59666666666667">
                <text:p>5.59666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.93">
                <text:p>5.93</text:p>
              </table:table-cell>
              <table:table-cell office:value-type="float" office:value="5.48666666666667">
                <text:p>5.48666666666667</text:p>
              </table:table-cell>
              <table:table-cell office:value-type="float" office:value="5.46">
                <text:p>5.46</text:p>
              </table:table-cell>
              <table:table-cell office:value-type="float" office:value="5.56">
                <text:p>5.56</text:p>
              </table:table-cell>
              <table:table-cell office:value-type="float" office:value="6.15333333333333">
                <text:p>6.15333333333333</text:p>
              </table:table-cell>
              <table:table-cell office:value-type="float" office:value="5.96">
                <text:p>5.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.63">
                <text:p>5.63</text:p>
              </table:table-cell>
              <table:table-cell office:value-type="float" office:value="5.24333333333333">
                <text:p>5.24333333333333</text:p>
              </table:table-cell>
              <table:table-cell office:value-type="float" office:value="6.09666666666667">
                <text:p>6.09666666666667</text:p>
              </table:table-cell>
              <table:table-cell office:value-type="float" office:value="5.31333333333333">
                <text:p>5.31333333333333</text:p>
              </table:table-cell>
              <table:table-cell office:value-type="float" office:value="6.05666666666667">
                <text:p>6.05666666666667</text:p>
              </table:table-cell>
              <table:table-cell office:value-type="float" office:value="5.47">
                <text:p>5.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.73333333333333">
                <text:p>5.73333333333333</text:p>
              </table:table-cell>
              <table:table-cell office:value-type="float" office:value="5.82">
                <text:p>5.82</text:p>
              </table:table-cell>
              <table:table-cell office:value-type="float" office:value="5.80666666666667">
                <text:p>5.80666666666667</text:p>
              </table:table-cell>
              <table:table-cell office:value-type="float" office:value="5.48">
                <text:p>5.48</text:p>
              </table:table-cell>
              <table:table-cell office:value-type="float" office:value="6.24333333333333">
                <text:p>6.24333333333333</text:p>
              </table:table-cell>
              <table:table-cell office:value-type="float" office:value="5.82333333333333">
                <text:p>5.823333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57666666666667">
                <text:p>5.57666666666667</text:p>
              </table:table-cell>
              <table:table-cell office:value-type="float" office:value="5.48333333333333">
                <text:p>5.48333333333333</text:p>
              </table:table-cell>
              <table:table-cell office:value-type="float" office:value="5.75">
                <text:p>5.75</text:p>
              </table:table-cell>
              <table:table-cell office:value-type="float" office:value="5.57333333333333">
                <text:p>5.57333333333333</text:p>
              </table:table-cell>
              <table:table-cell office:value-type="float" office:value="6.23666666666667">
                <text:p>6.23666666666667</text:p>
              </table:table-cell>
              <table:table-cell office:value-type="float" office:value="5.55333333333333">
                <text:p>5.55333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80666666666667">
                <text:p>5.80666666666667</text:p>
              </table:table-cell>
              <table:table-cell office:value-type="float" office:value="5.5">
                <text:p>5.5</text:p>
              </table:table-cell>
              <table:table-cell office:value-type="float" office:value="5.78666666666667">
                <text:p>5.78666666666667</text:p>
              </table:table-cell>
              <table:table-cell office:value-type="float" office:value="5.19666666666667">
                <text:p>5.19666666666667</text:p>
              </table:table-cell>
              <table:table-cell office:value-type="float" office:value="6.12">
                <text:p>6.12</text:p>
              </table:table-cell>
              <table:table-cell office:value-type="float" office:value="5.40333333333333">
                <text:p>5.40333333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5.54">
                <text:p>5.54</text:p>
              </table:table-cell>
              <table:table-cell office:value-type="float" office:value="5.37">
                <text:p>5.37</text:p>
              </table:table-cell>
              <table:table-cell office:value-type="float" office:value="4.88333333333333">
                <text:p>4.88333333333333</text:p>
              </table:table-cell>
              <table:table-cell office:value-type="float" office:value="6.14666666666667">
                <text:p>6.14666666666667</text:p>
              </table:table-cell>
              <table:table-cell office:value-type="float" office:value="5.14">
                <text:p>5.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73">
                <text:p>5.73</text:p>
              </table:table-cell>
              <table:table-cell office:value-type="float" office:value="5.73666666666667">
                <text:p>5.73666666666667</text:p>
              </table:table-cell>
              <table:table-cell office:value-type="float" office:value="6.10333333333333">
                <text:p>6.10333333333333</text:p>
              </table:table-cell>
              <table:table-cell office:value-type="float" office:value="5.18666666666667">
                <text:p>5.18666666666667</text:p>
              </table:table-cell>
              <table:table-cell office:value-type="float" office:value="6.58">
                <text:p>6.58</text:p>
              </table:table-cell>
              <table:table-cell office:value-type="float" office:value="5.39">
                <text:p>5.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32333333333333">
                <text:p>5.32333333333333</text:p>
              </table:table-cell>
              <table:table-cell office:value-type="float" office:value="5.28">
                <text:p>5.28</text:p>
              </table:table-cell>
              <table:table-cell office:value-type="float" office:value="5.67">
                <text:p>5.67</text:p>
              </table:table-cell>
              <table:table-cell office:value-type="float" office:value="5.14666666666667">
                <text:p>5.14666666666667</text:p>
              </table:table-cell>
              <table:table-cell office:value-type="float" office:value="6.65333333333333">
                <text:p>6.65333333333333</text:p>
              </table:table-cell>
              <table:table-cell office:value-type="float" office:value="4.94333333333333">
                <text:p>4.9433333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40333333333333">
                <text:p>5.40333333333333</text:p>
              </table:table-cell>
              <table:table-cell office:value-type="float" office:value="5.14333333333333">
                <text:p>5.14333333333333</text:p>
              </table:table-cell>
              <table:table-cell office:value-type="float" office:value="4.84666666666667">
                <text:p>4.84666666666667</text:p>
              </table:table-cell>
              <table:table-cell office:value-type="float" office:value="5.22666666666667">
                <text:p>5.22666666666667</text:p>
              </table:table-cell>
              <table:table-cell office:value-type="float" office:value="5.94">
                <text:p>5.94</text:p>
              </table:table-cell>
              <table:table-cell office:value-type="float" office:value="4.60666666666667">
                <text:p>4.60666666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45666666666667">
                <text:p>5.45666666666667</text:p>
              </table:table-cell>
              <table:table-cell office:value-type="float" office:value="5.35666666666667">
                <text:p>5.35666666666667</text:p>
              </table:table-cell>
              <table:table-cell office:value-type="float" office:value="5.55666666666667">
                <text:p>5.55666666666667</text:p>
              </table:table-cell>
              <table:table-cell office:value-type="float" office:value="5.22666666666667">
                <text:p>5.22666666666667</text:p>
              </table:table-cell>
              <table:table-cell office:value-type="float" office:value="6">
                <text:p>6</text:p>
              </table:table-cell>
              <table:table-cell office:value-type="float" office:value="5.51333333333333">
                <text:p>5.51333333333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21333333333333">
                <text:p>5.21333333333333</text:p>
              </table:table-cell>
              <table:table-cell office:value-type="float" office:value="5.33">
                <text:p>5.33</text:p>
              </table:table-cell>
              <table:table-cell office:value-type="float" office:value="5.56333333333333">
                <text:p>5.56333333333333</text:p>
              </table:table-cell>
              <table:table-cell office:value-type="float" office:value="5.14333333333333">
                <text:p>5.14333333333333</text:p>
              </table:table-cell>
              <table:table-cell office:value-type="float" office:value="5.87333333333333">
                <text:p>5.87333333333333</text:p>
              </table:table-cell>
              <table:table-cell office:value-type="float" office:value="5.03333333333333">
                <text:p>5.0333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71">
                <text:p>5.71</text:p>
              </table:table-cell>
              <table:table-cell office:value-type="float" office:value="5.33">
                <text:p>5.33</text:p>
              </table:table-cell>
              <table:table-cell office:value-type="float" office:value="5.49666666666667">
                <text:p>5.49666666666667</text:p>
              </table:table-cell>
              <table:table-cell office:value-type="float" office:value="5.26">
                <text:p>5.26</text:p>
              </table:table-cell>
              <table:table-cell office:value-type="float" office:value="5.99">
                <text:p>5.99</text:p>
              </table:table-cell>
              <table:table-cell office:value-type="float" office:value="4.78">
                <text:p>4.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86666666666667">
                <text:p>5.86666666666667</text:p>
              </table:table-cell>
              <table:table-cell office:value-type="float" office:value="5.28">
                <text:p>5.28</text:p>
              </table:table-cell>
              <table:table-cell office:value-type="float" office:value="5.01666666666667">
                <text:p>5.01666666666667</text:p>
              </table:table-cell>
              <table:table-cell office:value-type="float" office:value="5.05333333333333">
                <text:p>5.05333333333333</text:p>
              </table:table-cell>
              <table:table-cell office:value-type="float" office:value="6.05">
                <text:p>6.05</text:p>
              </table:table-cell>
              <table:table-cell office:value-type="float" office:value="4.91">
                <text:p>4.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12333333333333">
                <text:p>5.12333333333333</text:p>
              </table:table-cell>
              <table:table-cell office:value-type="float" office:value="5.34666666666667">
                <text:p>5.34666666666667</text:p>
              </table:table-cell>
              <table:table-cell office:value-type="float" office:value="5.3">
                <text:p>5.3</text:p>
              </table:table-cell>
              <table:table-cell office:value-type="float" office:value="5.40666666666667">
                <text:p>5.40666666666667</text:p>
              </table:table-cell>
              <table:table-cell office:value-type="float" office:value="6.32333333333333">
                <text:p>6.32333333333333</text:p>
              </table:table-cell>
              <table:table-cell office:value-type="float" office:value="5.31333333333333">
                <text:p>5.3133333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58333333333333">
                <text:p>5.58333333333333</text:p>
              </table:table-cell>
              <table:table-cell office:value-type="float" office:value="5.89">
                <text:p>5.89</text:p>
              </table:table-cell>
              <table:table-cell office:value-type="float" office:value="6.04666666666667">
                <text:p>6.04666666666667</text:p>
              </table:table-cell>
              <table:table-cell office:value-type="float" office:value="5.43333333333333">
                <text:p>5.43333333333333</text:p>
              </table:table-cell>
              <table:table-cell office:value-type="float" office:value="6.54">
                <text:p>6.54</text:p>
              </table:table-cell>
              <table:table-cell office:value-type="float" office:value="5.02">
                <text:p>5.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38666666666667">
                <text:p>5.38666666666667</text:p>
              </table:table-cell>
              <table:table-cell office:value-type="float" office:value="5.63666666666667">
                <text:p>5.63666666666667</text:p>
              </table:table-cell>
              <table:table-cell office:value-type="float" office:value="5.77">
                <text:p>5.77</text:p>
              </table:table-cell>
              <table:table-cell office:value-type="float" office:value="5.44">
                <text:p>5.44</text:p>
              </table:table-cell>
              <table:table-cell office:value-type="float" office:value="5.48666666666667">
                <text:p>5.48666666666667</text:p>
              </table:table-cell>
              <table:table-cell office:value-type="float" office:value="5.04">
                <text:p>5.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57333333333333">
                <text:p>5.57333333333333</text:p>
              </table:table-cell>
              <table:table-cell office:value-type="float" office:value="5.68">
                <text:p>5.68</text:p>
              </table:table-cell>
              <table:table-cell office:value-type="float" office:value="5.44666666666667">
                <text:p>5.44666666666667</text:p>
              </table:table-cell>
              <table:table-cell office:value-type="float" office:value="5.43333333333333">
                <text:p>5.43333333333333</text:p>
              </table:table-cell>
              <table:table-cell office:value-type="float" office:value="6.11">
                <text:p>6.11</text:p>
              </table:table-cell>
              <table:table-cell office:value-type="float" office:value="5.10666666666667">
                <text:p>5.10666666666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12666666666667">
                <text:p>5.12666666666667</text:p>
              </table:table-cell>
              <table:table-cell office:value-type="float" office:value="5.49333333333333">
                <text:p>5.49333333333333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5.38666666666667">
                <text:p>5.38666666666667</text:p>
              </table:table-cell>
              <table:table-cell office:value-type="float" office:value="5.39666666666667">
                <text:p>5.39666666666667</text:p>
              </table:table-cell>
              <table:table-cell office:value-type="float" office:value="5.21333333333333">
                <text:p>5.21333333333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13333333333333">
                <text:p>5.13333333333333</text:p>
              </table:table-cell>
              <table:table-cell office:value-type="float" office:value="5.09">
                <text:p>5.09</text:p>
              </table:table-cell>
              <table:table-cell office:value-type="float" office:value="5.36">
                <text:p>5.36</text:p>
              </table:table-cell>
              <table:table-cell office:value-type="float" office:value="5.44333333333333">
                <text:p>5.44333333333333</text:p>
              </table:table-cell>
              <table:table-cell office:value-type="float" office:value="5.70666666666667">
                <text:p>5.70666666666667</text:p>
              </table:table-cell>
              <table:table-cell office:value-type="float" office:value="5.45">
                <text:p>5.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48">
                <text:p>5.48</text:p>
              </table:table-cell>
              <table:table-cell office:value-type="float" office:value="5.61">
                <text:p>5.61</text:p>
              </table:table-cell>
              <table:table-cell office:value-type="float" office:value="5.3">
                <text:p>5.3</text:p>
              </table:table-cell>
              <table:table-cell office:value-type="float" office:value="5.17333333333333">
                <text:p>5.17333333333333</text:p>
              </table:table-cell>
              <table:table-cell office:value-type="float" office:value="5.00333333333333">
                <text:p>5.00333333333333</text:p>
              </table:table-cell>
              <table:table-cell office:value-type="float" office:value="4.86666666666667">
                <text:p>4.86666666666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33">
                <text:p>5.33</text:p>
              </table:table-cell>
              <table:table-cell office:value-type="float" office:value="5.23333333333333">
                <text:p>5.23333333333333</text:p>
              </table:table-cell>
              <table:table-cell office:value-type="float" office:value="5.49">
                <text:p>5.49</text:p>
              </table:table-cell>
              <table:table-cell office:value-type="float" office:value="4.98666666666667">
                <text:p>4.98666666666667</text:p>
              </table:table-cell>
              <table:table-cell office:value-type="float" office:value="5.55">
                <text:p>5.55</text:p>
              </table:table-cell>
              <table:table-cell office:value-type="float" office:value="4.61666666666667">
                <text:p>4.61666666666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32">
                <text:p>5.32</text:p>
              </table:table-cell>
              <table:table-cell office:value-type="float" office:value="5.11333333333333">
                <text:p>5.11333333333333</text:p>
              </table:table-cell>
              <table:table-cell office:value-type="float" office:value="5.17">
                <text:p>5.17</text:p>
              </table:table-cell>
              <table:table-cell office:value-type="float" office:value="5.22333333333333">
                <text:p>5.22333333333333</text:p>
              </table:table-cell>
              <table:table-cell office:value-type="float" office:value="5.59666666666667">
                <text:p>5.59666666666667</text:p>
              </table:table-cell>
              <table:table-cell office:value-type="float" office:value="4.76333333333333">
                <text:p>4.76333333333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47666666666667">
                <text:p>5.47666666666667</text:p>
              </table:table-cell>
              <table:table-cell office:value-type="float" office:value="4.73333333333333">
                <text:p>4.73333333333333</text:p>
              </table:table-cell>
              <table:table-cell office:value-type="float" office:value="5.52">
                <text:p>5.52</text:p>
              </table:table-cell>
              <table:table-cell office:value-type="float" office:value="4.74">
                <text:p>4.74</text:p>
              </table:table-cell>
              <table:table-cell office:value-type="float" office:value="6.08">
                <text:p>6.08</text:p>
              </table:table-cell>
              <table:table-cell office:value-type="float" office:value="4.66">
                <text:p>4.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.40333333333333">
                <text:p>5.40333333333333</text:p>
              </table:table-cell>
              <table:table-cell office:value-type="float" office:value="4.73666666666667">
                <text:p>4.73666666666667</text:p>
              </table:table-cell>
              <table:table-cell office:value-type="float" office:value="5.11">
                <text:p>5.11</text:p>
              </table:table-cell>
              <table:table-cell office:value-type="float" office:value="4.93666666666667">
                <text:p>4.93666666666667</text:p>
              </table:table-cell>
              <table:table-cell office:value-type="float" office:value="5.48333333333333">
                <text:p>5.48333333333333</text:p>
              </table:table-cell>
              <table:table-cell office:value-type="float" office:value="4.54666666666667">
                <text:p>4.546666666666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97">
                <text:p>4.97</text:p>
              </table:table-cell>
              <table:table-cell office:value-type="float" office:value="5.26">
                <text:p>5.26</text:p>
              </table:table-cell>
              <table:table-cell office:value-type="float" office:value="5.08">
                <text:p>5.08</text:p>
              </table:table-cell>
              <table:table-cell office:value-type="float" office:value="4.94666666666667">
                <text:p>4.94666666666667</text:p>
              </table:table-cell>
              <table:table-cell office:value-type="float" office:value="5.7">
                <text:p>5.7</text:p>
              </table:table-cell>
              <table:table-cell office:value-type="float" office:value="4.42333333333333">
                <text:p>4.42333333333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77333333333333">
                <text:p>4.77333333333333</text:p>
              </table:table-cell>
              <table:table-cell office:value-type="float" office:value="5.10333333333333">
                <text:p>5.10333333333333</text:p>
              </table:table-cell>
              <table:table-cell office:value-type="float" office:value="5.25333333333333">
                <text:p>5.25333333333333</text:p>
              </table:table-cell>
              <table:table-cell office:value-type="float" office:value="4.73333333333333">
                <text:p>4.73333333333333</text:p>
              </table:table-cell>
              <table:table-cell office:value-type="float" office:value="5.66333333333333">
                <text:p>5.66333333333333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82">
                <text:p>4.82</text:p>
              </table:table-cell>
              <table:table-cell office:value-type="float" office:value="5.29">
                <text:p>5.29</text:p>
              </table:table-cell>
              <table:table-cell office:value-type="float" office:value="5.34666666666667">
                <text:p>5.34666666666667</text:p>
              </table:table-cell>
              <table:table-cell office:value-type="float" office:value="4.83666666666667">
                <text:p>4.83666666666667</text:p>
              </table:table-cell>
              <table:table-cell office:value-type="float" office:value="5.48333333333333">
                <text:p>5.48333333333333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88666666666667">
                <text:p>4.88666666666667</text:p>
              </table:table-cell>
              <table:table-cell office:value-type="float" office:value="5.14666666666667">
                <text:p>5.14666666666667</text:p>
              </table:table-cell>
              <table:table-cell office:value-type="float" office:value="5.84666666666667">
                <text:p>5.84666666666667</text:p>
              </table:table-cell>
              <table:table-cell office:value-type="float" office:value="4.69">
                <text:p>4.69</text:p>
              </table:table-cell>
              <table:table-cell office:value-type="float" office:value="6.35">
                <text:p>6.35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07333333333333">
                <text:p>5.07333333333333</text:p>
              </table:table-cell>
              <table:table-cell office:value-type="float" office:value="5.05333333333333">
                <text:p>5.05333333333333</text:p>
              </table:table-cell>
              <table:table-cell office:value-type="float" office:value="5.3">
                <text:p>5.3</text:p>
              </table:table-cell>
              <table:table-cell office:value-type="float" office:value="4.82666666666667">
                <text:p>4.82666666666667</text:p>
              </table:table-cell>
              <table:table-cell office:value-type="float" office:value="5.62666666666667">
                <text:p>5.62666666666667</text:p>
              </table:table-cell>
              <table:table-cell office:value-type="float" office:value="4.73333333333333">
                <text:p>4.7333333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.18666666666667">
                <text:p>5.18666666666667</text:p>
              </table:table-cell>
              <table:table-cell office:value-type="float" office:value="5.25666666666667">
                <text:p>5.25666666666667</text:p>
              </table:table-cell>
              <table:table-cell office:value-type="float" office:value="5.45666666666667">
                <text:p>5.45666666666667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5.64">
                <text:p>5.64</text:p>
              </table:table-cell>
              <table:table-cell office:value-type="float" office:value="4.30666666666667">
                <text:p>4.30666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5.06666666666667">
                <text:p>5.06666666666667</text:p>
              </table:table-cell>
              <table:table-cell office:value-type="float" office:value="5.51">
                <text:p>5.51</text:p>
              </table:table-cell>
              <table:table-cell office:value-type="float" office:value="5.01666666666667">
                <text:p>5.01666666666667</text:p>
              </table:table-cell>
              <table:table-cell office:value-type="float" office:value="5.46">
                <text:p>5.46</text:p>
              </table:table-cell>
              <table:table-cell office:value-type="float" office:value="4.91666666666667">
                <text:p>4.91666666666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87333333333333">
                <text:p>4.87333333333333</text:p>
              </table:table-cell>
              <table:table-cell office:value-type="float" office:value="5.28333333333333">
                <text:p>5.28333333333333</text:p>
              </table:table-cell>
              <table:table-cell office:value-type="float" office:value="5.25666666666667">
                <text:p>5.25666666666667</text:p>
              </table:table-cell>
              <table:table-cell office:value-type="float" office:value="5.08333333333333">
                <text:p>5.08333333333333</text:p>
              </table:table-cell>
              <table:table-cell office:value-type="float" office:value="5.28333333333333">
                <text:p>5.28333333333333</text:p>
              </table:table-cell>
              <table:table-cell office:value-type="float" office:value="4.72666666666667">
                <text:p>4.726666666666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98666666666667">
                <text:p>4.98666666666667</text:p>
              </table:table-cell>
              <table:table-cell office:value-type="float" office:value="5.27333333333333">
                <text:p>5.27333333333333</text:p>
              </table:table-cell>
              <table:table-cell office:value-type="float" office:value="5.51333333333333">
                <text:p>5.51333333333333</text:p>
              </table:table-cell>
              <table:table-cell office:value-type="float" office:value="4.80333333333333">
                <text:p>4.80333333333333</text:p>
              </table:table-cell>
              <table:table-cell office:value-type="float" office:value="5.57666666666667">
                <text:p>5.57666666666667</text:p>
              </table:table-cell>
              <table:table-cell office:value-type="float" office:value="4.67333333333333">
                <text:p>4.67333333333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4.92">
                <text:p>4.92</text:p>
              </table:table-cell>
              <table:table-cell office:value-type="float" office:value="5.31333333333333">
                <text:p>5.31333333333333</text:p>
              </table:table-cell>
              <table:table-cell office:value-type="float" office:value="4.72666666666667">
                <text:p>4.72666666666667</text:p>
              </table:table-cell>
              <table:table-cell office:value-type="float" office:value="5.72666666666667">
                <text:p>5.72666666666667</text:p>
              </table:table-cell>
              <table:table-cell office:value-type="float" office:value="4.65333333333333">
                <text:p>4.65333333333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93666666666667">
                <text:p>4.93666666666667</text:p>
              </table:table-cell>
              <table:table-cell office:value-type="float" office:value="4.82">
                <text:p>4.82</text:p>
              </table:table-cell>
              <table:table-cell office:value-type="float" office:value="5.08">
                <text:p>5.08</text:p>
              </table:table-cell>
              <table:table-cell office:value-type="float" office:value="4.79666666666667">
                <text:p>4.79666666666667</text:p>
              </table:table-cell>
              <table:table-cell office:value-type="float" office:value="5.25">
                <text:p>5.25</text:p>
              </table:table-cell>
              <table:table-cell office:value-type="float" office:value="4.51666666666667">
                <text:p>4.516666666666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76666666666667">
                <text:p>4.76666666666667</text:p>
              </table:table-cell>
              <table:table-cell office:value-type="float" office:value="5.16">
                <text:p>5.16</text:p>
              </table:table-cell>
              <table:table-cell office:value-type="float" office:value="5.25666666666667">
                <text:p>5.25666666666667</text:p>
              </table:table-cell>
              <table:table-cell office:value-type="float" office:value="5.30333333333333">
                <text:p>5.30333333333333</text:p>
              </table:table-cell>
              <table:table-cell office:value-type="float" office:value="5.15333333333333">
                <text:p>5.15333333333333</text:p>
              </table:table-cell>
              <table:table-cell office:value-type="float" office:value="5.02666666666667">
                <text:p>5.02666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22333333333333">
                <text:p>5.22333333333333</text:p>
              </table:table-cell>
              <table:table-cell office:value-type="float" office:value="4.93">
                <text:p>4.93</text:p>
              </table:table-cell>
              <table:table-cell office:value-type="float" office:value="5.17">
                <text:p>5.17</text:p>
              </table:table-cell>
              <table:table-cell office:value-type="float" office:value="4.88666666666667">
                <text:p>4.88666666666667</text:p>
              </table:table-cell>
              <table:table-cell office:value-type="float" office:value="5.30666666666667">
                <text:p>5.30666666666667</text:p>
              </table:table-cell>
              <table:table-cell office:value-type="float" office:value="4.44">
                <text:p>4.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02333333333333">
                <text:p>5.02333333333333</text:p>
              </table:table-cell>
              <table:table-cell office:value-type="float" office:value="5.01">
                <text:p>5.01</text:p>
              </table:table-cell>
              <table:table-cell office:value-type="float" office:value="5.19">
                <text:p>5.19</text:p>
              </table:table-cell>
              <table:table-cell office:value-type="float" office:value="4.60333333333333">
                <text:p>4.60333333333333</text:p>
              </table:table-cell>
              <table:table-cell office:value-type="float" office:value="5.34333333333333">
                <text:p>5.34333333333333</text:p>
              </table:table-cell>
              <table:table-cell office:value-type="float" office:value="4.65333333333333">
                <text:p>4.65333333333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71666666666667">
                <text:p>4.71666666666667</text:p>
              </table:table-cell>
              <table:table-cell office:value-type="float" office:value="4.91333333333333">
                <text:p>4.91333333333333</text:p>
              </table:table-cell>
              <table:table-cell office:value-type="float" office:value="4.97333333333333">
                <text:p>4.97333333333333</text:p>
              </table:table-cell>
              <table:table-cell office:value-type="float" office:value="4.72666666666667">
                <text:p>4.72666666666667</text:p>
              </table:table-cell>
              <table:table-cell office:value-type="float" office:value="5.39666666666667">
                <text:p>5.39666666666667</text:p>
              </table:table-cell>
              <table:table-cell office:value-type="float" office:value="4.32666666666667">
                <text:p>4.326666666666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76666666666667">
                <text:p>4.76666666666667</text:p>
              </table:table-cell>
              <table:table-cell office:value-type="float" office:value="5.21666666666667">
                <text:p>5.21666666666667</text:p>
              </table:table-cell>
              <table:table-cell office:value-type="float" office:value="5.25666666666667">
                <text:p>5.25666666666667</text:p>
              </table:table-cell>
              <table:table-cell office:value-type="float" office:value="4.96">
                <text:p>4.96</text:p>
              </table:table-cell>
              <table:table-cell office:value-type="float" office:value="5.72333333333333">
                <text:p>5.72333333333333</text:p>
              </table:table-cell>
              <table:table-cell office:value-type="float" office:value="4.32666666666667">
                <text:p>4.326666666666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62333333333333">
                <text:p>4.62333333333333</text:p>
              </table:table-cell>
              <table:table-cell office:value-type="float" office:value="4.88">
                <text:p>4.88</text:p>
              </table:table-cell>
              <table:table-cell office:value-type="float" office:value="4.75666666666667">
                <text:p>4.75666666666667</text:p>
              </table:table-cell>
              <table:table-cell office:value-type="float" office:value="4.58333333333333">
                <text:p>4.58333333333333</text:p>
              </table:table-cell>
              <table:table-cell office:value-type="float" office:value="5.63666666666667">
                <text:p>5.63666666666667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38333333333333">
                <text:p>4.38333333333333</text:p>
              </table:table-cell>
              <table:table-cell office:value-type="float" office:value="4.75333333333333">
                <text:p>4.75333333333333</text:p>
              </table:table-cell>
              <table:table-cell office:value-type="float" office:value="5.43333333333333">
                <text:p>5.43333333333333</text:p>
              </table:table-cell>
              <table:table-cell office:value-type="float" office:value="4.71333333333333">
                <text:p>4.71333333333333</text:p>
              </table:table-cell>
              <table:table-cell office:value-type="float" office:value="5.64666666666667">
                <text:p>5.64666666666667</text:p>
              </table:table-cell>
              <table:table-cell office:value-type="float" office:value="4.27666666666667">
                <text:p>4.276666666666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76666666666667">
                <text:p>4.76666666666667</text:p>
              </table:table-cell>
              <table:table-cell office:value-type="float" office:value="4.76333333333333">
                <text:p>4.76333333333333</text:p>
              </table:table-cell>
              <table:table-cell office:value-type="float" office:value="4.46">
                <text:p>4.46</text:p>
              </table:table-cell>
              <table:table-cell office:value-type="float" office:value="4.36333333333333">
                <text:p>4.36333333333333</text:p>
              </table:table-cell>
              <table:table-cell office:value-type="float" office:value="5.31333333333333">
                <text:p>5.31333333333333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71666666666667">
                <text:p>4.71666666666667</text:p>
              </table:table-cell>
              <table:table-cell office:value-type="float" office:value="5.21666666666667">
                <text:p>5.21666666666667</text:p>
              </table:table-cell>
              <table:table-cell office:value-type="float" office:value="4.9">
                <text:p>4.9</text:p>
              </table:table-cell>
              <table:table-cell office:value-type="float" office:value="4.62">
                <text:p>4.62</text:p>
              </table:table-cell>
              <table:table-cell office:value-type="float" office:value="5.42">
                <text:p>5.42</text:p>
              </table:table-cell>
              <table:table-cell office:value-type="float" office:value="4.12666666666667">
                <text:p>4.126666666666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88">
                <text:p>4.88</text:p>
              </table:table-cell>
              <table:table-cell office:value-type="float" office:value="4.72">
                <text:p>4.72</text:p>
              </table:table-cell>
              <table:table-cell office:value-type="float" office:value="4.73333333333333">
                <text:p>4.73333333333333</text:p>
              </table:table-cell>
              <table:table-cell office:value-type="float" office:value="4.72">
                <text:p>4.72</text:p>
              </table:table-cell>
              <table:table-cell office:value-type="float" office:value="5.23333333333333">
                <text:p>5.23333333333333</text:p>
              </table:table-cell>
              <table:table-cell office:value-type="float" office:value="4.43">
                <text:p>4.4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64666666666667">
                <text:p>4.64666666666667</text:p>
              </table:table-cell>
              <table:table-cell office:value-type="float" office:value="4.79666666666667">
                <text:p>4.79666666666667</text:p>
              </table:table-cell>
              <table:table-cell office:value-type="float" office:value="4.61">
                <text:p>4.61</text:p>
              </table:table-cell>
              <table:table-cell office:value-type="float" office:value="4.14333333333333">
                <text:p>4.14333333333333</text:p>
              </table:table-cell>
              <table:table-cell office:value-type="float" office:value="4.86333333333333">
                <text:p>4.86333333333333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34666666666667">
                <text:p>4.34666666666667</text:p>
              </table:table-cell>
              <table:table-cell office:value-type="float" office:value="4.35666666666667">
                <text:p>4.35666666666667</text:p>
              </table:table-cell>
              <table:table-cell office:value-type="float" office:value="4.54666666666667">
                <text:p>4.54666666666667</text:p>
              </table:table-cell>
              <table:table-cell office:value-type="float" office:value="4.83">
                <text:p>4.83</text:p>
              </table:table-cell>
              <table:table-cell office:value-type="float" office:value="4.85666666666667">
                <text:p>4.85666666666667</text:p>
              </table:table-cell>
              <table:table-cell office:value-type="float" office:value="4.15333333333333">
                <text:p>4.153333333333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60333333333333">
                <text:p>4.60333333333333</text:p>
              </table:table-cell>
              <table:table-cell office:value-type="float" office:value="4.64666666666667">
                <text:p>4.64666666666667</text:p>
              </table:table-cell>
              <table:table-cell office:value-type="float" office:value="4.85">
                <text:p>4.85</text:p>
              </table:table-cell>
              <table:table-cell office:value-type="float" office:value="4.13">
                <text:p>4.13</text:p>
              </table:table-cell>
              <table:table-cell office:value-type="float" office:value="4.82333333333333">
                <text:p>4.82333333333333</text:p>
              </table:table-cell>
              <table:table-cell office:value-type="float" office:value="3.91666666666667">
                <text:p>3.91666666666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51666666666667">
                <text:p>4.51666666666667</text:p>
              </table:table-cell>
              <table:table-cell office:value-type="float" office:value="4.54333333333333">
                <text:p>4.54333333333333</text:p>
              </table:table-cell>
              <table:table-cell office:value-type="float" office:value="4.54333333333333">
                <text:p>4.54333333333333</text:p>
              </table:table-cell>
              <table:table-cell office:value-type="float" office:value="4.60333333333333">
                <text:p>4.60333333333333</text:p>
              </table:table-cell>
              <table:table-cell office:value-type="float" office:value="5.09333333333333">
                <text:p>5.09333333333333</text:p>
              </table:table-cell>
              <table:table-cell office:value-type="float" office:value="4.03333333333333">
                <text:p>4.033333333333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68333333333333">
                <text:p>4.68333333333333</text:p>
              </table:table-cell>
              <table:table-cell office:value-type="float" office:value="4.45666666666667">
                <text:p>4.45666666666667</text:p>
              </table:table-cell>
              <table:table-cell office:value-type="float" office:value="4.77">
                <text:p>4.77</text:p>
              </table:table-cell>
              <table:table-cell office:value-type="float" office:value="4.25333333333333">
                <text:p>4.25333333333333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78333333333333">
                <text:p>4.78333333333333</text:p>
              </table:table-cell>
              <table:table-cell office:value-type="float" office:value="4.38333333333333">
                <text:p>4.38333333333333</text:p>
              </table:table-cell>
              <table:table-cell office:value-type="float" office:value="4.83666666666667">
                <text:p>4.83666666666667</text:p>
              </table:table-cell>
              <table:table-cell office:value-type="float" office:value="4.54">
                <text:p>4.54</text:p>
              </table:table-cell>
              <table:table-cell office:value-type="float" office:value="5.04333333333333">
                <text:p>5.04333333333333</text:p>
              </table:table-cell>
              <table:table-cell office:value-type="float" office:value="4.36333333333333">
                <text:p>4.363333333333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62">
                <text:p>4.62</text:p>
              </table:table-cell>
              <table:table-cell office:value-type="float" office:value="4.48333333333333">
                <text:p>4.48333333333333</text:p>
              </table:table-cell>
              <table:table-cell office:value-type="float" office:value="4.75">
                <text:p>4.75</text:p>
              </table:table-cell>
              <table:table-cell office:value-type="float" office:value="4.30666666666667">
                <text:p>4.30666666666667</text:p>
              </table:table-cell>
              <table:table-cell office:value-type="float" office:value="4.80666666666667">
                <text:p>4.80666666666667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71333333333333">
                <text:p>4.71333333333333</text:p>
              </table:table-cell>
              <table:table-cell office:value-type="float" office:value="4.21333333333333">
                <text:p>4.21333333333333</text:p>
              </table:table-cell>
              <table:table-cell office:value-type="float" office:value="4.91333333333333">
                <text:p>4.91333333333333</text:p>
              </table:table-cell>
              <table:table-cell office:value-type="float" office:value="4.22666666666667">
                <text:p>4.22666666666667</text:p>
              </table:table-cell>
              <table:table-cell office:value-type="float" office:value="5.08666666666667">
                <text:p>5.08666666666667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62">
                <text:p>4.62</text:p>
              </table:table-cell>
              <table:table-cell office:value-type="float" office:value="4.16333333333333">
                <text:p>4.16333333333333</text:p>
              </table:table-cell>
              <table:table-cell office:value-type="float" office:value="4.50666666666667">
                <text:p>4.50666666666667</text:p>
              </table:table-cell>
              <table:table-cell office:value-type="float" office:value="4.27">
                <text:p>4.27</text:p>
              </table:table-cell>
              <table:table-cell office:value-type="float" office:value="4.67666666666667">
                <text:p>4.67666666666667</text:p>
              </table:table-cell>
              <table:table-cell office:value-type="float" office:value="4.00666666666667">
                <text:p>4.00666666666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3">
                <text:p>4.3</text:p>
              </table:table-cell>
              <table:table-cell office:value-type="float" office:value="4.24666666666667">
                <text:p>4.24666666666667</text:p>
              </table:table-cell>
              <table:table-cell office:value-type="float" office:value="4.48333333333333">
                <text:p>4.48333333333333</text:p>
              </table:table-cell>
              <table:table-cell office:value-type="float" office:value="4.04333333333333">
                <text:p>4.04333333333333</text:p>
              </table:table-cell>
              <table:table-cell office:value-type="float" office:value="4.65666666666667">
                <text:p>4.65666666666667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12333333333333">
                <text:p>4.12333333333333</text:p>
              </table:table-cell>
              <table:table-cell office:value-type="float" office:value="4.05333333333333">
                <text:p>4.05333333333333</text:p>
              </table:table-cell>
              <table:table-cell office:value-type="float" office:value="4.60333333333333">
                <text:p>4.60333333333333</text:p>
              </table:table-cell>
              <table:table-cell office:value-type="float" office:value="4.02">
                <text:p>4.02</text:p>
              </table:table-cell>
              <table:table-cell office:value-type="float" office:value="4.50333333333333">
                <text:p>4.50333333333333</text:p>
              </table:table-cell>
              <table:table-cell office:value-type="float" office:value="3.98666666666667">
                <text:p>3.986666666666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34">
                <text:p>4.34</text:p>
              </table:table-cell>
              <table:table-cell office:value-type="float" office:value="4.57666666666667">
                <text:p>4.57666666666667</text:p>
              </table:table-cell>
              <table:table-cell office:value-type="float" office:value="4.27666666666667">
                <text:p>4.27666666666667</text:p>
              </table:table-cell>
              <table:table-cell office:value-type="float" office:value="4.32666666666667">
                <text:p>4.32666666666667</text:p>
              </table:table-cell>
              <table:table-cell office:value-type="float" office:value="4.73666666666667">
                <text:p>4.73666666666667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21">
                <text:p>4.21</text:p>
              </table:table-cell>
              <table:table-cell office:value-type="float" office:value="4.43333333333333">
                <text:p>4.43333333333333</text:p>
              </table:table-cell>
              <table:table-cell office:value-type="float" office:value="4.57333333333333">
                <text:p>4.57333333333333</text:p>
              </table:table-cell>
              <table:table-cell office:value-type="float" office:value="3.95666666666667">
                <text:p>3.95666666666667</text:p>
              </table:table-cell>
              <table:table-cell office:value-type="float" office:value="4.89333333333333">
                <text:p>4.89333333333333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44333333333333">
                <text:p>4.44333333333333</text:p>
              </table:table-cell>
              <table:table-cell office:value-type="float" office:value="4.43">
                <text:p>4.43</text:p>
              </table:table-cell>
              <table:table-cell office:value-type="float" office:value="4.43333333333333">
                <text:p>4.43333333333333</text:p>
              </table:table-cell>
              <table:table-cell office:value-type="float" office:value="4.07333333333333">
                <text:p>4.07333333333333</text:p>
              </table:table-cell>
              <table:table-cell office:value-type="float" office:value="4.75">
                <text:p>4.75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49333333333333">
                <text:p>4.49333333333333</text:p>
              </table:table-cell>
              <table:table-cell office:value-type="float" office:value="4.62666666666667">
                <text:p>4.62666666666667</text:p>
              </table:table-cell>
              <table:table-cell office:value-type="float" office:value="4.59333333333333">
                <text:p>4.59333333333333</text:p>
              </table:table-cell>
              <table:table-cell office:value-type="float" office:value="4.00666666666667">
                <text:p>4.00666666666667</text:p>
              </table:table-cell>
              <table:table-cell office:value-type="float" office:value="4.67333333333333">
                <text:p>4.67333333333333</text:p>
              </table:table-cell>
              <table:table-cell office:value-type="float" office:value="4.09666666666667">
                <text:p>4.096666666666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29">
                <text:p>4.29</text:p>
              </table:table-cell>
              <table:table-cell office:value-type="float" office:value="4.38333333333333">
                <text:p>4.38333333333333</text:p>
              </table:table-cell>
              <table:table-cell office:value-type="float" office:value="4.78666666666667">
                <text:p>4.78666666666667</text:p>
              </table:table-cell>
              <table:table-cell office:value-type="float" office:value="3.81666666666667">
                <text:p>3.81666666666667</text:p>
              </table:table-cell>
              <table:table-cell office:value-type="float" office:value="4.86666666666667">
                <text:p>4.86666666666667</text:p>
              </table:table-cell>
              <table:table-cell office:value-type="float" office:value="3.76333333333333">
                <text:p>3.763333333333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26333333333333">
                <text:p>4.26333333333333</text:p>
              </table:table-cell>
              <table:table-cell office:value-type="float" office:value="4.37">
                <text:p>4.37</text:p>
              </table:table-cell>
              <table:table-cell office:value-type="float" office:value="4.56">
                <text:p>4.56</text:p>
              </table:table-cell>
              <table:table-cell office:value-type="float" office:value="3.98333333333333">
                <text:p>3.98333333333333</text:p>
              </table:table-cell>
              <table:table-cell office:value-type="float" office:value="4.63666666666667">
                <text:p>4.63666666666667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36333333333333">
                <text:p>4.36333333333333</text:p>
              </table:table-cell>
              <table:table-cell office:value-type="float" office:value="4.40333333333333">
                <text:p>4.40333333333333</text:p>
              </table:table-cell>
              <table:table-cell office:value-type="float" office:value="4.45">
                <text:p>4.45</text:p>
              </table:table-cell>
              <table:table-cell office:value-type="float" office:value="4.02333333333333">
                <text:p>4.02333333333333</text:p>
              </table:table-cell>
              <table:table-cell office:value-type="float" office:value="4.71666666666667">
                <text:p>4.71666666666667</text:p>
              </table:table-cell>
              <table:table-cell office:value-type="float" office:value="3.98666666666667">
                <text:p>3.986666666666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42333333333333">
                <text:p>4.42333333333333</text:p>
              </table:table-cell>
              <table:table-cell office:value-type="float" office:value="4.4">
                <text:p>4.4</text:p>
              </table:table-cell>
              <table:table-cell office:value-type="float" office:value="4.69">
                <text:p>4.69</text:p>
              </table:table-cell>
              <table:table-cell office:value-type="float" office:value="4.03">
                <text:p>4.03</text:p>
              </table:table-cell>
              <table:table-cell office:value-type="float" office:value="4.91666666666667">
                <text:p>4.91666666666667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32">
                <text:p>4.32</text:p>
              </table:table-cell>
              <table:table-cell office:value-type="float" office:value="4.41333333333333">
                <text:p>4.41333333333333</text:p>
              </table:table-cell>
              <table:table-cell office:value-type="float" office:value="4.77666666666667">
                <text:p>4.77666666666667</text:p>
              </table:table-cell>
              <table:table-cell office:value-type="float" office:value="4.08666666666667">
                <text:p>4.08666666666667</text:p>
              </table:table-cell>
              <table:table-cell office:value-type="float" office:value="4.57">
                <text:p>4.57</text:p>
              </table:table-cell>
              <table:table-cell office:value-type="float" office:value="4.13333333333333">
                <text:p>4.133333333333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17333333333333">
                <text:p>4.17333333333333</text:p>
              </table:table-cell>
              <table:table-cell office:value-type="float" office:value="4.19666666666667">
                <text:p>4.19666666666667</text:p>
              </table:table-cell>
              <table:table-cell office:value-type="float" office:value="4.61333333333333">
                <text:p>4.61333333333333</text:p>
              </table:table-cell>
              <table:table-cell office:value-type="float" office:value="3.74">
                <text:p>3.74</text:p>
              </table:table-cell>
              <table:table-cell office:value-type="float" office:value="4.87333333333333">
                <text:p>4.8733333333333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01333333333333">
                <text:p>4.01333333333333</text:p>
              </table:table-cell>
              <table:table-cell office:value-type="float" office:value="4.57666666666667">
                <text:p>4.57666666666667</text:p>
              </table:table-cell>
              <table:table-cell office:value-type="float" office:value="4.60333333333333">
                <text:p>4.60333333333333</text:p>
              </table:table-cell>
              <table:table-cell office:value-type="float" office:value="4.1">
                <text:p>4.1</text:p>
              </table:table-cell>
              <table:table-cell office:value-type="float" office:value="5.04">
                <text:p>5.04</text:p>
              </table:table-cell>
              <table:table-cell office:value-type="float" office:value="3.83666666666667">
                <text:p>3.836666666666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21666666666667">
                <text:p>4.21666666666667</text:p>
              </table:table-cell>
              <table:table-cell office:value-type="float" office:value="4.54">
                <text:p>4.54</text:p>
              </table:table-cell>
              <table:table-cell office:value-type="float" office:value="4.69">
                <text:p>4.69</text:p>
              </table:table-cell>
              <table:table-cell office:value-type="float" office:value="4.26">
                <text:p>4.26</text:p>
              </table:table-cell>
              <table:table-cell office:value-type="float" office:value="4.79333333333333">
                <text:p>4.79333333333333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64333333333333">
                <text:p>4.64333333333333</text:p>
              </table:table-cell>
              <table:table-cell office:value-type="float" office:value="5.00333333333333">
                <text:p>5.00333333333333</text:p>
              </table:table-cell>
              <table:table-cell office:value-type="float" office:value="4.70333333333333">
                <text:p>4.70333333333333</text:p>
              </table:table-cell>
              <table:table-cell office:value-type="float" office:value="4.41666666666667">
                <text:p>4.41666666666667</text:p>
              </table:table-cell>
              <table:table-cell office:value-type="float" office:value="5.01333333333333">
                <text:p>5.01333333333333</text:p>
              </table:table-cell>
              <table:table-cell office:value-type="float" office:value="4.17666666666667">
                <text:p>4.176666666666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.37666666666667">
                <text:p>4.37666666666667</text:p>
              </table:table-cell>
              <table:table-cell office:value-type="float" office:value="4.66">
                <text:p>4.66</text:p>
              </table:table-cell>
              <table:table-cell office:value-type="float" office:value="4.57333333333333">
                <text:p>4.57333333333333</text:p>
              </table:table-cell>
              <table:table-cell office:value-type="float" office:value="4.36666666666667">
                <text:p>4.36666666666667</text:p>
              </table:table-cell>
              <table:table-cell office:value-type="float" office:value="4.90333333333333">
                <text:p>4.90333333333333</text:p>
              </table:table-cell>
              <table:table-cell office:value-type="float" office:value="4.17333333333333">
                <text:p>4.1733333333333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29">
                <text:p>4.29</text:p>
              </table:table-cell>
              <table:table-cell office:value-type="float" office:value="4.50666666666667">
                <text:p>4.50666666666667</text:p>
              </table:table-cell>
              <table:table-cell office:value-type="float" office:value="4.76666666666667">
                <text:p>4.76666666666667</text:p>
              </table:table-cell>
              <table:table-cell office:value-type="float" office:value="4.36666666666667">
                <text:p>4.36666666666667</text:p>
              </table:table-cell>
              <table:table-cell office:value-type="float" office:value="4.77">
                <text:p>4.77</text:p>
              </table:table-cell>
              <table:table-cell office:value-type="float" office:value="4.09666666666667">
                <text:p>4.096666666666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64666666666667">
                <text:p>4.64666666666667</text:p>
              </table:table-cell>
              <table:table-cell office:value-type="float" office:value="4.64666666666667">
                <text:p>4.64666666666667</text:p>
              </table:table-cell>
              <table:table-cell office:value-type="float" office:value="4.54666666666667">
                <text:p>4.54666666666667</text:p>
              </table:table-cell>
              <table:table-cell office:value-type="float" office:value="4.35333333333333">
                <text:p>4.35333333333333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4.03333333333333">
                <text:p>4.033333333333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.23">
                <text:p>4.23</text:p>
              </table:table-cell>
              <table:table-cell office:value-type="float" office:value="4.76666666666667">
                <text:p>4.76666666666667</text:p>
              </table:table-cell>
              <table:table-cell office:value-type="float" office:value="4.51333333333333">
                <text:p>4.51333333333333</text:p>
              </table:table-cell>
              <table:table-cell office:value-type="float" office:value="4.30333333333333">
                <text:p>4.30333333333333</text:p>
              </table:table-cell>
              <table:table-cell office:value-type="float" office:value="5.18666666666667">
                <text:p>5.18666666666667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97333333333333">
                <text:p>3.97333333333333</text:p>
              </table:table-cell>
              <table:table-cell office:value-type="float" office:value="4.56666666666667">
                <text:p>4.56666666666667</text:p>
              </table:table-cell>
              <table:table-cell office:value-type="float" office:value="4.43666666666667">
                <text:p>4.43666666666667</text:p>
              </table:table-cell>
              <table:table-cell office:value-type="float" office:value="4.49333333333333">
                <text:p>4.49333333333333</text:p>
              </table:table-cell>
              <table:table-cell office:value-type="float" office:value="5.17666666666667">
                <text:p>5.17666666666667</text:p>
              </table:table-cell>
              <table:table-cell office:value-type="float" office:value="4.24666666666667">
                <text:p>4.246666666666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.25333333333333">
                <text:p>4.25333333333333</text:p>
              </table:table-cell>
              <table:table-cell office:value-type="float" office:value="4.38333333333333">
                <text:p>4.38333333333333</text:p>
              </table:table-cell>
              <table:table-cell office:value-type="float" office:value="4.47">
                <text:p>4.47</text:p>
              </table:table-cell>
              <table:table-cell office:value-type="float" office:value="4.16333333333333">
                <text:p>4.16333333333333</text:p>
              </table:table-cell>
              <table:table-cell office:value-type="float" office:value="5.35">
                <text:p>5.35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.52">
                <text:p>4.52</text:p>
              </table:table-cell>
              <table:table-cell office:value-type="float" office:value="4.63">
                <text:p>4.63</text:p>
              </table:table-cell>
              <table:table-cell office:value-type="float" office:value="4.59333333333333">
                <text:p>4.59333333333333</text:p>
              </table:table-cell>
              <table:table-cell office:value-type="float" office:value="4.34333333333333">
                <text:p>4.34333333333333</text:p>
              </table:table-cell>
              <table:table-cell office:value-type="float" office:value="5.08666666666667">
                <text:p>5.08666666666667</text:p>
              </table:table-cell>
              <table:table-cell office:value-type="float" office:value="3.81">
                <text:p>3.8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34333333333333">
                <text:p>4.34333333333333</text:p>
              </table:table-cell>
              <table:table-cell office:value-type="float" office:value="4.55">
                <text:p>4.55</text:p>
              </table:table-cell>
              <table:table-cell office:value-type="float" office:value="4.81666666666667">
                <text:p>4.81666666666667</text:p>
              </table:table-cell>
              <table:table-cell office:value-type="float" office:value="4.44666666666667">
                <text:p>4.44666666666667</text:p>
              </table:table-cell>
              <table:table-cell office:value-type="float" office:value="5.07">
                <text:p>5.07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61333333333333">
                <text:p>4.61333333333333</text:p>
              </table:table-cell>
              <table:table-cell office:value-type="float" office:value="4.33">
                <text:p>4.33</text:p>
              </table:table-cell>
              <table:table-cell office:value-type="float" office:value="4.67666666666667">
                <text:p>4.67666666666667</text:p>
              </table:table-cell>
              <table:table-cell office:value-type="float" office:value="4.29666666666667">
                <text:p>4.29666666666667</text:p>
              </table:table-cell>
              <table:table-cell office:value-type="float" office:value="4.83666666666667">
                <text:p>4.83666666666667</text:p>
              </table:table-cell>
              <table:table-cell office:value-type="float" office:value="3.82333333333333">
                <text:p>3.823333333333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35333333333333">
                <text:p>4.35333333333333</text:p>
              </table:table-cell>
              <table:table-cell office:value-type="float" office:value="4.13666666666667">
                <text:p>4.13666666666667</text:p>
              </table:table-cell>
              <table:table-cell office:value-type="float" office:value="4.45">
                <text:p>4.45</text:p>
              </table:table-cell>
              <table:table-cell office:value-type="float" office:value="4.33">
                <text:p>4.33</text:p>
              </table:table-cell>
              <table:table-cell office:value-type="float" office:value="5.12">
                <text:p>5.12</text:p>
              </table:table-cell>
              <table:table-cell office:value-type="float" office:value="4.06666666666667">
                <text:p>4.066666666666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23666666666667">
                <text:p>4.23666666666667</text:p>
              </table:table-cell>
              <table:table-cell office:value-type="float" office:value="4.36">
                <text:p>4.36</text:p>
              </table:table-cell>
              <table:table-cell office:value-type="float" office:value="4.53333333333333">
                <text:p>4.53333333333333</text:p>
              </table:table-cell>
              <table:table-cell office:value-type="float" office:value="4.2">
                <text:p>4.2</text:p>
              </table:table-cell>
              <table:table-cell office:value-type="float" office:value="4.56333333333333">
                <text:p>4.56333333333333</text:p>
              </table:table-cell>
              <table:table-cell office:value-type="float" office:value="3.91666666666667">
                <text:p>3.916666666666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55666666666667">
                <text:p>4.55666666666667</text:p>
              </table:table-cell>
              <table:table-cell office:value-type="float" office:value="4.23666666666667">
                <text:p>4.23666666666667</text:p>
              </table:table-cell>
              <table:table-cell office:value-type="float" office:value="4.77">
                <text:p>4.77</text:p>
              </table:table-cell>
              <table:table-cell office:value-type="float" office:value="4.32666666666667">
                <text:p>4.32666666666667</text:p>
              </table:table-cell>
              <table:table-cell office:value-type="float" office:value="5.02">
                <text:p>5.02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.26">
                <text:p>4.26</text:p>
              </table:table-cell>
              <table:table-cell office:value-type="float" office:value="4.51666666666667">
                <text:p>4.51666666666667</text:p>
              </table:table-cell>
              <table:table-cell office:value-type="float" office:value="4.76">
                <text:p>4.76</text:p>
              </table:table-cell>
              <table:table-cell office:value-type="float" office:value="4.67">
                <text:p>4.67</text:p>
              </table:table-cell>
              <table:table-cell office:value-type="float" office:value="5.15666666666667">
                <text:p>5.15666666666667</text:p>
              </table:table-cell>
              <table:table-cell office:value-type="float" office:value="3.92666666666667">
                <text:p>3.926666666666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40333333333333">
                <text:p>4.40333333333333</text:p>
              </table:table-cell>
              <table:table-cell office:value-type="float" office:value="4.74333333333333">
                <text:p>4.74333333333333</text:p>
              </table:table-cell>
              <table:table-cell office:value-type="float" office:value="4.65333333333333">
                <text:p>4.65333333333333</text:p>
              </table:table-cell>
              <table:table-cell office:value-type="float" office:value="4.31333333333333">
                <text:p>4.31333333333333</text:p>
              </table:table-cell>
              <table:table-cell office:value-type="float" office:value="5.15">
                <text:p>5.15</text:p>
              </table:table-cell>
              <table:table-cell office:value-type="float" office:value="3.98333333333333">
                <text:p>3.983333333333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24666666666667">
                <text:p>4.24666666666667</text:p>
              </table:table-cell>
              <table:table-cell office:value-type="float" office:value="4.67">
                <text:p>4.67</text:p>
              </table:table-cell>
              <table:table-cell office:value-type="float" office:value="4.81333333333333">
                <text:p>4.81333333333333</text:p>
              </table:table-cell>
              <table:table-cell office:value-type="float" office:value="3.98">
                <text:p>3.98</text:p>
              </table:table-cell>
              <table:table-cell office:value-type="float" office:value="4.91333333333333">
                <text:p>4.91333333333333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.13">
                <text:p>4.13</text:p>
              </table:table-cell>
              <table:table-cell office:value-type="float" office:value="4.58666666666667">
                <text:p>4.58666666666667</text:p>
              </table:table-cell>
              <table:table-cell office:value-type="float" office:value="4.69">
                <text:p>4.69</text:p>
              </table:table-cell>
              <table:table-cell office:value-type="float" office:value="3.96333333333333">
                <text:p>3.96333333333333</text:p>
              </table:table-cell>
              <table:table-cell office:value-type="float" office:value="4.91">
                <text:p>4.91</text:p>
              </table:table-cell>
              <table:table-cell office:value-type="float" office:value="3.85666666666667">
                <text:p>3.856666666666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21333333333333">
                <text:p>4.21333333333333</text:p>
              </table:table-cell>
              <table:table-cell office:value-type="float" office:value="4.42">
                <text:p>4.42</text:p>
              </table:table-cell>
              <table:table-cell office:value-type="float" office:value="4.61333333333333">
                <text:p>4.61333333333333</text:p>
              </table:table-cell>
              <table:table-cell office:value-type="float" office:value="4.15666666666667">
                <text:p>4.15666666666667</text:p>
              </table:table-cell>
              <table:table-cell office:value-type="float" office:value="4.88333333333333">
                <text:p>4.88333333333333</text:p>
              </table:table-cell>
              <table:table-cell office:value-type="float" office:value="4.23666666666667">
                <text:p>4.2366666666666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38333333333333">
                <text:p>4.38333333333333</text:p>
              </table:table-cell>
              <table:table-cell office:value-type="float" office:value="4.32333333333333">
                <text:p>4.32333333333333</text:p>
              </table:table-cell>
              <table:table-cell office:value-type="float" office:value="4.55666666666667">
                <text:p>4.55666666666667</text:p>
              </table:table-cell>
              <table:table-cell office:value-type="float" office:value="4.06">
                <text:p>4.06</text:p>
              </table:table-cell>
              <table:table-cell office:value-type="float" office:value="5.32">
                <text:p>5.32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.54">
                <text:p>4.54</text:p>
              </table:table-cell>
              <table:table-cell office:value-type="float" office:value="4.78">
                <text:p>4.78</text:p>
              </table:table-cell>
              <table:table-cell office:value-type="float" office:value="4.72333333333333">
                <text:p>4.72333333333333</text:p>
              </table:table-cell>
              <table:table-cell office:value-type="float" office:value="4.03">
                <text:p>4.03</text:p>
              </table:table-cell>
              <table:table-cell office:value-type="float" office:value="5.35333333333333">
                <text:p>5.35333333333333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.24">
                <text:p>4.24</text:p>
              </table:table-cell>
              <table:table-cell office:value-type="float" office:value="4.73666666666667">
                <text:p>4.73666666666667</text:p>
              </table:table-cell>
              <table:table-cell office:value-type="float" office:value="4.72333333333333">
                <text:p>4.72333333333333</text:p>
              </table:table-cell>
              <table:table-cell office:value-type="float" office:value="4.18333333333333">
                <text:p>4.18333333333333</text:p>
              </table:table-cell>
              <table:table-cell office:value-type="float" office:value="5.39666666666667">
                <text:p>5.39666666666667</text:p>
              </table:table-cell>
              <table:table-cell office:value-type="float" office:value="4.51333333333333">
                <text:p>4.513333333333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.98333333333333">
                <text:p>4.98333333333333</text:p>
              </table:table-cell>
              <table:table-cell office:value-type="float" office:value="4.66333333333333">
                <text:p>4.66333333333333</text:p>
              </table:table-cell>
              <table:table-cell office:value-type="float" office:value="4.97666666666667">
                <text:p>4.97666666666667</text:p>
              </table:table-cell>
              <table:table-cell office:value-type="float" office:value="4.39">
                <text:p>4.39</text:p>
              </table:table-cell>
              <table:table-cell office:value-type="float" office:value="5.44">
                <text:p>5.44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27666666666667">
                <text:p>4.27666666666667</text:p>
              </table:table-cell>
              <table:table-cell office:value-type="float" office:value="4.63333333333333">
                <text:p>4.63333333333333</text:p>
              </table:table-cell>
              <table:table-cell office:value-type="float" office:value="4.45333333333333">
                <text:p>4.45333333333333</text:p>
              </table:table-cell>
              <table:table-cell office:value-type="float" office:value="4.16">
                <text:p>4.16</text:p>
              </table:table-cell>
              <table:table-cell office:value-type="float" office:value="5.46333333333333">
                <text:p>5.46333333333333</text:p>
              </table:table-cell>
              <table:table-cell office:value-type="float" office:value="4.23333333333333">
                <text:p>4.233333333333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.55666666666667">
                <text:p>4.55666666666667</text:p>
              </table:table-cell>
              <table:table-cell office:value-type="float" office:value="4.41666666666667">
                <text:p>4.41666666666667</text:p>
              </table:table-cell>
              <table:table-cell office:value-type="float" office:value="4.61666666666667">
                <text:p>4.61666666666667</text:p>
              </table:table-cell>
              <table:table-cell office:value-type="float" office:value="3.87">
                <text:p>3.87</text:p>
              </table:table-cell>
              <table:table-cell office:value-type="float" office:value="4.86333333333333">
                <text:p>4.86333333333333</text:p>
              </table:table-cell>
              <table:table-cell office:value-type="float" office:value="3.93333333333333">
                <text:p>3.933333333333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.33666666666667">
                <text:p>4.33666666666667</text:p>
              </table:table-cell>
              <table:table-cell office:value-type="float" office:value="4.49">
                <text:p>4.49</text:p>
              </table:table-cell>
              <table:table-cell office:value-type="float" office:value="4.69">
                <text:p>4.69</text:p>
              </table:table-cell>
              <table:table-cell office:value-type="float" office:value="4.15666666666667">
                <text:p>4.15666666666667</text:p>
              </table:table-cell>
              <table:table-cell office:value-type="float" office:value="5.01666666666667">
                <text:p>5.01666666666667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69333333333333">
                <text:p>4.69333333333333</text:p>
              </table:table-cell>
              <table:table-cell office:value-type="float" office:value="4.53666666666667">
                <text:p>4.53666666666667</text:p>
              </table:table-cell>
              <table:table-cell office:value-type="float" office:value="5.23666666666667">
                <text:p>5.23666666666667</text:p>
              </table:table-cell>
              <table:table-cell office:value-type="float" office:value="4.34333333333333">
                <text:p>4.34333333333333</text:p>
              </table:table-cell>
              <table:table-cell office:value-type="float" office:value="5.47666666666667">
                <text:p>5.47666666666667</text:p>
              </table:table-cell>
              <table:table-cell office:value-type="float" office:value="4.21666666666667">
                <text:p>4.216666666666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12">
                <text:p>4.12</text:p>
              </table:table-cell>
              <table:table-cell office:value-type="float" office:value="4.46666666666667">
                <text:p>4.46666666666667</text:p>
              </table:table-cell>
              <table:table-cell office:value-type="float" office:value="4.86333333333333">
                <text:p>4.86333333333333</text:p>
              </table:table-cell>
              <table:table-cell office:value-type="float" office:value="3.96333333333333">
                <text:p>3.96333333333333</text:p>
              </table:table-cell>
              <table:table-cell office:value-type="float" office:value="5.09666666666667">
                <text:p>5.09666666666667</text:p>
              </table:table-cell>
              <table:table-cell office:value-type="float" office:value="3.82666666666667">
                <text:p>3.826666666666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39666666666667">
                <text:p>4.39666666666667</text:p>
              </table:table-cell>
              <table:table-cell office:value-type="float" office:value="4.50666666666667">
                <text:p>4.50666666666667</text:p>
              </table:table-cell>
              <table:table-cell office:value-type="float" office:value="4.81666666666667">
                <text:p>4.81666666666667</text:p>
              </table:table-cell>
              <table:table-cell office:value-type="float" office:value="4.07">
                <text:p>4.07</text:p>
              </table:table-cell>
              <table:table-cell office:value-type="float" office:value="4.85333333333333">
                <text:p>4.85333333333333</text:p>
              </table:table-cell>
              <table:table-cell office:value-type="float" office:value="4.04666666666667">
                <text:p>4.046666666666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27666666666667">
                <text:p>4.27666666666667</text:p>
              </table:table-cell>
              <table:table-cell office:value-type="float" office:value="4.14666666666667">
                <text:p>4.14666666666667</text:p>
              </table:table-cell>
              <table:table-cell office:value-type="float" office:value="4.62">
                <text:p>4.62</text:p>
              </table:table-cell>
              <table:table-cell office:value-type="float" office:value="4.04">
                <text:p>4.04</text:p>
              </table:table-cell>
              <table:table-cell office:value-type="float" office:value="4.75666666666667">
                <text:p>4.75666666666667</text:p>
              </table:table-cell>
              <table:table-cell office:value-type="float" office:value="3.93666666666667">
                <text:p>3.936666666666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.47666666666667">
                <text:p>4.47666666666667</text:p>
              </table:table-cell>
              <table:table-cell office:value-type="float" office:value="4.25333333333333">
                <text:p>4.25333333333333</text:p>
              </table:table-cell>
              <table:table-cell office:value-type="float" office:value="5.05666666666667">
                <text:p>5.05666666666667</text:p>
              </table:table-cell>
              <table:table-cell office:value-type="float" office:value="4.01">
                <text:p>4.01</text:p>
              </table:table-cell>
              <table:table-cell office:value-type="float" office:value="5.14">
                <text:p>5.14</text:p>
              </table:table-cell>
              <table:table-cell office:value-type="float" office:value="4.10666666666667">
                <text:p>4.1066666666666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51">
                <text:p>4.51</text:p>
              </table:table-cell>
              <table:table-cell office:value-type="float" office:value="4.39333333333333">
                <text:p>4.39333333333333</text:p>
              </table:table-cell>
              <table:table-cell office:value-type="float" office:value="4.93">
                <text:p>4.93</text:p>
              </table:table-cell>
              <table:table-cell office:value-type="float" office:value="4.07666666666667">
                <text:p>4.07666666666667</text:p>
              </table:table-cell>
              <table:table-cell office:value-type="float" office:value="4.68666666666667">
                <text:p>4.68666666666667</text:p>
              </table:table-cell>
              <table:table-cell office:value-type="float" office:value="3.98333333333333">
                <text:p>3.983333333333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.08333333333333">
                <text:p>4.08333333333333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4.96666666666667">
                <text:p>4.96666666666667</text:p>
              </table:table-cell>
              <table:table-cell office:value-type="float" office:value="4.14">
                <text:p>4.14</text:p>
              </table:table-cell>
              <table:table-cell office:value-type="float" office:value="4.75666666666667">
                <text:p>4.75666666666667</text:p>
              </table:table-cell>
              <table:table-cell office:value-type="float" office:value="4.30666666666667">
                <text:p>4.306666666666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.54666666666667">
                <text:p>4.54666666666667</text:p>
              </table:table-cell>
              <table:table-cell office:value-type="float" office:value="4.27666666666667">
                <text:p>4.27666666666667</text:p>
              </table:table-cell>
              <table:table-cell office:value-type="float" office:value="4.78666666666667">
                <text:p>4.78666666666667</text:p>
              </table:table-cell>
              <table:table-cell office:value-type="float" office:value="4.25">
                <text:p>4.25</text:p>
              </table:table-cell>
              <table:table-cell office:value-type="float" office:value="4.80333333333333">
                <text:p>4.80333333333333</text:p>
              </table:table-cell>
              <table:table-cell office:value-type="float" office:value="4.18666666666667">
                <text:p>4.1866666666666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.46666666666667">
                <text:p>4.46666666666667</text:p>
              </table:table-cell>
              <table:table-cell office:value-type="float" office:value="4.39333333333333">
                <text:p>4.39333333333333</text:p>
              </table:table-cell>
              <table:table-cell office:value-type="float" office:value="4.95">
                <text:p>4.95</text:p>
              </table:table-cell>
              <table:table-cell office:value-type="float" office:value="4.62">
                <text:p>4.62</text:p>
              </table:table-cell>
              <table:table-cell office:value-type="float" office:value="4.81333333333333">
                <text:p>4.81333333333333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.43">
                <text:p>4.43</text:p>
              </table:table-cell>
              <table:table-cell office:value-type="float" office:value="4.21666666666667">
                <text:p>4.21666666666667</text:p>
              </table:table-cell>
              <table:table-cell office:value-type="float" office:value="4.66">
                <text:p>4.66</text:p>
              </table:table-cell>
              <table:table-cell office:value-type="float" office:value="4.16333333333333">
                <text:p>4.16333333333333</text:p>
              </table:table-cell>
              <table:table-cell office:value-type="float" office:value="4.77333333333333">
                <text:p>4.77333333333333</text:p>
              </table:table-cell>
              <table:table-cell office:value-type="float" office:value="4.17333333333333">
                <text:p>4.173333333333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.20666666666667">
                <text:p>4.20666666666667</text:p>
              </table:table-cell>
              <table:table-cell office:value-type="float" office:value="4.25333333333333">
                <text:p>4.25333333333333</text:p>
              </table:table-cell>
              <table:table-cell office:value-type="float" office:value="4.83">
                <text:p>4.83</text:p>
              </table:table-cell>
              <table:table-cell office:value-type="float" office:value="4.33">
                <text:p>4.33</text:p>
              </table:table-cell>
              <table:table-cell office:value-type="float" office:value="4.94">
                <text:p>4.94</text:p>
              </table:table-cell>
              <table:table-cell office:value-type="float" office:value="4.05333333333333">
                <text:p>4.053333333333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11666666666667">
                <text:p>4.11666666666667</text:p>
              </table:table-cell>
              <table:table-cell office:value-type="float" office:value="4.27">
                <text:p>4.27</text:p>
              </table:table-cell>
              <table:table-cell office:value-type="float" office:value="4.92">
                <text:p>4.92</text:p>
              </table:table-cell>
              <table:table-cell office:value-type="float" office:value="4.18">
                <text:p>4.18</text:p>
              </table:table-cell>
              <table:table-cell office:value-type="float" office:value="4.46666666666667">
                <text:p>4.46666666666667</text:p>
              </table:table-cell>
              <table:table-cell office:value-type="float" office:value="3.96333333333333">
                <text:p>3.963333333333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44333333333333">
                <text:p>4.44333333333333</text:p>
              </table:table-cell>
              <table:table-cell office:value-type="float" office:value="4.20333333333333">
                <text:p>4.20333333333333</text:p>
              </table:table-cell>
              <table:table-cell office:value-type="float" office:value="4.99333333333333">
                <text:p>4.99333333333333</text:p>
              </table:table-cell>
              <table:table-cell office:value-type="float" office:value="3.82333333333333">
                <text:p>3.82333333333333</text:p>
              </table:table-cell>
              <table:table-cell office:value-type="float" office:value="5.16">
                <text:p>5.16</text:p>
              </table:table-cell>
              <table:table-cell office:value-type="float" office:value="3.96333333333333">
                <text:p>3.9633333333333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49666666666667">
                <text:p>4.49666666666667</text:p>
              </table:table-cell>
              <table:table-cell office:value-type="float" office:value="4.10666666666667">
                <text:p>4.10666666666667</text:p>
              </table:table-cell>
              <table:table-cell office:value-type="float" office:value="4.95666666666667">
                <text:p>4.95666666666667</text:p>
              </table:table-cell>
              <table:table-cell office:value-type="float" office:value="4.12333333333333">
                <text:p>4.12333333333333</text:p>
              </table:table-cell>
              <table:table-cell office:value-type="float" office:value="4.81333333333333">
                <text:p>4.81333333333333</text:p>
              </table:table-cell>
              <table:table-cell office:value-type="float" office:value="4.45333333333333">
                <text:p>4.453333333333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47666666666667">
                <text:p>4.47666666666667</text:p>
              </table:table-cell>
              <table:table-cell office:value-type="float" office:value="4.04333333333333">
                <text:p>4.04333333333333</text:p>
              </table:table-cell>
              <table:table-cell office:value-type="float" office:value="5.00666666666667">
                <text:p>5.00666666666667</text:p>
              </table:table-cell>
              <table:table-cell office:value-type="float" office:value="3.77">
                <text:p>3.77</text:p>
              </table:table-cell>
              <table:table-cell office:value-type="float" office:value="4.62333333333333">
                <text:p>4.62333333333333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.68666666666667">
                <text:p>4.68666666666667</text:p>
              </table:table-cell>
              <table:table-cell office:value-type="float" office:value="4.07333333333333">
                <text:p>4.07333333333333</text:p>
              </table:table-cell>
              <table:table-cell office:value-type="float" office:value="4.81333333333333">
                <text:p>4.81333333333333</text:p>
              </table:table-cell>
              <table:table-cell office:value-type="float" office:value="4.01666666666667">
                <text:p>4.01666666666667</text:p>
              </table:table-cell>
              <table:table-cell office:value-type="float" office:value="4.96666666666667">
                <text:p>4.96666666666667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47333333333333">
                <text:p>4.47333333333333</text:p>
              </table:table-cell>
              <table:table-cell office:value-type="float" office:value="4.28333333333333">
                <text:p>4.28333333333333</text:p>
              </table:table-cell>
              <table:table-cell office:value-type="float" office:value="4.63333333333333">
                <text:p>4.63333333333333</text:p>
              </table:table-cell>
              <table:table-cell office:value-type="float" office:value="4.34666666666667">
                <text:p>4.34666666666667</text:p>
              </table:table-cell>
              <table:table-cell office:value-type="float" office:value="5.10333333333333">
                <text:p>5.10333333333333</text:p>
              </table:table-cell>
              <table:table-cell office:value-type="float" office:value="4.25333333333333">
                <text:p>4.253333333333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.76333333333333">
                <text:p>4.76333333333333</text:p>
              </table:table-cell>
              <table:table-cell office:value-type="float" office:value="4.28">
                <text:p>4.28</text:p>
              </table:table-cell>
              <table:table-cell office:value-type="float" office:value="4.79333333333333">
                <text:p>4.79333333333333</text:p>
              </table:table-cell>
              <table:table-cell office:value-type="float" office:value="4.29333333333333">
                <text:p>4.29333333333333</text:p>
              </table:table-cell>
              <table:table-cell office:value-type="float" office:value="4.72666666666667">
                <text:p>4.72666666666667</text:p>
              </table:table-cell>
              <table:table-cell office:value-type="float" office:value="4.36333333333333">
                <text:p>4.363333333333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.33">
                <text:p>4.33</text:p>
              </table:table-cell>
              <table:table-cell office:value-type="float" office:value="4.24333333333333">
                <text:p>4.24333333333333</text:p>
              </table:table-cell>
              <table:table-cell office:value-type="float" office:value="4.80333333333333">
                <text:p>4.80333333333333</text:p>
              </table:table-cell>
              <table:table-cell office:value-type="float" office:value="4.20666666666667">
                <text:p>4.20666666666667</text:p>
              </table:table-cell>
              <table:table-cell office:value-type="float" office:value="4.99666666666667">
                <text:p>4.99666666666667</text:p>
              </table:table-cell>
              <table:table-cell office:value-type="float" office:value="4.47333333333333">
                <text:p>4.473333333333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.67">
                <text:p>4.67</text:p>
              </table:table-cell>
              <table:table-cell office:value-type="float" office:value="4.19">
                <text:p>4.19</text:p>
              </table:table-cell>
              <table:table-cell office:value-type="float" office:value="4.77333333333333">
                <text:p>4.77333333333333</text:p>
              </table:table-cell>
              <table:table-cell office:value-type="float" office:value="4.2">
                <text:p>4.2</text:p>
              </table:table-cell>
              <table:table-cell office:value-type="float" office:value="4.79333333333333">
                <text:p>4.79333333333333</text:p>
              </table:table-cell>
              <table:table-cell office:value-type="float" office:value="4.68333333333333">
                <text:p>4.683333333333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.39666666666667">
                <text:p>4.39666666666667</text:p>
              </table:table-cell>
              <table:table-cell office:value-type="float" office:value="4.25666666666667">
                <text:p>4.25666666666667</text:p>
              </table:table-cell>
              <table:table-cell office:value-type="float" office:value="4.83">
                <text:p>4.83</text:p>
              </table:table-cell>
              <table:table-cell office:value-type="float" office:value="4.17333333333333">
                <text:p>4.17333333333333</text:p>
              </table:table-cell>
              <table:table-cell office:value-type="float" office:value="4.71">
                <text:p>4.71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.36333333333333">
                <text:p>4.36333333333333</text:p>
              </table:table-cell>
              <table:table-cell office:value-type="float" office:value="4.32666666666667">
                <text:p>4.32666666666667</text:p>
              </table:table-cell>
              <table:table-cell office:value-type="float" office:value="4.78">
                <text:p>4.78</text:p>
              </table:table-cell>
              <table:table-cell office:value-type="float" office:value="4.22666666666667">
                <text:p>4.22666666666667</text:p>
              </table:table-cell>
              <table:table-cell office:value-type="float" office:value="4.83666666666667">
                <text:p>4.83666666666667</text:p>
              </table:table-cell>
              <table:table-cell office:value-type="float" office:value="4.32333333333333">
                <text:p>4.3233333333333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.04333333333333">
                <text:p>4.04333333333333</text:p>
              </table:table-cell>
              <table:table-cell office:value-type="float" office:value="4.13333333333333">
                <text:p>4.13333333333333</text:p>
              </table:table-cell>
              <table:table-cell office:value-type="float" office:value="4.57">
                <text:p>4.57</text:p>
              </table:table-cell>
              <table:table-cell office:value-type="float" office:value="3.76333333333333">
                <text:p>3.76333333333333</text:p>
              </table:table-cell>
              <table:table-cell office:value-type="float" office:value="4.52">
                <text:p>4.52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.06666666666667">
                <text:p>4.06666666666667</text:p>
              </table:table-cell>
              <table:table-cell office:value-type="float" office:value="4.20333333333333">
                <text:p>4.20333333333333</text:p>
              </table:table-cell>
              <table:table-cell office:value-type="float" office:value="5.13333333333333">
                <text:p>5.13333333333333</text:p>
              </table:table-cell>
              <table:table-cell office:value-type="float" office:value="3.71333333333333">
                <text:p>3.71333333333333</text:p>
              </table:table-cell>
              <table:table-cell office:value-type="float" office:value="4.54">
                <text:p>4.54</text:p>
              </table:table-cell>
              <table:table-cell office:value-type="float" office:value="4.18666666666667">
                <text:p>4.186666666666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.17">
                <text:p>4.17</text:p>
              </table:table-cell>
              <table:table-cell office:value-type="float" office:value="3.95333333333333">
                <text:p>3.95333333333333</text:p>
              </table:table-cell>
              <table:table-cell office:value-type="float" office:value="4.70333333333333">
                <text:p>4.70333333333333</text:p>
              </table:table-cell>
              <table:table-cell office:value-type="float" office:value="3.86">
                <text:p>3.86</text:p>
              </table:table-cell>
              <table:table-cell office:value-type="float" office:value="4.71666666666667">
                <text:p>4.71666666666667</text:p>
              </table:table-cell>
              <table:table-cell office:value-type="float" office:value="3.78666666666667">
                <text:p>3.786666666666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.1">
                <text:p>4.1</text:p>
              </table:table-cell>
              <table:table-cell office:value-type="float" office:value="4.12">
                <text:p>4.12</text:p>
              </table:table-cell>
              <table:table-cell office:value-type="float" office:value="4.62333333333333">
                <text:p>4.62333333333333</text:p>
              </table:table-cell>
              <table:table-cell office:value-type="float" office:value="4.03">
                <text:p>4.03</text:p>
              </table:table-cell>
              <table:table-cell office:value-type="float" office:value="4.37666666666667">
                <text:p>4.37666666666667</text:p>
              </table:table-cell>
              <table:table-cell office:value-type="float" office:value="3.82666666666667">
                <text:p>3.826666666666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98666666666667">
                <text:p>3.98666666666667</text:p>
              </table:table-cell>
              <table:table-cell office:value-type="float" office:value="3.81666666666667">
                <text:p>3.81666666666667</text:p>
              </table:table-cell>
              <table:table-cell office:value-type="float" office:value="4.37333333333333">
                <text:p>4.37333333333333</text:p>
              </table:table-cell>
              <table:table-cell office:value-type="float" office:value="3.77666666666667">
                <text:p>3.77666666666667</text:p>
              </table:table-cell>
              <table:table-cell office:value-type="float" office:value="4.40666666666667">
                <text:p>4.40666666666667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92">
                <text:p>3.92</text:p>
              </table:table-cell>
              <table:table-cell office:value-type="float" office:value="3.89333333333333">
                <text:p>3.89333333333333</text:p>
              </table:table-cell>
              <table:table-cell office:value-type="float" office:value="4.56666666666667">
                <text:p>4.56666666666667</text:p>
              </table:table-cell>
              <table:table-cell office:value-type="float" office:value="3.65">
                <text:p>3.65</text:p>
              </table:table-cell>
              <table:table-cell office:value-type="float" office:value="4.45333333333333">
                <text:p>4.45333333333333</text:p>
              </table:table-cell>
              <table:table-cell office:value-type="float" office:value="3.86666666666667">
                <text:p>3.866666666666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99666666666667">
                <text:p>3.99666666666667</text:p>
              </table:table-cell>
              <table:table-cell office:value-type="float" office:value="3.89333333333333">
                <text:p>3.89333333333333</text:p>
              </table:table-cell>
              <table:table-cell office:value-type="float" office:value="4.60666666666667">
                <text:p>4.60666666666667</text:p>
              </table:table-cell>
              <table:table-cell office:value-type="float" office:value="3.45333333333333">
                <text:p>3.45333333333333</text:p>
              </table:table-cell>
              <table:table-cell office:value-type="float" office:value="4.01666666666667">
                <text:p>4.01666666666667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83666666666667">
                <text:p>3.83666666666667</text:p>
              </table:table-cell>
              <table:table-cell office:value-type="float" office:value="3.67333333333333">
                <text:p>3.67333333333333</text:p>
              </table:table-cell>
              <table:table-cell office:value-type="float" office:value="4.62333333333333">
                <text:p>4.62333333333333</text:p>
              </table:table-cell>
              <table:table-cell office:value-type="float" office:value="3.47666666666667">
                <text:p>3.47666666666667</text:p>
              </table:table-cell>
              <table:table-cell office:value-type="float" office:value="4.34">
                <text:p>4.34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66333333333333">
                <text:p>3.66333333333333</text:p>
              </table:table-cell>
              <table:table-cell office:value-type="float" office:value="3.71333333333333">
                <text:p>3.71333333333333</text:p>
              </table:table-cell>
              <table:table-cell office:value-type="float" office:value="4.61666666666667">
                <text:p>4.61666666666667</text:p>
              </table:table-cell>
              <table:table-cell office:value-type="float" office:value="3.83666666666667">
                <text:p>3.83666666666667</text:p>
              </table:table-cell>
              <table:table-cell office:value-type="float" office:value="4.35333333333333">
                <text:p>4.35333333333333</text:p>
              </table:table-cell>
              <table:table-cell office:value-type="float" office:value="3.72333333333333">
                <text:p>3.7233333333333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.11666666666667">
                <text:p>4.11666666666667</text:p>
              </table:table-cell>
              <table:table-cell office:value-type="float" office:value="3.95333333333333">
                <text:p>3.95333333333333</text:p>
              </table:table-cell>
              <table:table-cell office:value-type="float" office:value="4.54666666666667">
                <text:p>4.54666666666667</text:p>
              </table:table-cell>
              <table:table-cell office:value-type="float" office:value="3.78666666666667">
                <text:p>3.78666666666667</text:p>
              </table:table-cell>
              <table:table-cell office:value-type="float" office:value="4.41">
                <text:p>4.41</text:p>
              </table:table-cell>
              <table:table-cell office:value-type="float" office:value="3.88666666666667">
                <text:p>3.8866666666666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.3">
                <text:p>4.3</text:p>
              </table:table-cell>
              <table:table-cell office:value-type="float" office:value="3.94333333333333">
                <text:p>3.94333333333333</text:p>
              </table:table-cell>
              <table:table-cell office:value-type="float" office:value="4.6">
                <text:p>4.6</text:p>
              </table:table-cell>
              <table:table-cell office:value-type="float" office:value="3.84">
                <text:p>3.84</text:p>
              </table:table-cell>
              <table:table-cell office:value-type="float" office:value="5.04333333333333">
                <text:p>5.04333333333333</text:p>
              </table:table-cell>
              <table:table-cell office:value-type="float" office:value="4.20333333333333">
                <text:p>4.203333333333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89666666666667">
                <text:p>3.89666666666667</text:p>
              </table:table-cell>
              <table:table-cell office:value-type="float" office:value="3.88666666666667">
                <text:p>3.88666666666667</text:p>
              </table:table-cell>
              <table:table-cell office:value-type="float" office:value="4.51666666666667">
                <text:p>4.51666666666667</text:p>
              </table:table-cell>
              <table:table-cell office:value-type="float" office:value="3.71">
                <text:p>3.71</text:p>
              </table:table-cell>
              <table:table-cell office:value-type="float" office:value="5.18">
                <text:p>5.18</text:p>
              </table:table-cell>
              <table:table-cell office:value-type="float" office:value="3.83333333333333">
                <text:p>3.833333333333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.17">
                <text:p>4.17</text:p>
              </table:table-cell>
              <table:table-cell office:value-type="float" office:value="3.84333333333333">
                <text:p>3.84333333333333</text:p>
              </table:table-cell>
              <table:table-cell office:value-type="float" office:value="4.57666666666667">
                <text:p>4.57666666666667</text:p>
              </table:table-cell>
              <table:table-cell office:value-type="float" office:value="3.91666666666667">
                <text:p>3.91666666666667</text:p>
              </table:table-cell>
              <table:table-cell office:value-type="float" office:value="4.66333333333333">
                <text:p>4.66333333333333</text:p>
              </table:table-cell>
              <table:table-cell office:value-type="float" office:value="3.82333333333333">
                <text:p>3.823333333333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.18666666666667">
                <text:p>4.18666666666667</text:p>
              </table:table-cell>
              <table:table-cell office:value-type="float" office:value="4.13666666666667">
                <text:p>4.13666666666667</text:p>
              </table:table-cell>
              <table:table-cell office:value-type="float" office:value="4.45">
                <text:p>4.45</text:p>
              </table:table-cell>
              <table:table-cell office:value-type="float" office:value="3.88">
                <text:p>3.88</text:p>
              </table:table-cell>
              <table:table-cell office:value-type="float" office:value="4.77">
                <text:p>4.77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.30666666666667">
                <text:p>4.30666666666667</text:p>
              </table:table-cell>
              <table:table-cell office:value-type="float" office:value="4.02">
                <text:p>4.02</text:p>
              </table:table-cell>
              <table:table-cell office:value-type="float" office:value="4.69333333333333">
                <text:p>4.69333333333333</text:p>
              </table:table-cell>
              <table:table-cell office:value-type="float" office:value="3.74333333333333">
                <text:p>3.74333333333333</text:p>
              </table:table-cell>
              <table:table-cell office:value-type="float" office:value="4.48666666666667">
                <text:p>4.48666666666667</text:p>
              </table:table-cell>
              <table:table-cell office:value-type="float" office:value="4.20666666666667">
                <text:p>4.206666666666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73">
                <text:p>3.73</text:p>
              </table:table-cell>
              <table:table-cell office:value-type="float" office:value="3.88666666666667">
                <text:p>3.88666666666667</text:p>
              </table:table-cell>
              <table:table-cell office:value-type="float" office:value="4.54333333333333">
                <text:p>4.54333333333333</text:p>
              </table:table-cell>
              <table:table-cell office:value-type="float" office:value="3.49666666666667">
                <text:p>3.49666666666667</text:p>
              </table:table-cell>
              <table:table-cell office:value-type="float" office:value="4.55">
                <text:p>4.55</text:p>
              </table:table-cell>
              <table:table-cell office:value-type="float" office:value="3.77333333333333">
                <text:p>3.773333333333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69666666666667">
                <text:p>3.69666666666667</text:p>
              </table:table-cell>
              <table:table-cell office:value-type="float" office:value="3.77">
                <text:p>3.77</text:p>
              </table:table-cell>
              <table:table-cell office:value-type="float" office:value="4.49">
                <text:p>4.49</text:p>
              </table:table-cell>
              <table:table-cell office:value-type="float" office:value="3.52">
                <text:p>3.52</text:p>
              </table:table-cell>
              <table:table-cell office:value-type="float" office:value="4.46666666666667">
                <text:p>4.46666666666667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88333333333333">
                <text:p>3.88333333333333</text:p>
              </table:table-cell>
              <table:table-cell office:value-type="float" office:value="3.59">
                <text:p>3.59</text:p>
              </table:table-cell>
              <table:table-cell office:value-type="float" office:value="4.34333333333333">
                <text:p>4.34333333333333</text:p>
              </table:table-cell>
              <table:table-cell office:value-type="float" office:value="3.45333333333333">
                <text:p>3.45333333333333</text:p>
              </table:table-cell>
              <table:table-cell office:value-type="float" office:value="4.71666666666667">
                <text:p>4.71666666666667</text:p>
              </table:table-cell>
              <table:table-cell office:value-type="float" office:value="3.59666666666667">
                <text:p>3.596666666666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62666666666667">
                <text:p>3.62666666666667</text:p>
              </table:table-cell>
              <table:table-cell office:value-type="float" office:value="3.62333333333333">
                <text:p>3.62333333333333</text:p>
              </table:table-cell>
              <table:table-cell office:value-type="float" office:value="4.50333333333333">
                <text:p>4.50333333333333</text:p>
              </table:table-cell>
              <table:table-cell office:value-type="float" office:value="3.36666666666667">
                <text:p>3.36666666666667</text:p>
              </table:table-cell>
              <table:table-cell office:value-type="float" office:value="4.75333333333333">
                <text:p>4.75333333333333</text:p>
              </table:table-cell>
              <table:table-cell office:value-type="float" office:value="3.79666666666667">
                <text:p>3.7966666666666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77333333333333">
                <text:p>3.77333333333333</text:p>
              </table:table-cell>
              <table:table-cell office:value-type="float" office:value="3.41">
                <text:p>3.41</text:p>
              </table:table-cell>
              <table:table-cell office:value-type="float" office:value="4.57">
                <text:p>4.57</text:p>
              </table:table-cell>
              <table:table-cell office:value-type="float" office:value="3.46666666666667">
                <text:p>3.46666666666667</text:p>
              </table:table-cell>
              <table:table-cell office:value-type="float" office:value="4.45333333333333">
                <text:p>4.45333333333333</text:p>
              </table:table-cell>
              <table:table-cell office:value-type="float" office:value="3.66666666666667">
                <text:p>3.6666666666666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46">
                <text:p>3.46</text:p>
              </table:table-cell>
              <table:table-cell office:value-type="float" office:value="3.31333333333333">
                <text:p>3.31333333333333</text:p>
              </table:table-cell>
              <table:table-cell office:value-type="float" office:value="4.34">
                <text:p>4.34</text:p>
              </table:table-cell>
              <table:table-cell office:value-type="float" office:value="3.20333333333333">
                <text:p>3.20333333333333</text:p>
              </table:table-cell>
              <table:table-cell office:value-type="float" office:value="4.24">
                <text:p>4.24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46333333333333">
                <text:p>3.46333333333333</text:p>
              </table:table-cell>
              <table:table-cell office:value-type="float" office:value="3.12333333333333">
                <text:p>3.12333333333333</text:p>
              </table:table-cell>
              <table:table-cell office:value-type="float" office:value="4.09666666666667">
                <text:p>4.09666666666667</text:p>
              </table:table-cell>
              <table:table-cell office:value-type="float" office:value="3.2">
                <text:p>3.2</text:p>
              </table:table-cell>
              <table:table-cell office:value-type="float" office:value="3.92666666666667">
                <text:p>3.92666666666667</text:p>
              </table:table-cell>
              <table:table-cell office:value-type="float" office:value="3.35666666666667">
                <text:p>3.3566666666666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52">
                <text:p>3.52</text:p>
              </table:table-cell>
              <table:table-cell office:value-type="float" office:value="3.20333333333333">
                <text:p>3.20333333333333</text:p>
              </table:table-cell>
              <table:table-cell office:value-type="float" office:value="4.35">
                <text:p>4.35</text:p>
              </table:table-cell>
              <table:table-cell office:value-type="float" office:value="3.33">
                <text:p>3.33</text:p>
              </table:table-cell>
              <table:table-cell office:value-type="float" office:value="3.95">
                <text:p>3.95</text:p>
              </table:table-cell>
              <table:table-cell office:value-type="float" office:value="3.22333333333333">
                <text:p>3.2233333333333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82">
                <text:p>3.82</text:p>
              </table:table-cell>
              <table:table-cell office:value-type="float" office:value="3.32">
                <text:p>3.3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3.17666666666667">
                <text:p>3.17666666666667</text:p>
              </table:table-cell>
              <table:table-cell office:value-type="float" office:value="4.25666666666667">
                <text:p>4.25666666666667</text:p>
              </table:table-cell>
              <table:table-cell office:value-type="float" office:value="3.71666666666667">
                <text:p>3.7166666666666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73333333333333">
                <text:p>3.73333333333333</text:p>
              </table:table-cell>
              <table:table-cell office:value-type="float" office:value="3.21666666666667">
                <text:p>3.21666666666667</text:p>
              </table:table-cell>
              <table:table-cell office:value-type="float" office:value="4.38">
                <text:p>4.38</text:p>
              </table:table-cell>
              <table:table-cell office:value-type="float" office:value="3.23666666666667">
                <text:p>3.23666666666667</text:p>
              </table:table-cell>
              <table:table-cell office:value-type="float" office:value="4.58333333333333">
                <text:p>4.58333333333333</text:p>
              </table:table-cell>
              <table:table-cell office:value-type="float" office:value="3.51333333333333">
                <text:p>3.5133333333333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84666666666667">
                <text:p>3.84666666666667</text:p>
              </table:table-cell>
              <table:table-cell office:value-type="float" office:value="3.25333333333333">
                <text:p>3.25333333333333</text:p>
              </table:table-cell>
              <table:table-cell office:value-type="float" office:value="4.13">
                <text:p>4.13</text:p>
              </table:table-cell>
              <table:table-cell office:value-type="float" office:value="3.33">
                <text:p>3.33</text:p>
              </table:table-cell>
              <table:table-cell office:value-type="float" office:value="4.59333333333333">
                <text:p>4.5933333333333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45">
                <text:p>3.45</text:p>
              </table:table-cell>
              <table:table-cell office:value-type="float" office:value="3.50333333333333">
                <text:p>3.50333333333333</text:p>
              </table:table-cell>
              <table:table-cell office:value-type="float" office:value="3.98666666666667">
                <text:p>3.98666666666667</text:p>
              </table:table-cell>
              <table:table-cell office:value-type="float" office:value="3.35">
                <text:p>3.35</text:p>
              </table:table-cell>
              <table:table-cell office:value-type="float" office:value="4.46333333333333">
                <text:p>4.46333333333333</text:p>
              </table:table-cell>
              <table:table-cell office:value-type="float" office:value="3.58333333333333">
                <text:p>3.583333333333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80666666666667">
                <text:p>3.80666666666667</text:p>
              </table:table-cell>
              <table:table-cell office:value-type="float" office:value="3.31666666666667">
                <text:p>3.31666666666667</text:p>
              </table:table-cell>
              <table:table-cell office:value-type="float" office:value="4.56333333333333">
                <text:p>4.56333333333333</text:p>
              </table:table-cell>
              <table:table-cell office:value-type="float" office:value="3.23333333333333">
                <text:p>3.23333333333333</text:p>
              </table:table-cell>
              <table:table-cell office:value-type="float" office:value="4.54666666666667">
                <text:p>4.54666666666667</text:p>
              </table:table-cell>
              <table:table-cell office:value-type="float" office:value="3.61333333333333">
                <text:p>3.6133333333333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57333333333333">
                <text:p>3.57333333333333</text:p>
              </table:table-cell>
              <table:table-cell office:value-type="float" office:value="3.32333333333333">
                <text:p>3.32333333333333</text:p>
              </table:table-cell>
              <table:table-cell office:value-type="float" office:value="4.47666666666667">
                <text:p>4.47666666666667</text:p>
              </table:table-cell>
              <table:table-cell office:value-type="float" office:value="3.37">
                <text:p>3.37</text:p>
              </table:table-cell>
              <table:table-cell office:value-type="float" office:value="4.6">
                <text:p>4.6</text:p>
              </table:table-cell>
              <table:table-cell office:value-type="float" office:value="3.78666666666667">
                <text:p>3.7866666666666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3.27333333333333">
                <text:p>3.27333333333333</text:p>
              </table:table-cell>
              <table:table-cell office:value-type="float" office:value="4.29">
                <text:p>4.29</text:p>
              </table:table-cell>
              <table:table-cell office:value-type="float" office:value="3.09333333333333">
                <text:p>3.09333333333333</text:p>
              </table:table-cell>
              <table:table-cell office:value-type="float" office:value="4.43">
                <text:p>4.43</text:p>
              </table:table-cell>
              <table:table-cell office:value-type="float" office:value="3.63666666666667">
                <text:p>3.6366666666666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73">
                <text:p>3.73</text:p>
              </table:table-cell>
              <table:table-cell office:value-type="float" office:value="3.37333333333333">
                <text:p>3.37333333333333</text:p>
              </table:table-cell>
              <table:table-cell office:value-type="float" office:value="4.03333333333333">
                <text:p>4.03333333333333</text:p>
              </table:table-cell>
              <table:table-cell office:value-type="float" office:value="3.21333333333333">
                <text:p>3.21333333333333</text:p>
              </table:table-cell>
              <table:table-cell office:value-type="float" office:value="4.35666666666667">
                <text:p>4.35666666666667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71666666666667">
                <text:p>3.71666666666667</text:p>
              </table:table-cell>
              <table:table-cell office:value-type="float" office:value="3.37333333333333">
                <text:p>3.37333333333333</text:p>
              </table:table-cell>
              <table:table-cell office:value-type="float" office:value="3.85">
                <text:p>3.85</text:p>
              </table:table-cell>
              <table:table-cell office:value-type="float" office:value="3.50666666666667">
                <text:p>3.50666666666667</text:p>
              </table:table-cell>
              <table:table-cell office:value-type="float" office:value="4.44333333333333">
                <text:p>4.44333333333333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56666666666667">
                <text:p>3.56666666666667</text:p>
              </table:table-cell>
              <table:table-cell office:value-type="float" office:value="3.51">
                <text:p>3.51</text:p>
              </table:table-cell>
              <table:table-cell office:value-type="float" office:value="4.38333333333333">
                <text:p>4.38333333333333</text:p>
              </table:table-cell>
              <table:table-cell office:value-type="float" office:value="3.35666666666667">
                <text:p>3.35666666666667</text:p>
              </table:table-cell>
              <table:table-cell office:value-type="float" office:value="4.72666666666667">
                <text:p>4.72666666666667</text:p>
              </table:table-cell>
              <table:table-cell office:value-type="float" office:value="4.16666666666667">
                <text:p>4.166666666666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89333333333333">
                <text:p>3.89333333333333</text:p>
              </table:table-cell>
              <table:table-cell office:value-type="float" office:value="3.43333333333333">
                <text:p>3.43333333333333</text:p>
              </table:table-cell>
              <table:table-cell office:value-type="float" office:value="4.26333333333333">
                <text:p>4.26333333333333</text:p>
              </table:table-cell>
              <table:table-cell office:value-type="float" office:value="3.16">
                <text:p>3.16</text:p>
              </table:table-cell>
              <table:table-cell office:value-type="float" office:value="4.95">
                <text:p>4.95</text:p>
              </table:table-cell>
              <table:table-cell office:value-type="float" office:value="4.32666666666667">
                <text:p>4.3266666666666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59">
                <text:p>3.59</text:p>
              </table:table-cell>
              <table:table-cell office:value-type="float" office:value="3.54333333333333">
                <text:p>3.54333333333333</text:p>
              </table:table-cell>
              <table:table-cell office:value-type="float" office:value="4.71666666666667">
                <text:p>4.71666666666667</text:p>
              </table:table-cell>
              <table:table-cell office:value-type="float" office:value="3.26666666666667">
                <text:p>3.26666666666667</text:p>
              </table:table-cell>
              <table:table-cell office:value-type="float" office:value="4.68666666666667">
                <text:p>4.68666666666667</text:p>
              </table:table-cell>
              <table:table-cell office:value-type="float" office:value="4.07333333333333">
                <text:p>4.073333333333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60666666666667">
                <text:p>3.60666666666667</text:p>
              </table:table-cell>
              <table:table-cell office:value-type="float" office:value="3.53666666666667">
                <text:p>3.53666666666667</text:p>
              </table:table-cell>
              <table:table-cell office:value-type="float" office:value="4.27333333333333">
                <text:p>4.27333333333333</text:p>
              </table:table-cell>
              <table:table-cell office:value-type="float" office:value="3.15">
                <text:p>3.15</text:p>
              </table:table-cell>
              <table:table-cell office:value-type="float" office:value="4.24">
                <text:p>4.24</text:p>
              </table:table-cell>
              <table:table-cell office:value-type="float" office:value="3.52333333333333">
                <text:p>3.5233333333333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48">
                <text:p>3.48</text:p>
              </table:table-cell>
              <table:table-cell office:value-type="float" office:value="3.25333333333333">
                <text:p>3.25333333333333</text:p>
              </table:table-cell>
              <table:table-cell office:value-type="float" office:value="4.32">
                <text:p>4.32</text:p>
              </table:table-cell>
              <table:table-cell office:value-type="float" office:value="3.11333333333333">
                <text:p>3.11333333333333</text:p>
              </table:table-cell>
              <table:table-cell office:value-type="float" office:value="4.52333333333333">
                <text:p>4.52333333333333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74">
                <text:p>3.74</text:p>
              </table:table-cell>
              <table:table-cell office:value-type="float" office:value="3.48333333333333">
                <text:p>3.48333333333333</text:p>
              </table:table-cell>
              <table:table-cell office:value-type="float" office:value="4.33">
                <text:p>4.33</text:p>
              </table:table-cell>
              <table:table-cell office:value-type="float" office:value="3.06666666666667">
                <text:p>3.06666666666667</text:p>
              </table:table-cell>
              <table:table-cell office:value-type="float" office:value="4.69666666666667">
                <text:p>4.69666666666667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74333333333333">
                <text:p>3.74333333333333</text:p>
              </table:table-cell>
              <table:table-cell office:value-type="float" office:value="3.35333333333333">
                <text:p>3.35333333333333</text:p>
              </table:table-cell>
              <table:table-cell office:value-type="float" office:value="4.27">
                <text:p>4.27</text:p>
              </table:table-cell>
              <table:table-cell office:value-type="float" office:value="3.44666666666667">
                <text:p>3.44666666666667</text:p>
              </table:table-cell>
              <table:table-cell office:value-type="float" office:value="4.63333333333333">
                <text:p>4.63333333333333</text:p>
              </table:table-cell>
              <table:table-cell office:value-type="float" office:value="3.99333333333333">
                <text:p>3.9933333333333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81666666666667">
                <text:p>3.81666666666667</text:p>
              </table:table-cell>
              <table:table-cell office:value-type="float" office:value="3.49">
                <text:p>3.49</text:p>
              </table:table-cell>
              <table:table-cell office:value-type="float" office:value="4.26">
                <text:p>4.26</text:p>
              </table:table-cell>
              <table:table-cell office:value-type="float" office:value="3.70333333333333">
                <text:p>3.70333333333333</text:p>
              </table:table-cell>
              <table:table-cell office:value-type="float" office:value="5.11333333333333">
                <text:p>5.11333333333333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86">
                <text:p>3.86</text:p>
              </table:table-cell>
              <table:table-cell office:value-type="float" office:value="3.40666666666667">
                <text:p>3.40666666666667</text:p>
              </table:table-cell>
              <table:table-cell office:value-type="float" office:value="4.24">
                <text:p>4.24</text:p>
              </table:table-cell>
              <table:table-cell office:value-type="float" office:value="3.46666666666667">
                <text:p>3.46666666666667</text:p>
              </table:table-cell>
              <table:table-cell office:value-type="float" office:value="4.71">
                <text:p>4.71</text:p>
              </table:table-cell>
              <table:table-cell office:value-type="float" office:value="3.56666666666667">
                <text:p>3.5666666666666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49666666666667">
                <text:p>3.49666666666667</text:p>
              </table:table-cell>
              <table:table-cell office:value-type="float" office:value="3.50333333333333">
                <text:p>3.50333333333333</text:p>
              </table:table-cell>
              <table:table-cell office:value-type="float" office:value="4.02">
                <text:p>4.02</text:p>
              </table:table-cell>
              <table:table-cell office:value-type="float" office:value="3.35666666666667">
                <text:p>3.35666666666667</text:p>
              </table:table-cell>
              <table:table-cell office:value-type="float" office:value="4.47333333333333">
                <text:p>4.47333333333333</text:p>
              </table:table-cell>
              <table:table-cell office:value-type="float" office:value="3.77666666666667">
                <text:p>3.7766666666666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39">
                <text:p>3.39</text:p>
              </table:table-cell>
              <table:table-cell office:value-type="float" office:value="3.74666666666667">
                <text:p>3.74666666666667</text:p>
              </table:table-cell>
              <table:table-cell office:value-type="float" office:value="4.26">
                <text:p>4.26</text:p>
              </table:table-cell>
              <table:table-cell office:value-type="float" office:value="3.28666666666667">
                <text:p>3.28666666666667</text:p>
              </table:table-cell>
              <table:table-cell office:value-type="float" office:value="4.92">
                <text:p>4.92</text:p>
              </table:table-cell>
              <table:table-cell office:value-type="float" office:value="3.59333333333333">
                <text:p>3.5933333333333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68666666666667">
                <text:p>3.68666666666667</text:p>
              </table:table-cell>
              <table:table-cell office:value-type="float" office:value="3.80333333333333">
                <text:p>3.80333333333333</text:p>
              </table:table-cell>
              <table:table-cell office:value-type="float" office:value="4.01666666666667">
                <text:p>4.01666666666667</text:p>
              </table:table-cell>
              <table:table-cell office:value-type="float" office:value="3.54666666666667">
                <text:p>3.54666666666667</text:p>
              </table:table-cell>
              <table:table-cell office:value-type="float" office:value="4.83">
                <text:p>4.83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72">
                <text:p>3.72</text:p>
              </table:table-cell>
              <table:table-cell office:value-type="float" office:value="3.67666666666667">
                <text:p>3.67666666666667</text:p>
              </table:table-cell>
              <table:table-cell office:value-type="float" office:value="4.10666666666667">
                <text:p>4.10666666666667</text:p>
              </table:table-cell>
              <table:table-cell office:value-type="float" office:value="3.19666666666667">
                <text:p>3.19666666666667</text:p>
              </table:table-cell>
              <table:table-cell office:value-type="float" office:value="4.56666666666667">
                <text:p>4.56666666666667</text:p>
              </table:table-cell>
              <table:table-cell office:value-type="float" office:value="3.52333333333333">
                <text:p>3.5233333333333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29333333333333">
                <text:p>3.29333333333333</text:p>
              </table:table-cell>
              <table:table-cell office:value-type="float" office:value="3.55333333333333">
                <text:p>3.55333333333333</text:p>
              </table:table-cell>
              <table:table-cell office:value-type="float" office:value="4.19666666666667">
                <text:p>4.19666666666667</text:p>
              </table:table-cell>
              <table:table-cell office:value-type="float" office:value="3.37">
                <text:p>3.37</text:p>
              </table:table-cell>
              <table:table-cell office:value-type="float" office:value="4.21">
                <text:p>4.21</text:p>
              </table:table-cell>
              <table:table-cell office:value-type="float" office:value="3.58666666666667">
                <text:p>3.5866666666666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54">
                <text:p>3.54</text:p>
              </table:table-cell>
              <table:table-cell office:value-type="float" office:value="3.46">
                <text:p>3.46</text:p>
              </table:table-cell>
              <table:table-cell office:value-type="float" office:value="3.98666666666667">
                <text:p>3.98666666666667</text:p>
              </table:table-cell>
              <table:table-cell office:value-type="float" office:value="3.47">
                <text:p>3.47</text:p>
              </table:table-cell>
              <table:table-cell office:value-type="float" office:value="3.91333333333333">
                <text:p>3.9133333333333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86666666666667">
                <text:p>3.86666666666667</text:p>
              </table:table-cell>
              <table:table-cell office:value-type="float" office:value="3.65333333333333">
                <text:p>3.65333333333333</text:p>
              </table:table-cell>
              <table:table-cell office:value-type="float" office:value="4.10666666666667">
                <text:p>4.10666666666667</text:p>
              </table:table-cell>
              <table:table-cell office:value-type="float" office:value="3.66">
                <text:p>3.66</text:p>
              </table:table-cell>
              <table:table-cell office:value-type="float" office:value="4.15">
                <text:p>4.15</text:p>
              </table:table-cell>
              <table:table-cell office:value-type="float" office:value="4.02666666666667">
                <text:p>4.0266666666666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.93">
                <text:p>3.93</text:p>
              </table:table-cell>
              <table:table-cell office:value-type="float" office:value="3.48666666666667">
                <text:p>3.48666666666667</text:p>
              </table:table-cell>
              <table:table-cell office:value-type="float" office:value="4.05">
                <text:p>4.05</text:p>
              </table:table-cell>
              <table:table-cell office:value-type="float" office:value="3.44333333333333">
                <text:p>3.44333333333333</text:p>
              </table:table-cell>
              <table:table-cell office:value-type="float" office:value="4.06">
                <text:p>4.06</text:p>
              </table:table-cell>
              <table:table-cell office:value-type="float" office:value="4.20333333333333">
                <text:p>4.2033333333333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.60666666666667">
                <text:p>3.60666666666667</text:p>
              </table:table-cell>
              <table:table-cell office:value-type="float" office:value="3.56">
                <text:p>3.56</text:p>
              </table:table-cell>
              <table:table-cell office:value-type="float" office:value="3.82666666666667">
                <text:p>3.82666666666667</text:p>
              </table:table-cell>
              <table:table-cell office:value-type="float" office:value="3.75">
                <text:p>3.75</text:p>
              </table:table-cell>
              <table:table-cell office:value-type="float" office:value="4.16">
                <text:p>4.16</text:p>
              </table:table-cell>
              <table:table-cell office:value-type="float" office:value="4.09666666666667">
                <text:p>4.0966666666666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.01666666666667">
                <text:p>4.01666666666667</text:p>
              </table:table-cell>
              <table:table-cell office:value-type="float" office:value="3.62">
                <text:p>3.62</text:p>
              </table:table-cell>
              <table:table-cell office:value-type="float" office:value="4.16">
                <text:p>4.16</text:p>
              </table:table-cell>
              <table:table-cell office:value-type="float" office:value="3.74666666666667">
                <text:p>3.74666666666667</text:p>
              </table:table-cell>
              <table:table-cell office:value-type="float" office:value="4.37666666666667">
                <text:p>4.37666666666667</text:p>
              </table:table-cell>
              <table:table-cell office:value-type="float" office:value="4.08333333333333">
                <text:p>4.0833333333333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59">
                <text:p>3.59</text:p>
              </table:table-cell>
              <table:table-cell office:value-type="float" office:value="3.93333333333333">
                <text:p>3.93333333333333</text:p>
              </table:table-cell>
              <table:table-cell office:value-type="float" office:value="4.07">
                <text:p>4.07</text:p>
              </table:table-cell>
              <table:table-cell office:value-type="float" office:value="3.66333333333333">
                <text:p>3.66333333333333</text:p>
              </table:table-cell>
              <table:table-cell office:value-type="float" office:value="4.43666666666667">
                <text:p>4.43666666666667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.83666666666667">
                <text:p>3.83666666666667</text:p>
              </table:table-cell>
              <table:table-cell office:value-type="float" office:value="3.85">
                <text:p>3.85</text:p>
              </table:table-cell>
              <table:table-cell office:value-type="float" office:value="3.95333333333333">
                <text:p>3.95333333333333</text:p>
              </table:table-cell>
              <table:table-cell office:value-type="float" office:value="3.63333333333333">
                <text:p>3.63333333333333</text:p>
              </table:table-cell>
              <table:table-cell office:value-type="float" office:value="4.21666666666667">
                <text:p>4.21666666666667</text:p>
              </table:table-cell>
              <table:table-cell office:value-type="float" office:value="4.05666666666667">
                <text:p>4.0566666666666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.80333333333333">
                <text:p>3.80333333333333</text:p>
              </table:table-cell>
              <table:table-cell office:value-type="float" office:value="3.98">
                <text:p>3.98</text:p>
              </table:table-cell>
              <table:table-cell office:value-type="float" office:value="4.11333333333333">
                <text:p>4.11333333333333</text:p>
              </table:table-cell>
              <table:table-cell office:value-type="float" office:value="3.65666666666667">
                <text:p>3.65666666666667</text:p>
              </table:table-cell>
              <table:table-cell office:value-type="float" office:value="4.38666666666667">
                <text:p>4.38666666666667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.00666666666667">
                <text:p>4.00666666666667</text:p>
              </table:table-cell>
              <table:table-cell office:value-type="float" office:value="3.81333333333333">
                <text:p>3.81333333333333</text:p>
              </table:table-cell>
              <table:table-cell office:value-type="float" office:value="4.08666666666667">
                <text:p>4.08666666666667</text:p>
              </table:table-cell>
              <table:table-cell office:value-type="float" office:value="3.79666666666667">
                <text:p>3.79666666666667</text:p>
              </table:table-cell>
              <table:table-cell office:value-type="float" office:value="4.37666666666667">
                <text:p>4.37666666666667</text:p>
              </table:table-cell>
              <table:table-cell office:value-type="float" office:value="4.22666666666667">
                <text:p>4.2266666666666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.89666666666667">
                <text:p>3.89666666666667</text:p>
              </table:table-cell>
              <table:table-cell office:value-type="float" office:value="3.61">
                <text:p>3.61</text:p>
              </table:table-cell>
              <table:table-cell office:value-type="float" office:value="4.03333333333333">
                <text:p>4.03333333333333</text:p>
              </table:table-cell>
              <table:table-cell office:value-type="float" office:value="3.82666666666667">
                <text:p>3.82666666666667</text:p>
              </table:table-cell>
              <table:table-cell office:value-type="float" office:value="3.79666666666667">
                <text:p>3.79666666666667</text:p>
              </table:table-cell>
              <table:table-cell office:value-type="float" office:value="3.95666666666667">
                <text:p>3.9566666666666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94">
                <text:p>3.94</text:p>
              </table:table-cell>
              <table:table-cell office:value-type="float" office:value="3.54666666666667">
                <text:p>3.54666666666667</text:p>
              </table:table-cell>
              <table:table-cell office:value-type="float" office:value="3.82">
                <text:p>3.82</text:p>
              </table:table-cell>
              <table:table-cell office:value-type="float" office:value="3.49666666666667">
                <text:p>3.49666666666667</text:p>
              </table:table-cell>
              <table:table-cell office:value-type="float" office:value="3.85">
                <text:p>3.85</text:p>
              </table:table-cell>
              <table:table-cell office:value-type="float" office:value="3.79666666666667">
                <text:p>3.7966666666666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75">
                <text:p>3.75</text:p>
              </table:table-cell>
              <table:table-cell office:value-type="float" office:value="3.55333333333333">
                <text:p>3.55333333333333</text:p>
              </table:table-cell>
              <table:table-cell office:value-type="float" office:value="3.58333333333333">
                <text:p>3.58333333333333</text:p>
              </table:table-cell>
              <table:table-cell office:value-type="float" office:value="3.55333333333333">
                <text:p>3.55333333333333</text:p>
              </table:table-cell>
              <table:table-cell office:value-type="float" office:value="4.00333333333333">
                <text:p>4.00333333333333</text:p>
              </table:table-cell>
              <table:table-cell office:value-type="float" office:value="3.89333333333333">
                <text:p>3.8933333333333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75666666666667">
                <text:p>3.75666666666667</text:p>
              </table:table-cell>
              <table:table-cell office:value-type="float" office:value="3.73666666666667">
                <text:p>3.73666666666667</text:p>
              </table:table-cell>
              <table:table-cell office:value-type="float" office:value="3.87666666666667">
                <text:p>3.87666666666667</text:p>
              </table:table-cell>
              <table:table-cell office:value-type="float" office:value="3.42666666666667">
                <text:p>3.42666666666667</text:p>
              </table:table-cell>
              <table:table-cell office:value-type="float" office:value="4.06666666666667">
                <text:p>4.06666666666667</text:p>
              </table:table-cell>
              <table:table-cell office:value-type="float" office:value="4.31666666666667">
                <text:p>4.3166666666666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.67333333333333">
                <text:p>3.67333333333333</text:p>
              </table:table-cell>
              <table:table-cell office:value-type="float" office:value="3.64333333333333">
                <text:p>3.64333333333333</text:p>
              </table:table-cell>
              <table:table-cell office:value-type="float" office:value="3.9">
                <text:p>3.9</text:p>
              </table:table-cell>
              <table:table-cell office:value-type="float" office:value="3.61666666666667">
                <text:p>3.61666666666667</text:p>
              </table:table-cell>
              <table:table-cell office:value-type="float" office:value="3.84666666666667">
                <text:p>3.84666666666667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.86">
                <text:p>3.86</text:p>
              </table:table-cell>
              <table:table-cell office:value-type="float" office:value="3.64333333333333">
                <text:p>3.64333333333333</text:p>
              </table:table-cell>
              <table:table-cell office:value-type="float" office:value="3.83">
                <text:p>3.83</text:p>
              </table:table-cell>
              <table:table-cell office:value-type="float" office:value="3.53666666666667">
                <text:p>3.53666666666667</text:p>
              </table:table-cell>
              <table:table-cell office:value-type="float" office:value="4.15333333333333">
                <text:p>4.15333333333333</text:p>
              </table:table-cell>
              <table:table-cell office:value-type="float" office:value="3.88333333333333">
                <text:p>3.8833333333333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35333333333333">
                <text:p>3.35333333333333</text:p>
              </table:table-cell>
              <table:table-cell office:value-type="float" office:value="3.57333333333333">
                <text:p>3.57333333333333</text:p>
              </table:table-cell>
              <table:table-cell office:value-type="float" office:value="3.64">
                <text:p>3.64</text:p>
              </table:table-cell>
              <table:table-cell office:value-type="float" office:value="3.48666666666667">
                <text:p>3.48666666666667</text:p>
              </table:table-cell>
              <table:table-cell office:value-type="float" office:value="4.10666666666667">
                <text:p>4.10666666666667</text:p>
              </table:table-cell>
              <table:table-cell office:value-type="float" office:value="3.67666666666667">
                <text:p>3.6766666666666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.68">
                <text:p>3.68</text:p>
              </table:table-cell>
              <table:table-cell office:value-type="float" office:value="3.71333333333333">
                <text:p>3.71333333333333</text:p>
              </table:table-cell>
              <table:table-cell office:value-type="float" office:value="3.77666666666667">
                <text:p>3.77666666666667</text:p>
              </table:table-cell>
              <table:table-cell office:value-type="float" office:value="3.63">
                <text:p>3.63</text:p>
              </table:table-cell>
              <table:table-cell office:value-type="float" office:value="3.71">
                <text:p>3.71</text:p>
              </table:table-cell>
              <table:table-cell office:value-type="float" office:value="3.45333333333333">
                <text:p>3.4533333333333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.39333333333333">
                <text:p>3.39333333333333</text:p>
              </table:table-cell>
              <table:table-cell office:value-type="float" office:value="3.49">
                <text:p>3.49</text:p>
              </table:table-cell>
              <table:table-cell office:value-type="float" office:value="3.74333333333333">
                <text:p>3.74333333333333</text:p>
              </table:table-cell>
              <table:table-cell office:value-type="float" office:value="3.48666666666667">
                <text:p>3.48666666666667</text:p>
              </table:table-cell>
              <table:table-cell office:value-type="float" office:value="3.85666666666667">
                <text:p>3.85666666666667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.96666666666667">
                <text:p>3.96666666666667</text:p>
              </table:table-cell>
              <table:table-cell office:value-type="float" office:value="3.54">
                <text:p>3.54</text:p>
              </table:table-cell>
              <table:table-cell office:value-type="float" office:value="3.77666666666667">
                <text:p>3.77666666666667</text:p>
              </table:table-cell>
              <table:table-cell office:value-type="float" office:value="3.59666666666667">
                <text:p>3.59666666666667</text:p>
              </table:table-cell>
              <table:table-cell office:value-type="float" office:value="3.92333333333333">
                <text:p>3.92333333333333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.56666666666667">
                <text:p>3.56666666666667</text:p>
              </table:table-cell>
              <table:table-cell office:value-type="float" office:value="3.79">
                <text:p>3.79</text:p>
              </table:table-cell>
              <table:table-cell office:value-type="float" office:value="4.03666666666667">
                <text:p>4.03666666666667</text:p>
              </table:table-cell>
              <table:table-cell office:value-type="float" office:value="3.65333333333333">
                <text:p>3.65333333333333</text:p>
              </table:table-cell>
              <table:table-cell office:value-type="float" office:value="3.99">
                <text:p>3.99</text:p>
              </table:table-cell>
              <table:table-cell office:value-type="float" office:value="4.05666666666667">
                <text:p>4.0566666666666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.97333333333333">
                <text:p>3.97333333333333</text:p>
              </table:table-cell>
              <table:table-cell office:value-type="float" office:value="3.95666666666667">
                <text:p>3.95666666666667</text:p>
              </table:table-cell>
              <table:table-cell office:value-type="float" office:value="4.00333333333333">
                <text:p>4.00333333333333</text:p>
              </table:table-cell>
              <table:table-cell office:value-type="float" office:value="3.55">
                <text:p>3.55</text:p>
              </table:table-cell>
              <table:table-cell office:value-type="float" office:value="4.15333333333333">
                <text:p>4.15333333333333</text:p>
              </table:table-cell>
              <table:table-cell office:value-type="float" office:value="4.16333333333333">
                <text:p>4.1633333333333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.79666666666667">
                <text:p>3.79666666666667</text:p>
              </table:table-cell>
              <table:table-cell office:value-type="float" office:value="4.01333333333333">
                <text:p>4.01333333333333</text:p>
              </table:table-cell>
              <table:table-cell office:value-type="float" office:value="4.34333333333333">
                <text:p>4.34333333333333</text:p>
              </table:table-cell>
              <table:table-cell office:value-type="float" office:value="3.66333333333333">
                <text:p>3.66333333333333</text:p>
              </table:table-cell>
              <table:table-cell office:value-type="float" office:value="4.14">
                <text:p>4.14</text:p>
              </table:table-cell>
              <table:table-cell office:value-type="float" office:value="3.99666666666667">
                <text:p>3.9966666666666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.86666666666667">
                <text:p>3.86666666666667</text:p>
              </table:table-cell>
              <table:table-cell office:value-type="float" office:value="4.08">
                <text:p>4.08</text:p>
              </table:table-cell>
              <table:table-cell office:value-type="float" office:value="4.47">
                <text:p>4.47</text:p>
              </table:table-cell>
              <table:table-cell office:value-type="float" office:value="3.82666666666667">
                <text:p>3.82666666666667</text:p>
              </table:table-cell>
              <table:table-cell office:value-type="float" office:value="4.23333333333333">
                <text:p>4.23333333333333</text:p>
              </table:table-cell>
              <table:table-cell office:value-type="float" office:value="4.20666666666667">
                <text:p>4.2066666666666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.72">
                <text:p>3.72</text:p>
              </table:table-cell>
              <table:table-cell office:value-type="float" office:value="3.82666666666667">
                <text:p>3.82666666666667</text:p>
              </table:table-cell>
              <table:table-cell office:value-type="float" office:value="4.41333333333333">
                <text:p>4.41333333333333</text:p>
              </table:table-cell>
              <table:table-cell office:value-type="float" office:value="3.64333333333333">
                <text:p>3.64333333333333</text:p>
              </table:table-cell>
              <table:table-cell office:value-type="float" office:value="4.28">
                <text:p>4.28</text:p>
              </table:table-cell>
              <table:table-cell office:value-type="float" office:value="3.83333333333333">
                <text:p>3.8333333333333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.85333333333333">
                <text:p>3.85333333333333</text:p>
              </table:table-cell>
              <table:table-cell office:value-type="float" office:value="3.82666666666667">
                <text:p>3.82666666666667</text:p>
              </table:table-cell>
              <table:table-cell office:value-type="float" office:value="4.23333333333333">
                <text:p>4.23333333333333</text:p>
              </table:table-cell>
              <table:table-cell office:value-type="float" office:value="3.89666666666667">
                <text:p>3.89666666666667</text:p>
              </table:table-cell>
              <table:table-cell office:value-type="float" office:value="4.41666666666667">
                <text:p>4.41666666666667</text:p>
              </table:table-cell>
              <table:table-cell office:value-type="float" office:value="4.09666666666667">
                <text:p>4.0966666666666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.77333333333333">
                <text:p>3.77333333333333</text:p>
              </table:table-cell>
              <table:table-cell office:value-type="float" office:value="4.04">
                <text:p>4.04</text:p>
              </table:table-cell>
              <table:table-cell office:value-type="float" office:value="4.26666666666667">
                <text:p>4.26666666666667</text:p>
              </table:table-cell>
              <table:table-cell office:value-type="float" office:value="3.94">
                <text:p>3.94</text:p>
              </table:table-cell>
              <table:table-cell office:value-type="float" office:value="4.43333333333333">
                <text:p>4.43333333333333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.93">
                <text:p>3.93</text:p>
              </table:table-cell>
              <table:table-cell office:value-type="float" office:value="3.69666666666667">
                <text:p>3.69666666666667</text:p>
              </table:table-cell>
              <table:table-cell office:value-type="float" office:value="4.31">
                <text:p>4.31</text:p>
              </table:table-cell>
              <table:table-cell office:value-type="float" office:value="3.99666666666667">
                <text:p>3.99666666666667</text:p>
              </table:table-cell>
              <table:table-cell office:value-type="float" office:value="4.11">
                <text:p>4.11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.84333333333333">
                <text:p>3.84333333333333</text:p>
              </table:table-cell>
              <table:table-cell office:value-type="float" office:value="3.71">
                <text:p>3.71</text:p>
              </table:table-cell>
              <table:table-cell office:value-type="float" office:value="4.15666666666667">
                <text:p>4.15666666666667</text:p>
              </table:table-cell>
              <table:table-cell office:value-type="float" office:value="3.87333333333333">
                <text:p>3.87333333333333</text:p>
              </table:table-cell>
              <table:table-cell office:value-type="float" office:value="3.95666666666667">
                <text:p>3.95666666666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.14">
                <text:p>4.14</text:p>
              </table:table-cell>
              <table:table-cell office:value-type="float" office:value="3.84333333333333">
                <text:p>3.84333333333333</text:p>
              </table:table-cell>
              <table:table-cell office:value-type="float" office:value="4.30333333333333">
                <text:p>4.30333333333333</text:p>
              </table:table-cell>
              <table:table-cell office:value-type="float" office:value="4.00333333333333">
                <text:p>4.00333333333333</text:p>
              </table:table-cell>
              <table:table-cell office:value-type="float" office:value="3.98666666666667">
                <text:p>3.98666666666667</text:p>
              </table:table-cell>
              <table:table-cell office:value-type="float" office:value="3.96333333333333">
                <text:p>3.9633333333333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.86333333333333">
                <text:p>3.86333333333333</text:p>
              </table:table-cell>
              <table:table-cell office:value-type="float" office:value="3.73666666666667">
                <text:p>3.73666666666667</text:p>
              </table:table-cell>
              <table:table-cell office:value-type="float" office:value="4.56333333333333">
                <text:p>4.56333333333333</text:p>
              </table:table-cell>
              <table:table-cell office:value-type="float" office:value="4.16333333333333">
                <text:p>4.16333333333333</text:p>
              </table:table-cell>
              <table:table-cell office:value-type="float" office:value="4.09666666666667">
                <text:p>4.09666666666667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77">
                <text:p>3.77</text:p>
              </table:table-cell>
              <table:table-cell office:value-type="float" office:value="3.93">
                <text:p>3.93</text:p>
              </table:table-cell>
              <table:table-cell office:value-type="float" office:value="4.74333333333333">
                <text:p>4.74333333333333</text:p>
              </table:table-cell>
              <table:table-cell office:value-type="float" office:value="4.04666666666667">
                <text:p>4.04666666666667</text:p>
              </table:table-cell>
              <table:table-cell office:value-type="float" office:value="4.09333333333333">
                <text:p>4.09333333333333</text:p>
              </table:table-cell>
              <table:table-cell office:value-type="float" office:value="4.17666666666667">
                <text:p>4.1766666666666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.89333333333333">
                <text:p>3.89333333333333</text:p>
              </table:table-cell>
              <table:table-cell office:value-type="float" office:value="4.28333333333333">
                <text:p>4.28333333333333</text:p>
              </table:table-cell>
              <table:table-cell office:value-type="float" office:value="4.40333333333333">
                <text:p>4.40333333333333</text:p>
              </table:table-cell>
              <table:table-cell office:value-type="float" office:value="4.24">
                <text:p>4.24</text:p>
              </table:table-cell>
              <table:table-cell office:value-type="float" office:value="4.05333333333333">
                <text:p>4.05333333333333</text:p>
              </table:table-cell>
              <table:table-cell office:value-type="float" office:value="4.48666666666667">
                <text:p>4.4866666666666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.23666666666667">
                <text:p>4.23666666666667</text:p>
              </table:table-cell>
              <table:table-cell office:value-type="float" office:value="4.26333333333333">
                <text:p>4.26333333333333</text:p>
              </table:table-cell>
              <table:table-cell office:value-type="float" office:value="4.66">
                <text:p>4.66</text:p>
              </table:table-cell>
              <table:table-cell office:value-type="float" office:value="4.15666666666667">
                <text:p>4.15666666666667</text:p>
              </table:table-cell>
              <table:table-cell office:value-type="float" office:value="4.35">
                <text:p>4.35</text:p>
              </table:table-cell>
              <table:table-cell office:value-type="float" office:value="4.66666666666667">
                <text:p>4.6666666666666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.25">
                <text:p>4.25</text:p>
              </table:table-cell>
              <table:table-cell office:value-type="float" office:value="4.09">
                <text:p>4.09</text:p>
              </table:table-cell>
              <table:table-cell office:value-type="float" office:value="4.26666666666667">
                <text:p>4.26666666666667</text:p>
              </table:table-cell>
              <table:table-cell office:value-type="float" office:value="4.21333333333333">
                <text:p>4.21333333333333</text:p>
              </table:table-cell>
              <table:table-cell office:value-type="float" office:value="4.04666666666667">
                <text:p>4.04666666666667</text:p>
              </table:table-cell>
              <table:table-cell office:value-type="float" office:value="4.27333333333333">
                <text:p>4.2733333333333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.02666666666667">
                <text:p>4.02666666666667</text:p>
              </table:table-cell>
              <table:table-cell office:value-type="float" office:value="4.08666666666667">
                <text:p>4.08666666666667</text:p>
              </table:table-cell>
              <table:table-cell office:value-type="float" office:value="4.39333333333333">
                <text:p>4.39333333333333</text:p>
              </table:table-cell>
              <table:table-cell office:value-type="float" office:value="4.32666666666667">
                <text:p>4.32666666666667</text:p>
              </table:table-cell>
              <table:table-cell office:value-type="float" office:value="4.03333333333333">
                <text:p>4.03333333333333</text:p>
              </table:table-cell>
              <table:table-cell office:value-type="float" office:value="4.51">
                <text:p>4.5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.19">
                <text:p>4.19</text:p>
              </table:table-cell>
              <table:table-cell office:value-type="float" office:value="3.84333333333333">
                <text:p>3.84333333333333</text:p>
              </table:table-cell>
              <table:table-cell office:value-type="float" office:value="4.39666666666667">
                <text:p>4.39666666666667</text:p>
              </table:table-cell>
              <table:table-cell office:value-type="float" office:value="3.98666666666667">
                <text:p>3.98666666666667</text:p>
              </table:table-cell>
              <table:table-cell office:value-type="float" office:value="4.21333333333333">
                <text:p>4.21333333333333</text:p>
              </table:table-cell>
              <table:table-cell office:value-type="float" office:value="4.49666666666667">
                <text:p>4.4966666666666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.88">
                <text:p>3.88</text:p>
              </table:table-cell>
              <table:table-cell office:value-type="float" office:value="4.02333333333333">
                <text:p>4.02333333333333</text:p>
              </table:table-cell>
              <table:table-cell office:value-type="float" office:value="4.33">
                <text:p>4.33</text:p>
              </table:table-cell>
              <table:table-cell office:value-type="float" office:value="4.20333333333333">
                <text:p>4.20333333333333</text:p>
              </table:table-cell>
              <table:table-cell office:value-type="float" office:value="3.83666666666667">
                <text:p>3.83666666666667</text:p>
              </table:table-cell>
              <table:table-cell office:value-type="float" office:value="4.49333333333333">
                <text:p>4.4933333333333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.14">
                <text:p>4.14</text:p>
              </table:table-cell>
              <table:table-cell office:value-type="float" office:value="4.03666666666667">
                <text:p>4.03666666666667</text:p>
              </table:table-cell>
              <table:table-cell office:value-type="float" office:value="4.37666666666667">
                <text:p>4.37666666666667</text:p>
              </table:table-cell>
              <table:table-cell office:value-type="float" office:value="4.40333333333333">
                <text:p>4.40333333333333</text:p>
              </table:table-cell>
              <table:table-cell office:value-type="float" office:value="4.05666666666667">
                <text:p>4.05666666666667</text:p>
              </table:table-cell>
              <table:table-cell office:value-type="float" office:value="4.56">
                <text:p>4.5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.03333333333333">
                <text:p>4.03333333333333</text:p>
              </table:table-cell>
              <table:table-cell office:value-type="float" office:value="4.00666666666667">
                <text:p>4.00666666666667</text:p>
              </table:table-cell>
              <table:table-cell office:value-type="float" office:value="4.50666666666667">
                <text:p>4.50666666666667</text:p>
              </table:table-cell>
              <table:table-cell office:value-type="float" office:value="4.26333333333333">
                <text:p>4.26333333333333</text:p>
              </table:table-cell>
              <table:table-cell office:value-type="float" office:value="3.97333333333333">
                <text:p>3.97333333333333</text:p>
              </table:table-cell>
              <table:table-cell office:value-type="float" office:value="4.45333333333333">
                <text:p>4.4533333333333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.37333333333333">
                <text:p>4.37333333333333</text:p>
              </table:table-cell>
              <table:table-cell office:value-type="float" office:value="4.27666666666667">
                <text:p>4.27666666666667</text:p>
              </table:table-cell>
              <table:table-cell office:value-type="float" office:value="4.67666666666667">
                <text:p>4.67666666666667</text:p>
              </table:table-cell>
              <table:table-cell office:value-type="float" office:value="4.37">
                <text:p>4.37</text:p>
              </table:table-cell>
              <table:table-cell office:value-type="float" office:value="4.05666666666667">
                <text:p>4.05666666666667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.26333333333333">
                <text:p>4.26333333333333</text:p>
              </table:table-cell>
              <table:table-cell office:value-type="float" office:value="4.13">
                <text:p>4.13</text:p>
              </table:table-cell>
              <table:table-cell office:value-type="float" office:value="4.62333333333333">
                <text:p>4.62333333333333</text:p>
              </table:table-cell>
              <table:table-cell office:value-type="float" office:value="4.46333333333333">
                <text:p>4.46333333333333</text:p>
              </table:table-cell>
              <table:table-cell office:value-type="float" office:value="4.08333333333333">
                <text:p>4.08333333333333</text:p>
              </table:table-cell>
              <table:table-cell office:value-type="float" office:value="4.48333333333333">
                <text:p>4.4833333333333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.28333333333333">
                <text:p>4.28333333333333</text:p>
              </table:table-cell>
              <table:table-cell office:value-type="float" office:value="4.2">
                <text:p>4.2</text:p>
              </table:table-cell>
              <table:table-cell office:value-type="float" office:value="4.53333333333333">
                <text:p>4.53333333333333</text:p>
              </table:table-cell>
              <table:table-cell office:value-type="float" office:value="4.42666666666667">
                <text:p>4.42666666666667</text:p>
              </table:table-cell>
              <table:table-cell office:value-type="float" office:value="4.11333333333333">
                <text:p>4.11333333333333</text:p>
              </table:table-cell>
              <table:table-cell office:value-type="float" office:value="4.86666666666667">
                <text:p>4.8666666666666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.95333333333333">
                <text:p>3.95333333333333</text:p>
              </table:table-cell>
              <table:table-cell office:value-type="float" office:value="3.95666666666667">
                <text:p>3.95666666666667</text:p>
              </table:table-cell>
              <table:table-cell office:value-type="float" office:value="4.49">
                <text:p>4.49</text:p>
              </table:table-cell>
              <table:table-cell office:value-type="float" office:value="4.48">
                <text:p>4.48</text:p>
              </table:table-cell>
              <table:table-cell office:value-type="float" office:value="4.11">
                <text:p>4.11</text:p>
              </table:table-cell>
              <table:table-cell office:value-type="float" office:value="4.56666666666667">
                <text:p>4.5666666666666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.43666666666667">
                <text:p>4.43666666666667</text:p>
              </table:table-cell>
              <table:table-cell office:value-type="float" office:value="3.94">
                <text:p>3.94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4.52333333333333">
                <text:p>4.52333333333333</text:p>
              </table:table-cell>
              <table:table-cell office:value-type="float" office:value="4.02666666666667">
                <text:p>4.02666666666667</text:p>
              </table:table-cell>
              <table:table-cell office:value-type="float" office:value="4.52666666666667">
                <text:p>4.5266666666666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.08">
                <text:p>4.08</text:p>
              </table:table-cell>
              <table:table-cell office:value-type="float" office:value="3.93">
                <text:p>3.93</text:p>
              </table:table-cell>
              <table:table-cell office:value-type="float" office:value="4.54666666666667">
                <text:p>4.54666666666667</text:p>
              </table:table-cell>
              <table:table-cell office:value-type="float" office:value="4.44666666666667">
                <text:p>4.44666666666667</text:p>
              </table:table-cell>
              <table:table-cell office:value-type="float" office:value="4.37333333333333">
                <text:p>4.37333333333333</text:p>
              </table:table-cell>
              <table:table-cell office:value-type="float" office:value="4.51666666666667">
                <text:p>4.5166666666666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.22666666666667">
                <text:p>4.22666666666667</text:p>
              </table:table-cell>
              <table:table-cell office:value-type="float" office:value="4.03">
                <text:p>4.03</text:p>
              </table:table-cell>
              <table:table-cell office:value-type="float" office:value="4.70666666666667">
                <text:p>4.70666666666667</text:p>
              </table:table-cell>
              <table:table-cell office:value-type="float" office:value="4.4">
                <text:p>4.4</text:p>
              </table:table-cell>
              <table:table-cell office:value-type="float" office:value="4.34333333333333">
                <text:p>4.34333333333333</text:p>
              </table:table-cell>
              <table:table-cell office:value-type="float" office:value="4.81333333333333">
                <text:p>4.8133333333333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.68">
                <text:p>4.68</text:p>
              </table:table-cell>
              <table:table-cell office:value-type="float" office:value="4.12333333333333">
                <text:p>4.12333333333333</text:p>
              </table:table-cell>
              <table:table-cell office:value-type="float" office:value="4.78666666666667">
                <text:p>4.78666666666667</text:p>
              </table:table-cell>
              <table:table-cell office:value-type="float" office:value="4.24">
                <text:p>4.24</text:p>
              </table:table-cell>
              <table:table-cell office:value-type="float" office:value="4.49666666666667">
                <text:p>4.49666666666667</text:p>
              </table:table-cell>
              <table:table-cell office:value-type="float" office:value="4.85333333333333">
                <text:p>4.8533333333333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.40666666666667">
                <text:p>4.40666666666667</text:p>
              </table:table-cell>
              <table:table-cell office:value-type="float" office:value="4.25">
                <text:p>4.25</text:p>
              </table:table-cell>
              <table:table-cell office:value-type="float" office:value="4.84666666666667">
                <text:p>4.84666666666667</text:p>
              </table:table-cell>
              <table:table-cell office:value-type="float" office:value="4.51666666666667">
                <text:p>4.51666666666667</text:p>
              </table:table-cell>
              <table:table-cell office:value-type="float" office:value="4.46333333333333">
                <text:p>4.46333333333333</text:p>
              </table:table-cell>
              <table:table-cell office:value-type="float" office:value="5.04">
                <text:p>5.0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.25333333333333">
                <text:p>4.25333333333333</text:p>
              </table:table-cell>
              <table:table-cell office:value-type="float" office:value="4.38666666666667">
                <text:p>4.38666666666667</text:p>
              </table:table-cell>
              <table:table-cell office:value-type="float" office:value="4.82333333333333">
                <text:p>4.82333333333333</text:p>
              </table:table-cell>
              <table:table-cell office:value-type="float" office:value="4.3">
                <text:p>4.3</text:p>
              </table:table-cell>
              <table:table-cell office:value-type="float" office:value="4.23666666666667">
                <text:p>4.23666666666667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.31333333333333">
                <text:p>4.31333333333333</text:p>
              </table:table-cell>
              <table:table-cell office:value-type="float" office:value="4.27333333333333">
                <text:p>4.27333333333333</text:p>
              </table:table-cell>
              <table:table-cell office:value-type="float" office:value="4.84666666666667">
                <text:p>4.84666666666667</text:p>
              </table:table-cell>
              <table:table-cell office:value-type="float" office:value="4.3">
                <text:p>4.3</text:p>
              </table:table-cell>
              <table:table-cell office:value-type="float" office:value="4.51333333333333">
                <text:p>4.51333333333333</text:p>
              </table:table-cell>
              <table:table-cell office:value-type="float" office:value="4.56">
                <text:p>4.5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.53333333333333">
                <text:p>4.53333333333333</text:p>
              </table:table-cell>
              <table:table-cell office:value-type="float" office:value="4.29">
                <text:p>4.29</text:p>
              </table:table-cell>
              <table:table-cell office:value-type="float" office:value="5.1">
                <text:p>5.1</text:p>
              </table:table-cell>
              <table:table-cell office:value-type="float" office:value="4.24666666666667">
                <text:p>4.24666666666667</text:p>
              </table:table-cell>
              <table:table-cell office:value-type="float" office:value="4.36666666666667">
                <text:p>4.36666666666667</text:p>
              </table:table-cell>
              <table:table-cell office:value-type="float" office:value="5.00333333333333">
                <text:p>5.0033333333333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.21">
                <text:p>4.21</text:p>
              </table:table-cell>
              <table:table-cell office:value-type="float" office:value="4.09333333333333">
                <text:p>4.09333333333333</text:p>
              </table:table-cell>
              <table:table-cell office:value-type="float" office:value="4.81">
                <text:p>4.81</text:p>
              </table:table-cell>
              <table:table-cell office:value-type="float" office:value="4.29">
                <text:p>4.29</text:p>
              </table:table-cell>
              <table:table-cell office:value-type="float" office:value="4.08666666666667">
                <text:p>4.08666666666667</text:p>
              </table:table-cell>
              <table:table-cell office:value-type="float" office:value="5.07">
                <text:p>5.0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.47666666666667">
                <text:p>4.47666666666667</text:p>
              </table:table-cell>
              <table:table-cell office:value-type="float" office:value="4.20666666666667">
                <text:p>4.20666666666667</text:p>
              </table:table-cell>
              <table:table-cell office:value-type="float" office:value="5.00666666666667">
                <text:p>5.00666666666667</text:p>
              </table:table-cell>
              <table:table-cell office:value-type="float" office:value="4.45">
                <text:p>4.45</text:p>
              </table:table-cell>
              <table:table-cell office:value-type="float" office:value="4.18666666666667">
                <text:p>4.18666666666667</text:p>
              </table:table-cell>
              <table:table-cell office:value-type="float" office:value="5.09666666666667">
                <text:p>5.0966666666666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.42333333333333">
                <text:p>4.42333333333333</text:p>
              </table:table-cell>
              <table:table-cell office:value-type="float" office:value="4.57">
                <text:p>4.57</text:p>
              </table:table-cell>
              <table:table-cell office:value-type="float" office:value="5.02333333333333">
                <text:p>5.02333333333333</text:p>
              </table:table-cell>
              <table:table-cell office:value-type="float" office:value="4.26333333333333">
                <text:p>4.26333333333333</text:p>
              </table:table-cell>
              <table:table-cell office:value-type="float" office:value="4.28666666666667">
                <text:p>4.28666666666667</text:p>
              </table:table-cell>
              <table:table-cell office:value-type="float" office:value="5.28666666666667">
                <text:p>5.2866666666666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.61333333333333">
                <text:p>4.61333333333333</text:p>
              </table:table-cell>
              <table:table-cell office:value-type="float" office:value="4.53666666666667">
                <text:p>4.53666666666667</text:p>
              </table:table-cell>
              <table:table-cell office:value-type="float" office:value="4.84666666666667">
                <text:p>4.84666666666667</text:p>
              </table:table-cell>
              <table:table-cell office:value-type="float" office:value="4.38666666666667">
                <text:p>4.38666666666667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5.14666666666667">
                <text:p>5.1466666666666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.38333333333333">
                <text:p>4.38333333333333</text:p>
              </table:table-cell>
              <table:table-cell office:value-type="float" office:value="4.52666666666667">
                <text:p>4.52666666666667</text:p>
              </table:table-cell>
              <table:table-cell office:value-type="float" office:value="4.77666666666667">
                <text:p>4.77666666666667</text:p>
              </table:table-cell>
              <table:table-cell office:value-type="float" office:value="4.43666666666667">
                <text:p>4.43666666666667</text:p>
              </table:table-cell>
              <table:table-cell office:value-type="float" office:value="4.27666666666667">
                <text:p>4.27666666666667</text:p>
              </table:table-cell>
              <table:table-cell office:value-type="float" office:value="4.90333333333333">
                <text:p>4.9033333333333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.40666666666667">
                <text:p>4.40666666666667</text:p>
              </table:table-cell>
              <table:table-cell office:value-type="float" office:value="4.24666666666667">
                <text:p>4.24666666666667</text:p>
              </table:table-cell>
              <table:table-cell office:value-type="float" office:value="4.80666666666667">
                <text:p>4.80666666666667</text:p>
              </table:table-cell>
              <table:table-cell office:value-type="float" office:value="4.41">
                <text:p>4.41</text:p>
              </table:table-cell>
              <table:table-cell office:value-type="float" office:value="4.38333333333333">
                <text:p>4.38333333333333</text:p>
              </table:table-cell>
              <table:table-cell office:value-type="float" office:value="4.89333333333333">
                <text:p>4.8933333333333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.41">
                <text:p>4.41</text:p>
              </table:table-cell>
              <table:table-cell office:value-type="float" office:value="4.34">
                <text:p>4.34</text:p>
              </table:table-cell>
              <table:table-cell office:value-type="float" office:value="4.82333333333333">
                <text:p>4.82333333333333</text:p>
              </table:table-cell>
              <table:table-cell office:value-type="float" office:value="4.36333333333333">
                <text:p>4.36333333333333</text:p>
              </table:table-cell>
              <table:table-cell office:value-type="float" office:value="4.39">
                <text:p>4.39</text:p>
              </table:table-cell>
              <table:table-cell office:value-type="float" office:value="4.60333333333333">
                <text:p>4.6033333333333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.19333333333333">
                <text:p>4.19333333333333</text:p>
              </table:table-cell>
              <table:table-cell office:value-type="float" office:value="4.25333333333333">
                <text:p>4.25333333333333</text:p>
              </table:table-cell>
              <table:table-cell office:value-type="float" office:value="4.6">
                <text:p>4.6</text:p>
              </table:table-cell>
              <table:table-cell office:value-type="float" office:value="4.43">
                <text:p>4.43</text:p>
              </table:table-cell>
              <table:table-cell office:value-type="float" office:value="4.42">
                <text:p>4.42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.47333333333333">
                <text:p>4.47333333333333</text:p>
              </table:table-cell>
              <table:table-cell office:value-type="float" office:value="4.28333333333333">
                <text:p>4.28333333333333</text:p>
              </table:table-cell>
              <table:table-cell office:value-type="float" office:value="4.99">
                <text:p>4.99</text:p>
              </table:table-cell>
              <table:table-cell office:value-type="float" office:value="4.43333333333333">
                <text:p>4.43333333333333</text:p>
              </table:table-cell>
              <table:table-cell office:value-type="float" office:value="4.33">
                <text:p>4.33</text:p>
              </table:table-cell>
              <table:table-cell office:value-type="float" office:value="4.40666666666667">
                <text:p>4.4066666666666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.48">
                <text:p>4.48</text:p>
              </table:table-cell>
              <table:table-cell office:value-type="float" office:value="4.28">
                <text:p>4.28</text:p>
              </table:table-cell>
              <table:table-cell office:value-type="float" office:value="5.03333333333333">
                <text:p>5.03333333333333</text:p>
              </table:table-cell>
              <table:table-cell office:value-type="float" office:value="4.14666666666667">
                <text:p>4.14666666666667</text:p>
              </table:table-cell>
              <table:table-cell office:value-type="float" office:value="4.45666666666667">
                <text:p>4.45666666666667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.2">
                <text:p>4.2</text:p>
              </table:table-cell>
              <table:table-cell office:value-type="float" office:value="4.46666666666667">
                <text:p>4.46666666666667</text:p>
              </table:table-cell>
              <table:table-cell office:value-type="float" office:value="5.03666666666667">
                <text:p>5.03666666666667</text:p>
              </table:table-cell>
              <table:table-cell office:value-type="float" office:value="4.30333333333333">
                <text:p>4.30333333333333</text:p>
              </table:table-cell>
              <table:table-cell office:value-type="float" office:value="4.42666666666667">
                <text:p>4.42666666666667</text:p>
              </table:table-cell>
              <table:table-cell office:value-type="float" office:value="4.83333333333333">
                <text:p>4.8333333333333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.30666666666667">
                <text:p>4.30666666666667</text:p>
              </table:table-cell>
              <table:table-cell office:value-type="float" office:value="4.19333333333333">
                <text:p>4.19333333333333</text:p>
              </table:table-cell>
              <table:table-cell office:value-type="float" office:value="4.97333333333333">
                <text:p>4.97333333333333</text:p>
              </table:table-cell>
              <table:table-cell office:value-type="float" office:value="4.06666666666667">
                <text:p>4.06666666666667</text:p>
              </table:table-cell>
              <table:table-cell office:value-type="float" office:value="4.29333333333333">
                <text:p>4.29333333333333</text:p>
              </table:table-cell>
              <table:table-cell office:value-type="float" office:value="4.53666666666667">
                <text:p>4.5366666666666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.40333333333333">
                <text:p>4.40333333333333</text:p>
              </table:table-cell>
              <table:table-cell office:value-type="float" office:value="4.21666666666667">
                <text:p>4.21666666666667</text:p>
              </table:table-cell>
              <table:table-cell office:value-type="float" office:value="4.81666666666667">
                <text:p>4.81666666666667</text:p>
              </table:table-cell>
              <table:table-cell office:value-type="float" office:value="4.34">
                <text:p>4.34</text:p>
              </table:table-cell>
              <table:table-cell office:value-type="float" office:value="4.16">
                <text:p>4.16</text:p>
              </table:table-cell>
              <table:table-cell office:value-type="float" office:value="4.19333333333333">
                <text:p>4.1933333333333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.19">
                <text:p>4.19</text:p>
              </table:table-cell>
              <table:table-cell office:value-type="float" office:value="4.34333333333333">
                <text:p>4.34333333333333</text:p>
              </table:table-cell>
              <table:table-cell office:value-type="float" office:value="4.67">
                <text:p>4.67</text:p>
              </table:table-cell>
              <table:table-cell office:value-type="float" office:value="4.27666666666667">
                <text:p>4.27666666666667</text:p>
              </table:table-cell>
              <table:table-cell office:value-type="float" office:value="4.22333333333333">
                <text:p>4.22333333333333</text:p>
              </table:table-cell>
              <table:table-cell office:value-type="float" office:value="4.93">
                <text:p>4.9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.41">
                <text:p>4.41</text:p>
              </table:table-cell>
              <table:table-cell office:value-type="float" office:value="4.05">
                <text:p>4.05</text:p>
              </table:table-cell>
              <table:table-cell office:value-type="float" office:value="5.16333333333333">
                <text:p>5.16333333333333</text:p>
              </table:table-cell>
              <table:table-cell office:value-type="float" office:value="4.40333333333333">
                <text:p>4.40333333333333</text:p>
              </table:table-cell>
              <table:table-cell office:value-type="float" office:value="4.34333333333333">
                <text:p>4.34333333333333</text:p>
              </table:table-cell>
              <table:table-cell office:value-type="float" office:value="4.42">
                <text:p>4.4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.35666666666667">
                <text:p>4.35666666666667</text:p>
              </table:table-cell>
              <table:table-cell office:value-type="float" office:value="4.05666666666667">
                <text:p>4.05666666666667</text:p>
              </table:table-cell>
              <table:table-cell office:value-type="float" office:value="4.9">
                <text:p>4.9</text:p>
              </table:table-cell>
              <table:table-cell office:value-type="float" office:value="4.15">
                <text:p>4.15</text:p>
              </table:table-cell>
              <table:table-cell office:value-type="float" office:value="4.03666666666667">
                <text:p>4.03666666666667</text:p>
              </table:table-cell>
              <table:table-cell office:value-type="float" office:value="4.37">
                <text:p>4.3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.23333333333333">
                <text:p>4.23333333333333</text:p>
              </table:table-cell>
              <table:table-cell office:value-type="float" office:value="4.25">
                <text:p>4.25</text:p>
              </table:table-cell>
              <table:table-cell office:value-type="float" office:value="5.05333333333333">
                <text:p>5.05333333333333</text:p>
              </table:table-cell>
              <table:table-cell office:value-type="float" office:value="4.23">
                <text:p>4.23</text:p>
              </table:table-cell>
              <table:table-cell office:value-type="float" office:value="4.07">
                <text:p>4.07</text:p>
              </table:table-cell>
              <table:table-cell office:value-type="float" office:value="4.26333333333333">
                <text:p>4.2633333333333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.34666666666667">
                <text:p>4.34666666666667</text:p>
              </table:table-cell>
              <table:table-cell office:value-type="float" office:value="3.97666666666667">
                <text:p>3.97666666666667</text:p>
              </table:table-cell>
              <table:table-cell office:value-type="float" office:value="5.08333333333333">
                <text:p>5.08333333333333</text:p>
              </table:table-cell>
              <table:table-cell office:value-type="float" office:value="4.05333333333333">
                <text:p>4.05333333333333</text:p>
              </table:table-cell>
              <table:table-cell office:value-type="float" office:value="4.03666666666667">
                <text:p>4.03666666666667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.27333333333333">
                <text:p>4.27333333333333</text:p>
              </table:table-cell>
              <table:table-cell office:value-type="float" office:value="4.01666666666667">
                <text:p>4.01666666666667</text:p>
              </table:table-cell>
              <table:table-cell office:value-type="float" office:value="5.01666666666667">
                <text:p>5.01666666666667</text:p>
              </table:table-cell>
              <table:table-cell office:value-type="float" office:value="4.17333333333333">
                <text:p>4.17333333333333</text:p>
              </table:table-cell>
              <table:table-cell office:value-type="float" office:value="4.05666666666667">
                <text:p>4.05666666666667</text:p>
              </table:table-cell>
              <table:table-cell office:value-type="float" office:value="4.45666666666667">
                <text:p>4.4566666666666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.1">
                <text:p>4.1</text:p>
              </table:table-cell>
              <table:table-cell office:value-type="float" office:value="4.14666666666667">
                <text:p>4.14666666666667</text:p>
              </table:table-cell>
              <table:table-cell office:value-type="float" office:value="5.17">
                <text:p>5.17</text:p>
              </table:table-cell>
              <table:table-cell office:value-type="float" office:value="4.55333333333333">
                <text:p>4.55333333333333</text:p>
              </table:table-cell>
              <table:table-cell office:value-type="float" office:value="4.03333333333333">
                <text:p>4.03333333333333</text:p>
              </table:table-cell>
              <table:table-cell office:value-type="float" office:value="4.79666666666667">
                <text:p>4.7966666666666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.27">
                <text:p>4.27</text:p>
              </table:table-cell>
              <table:table-cell office:value-type="float" office:value="4.08">
                <text:p>4.08</text:p>
              </table:table-cell>
              <table:table-cell office:value-type="float" office:value="5.21333333333333">
                <text:p>5.21333333333333</text:p>
              </table:table-cell>
              <table:table-cell office:value-type="float" office:value="4.24666666666667">
                <text:p>4.24666666666667</text:p>
              </table:table-cell>
              <table:table-cell office:value-type="float" office:value="3.99666666666667">
                <text:p>3.99666666666667</text:p>
              </table:table-cell>
              <table:table-cell office:value-type="float" office:value="4.73666666666667">
                <text:p>4.7366666666666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.77">
                <text:p>3.77</text:p>
              </table:table-cell>
              <table:table-cell office:value-type="float" office:value="3.78333333333333">
                <text:p>3.78333333333333</text:p>
              </table:table-cell>
              <table:table-cell office:value-type="float" office:value="4.93666666666667">
                <text:p>4.93666666666667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3.92">
                <text:p>3.92</text:p>
              </table:table-cell>
              <table:table-cell office:value-type="float" office:value="4.38666666666667">
                <text:p>4.3866666666666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.14666666666667">
                <text:p>4.14666666666667</text:p>
              </table:table-cell>
              <table:table-cell office:value-type="float" office:value="3.89333333333333">
                <text:p>3.89333333333333</text:p>
              </table:table-cell>
              <table:table-cell office:value-type="float" office:value="4.94333333333333">
                <text:p>4.94333333333333</text:p>
              </table:table-cell>
              <table:table-cell office:value-type="float" office:value="4.00666666666667">
                <text:p>4.00666666666667</text:p>
              </table:table-cell>
              <table:table-cell office:value-type="float" office:value="3.93333333333333">
                <text:p>3.93333333333333</text:p>
              </table:table-cell>
              <table:table-cell office:value-type="float" office:value="4.43">
                <text:p>4.4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.03">
                <text:p>4.03</text:p>
              </table:table-cell>
              <table:table-cell office:value-type="float" office:value="3.83">
                <text:p>3.83</text:p>
              </table:table-cell>
              <table:table-cell office:value-type="float" office:value="4.90333333333333">
                <text:p>4.90333333333333</text:p>
              </table:table-cell>
              <table:table-cell office:value-type="float" office:value="4.11666666666667">
                <text:p>4.11666666666667</text:p>
              </table:table-cell>
              <table:table-cell office:value-type="float" office:value="3.76333333333333">
                <text:p>3.76333333333333</text:p>
              </table:table-cell>
              <table:table-cell office:value-type="float" office:value="4.32333333333333">
                <text:p>4.3233333333333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.04666666666667">
                <text:p>4.04666666666667</text:p>
              </table:table-cell>
              <table:table-cell office:value-type="float" office:value="3.83">
                <text:p>3.83</text:p>
              </table:table-cell>
              <table:table-cell office:value-type="float" office:value="4.86">
                <text:p>4.86</text:p>
              </table:table-cell>
              <table:table-cell office:value-type="float" office:value="4.14666666666667">
                <text:p>4.14666666666667</text:p>
              </table:table-cell>
              <table:table-cell office:value-type="float" office:value="3.78333333333333">
                <text:p>3.78333333333333</text:p>
              </table:table-cell>
              <table:table-cell office:value-type="float" office:value="4.58">
                <text:p>4.5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.20666666666667">
                <text:p>4.20666666666667</text:p>
              </table:table-cell>
              <table:table-cell office:value-type="float" office:value="3.69333333333333">
                <text:p>3.69333333333333</text:p>
              </table:table-cell>
              <table:table-cell office:value-type="float" office:value="4.91">
                <text:p>4.91</text:p>
              </table:table-cell>
              <table:table-cell office:value-type="float" office:value="4.31">
                <text:p>4.31</text:p>
              </table:table-cell>
              <table:table-cell office:value-type="float" office:value="3.74333333333333">
                <text:p>3.74333333333333</text:p>
              </table:table-cell>
              <table:table-cell office:value-type="float" office:value="4.44333333333333">
                <text:p>4.4433333333333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">
                <text:p>4</text:p>
              </table:table-cell>
              <table:table-cell office:value-type="float" office:value="3.77666666666667">
                <text:p>3.77666666666667</text:p>
              </table:table-cell>
              <table:table-cell office:value-type="float" office:value="4.91">
                <text:p>4.91</text:p>
              </table:table-cell>
              <table:table-cell office:value-type="float" office:value="4.28">
                <text:p>4.28</text:p>
              </table:table-cell>
              <table:table-cell office:value-type="float" office:value="3.99666666666667">
                <text:p>3.99666666666667</text:p>
              </table:table-cell>
              <table:table-cell office:value-type="float" office:value="4.52666666666667">
                <text:p>4.5266666666666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.19333333333333">
                <text:p>4.19333333333333</text:p>
              </table:table-cell>
              <table:table-cell office:value-type="float" office:value="3.83333333333333">
                <text:p>3.83333333333333</text:p>
              </table:table-cell>
              <table:table-cell office:value-type="float" office:value="4.88333333333333">
                <text:p>4.88333333333333</text:p>
              </table:table-cell>
              <table:table-cell office:value-type="float" office:value="4.24">
                <text:p>4.24</text:p>
              </table:table-cell>
              <table:table-cell office:value-type="float" office:value="3.85666666666667">
                <text:p>3.85666666666667</text:p>
              </table:table-cell>
              <table:table-cell office:value-type="float" office:value="4.87">
                <text:p>4.8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.44666666666667">
                <text:p>4.44666666666667</text:p>
              </table:table-cell>
              <table:table-cell office:value-type="float" office:value="3.93">
                <text:p>3.93</text:p>
              </table:table-cell>
              <table:table-cell office:value-type="float" office:value="5.36">
                <text:p>5.36</text:p>
              </table:table-cell>
              <table:table-cell office:value-type="float" office:value="4.37">
                <text:p>4.37</text:p>
              </table:table-cell>
              <table:table-cell office:value-type="float" office:value="3.84666666666667">
                <text:p>3.84666666666667</text:p>
              </table:table-cell>
              <table:table-cell office:value-type="float" office:value="5.07">
                <text:p>5.0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.40333333333333">
                <text:p>4.40333333333333</text:p>
              </table:table-cell>
              <table:table-cell office:value-type="float" office:value="4.04">
                <text:p>4.04</text:p>
              </table:table-cell>
              <table:table-cell office:value-type="float" office:value="5.55">
                <text:p>5.55</text:p>
              </table:table-cell>
              <table:table-cell office:value-type="float" office:value="4.3">
                <text:p>4.3</text:p>
              </table:table-cell>
              <table:table-cell office:value-type="float" office:value="3.80333333333333">
                <text:p>3.80333333333333</text:p>
              </table:table-cell>
              <table:table-cell office:value-type="float" office:value="4.97333333333333">
                <text:p>4.9733333333333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.6">
                <text:p>4.6</text:p>
              </table:table-cell>
              <table:table-cell office:value-type="float" office:value="3.86333333333333">
                <text:p>3.86333333333333</text:p>
              </table:table-cell>
              <table:table-cell office:value-type="float" office:value="5.1">
                <text:p>5.1</text:p>
              </table:table-cell>
              <table:table-cell office:value-type="float" office:value="4.26333333333333">
                <text:p>4.26333333333333</text:p>
              </table:table-cell>
              <table:table-cell office:value-type="float" office:value="3.77333333333333">
                <text:p>3.77333333333333</text:p>
              </table:table-cell>
              <table:table-cell office:value-type="float" office:value="4.83333333333333">
                <text:p>4.8333333333333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.43">
                <text:p>4.43</text:p>
              </table:table-cell>
              <table:table-cell office:value-type="float" office:value="3.97">
                <text:p>3.97</text:p>
              </table:table-cell>
              <table:table-cell office:value-type="float" office:value="5.01">
                <text:p>5.01</text:p>
              </table:table-cell>
              <table:table-cell office:value-type="float" office:value="4.38">
                <text:p>4.38</text:p>
              </table:table-cell>
              <table:table-cell office:value-type="float" office:value="3.7">
                <text:p>3.7</text:p>
              </table:table-cell>
              <table:table-cell office:value-type="float" office:value="4.70333333333333">
                <text:p>4.7033333333333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.37333333333333">
                <text:p>4.37333333333333</text:p>
              </table:table-cell>
              <table:table-cell office:value-type="float" office:value="3.90333333333333">
                <text:p>3.90333333333333</text:p>
              </table:table-cell>
              <table:table-cell office:value-type="float" office:value="4.94666666666667">
                <text:p>4.94666666666667</text:p>
              </table:table-cell>
              <table:table-cell office:value-type="float" office:value="4.42333333333333">
                <text:p>4.42333333333333</text:p>
              </table:table-cell>
              <table:table-cell office:value-type="float" office:value="3.64">
                <text:p>3.64</text:p>
              </table:table-cell>
              <table:table-cell office:value-type="float" office:value="4.64666666666667">
                <text:p>4.6466666666666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.23333333333333">
                <text:p>4.23333333333333</text:p>
              </table:table-cell>
              <table:table-cell office:value-type="float" office:value="3.78">
                <text:p>3.78</text:p>
              </table:table-cell>
              <table:table-cell office:value-type="float" office:value="5.17">
                <text:p>5.17</text:p>
              </table:table-cell>
              <table:table-cell office:value-type="float" office:value="4.33666666666667">
                <text:p>4.33666666666667</text:p>
              </table:table-cell>
              <table:table-cell office:value-type="float" office:value="3.93">
                <text:p>3.93</text:p>
              </table:table-cell>
              <table:table-cell office:value-type="float" office:value="4.76333333333333">
                <text:p>4.7633333333333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.06333333333333">
                <text:p>4.06333333333333</text:p>
              </table:table-cell>
              <table:table-cell office:value-type="float" office:value="3.90666666666667">
                <text:p>3.90666666666667</text:p>
              </table:table-cell>
              <table:table-cell office:value-type="float" office:value="5.06333333333333">
                <text:p>5.06333333333333</text:p>
              </table:table-cell>
              <table:table-cell office:value-type="float" office:value="4.20666666666667">
                <text:p>4.20666666666667</text:p>
              </table:table-cell>
              <table:table-cell office:value-type="float" office:value="3.75">
                <text:p>3.75</text:p>
              </table:table-cell>
              <table:table-cell office:value-type="float" office:value="4.95333333333333">
                <text:p>4.9533333333333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.79333333333333">
                <text:p>4.79333333333333</text:p>
              </table:table-cell>
              <table:table-cell office:value-type="float" office:value="4.13333333333333">
                <text:p>4.13333333333333</text:p>
              </table:table-cell>
              <table:table-cell office:value-type="float" office:value="5.24333333333333">
                <text:p>5.24333333333333</text:p>
              </table:table-cell>
              <table:table-cell office:value-type="float" office:value="4.65666666666667">
                <text:p>4.65666666666667</text:p>
              </table:table-cell>
              <table:table-cell office:value-type="float" office:value="3.93333333333333">
                <text:p>3.93333333333333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.51333333333333">
                <text:p>4.51333333333333</text:p>
              </table:table-cell>
              <table:table-cell office:value-type="float" office:value="4.12333333333333">
                <text:p>4.12333333333333</text:p>
              </table:table-cell>
              <table:table-cell office:value-type="float" office:value="5.03333333333333">
                <text:p>5.03333333333333</text:p>
              </table:table-cell>
              <table:table-cell office:value-type="float" office:value="4.57333333333333">
                <text:p>4.57333333333333</text:p>
              </table:table-cell>
              <table:table-cell office:value-type="float" office:value="3.87666666666667">
                <text:p>3.87666666666667</text:p>
              </table:table-cell>
              <table:table-cell office:value-type="float" office:value="4.93666666666667">
                <text:p>4.9366666666666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.1">
                <text:p>4.1</text:p>
              </table:table-cell>
              <table:table-cell office:value-type="float" office:value="4.01333333333333">
                <text:p>4.01333333333333</text:p>
              </table:table-cell>
              <table:table-cell office:value-type="float" office:value="5.31">
                <text:p>5.31</text:p>
              </table:table-cell>
              <table:table-cell office:value-type="float" office:value="4.45333333333333">
                <text:p>4.45333333333333</text:p>
              </table:table-cell>
              <table:table-cell office:value-type="float" office:value="3.73666666666667">
                <text:p>3.73666666666667</text:p>
              </table:table-cell>
              <table:table-cell office:value-type="float" office:value="5.01666666666667">
                <text:p>5.0166666666666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.64333333333333">
                <text:p>4.64333333333333</text:p>
              </table:table-cell>
              <table:table-cell office:value-type="float" office:value="3.94666666666667">
                <text:p>3.94666666666667</text:p>
              </table:table-cell>
              <table:table-cell office:value-type="float" office:value="5.47666666666667">
                <text:p>5.47666666666667</text:p>
              </table:table-cell>
              <table:table-cell office:value-type="float" office:value="4.46666666666667">
                <text:p>4.46666666666667</text:p>
              </table:table-cell>
              <table:table-cell office:value-type="float" office:value="3.62">
                <text:p>3.62</text:p>
              </table:table-cell>
              <table:table-cell office:value-type="float" office:value="5.05">
                <text:p>5.0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.44">
                <text:p>4.44</text:p>
              </table:table-cell>
              <table:table-cell office:value-type="float" office:value="4.03333333333333">
                <text:p>4.03333333333333</text:p>
              </table:table-cell>
              <table:table-cell office:value-type="float" office:value="5.41">
                <text:p>5.41</text:p>
              </table:table-cell>
              <table:table-cell office:value-type="float" office:value="4.64">
                <text:p>4.64</text:p>
              </table:table-cell>
              <table:table-cell office:value-type="float" office:value="3.56666666666667">
                <text:p>3.56666666666667</text:p>
              </table:table-cell>
              <table:table-cell office:value-type="float" office:value="5.18333333333333">
                <text:p>5.1833333333333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.19">
                <text:p>4.19</text:p>
              </table:table-cell>
              <table:table-cell office:value-type="float" office:value="4.05333333333333">
                <text:p>4.05333333333333</text:p>
              </table:table-cell>
              <table:table-cell office:value-type="float" office:value="5.37333333333333">
                <text:p>5.37333333333333</text:p>
              </table:table-cell>
              <table:table-cell office:value-type="float" office:value="4.45333333333333">
                <text:p>4.45333333333333</text:p>
              </table:table-cell>
              <table:table-cell office:value-type="float" office:value="3.55333333333333">
                <text:p>3.55333333333333</text:p>
              </table:table-cell>
              <table:table-cell office:value-type="float" office:value="5.01333333333333">
                <text:p>5.0133333333333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.55666666666667">
                <text:p>4.55666666666667</text:p>
              </table:table-cell>
              <table:table-cell office:value-type="float" office:value="4.11666666666667">
                <text:p>4.11666666666667</text:p>
              </table:table-cell>
              <table:table-cell office:value-type="float" office:value="5.34">
                <text:p>5.34</text:p>
              </table:table-cell>
              <table:table-cell office:value-type="float" office:value="4.60333333333333">
                <text:p>4.60333333333333</text:p>
              </table:table-cell>
              <table:table-cell office:value-type="float" office:value="3.59333333333333">
                <text:p>3.59333333333333</text:p>
              </table:table-cell>
              <table:table-cell office:value-type="float" office:value="5.35333333333333">
                <text:p>5.3533333333333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.38333333333333">
                <text:p>4.38333333333333</text:p>
              </table:table-cell>
              <table:table-cell office:value-type="float" office:value="4.11666666666667">
                <text:p>4.11666666666667</text:p>
              </table:table-cell>
              <table:table-cell office:value-type="float" office:value="5.16333333333333">
                <text:p>5.16333333333333</text:p>
              </table:table-cell>
              <table:table-cell office:value-type="float" office:value="4.6">
                <text:p>4.6</text:p>
              </table:table-cell>
              <table:table-cell office:value-type="float" office:value="3.55333333333333">
                <text:p>3.55333333333333</text:p>
              </table:table-cell>
              <table:table-cell office:value-type="float" office:value="5.26">
                <text:p>5.2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.29333333333333">
                <text:p>4.29333333333333</text:p>
              </table:table-cell>
              <table:table-cell office:value-type="float" office:value="4.18333333333333">
                <text:p>4.18333333333333</text:p>
              </table:table-cell>
              <table:table-cell office:value-type="float" office:value="5.38333333333333">
                <text:p>5.38333333333333</text:p>
              </table:table-cell>
              <table:table-cell office:value-type="float" office:value="4.30333333333333">
                <text:p>4.30333333333333</text:p>
              </table:table-cell>
              <table:table-cell office:value-type="float" office:value="3.68666666666667">
                <text:p>3.68666666666667</text:p>
              </table:table-cell>
              <table:table-cell office:value-type="float" office:value="5.22666666666667">
                <text:p>5.2266666666666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.29333333333333">
                <text:p>4.29333333333333</text:p>
              </table:table-cell>
              <table:table-cell office:value-type="float" office:value="4.31333333333333">
                <text:p>4.31333333333333</text:p>
              </table:table-cell>
              <table:table-cell office:value-type="float" office:value="5.26666666666667">
                <text:p>5.26666666666667</text:p>
              </table:table-cell>
              <table:table-cell office:value-type="float" office:value="4.32">
                <text:p>4.32</text:p>
              </table:table-cell>
              <table:table-cell office:value-type="float" office:value="3.79666666666667">
                <text:p>3.79666666666667</text:p>
              </table:table-cell>
              <table:table-cell office:value-type="float" office:value="5.45666666666667">
                <text:p>5.4566666666666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.56">
                <text:p>4.56</text:p>
              </table:table-cell>
              <table:table-cell office:value-type="float" office:value="4.29666666666667">
                <text:p>4.29666666666667</text:p>
              </table:table-cell>
              <table:table-cell office:value-type="float" office:value="5.15333333333333">
                <text:p>5.15333333333333</text:p>
              </table:table-cell>
              <table:table-cell office:value-type="float" office:value="4.66">
                <text:p>4.66</text:p>
              </table:table-cell>
              <table:table-cell office:value-type="float" office:value="3.75333333333333">
                <text:p>3.75333333333333</text:p>
              </table:table-cell>
              <table:table-cell office:value-type="float" office:value="5.43">
                <text:p>5.4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.43666666666667">
                <text:p>4.43666666666667</text:p>
              </table:table-cell>
              <table:table-cell office:value-type="float" office:value="4.18">
                <text:p>4.18</text:p>
              </table:table-cell>
              <table:table-cell office:value-type="float" office:value="5.02333333333333">
                <text:p>5.02333333333333</text:p>
              </table:table-cell>
              <table:table-cell office:value-type="float" office:value="4.46333333333333">
                <text:p>4.46333333333333</text:p>
              </table:table-cell>
              <table:table-cell office:value-type="float" office:value="3.85333333333333">
                <text:p>3.85333333333333</text:p>
              </table:table-cell>
              <table:table-cell office:value-type="float" office:value="5.07666666666667">
                <text:p>5.0766666666666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.35333333333333">
                <text:p>4.35333333333333</text:p>
              </table:table-cell>
              <table:table-cell office:value-type="float" office:value="4.4">
                <text:p>4.4</text:p>
              </table:table-cell>
              <table:table-cell office:value-type="float" office:value="5.18">
                <text:p>5.18</text:p>
              </table:table-cell>
              <table:table-cell office:value-type="float" office:value="4.30666666666667">
                <text:p>4.30666666666667</text:p>
              </table:table-cell>
              <table:table-cell office:value-type="float" office:value="3.87333333333333">
                <text:p>3.87333333333333</text:p>
              </table:table-cell>
              <table:table-cell office:value-type="float" office:value="5.40666666666667">
                <text:p>5.4066666666666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.28333333333333">
                <text:p>4.28333333333333</text:p>
              </table:table-cell>
              <table:table-cell office:value-type="float" office:value="4.42333333333333">
                <text:p>4.42333333333333</text:p>
              </table:table-cell>
              <table:table-cell office:value-type="float" office:value="5.16">
                <text:p>5.16</text:p>
              </table:table-cell>
              <table:table-cell office:value-type="float" office:value="4.33">
                <text:p>4.33</text:p>
              </table:table-cell>
              <table:table-cell office:value-type="float" office:value="3.87333333333333">
                <text:p>3.87333333333333</text:p>
              </table:table-cell>
              <table:table-cell office:value-type="float" office:value="5.42666666666667">
                <text:p>5.4266666666666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.13333333333333">
                <text:p>4.13333333333333</text:p>
              </table:table-cell>
              <table:table-cell office:value-type="float" office:value="4.5">
                <text:p>4.5</text:p>
              </table:table-cell>
              <table:table-cell office:value-type="float" office:value="5.28333333333333">
                <text:p>5.28333333333333</text:p>
              </table:table-cell>
              <table:table-cell office:value-type="float" office:value="4.39333333333333">
                <text:p>4.39333333333333</text:p>
              </table:table-cell>
              <table:table-cell office:value-type="float" office:value="3.99333333333333">
                <text:p>3.99333333333333</text:p>
              </table:table-cell>
              <table:table-cell office:value-type="float" office:value="5.39">
                <text:p>5.3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.3">
                <text:p>4.3</text:p>
              </table:table-cell>
              <table:table-cell office:value-type="float" office:value="4.38333333333333">
                <text:p>4.38333333333333</text:p>
              </table:table-cell>
              <table:table-cell office:value-type="float" office:value="5.27333333333333">
                <text:p>5.27333333333333</text:p>
              </table:table-cell>
              <table:table-cell office:value-type="float" office:value="4.28">
                <text:p>4.28</text:p>
              </table:table-cell>
              <table:table-cell office:value-type="float" office:value="3.96666666666667">
                <text:p>3.96666666666667</text:p>
              </table:table-cell>
              <table:table-cell office:value-type="float" office:value="5.23">
                <text:p>5.2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.19">
                <text:p>4.19</text:p>
              </table:table-cell>
              <table:table-cell office:value-type="float" office:value="4.29666666666667">
                <text:p>4.29666666666667</text:p>
              </table:table-cell>
              <table:table-cell office:value-type="float" office:value="5.09666666666667">
                <text:p>5.09666666666667</text:p>
              </table:table-cell>
              <table:table-cell office:value-type="float" office:value="4.39">
                <text:p>4.39</text:p>
              </table:table-cell>
              <table:table-cell office:value-type="float" office:value="4.16333333333333">
                <text:p>4.16333333333333</text:p>
              </table:table-cell>
              <table:table-cell office:value-type="float" office:value="4.97333333333333">
                <text:p>4.9733333333333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.26666666666667">
                <text:p>4.26666666666667</text:p>
              </table:table-cell>
              <table:table-cell office:value-type="float" office:value="4.28">
                <text:p>4.28</text:p>
              </table:table-cell>
              <table:table-cell office:value-type="float" office:value="5.18666666666667">
                <text:p>5.18666666666667</text:p>
              </table:table-cell>
              <table:table-cell office:value-type="float" office:value="4.4">
                <text:p>4.4</text:p>
              </table:table-cell>
              <table:table-cell office:value-type="float" office:value="3.86333333333333">
                <text:p>3.86333333333333</text:p>
              </table:table-cell>
              <table:table-cell office:value-type="float" office:value="5.10333333333333">
                <text:p>5.1033333333333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.15">
                <text:p>4.15</text:p>
              </table:table-cell>
              <table:table-cell office:value-type="float" office:value="4.36333333333333">
                <text:p>4.36333333333333</text:p>
              </table:table-cell>
              <table:table-cell office:value-type="float" office:value="5.12666666666667">
                <text:p>5.12666666666667</text:p>
              </table:table-cell>
              <table:table-cell office:value-type="float" office:value="4.3">
                <text:p>4.3</text:p>
              </table:table-cell>
              <table:table-cell office:value-type="float" office:value="3.7">
                <text:p>3.7</text:p>
              </table:table-cell>
              <table:table-cell office:value-type="float" office:value="4.93333333333333">
                <text:p>4.9333333333333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.53666666666667">
                <text:p>4.53666666666667</text:p>
              </table:table-cell>
              <table:table-cell office:value-type="float" office:value="4.43">
                <text:p>4.43</text:p>
              </table:table-cell>
              <table:table-cell office:value-type="float" office:value="4.97666666666667">
                <text:p>4.97666666666667</text:p>
              </table:table-cell>
              <table:table-cell office:value-type="float" office:value="4.31666666666667">
                <text:p>4.31666666666667</text:p>
              </table:table-cell>
              <table:table-cell office:value-type="float" office:value="3.56333333333333">
                <text:p>3.56333333333333</text:p>
              </table:table-cell>
              <table:table-cell office:value-type="float" office:value="4.80333333333333">
                <text:p>4.8033333333333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.27">
                <text:p>4.27</text:p>
              </table:table-cell>
              <table:table-cell office:value-type="float" office:value="4.44333333333333">
                <text:p>4.44333333333333</text:p>
              </table:table-cell>
              <table:table-cell office:value-type="float" office:value="4.80333333333333">
                <text:p>4.80333333333333</text:p>
              </table:table-cell>
              <table:table-cell office:value-type="float" office:value="4.36666666666667">
                <text:p>4.36666666666667</text:p>
              </table:table-cell>
              <table:table-cell office:value-type="float" office:value="3.71666666666667">
                <text:p>3.71666666666667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.21">
                <text:p>4.21</text:p>
              </table:table-cell>
              <table:table-cell office:value-type="float" office:value="4.30333333333333">
                <text:p>4.30333333333333</text:p>
              </table:table-cell>
              <table:table-cell office:value-type="float" office:value="4.91333333333333">
                <text:p>4.91333333333333</text:p>
              </table:table-cell>
              <table:table-cell office:value-type="float" office:value="4.37">
                <text:p>4.37</text:p>
              </table:table-cell>
              <table:table-cell office:value-type="float" office:value="3.74">
                <text:p>3.74</text:p>
              </table:table-cell>
              <table:table-cell office:value-type="float" office:value="5.10666666666667">
                <text:p>5.1066666666666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.41333333333333">
                <text:p>4.41333333333333</text:p>
              </table:table-cell>
              <table:table-cell office:value-type="float" office:value="4.75333333333333">
                <text:p>4.75333333333333</text:p>
              </table:table-cell>
              <table:table-cell office:value-type="float" office:value="4.96">
                <text:p>4.96</text:p>
              </table:table-cell>
              <table:table-cell office:value-type="float" office:value="4.36333333333333">
                <text:p>4.36333333333333</text:p>
              </table:table-cell>
              <table:table-cell office:value-type="float" office:value="3.68666666666667">
                <text:p>3.68666666666667</text:p>
              </table:table-cell>
              <table:table-cell office:value-type="float" office:value="5.36666666666667">
                <text:p>5.3666666666666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.36">
                <text:p>4.36</text:p>
              </table:table-cell>
              <table:table-cell office:value-type="float" office:value="4.48666666666667">
                <text:p>4.48666666666667</text:p>
              </table:table-cell>
              <table:table-cell office:value-type="float" office:value="4.71666666666667">
                <text:p>4.71666666666667</text:p>
              </table:table-cell>
              <table:table-cell office:value-type="float" office:value="4.29333333333333">
                <text:p>4.29333333333333</text:p>
              </table:table-cell>
              <table:table-cell office:value-type="float" office:value="3.66333333333333">
                <text:p>3.66333333333333</text:p>
              </table:table-cell>
              <table:table-cell office:value-type="float" office:value="5.10666666666667">
                <text:p>5.1066666666666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4.57">
                <text:p>4.57</text:p>
              </table:table-cell>
              <table:table-cell office:value-type="float" office:value="4.71333333333333">
                <text:p>4.71333333333333</text:p>
              </table:table-cell>
              <table:table-cell office:value-type="float" office:value="4.21333333333333">
                <text:p>4.21333333333333</text:p>
              </table:table-cell>
              <table:table-cell office:value-type="float" office:value="3.75666666666667">
                <text:p>3.75666666666667</text:p>
              </table:table-cell>
              <table:table-cell office:value-type="float" office:value="4.98666666666667">
                <text:p>4.9866666666666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.31">
                <text:p>4.31</text:p>
              </table:table-cell>
              <table:table-cell office:value-type="float" office:value="4.63333333333333">
                <text:p>4.63333333333333</text:p>
              </table:table-cell>
              <table:table-cell office:value-type="float" office:value="4.75333333333333">
                <text:p>4.75333333333333</text:p>
              </table:table-cell>
              <table:table-cell office:value-type="float" office:value="4.17666666666667">
                <text:p>4.17666666666667</text:p>
              </table:table-cell>
              <table:table-cell office:value-type="float" office:value="3.75666666666667">
                <text:p>3.75666666666667</text:p>
              </table:table-cell>
              <table:table-cell office:value-type="float" office:value="5.04333333333333">
                <text:p>5.0433333333333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.18666666666667">
                <text:p>4.18666666666667</text:p>
              </table:table-cell>
              <table:table-cell office:value-type="float" office:value="4.49333333333333">
                <text:p>4.49333333333333</text:p>
              </table:table-cell>
              <table:table-cell office:value-type="float" office:value="4.96333333333333">
                <text:p>4.96333333333333</text:p>
              </table:table-cell>
              <table:table-cell office:value-type="float" office:value="4.13">
                <text:p>4.13</text:p>
              </table:table-cell>
              <table:table-cell office:value-type="float" office:value="3.69666666666667">
                <text:p>3.69666666666667</text:p>
              </table:table-cell>
              <table:table-cell office:value-type="float" office:value="4.98666666666667">
                <text:p>4.9866666666666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.16">
                <text:p>4.16</text:p>
              </table:table-cell>
              <table:table-cell office:value-type="float" office:value="4.55333333333333">
                <text:p>4.55333333333333</text:p>
              </table:table-cell>
              <table:table-cell office:value-type="float" office:value="4.63333333333333">
                <text:p>4.63333333333333</text:p>
              </table:table-cell>
              <table:table-cell office:value-type="float" office:value="4.11">
                <text:p>4.11</text:p>
              </table:table-cell>
              <table:table-cell office:value-type="float" office:value="3.90333333333333">
                <text:p>3.90333333333333</text:p>
              </table:table-cell>
              <table:table-cell office:value-type="float" office:value="4.87">
                <text:p>4.8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.44">
                <text:p>4.44</text:p>
              </table:table-cell>
              <table:table-cell office:value-type="float" office:value="4.46">
                <text:p>4.46</text:p>
              </table:table-cell>
              <table:table-cell office:value-type="float" office:value="4.75">
                <text:p>4.75</text:p>
              </table:table-cell>
              <table:table-cell office:value-type="float" office:value="4.4">
                <text:p>4.4</text:p>
              </table:table-cell>
              <table:table-cell office:value-type="float" office:value="3.97333333333333">
                <text:p>3.97333333333333</text:p>
              </table:table-cell>
              <table:table-cell office:value-type="float" office:value="4.92333333333333">
                <text:p>4.9233333333333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.22">
                <text:p>4.22</text:p>
              </table:table-cell>
              <table:table-cell office:value-type="float" office:value="4.37666666666667">
                <text:p>4.37666666666667</text:p>
              </table:table-cell>
              <table:table-cell office:value-type="float" office:value="4.83">
                <text:p>4.83</text:p>
              </table:table-cell>
              <table:table-cell office:value-type="float" office:value="4.25">
                <text:p>4.25</text:p>
              </table:table-cell>
              <table:table-cell office:value-type="float" office:value="4.05">
                <text:p>4.05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.25">
                <text:p>4.25</text:p>
              </table:table-cell>
              <table:table-cell office:value-type="float" office:value="4.49">
                <text:p>4.49</text:p>
              </table:table-cell>
              <table:table-cell office:value-type="float" office:value="4.9">
                <text:p>4.9</text:p>
              </table:table-cell>
              <table:table-cell office:value-type="float" office:value="4.37666666666667">
                <text:p>4.37666666666667</text:p>
              </table:table-cell>
              <table:table-cell office:value-type="float" office:value="3.80333333333333">
                <text:p>3.80333333333333</text:p>
              </table:table-cell>
              <table:table-cell office:value-type="float" office:value="5.06666666666667">
                <text:p>5.0666666666666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.32666666666667">
                <text:p>4.32666666666667</text:p>
              </table:table-cell>
              <table:table-cell office:value-type="float" office:value="4.36333333333333">
                <text:p>4.36333333333333</text:p>
              </table:table-cell>
              <table:table-cell office:value-type="float" office:value="4.91666666666667">
                <text:p>4.91666666666667</text:p>
              </table:table-cell>
              <table:table-cell office:value-type="float" office:value="4.4">
                <text:p>4.4</text:p>
              </table:table-cell>
              <table:table-cell office:value-type="float" office:value="4.13666666666667">
                <text:p>4.13666666666667</text:p>
              </table:table-cell>
              <table:table-cell office:value-type="float" office:value="4.84666666666667">
                <text:p>4.8466666666666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.23333333333333">
                <text:p>4.23333333333333</text:p>
              </table:table-cell>
              <table:table-cell office:value-type="float" office:value="4.56333333333333">
                <text:p>4.56333333333333</text:p>
              </table:table-cell>
              <table:table-cell office:value-type="float" office:value="4.87333333333333">
                <text:p>4.87333333333333</text:p>
              </table:table-cell>
              <table:table-cell office:value-type="float" office:value="4.22333333333333">
                <text:p>4.22333333333333</text:p>
              </table:table-cell>
              <table:table-cell office:value-type="float" office:value="4.14">
                <text:p>4.14</text:p>
              </table:table-cell>
              <table:table-cell office:value-type="float" office:value="4.69666666666667">
                <text:p>4.6966666666666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.54666666666667">
                <text:p>4.54666666666667</text:p>
              </table:table-cell>
              <table:table-cell office:value-type="float" office:value="4.82666666666667">
                <text:p>4.82666666666667</text:p>
              </table:table-cell>
              <table:table-cell office:value-type="float" office:value="5.23333333333333">
                <text:p>5.23333333333333</text:p>
              </table:table-cell>
              <table:table-cell office:value-type="float" office:value="4.24333333333333">
                <text:p>4.24333333333333</text:p>
              </table:table-cell>
              <table:table-cell office:value-type="float" office:value="4.15333333333333">
                <text:p>4.15333333333333</text:p>
              </table:table-cell>
              <table:table-cell office:value-type="float" office:value="4.87">
                <text:p>4.8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4.74666666666667">
                <text:p>4.74666666666667</text:p>
              </table:table-cell>
              <table:table-cell office:value-type="float" office:value="5.19666666666667">
                <text:p>5.19666666666667</text:p>
              </table:table-cell>
              <table:table-cell office:value-type="float" office:value="4.42">
                <text:p>4.42</text:p>
              </table:table-cell>
              <table:table-cell office:value-type="float" office:value="3.86">
                <text:p>3.86</text:p>
              </table:table-cell>
              <table:table-cell office:value-type="float" office:value="4.72666666666667">
                <text:p>4.7266666666666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.28666666666667">
                <text:p>4.28666666666667</text:p>
              </table:table-cell>
              <table:table-cell office:value-type="float" office:value="4.89333333333333">
                <text:p>4.89333333333333</text:p>
              </table:table-cell>
              <table:table-cell office:value-type="float" office:value="5.41333333333333">
                <text:p>5.41333333333333</text:p>
              </table:table-cell>
              <table:table-cell office:value-type="float" office:value="4.54666666666667">
                <text:p>4.54666666666667</text:p>
              </table:table-cell>
              <table:table-cell office:value-type="float" office:value="3.97333333333333">
                <text:p>3.97333333333333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.51666666666667">
                <text:p>4.51666666666667</text:p>
              </table:table-cell>
              <table:table-cell office:value-type="float" office:value="4.67">
                <text:p>4.67</text:p>
              </table:table-cell>
              <table:table-cell office:value-type="float" office:value="5.40666666666667">
                <text:p>5.40666666666667</text:p>
              </table:table-cell>
              <table:table-cell office:value-type="float" office:value="4.73">
                <text:p>4.73</text:p>
              </table:table-cell>
              <table:table-cell office:value-type="float" office:value="3.79333333333333">
                <text:p>3.79333333333333</text:p>
              </table:table-cell>
              <table:table-cell office:value-type="float" office:value="5.24666666666667">
                <text:p>5.2466666666666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.54666666666667">
                <text:p>4.54666666666667</text:p>
              </table:table-cell>
              <table:table-cell office:value-type="float" office:value="4.74">
                <text:p>4.74</text:p>
              </table:table-cell>
              <table:table-cell office:value-type="float" office:value="5.32">
                <text:p>5.32</text:p>
              </table:table-cell>
              <table:table-cell office:value-type="float" office:value="4.62333333333333">
                <text:p>4.62333333333333</text:p>
              </table:table-cell>
              <table:table-cell office:value-type="float" office:value="4.01">
                <text:p>4.01</text:p>
              </table:table-cell>
              <table:table-cell office:value-type="float" office:value="4.91333333333333">
                <text:p>4.9133333333333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.53666666666667">
                <text:p>4.53666666666667</text:p>
              </table:table-cell>
              <table:table-cell office:value-type="float" office:value="4.64333333333333">
                <text:p>4.64333333333333</text:p>
              </table:table-cell>
              <table:table-cell office:value-type="float" office:value="4.94333333333333">
                <text:p>4.94333333333333</text:p>
              </table:table-cell>
              <table:table-cell office:value-type="float" office:value="4.58666666666667">
                <text:p>4.58666666666667</text:p>
              </table:table-cell>
              <table:table-cell office:value-type="float" office:value="3.95">
                <text:p>3.95</text:p>
              </table:table-cell>
              <table:table-cell office:value-type="float" office:value="4.93666666666667">
                <text:p>4.9366666666666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.32666666666667">
                <text:p>4.32666666666667</text:p>
              </table:table-cell>
              <table:table-cell office:value-type="float" office:value="4.56666666666667">
                <text:p>4.56666666666667</text:p>
              </table:table-cell>
              <table:table-cell office:value-type="float" office:value="4.92666666666667">
                <text:p>4.92666666666667</text:p>
              </table:table-cell>
              <table:table-cell office:value-type="float" office:value="4.60666666666667">
                <text:p>4.60666666666667</text:p>
              </table:table-cell>
              <table:table-cell office:value-type="float" office:value="4.06333333333333">
                <text:p>4.06333333333333</text:p>
              </table:table-cell>
              <table:table-cell office:value-type="float" office:value="4.71666666666667">
                <text:p>4.7166666666666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.40666666666667">
                <text:p>4.40666666666667</text:p>
              </table:table-cell>
              <table:table-cell office:value-type="float" office:value="4.53">
                <text:p>4.53</text:p>
              </table:table-cell>
              <table:table-cell office:value-type="float" office:value="5.18333333333333">
                <text:p>5.18333333333333</text:p>
              </table:table-cell>
              <table:table-cell office:value-type="float" office:value="4.51">
                <text:p>4.51</text:p>
              </table:table-cell>
              <table:table-cell office:value-type="float" office:value="3.93666666666667">
                <text:p>3.93666666666667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.50333333333333">
                <text:p>4.50333333333333</text:p>
              </table:table-cell>
              <table:table-cell office:value-type="float" office:value="4.36666666666667">
                <text:p>4.36666666666667</text:p>
              </table:table-cell>
              <table:table-cell office:value-type="float" office:value="5.08666666666667">
                <text:p>5.08666666666667</text:p>
              </table:table-cell>
              <table:table-cell office:value-type="float" office:value="4.43">
                <text:p>4.43</text:p>
              </table:table-cell>
              <table:table-cell office:value-type="float" office:value="3.88333333333333">
                <text:p>3.88333333333333</text:p>
              </table:table-cell>
              <table:table-cell office:value-type="float" office:value="4.78333333333333">
                <text:p>4.7833333333333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.52666666666667">
                <text:p>4.52666666666667</text:p>
              </table:table-cell>
              <table:table-cell office:value-type="float" office:value="4.58666666666667">
                <text:p>4.58666666666667</text:p>
              </table:table-cell>
              <table:table-cell office:value-type="float" office:value="5.08">
                <text:p>5.08</text:p>
              </table:table-cell>
              <table:table-cell office:value-type="float" office:value="4.27">
                <text:p>4.27</text:p>
              </table:table-cell>
              <table:table-cell office:value-type="float" office:value="3.92333333333333">
                <text:p>3.92333333333333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.72666666666667">
                <text:p>4.72666666666667</text:p>
              </table:table-cell>
              <table:table-cell office:value-type="float" office:value="4.59333333333333">
                <text:p>4.59333333333333</text:p>
              </table:table-cell>
              <table:table-cell office:value-type="float" office:value="5.01666666666667">
                <text:p>5.01666666666667</text:p>
              </table:table-cell>
              <table:table-cell office:value-type="float" office:value="4.26333333333333">
                <text:p>4.26333333333333</text:p>
              </table:table-cell>
              <table:table-cell office:value-type="float" office:value="4.23333333333333">
                <text:p>4.23333333333333</text:p>
              </table:table-cell>
              <table:table-cell office:value-type="float" office:value="4.63">
                <text:p>4.6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.46333333333333">
                <text:p>4.46333333333333</text:p>
              </table:table-cell>
              <table:table-cell office:value-type="float" office:value="4.78">
                <text:p>4.78</text:p>
              </table:table-cell>
              <table:table-cell office:value-type="float" office:value="5.06666666666667">
                <text:p>5.06666666666667</text:p>
              </table:table-cell>
              <table:table-cell office:value-type="float" office:value="4.16333333333333">
                <text:p>4.16333333333333</text:p>
              </table:table-cell>
              <table:table-cell office:value-type="float" office:value="4.04">
                <text:p>4.04</text:p>
              </table:table-cell>
              <table:table-cell office:value-type="float" office:value="4.64333333333333">
                <text:p>4.6433333333333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.2">
                <text:p>4.2</text:p>
              </table:table-cell>
              <table:table-cell office:value-type="float" office:value="4.84333333333333">
                <text:p>4.84333333333333</text:p>
              </table:table-cell>
              <table:table-cell office:value-type="float" office:value="4.91">
                <text:p>4.91</text:p>
              </table:table-cell>
              <table:table-cell office:value-type="float" office:value="4.21">
                <text:p>4.21</text:p>
              </table:table-cell>
              <table:table-cell office:value-type="float" office:value="4.01333333333333">
                <text:p>4.01333333333333</text:p>
              </table:table-cell>
              <table:table-cell office:value-type="float" office:value="4.57666666666667">
                <text:p>4.5766666666666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.61333333333333">
                <text:p>4.61333333333333</text:p>
              </table:table-cell>
              <table:table-cell office:value-type="float" office:value="4.77">
                <text:p>4.77</text:p>
              </table:table-cell>
              <table:table-cell office:value-type="float" office:value="5.01666666666667">
                <text:p>5.01666666666667</text:p>
              </table:table-cell>
              <table:table-cell office:value-type="float" office:value="4.25333333333333">
                <text:p>4.25333333333333</text:p>
              </table:table-cell>
              <table:table-cell office:value-type="float" office:value="3.95333333333333">
                <text:p>3.95333333333333</text:p>
              </table:table-cell>
              <table:table-cell office:value-type="float" office:value="4.78666666666667">
                <text:p>4.7866666666666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.7">
                <text:p>4.7</text:p>
              </table:table-cell>
              <table:table-cell office:value-type="float" office:value="4.67666666666667">
                <text:p>4.67666666666667</text:p>
              </table:table-cell>
              <table:table-cell office:value-type="float" office:value="5.20666666666667">
                <text:p>5.20666666666667</text:p>
              </table:table-cell>
              <table:table-cell office:value-type="float" office:value="4.14">
                <text:p>4.14</text:p>
              </table:table-cell>
              <table:table-cell office:value-type="float" office:value="4.02333333333333">
                <text:p>4.02333333333333</text:p>
              </table:table-cell>
              <table:table-cell office:value-type="float" office:value="4.64333333333333">
                <text:p>4.6433333333333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.43333333333333">
                <text:p>4.43333333333333</text:p>
              </table:table-cell>
              <table:table-cell office:value-type="float" office:value="4.54666666666667">
                <text:p>4.54666666666667</text:p>
              </table:table-cell>
              <table:table-cell office:value-type="float" office:value="5.29666666666667">
                <text:p>5.29666666666667</text:p>
              </table:table-cell>
              <table:table-cell office:value-type="float" office:value="4.26">
                <text:p>4.26</text:p>
              </table:table-cell>
              <table:table-cell office:value-type="float" office:value="4">
                <text:p>4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.58333333333333">
                <text:p>4.58333333333333</text:p>
              </table:table-cell>
              <table:table-cell office:value-type="float" office:value="4.64333333333333">
                <text:p>4.64333333333333</text:p>
              </table:table-cell>
              <table:table-cell office:value-type="float" office:value="5.10333333333333">
                <text:p>5.10333333333333</text:p>
              </table:table-cell>
              <table:table-cell office:value-type="float" office:value="4.50666666666667">
                <text:p>4.50666666666667</text:p>
              </table:table-cell>
              <table:table-cell office:value-type="float" office:value="4.08666666666667">
                <text:p>4.08666666666667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.14">
                <text:p>4.14</text:p>
              </table:table-cell>
              <table:table-cell office:value-type="float" office:value="4.53333333333333">
                <text:p>4.53333333333333</text:p>
              </table:table-cell>
              <table:table-cell office:value-type="float" office:value="4.96666666666667">
                <text:p>4.96666666666667</text:p>
              </table:table-cell>
              <table:table-cell office:value-type="float" office:value="4.31666666666667">
                <text:p>4.31666666666667</text:p>
              </table:table-cell>
              <table:table-cell office:value-type="float" office:value="3.78333333333333">
                <text:p>3.78333333333333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.31333333333333">
                <text:p>4.31333333333333</text:p>
              </table:table-cell>
              <table:table-cell office:value-type="float" office:value="4.54333333333333">
                <text:p>4.54333333333333</text:p>
              </table:table-cell>
              <table:table-cell office:value-type="float" office:value="5.09333333333333">
                <text:p>5.09333333333333</text:p>
              </table:table-cell>
              <table:table-cell office:value-type="float" office:value="4.32666666666667">
                <text:p>4.32666666666667</text:p>
              </table:table-cell>
              <table:table-cell office:value-type="float" office:value="3.77666666666667">
                <text:p>3.77666666666667</text:p>
              </table:table-cell>
              <table:table-cell office:value-type="float" office:value="4.52333333333333">
                <text:p>4.5233333333333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.30333333333333">
                <text:p>4.30333333333333</text:p>
              </table:table-cell>
              <table:table-cell office:value-type="float" office:value="4.48666666666667">
                <text:p>4.48666666666667</text:p>
              </table:table-cell>
              <table:table-cell office:value-type="float" office:value="5.10666666666667">
                <text:p>5.10666666666667</text:p>
              </table:table-cell>
              <table:table-cell office:value-type="float" office:value="4.27333333333333">
                <text:p>4.27333333333333</text:p>
              </table:table-cell>
              <table:table-cell office:value-type="float" office:value="3.69666666666667">
                <text:p>3.69666666666667</text:p>
              </table:table-cell>
              <table:table-cell office:value-type="float" office:value="4.67666666666667">
                <text:p>4.6766666666666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.40666666666667">
                <text:p>4.40666666666667</text:p>
              </table:table-cell>
              <table:table-cell office:value-type="float" office:value="4.61333333333333">
                <text:p>4.61333333333333</text:p>
              </table:table-cell>
              <table:table-cell office:value-type="float" office:value="5.33666666666667">
                <text:p>5.33666666666667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3.8">
                <text:p>3.8</text:p>
              </table:table-cell>
              <table:table-cell office:value-type="float" office:value="4.84666666666667">
                <text:p>4.8466666666666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.2">
                <text:p>4.2</text:p>
              </table:table-cell>
              <table:table-cell office:value-type="float" office:value="4.52">
                <text:p>4.52</text:p>
              </table:table-cell>
              <table:table-cell office:value-type="float" office:value="5.15333333333333">
                <text:p>5.15333333333333</text:p>
              </table:table-cell>
              <table:table-cell office:value-type="float" office:value="4.29">
                <text:p>4.29</text:p>
              </table:table-cell>
              <table:table-cell office:value-type="float" office:value="3.74333333333333">
                <text:p>3.74333333333333</text:p>
              </table:table-cell>
              <table:table-cell office:value-type="float" office:value="4.60666666666667">
                <text:p>4.6066666666666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.07333333333333">
                <text:p>4.07333333333333</text:p>
              </table:table-cell>
              <table:table-cell office:value-type="float" office:value="4.51">
                <text:p>4.51</text:p>
              </table:table-cell>
              <table:table-cell office:value-type="float" office:value="5.22">
                <text:p>5.22</text:p>
              </table:table-cell>
              <table:table-cell office:value-type="float" office:value="4.2">
                <text:p>4.2</text:p>
              </table:table-cell>
              <table:table-cell office:value-type="float" office:value="3.81333333333333">
                <text:p>3.81333333333333</text:p>
              </table:table-cell>
              <table:table-cell office:value-type="float" office:value="4.61333333333333">
                <text:p>4.6133333333333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.16333333333333">
                <text:p>4.16333333333333</text:p>
              </table:table-cell>
              <table:table-cell office:value-type="float" office:value="4.69666666666667">
                <text:p>4.69666666666667</text:p>
              </table:table-cell>
              <table:table-cell office:value-type="float" office:value="4.99">
                <text:p>4.99</text:p>
              </table:table-cell>
              <table:table-cell office:value-type="float" office:value="4.13">
                <text:p>4.13</text:p>
              </table:table-cell>
              <table:table-cell office:value-type="float" office:value="3.86333333333333">
                <text:p>3.86333333333333</text:p>
              </table:table-cell>
              <table:table-cell office:value-type="float" office:value="4.61">
                <text:p>4.6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.21">
                <text:p>4.21</text:p>
              </table:table-cell>
              <table:table-cell office:value-type="float" office:value="4.78333333333333">
                <text:p>4.78333333333333</text:p>
              </table:table-cell>
              <table:table-cell office:value-type="float" office:value="5.05666666666667">
                <text:p>5.05666666666667</text:p>
              </table:table-cell>
              <table:table-cell office:value-type="float" office:value="4.09333333333333">
                <text:p>4.09333333333333</text:p>
              </table:table-cell>
              <table:table-cell office:value-type="float" office:value="3.85">
                <text:p>3.85</text:p>
              </table:table-cell>
              <table:table-cell office:value-type="float" office:value="4.48333333333333">
                <text:p>4.4833333333333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.37333333333333">
                <text:p>4.37333333333333</text:p>
              </table:table-cell>
              <table:table-cell office:value-type="float" office:value="4.69666666666667">
                <text:p>4.69666666666667</text:p>
              </table:table-cell>
              <table:table-cell office:value-type="float" office:value="5.01333333333333">
                <text:p>5.01333333333333</text:p>
              </table:table-cell>
              <table:table-cell office:value-type="float" office:value="4.05">
                <text:p>4.05</text:p>
              </table:table-cell>
              <table:table-cell office:value-type="float" office:value="3.77">
                <text:p>3.77</text:p>
              </table:table-cell>
              <table:table-cell office:value-type="float" office:value="4.60666666666667">
                <text:p>4.6066666666666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.06666666666667">
                <text:p>4.06666666666667</text:p>
              </table:table-cell>
              <table:table-cell office:value-type="float" office:value="4.77333333333333">
                <text:p>4.77333333333333</text:p>
              </table:table-cell>
              <table:table-cell office:value-type="float" office:value="5.00666666666667">
                <text:p>5.00666666666667</text:p>
              </table:table-cell>
              <table:table-cell office:value-type="float" office:value="4.1">
                <text:p>4.1</text:p>
              </table:table-cell>
              <table:table-cell office:value-type="float" office:value="3.83666666666667">
                <text:p>3.83666666666667</text:p>
              </table:table-cell>
              <table:table-cell office:value-type="float" office:value="4.92666666666667">
                <text:p>4.9266666666666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.17666666666667">
                <text:p>4.17666666666667</text:p>
              </table:table-cell>
              <table:table-cell office:value-type="float" office:value="4.76666666666667">
                <text:p>4.76666666666667</text:p>
              </table:table-cell>
              <table:table-cell office:value-type="float" office:value="4.97333333333333">
                <text:p>4.97333333333333</text:p>
              </table:table-cell>
              <table:table-cell office:value-type="float" office:value="4.13333333333333">
                <text:p>4.13333333333333</text:p>
              </table:table-cell>
              <table:table-cell office:value-type="float" office:value="3.82">
                <text:p>3.82</text:p>
              </table:table-cell>
              <table:table-cell office:value-type="float" office:value="4.85333333333333">
                <text:p>4.8533333333333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.46666666666667">
                <text:p>4.46666666666667</text:p>
              </table:table-cell>
              <table:table-cell office:value-type="float" office:value="4.99333333333333">
                <text:p>4.99333333333333</text:p>
              </table:table-cell>
              <table:table-cell office:value-type="float" office:value="5.00333333333333">
                <text:p>5.00333333333333</text:p>
              </table:table-cell>
              <table:table-cell office:value-type="float" office:value="3.95">
                <text:p>3.95</text:p>
              </table:table-cell>
              <table:table-cell office:value-type="float" office:value="3.89">
                <text:p>3.89</text:p>
              </table:table-cell>
              <table:table-cell office:value-type="float" office:value="5.04">
                <text:p>5.0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.85666666666667">
                <text:p>4.85666666666667</text:p>
              </table:table-cell>
              <table:table-cell office:value-type="float" office:value="5.09333333333333">
                <text:p>5.09333333333333</text:p>
              </table:table-cell>
              <table:table-cell office:value-type="float" office:value="5.02333333333333">
                <text:p>5.02333333333333</text:p>
              </table:table-cell>
              <table:table-cell office:value-type="float" office:value="3.79666666666667">
                <text:p>3.79666666666667</text:p>
              </table:table-cell>
              <table:table-cell office:value-type="float" office:value="4.09666666666667">
                <text:p>4.09666666666667</text:p>
              </table:table-cell>
              <table:table-cell office:value-type="float" office:value="4.95333333333333">
                <text:p>4.9533333333333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.22666666666667">
                <text:p>4.22666666666667</text:p>
              </table:table-cell>
              <table:table-cell office:value-type="float" office:value="5.09666666666667">
                <text:p>5.09666666666667</text:p>
              </table:table-cell>
              <table:table-cell office:value-type="float" office:value="5.09">
                <text:p>5.09</text:p>
              </table:table-cell>
              <table:table-cell office:value-type="float" office:value="3.91">
                <text:p>3.91</text:p>
              </table:table-cell>
              <table:table-cell office:value-type="float" office:value="3.94333333333333">
                <text:p>3.94333333333333</text:p>
              </table:table-cell>
              <table:table-cell office:value-type="float" office:value="4.86666666666667">
                <text:p>4.8666666666666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.39666666666667">
                <text:p>4.39666666666667</text:p>
              </table:table-cell>
              <table:table-cell office:value-type="float" office:value="4.75333333333333">
                <text:p>4.75333333333333</text:p>
              </table:table-cell>
              <table:table-cell office:value-type="float" office:value="4.80333333333333">
                <text:p>4.80333333333333</text:p>
              </table:table-cell>
              <table:table-cell office:value-type="float" office:value="3.93666666666667">
                <text:p>3.93666666666667</text:p>
              </table:table-cell>
              <table:table-cell office:value-type="float" office:value="3.96">
                <text:p>3.96</text:p>
              </table:table-cell>
              <table:table-cell office:value-type="float" office:value="4.49666666666667">
                <text:p>4.4966666666666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.45333333333333">
                <text:p>4.45333333333333</text:p>
              </table:table-cell>
              <table:table-cell office:value-type="float" office:value="4.74333333333333">
                <text:p>4.74333333333333</text:p>
              </table:table-cell>
              <table:table-cell office:value-type="float" office:value="4.93333333333333">
                <text:p>4.93333333333333</text:p>
              </table:table-cell>
              <table:table-cell office:value-type="float" office:value="4">
                <text:p>4</text:p>
              </table:table-cell>
              <table:table-cell office:value-type="float" office:value="3.93666666666667">
                <text:p>3.93666666666667</text:p>
              </table:table-cell>
              <table:table-cell office:value-type="float" office:value="4.69">
                <text:p>4.6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.48333333333333">
                <text:p>4.48333333333333</text:p>
              </table:table-cell>
              <table:table-cell office:value-type="float" office:value="4.66333333333333">
                <text:p>4.66333333333333</text:p>
              </table:table-cell>
              <table:table-cell office:value-type="float" office:value="4.63">
                <text:p>4.63</text:p>
              </table:table-cell>
              <table:table-cell office:value-type="float" office:value="4.10333333333333">
                <text:p>4.10333333333333</text:p>
              </table:table-cell>
              <table:table-cell office:value-type="float" office:value="3.75666666666667">
                <text:p>3.75666666666667</text:p>
              </table:table-cell>
              <table:table-cell office:value-type="float" office:value="4.60666666666667">
                <text:p>4.6066666666666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.33666666666667">
                <text:p>4.33666666666667</text:p>
              </table:table-cell>
              <table:table-cell office:value-type="float" office:value="4.72666666666667">
                <text:p>4.72666666666667</text:p>
              </table:table-cell>
              <table:table-cell office:value-type="float" office:value="4.84333333333333">
                <text:p>4.84333333333333</text:p>
              </table:table-cell>
              <table:table-cell office:value-type="float" office:value="3.92333333333333">
                <text:p>3.92333333333333</text:p>
              </table:table-cell>
              <table:table-cell office:value-type="float" office:value="3.76333333333333">
                <text:p>3.76333333333333</text:p>
              </table:table-cell>
              <table:table-cell office:value-type="float" office:value="4.72666666666667">
                <text:p>4.7266666666666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.43">
                <text:p>4.43</text:p>
              </table:table-cell>
              <table:table-cell office:value-type="float" office:value="4.59333333333333">
                <text:p>4.59333333333333</text:p>
              </table:table-cell>
              <table:table-cell office:value-type="float" office:value="4.79333333333333">
                <text:p>4.79333333333333</text:p>
              </table:table-cell>
              <table:table-cell office:value-type="float" office:value="3.91">
                <text:p>3.91</text:p>
              </table:table-cell>
              <table:table-cell office:value-type="float" office:value="3.58">
                <text:p>3.58</text:p>
              </table:table-cell>
              <table:table-cell office:value-type="float" office:value="4.61">
                <text:p>4.6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.43">
                <text:p>4.43</text:p>
              </table:table-cell>
              <table:table-cell office:value-type="float" office:value="4.63333333333333">
                <text:p>4.63333333333333</text:p>
              </table:table-cell>
              <table:table-cell office:value-type="float" office:value="4.83666666666667">
                <text:p>4.83666666666667</text:p>
              </table:table-cell>
              <table:table-cell office:value-type="float" office:value="3.92333333333333">
                <text:p>3.92333333333333</text:p>
              </table:table-cell>
              <table:table-cell office:value-type="float" office:value="3.53">
                <text:p>3.53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.25">
                <text:p>4.25</text:p>
              </table:table-cell>
              <table:table-cell office:value-type="float" office:value="4.67333333333333">
                <text:p>4.67333333333333</text:p>
              </table:table-cell>
              <table:table-cell office:value-type="float" office:value="4.89">
                <text:p>4.89</text:p>
              </table:table-cell>
              <table:table-cell office:value-type="float" office:value="4.02">
                <text:p>4.02</text:p>
              </table:table-cell>
              <table:table-cell office:value-type="float" office:value="3.60666666666667">
                <text:p>3.60666666666667</text:p>
              </table:table-cell>
              <table:table-cell office:value-type="float" office:value="4.55333333333333">
                <text:p>4.5533333333333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.21">
                <text:p>4.21</text:p>
              </table:table-cell>
              <table:table-cell office:value-type="float" office:value="4.73">
                <text:p>4.73</text:p>
              </table:table-cell>
              <table:table-cell office:value-type="float" office:value="4.96333333333333">
                <text:p>4.96333333333333</text:p>
              </table:table-cell>
              <table:table-cell office:value-type="float" office:value="4.01333333333333">
                <text:p>4.01333333333333</text:p>
              </table:table-cell>
              <table:table-cell office:value-type="float" office:value="3.51666666666667">
                <text:p>3.51666666666667</text:p>
              </table:table-cell>
              <table:table-cell office:value-type="float" office:value="4.88333333333333">
                <text:p>4.8833333333333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.42666666666667">
                <text:p>4.42666666666667</text:p>
              </table:table-cell>
              <table:table-cell office:value-type="float" office:value="4.78666666666667">
                <text:p>4.78666666666667</text:p>
              </table:table-cell>
              <table:table-cell office:value-type="float" office:value="5.01333333333333">
                <text:p>5.01333333333333</text:p>
              </table:table-cell>
              <table:table-cell office:value-type="float" office:value="3.98333333333333">
                <text:p>3.98333333333333</text:p>
              </table:table-cell>
              <table:table-cell office:value-type="float" office:value="3.54">
                <text:p>3.54</text:p>
              </table:table-cell>
              <table:table-cell office:value-type="float" office:value="4.86666666666667">
                <text:p>4.8666666666666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.54666666666667">
                <text:p>4.54666666666667</text:p>
              </table:table-cell>
              <table:table-cell office:value-type="float" office:value="4.86">
                <text:p>4.86</text:p>
              </table:table-cell>
              <table:table-cell office:value-type="float" office:value="5.08666666666667">
                <text:p>5.08666666666667</text:p>
              </table:table-cell>
              <table:table-cell office:value-type="float" office:value="4.04333333333333">
                <text:p>4.04333333333333</text:p>
              </table:table-cell>
              <table:table-cell office:value-type="float" office:value="3.75666666666667">
                <text:p>3.75666666666667</text:p>
              </table:table-cell>
              <table:table-cell office:value-type="float" office:value="4.80666666666667">
                <text:p>4.8066666666666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.36333333333333">
                <text:p>4.36333333333333</text:p>
              </table:table-cell>
              <table:table-cell office:value-type="float" office:value="4.97666666666667">
                <text:p>4.97666666666667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3.84">
                <text:p>3.84</text:p>
              </table:table-cell>
              <table:table-cell office:value-type="float" office:value="3.87">
                <text:p>3.87</text:p>
              </table:table-cell>
              <table:table-cell office:value-type="float" office:value="4.76666666666667">
                <text:p>4.7666666666666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.56333333333333">
                <text:p>4.56333333333333</text:p>
              </table:table-cell>
              <table:table-cell office:value-type="float" office:value="4.97333333333333">
                <text:p>4.97333333333333</text:p>
              </table:table-cell>
              <table:table-cell office:value-type="float" office:value="4.85333333333333">
                <text:p>4.85333333333333</text:p>
              </table:table-cell>
              <table:table-cell office:value-type="float" office:value="3.91">
                <text:p>3.91</text:p>
              </table:table-cell>
              <table:table-cell office:value-type="float" office:value="3.86">
                <text:p>3.86</text:p>
              </table:table-cell>
              <table:table-cell office:value-type="float" office:value="4.85333333333333">
                <text:p>4.8533333333333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.59333333333333">
                <text:p>4.59333333333333</text:p>
              </table:table-cell>
              <table:table-cell office:value-type="float" office:value="5.02666666666667">
                <text:p>5.02666666666667</text:p>
              </table:table-cell>
              <table:table-cell office:value-type="float" office:value="4.72">
                <text:p>4.72</text:p>
              </table:table-cell>
              <table:table-cell office:value-type="float" office:value="3.91333333333333">
                <text:p>3.91333333333333</text:p>
              </table:table-cell>
              <table:table-cell office:value-type="float" office:value="3.84">
                <text:p>3.84</text:p>
              </table:table-cell>
              <table:table-cell office:value-type="float" office:value="4.78333333333333">
                <text:p>4.7833333333333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.32666666666667">
                <text:p>4.32666666666667</text:p>
              </table:table-cell>
              <table:table-cell office:value-type="float" office:value="4.91">
                <text:p>4.91</text:p>
              </table:table-cell>
              <table:table-cell office:value-type="float" office:value="5.08666666666667">
                <text:p>5.08666666666667</text:p>
              </table:table-cell>
              <table:table-cell office:value-type="float" office:value="3.90333333333333">
                <text:p>3.90333333333333</text:p>
              </table:table-cell>
              <table:table-cell office:value-type="float" office:value="3.94666666666667">
                <text:p>3.94666666666667</text:p>
              </table:table-cell>
              <table:table-cell office:value-type="float" office:value="4.89333333333333">
                <text:p>4.8933333333333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.37">
                <text:p>4.37</text:p>
              </table:table-cell>
              <table:table-cell office:value-type="float" office:value="4.87333333333333">
                <text:p>4.87333333333333</text:p>
              </table:table-cell>
              <table:table-cell office:value-type="float" office:value="5.13666666666667">
                <text:p>5.13666666666667</text:p>
              </table:table-cell>
              <table:table-cell office:value-type="float" office:value="3.9">
                <text:p>3.9</text:p>
              </table:table-cell>
              <table:table-cell office:value-type="float" office:value="3.74">
                <text:p>3.74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.46666666666667">
                <text:p>4.46666666666667</text:p>
              </table:table-cell>
              <table:table-cell office:value-type="float" office:value="4.69666666666667">
                <text:p>4.69666666666667</text:p>
              </table:table-cell>
              <table:table-cell office:value-type="float" office:value="5.06666666666667">
                <text:p>5.06666666666667</text:p>
              </table:table-cell>
              <table:table-cell office:value-type="float" office:value="3.87333333333333">
                <text:p>3.87333333333333</text:p>
              </table:table-cell>
              <table:table-cell office:value-type="float" office:value="3.79333333333333">
                <text:p>3.79333333333333</text:p>
              </table:table-cell>
              <table:table-cell office:value-type="float" office:value="4.86333333333333">
                <text:p>4.8633333333333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.49666666666667">
                <text:p>4.49666666666667</text:p>
              </table:table-cell>
              <table:table-cell office:value-type="float" office:value="4.71333333333333">
                <text:p>4.71333333333333</text:p>
              </table:table-cell>
              <table:table-cell office:value-type="float" office:value="5.04666666666667">
                <text:p>5.04666666666667</text:p>
              </table:table-cell>
              <table:table-cell office:value-type="float" office:value="3.83666666666667">
                <text:p>3.83666666666667</text:p>
              </table:table-cell>
              <table:table-cell office:value-type="float" office:value="3.74666666666667">
                <text:p>3.74666666666667</text:p>
              </table:table-cell>
              <table:table-cell office:value-type="float" office:value="5.01666666666667">
                <text:p>5.0166666666666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.21333333333333">
                <text:p>4.21333333333333</text:p>
              </table:table-cell>
              <table:table-cell office:value-type="float" office:value="4.78333333333333">
                <text:p>4.78333333333333</text:p>
              </table:table-cell>
              <table:table-cell office:value-type="float" office:value="5.07666666666667">
                <text:p>5.07666666666667</text:p>
              </table:table-cell>
              <table:table-cell office:value-type="float" office:value="3.78666666666667">
                <text:p>3.78666666666667</text:p>
              </table:table-cell>
              <table:table-cell office:value-type="float" office:value="3.93666666666667">
                <text:p>3.93666666666667</text:p>
              </table:table-cell>
              <table:table-cell office:value-type="float" office:value="4.85">
                <text:p>4.8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.34">
                <text:p>4.34</text:p>
              </table:table-cell>
              <table:table-cell office:value-type="float" office:value="4.86">
                <text:p>4.86</text:p>
              </table:table-cell>
              <table:table-cell office:value-type="float" office:value="4.90333333333333">
                <text:p>4.90333333333333</text:p>
              </table:table-cell>
              <table:table-cell office:value-type="float" office:value="3.84">
                <text:p>3.84</text:p>
              </table:table-cell>
              <table:table-cell office:value-type="float" office:value="3.85">
                <text:p>3.85</text:p>
              </table:table-cell>
              <table:table-cell office:value-type="float" office:value="4.92666666666667">
                <text:p>4.9266666666666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.72666666666667">
                <text:p>4.72666666666667</text:p>
              </table:table-cell>
              <table:table-cell office:value-type="float" office:value="4.91666666666667">
                <text:p>4.91666666666667</text:p>
              </table:table-cell>
              <table:table-cell office:value-type="float" office:value="5.11666666666667">
                <text:p>5.11666666666667</text:p>
              </table:table-cell>
              <table:table-cell office:value-type="float" office:value="3.88333333333333">
                <text:p>3.88333333333333</text:p>
              </table:table-cell>
              <table:table-cell office:value-type="float" office:value="3.82333333333333">
                <text:p>3.82333333333333</text:p>
              </table:table-cell>
              <table:table-cell office:value-type="float" office:value="5.30333333333333">
                <text:p>5.3033333333333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.53333333333333">
                <text:p>4.53333333333333</text:p>
              </table:table-cell>
              <table:table-cell office:value-type="float" office:value="5.03666666666667">
                <text:p>5.03666666666667</text:p>
              </table:table-cell>
              <table:table-cell office:value-type="float" office:value="4.97333333333333">
                <text:p>4.97333333333333</text:p>
              </table:table-cell>
              <table:table-cell office:value-type="float" office:value="3.96666666666667">
                <text:p>3.96666666666667</text:p>
              </table:table-cell>
              <table:table-cell office:value-type="float" office:value="3.71666666666667">
                <text:p>3.71666666666667</text:p>
              </table:table-cell>
              <table:table-cell office:value-type="float" office:value="5.37666666666667">
                <text:p>5.3766666666666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.46666666666667">
                <text:p>4.46666666666667</text:p>
              </table:table-cell>
              <table:table-cell office:value-type="float" office:value="4.93333333333333">
                <text:p>4.93333333333333</text:p>
              </table:table-cell>
              <table:table-cell office:value-type="float" office:value="4.54333333333333">
                <text:p>4.54333333333333</text:p>
              </table:table-cell>
              <table:table-cell office:value-type="float" office:value="3.87666666666667">
                <text:p>3.87666666666667</text:p>
              </table:table-cell>
              <table:table-cell office:value-type="float" office:value="3.77333333333333">
                <text:p>3.77333333333333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.65333333333333">
                <text:p>4.65333333333333</text:p>
              </table:table-cell>
              <table:table-cell office:value-type="float" office:value="5.00333333333333">
                <text:p>5.00333333333333</text:p>
              </table:table-cell>
              <table:table-cell office:value-type="float" office:value="4.86333333333333">
                <text:p>4.86333333333333</text:p>
              </table:table-cell>
              <table:table-cell office:value-type="float" office:value="3.95">
                <text:p>3.95</text:p>
              </table:table-cell>
              <table:table-cell office:value-type="float" office:value="3.83">
                <text:p>3.83</text:p>
              </table:table-cell>
              <table:table-cell office:value-type="float" office:value="5.35333333333333">
                <text:p>5.3533333333333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.4">
                <text:p>4.4</text:p>
              </table:table-cell>
              <table:table-cell office:value-type="float" office:value="5.11">
                <text:p>5.11</text:p>
              </table:table-cell>
              <table:table-cell office:value-type="float" office:value="4.95333333333333">
                <text:p>4.95333333333333</text:p>
              </table:table-cell>
              <table:table-cell office:value-type="float" office:value="3.87333333333333">
                <text:p>3.87333333333333</text:p>
              </table:table-cell>
              <table:table-cell office:value-type="float" office:value="3.91333333333333">
                <text:p>3.91333333333333</text:p>
              </table:table-cell>
              <table:table-cell office:value-type="float" office:value="5.25666666666667">
                <text:p>5.2566666666666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.91666666666667">
                <text:p>4.91666666666667</text:p>
              </table:table-cell>
              <table:table-cell office:value-type="float" office:value="5.10333333333333">
                <text:p>5.10333333333333</text:p>
              </table:table-cell>
              <table:table-cell office:value-type="float" office:value="4.94">
                <text:p>4.94</text:p>
              </table:table-cell>
              <table:table-cell office:value-type="float" office:value="3.95">
                <text:p>3.95</text:p>
              </table:table-cell>
              <table:table-cell office:value-type="float" office:value="3.90666666666667">
                <text:p>3.90666666666667</text:p>
              </table:table-cell>
              <table:table-cell office:value-type="float" office:value="5.21333333333333">
                <text:p>5.2133333333333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.62">
                <text:p>4.62</text:p>
              </table:table-cell>
              <table:table-cell office:value-type="float" office:value="5.09333333333333">
                <text:p>5.09333333333333</text:p>
              </table:table-cell>
              <table:table-cell office:value-type="float" office:value="4.94">
                <text:p>4.94</text:p>
              </table:table-cell>
              <table:table-cell office:value-type="float" office:value="4.03666666666667">
                <text:p>4.03666666666667</text:p>
              </table:table-cell>
              <table:table-cell office:value-type="float" office:value="3.88">
                <text:p>3.88</text:p>
              </table:table-cell>
              <table:table-cell office:value-type="float" office:value="5.03">
                <text:p>5.0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.56666666666667">
                <text:p>4.56666666666667</text:p>
              </table:table-cell>
              <table:table-cell office:value-type="float" office:value="5.06333333333333">
                <text:p>5.06333333333333</text:p>
              </table:table-cell>
              <table:table-cell office:value-type="float" office:value="4.93666666666667">
                <text:p>4.93666666666667</text:p>
              </table:table-cell>
              <table:table-cell office:value-type="float" office:value="3.94">
                <text:p>3.94</text:p>
              </table:table-cell>
              <table:table-cell office:value-type="float" office:value="3.82">
                <text:p>3.82</text:p>
              </table:table-cell>
              <table:table-cell office:value-type="float" office:value="4.96333333333333">
                <text:p>4.9633333333333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.56333333333333">
                <text:p>4.56333333333333</text:p>
              </table:table-cell>
              <table:table-cell office:value-type="float" office:value="5.11666666666667">
                <text:p>5.11666666666667</text:p>
              </table:table-cell>
              <table:table-cell office:value-type="float" office:value="4.96">
                <text:p>4.96</text:p>
              </table:table-cell>
              <table:table-cell office:value-type="float" office:value="3.87333333333333">
                <text:p>3.87333333333333</text:p>
              </table:table-cell>
              <table:table-cell office:value-type="float" office:value="3.92666666666667">
                <text:p>3.92666666666667</text:p>
              </table:table-cell>
              <table:table-cell office:value-type="float" office:value="4.97666666666667">
                <text:p>4.9766666666666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.37666666666667">
                <text:p>4.37666666666667</text:p>
              </table:table-cell>
              <table:table-cell office:value-type="float" office:value="4.97333333333333">
                <text:p>4.97333333333333</text:p>
              </table:table-cell>
              <table:table-cell office:value-type="float" office:value="5.09666666666667">
                <text:p>5.09666666666667</text:p>
              </table:table-cell>
              <table:table-cell office:value-type="float" office:value="3.90333333333333">
                <text:p>3.90333333333333</text:p>
              </table:table-cell>
              <table:table-cell office:value-type="float" office:value="3.86">
                <text:p>3.86</text:p>
              </table:table-cell>
              <table:table-cell office:value-type="float" office:value="4.90333333333333">
                <text:p>4.9033333333333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.89333333333333">
                <text:p>4.89333333333333</text:p>
              </table:table-cell>
              <table:table-cell office:value-type="float" office:value="5.04333333333333">
                <text:p>5.04333333333333</text:p>
              </table:table-cell>
              <table:table-cell office:value-type="float" office:value="4.87">
                <text:p>4.87</text:p>
              </table:table-cell>
              <table:table-cell office:value-type="float" office:value="3.76333333333333">
                <text:p>3.76333333333333</text:p>
              </table:table-cell>
              <table:table-cell office:value-type="float" office:value="3.88333333333333">
                <text:p>3.88333333333333</text:p>
              </table:table-cell>
              <table:table-cell office:value-type="float" office:value="5.05333333333333">
                <text:p>5.0533333333333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.49">
                <text:p>4.49</text:p>
              </table:table-cell>
              <table:table-cell office:value-type="float" office:value="5.01">
                <text:p>5.01</text:p>
              </table:table-cell>
              <table:table-cell office:value-type="float" office:value="4.81">
                <text:p>4.81</text:p>
              </table:table-cell>
              <table:table-cell office:value-type="float" office:value="3.83666666666667">
                <text:p>3.83666666666667</text:p>
              </table:table-cell>
              <table:table-cell office:value-type="float" office:value="3.81333333333333">
                <text:p>3.81333333333333</text:p>
              </table:table-cell>
              <table:table-cell office:value-type="float" office:value="5.21">
                <text:p>5.2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.74666666666667">
                <text:p>4.74666666666667</text:p>
              </table:table-cell>
              <table:table-cell office:value-type="float" office:value="5.02333333333333">
                <text:p>5.02333333333333</text:p>
              </table:table-cell>
              <table:table-cell office:value-type="float" office:value="4.88">
                <text:p>4.88</text:p>
              </table:table-cell>
              <table:table-cell office:value-type="float" office:value="3.71333333333333">
                <text:p>3.71333333333333</text:p>
              </table:table-cell>
              <table:table-cell office:value-type="float" office:value="3.78333333333333">
                <text:p>3.78333333333333</text:p>
              </table:table-cell>
              <table:table-cell office:value-type="float" office:value="5.13666666666667">
                <text:p>5.1366666666666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.48333333333333">
                <text:p>4.48333333333333</text:p>
              </table:table-cell>
              <table:table-cell office:value-type="float" office:value="5.18">
                <text:p>5.18</text:p>
              </table:table-cell>
              <table:table-cell office:value-type="float" office:value="5.21666666666667">
                <text:p>5.21666666666667</text:p>
              </table:table-cell>
              <table:table-cell office:value-type="float" office:value="3.80333333333333">
                <text:p>3.80333333333333</text:p>
              </table:table-cell>
              <table:table-cell office:value-type="float" office:value="3.93333333333333">
                <text:p>3.93333333333333</text:p>
              </table:table-cell>
              <table:table-cell office:value-type="float" office:value="5.35333333333333">
                <text:p>5.3533333333333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.81">
                <text:p>4.81</text:p>
              </table:table-cell>
              <table:table-cell office:value-type="float" office:value="5.28">
                <text:p>5.28</text:p>
              </table:table-cell>
              <table:table-cell office:value-type="float" office:value="5.07">
                <text:p>5.07</text:p>
              </table:table-cell>
              <table:table-cell office:value-type="float" office:value="3.60333333333333">
                <text:p>3.60333333333333</text:p>
              </table:table-cell>
              <table:table-cell office:value-type="float" office:value="3.87">
                <text:p>3.87</text:p>
              </table:table-cell>
              <table:table-cell office:value-type="float" office:value="5.08666666666667">
                <text:p>5.0866666666666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.44333333333333">
                <text:p>4.44333333333333</text:p>
              </table:table-cell>
              <table:table-cell office:value-type="float" office:value="5.04">
                <text:p>5.04</text:p>
              </table:table-cell>
              <table:table-cell office:value-type="float" office:value="5.02333333333333">
                <text:p>5.02333333333333</text:p>
              </table:table-cell>
              <table:table-cell office:value-type="float" office:value="3.74333333333333">
                <text:p>3.74333333333333</text:p>
              </table:table-cell>
              <table:table-cell office:value-type="float" office:value="4.00333333333333">
                <text:p>4.00333333333333</text:p>
              </table:table-cell>
              <table:table-cell office:value-type="float" office:value="5.07666666666667">
                <text:p>5.0766666666666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.48666666666667">
                <text:p>4.48666666666667</text:p>
              </table:table-cell>
              <table:table-cell office:value-type="float" office:value="5.02">
                <text:p>5.02</text:p>
              </table:table-cell>
              <table:table-cell office:value-type="float" office:value="5.02333333333333">
                <text:p>5.02333333333333</text:p>
              </table:table-cell>
              <table:table-cell office:value-type="float" office:value="3.8">
                <text:p>3.8</text:p>
              </table:table-cell>
              <table:table-cell office:value-type="float" office:value="3.8">
                <text:p>3.8</text:p>
              </table:table-cell>
              <table:table-cell office:value-type="float" office:value="5.34">
                <text:p>5.3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.34333333333333">
                <text:p>4.34333333333333</text:p>
              </table:table-cell>
              <table:table-cell office:value-type="float" office:value="5.24666666666667">
                <text:p>5.24666666666667</text:p>
              </table:table-cell>
              <table:table-cell office:value-type="float" office:value="5.07666666666667">
                <text:p>5.07666666666667</text:p>
              </table:table-cell>
              <table:table-cell office:value-type="float" office:value="3.81666666666667">
                <text:p>3.81666666666667</text:p>
              </table:table-cell>
              <table:table-cell office:value-type="float" office:value="3.59666666666667">
                <text:p>3.59666666666667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.48333333333333">
                <text:p>4.48333333333333</text:p>
              </table:table-cell>
              <table:table-cell office:value-type="float" office:value="5.23">
                <text:p>5.23</text:p>
              </table:table-cell>
              <table:table-cell office:value-type="float" office:value="5.00333333333333">
                <text:p>5.00333333333333</text:p>
              </table:table-cell>
              <table:table-cell office:value-type="float" office:value="3.85">
                <text:p>3.85</text:p>
              </table:table-cell>
              <table:table-cell office:value-type="float" office:value="3.68666666666667">
                <text:p>3.68666666666667</text:p>
              </table:table-cell>
              <table:table-cell office:value-type="float" office:value="5.50666666666667">
                <text:p>5.5066666666666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.58333333333333">
                <text:p>4.58333333333333</text:p>
              </table:table-cell>
              <table:table-cell office:value-type="float" office:value="5.33666666666667">
                <text:p>5.33666666666667</text:p>
              </table:table-cell>
              <table:table-cell office:value-type="float" office:value="4.98">
                <text:p>4.98</text:p>
              </table:table-cell>
              <table:table-cell office:value-type="float" office:value="3.63333333333333">
                <text:p>3.63333333333333</text:p>
              </table:table-cell>
              <table:table-cell office:value-type="float" office:value="3.73666666666667">
                <text:p>3.73666666666667</text:p>
              </table:table-cell>
              <table:table-cell office:value-type="float" office:value="5.35666666666667">
                <text:p>5.3566666666666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.57333333333333">
                <text:p>4.57333333333333</text:p>
              </table:table-cell>
              <table:table-cell office:value-type="float" office:value="5.20666666666667">
                <text:p>5.20666666666667</text:p>
              </table:table-cell>
              <table:table-cell office:value-type="float" office:value="5.09">
                <text:p>5.09</text:p>
              </table:table-cell>
              <table:table-cell office:value-type="float" office:value="3.83">
                <text:p>3.83</text:p>
              </table:table-cell>
              <table:table-cell office:value-type="float" office:value="3.73666666666667">
                <text:p>3.73666666666667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.69">
                <text:p>4.69</text:p>
              </table:table-cell>
              <table:table-cell office:value-type="float" office:value="5.26">
                <text:p>5.26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3.95666666666667">
                <text:p>3.95666666666667</text:p>
              </table:table-cell>
              <table:table-cell office:value-type="float" office:value="3.75666666666667">
                <text:p>3.75666666666667</text:p>
              </table:table-cell>
              <table:table-cell office:value-type="float" office:value="5.47666666666667">
                <text:p>5.4766666666666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.57333333333333">
                <text:p>4.57333333333333</text:p>
              </table:table-cell>
              <table:table-cell office:value-type="float" office:value="5.26">
                <text:p>5.26</text:p>
              </table:table-cell>
              <table:table-cell office:value-type="float" office:value="5.00333333333333">
                <text:p>5.00333333333333</text:p>
              </table:table-cell>
              <table:table-cell office:value-type="float" office:value="3.82666666666667">
                <text:p>3.82666666666667</text:p>
              </table:table-cell>
              <table:table-cell office:value-type="float" office:value="3.72666666666667">
                <text:p>3.72666666666667</text:p>
              </table:table-cell>
              <table:table-cell office:value-type="float" office:value="5.51">
                <text:p>5.5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.55666666666667">
                <text:p>4.55666666666667</text:p>
              </table:table-cell>
              <table:table-cell office:value-type="float" office:value="5.28666666666667">
                <text:p>5.28666666666667</text:p>
              </table:table-cell>
              <table:table-cell office:value-type="float" office:value="5.02666666666667">
                <text:p>5.02666666666667</text:p>
              </table:table-cell>
              <table:table-cell office:value-type="float" office:value="3.82">
                <text:p>3.82</text:p>
              </table:table-cell>
              <table:table-cell office:value-type="float" office:value="3.71">
                <text:p>3.71</text:p>
              </table:table-cell>
              <table:table-cell office:value-type="float" office:value="5.52">
                <text:p>5.5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.54">
                <text:p>4.54</text:p>
              </table:table-cell>
              <table:table-cell office:value-type="float" office:value="5.35666666666667">
                <text:p>5.35666666666667</text:p>
              </table:table-cell>
              <table:table-cell office:value-type="float" office:value="5.03">
                <text:p>5.03</text:p>
              </table:table-cell>
              <table:table-cell office:value-type="float" office:value="3.68">
                <text:p>3.68</text:p>
              </table:table-cell>
              <table:table-cell office:value-type="float" office:value="3.66333333333333">
                <text:p>3.66333333333333</text:p>
              </table:table-cell>
              <table:table-cell office:value-type="float" office:value="5.36">
                <text:p>5.3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.50333333333333">
                <text:p>4.50333333333333</text:p>
              </table:table-cell>
              <table:table-cell office:value-type="float" office:value="5.47">
                <text:p>5.47</text:p>
              </table:table-cell>
              <table:table-cell office:value-type="float" office:value="4.81">
                <text:p>4.81</text:p>
              </table:table-cell>
              <table:table-cell office:value-type="float" office:value="3.57666666666667">
                <text:p>3.57666666666667</text:p>
              </table:table-cell>
              <table:table-cell office:value-type="float" office:value="3.74666666666667">
                <text:p>3.74666666666667</text:p>
              </table:table-cell>
              <table:table-cell office:value-type="float" office:value="5.46666666666667">
                <text:p>5.4666666666666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.29333333333333">
                <text:p>4.29333333333333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5">
                <text:p>5</text:p>
              </table:table-cell>
              <table:table-cell office:value-type="float" office:value="3.77333333333333">
                <text:p>3.77333333333333</text:p>
              </table:table-cell>
              <table:table-cell office:value-type="float" office:value="3.78">
                <text:p>3.78</text:p>
              </table:table-cell>
              <table:table-cell office:value-type="float" office:value="5.39">
                <text:p>5.3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.74">
                <text:p>4.74</text:p>
              </table:table-cell>
              <table:table-cell office:value-type="float" office:value="5.21666666666667">
                <text:p>5.21666666666667</text:p>
              </table:table-cell>
              <table:table-cell office:value-type="float" office:value="4.84">
                <text:p>4.84</text:p>
              </table:table-cell>
              <table:table-cell office:value-type="float" office:value="3.78333333333333">
                <text:p>3.78333333333333</text:p>
              </table:table-cell>
              <table:table-cell office:value-type="float" office:value="3.68666666666667">
                <text:p>3.68666666666667</text:p>
              </table:table-cell>
              <table:table-cell office:value-type="float" office:value="5.42666666666667">
                <text:p>5.4266666666666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.33666666666667">
                <text:p>4.33666666666667</text:p>
              </table:table-cell>
              <table:table-cell office:value-type="float" office:value="5.28">
                <text:p>5.28</text:p>
              </table:table-cell>
              <table:table-cell office:value-type="float" office:value="4.84666666666667">
                <text:p>4.84666666666667</text:p>
              </table:table-cell>
              <table:table-cell office:value-type="float" office:value="3.82333333333333">
                <text:p>3.82333333333333</text:p>
              </table:table-cell>
              <table:table-cell office:value-type="float" office:value="3.60333333333333">
                <text:p>3.60333333333333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.54666666666667">
                <text:p>4.54666666666667</text:p>
              </table:table-cell>
              <table:table-cell office:value-type="float" office:value="5.23666666666667">
                <text:p>5.23666666666667</text:p>
              </table:table-cell>
              <table:table-cell office:value-type="float" office:value="4.95">
                <text:p>4.95</text:p>
              </table:table-cell>
              <table:table-cell office:value-type="float" office:value="3.84666666666667">
                <text:p>3.84666666666667</text:p>
              </table:table-cell>
              <table:table-cell office:value-type="float" office:value="3.7">
                <text:p>3.7</text:p>
              </table:table-cell>
              <table:table-cell office:value-type="float" office:value="5.40666666666667">
                <text:p>5.4066666666666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.54333333333333">
                <text:p>4.54333333333333</text:p>
              </table:table-cell>
              <table:table-cell office:value-type="float" office:value="5.26">
                <text:p>5.26</text:p>
              </table:table-cell>
              <table:table-cell office:value-type="float" office:value="4.96333333333333">
                <text:p>4.96333333333333</text:p>
              </table:table-cell>
              <table:table-cell office:value-type="float" office:value="3.78666666666667">
                <text:p>3.78666666666667</text:p>
              </table:table-cell>
              <table:table-cell office:value-type="float" office:value="3.53">
                <text:p>3.53</text:p>
              </table:table-cell>
              <table:table-cell office:value-type="float" office:value="5.30666666666667">
                <text:p>5.3066666666666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.53666666666667">
                <text:p>4.53666666666667</text:p>
              </table:table-cell>
              <table:table-cell office:value-type="float" office:value="5.32333333333333">
                <text:p>5.32333333333333</text:p>
              </table:table-cell>
              <table:table-cell office:value-type="float" office:value="4.89666666666667">
                <text:p>4.89666666666667</text:p>
              </table:table-cell>
              <table:table-cell office:value-type="float" office:value="3.75666666666667">
                <text:p>3.75666666666667</text:p>
              </table:table-cell>
              <table:table-cell office:value-type="float" office:value="3.71333333333333">
                <text:p>3.71333333333333</text:p>
              </table:table-cell>
              <table:table-cell office:value-type="float" office:value="5.26333333333333">
                <text:p>5.2633333333333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.58333333333333">
                <text:p>4.58333333333333</text:p>
              </table:table-cell>
              <table:table-cell office:value-type="float" office:value="5.37333333333333">
                <text:p>5.37333333333333</text:p>
              </table:table-cell>
              <table:table-cell office:value-type="float" office:value="4.84333333333333">
                <text:p>4.84333333333333</text:p>
              </table:table-cell>
              <table:table-cell office:value-type="float" office:value="3.69666666666667">
                <text:p>3.69666666666667</text:p>
              </table:table-cell>
              <table:table-cell office:value-type="float" office:value="3.79333333333333">
                <text:p>3.79333333333333</text:p>
              </table:table-cell>
              <table:table-cell office:value-type="float" office:value="5.25">
                <text:p>5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467cm" svg:y="3.926cm" style:legend-expansion="high" chart:style-name="ch2"/>
        <chart:plot-area chart:style-name="ch3" table:cell-range-address="Feuille1.E1:Feuille1.F401" chart:data-source-has-labels="row" svg:x="0.77cm" svg:y="0.855cm" svg:width="11.057cm" svg:height="7.545cm">
          <chartooo:coordinate-region svg:x="1.762cm" svg:y="1.067cm" svg:width="9.871cm" svg:height="6.23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E2:Feuille1.E401" chart:label-cell-address="Feuille1.E1:Feuille1.E1" chart:class="chart:bar">
            <chart:data-point chart:repeated="400"/>
          </chart:series>
          <chart:series chart:style-name="ch8" chart:values-cell-range-address="Feuille1.F2:Feuille1.F401" chart:label-cell-address="Feuille1.F1:Feuille1.F1" chart:class="chart:bar">
            <chart:data-point chart:repeated="4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b gene uniques </text:p>
                <draw:g>
                  <svg:desc>Feuille1.E1:Feuille1.E1</svg:desc>
                </draw:g>
              </table:table-cell>
              <table:table-cell office:value-type="string">
                <text:p> nb lignes uniques</text:p>
                <draw:g>
                  <svg:desc>Feuille1.F1:Feuille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00">
                <text:p>4500</text:p>
                <draw:g>
                  <svg:desc>Feuille1.E2:Feuille1.E401</svg:desc>
                </draw:g>
              </table:table-cell>
              <table:table-cell office:value-type="float" office:value="2730">
                <text:p>2730</text:p>
                <draw:g>
                  <svg:desc>Feuille1.F2:Feuille1.F4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00">
                <text:p>4500</text:p>
              </table:table-cell>
              <table:table-cell office:value-type="float" office:value="2013">
                <text:p>20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00">
                <text:p>4500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00">
                <text:p>4500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00">
                <text:p>4500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00">
                <text:p>4500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00">
                <text:p>4500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0">
                <text:p>450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">
                <text:p>4500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0">
                <text:p>4500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00">
                <text:p>4500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00">
                <text:p>4500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00">
                <text:p>4500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00">
                <text:p>4500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00">
                <text:p>4500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00">
                <text:p>4500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00">
                <text:p>4500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00">
                <text:p>450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00">
                <text:p>450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00">
                <text:p>450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00">
                <text:p>450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500">
                <text:p>450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00">
                <text:p>450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500">
                <text:p>450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500">
                <text:p>450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500">
                <text:p>450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00">
                <text:p>450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00">
                <text:p>450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00">
                <text:p>450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00">
                <text:p>450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500">
                <text:p>450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500">
                <text:p>450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00">
                <text:p>450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00">
                <text:p>450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500">
                <text:p>450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500">
                <text:p>450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00">
                <text:p>450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00">
                <text:p>450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00">
                <text:p>450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00">
                <text:p>450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00">
                <text:p>450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0">
                <text:p>45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99">
                <text:p>449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500">
                <text:p>450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500">
                <text:p>450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500">
                <text:p>450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00">
                <text:p>450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500">
                <text:p>450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500">
                <text:p>450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500">
                <text:p>450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500">
                <text:p>450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500">
                <text:p>450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500">
                <text:p>450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500">
                <text:p>450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500">
                <text:p>450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500">
                <text:p>450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500">
                <text:p>450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500">
                <text:p>450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500">
                <text:p>450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500">
                <text:p>450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500">
                <text:p>450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500">
                <text:p>450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500">
                <text:p>450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500">
                <text:p>450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500">
                <text:p>45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500">
                <text:p>450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500">
                <text:p>450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485">
                <text:p>448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500">
                <text:p>450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500">
                <text:p>450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500">
                <text:p>450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500">
                <text:p>450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500">
                <text:p>450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500">
                <text:p>450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500">
                <text:p>450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500">
                <text:p>450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500">
                <text:p>45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00">
                <text:p>450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500">
                <text:p>450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500">
                <text:p>450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500">
                <text:p>450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500">
                <text:p>450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500">
                <text:p>450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500">
                <text:p>450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85">
                <text:p>448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85">
                <text:p>448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00">
                <text:p>450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00">
                <text:p>450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500">
                <text:p>45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500">
                <text:p>450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485">
                <text:p>448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500">
                <text:p>450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500">
                <text:p>450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500">
                <text:p>450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500">
                <text:p>450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500">
                <text:p>450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500">
                <text:p>450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500">
                <text:p>450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500">
                <text:p>450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485">
                <text:p>448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485">
                <text:p>448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85">
                <text:p>448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485">
                <text:p>448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500">
                <text:p>450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485">
                <text:p>448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500">
                <text:p>450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500">
                <text:p>450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500">
                <text:p>450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500">
                <text:p>450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500">
                <text:p>450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500">
                <text:p>450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500">
                <text:p>450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500">
                <text:p>450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500">
                <text:p>450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485">
                <text:p>448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500">
                <text:p>450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500">
                <text:p>450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470">
                <text:p>447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500">
                <text:p>450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485">
                <text:p>448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500">
                <text:p>450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500">
                <text:p>45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485">
                <text:p>448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500">
                <text:p>45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500">
                <text:p>45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500">
                <text:p>450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455">
                <text:p>445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485">
                <text:p>448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485">
                <text:p>448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485">
                <text:p>448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455">
                <text:p>445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500">
                <text:p>450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470">
                <text:p>447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485">
                <text:p>448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455">
                <text:p>445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500">
                <text:p>450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470">
                <text:p>447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470">
                <text:p>447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470">
                <text:p>447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470">
                <text:p>447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395">
                <text:p>439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470">
                <text:p>447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470">
                <text:p>447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470">
                <text:p>447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485">
                <text:p>448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425">
                <text:p>442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455">
                <text:p>445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425">
                <text:p>442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455">
                <text:p>445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440">
                <text:p>44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395">
                <text:p>439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410">
                <text:p>441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335">
                <text:p>433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305">
                <text:p>430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365">
                <text:p>436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365">
                <text:p>436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290">
                <text:p>429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320">
                <text:p>43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320">
                <text:p>43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215">
                <text:p>421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230">
                <text:p>42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335">
                <text:p>433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274">
                <text:p>427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215">
                <text:p>421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080">
                <text:p>408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230">
                <text:p>423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020">
                <text:p>40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095">
                <text:p>409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960">
                <text:p>396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750">
                <text:p>375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855">
                <text:p>385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825">
                <text:p>382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990">
                <text:p>399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870">
                <text:p>387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825">
                <text:p>382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795">
                <text:p>379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705">
                <text:p>370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30">
                <text:p>363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75">
                <text:p>367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585">
                <text:p>358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465">
                <text:p>346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435">
                <text:p>34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420">
                <text:p>342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360">
                <text:p>336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360">
                <text:p>336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525">
                <text:p>35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300">
                <text:p>330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285">
                <text:p>328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405">
                <text:p>340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480">
                <text:p>348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480">
                <text:p>348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540">
                <text:p>354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435">
                <text:p>34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210">
                <text:p>32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375">
                <text:p>337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555">
                <text:p>355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570">
                <text:p>357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555">
                <text:p>355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585">
                <text:p>358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465">
                <text:p>346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450">
                <text:p>345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345">
                <text:p>334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255">
                <text:p>325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315">
                <text:p>331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525">
                <text:p>352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510">
                <text:p>35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570">
                <text:p>357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705">
                <text:p>370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615">
                <text:p>361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420">
                <text:p>34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315">
                <text:p>331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300">
                <text:p>330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300">
                <text:p>330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315">
                <text:p>331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330">
                <text:p>33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345">
                <text:p>334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270">
                <text:p>327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390">
                <text:p>339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345">
                <text:p>334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255">
                <text:p>325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165">
                <text:p>316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165">
                <text:p>316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165">
                <text:p>316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300">
                <text:p>330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060">
                <text:p>306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060">
                <text:p>306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925">
                <text:p>29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865">
                <text:p>286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985">
                <text:p>298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075">
                <text:p>307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955">
                <text:p>295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805">
                <text:p>280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910">
                <text:p>291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850">
                <text:p>285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670">
                <text:p>267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60">
                <text:p>246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265">
                <text:p>226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355">
                <text:p>235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595">
                <text:p>259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60">
                <text:p>246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625">
                <text:p>26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790">
                <text:p>279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685">
                <text:p>268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820">
                <text:p>282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730">
                <text:p>273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700">
                <text:p>270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895">
                <text:p>289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880">
                <text:p>288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640">
                <text:p>264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700">
                <text:p>270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730">
                <text:p>273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895">
                <text:p>289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775">
                <text:p>277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625">
                <text:p>262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460">
                <text:p>246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400">
                <text:p>240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0">
                <text:p>261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40">
                <text:p>264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505">
                <text:p>250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25">
                <text:p>262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430">
                <text:p>243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580">
                <text:p>258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805">
                <text:p>280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775">
                <text:p>277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835">
                <text:p>283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805">
                <text:p>280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670">
                <text:p>267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595">
                <text:p>25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00">
                <text:p>270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550">
                <text:p>255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550">
                <text:p>255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325">
                <text:p>23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325">
                <text:p>23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340">
                <text:p>234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965">
                <text:p>196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025">
                <text:p>20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070">
                <text:p>207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965">
                <text:p>196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100">
                <text:p>21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980">
                <text:p>198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145">
                <text:p>21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190">
                <text:p>219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040">
                <text:p>204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920">
                <text:p>19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905">
                <text:p>190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860">
                <text:p>186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695">
                <text:p>169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725">
                <text:p>17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890">
                <text:p>189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905">
                <text:p>190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800">
                <text:p>18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800">
                <text:p>18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710">
                <text:p>17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845">
                <text:p>18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800">
                <text:p>18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530">
                <text:p>15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455">
                <text:p>145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455">
                <text:p>145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440">
                <text:p>144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335">
                <text:p>133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425">
                <text:p>14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350">
                <text:p>13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425">
                <text:p>14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470">
                <text:p>147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380">
                <text:p>138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305">
                <text:p>130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305">
                <text:p>130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215">
                <text:p>12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215">
                <text:p>12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365">
                <text:p>136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335">
                <text:p>133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350">
                <text:p>13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380">
                <text:p>138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260">
                <text:p>126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125">
                <text:p>11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80">
                <text:p>108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95">
                <text:p>109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140">
                <text:p>114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50">
                <text:p>10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125">
                <text:p>11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230">
                <text:p>123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305">
                <text:p>130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215">
                <text:p>12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215">
                <text:p>12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290">
                <text:p>129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200">
                <text:p>12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185">
                <text:p>118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110">
                <text:p>111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035">
                <text:p>103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215">
                <text:p>12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185">
                <text:p>118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140">
                <text:p>114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185">
                <text:p>118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245">
                <text:p>124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260">
                <text:p>126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200">
                <text:p>12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245">
                <text:p>124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275">
                <text:p>127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305">
                <text:p>130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200">
                <text:p>12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215">
                <text:p>12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065">
                <text:p>106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170">
                <text:p>117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155">
                <text:p>115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200">
                <text:p>12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260">
                <text:p>126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170">
                <text:p>117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230">
                <text:p>12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215">
                <text:p>12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155">
                <text:p>115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095">
                <text:p>109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125">
                <text:p>11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155">
                <text:p>115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125">
                <text:p>11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245">
                <text:p>124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185">
                <text:p>118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140">
                <text:p>114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050">
                <text:p>105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095">
                <text:p>109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110">
                <text:p>111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230">
                <text:p>12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110">
                <text:p>111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095">
                <text:p>109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065">
                <text:p>106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110">
                <text:p>111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170">
                <text:p>117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095">
                <text:p>109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125">
                <text:p>11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155">
                <text:p>115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200">
                <text:p>12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095">
                <text:p>109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065">
                <text:p>106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140">
                <text:p>114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125">
                <text:p>11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170">
                <text:p>117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140">
                <text:p>114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110">
                <text:p>111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005">
                <text:p>100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095">
                <text:p>109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080">
                <text:p>108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75">
                <text:p>97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065">
                <text:p>106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915">
                <text:p>9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60">
                <text:p>96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930">
                <text:p>9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95">
                <text:p>79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95">
                <text:p>79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70">
                <text:p>87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55">
                <text:p>85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40">
                <text:p>84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80">
                <text:p>78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10">
                <text:p>81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25">
                <text:p>8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40">
                <text:p>84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65">
                <text:p>76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50">
                <text:p>750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322cm" svg:y="3.926cm" style:legend-expansion="high" chart:style-name="ch2"/>
        <chart:plot-area chart:style-name="ch3" table:cell-range-address="Feuille1.B1:Feuille1.C401" chart:data-source-has-labels="row" svg:x="0.77cm" svg:y="0.855cm" svg:width="9.912cm" svg:height="7.545cm">
          <chartooo:coordinate-region svg:x="1.391cm" svg:y="1.067cm" svg:width="9.215cm" svg:height="6.2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B2:Feuille1.B401" chart:label-cell-address="Feuille1.B1:Feuille1.B1" chart:class="chart:line">
            <chart:data-point chart:repeated="400"/>
          </chart:series>
          <chart:series chart:style-name="ch7" chart:values-cell-range-address="Feuille1.C2:Feuille1.C401" chart:label-cell-address="Feuille1.C1:Feuille1.C1" chart:class="chart:line">
            <chart:data-point chart:repeated="4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% de viabilite individu</text:p>
                <draw:g>
                  <svg:desc>Feuille1.B1:Feuille1.B1</svg:desc>
                </draw:g>
              </table:table-cell>
              <table:table-cell office:value-type="string">
                <text:p> vitesse moy viabili </text:p>
                <draw:g>
                  <svg:desc>Feuille1.C1:Feuille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16504854368932">
                <text:p>0.116504854368932</text:p>
                <draw:g>
                  <svg:desc>Feuille1.B2:Feuille1.B401</svg:desc>
                </draw:g>
              </table:table-cell>
              <table:table-cell office:value-type="float" office:value="15.0966666666667">
                <text:p>15.0966666666667</text:p>
                <draw:g>
                  <svg:desc>Feuille1.C2:Feuille1.C4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778304682869">
                <text:p>0.1778304682869</text:p>
              </table:table-cell>
              <table:table-cell office:value-type="float" office:value="13.36">
                <text:p>13.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4498777506112">
                <text:p>0.244498777506112</text:p>
              </table:table-cell>
              <table:table-cell office:value-type="float" office:value="14.9933333333333">
                <text:p>14.99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8328611898017">
                <text:p>0.28328611898017</text:p>
              </table:table-cell>
              <table:table-cell office:value-type="float" office:value="13.99">
                <text:p>13.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5622119815668">
                <text:p>0.345622119815668</text:p>
              </table:table-cell>
              <table:table-cell office:value-type="float" office:value="13.3266666666667">
                <text:p>13.32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60576923076923">
                <text:p>0.360576923076923</text:p>
              </table:table-cell>
              <table:table-cell office:value-type="float" office:value="12.33">
                <text:p>12.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63678516228748">
                <text:p>0.463678516228748</text:p>
              </table:table-cell>
              <table:table-cell office:value-type="float" office:value="11.43">
                <text:p>11.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69483568075117">
                <text:p>0.469483568075117</text:p>
              </table:table-cell>
              <table:table-cell office:value-type="float" office:value="12.4733333333333">
                <text:p>12.47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95867768595041">
                <text:p>0.495867768595041</text:p>
              </table:table-cell>
              <table:table-cell office:value-type="float" office:value="12.1466666666667">
                <text:p>12.14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43478260869565">
                <text:p>0.543478260869565</text:p>
              </table:table-cell>
              <table:table-cell office:value-type="float" office:value="12.4533333333333">
                <text:p>12.45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96421471172962">
                <text:p>0.596421471172962</text:p>
              </table:table-cell>
              <table:table-cell office:value-type="float" office:value="10.9633333333333">
                <text:p>10.96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39658848614072">
                <text:p>0.639658848614072</text:p>
              </table:table-cell>
              <table:table-cell office:value-type="float" office:value="9.75333333333333">
                <text:p>9.75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42398286937901">
                <text:p>0.642398286937901</text:p>
              </table:table-cell>
              <table:table-cell office:value-type="float" office:value="10.2066666666667">
                <text:p>10.20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2173913043478">
                <text:p>0.652173913043478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59340659340659">
                <text:p>0.659340659340659</text:p>
              </table:table-cell>
              <table:table-cell office:value-type="float" office:value="10.2433333333333">
                <text:p>10.24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46268656716418">
                <text:p>0.746268656716418</text:p>
              </table:table-cell>
              <table:table-cell office:value-type="float" office:value="9.41666666666667">
                <text:p>9.416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35294117647059">
                <text:p>0.735294117647059</text:p>
              </table:table-cell>
              <table:table-cell office:value-type="float" office:value="8.39666666666667">
                <text:p>8.39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7720207253886">
                <text:p>0.77720207253886</text:p>
              </table:table-cell>
              <table:table-cell office:value-type="float" office:value="8.79666666666667">
                <text:p>8.796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89473684210526">
                <text:p>0.789473684210526</text:p>
              </table:table-cell>
              <table:table-cell office:value-type="float" office:value="8.20666666666667">
                <text:p>8.20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06451612903226">
                <text:p>0.806451612903226</text:p>
              </table:table-cell>
              <table:table-cell office:value-type="float" office:value="8.46333333333333">
                <text:p>8.4633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17438692098093">
                <text:p>0.817438692098093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37988826815642">
                <text:p>0.837988826815642</text:p>
              </table:table-cell>
              <table:table-cell office:value-type="float" office:value="7.82333333333333">
                <text:p>7.8233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24175824175824">
                <text:p>0.824175824175824</text:p>
              </table:table-cell>
              <table:table-cell office:value-type="float" office:value="7.14">
                <text:p>7.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47457627118644">
                <text:p>0.847457627118644</text:p>
              </table:table-cell>
              <table:table-cell office:value-type="float" office:value="7.44333333333333">
                <text:p>7.44333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7.27">
                <text:p>7.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54700854700855">
                <text:p>0.854700854700855</text:p>
              </table:table-cell>
              <table:table-cell office:value-type="float" office:value="6.55666666666667">
                <text:p>6.55666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90207715133531">
                <text:p>0.890207715133531</text:p>
              </table:table-cell>
              <table:table-cell office:value-type="float" office:value="7.07666666666667">
                <text:p>7.07666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62068965517241">
                <text:p>0.862068965517241</text:p>
              </table:table-cell>
              <table:table-cell office:value-type="float" office:value="7.29">
                <text:p>7.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06344410876133">
                <text:p>0.906344410876133</text:p>
              </table:table-cell>
              <table:table-cell office:value-type="float" office:value="7.33">
                <text:p>7.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20245398773006">
                <text:p>0.920245398773006</text:p>
              </table:table-cell>
              <table:table-cell office:value-type="float" office:value="7.13333333333333">
                <text:p>7.133333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79765395894428">
                <text:p>0.879765395894428</text:p>
              </table:table-cell>
              <table:table-cell office:value-type="float" office:value="7.18">
                <text:p>7.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34579439252336">
                <text:p>0.934579439252336</text:p>
              </table:table-cell>
              <table:table-cell office:value-type="float" office:value="7.31">
                <text:p>7.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90207715133531">
                <text:p>0.890207715133531</text:p>
              </table:table-cell>
              <table:table-cell office:value-type="float" office:value="6.62666666666667">
                <text:p>6.626666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25925925925926">
                <text:p>0.925925925925926</text:p>
              </table:table-cell>
              <table:table-cell office:value-type="float" office:value="7.30666666666667">
                <text:p>7.306666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14634146341463">
                <text:p>0.914634146341463</text:p>
              </table:table-cell>
              <table:table-cell office:value-type="float" office:value="6.83333333333333">
                <text:p>6.833333333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11854103343465">
                <text:p>0.911854103343465</text:p>
              </table:table-cell>
              <table:table-cell office:value-type="float" office:value="7.38">
                <text:p>7.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06344410876133">
                <text:p>0.906344410876133</text:p>
              </table:table-cell>
              <table:table-cell office:value-type="float" office:value="6.44333333333333">
                <text:p>6.44333333333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34579439252336">
                <text:p>0.934579439252336</text:p>
              </table:table-cell>
              <table:table-cell office:value-type="float" office:value="7.08666666666667">
                <text:p>7.0866666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1743119266055">
                <text:p>0.91743119266055</text:p>
              </table:table-cell>
              <table:table-cell office:value-type="float" office:value="6.52333333333333">
                <text:p>6.523333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98203592814371">
                <text:p>0.898203592814371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14634146341463">
                <text:p>0.914634146341463</text:p>
              </table:table-cell>
              <table:table-cell office:value-type="float" office:value="7.07">
                <text:p>7.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52380952380952">
                <text:p>0.952380952380952</text:p>
              </table:table-cell>
              <table:table-cell office:value-type="float" office:value="6.66">
                <text:p>6.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14634146341463">
                <text:p>0.914634146341463</text:p>
              </table:table-cell>
              <table:table-cell office:value-type="float" office:value="6.01333333333333">
                <text:p>6.0133333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40438871473354">
                <text:p>0.940438871473354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61538461538462">
                <text:p>0.961538461538462</text:p>
              </table:table-cell>
              <table:table-cell office:value-type="float" office:value="6.12666666666667">
                <text:p>6.12666666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1743119266055">
                <text:p>0.91743119266055</text:p>
              </table:table-cell>
              <table:table-cell office:value-type="float" office:value="6.40333333333333">
                <text:p>6.40333333333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25925925925926">
                <text:p>0.925925925925926</text:p>
              </table:table-cell>
              <table:table-cell office:value-type="float" office:value="6.27333333333333">
                <text:p>6.2733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375">
                <text:p>0.9375</text:p>
              </table:table-cell>
              <table:table-cell office:value-type="float" office:value="6.59666666666667">
                <text:p>6.596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6.57666666666667">
                <text:p>6.57666666666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25925925925926">
                <text:p>0.925925925925926</text:p>
              </table:table-cell>
              <table:table-cell office:value-type="float" office:value="6.21333333333333">
                <text:p>6.2133333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25925925925926">
                <text:p>0.925925925925926</text:p>
              </table:table-cell>
              <table:table-cell office:value-type="float" office:value="6.36333333333333">
                <text:p>6.3633333333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46372239747634">
                <text:p>0.946372239747634</text:p>
              </table:table-cell>
              <table:table-cell office:value-type="float" office:value="6.14666666666667">
                <text:p>6.14666666666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46372239747634">
                <text:p>0.946372239747634</text:p>
              </table:table-cell>
              <table:table-cell office:value-type="float" office:value="6.24">
                <text:p>6.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40438871473354">
                <text:p>0.940438871473354</text:p>
              </table:table-cell>
              <table:table-cell office:value-type="float" office:value="6.42">
                <text:p>6.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375">
                <text:p>0.9375</text:p>
              </table:table-cell>
              <table:table-cell office:value-type="float" office:value="6.24333333333333">
                <text:p>6.2433333333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58466453674121">
                <text:p>0.958466453674121</text:p>
              </table:table-cell>
              <table:table-cell office:value-type="float" office:value="6.18">
                <text:p>6.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40438871473354">
                <text:p>0.940438871473354</text:p>
              </table:table-cell>
              <table:table-cell office:value-type="float" office:value="6.37666666666667">
                <text:p>6.37666666666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61538461538462">
                <text:p>0.961538461538462</text:p>
              </table:table-cell>
              <table:table-cell office:value-type="float" office:value="6.39333333333333">
                <text:p>6.39333333333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46372239747634">
                <text:p>0.946372239747634</text:p>
              </table:table-cell>
              <table:table-cell office:value-type="float" office:value="5.68666666666667">
                <text:p>5.6866666666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64630225080386">
                <text:p>0.964630225080386</text:p>
              </table:table-cell>
              <table:table-cell office:value-type="float" office:value="5.98666666666667">
                <text:p>5.986666666666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49367088607595">
                <text:p>0.949367088607595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67741935483871">
                <text:p>0.967741935483871</text:p>
              </table:table-cell>
              <table:table-cell office:value-type="float" office:value="5.40333333333333">
                <text:p>5.40333333333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93377483443708">
                <text:p>0.993377483443708</text:p>
              </table:table-cell>
              <table:table-cell office:value-type="float" office:value="5.86333333333333">
                <text:p>5.86333333333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64630225080386">
                <text:p>0.964630225080386</text:p>
              </table:table-cell>
              <table:table-cell office:value-type="float" office:value="5.69666666666667">
                <text:p>5.6966666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58466453674121">
                <text:p>0.958466453674121</text:p>
              </table:table-cell>
              <table:table-cell office:value-type="float" office:value="5.99333333333333">
                <text:p>5.9933333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49367088607595">
                <text:p>0.949367088607595</text:p>
              </table:table-cell>
              <table:table-cell office:value-type="float" office:value="6.38666666666667">
                <text:p>6.38666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55414012738854">
                <text:p>0.955414012738854</text:p>
              </table:table-cell>
              <table:table-cell office:value-type="float" office:value="5.71333333333333">
                <text:p>5.71333333333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58466453674121">
                <text:p>0.958466453674121</text:p>
              </table:table-cell>
              <table:table-cell office:value-type="float" office:value="6.02">
                <text:p>6.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77198697068404">
                <text:p>0.977198697068404</text:p>
              </table:table-cell>
              <table:table-cell office:value-type="float" office:value="5.82">
                <text:p>5.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61538461538462">
                <text:p>0.961538461538462</text:p>
              </table:table-cell>
              <table:table-cell office:value-type="float" office:value="5.83666666666667">
                <text:p>5.836666666666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58466453674121">
                <text:p>0.958466453674121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70873786407767">
                <text:p>0.970873786407767</text:p>
              </table:table-cell>
              <table:table-cell office:value-type="float" office:value="5.83">
                <text:p>5.8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61538461538462">
                <text:p>0.961538461538462</text:p>
              </table:table-cell>
              <table:table-cell office:value-type="float" office:value="6.06333333333333">
                <text:p>6.06333333333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61538461538462">
                <text:p>0.961538461538462</text:p>
              </table:table-cell>
              <table:table-cell office:value-type="float" office:value="5.49333333333333">
                <text:p>5.49333333333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74025974025974">
                <text:p>0.974025974025974</text:p>
              </table:table-cell>
              <table:table-cell office:value-type="float" office:value="5.59333333333333">
                <text:p>5.59333333333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70873786407767">
                <text:p>0.970873786407767</text:p>
              </table:table-cell>
              <table:table-cell office:value-type="float" office:value="5.74333333333333">
                <text:p>5.74333333333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58466453674121">
                <text:p>0.958466453674121</text:p>
              </table:table-cell>
              <table:table-cell office:value-type="float" office:value="5.83666666666667">
                <text:p>5.836666666666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61538461538462">
                <text:p>0.961538461538462</text:p>
              </table:table-cell>
              <table:table-cell office:value-type="float" office:value="5.36">
                <text:p>5.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77198697068404">
                <text:p>0.977198697068404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55414012738854">
                <text:p>0.955414012738854</text:p>
              </table:table-cell>
              <table:table-cell office:value-type="float" office:value="5.53666666666667">
                <text:p>5.536666666666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74025974025974">
                <text:p>0.974025974025974</text:p>
              </table:table-cell>
              <table:table-cell office:value-type="float" office:value="5.40333333333333">
                <text:p>5.403333333333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83606557377049">
                <text:p>0.983606557377049</text:p>
              </table:table-cell>
              <table:table-cell office:value-type="float" office:value="4.89666666666667">
                <text:p>4.896666666666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77198697068404">
                <text:p>0.977198697068404</text:p>
              </table:table-cell>
              <table:table-cell office:value-type="float" office:value="5.21">
                <text:p>5.2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93377483443708">
                <text:p>0.993377483443708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70873786407767">
                <text:p>0.970873786407767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74025974025974">
                <text:p>0.974025974025974</text:p>
              </table:table-cell>
              <table:table-cell office:value-type="float" office:value="5.12666666666667">
                <text:p>5.126666666666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80392156862745">
                <text:p>0.980392156862745</text:p>
              </table:table-cell>
              <table:table-cell office:value-type="float" office:value="5.26333333333333">
                <text:p>5.263333333333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70873786407767">
                <text:p>0.970873786407767</text:p>
              </table:table-cell>
              <table:table-cell office:value-type="float" office:value="5.59">
                <text:p>5.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70873786407767">
                <text:p>0.970873786407767</text:p>
              </table:table-cell>
              <table:table-cell office:value-type="float" office:value="5.50333333333333">
                <text:p>5.50333333333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74025974025974">
                <text:p>0.974025974025974</text:p>
              </table:table-cell>
              <table:table-cell office:value-type="float" office:value="4.93333333333333">
                <text:p>4.933333333333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86842105263158">
                <text:p>0.986842105263158</text:p>
              </table:table-cell>
              <table:table-cell office:value-type="float" office:value="4.65">
                <text:p>4.6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80392156862745">
                <text:p>0.980392156862745</text:p>
              </table:table-cell>
              <table:table-cell office:value-type="float" office:value="4.48333333333333">
                <text:p>4.483333333333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70873786407767">
                <text:p>0.970873786407767</text:p>
              </table:table-cell>
              <table:table-cell office:value-type="float" office:value="4.87">
                <text:p>4.8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83606557377049">
                <text:p>0.983606557377049</text:p>
              </table:table-cell>
              <table:table-cell office:value-type="float" office:value="5.03666666666667">
                <text:p>5.036666666666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74025974025974">
                <text:p>0.974025974025974</text:p>
              </table:table-cell>
              <table:table-cell office:value-type="float" office:value="4.49">
                <text:p>4.4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80392156862745">
                <text:p>0.980392156862745</text:p>
              </table:table-cell>
              <table:table-cell office:value-type="float" office:value="4.66">
                <text:p>4.6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86842105263158">
                <text:p>0.986842105263158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6842105263158">
                <text:p>0.986842105263158</text:p>
              </table:table-cell>
              <table:table-cell office:value-type="float" office:value="4.72666666666667">
                <text:p>4.726666666666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77198697068404">
                <text:p>0.977198697068404</text:p>
              </table:table-cell>
              <table:table-cell office:value-type="float" office:value="4.44">
                <text:p>4.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83606557377049">
                <text:p>0.983606557377049</text:p>
              </table:table-cell>
              <table:table-cell office:value-type="float" office:value="4.63">
                <text:p>4.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80392156862745">
                <text:p>0.980392156862745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983606557377049">
                <text:p>0.983606557377049</text:p>
              </table:table-cell>
              <table:table-cell office:value-type="float" office:value="4.64333333333333">
                <text:p>4.643333333333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980392156862745">
                <text:p>0.980392156862745</text:p>
              </table:table-cell>
              <table:table-cell office:value-type="float" office:value="4.61">
                <text:p>4.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970873786407767">
                <text:p>0.970873786407767</text:p>
              </table:table-cell>
              <table:table-cell office:value-type="float" office:value="4.81">
                <text:p>4.8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967741935483871">
                <text:p>0.967741935483871</text:p>
              </table:table-cell>
              <table:table-cell office:value-type="float" office:value="4.75666666666667">
                <text:p>4.756666666666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93377483443708">
                <text:p>0.993377483443708</text:p>
              </table:table-cell>
              <table:table-cell office:value-type="float" office:value="4.86">
                <text:p>4.8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86842105263158">
                <text:p>0.986842105263158</text:p>
              </table:table-cell>
              <table:table-cell office:value-type="float" office:value="4.71666666666667">
                <text:p>4.716666666666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83606557377049">
                <text:p>0.983606557377049</text:p>
              </table:table-cell>
              <table:table-cell office:value-type="float" office:value="4.92333333333333">
                <text:p>4.923333333333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74025974025974">
                <text:p>0.974025974025974</text:p>
              </table:table-cell>
              <table:table-cell office:value-type="float" office:value="5.07">
                <text:p>5.0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70873786407767">
                <text:p>0.970873786407767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83606557377049">
                <text:p>0.983606557377049</text:p>
              </table:table-cell>
              <table:table-cell office:value-type="float" office:value="5.15333333333333">
                <text:p>5.153333333333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986842105263158">
                <text:p>0.986842105263158</text:p>
              </table:table-cell>
              <table:table-cell office:value-type="float" office:value="4.99">
                <text:p>4.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80392156862745">
                <text:p>0.980392156862745</text:p>
              </table:table-cell>
              <table:table-cell office:value-type="float" office:value="5.11666666666667">
                <text:p>5.116666666666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96677740863787">
                <text:p>0.996677740863787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64630225080386">
                <text:p>0.964630225080386</text:p>
              </table:table-cell>
              <table:table-cell office:value-type="float" office:value="4.83333333333333">
                <text:p>4.833333333333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93377483443708">
                <text:p>0.993377483443708</text:p>
              </table:table-cell>
              <table:table-cell office:value-type="float" office:value="4.69333333333333">
                <text:p>4.693333333333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83606557377049">
                <text:p>0.983606557377049</text:p>
              </table:table-cell>
              <table:table-cell office:value-type="float" office:value="4.74333333333333">
                <text:p>4.743333333333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86842105263158">
                <text:p>0.986842105263158</text:p>
              </table:table-cell>
              <table:table-cell office:value-type="float" office:value="4.81">
                <text:p>4.8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83606557377049">
                <text:p>0.983606557377049</text:p>
              </table:table-cell>
              <table:table-cell office:value-type="float" office:value="4.84333333333333">
                <text:p>4.843333333333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74025974025974">
                <text:p>0.974025974025974</text:p>
              </table:table-cell>
              <table:table-cell office:value-type="float" office:value="5.15">
                <text:p>5.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9009900990099">
                <text:p>0.99009900990099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86842105263158">
                <text:p>0.986842105263158</text:p>
              </table:table-cell>
              <table:table-cell office:value-type="float" office:value="4.58">
                <text:p>4.5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9009900990099">
                <text:p>0.99009900990099</text:p>
              </table:table-cell>
              <table:table-cell office:value-type="float" office:value="4.42666666666667">
                <text:p>4.426666666666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80392156862745">
                <text:p>0.980392156862745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9009900990099">
                <text:p>0.99009900990099</text:p>
              </table:table-cell>
              <table:table-cell office:value-type="float" office:value="4.66">
                <text:p>4.6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86842105263158">
                <text:p>0.986842105263158</text:p>
              </table:table-cell>
              <table:table-cell office:value-type="float" office:value="4.84666666666667">
                <text:p>4.846666666666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74025974025974">
                <text:p>0.974025974025974</text:p>
              </table:table-cell>
              <table:table-cell office:value-type="float" office:value="4.74333333333333">
                <text:p>4.743333333333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86842105263158">
                <text:p>0.986842105263158</text:p>
              </table:table-cell>
              <table:table-cell office:value-type="float" office:value="4.55666666666667">
                <text:p>4.5566666666666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86842105263158">
                <text:p>0.986842105263158</text:p>
              </table:table-cell>
              <table:table-cell office:value-type="float" office:value="4.56666666666667">
                <text:p>4.566666666666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986842105263158">
                <text:p>0.986842105263158</text:p>
              </table:table-cell>
              <table:table-cell office:value-type="float" office:value="4.79">
                <text:p>4.7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">
                <text:p>1</text:p>
              </table:table-cell>
              <table:table-cell office:value-type="float" office:value="4.38666666666667">
                <text:p>4.386666666666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93377483443708">
                <text:p>0.993377483443708</text:p>
              </table:table-cell>
              <table:table-cell office:value-type="float" office:value="4.87">
                <text:p>4.8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93377483443708">
                <text:p>0.993377483443708</text:p>
              </table:table-cell>
              <table:table-cell office:value-type="float" office:value="4.57333333333333">
                <text:p>4.573333333333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86842105263158">
                <text:p>0.986842105263158</text:p>
              </table:table-cell>
              <table:table-cell office:value-type="float" office:value="4.42666666666667">
                <text:p>4.4266666666666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80392156862745">
                <text:p>0.980392156862745</text:p>
              </table:table-cell>
              <table:table-cell office:value-type="float" office:value="4.37">
                <text:p>4.3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83606557377049">
                <text:p>0.983606557377049</text:p>
              </table:table-cell>
              <table:table-cell office:value-type="float" office:value="4.17333333333333">
                <text:p>4.173333333333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86842105263158">
                <text:p>0.986842105263158</text:p>
              </table:table-cell>
              <table:table-cell office:value-type="float" office:value="4.46">
                <text:p>4.4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77198697068404">
                <text:p>0.977198697068404</text:p>
              </table:table-cell>
              <table:table-cell office:value-type="float" office:value="4.82">
                <text:p>4.8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9009900990099">
                <text:p>0.99009900990099</text:p>
              </table:table-cell>
              <table:table-cell office:value-type="float" office:value="4.58">
                <text:p>4.5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83606557377049">
                <text:p>0.983606557377049</text:p>
              </table:table-cell>
              <table:table-cell office:value-type="float" office:value="4.54666666666667">
                <text:p>4.546666666666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93377483443708">
                <text:p>0.993377483443708</text:p>
              </table:table-cell>
              <table:table-cell office:value-type="float" office:value="4.42333333333333">
                <text:p>4.423333333333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93377483443708">
                <text:p>0.993377483443708</text:p>
              </table:table-cell>
              <table:table-cell office:value-type="float" office:value="4.46666666666667">
                <text:p>4.4666666666666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96677740863787">
                <text:p>0.996677740863787</text:p>
              </table:table-cell>
              <table:table-cell office:value-type="float" office:value="4.19333333333333">
                <text:p>4.193333333333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80392156862745">
                <text:p>0.980392156862745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996677740863787">
                <text:p>0.996677740863787</text:p>
              </table:table-cell>
              <table:table-cell office:value-type="float" office:value="4.53">
                <text:p>4.5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93377483443708">
                <text:p>0.993377483443708</text:p>
              </table:table-cell>
              <table:table-cell office:value-type="float" office:value="4.32666666666667">
                <text:p>4.326666666666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983606557377049">
                <text:p>0.983606557377049</text:p>
              </table:table-cell>
              <table:table-cell office:value-type="float" office:value="4.51333333333333">
                <text:p>4.513333333333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99009900990099">
                <text:p>0.99009900990099</text:p>
              </table:table-cell>
              <table:table-cell office:value-type="float" office:value="4.49333333333333">
                <text:p>4.493333333333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993377483443708">
                <text:p>0.993377483443708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83606557377049">
                <text:p>0.983606557377049</text:p>
              </table:table-cell>
              <table:table-cell office:value-type="float" office:value="4.68">
                <text:p>4.6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9009900990099">
                <text:p>0.99009900990099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86842105263158">
                <text:p>0.986842105263158</text:p>
              </table:table-cell>
              <table:table-cell office:value-type="float" office:value="4.46666666666667">
                <text:p>4.466666666666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96677740863787">
                <text:p>0.996677740863787</text:p>
              </table:table-cell>
              <table:table-cell office:value-type="float" office:value="5.09666666666667">
                <text:p>5.096666666666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83606557377049">
                <text:p>0.983606557377049</text:p>
              </table:table-cell>
              <table:table-cell office:value-type="float" office:value="4.18666666666667">
                <text:p>4.186666666666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9009900990099">
                <text:p>0.99009900990099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96677740863787">
                <text:p>0.996677740863787</text:p>
              </table:table-cell>
              <table:table-cell office:value-type="float" office:value="3.86333333333333">
                <text:p>3.863333333333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">
                <text:p>1</text:p>
              </table:table-cell>
              <table:table-cell office:value-type="float" office:value="3.92333333333333">
                <text:p>3.9233333333333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96677740863787">
                <text:p>0.996677740863787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96677740863787">
                <text:p>0.996677740863787</text:p>
              </table:table-cell>
              <table:table-cell office:value-type="float" office:value="3.69333333333333">
                <text:p>3.693333333333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">
                <text:p>1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996677740863787">
                <text:p>0.996677740863787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996677740863787">
                <text:p>0.996677740863787</text:p>
              </table:table-cell>
              <table:table-cell office:value-type="float" office:value="4.42333333333333">
                <text:p>4.423333333333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99009900990099">
                <text:p>0.99009900990099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96677740863787">
                <text:p>0.996677740863787</text:p>
              </table:table-cell>
              <table:table-cell office:value-type="float" office:value="4.37333333333333">
                <text:p>4.373333333333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96677740863787">
                <text:p>0.996677740863787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96677740863787">
                <text:p>0.996677740863787</text:p>
              </table:table-cell>
              <table:table-cell office:value-type="float" office:value="4.38">
                <text:p>4.3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996677740863787">
                <text:p>0.996677740863787</text:p>
              </table:table-cell>
              <table:table-cell office:value-type="float" office:value="4.07666666666667">
                <text:p>4.0766666666666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996677740863787">
                <text:p>0.996677740863787</text:p>
              </table:table-cell>
              <table:table-cell office:value-type="float" office:value="4.01333333333333">
                <text:p>4.013333333333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996677740863787">
                <text:p>0.9966777408637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996677740863787">
                <text:p>0.996677740863787</text:p>
              </table:table-cell>
              <table:table-cell office:value-type="float" office:value="3.73333333333333">
                <text:p>3.733333333333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">
                <text:p>1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993377483443708">
                <text:p>0.993377483443708</text:p>
              </table:table-cell>
              <table:table-cell office:value-type="float" office:value="3.56333333333333">
                <text:p>3.563333333333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993377483443708">
                <text:p>0.993377483443708</text:p>
              </table:table-cell>
              <table:table-cell office:value-type="float" office:value="3.65666666666667">
                <text:p>3.6566666666666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">
                <text:p>1</text:p>
              </table:table-cell>
              <table:table-cell office:value-type="float" office:value="3.81333333333333">
                <text:p>3.813333333333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996677740863787">
                <text:p>0.996677740863787</text:p>
              </table:table-cell>
              <table:table-cell office:value-type="float" office:value="3.43666666666667">
                <text:p>3.4366666666666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996677740863787">
                <text:p>0.996677740863787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996677740863787">
                <text:p>0.996677740863787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996677740863787">
                <text:p>0.996677740863787</text:p>
              </table:table-cell>
              <table:table-cell office:value-type="float" office:value="3.64333333333333">
                <text:p>3.6433333333333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996677740863787">
                <text:p>0.996677740863787</text:p>
              </table:table-cell>
              <table:table-cell office:value-type="float" office:value="3.59333333333333">
                <text:p>3.593333333333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996677740863787">
                <text:p>0.996677740863787</text:p>
              </table:table-cell>
              <table:table-cell office:value-type="float" office:value="3.09333333333333">
                <text:p>3.0933333333333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996677740863787">
                <text:p>0.996677740863787</text:p>
              </table:table-cell>
              <table:table-cell office:value-type="float" office:value="3.78333333333333">
                <text:p>3.783333333333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996677740863787">
                <text:p>0.996677740863787</text:p>
              </table:table-cell>
              <table:table-cell office:value-type="float" office:value="3.74666666666667">
                <text:p>3.746666666666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996677740863787">
                <text:p>0.996677740863787</text:p>
              </table:table-cell>
              <table:table-cell office:value-type="float" office:value="3.81666666666667">
                <text:p>3.8166666666666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993377483443708">
                <text:p>0.993377483443708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96677740863787">
                <text:p>0.996677740863787</text:p>
              </table:table-cell>
              <table:table-cell office:value-type="float" office:value="3.41333333333333">
                <text:p>3.4133333333333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">
                <text:p>1</text:p>
              </table:table-cell>
              <table:table-cell office:value-type="float" office:value="3.16333333333333">
                <text:p>3.1633333333333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993377483443708">
                <text:p>0.993377483443708</text:p>
              </table:table-cell>
              <table:table-cell office:value-type="float" office:value="3.44333333333333">
                <text:p>3.443333333333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">
                <text:p>1</text:p>
              </table:table-cell>
              <table:table-cell office:value-type="float" office:value="3.76666666666667">
                <text:p>3.7666666666666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93377483443708">
                <text:p>0.993377483443708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">
                <text:p>1</text:p>
              </table:table-cell>
              <table:table-cell office:value-type="float" office:value="3.92666666666667">
                <text:p>3.9266666666666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96677740863787">
                <text:p>0.996677740863787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96677740863787">
                <text:p>0.996677740863787</text:p>
              </table:table-cell>
              <table:table-cell office:value-type="float" office:value="3.32666666666667">
                <text:p>3.3266666666666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">
                <text:p>1</text:p>
              </table:table-cell>
              <table:table-cell office:value-type="float" office:value="3.49333333333333">
                <text:p>3.493333333333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">
                <text:p>1</text:p>
              </table:table-cell>
              <table:table-cell office:value-type="float" office:value="3.29666666666667">
                <text:p>3.296666666666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">
                <text:p>1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">
                <text:p>1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">
                <text:p>1</text:p>
              </table:table-cell>
              <table:table-cell office:value-type="float" office:value="3.49666666666667">
                <text:p>3.4966666666666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996677740863787">
                <text:p>0.996677740863787</text:p>
              </table:table-cell>
              <table:table-cell office:value-type="float" office:value="3.59666666666667">
                <text:p>3.5966666666666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996677740863787">
                <text:p>0.99667774086378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">
                <text:p>1</text:p>
              </table:table-cell>
              <table:table-cell office:value-type="float" office:value="4.08333333333333">
                <text:p>4.0833333333333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996677740863787">
                <text:p>0.996677740863787</text:p>
              </table:table-cell>
              <table:table-cell office:value-type="float" office:value="3.62666666666667">
                <text:p>3.6266666666666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">
                <text:p>1</text:p>
              </table:table-cell>
              <table:table-cell office:value-type="float" office:value="3.56333333333333">
                <text:p>3.5633333333333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996677740863787">
                <text:p>0.996677740863787</text:p>
              </table:table-cell>
              <table:table-cell office:value-type="float" office:value="3.90333333333333">
                <text:p>3.9033333333333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">
                <text:p>1</text:p>
              </table:table-cell>
              <table:table-cell office:value-type="float" office:value="3.68666666666667">
                <text:p>3.6866666666666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">
                <text:p>1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">
                <text:p>1</text:p>
              </table:table-cell>
              <table:table-cell office:value-type="float" office:value="3.65666666666667">
                <text:p>3.6566666666666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">
                <text:p>1</text:p>
              </table:table-cell>
              <table:table-cell office:value-type="float" office:value="3.70333333333333">
                <text:p>3.7033333333333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996677740863787">
                <text:p>0.996677740863787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">
                <text:p>1</text:p>
              </table:table-cell>
              <table:table-cell office:value-type="float" office:value="3.57333333333333">
                <text:p>3.5733333333333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996677740863787">
                <text:p>0.996677740863787</text:p>
              </table:table-cell>
              <table:table-cell office:value-type="float" office:value="3.41333333333333">
                <text:p>3.4133333333333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993377483443708">
                <text:p>0.993377483443708</text:p>
              </table:table-cell>
              <table:table-cell office:value-type="float" office:value="3.51666666666667">
                <text:p>3.5166666666666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993377483443708">
                <text:p>0.993377483443708</text:p>
              </table:table-cell>
              <table:table-cell office:value-type="float" office:value="3.52666666666667">
                <text:p>3.5266666666666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996677740863787">
                <text:p>0.996677740863787</text:p>
              </table:table-cell>
              <table:table-cell office:value-type="float" office:value="3.32333333333333">
                <text:p>3.3233333333333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996677740863787">
                <text:p>0.996677740863787</text:p>
              </table:table-cell>
              <table:table-cell office:value-type="float" office:value="3.72666666666667">
                <text:p>3.7266666666666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">
                <text:p>1</text:p>
              </table:table-cell>
              <table:table-cell office:value-type="float" office:value="3.68666666666667">
                <text:p>3.6866666666666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">
                <text:p>1</text:p>
              </table:table-cell>
              <table:table-cell office:value-type="float" office:value="3.61666666666667">
                <text:p>3.6166666666666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996677740863787">
                <text:p>0.996677740863787</text:p>
              </table:table-cell>
              <table:table-cell office:value-type="float" office:value="3.79333333333333">
                <text:p>3.7933333333333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">
                <text:p>1</text:p>
              </table:table-cell>
              <table:table-cell office:value-type="float" office:value="3.83666666666667">
                <text:p>3.8366666666666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996677740863787">
                <text:p>0.996677740863787</text:p>
              </table:table-cell>
              <table:table-cell office:value-type="float" office:value="4.15666666666667">
                <text:p>4.1566666666666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996677740863787">
                <text:p>0.996677740863787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">
                <text:p>1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993377483443708">
                <text:p>0.993377483443708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996677740863787">
                <text:p>0.996677740863787</text:p>
              </table:table-cell>
              <table:table-cell office:value-type="float" office:value="4.10333333333333">
                <text:p>4.1033333333333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996677740863787">
                <text:p>0.996677740863787</text:p>
              </table:table-cell>
              <table:table-cell office:value-type="float" office:value="4.23666666666667">
                <text:p>4.2366666666666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">
                <text:p>1</text:p>
              </table:table-cell>
              <table:table-cell office:value-type="float" office:value="4.25666666666667">
                <text:p>4.2566666666666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996677740863787">
                <text:p>0.996677740863787</text:p>
              </table:table-cell>
              <table:table-cell office:value-type="float" office:value="4.63666666666667">
                <text:p>4.6366666666666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">
                <text:p>1</text:p>
              </table:table-cell>
              <table:table-cell office:value-type="float" office:value="4.41333333333333">
                <text:p>4.4133333333333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">
                <text:p>1</text:p>
              </table:table-cell>
              <table:table-cell office:value-type="float" office:value="4.05666666666667">
                <text:p>4.0566666666666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">
                <text:p>1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">
                <text:p>1</text:p>
              </table:table-cell>
              <table:table-cell office:value-type="float" office:value="3.96333333333333">
                <text:p>3.9633333333333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">
                <text:p>1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996677740863787">
                <text:p>0.996677740863787</text:p>
              </table:table-cell>
              <table:table-cell office:value-type="float" office:value="4.14666666666667">
                <text:p>4.1466666666666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996677740863787">
                <text:p>0.996677740863787</text:p>
              </table:table-cell>
              <table:table-cell office:value-type="float" office:value="4.07666666666667">
                <text:p>4.0766666666666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">
                <text:p>1</text:p>
              </table:table-cell>
              <table:table-cell office:value-type="float" office:value="4.20666666666667">
                <text:p>4.2066666666666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">
                <text:p>1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">
                <text:p>1</text:p>
              </table:table-cell>
              <table:table-cell office:value-type="float" office:value="4.33333333333333">
                <text:p>4.3333333333333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996677740863787">
                <text:p>0.996677740863787</text:p>
              </table:table-cell>
              <table:table-cell office:value-type="float" office:value="4.42333333333333">
                <text:p>4.4233333333333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">
                <text:p>1</text:p>
              </table:table-cell>
              <table:table-cell office:value-type="float" office:value="4.78333333333333">
                <text:p>4.7833333333333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">
                <text:p>1</text:p>
              </table:table-cell>
              <table:table-cell office:value-type="float" office:value="4.37">
                <text:p>4.3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">
                <text:p>1</text:p>
              </table:table-cell>
              <table:table-cell office:value-type="float" office:value="4.47">
                <text:p>4.4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">
                <text:p>1</text:p>
              </table:table-cell>
              <table:table-cell office:value-type="float" office:value="4.43333333333333">
                <text:p>4.4333333333333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">
                <text:p>1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">
                <text:p>1</text:p>
              </table:table-cell>
              <table:table-cell office:value-type="float" office:value="4.29333333333333">
                <text:p>4.2933333333333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">
                <text:p>1</text:p>
              </table:table-cell>
              <table:table-cell office:value-type="float" office:value="4.42">
                <text:p>4.4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996677740863787">
                <text:p>0.996677740863787</text:p>
              </table:table-cell>
              <table:table-cell office:value-type="float" office:value="4.32666666666667">
                <text:p>4.3266666666666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">
                <text:p>1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">
                <text:p>1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">
                <text:p>1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">
                <text:p>1</text:p>
              </table:table-cell>
              <table:table-cell office:value-type="float" office:value="4.20333333333333">
                <text:p>4.2033333333333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">
                <text:p>1</text:p>
              </table:table-cell>
              <table:table-cell office:value-type="float" office:value="4.27333333333333">
                <text:p>4.2733333333333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">
                <text:p>1</text:p>
              </table:table-cell>
              <table:table-cell office:value-type="float" office:value="4.06666666666667">
                <text:p>4.0666666666666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">
                <text:p>1</text:p>
              </table:table-cell>
              <table:table-cell office:value-type="float" office:value="4.11666666666667">
                <text:p>4.1166666666666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996677740863787">
                <text:p>0.996677740863787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">
                <text:p>1</text:p>
              </table:table-cell>
              <table:table-cell office:value-type="float" office:value="4.02666666666667">
                <text:p>4.0266666666666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">
                <text:p>1</text:p>
              </table:table-cell>
              <table:table-cell office:value-type="float" office:value="4.11333333333333">
                <text:p>4.1133333333333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">
                <text:p>1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996677740863787">
                <text:p>0.996677740863787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">
                <text:p>1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">
                <text:p>1</text:p>
              </table:table-cell>
              <table:table-cell office:value-type="float" office:value="3.98333333333333">
                <text:p>3.9833333333333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996677740863787">
                <text:p>0.996677740863787</text:p>
              </table:table-cell>
              <table:table-cell office:value-type="float" office:value="4.11333333333333">
                <text:p>4.1133333333333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">
                <text:p>1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">
                <text:p>1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">
                <text:p>1</text:p>
              </table:table-cell>
              <table:table-cell office:value-type="float" office:value="4.00666666666667">
                <text:p>4.0066666666666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996677740863787">
                <text:p>0.996677740863787</text:p>
              </table:table-cell>
              <table:table-cell office:value-type="float" office:value="4.09666666666667">
                <text:p>4.0966666666666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">
                <text:p>1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">
                <text:p>1</text:p>
              </table:table-cell>
              <table:table-cell office:value-type="float" office:value="3.99666666666667">
                <text:p>3.9966666666666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">
                <text:p>1</text:p>
              </table:table-cell>
              <table:table-cell office:value-type="float" office:value="3.73666666666667">
                <text:p>3.7366666666666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">
                <text:p>1</text:p>
              </table:table-cell>
              <table:table-cell office:value-type="float" office:value="3.78666666666667">
                <text:p>3.7866666666666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">
                <text:p>1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996677740863787">
                <text:p>0.996677740863787</text:p>
              </table:table-cell>
              <table:table-cell office:value-type="float" office:value="3.91666666666667">
                <text:p>3.9166666666666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996677740863787">
                <text:p>0.996677740863787</text:p>
              </table:table-cell>
              <table:table-cell office:value-type="float" office:value="3.78333333333333">
                <text:p>3.7833333333333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">
                <text:p>1</text:p>
              </table:table-cell>
              <table:table-cell office:value-type="float" office:value="3.65666666666667">
                <text:p>3.6566666666666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">
                <text:p>1</text:p>
              </table:table-cell>
              <table:table-cell office:value-type="float" office:value="3.82666666666667">
                <text:p>3.8266666666666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">
                <text:p>1</text:p>
              </table:table-cell>
              <table:table-cell office:value-type="float" office:value="3.71666666666667">
                <text:p>3.7166666666666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996677740863787">
                <text:p>0.996677740863787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">
                <text:p>1</text:p>
              </table:table-cell>
              <table:table-cell office:value-type="float" office:value="3.78333333333333">
                <text:p>3.7833333333333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">
                <text:p>1</text:p>
              </table:table-cell>
              <table:table-cell office:value-type="float" office:value="3.83666666666667">
                <text:p>3.8366666666666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">
                <text:p>1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">
                <text:p>1</text:p>
              </table:table-cell>
              <table:table-cell office:value-type="float" office:value="3.88666666666667">
                <text:p>3.8866666666666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">
                <text:p>1</text:p>
              </table:table-cell>
              <table:table-cell office:value-type="float" office:value="3.88666666666667">
                <text:p>3.8866666666666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">
                <text:p>1</text:p>
              </table:table-cell>
              <table:table-cell office:value-type="float" office:value="3.96333333333333">
                <text:p>3.9633333333333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">
                <text:p>1</text:p>
              </table:table-cell>
              <table:table-cell office:value-type="float" office:value="4.02333333333333">
                <text:p>4.0233333333333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">
                <text:p>1</text:p>
              </table:table-cell>
              <table:table-cell office:value-type="float" office:value="3.90333333333333">
                <text:p>3.9033333333333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">
                <text:p>1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">
                <text:p>1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">
                <text:p>1</text:p>
              </table:table-cell>
              <table:table-cell office:value-type="float" office:value="4.09666666666667">
                <text:p>4.0966666666666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">
                <text:p>1</text:p>
              </table:table-cell>
              <table:table-cell office:value-type="float" office:value="3.84666666666667">
                <text:p>3.8466666666666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">
                <text:p>1</text:p>
              </table:table-cell>
              <table:table-cell office:value-type="float" office:value="3.86666666666667">
                <text:p>3.8666666666666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">
                <text:p>1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">
                <text:p>1</text:p>
              </table:table-cell>
              <table:table-cell office:value-type="float" office:value="3.67333333333333">
                <text:p>3.6733333333333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">
                <text:p>1</text:p>
              </table:table-cell>
              <table:table-cell office:value-type="float" office:value="3.75333333333333">
                <text:p>3.7533333333333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">
                <text:p>1</text:p>
              </table:table-cell>
              <table:table-cell office:value-type="float" office:value="4.05333333333333">
                <text:p>4.0533333333333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">
                <text:p>1</text:p>
              </table:table-cell>
              <table:table-cell office:value-type="float" office:value="3.96333333333333">
                <text:p>3.9633333333333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">
                <text:p>1</text:p>
              </table:table-cell>
              <table:table-cell office:value-type="float" office:value="3.78666666666667">
                <text:p>3.7866666666666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">
                <text:p>1</text:p>
              </table:table-cell>
              <table:table-cell office:value-type="float" office:value="3.74666666666667">
                <text:p>3.7466666666666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">
                <text:p>1</text:p>
              </table:table-cell>
              <table:table-cell office:value-type="float" office:value="3.68666666666667">
                <text:p>3.6866666666666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">
                <text:p>1</text:p>
              </table:table-cell>
              <table:table-cell office:value-type="float" office:value="3.68333333333333">
                <text:p>3.6833333333333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">
                <text:p>1</text:p>
              </table:table-cell>
              <table:table-cell office:value-type="float" office:value="3.55333333333333">
                <text:p>3.5533333333333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">
                <text:p>1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">
                <text:p>1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">
                <text:p>1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">
                <text:p>1</text:p>
              </table:table-cell>
              <table:table-cell office:value-type="float" office:value="3.74333333333333">
                <text:p>3.7433333333333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">
                <text:p>1</text:p>
              </table:table-cell>
              <table:table-cell office:value-type="float" office:value="3.57666666666667">
                <text:p>3.5766666666666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">
                <text:p>1</text:p>
              </table:table-cell>
              <table:table-cell office:value-type="float" office:value="3.49333333333333">
                <text:p>3.4933333333333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">
                <text:p>1</text:p>
              </table:table-cell>
              <table:table-cell office:value-type="float" office:value="3.69333333333333">
                <text:p>3.6933333333333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">
                <text:p>1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">
                <text:p>1</text:p>
              </table:table-cell>
              <table:table-cell office:value-type="float" office:value="3.66333333333333">
                <text:p>3.6633333333333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">
                <text:p>1</text:p>
              </table:table-cell>
              <table:table-cell office:value-type="float" office:value="3.61333333333333">
                <text:p>3.6133333333333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">
                <text:p>1</text:p>
              </table:table-cell>
              <table:table-cell office:value-type="float" office:value="3.59666666666667">
                <text:p>3.5966666666666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">
                <text:p>1</text:p>
              </table:table-cell>
              <table:table-cell office:value-type="float" office:value="3.67">
                <text:p>3.6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">
                <text:p>1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">
                <text:p>1</text:p>
              </table:table-cell>
              <table:table-cell office:value-type="float" office:value="3.65333333333333">
                <text:p>3.6533333333333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">
                <text:p>1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">
                <text:p>1</text:p>
              </table:table-cell>
              <table:table-cell office:value-type="float" office:value="3.74666666666667">
                <text:p>3.7466666666666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">
                <text:p>1</text:p>
              </table:table-cell>
              <table:table-cell office:value-type="float" office:value="3.73333333333333">
                <text:p>3.7333333333333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">
                <text:p>1</text:p>
              </table:table-cell>
              <table:table-cell office:value-type="float" office:value="3.51666666666667">
                <text:p>3.5166666666666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">
                <text:p>1</text:p>
              </table:table-cell>
              <table:table-cell office:value-type="float" office:value="3.74333333333333">
                <text:p>3.7433333333333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">
                <text:p>1</text:p>
              </table:table-cell>
              <table:table-cell office:value-type="float" office:value="3.85666666666667">
                <text:p>3.8566666666666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">
                <text:p>1</text:p>
              </table:table-cell>
              <table:table-cell office:value-type="float" office:value="3.75666666666667">
                <text:p>3.7566666666666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">
                <text:p>1</text:p>
              </table:table-cell>
              <table:table-cell office:value-type="float" office:value="3.66">
                <text:p>3.6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">
                <text:p>1</text:p>
              </table:table-cell>
              <table:table-cell office:value-type="float" office:value="3.62666666666667">
                <text:p>3.6266666666666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">
                <text:p>1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">
                <text:p>1</text:p>
              </table:table-cell>
              <table:table-cell office:value-type="float" office:value="3.86666666666667">
                <text:p>3.8666666666666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">
                <text:p>1</text:p>
              </table:table-cell>
              <table:table-cell office:value-type="float" office:value="4.13333333333333">
                <text:p>4.1333333333333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">
                <text:p>1</text:p>
              </table:table-cell>
              <table:table-cell office:value-type="float" office:value="4.07333333333333">
                <text:p>4.0733333333333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">
                <text:p>1</text:p>
              </table:table-cell>
              <table:table-cell office:value-type="float" office:value="4.24333333333333">
                <text:p>4.2433333333333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">
                <text:p>1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">
                <text:p>1</text:p>
              </table:table-cell>
              <table:table-cell office:value-type="float" office:value="4.06666666666667">
                <text:p>4.0666666666666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4.14333333333333">
                <text:p>4.1433333333333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">
                <text:p>1</text:p>
              </table:table-cell>
              <table:table-cell office:value-type="float" office:value="3.78333333333333">
                <text:p>3.7833333333333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">
                <text:p>1</text:p>
              </table:table-cell>
              <table:table-cell office:value-type="float" office:value="3.64333333333333">
                <text:p>3.6433333333333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">
                <text:p>1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">
                <text:p>1</text:p>
              </table:table-cell>
              <table:table-cell office:value-type="float" office:value="3.67666666666667">
                <text:p>3.6766666666666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">
                <text:p>1</text:p>
              </table:table-cell>
              <table:table-cell office:value-type="float" office:value="3.75666666666667">
                <text:p>3.7566666666666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">
                <text:p>1</text:p>
              </table:table-cell>
              <table:table-cell office:value-type="float" office:value="3.64666666666667">
                <text:p>3.6466666666666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">
                <text:p>1</text:p>
              </table:table-cell>
              <table:table-cell office:value-type="float" office:value="3.63333333333333">
                <text:p>3.6333333333333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">
                <text:p>1</text:p>
              </table:table-cell>
              <table:table-cell office:value-type="float" office:value="3.86666666666667">
                <text:p>3.8666666666666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">
                <text:p>1</text:p>
              </table:table-cell>
              <table:table-cell office:value-type="float" office:value="3.84666666666667">
                <text:p>3.8466666666666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">
                <text:p>1</text:p>
              </table:table-cell>
              <table:table-cell office:value-type="float" office:value="3.81666666666667">
                <text:p>3.8166666666666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">
                <text:p>1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">
                <text:p>1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">
                <text:p>1</text:p>
              </table:table-cell>
              <table:table-cell office:value-type="float" office:value="3.77666666666667">
                <text:p>3.7766666666666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">
                <text:p>1</text:p>
              </table:table-cell>
              <table:table-cell office:value-type="float" office:value="4.28666666666667">
                <text:p>4.2866666666666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">
                <text:p>1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">
                <text:p>1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">
                <text:p>1</text:p>
              </table:table-cell>
              <table:table-cell office:value-type="float" office:value="3.77333333333333">
                <text:p>3.7733333333333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">
                <text:p>1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">
                <text:p>1</text:p>
              </table:table-cell>
              <table:table-cell office:value-type="float" office:value="4.04666666666667">
                <text:p>4.0466666666666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">
                <text:p>1</text:p>
              </table:table-cell>
              <table:table-cell office:value-type="float" office:value="3.72333333333333">
                <text:p>3.7233333333333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">
                <text:p>1</text:p>
              </table:table-cell>
              <table:table-cell office:value-type="float" office:value="3.78666666666667">
                <text:p>3.7866666666666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">
                <text:p>1</text:p>
              </table:table-cell>
              <table:table-cell office:value-type="float" office:value="3.98333333333333">
                <text:p>3.9833333333333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">
                <text:p>1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">
                <text:p>1</text:p>
              </table:table-cell>
              <table:table-cell office:value-type="float" office:value="4.18333333333333">
                <text:p>4.1833333333333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">
                <text:p>1</text:p>
              </table:table-cell>
              <table:table-cell office:value-type="float" office:value="3.96666666666667">
                <text:p>3.9666666666666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">
                <text:p>1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">
                <text:p>1</text:p>
              </table:table-cell>
              <table:table-cell office:value-type="float" office:value="4.45333333333333">
                <text:p>4.4533333333333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">
                <text:p>1</text:p>
              </table:table-cell>
              <table:table-cell office:value-type="float" office:value="4.38">
                <text:p>4.3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">
                <text:p>1</text:p>
              </table:table-cell>
              <table:table-cell office:value-type="float" office:value="4.22333333333333">
                <text:p>4.2233333333333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">
                <text:p>1</text:p>
              </table:table-cell>
              <table:table-cell office:value-type="float" office:value="4.31333333333333">
                <text:p>4.3133333333333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">
                <text:p>1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">
                <text:p>1</text:p>
              </table:table-cell>
              <table:table-cell office:value-type="float" office:value="4.12333333333333">
                <text:p>4.1233333333333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">
                <text:p>1</text:p>
              </table:table-cell>
              <table:table-cell office:value-type="float" office:value="4.28333333333333">
                <text:p>4.2833333333333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">
                <text:p>1</text:p>
              </table:table-cell>
              <table:table-cell office:value-type="float" office:value="4.30666666666667">
                <text:p>4.3066666666666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">
                <text:p>1</text:p>
              </table:table-cell>
              <table:table-cell office:value-type="float" office:value="4.46333333333333">
                <text:p>4.4633333333333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">
                <text:p>1</text:p>
              </table:table-cell>
              <table:table-cell office:value-type="float" office:value="4.49">
                <text:p>4.4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">
                <text:p>1</text:p>
              </table:table-cell>
              <table:table-cell office:value-type="float" office:value="4.46666666666667">
                <text:p>4.4666666666666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">
                <text:p>1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">
                <text:p>1</text:p>
              </table:table-cell>
              <table:table-cell office:value-type="float" office:value="4.37333333333333">
                <text:p>4.3733333333333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">
                <text:p>1</text:p>
              </table:table-cell>
              <table:table-cell office:value-type="float" office:value="4.18666666666667">
                <text:p>4.1866666666666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">
                <text:p>1</text:p>
              </table:table-cell>
              <table:table-cell office:value-type="float" office:value="4.42333333333333">
                <text:p>4.4233333333333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">
                <text:p>1</text:p>
              </table:table-cell>
              <table:table-cell office:value-type="float" office:value="4.28666666666667">
                <text:p>4.2866666666666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">
                <text:p>1</text:p>
              </table:table-cell>
              <table:table-cell office:value-type="float" office:value="4.29666666666667">
                <text:p>4.2966666666666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">
                <text:p>1</text:p>
              </table:table-cell>
              <table:table-cell office:value-type="float" office:value="4.48666666666667">
                <text:p>4.4866666666666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">
                <text:p>1</text:p>
              </table:table-cell>
              <table:table-cell office:value-type="float" office:value="4.96666666666667">
                <text:p>4.9666666666666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">
                <text:p>1</text:p>
              </table:table-cell>
              <table:table-cell office:value-type="float" office:value="4.86666666666667">
                <text:p>4.8666666666666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">
                <text:p>1</text:p>
              </table:table-cell>
              <table:table-cell office:value-type="float" office:value="4.79">
                <text:p>4.7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">
                <text:p>1</text:p>
              </table:table-cell>
              <table:table-cell office:value-type="float" office:value="5.09666666666667">
                <text:p>5.0966666666666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">
                <text:p>1</text:p>
              </table:table-cell>
              <table:table-cell office:value-type="float" office:value="5.09666666666667">
                <text:p>5.0966666666666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">
                <text:p>1</text:p>
              </table:table-cell>
              <table:table-cell office:value-type="float" office:value="4.50666666666667">
                <text:p>4.5066666666666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">
                <text:p>1</text:p>
              </table:table-cell>
              <table:table-cell office:value-type="float" office:value="4.78333333333333">
                <text:p>4.7833333333333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">
                <text:p>1</text:p>
              </table:table-cell>
              <table:table-cell office:value-type="float" office:value="4.43666666666667">
                <text:p>4.4366666666666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">
                <text:p>1</text:p>
              </table:table-cell>
              <table:table-cell office:value-type="float" office:value="4.37666666666667">
                <text:p>4.3766666666666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">
                <text:p>1</text:p>
              </table:table-cell>
              <table:table-cell office:value-type="float" office:value="4.47666666666667">
                <text:p>4.4766666666666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">
                <text:p>1</text:p>
              </table:table-cell>
              <table:table-cell office:value-type="float" office:value="4.72666666666667">
                <text:p>4.7266666666666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">
                <text:p>1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">
                <text:p>1</text:p>
              </table:table-cell>
              <table:table-cell office:value-type="float" office:value="4.58">
                <text:p>4.5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">
                <text:p>1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">
                <text:p>1</text:p>
              </table:table-cell>
              <table:table-cell office:value-type="float" office:value="4.80333333333333">
                <text:p>4.8033333333333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">
                <text:p>1</text:p>
              </table:table-cell>
              <table:table-cell office:value-type="float" office:value="4.67333333333333">
                <text:p>4.6733333333333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">
                <text:p>1</text:p>
              </table:table-cell>
              <table:table-cell office:value-type="float" office:value="4.58333333333333">
                <text:p>4.5833333333333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">
                <text:p>1</text:p>
              </table:table-cell>
              <table:table-cell office:value-type="float" office:value="4.71666666666667">
                <text:p>4.7166666666666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">
                <text:p>1</text:p>
              </table:table-cell>
              <table:table-cell office:value-type="float" office:value="4.81">
                <text:p>4.8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">
                <text:p>1</text:p>
              </table:table-cell>
              <table:table-cell office:value-type="float" office:value="4.87">
                <text:p>4.8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">
                <text:p>1</text:p>
              </table:table-cell>
              <table:table-cell office:value-type="float" office:value="4.73">
                <text:p>4.7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">
                <text:p>1</text:p>
              </table:table-cell>
              <table:table-cell office:value-type="float" office:value="4.59333333333333">
                <text:p>4.5933333333333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">
                <text:p>1</text:p>
              </table:table-cell>
              <table:table-cell office:value-type="float" office:value="4.59333333333333">
                <text:p>4.5933333333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